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2.798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2.16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none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7" table:default-cell-style-name="ce1"/>
        <table:table-column table:style-name="co7" table:default-cell-style-name="ce2"/>
        <table:table-column table:style-name="co7" table:default-cell-style-name="ce3"/>
        <table:table-column table:style-name="co7" table:default-cell-style-name="ce4"/>
        <table:table-column table:style-name="co7" table:default-cell-style-name="Default"/>
        <table:table-column table:style-name="co7" table:default-cell-style-name="ce5"/>
        <table:table-column table:style-name="co7" table:default-cell-style-name="ce6"/>
        <table:table-column table:style-name="co7" table:default-cell-style-name="ce7"/>
        <table:table-column table:style-name="co7" table:default-cell-style-name="ce8"/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acceleration: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rientation: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float" office:value="-0.0336456" calcext:value-type="float">
            <text:p>-0.0336456</text:p>
          </table:table-cell>
          <table:table-cell office:value-type="float" office:value="0.308792" calcext:value-type="float">
            <text:p>0.308792</text:p>
          </table:table-cell>
          <table:table-cell office:value-type="float" office:value="9.66586" calcext:value-type="float">
            <text:p>9.66586</text:p>
          </table:table-cell>
          <table:table-cell office:value-type="float" office:value="-0.030118" calcext:value-type="float">
            <text:p>-0.030118</text:p>
          </table:table-cell>
          <table:table-cell office:value-type="float" office:value="-0.499345" calcext:value-type="float">
            <text:p>-0.499345</text:p>
          </table:table-cell>
          <table:table-cell office:value-type="float" office:value="0.00535852" calcext:value-type="float">
            <text:p>0.0053585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])*COS([.E2])" office:value-type="float" office:value="0.87749826019633" calcext:value-type="float">
            <text:p>0.8774982602</text:p>
          </table:table-cell>
          <table:table-cell table:formula="of:=COS([.D2]) * SIN([.E2]) * SIN([.F2]) - SIN([.E2]) * COS([.F2])" office:value-type="float" office:value="0.476278989781608" calcext:value-type="float">
            <text:p>0.4762789898</text:p>
          </table:table-cell>
          <table:table-cell table:formula="of:=COS([.D2]) * SIN([.E2]) * COS([.F2]) + SIN([.D2]) * SIN([.F2])" office:value-type="float" office:value="-0.478787945471605" calcext:value-type="float">
            <text:p>-0.4787879455</text:p>
          </table:table-cell>
          <table:table-cell table:formula="of:=SIN([.D2]) * COS([.E2])" office:value-type="float" office:value="-0.0264364865427943" calcext:value-type="float">
            <text:p>-0.0264364865</text:p>
          </table:table-cell>
          <table:table-cell table:formula="of:=SIN([.D2]) * SIN([.E2]) * SIN([.F2] + COS([.D2]) * COS([.F2]))" office:value-type="float" office:value="0.0121718374403029" calcext:value-type="float">
            <text:p>0.0121718374</text:p>
          </table:table-cell>
          <table:table-cell table:formula="of:=SIN([.D2]) * SIN([.E2]) * COS([.F2])- COS([.D2]) * SIN([.F2])" office:value-type="float" office:value="0.00906357145945419" calcext:value-type="float">
            <text:p>0.0090635715</text:p>
          </table:table-cell>
          <table:table-cell table:formula="of:=-SIN([.D2])" office:value-type="float" office:value="0.0301134468973756" calcext:value-type="float">
            <text:p>0.0301134469</text:p>
          </table:table-cell>
          <table:table-cell table:formula="of:=COS([.D2]) * SIN([.F2])" office:value-type="float" office:value="0.0053560642110512" calcext:value-type="float">
            <text:p>0.0053560642</text:p>
          </table:table-cell>
          <table:table-cell table:formula="of:=COS([.E2]) * COS([.F2])" office:value-type="float" office:value="0.877883793530487" calcext:value-type="float">
            <text:p>0.8778837935</text:p>
          </table:table-cell>
          <table:table-cell table:formula="of:=[.J2] * [.G2] + [.M2] * [.H2] + [.P2] * [.H2]" office:value-type="float" office:value="0.0360342114748972" calcext:value-type="float">
            <text:p>0.0360342115</text:p>
          </table:table-cell>
          <table:table-cell table:formula="of:=[.K2] * [.D2] + [.N2] * [.E2] + [.Q2] * [.H2]" office:value-type="float" office:value="0.0320669124874312" calcext:value-type="float">
            <text:p>0.0320669125</text:p>
          </table:table-cell>
          <table:table-cell table:formula="of:=[.L2] * [.G2] + [.O2] * [.H2] + [.R2] * [.H2]" office:value-type="float" office:value="8.69208417690142" calcext:value-type="float">
            <text:p>8.6920841769</text:p>
          </table:table-cell>
          <table:table-cell/>
          <table:table-cell table:formula="of:=[.B2]-[.S2]" office:value-type="float" office:value="0.272757788525103" calcext:value-type="float">
            <text:p>0.2727577885</text:p>
          </table:table-cell>
          <table:table-cell table:formula="of:=[.A2]-[.T2]" office:value-type="float" office:value="-0.0657125124874312" calcext:value-type="float">
            <text:p>-0.0657125125</text:p>
          </table:table-cell>
          <table:table-cell table:formula="of:=[.C2]-[.U2]" office:value-type="float" office:value="0.973775823098576" calcext:value-type="float">
            <text:p>0.9737758231</text:p>
          </table:table-cell>
        </table:table-row>
        <table:table-row table:style-name="ro1">
          <table:table-cell office:value-type="float" office:value="-0.0336456" calcext:value-type="float">
            <text:p>-0.0336456</text:p>
          </table:table-cell>
          <table:table-cell office:value-type="float" office:value="0.308792" calcext:value-type="float">
            <text:p>0.308792</text:p>
          </table:table-cell>
          <table:table-cell office:value-type="float" office:value="9.66586" calcext:value-type="float">
            <text:p>9.66586</text:p>
          </table:table-cell>
          <table:table-cell office:value-type="float" office:value="-0.0301148" calcext:value-type="float">
            <text:p>-0.0301148</text:p>
          </table:table-cell>
          <table:table-cell office:value-type="float" office:value="-0.499538" calcext:value-type="float">
            <text:p>-0.499538</text:p>
          </table:table-cell>
          <table:table-cell office:value-type="float" office:value="0.00545192" calcext:value-type="float">
            <text:p>0.0054519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])*COS([.E3])" office:value-type="float" office:value="0.877405952180596" calcext:value-type="float">
            <text:p>0.8774059522</text:p>
          </table:table-cell>
          <table:table-cell table:formula="of:=COS([.D3]) * SIN([.E3]) * SIN([.F3]) - SIN([.E3]) * COS([.F3])" office:value-type="float" office:value="0.476402543371813" calcext:value-type="float">
            <text:p>0.4764025434</text:p>
          </table:table-cell>
          <table:table-cell table:formula="of:=COS([.D3]) * SIN([.E3]) * COS([.F3]) + SIN([.D3]) * SIN([.F3])" office:value-type="float" office:value="-0.478959890841306" calcext:value-type="float">
            <text:p>-0.4789598908</text:p>
          </table:table-cell>
          <table:table-cell table:formula="of:=SIN([.D3]) * COS([.E3])" office:value-type="float" office:value="-0.0264308953218937" calcext:value-type="float">
            <text:p>-0.0264308953</text:p>
          </table:table-cell>
          <table:table-cell table:formula="of:=SIN([.D3]) * SIN([.E3]) * SIN([.F3] + COS([.D3]) * COS([.F3]))" office:value-type="float" office:value="0.0121755698279085" calcext:value-type="float">
            <text:p>0.0121755698</text:p>
          </table:table-cell>
          <table:table-cell table:formula="of:=SIN([.D3]) * SIN([.E3]) * COS([.F3])- COS([.D3]) * SIN([.F3])" office:value-type="float" office:value="0.00897377712744958" calcext:value-type="float">
            <text:p>0.0089737771</text:p>
          </table:table-cell>
          <table:table-cell table:formula="of:=-SIN([.D3])" office:value-type="float" office:value="0.030110248348462" calcext:value-type="float">
            <text:p>0.0301102483</text:p>
          </table:table-cell>
          <table:table-cell table:formula="of:=COS([.D3]) * SIN([.F3])" office:value-type="float" office:value="0.00544942101448215" calcext:value-type="float">
            <text:p>0.005449421</text:p>
          </table:table-cell>
          <table:table-cell table:formula="of:=COS([.E3]) * COS([.F3])" office:value-type="float" office:value="0.877790917183216" calcext:value-type="float">
            <text:p>0.8777909172</text:p>
          </table:table-cell>
          <table:table-cell table:formula="of:=[.J3] * [.G3] + [.M3] * [.H3] + [.P3] * [.H3]" office:value-type="float" office:value="0.0360576596603698" calcext:value-type="float">
            <text:p>0.0360576597</text:p>
          </table:table-cell>
          <table:table-cell table:formula="of:=[.K3] * [.D3] + [.N3] * [.E3] + [.Q3] * [.H3]" office:value-type="float" office:value="0.0329753988280978" calcext:value-type="float">
            <text:p>0.0329753988</text:p>
          </table:table-cell>
          <table:table-cell table:formula="of:=[.L3] * [.G3] + [.O3] * [.H3] + [.R3] * [.H3]" office:value-type="float" office:value="8.69029400424452" calcext:value-type="float">
            <text:p>8.6902940042</text:p>
          </table:table-cell>
          <table:table-cell/>
          <table:table-cell table:formula="of:=[.B3]-[.S3]" office:value-type="float" office:value="0.27273434033963" calcext:value-type="float">
            <text:p>0.2727343403</text:p>
          </table:table-cell>
          <table:table-cell table:formula="of:=[.A3]-[.T3]" office:value-type="float" office:value="-0.0666209988280978" calcext:value-type="float">
            <text:p>-0.0666209988</text:p>
          </table:table-cell>
          <table:table-cell table:formula="of:=[.C3]-[.U3]" office:value-type="float" office:value="0.975565995755478" calcext:value-type="float">
            <text:p>0.9755659958</text:p>
          </table:table-cell>
        </table:table-row>
        <table:table-row table:style-name="ro1">
          <table:table-cell office:value-type="float" office:value="-0.0574493" calcext:value-type="float">
            <text:p>-0.0574493</text:p>
          </table:table-cell>
          <table:table-cell office:value-type="float" office:value="0.308792" calcext:value-type="float">
            <text:p>0.308792</text:p>
          </table:table-cell>
          <table:table-cell office:value-type="float" office:value="9.65158" calcext:value-type="float">
            <text:p>9.65158</text:p>
          </table:table-cell>
          <table:table-cell office:value-type="float" office:value="-0.0301148" calcext:value-type="float">
            <text:p>-0.0301148</text:p>
          </table:table-cell>
          <table:table-cell office:value-type="float" office:value="-0.499538" calcext:value-type="float">
            <text:p>-0.499538</text:p>
          </table:table-cell>
          <table:table-cell office:value-type="float" office:value="0.00545192" calcext:value-type="float">
            <text:p>0.0054519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4])*COS([.E4])" office:value-type="float" office:value="0.877405952180596" calcext:value-type="float">
            <text:p>0.8774059522</text:p>
          </table:table-cell>
          <table:table-cell table:formula="of:=COS([.D4]) * SIN([.E4]) * SIN([.F4]) - SIN([.E4]) * COS([.F4])" office:value-type="float" office:value="0.476402543371813" calcext:value-type="float">
            <text:p>0.4764025434</text:p>
          </table:table-cell>
          <table:table-cell table:formula="of:=COS([.D4]) * SIN([.E4]) * COS([.F4]) + SIN([.D4]) * SIN([.F4])" office:value-type="float" office:value="-0.478959890841306" calcext:value-type="float">
            <text:p>-0.4789598908</text:p>
          </table:table-cell>
          <table:table-cell table:formula="of:=SIN([.D4]) * COS([.E4])" office:value-type="float" office:value="-0.0264308953218937" calcext:value-type="float">
            <text:p>-0.0264308953</text:p>
          </table:table-cell>
          <table:table-cell table:formula="of:=SIN([.D4]) * SIN([.E4]) * SIN([.F4] + COS([.D4]) * COS([.F4]))" office:value-type="float" office:value="0.0121755698279085" calcext:value-type="float">
            <text:p>0.0121755698</text:p>
          </table:table-cell>
          <table:table-cell table:formula="of:=SIN([.D4]) * SIN([.E4]) * COS([.F4])- COS([.D4]) * SIN([.F4])" office:value-type="float" office:value="0.00897377712744958" calcext:value-type="float">
            <text:p>0.0089737771</text:p>
          </table:table-cell>
          <table:table-cell table:formula="of:=-SIN([.D4])" office:value-type="float" office:value="0.030110248348462" calcext:value-type="float">
            <text:p>0.0301102483</text:p>
          </table:table-cell>
          <table:table-cell table:formula="of:=COS([.D4]) * SIN([.F4])" office:value-type="float" office:value="0.00544942101448215" calcext:value-type="float">
            <text:p>0.005449421</text:p>
          </table:table-cell>
          <table:table-cell table:formula="of:=COS([.E4]) * COS([.F4])" office:value-type="float" office:value="0.877790917183216" calcext:value-type="float">
            <text:p>0.8777909172</text:p>
          </table:table-cell>
          <table:table-cell table:formula="of:=[.J4] * [.G4] + [.M4] * [.H4] + [.P4] * [.H4]" office:value-type="float" office:value="0.0360576596603698" calcext:value-type="float">
            <text:p>0.0360576597</text:p>
          </table:table-cell>
          <table:table-cell table:formula="of:=[.K4] * [.D4] + [.N4] * [.E4] + [.Q4] * [.H4]" office:value-type="float" office:value="0.0329753988280978" calcext:value-type="float">
            <text:p>0.0329753988</text:p>
          </table:table-cell>
          <table:table-cell table:formula="of:=[.L4] * [.G4] + [.O4] * [.H4] + [.R4] * [.H4]" office:value-type="float" office:value="8.69029400424452" calcext:value-type="float">
            <text:p>8.6902940042</text:p>
          </table:table-cell>
          <table:table-cell/>
          <table:table-cell table:formula="of:=[.B4]-[.S4]" office:value-type="float" office:value="0.27273434033963" calcext:value-type="float">
            <text:p>0.2727343403</text:p>
          </table:table-cell>
          <table:table-cell table:formula="of:=[.A4]-[.T4]" office:value-type="float" office:value="-0.0904246988280978" calcext:value-type="float">
            <text:p>-0.0904246988</text:p>
          </table:table-cell>
          <table:table-cell table:formula="of:=[.C4]-[.U4]" office:value-type="float" office:value="0.961285995755476" calcext:value-type="float">
            <text:p>0.9612859958</text:p>
          </table:table-cell>
        </table:table-row>
        <table:table-row table:style-name="ro1">
          <table:table-cell office:value-type="float" office:value="-0.0574493" calcext:value-type="float">
            <text:p>-0.0574493</text:p>
          </table:table-cell>
          <table:table-cell office:value-type="float" office:value="0.308792" calcext:value-type="float">
            <text:p>0.308792</text:p>
          </table:table-cell>
          <table:table-cell office:value-type="float" office:value="9.65158" calcext:value-type="float">
            <text:p>9.65158</text:p>
          </table:table-cell>
          <table:table-cell office:value-type="float" office:value="-0.0301853" calcext:value-type="float">
            <text:p>-0.0301853</text:p>
          </table:table-cell>
          <table:table-cell office:value-type="float" office:value="-0.499508" calcext:value-type="float">
            <text:p>-0.499508</text:p>
          </table:table-cell>
          <table:table-cell office:value-type="float" office:value="0.0053987" calcext:value-type="float">
            <text:p>0.005398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5])*COS([.E5])" office:value-type="float" office:value="0.877418450282103" calcext:value-type="float">
            <text:p>0.8774184503</text:p>
          </table:table-cell>
          <table:table-cell table:formula="of:=COS([.D5]) * SIN([.E5]) * SIN([.F5]) - SIN([.E5]) * COS([.F5])" office:value-type="float" office:value="0.476401976844694" calcext:value-type="float">
            <text:p>0.4764019768</text:p>
          </table:table-cell>
          <table:table-cell table:formula="of:=COS([.D5]) * SIN([.E5]) * COS([.F5]) + SIN([.D5]) * SIN([.F5])" office:value-type="float" office:value="-0.478931467097367" calcext:value-type="float">
            <text:p>-0.4789314671</text:p>
          </table:table-cell>
          <table:table-cell table:formula="of:=SIN([.D5]) * COS([.E5])" office:value-type="float" office:value="-0.0264931860789072" calcext:value-type="float">
            <text:p>-0.0264931861</text:p>
          </table:table-cell>
          <table:table-cell table:formula="of:=SIN([.D5]) * SIN([.E5]) * SIN([.F5] + COS([.D5]) * COS([.F5]))" office:value-type="float" office:value="0.0122029670600549" calcext:value-type="float">
            <text:p>0.0122029671</text:p>
          </table:table-cell>
          <table:table-cell table:formula="of:=SIN([.D5]) * SIN([.E5]) * COS([.F5])- COS([.D5]) * SIN([.F5])" office:value-type="float" office:value="0.00905994814739167" calcext:value-type="float">
            <text:p>0.0090599481</text:p>
          </table:table-cell>
          <table:table-cell table:formula="of:=-SIN([.D5])" office:value-type="float" office:value="0.0301807163077253" calcext:value-type="float">
            <text:p>0.0301807163</text:p>
          </table:table-cell>
          <table:table-cell table:formula="of:=COS([.D5]) * SIN([.F5])" office:value-type="float" office:value="0.00539621445461985" calcext:value-type="float">
            <text:p>0.0053962145</text:p>
          </table:table-cell>
          <table:table-cell table:formula="of:=COS([.E5]) * COS([.F5])" office:value-type="float" office:value="0.877805540631597" calcext:value-type="float">
            <text:p>0.8778055406</text:p>
          </table:table-cell>
          <table:table-cell table:formula="of:=[.J5] * [.G5] + [.M5] * [.H5] + [.P5] * [.H5]" office:value-type="float" office:value="0.0361377962424175" calcext:value-type="float">
            <text:p>0.0361377962</text:p>
          </table:table-cell>
          <table:table-cell table:formula="of:=[.K5] * [.D5] + [.N5] * [.E5] + [.Q5] * [.H5]" office:value-type="float" office:value="0.0324070853933905" calcext:value-type="float">
            <text:p>0.0324070854</text:p>
          </table:table-cell>
          <table:table-cell table:formula="of:=[.L5] * [.G5] + [.O5] * [.H5] + [.R5] * [.H5]" office:value-type="float" office:value="8.69128179003409" calcext:value-type="float">
            <text:p>8.69128179</text:p>
          </table:table-cell>
          <table:table-cell/>
          <table:table-cell table:formula="of:=[.B5]-[.S5]" office:value-type="float" office:value="0.272654203757582" calcext:value-type="float">
            <text:p>0.2726542038</text:p>
          </table:table-cell>
          <table:table-cell table:formula="of:=[.A5]-[.T5]" office:value-type="float" office:value="-0.0898563853933905" calcext:value-type="float">
            <text:p>-0.0898563854</text:p>
          </table:table-cell>
          <table:table-cell table:formula="of:=[.C5]-[.U5]" office:value-type="float" office:value="0.960298209965908" calcext:value-type="float">
            <text:p>0.96029821</text:p>
          </table:table-cell>
        </table:table-row>
        <table:table-row table:style-name="ro1">
          <table:table-cell office:value-type="float" office:value="-0.0622101" calcext:value-type="float">
            <text:p>-0.0622101</text:p>
          </table:table-cell>
          <table:table-cell office:value-type="float" office:value="0.308792" calcext:value-type="float">
            <text:p>0.308792</text:p>
          </table:table-cell>
          <table:table-cell office:value-type="float" office:value="9.75156" calcext:value-type="float">
            <text:p>9.75156</text:p>
          </table:table-cell>
          <table:table-cell office:value-type="float" office:value="-0.0301853" calcext:value-type="float">
            <text:p>-0.0301853</text:p>
          </table:table-cell>
          <table:table-cell office:value-type="float" office:value="-0.499508" calcext:value-type="float">
            <text:p>-0.499508</text:p>
          </table:table-cell>
          <table:table-cell office:value-type="float" office:value="0.0053987" calcext:value-type="float">
            <text:p>0.005398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6])*COS([.E6])" office:value-type="float" office:value="0.877418450282103" calcext:value-type="float">
            <text:p>0.8774184503</text:p>
          </table:table-cell>
          <table:table-cell table:formula="of:=COS([.D6]) * SIN([.E6]) * SIN([.F6]) - SIN([.E6]) * COS([.F6])" office:value-type="float" office:value="0.476401976844694" calcext:value-type="float">
            <text:p>0.4764019768</text:p>
          </table:table-cell>
          <table:table-cell table:formula="of:=COS([.D6]) * SIN([.E6]) * COS([.F6]) + SIN([.D6]) * SIN([.F6])" office:value-type="float" office:value="-0.478931467097367" calcext:value-type="float">
            <text:p>-0.4789314671</text:p>
          </table:table-cell>
          <table:table-cell table:formula="of:=SIN([.D6]) * COS([.E6])" office:value-type="float" office:value="-0.0264931860789072" calcext:value-type="float">
            <text:p>-0.0264931861</text:p>
          </table:table-cell>
          <table:table-cell table:formula="of:=SIN([.D6]) * SIN([.E6]) * SIN([.F6] + COS([.D6]) * COS([.F6]))" office:value-type="float" office:value="0.0122029670600549" calcext:value-type="float">
            <text:p>0.0122029671</text:p>
          </table:table-cell>
          <table:table-cell table:formula="of:=SIN([.D6]) * SIN([.E6]) * COS([.F6])- COS([.D6]) * SIN([.F6])" office:value-type="float" office:value="0.00905994814739167" calcext:value-type="float">
            <text:p>0.0090599481</text:p>
          </table:table-cell>
          <table:table-cell table:formula="of:=-SIN([.D6])" office:value-type="float" office:value="0.0301807163077253" calcext:value-type="float">
            <text:p>0.0301807163</text:p>
          </table:table-cell>
          <table:table-cell table:formula="of:=COS([.D6]) * SIN([.F6])" office:value-type="float" office:value="0.00539621445461985" calcext:value-type="float">
            <text:p>0.0053962145</text:p>
          </table:table-cell>
          <table:table-cell table:formula="of:=COS([.E6]) * COS([.F6])" office:value-type="float" office:value="0.877805540631597" calcext:value-type="float">
            <text:p>0.8778055406</text:p>
          </table:table-cell>
          <table:table-cell table:formula="of:=[.J6] * [.G6] + [.M6] * [.H6] + [.P6] * [.H6]" office:value-type="float" office:value="0.0361377962424175" calcext:value-type="float">
            <text:p>0.0361377962</text:p>
          </table:table-cell>
          <table:table-cell table:formula="of:=[.K6] * [.D6] + [.N6] * [.E6] + [.Q6] * [.H6]" office:value-type="float" office:value="0.0324070853933905" calcext:value-type="float">
            <text:p>0.0324070854</text:p>
          </table:table-cell>
          <table:table-cell table:formula="of:=[.L6] * [.G6] + [.O6] * [.H6] + [.R6] * [.H6]" office:value-type="float" office:value="8.69128179003409" calcext:value-type="float">
            <text:p>8.69128179</text:p>
          </table:table-cell>
          <table:table-cell/>
          <table:table-cell table:formula="of:=[.B6]-[.S6]" office:value-type="float" office:value="0.272654203757582" calcext:value-type="float">
            <text:p>0.2726542038</text:p>
          </table:table-cell>
          <table:table-cell table:formula="of:=[.A6]-[.T6]" office:value-type="float" office:value="-0.0946171853933905" calcext:value-type="float">
            <text:p>-0.0946171854</text:p>
          </table:table-cell>
          <table:table-cell table:formula="of:=[.C6]-[.U6]" office:value-type="float" office:value="1.06027820996591" calcext:value-type="float">
            <text:p>1.06027821</text:p>
          </table:table-cell>
        </table:table-row>
        <table:table-row table:style-name="ro1">
          <table:table-cell office:value-type="float" office:value="-0.0622101" calcext:value-type="float">
            <text:p>-0.0622101</text:p>
          </table:table-cell>
          <table:table-cell office:value-type="float" office:value="0.308792" calcext:value-type="float">
            <text:p>0.308792</text:p>
          </table:table-cell>
          <table:table-cell office:value-type="float" office:value="9.75156" calcext:value-type="float">
            <text:p>9.75156</text:p>
          </table:table-cell>
          <table:table-cell office:value-type="float" office:value="-0.0302651" calcext:value-type="float">
            <text:p>-0.0302651</text:p>
          </table:table-cell>
          <table:table-cell office:value-type="float" office:value="-0.499687" calcext:value-type="float">
            <text:p>-0.499687</text:p>
          </table:table-cell>
          <table:table-cell office:value-type="float" office:value="0.0054393" calcext:value-type="float">
            <text:p>0.005439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7])*COS([.E7])" office:value-type="float" office:value="0.87733061866671" calcext:value-type="float">
            <text:p>0.8773306187</text:p>
          </table:table-cell>
          <table:table-cell table:formula="of:=COS([.D7]) * SIN([.E7]) * SIN([.F7]) - SIN([.E7]) * COS([.F7])" office:value-type="float" office:value="0.476538704989746" calcext:value-type="float">
            <text:p>0.476538705</text:p>
          </table:table-cell>
          <table:table-cell table:formula="of:=COS([.D7]) * SIN([.E7]) * COS([.F7]) + SIN([.D7]) * SIN([.F7])" office:value-type="float" office:value="-0.479088913340113" calcext:value-type="float">
            <text:p>-0.4790889133</text:p>
          </table:table-cell>
          <table:table-cell table:formula="of:=SIN([.D7]) * COS([.E7])" office:value-type="float" office:value="-0.0265606090315357" calcext:value-type="float">
            <text:p>-0.026560609</text:p>
          </table:table-cell>
          <table:table-cell table:formula="of:=SIN([.D7]) * SIN([.E7]) * SIN([.F7] + COS([.D7]) * COS([.F7]))" office:value-type="float" office:value="0.0122395264570699" calcext:value-type="float">
            <text:p>0.0122395265</text:p>
          </table:table-cell>
          <table:table-cell table:formula="of:=SIN([.D7]) * SIN([.E7]) * COS([.F7])- COS([.D7]) * SIN([.F7])" office:value-type="float" office:value="0.0090623373603132" calcext:value-type="float">
            <text:p>0.0090623374</text:p>
          </table:table-cell>
          <table:table-cell table:formula="of:=-SIN([.D7])" office:value-type="float" office:value="0.0302604798593268" calcext:value-type="float">
            <text:p>0.0302604799</text:p>
          </table:table-cell>
          <table:table-cell table:formula="of:=COS([.D7]) * SIN([.F7])" office:value-type="float" office:value="0.00543678224640967" calcext:value-type="float">
            <text:p>0.0054367822</text:p>
          </table:table-cell>
          <table:table-cell table:formula="of:=COS([.E7]) * COS([.F7])" office:value-type="float" office:value="0.87771959483434" calcext:value-type="float">
            <text:p>0.8777195948</text:p>
          </table:table-cell>
          <table:table-cell table:formula="of:=[.J7] * [.G7] + [.M7] * [.H7] + [.P7] * [.H7]" office:value-type="float" office:value="0.0362587341123525" calcext:value-type="float">
            <text:p>0.0362587341</text:p>
          </table:table-cell>
          <table:table-cell table:formula="of:=[.K7] * [.D7] + [.N7] * [.E7] + [.Q7] * [.H7]" office:value-type="float" office:value="0.0327420421976757" calcext:value-type="float">
            <text:p>0.0327420422</text:p>
          </table:table-cell>
          <table:table-cell table:formula="of:=[.L7] * [.G7] + [.O7] * [.H7] + [.R7] * [.H7]" office:value-type="float" office:value="8.6904629355076" calcext:value-type="float">
            <text:p>8.6904629355</text:p>
          </table:table-cell>
          <table:table-cell/>
          <table:table-cell table:formula="of:=[.B7]-[.S7]" office:value-type="float" office:value="0.272533265887647" calcext:value-type="float">
            <text:p>0.2725332659</text:p>
          </table:table-cell>
          <table:table-cell table:formula="of:=[.A7]-[.T7]" office:value-type="float" office:value="-0.0949521421976757" calcext:value-type="float">
            <text:p>-0.0949521422</text:p>
          </table:table-cell>
          <table:table-cell table:formula="of:=[.C7]-[.U7]" office:value-type="float" office:value="1.0610970644924" calcext:value-type="float">
            <text:p>1.0610970645</text:p>
          </table:table-cell>
        </table:table-row>
        <table:table-row table:style-name="ro1">
          <table:table-cell office:value-type="float" office:value="-0.0455475" calcext:value-type="float">
            <text:p>-0.0455475</text:p>
          </table:table-cell>
          <table:table-cell office:value-type="float" office:value="0.315933" calcext:value-type="float">
            <text:p>0.315933</text:p>
          </table:table-cell>
          <table:table-cell office:value-type="float" office:value="9.68967" calcext:value-type="float">
            <text:p>9.68967</text:p>
          </table:table-cell>
          <table:table-cell office:value-type="float" office:value="-0.0302651" calcext:value-type="float">
            <text:p>-0.0302651</text:p>
          </table:table-cell>
          <table:table-cell office:value-type="float" office:value="-0.499687" calcext:value-type="float">
            <text:p>-0.499687</text:p>
          </table:table-cell>
          <table:table-cell office:value-type="float" office:value="0.0054393" calcext:value-type="float">
            <text:p>0.005439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8])*COS([.E8])" office:value-type="float" office:value="0.87733061866671" calcext:value-type="float">
            <text:p>0.8773306187</text:p>
          </table:table-cell>
          <table:table-cell table:formula="of:=COS([.D8]) * SIN([.E8]) * SIN([.F8]) - SIN([.E8]) * COS([.F8])" office:value-type="float" office:value="0.476538704989746" calcext:value-type="float">
            <text:p>0.476538705</text:p>
          </table:table-cell>
          <table:table-cell table:formula="of:=COS([.D8]) * SIN([.E8]) * COS([.F8]) + SIN([.D8]) * SIN([.F8])" office:value-type="float" office:value="-0.479088913340113" calcext:value-type="float">
            <text:p>-0.4790889133</text:p>
          </table:table-cell>
          <table:table-cell table:formula="of:=SIN([.D8]) * COS([.E8])" office:value-type="float" office:value="-0.0265606090315357" calcext:value-type="float">
            <text:p>-0.026560609</text:p>
          </table:table-cell>
          <table:table-cell table:formula="of:=SIN([.D8]) * SIN([.E8]) * SIN([.F8] + COS([.D8]) * COS([.F8]))" office:value-type="float" office:value="0.0122395264570699" calcext:value-type="float">
            <text:p>0.0122395265</text:p>
          </table:table-cell>
          <table:table-cell table:formula="of:=SIN([.D8]) * SIN([.E8]) * COS([.F8])- COS([.D8]) * SIN([.F8])" office:value-type="float" office:value="0.0090623373603132" calcext:value-type="float">
            <text:p>0.0090623374</text:p>
          </table:table-cell>
          <table:table-cell table:formula="of:=-SIN([.D8])" office:value-type="float" office:value="0.0302604798593268" calcext:value-type="float">
            <text:p>0.0302604799</text:p>
          </table:table-cell>
          <table:table-cell table:formula="of:=COS([.D8]) * SIN([.F8])" office:value-type="float" office:value="0.00543678224640967" calcext:value-type="float">
            <text:p>0.0054367822</text:p>
          </table:table-cell>
          <table:table-cell table:formula="of:=COS([.E8]) * COS([.F8])" office:value-type="float" office:value="0.87771959483434" calcext:value-type="float">
            <text:p>0.8777195948</text:p>
          </table:table-cell>
          <table:table-cell table:formula="of:=[.J8] * [.G8] + [.M8] * [.H8] + [.P8] * [.H8]" office:value-type="float" office:value="0.0362587341123525" calcext:value-type="float">
            <text:p>0.0362587341</text:p>
          </table:table-cell>
          <table:table-cell table:formula="of:=[.K8] * [.D8] + [.N8] * [.E8] + [.Q8] * [.H8]" office:value-type="float" office:value="0.0327420421976757" calcext:value-type="float">
            <text:p>0.0327420422</text:p>
          </table:table-cell>
          <table:table-cell table:formula="of:=[.L8] * [.G8] + [.O8] * [.H8] + [.R8] * [.H8]" office:value-type="float" office:value="8.6904629355076" calcext:value-type="float">
            <text:p>8.6904629355</text:p>
          </table:table-cell>
          <table:table-cell/>
          <table:table-cell table:formula="of:=[.B8]-[.S8]" office:value-type="float" office:value="0.279674265887647" calcext:value-type="float">
            <text:p>0.2796742659</text:p>
          </table:table-cell>
          <table:table-cell table:formula="of:=[.A8]-[.T8]" office:value-type="float" office:value="-0.0782895421976757" calcext:value-type="float">
            <text:p>-0.0782895422</text:p>
          </table:table-cell>
          <table:table-cell table:formula="of:=[.C8]-[.U8]" office:value-type="float" office:value="0.999207064492397" calcext:value-type="float">
            <text:p>0.9992070645</text:p>
          </table:table-cell>
        </table:table-row>
        <table:table-row table:style-name="ro1">
          <table:table-cell office:value-type="float" office:value="-0.0455475" calcext:value-type="float">
            <text:p>-0.0455475</text:p>
          </table:table-cell>
          <table:table-cell office:value-type="float" office:value="0.315933" calcext:value-type="float">
            <text:p>0.315933</text:p>
          </table:table-cell>
          <table:table-cell office:value-type="float" office:value="9.68967" calcext:value-type="float">
            <text:p>9.68967</text:p>
          </table:table-cell>
          <table:table-cell office:value-type="float" office:value="-0.0302651" calcext:value-type="float">
            <text:p>-0.0302651</text:p>
          </table:table-cell>
          <table:table-cell office:value-type="float" office:value="-0.499687" calcext:value-type="float">
            <text:p>-0.499687</text:p>
          </table:table-cell>
          <table:table-cell office:value-type="float" office:value="0.0054393" calcext:value-type="float">
            <text:p>0.005439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9])*COS([.E9])" office:value-type="float" office:value="0.87733061866671" calcext:value-type="float">
            <text:p>0.8773306187</text:p>
          </table:table-cell>
          <table:table-cell table:formula="of:=COS([.D9]) * SIN([.E9]) * SIN([.F9]) - SIN([.E9]) * COS([.F9])" office:value-type="float" office:value="0.476538704989746" calcext:value-type="float">
            <text:p>0.476538705</text:p>
          </table:table-cell>
          <table:table-cell table:formula="of:=COS([.D9]) * SIN([.E9]) * COS([.F9]) + SIN([.D9]) * SIN([.F9])" office:value-type="float" office:value="-0.479088913340113" calcext:value-type="float">
            <text:p>-0.4790889133</text:p>
          </table:table-cell>
          <table:table-cell table:formula="of:=SIN([.D9]) * COS([.E9])" office:value-type="float" office:value="-0.0265606090315357" calcext:value-type="float">
            <text:p>-0.026560609</text:p>
          </table:table-cell>
          <table:table-cell table:formula="of:=SIN([.D9]) * SIN([.E9]) * SIN([.F9] + COS([.D9]) * COS([.F9]))" office:value-type="float" office:value="0.0122395264570699" calcext:value-type="float">
            <text:p>0.0122395265</text:p>
          </table:table-cell>
          <table:table-cell table:formula="of:=SIN([.D9]) * SIN([.E9]) * COS([.F9])- COS([.D9]) * SIN([.F9])" office:value-type="float" office:value="0.0090623373603132" calcext:value-type="float">
            <text:p>0.0090623374</text:p>
          </table:table-cell>
          <table:table-cell table:formula="of:=-SIN([.D9])" office:value-type="float" office:value="0.0302604798593268" calcext:value-type="float">
            <text:p>0.0302604799</text:p>
          </table:table-cell>
          <table:table-cell table:formula="of:=COS([.D9]) * SIN([.F9])" office:value-type="float" office:value="0.00543678224640967" calcext:value-type="float">
            <text:p>0.0054367822</text:p>
          </table:table-cell>
          <table:table-cell table:formula="of:=COS([.E9]) * COS([.F9])" office:value-type="float" office:value="0.87771959483434" calcext:value-type="float">
            <text:p>0.8777195948</text:p>
          </table:table-cell>
          <table:table-cell table:formula="of:=[.J9] * [.G9] + [.M9] * [.H9] + [.P9] * [.H9]" office:value-type="float" office:value="0.0362587341123525" calcext:value-type="float">
            <text:p>0.0362587341</text:p>
          </table:table-cell>
          <table:table-cell table:formula="of:=[.K9] * [.D9] + [.N9] * [.E9] + [.Q9] * [.H9]" office:value-type="float" office:value="0.0327420421976757" calcext:value-type="float">
            <text:p>0.0327420422</text:p>
          </table:table-cell>
          <table:table-cell table:formula="of:=[.L9] * [.G9] + [.O9] * [.H9] + [.R9] * [.H9]" office:value-type="float" office:value="8.6904629355076" calcext:value-type="float">
            <text:p>8.6904629355</text:p>
          </table:table-cell>
          <table:table-cell/>
          <table:table-cell table:formula="of:=[.B9]-[.S9]" office:value-type="float" office:value="0.279674265887647" calcext:value-type="float">
            <text:p>0.2796742659</text:p>
          </table:table-cell>
          <table:table-cell table:formula="of:=[.A9]-[.T9]" office:value-type="float" office:value="-0.0782895421976757" calcext:value-type="float">
            <text:p>-0.0782895422</text:p>
          </table:table-cell>
          <table:table-cell table:formula="of:=[.C9]-[.U9]" office:value-type="float" office:value="0.999207064492397" calcext:value-type="float">
            <text:p>0.9992070645</text:p>
          </table:table-cell>
        </table:table-row>
        <table:table-row table:style-name="ro1">
          <table:table-cell office:value-type="float" office:value="-0.0455475" calcext:value-type="float">
            <text:p>-0.0455475</text:p>
          </table:table-cell>
          <table:table-cell office:value-type="float" office:value="0.315933" calcext:value-type="float">
            <text:p>0.315933</text:p>
          </table:table-cell>
          <table:table-cell office:value-type="float" office:value="9.68967" calcext:value-type="float">
            <text:p>9.68967</text:p>
          </table:table-cell>
          <table:table-cell office:value-type="float" office:value="-0.0302651" calcext:value-type="float">
            <text:p>-0.0302651</text:p>
          </table:table-cell>
          <table:table-cell office:value-type="float" office:value="-0.499687" calcext:value-type="float">
            <text:p>-0.499687</text:p>
          </table:table-cell>
          <table:table-cell office:value-type="float" office:value="0.0054393" calcext:value-type="float">
            <text:p>0.005439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0])*COS([.E10])" office:value-type="float" office:value="0.87733061866671" calcext:value-type="float">
            <text:p>0.8773306187</text:p>
          </table:table-cell>
          <table:table-cell table:formula="of:=COS([.D10]) * SIN([.E10]) * SIN([.F10]) - SIN([.E10]) * COS([.F10])" office:value-type="float" office:value="0.476538704989746" calcext:value-type="float">
            <text:p>0.476538705</text:p>
          </table:table-cell>
          <table:table-cell table:formula="of:=COS([.D10]) * SIN([.E10]) * COS([.F10]) + SIN([.D10]) * SIN([.F10])" office:value-type="float" office:value="-0.479088913340113" calcext:value-type="float">
            <text:p>-0.4790889133</text:p>
          </table:table-cell>
          <table:table-cell table:formula="of:=SIN([.D10]) * COS([.E10])" office:value-type="float" office:value="-0.0265606090315357" calcext:value-type="float">
            <text:p>-0.026560609</text:p>
          </table:table-cell>
          <table:table-cell table:formula="of:=SIN([.D10]) * SIN([.E10]) * SIN([.F10] + COS([.D10]) * COS([.F10]))" office:value-type="float" office:value="0.0122395264570699" calcext:value-type="float">
            <text:p>0.0122395265</text:p>
          </table:table-cell>
          <table:table-cell table:formula="of:=SIN([.D10]) * SIN([.E10]) * COS([.F10])- COS([.D10]) * SIN([.F10])" office:value-type="float" office:value="0.0090623373603132" calcext:value-type="float">
            <text:p>0.0090623374</text:p>
          </table:table-cell>
          <table:table-cell table:formula="of:=-SIN([.D10])" office:value-type="float" office:value="0.0302604798593268" calcext:value-type="float">
            <text:p>0.0302604799</text:p>
          </table:table-cell>
          <table:table-cell table:formula="of:=COS([.D10]) * SIN([.F10])" office:value-type="float" office:value="0.00543678224640967" calcext:value-type="float">
            <text:p>0.0054367822</text:p>
          </table:table-cell>
          <table:table-cell table:formula="of:=COS([.E10]) * COS([.F10])" office:value-type="float" office:value="0.87771959483434" calcext:value-type="float">
            <text:p>0.8777195948</text:p>
          </table:table-cell>
          <table:table-cell table:formula="of:=[.J10] * [.G10] + [.M10] * [.H10] + [.P10] * [.H10]" office:value-type="float" office:value="0.0362587341123525" calcext:value-type="float">
            <text:p>0.0362587341</text:p>
          </table:table-cell>
          <table:table-cell table:formula="of:=[.K10] * [.D10] + [.N10] * [.E10] + [.Q10] * [.H10]" office:value-type="float" office:value="0.0327420421976757" calcext:value-type="float">
            <text:p>0.0327420422</text:p>
          </table:table-cell>
          <table:table-cell table:formula="of:=[.L10] * [.G10] + [.O10] * [.H10] + [.R10] * [.H10]" office:value-type="float" office:value="8.6904629355076" calcext:value-type="float">
            <text:p>8.6904629355</text:p>
          </table:table-cell>
          <table:table-cell/>
          <table:table-cell table:formula="of:=[.B10]-[.S10]" office:value-type="float" office:value="0.279674265887647" calcext:value-type="float">
            <text:p>0.2796742659</text:p>
          </table:table-cell>
          <table:table-cell table:formula="of:=[.A10]-[.T10]" office:value-type="float" office:value="-0.0782895421976757" calcext:value-type="float">
            <text:p>-0.0782895422</text:p>
          </table:table-cell>
          <table:table-cell table:formula="of:=[.C10]-[.U10]" office:value-type="float" office:value="0.999207064492397" calcext:value-type="float">
            <text:p>0.9992070645</text:p>
          </table:table-cell>
        </table:table-row>
        <table:table-row table:style-name="ro1">
          <table:table-cell office:value-type="float" office:value="-0.0431671" calcext:value-type="float">
            <text:p>-0.0431671</text:p>
          </table:table-cell>
          <table:table-cell office:value-type="float" office:value="0.311172" calcext:value-type="float">
            <text:p>0.311172</text:p>
          </table:table-cell>
          <table:table-cell office:value-type="float" office:value="9.70633" calcext:value-type="float">
            <text:p>9.70633</text:p>
          </table:table-cell>
          <table:table-cell office:value-type="float" office:value="-0.0303971" calcext:value-type="float">
            <text:p>-0.0303971</text:p>
          </table:table-cell>
          <table:table-cell office:value-type="float" office:value="-0.499835" calcext:value-type="float">
            <text:p>-0.499835</text:p>
          </table:table-cell>
          <table:table-cell office:value-type="float" office:value="0.00543637" calcext:value-type="float">
            <text:p>0.0054363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1])*COS([.E11])" office:value-type="float" office:value="0.877256213851008" calcext:value-type="float">
            <text:p>0.8772562139</text:p>
          </table:table-cell>
          <table:table-cell table:formula="of:=COS([.D11]) * SIN([.E11]) * SIN([.F11]) - SIN([.E11]) * COS([.F11])" office:value-type="float" office:value="0.476669317703359" calcext:value-type="float">
            <text:p>0.4766693177</text:p>
          </table:table-cell>
          <table:table-cell table:formula="of:=COS([.D11]) * SIN([.E11]) * COS([.F11]) + SIN([.D11]) * SIN([.F11])" office:value-type="float" office:value="-0.479217468767165" calcext:value-type="float">
            <text:p>-0.4792174688</text:p>
          </table:table-cell>
          <table:table-cell table:formula="of:=SIN([.D11]) * COS([.E11])" office:value-type="float" office:value="-0.0266742608914839" calcext:value-type="float">
            <text:p>-0.0266742609</text:p>
          </table:table-cell>
          <table:table-cell table:formula="of:=SIN([.D11]) * SIN([.E11]) * SIN([.F11] + COS([.D11]) * COS([.F11]))" office:value-type="float" office:value="0.0122961708663235" calcext:value-type="float">
            <text:p>0.0122961709</text:p>
          </table:table-cell>
          <table:table-cell table:formula="of:=SIN([.D11]) * SIN([.E11]) * COS([.F11])- COS([.D11]) * SIN([.F11])" office:value-type="float" office:value="0.0091324537447203" calcext:value-type="float">
            <text:p>0.0091324537</text:p>
          </table:table-cell>
          <table:table-cell table:formula="of:=-SIN([.D11])" office:value-type="float" office:value="0.0303924191454944" calcext:value-type="float">
            <text:p>0.0303924191</text:p>
          </table:table-cell>
          <table:table-cell table:formula="of:=COS([.D11]) * SIN([.F11])" office:value-type="float" office:value="0.00543383186933419" calcext:value-type="float">
            <text:p>0.0054338319</text:p>
          </table:table-cell>
          <table:table-cell table:formula="of:=COS([.E11]) * COS([.F11])" office:value-type="float" office:value="0.877648685931331" calcext:value-type="float">
            <text:p>0.8776486859</text:p>
          </table:table-cell>
          <table:table-cell table:formula="of:=[.J11] * [.G11] + [.M11] * [.H11] + [.P11] * [.H11]" office:value-type="float" office:value="0.0364379508893024" calcext:value-type="float">
            <text:p>0.0364379509</text:p>
          </table:table-cell>
          <table:table-cell table:formula="of:=[.K11] * [.D11] + [.N11] * [.E11] + [.Q11] * [.H11]" office:value-type="float" office:value="0.0326161308373455" calcext:value-type="float">
            <text:p>0.0326161308</text:p>
          </table:table-cell>
          <table:table-cell table:formula="of:=[.L11] * [.G11] + [.O11] * [.H11] + [.R11] * [.H11]" office:value-type="float" office:value="8.6904551688253" calcext:value-type="float">
            <text:p>8.6904551688</text:p>
          </table:table-cell>
          <table:table-cell/>
          <table:table-cell table:formula="of:=[.B11]-[.S11]" office:value-type="float" office:value="0.274734049110698" calcext:value-type="float">
            <text:p>0.2747340491</text:p>
          </table:table-cell>
          <table:table-cell table:formula="of:=[.A11]-[.T11]" office:value-type="float" office:value="-0.0757832308373455" calcext:value-type="float">
            <text:p>-0.0757832308</text:p>
          </table:table-cell>
          <table:table-cell table:formula="of:=[.C11]-[.U11]" office:value-type="float" office:value="1.0158748311747" calcext:value-type="float">
            <text:p>1.0158748312</text:p>
          </table:table-cell>
        </table:table-row>
        <table:table-row table:style-name="ro1">
          <table:table-cell office:value-type="float" office:value="-0.00984192" calcext:value-type="float">
            <text:p>-0.00984192</text:p>
          </table:table-cell>
          <table:table-cell office:value-type="float" office:value="0.275467" calcext:value-type="float">
            <text:p>0.275467</text:p>
          </table:table-cell>
          <table:table-cell office:value-type="float" office:value="9.67062" calcext:value-type="float">
            <text:p>9.67062</text:p>
          </table:table-cell>
          <table:table-cell office:value-type="float" office:value="-0.0303971" calcext:value-type="float">
            <text:p>-0.0303971</text:p>
          </table:table-cell>
          <table:table-cell office:value-type="float" office:value="-0.499835" calcext:value-type="float">
            <text:p>-0.499835</text:p>
          </table:table-cell>
          <table:table-cell office:value-type="float" office:value="0.00543637" calcext:value-type="float">
            <text:p>0.0054363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2])*COS([.E12])" office:value-type="float" office:value="0.877256213851008" calcext:value-type="float">
            <text:p>0.8772562139</text:p>
          </table:table-cell>
          <table:table-cell table:formula="of:=COS([.D12]) * SIN([.E12]) * SIN([.F12]) - SIN([.E12]) * COS([.F12])" office:value-type="float" office:value="0.476669317703359" calcext:value-type="float">
            <text:p>0.4766693177</text:p>
          </table:table-cell>
          <table:table-cell table:formula="of:=COS([.D12]) * SIN([.E12]) * COS([.F12]) + SIN([.D12]) * SIN([.F12])" office:value-type="float" office:value="-0.479217468767165" calcext:value-type="float">
            <text:p>-0.4792174688</text:p>
          </table:table-cell>
          <table:table-cell table:formula="of:=SIN([.D12]) * COS([.E12])" office:value-type="float" office:value="-0.0266742608914839" calcext:value-type="float">
            <text:p>-0.0266742609</text:p>
          </table:table-cell>
          <table:table-cell table:formula="of:=SIN([.D12]) * SIN([.E12]) * SIN([.F12] + COS([.D12]) * COS([.F12]))" office:value-type="float" office:value="0.0122961708663235" calcext:value-type="float">
            <text:p>0.0122961709</text:p>
          </table:table-cell>
          <table:table-cell table:formula="of:=SIN([.D12]) * SIN([.E12]) * COS([.F12])- COS([.D12]) * SIN([.F12])" office:value-type="float" office:value="0.0091324537447203" calcext:value-type="float">
            <text:p>0.0091324537</text:p>
          </table:table-cell>
          <table:table-cell table:formula="of:=-SIN([.D12])" office:value-type="float" office:value="0.0303924191454944" calcext:value-type="float">
            <text:p>0.0303924191</text:p>
          </table:table-cell>
          <table:table-cell table:formula="of:=COS([.D12]) * SIN([.F12])" office:value-type="float" office:value="0.00543383186933419" calcext:value-type="float">
            <text:p>0.0054338319</text:p>
          </table:table-cell>
          <table:table-cell table:formula="of:=COS([.E12]) * COS([.F12])" office:value-type="float" office:value="0.877648685931331" calcext:value-type="float">
            <text:p>0.8776486859</text:p>
          </table:table-cell>
          <table:table-cell table:formula="of:=[.J12] * [.G12] + [.M12] * [.H12] + [.P12] * [.H12]" office:value-type="float" office:value="0.0364379508893024" calcext:value-type="float">
            <text:p>0.0364379509</text:p>
          </table:table-cell>
          <table:table-cell table:formula="of:=[.K12] * [.D12] + [.N12] * [.E12] + [.Q12] * [.H12]" office:value-type="float" office:value="0.0326161308373455" calcext:value-type="float">
            <text:p>0.0326161308</text:p>
          </table:table-cell>
          <table:table-cell table:formula="of:=[.L12] * [.G12] + [.O12] * [.H12] + [.R12] * [.H12]" office:value-type="float" office:value="8.6904551688253" calcext:value-type="float">
            <text:p>8.6904551688</text:p>
          </table:table-cell>
          <table:table-cell/>
          <table:table-cell table:formula="of:=[.B12]-[.S12]" office:value-type="float" office:value="0.239029049110698" calcext:value-type="float">
            <text:p>0.2390290491</text:p>
          </table:table-cell>
          <table:table-cell table:formula="of:=[.A12]-[.T12]" office:value-type="float" office:value="-0.0424580508373455" calcext:value-type="float">
            <text:p>-0.0424580508</text:p>
          </table:table-cell>
          <table:table-cell table:formula="of:=[.C12]-[.U12]" office:value-type="float" office:value="0.980164831174697" calcext:value-type="float">
            <text:p>0.9801648312</text:p>
          </table:table-cell>
        </table:table-row>
        <table:table-row table:style-name="ro1">
          <table:table-cell office:value-type="float" office:value="-0.00984192" calcext:value-type="float">
            <text:p>-0.00984192</text:p>
          </table:table-cell>
          <table:table-cell office:value-type="float" office:value="0.275467" calcext:value-type="float">
            <text:p>0.275467</text:p>
          </table:table-cell>
          <table:table-cell office:value-type="float" office:value="9.67062" calcext:value-type="float">
            <text:p>9.67062</text:p>
          </table:table-cell>
          <table:table-cell office:value-type="float" office:value="-0.0304417" calcext:value-type="float">
            <text:p>-0.0304417</text:p>
          </table:table-cell>
          <table:table-cell office:value-type="float" office:value="-0.499842" calcext:value-type="float">
            <text:p>-0.499842</text:p>
          </table:table-cell>
          <table:table-cell office:value-type="float" office:value="0.00541472" calcext:value-type="float">
            <text:p>0.0054147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3])*COS([.E13])" office:value-type="float" office:value="0.87725166987426" calcext:value-type="float">
            <text:p>0.8772516699</text:p>
          </table:table-cell>
          <table:table-cell table:formula="of:=COS([.D13]) * SIN([.E13]) * SIN([.F13]) - SIN([.E13]) * COS([.F13])" office:value-type="float" office:value="0.476685859282273" calcext:value-type="float">
            <text:p>0.4766858593</text:p>
          </table:table-cell>
          <table:table-cell table:formula="of:=COS([.D13]) * SIN([.E13]) * COS([.F13]) + SIN([.D13]) * SIN([.F13])" office:value-type="float" office:value="-0.479222598986611" calcext:value-type="float">
            <text:p>-0.479222599</text:p>
          </table:table-cell>
          <table:table-cell table:formula="of:=SIN([.D13]) * COS([.E13])" office:value-type="float" office:value="-0.0267132843763563" calcext:value-type="float">
            <text:p>-0.0267132844</text:p>
          </table:table-cell>
          <table:table-cell table:formula="of:=SIN([.D13]) * SIN([.E13]) * SIN([.F13] + COS([.D13]) * COS([.F13]))" office:value-type="float" office:value="0.0123141856255628" calcext:value-type="float">
            <text:p>0.0123141856</text:p>
          </table:table-cell>
          <table:table-cell table:formula="of:=SIN([.D13]) * SIN([.E13]) * COS([.F13])- COS([.D13]) * SIN([.F13])" office:value-type="float" office:value="0.00917565518964702" calcext:value-type="float">
            <text:p>0.0091756552</text:p>
          </table:table-cell>
          <table:table-cell table:formula="of:=-SIN([.D13])" office:value-type="float" office:value="0.0304369985120022" calcext:value-type="float">
            <text:p>0.0304369985</text:p>
          </table:table-cell>
          <table:table-cell table:formula="of:=COS([.D13]) * SIN([.F13])" office:value-type="float" office:value="0.00541218484418026" calcext:value-type="float">
            <text:p>0.0054121848</text:p>
          </table:table-cell>
          <table:table-cell table:formula="of:=COS([.E13]) * COS([.F13])" office:value-type="float" office:value="0.877645434086202" calcext:value-type="float">
            <text:p>0.8776454341</text:p>
          </table:table-cell>
          <table:table-cell table:formula="of:=[.J13] * [.G13] + [.M13] * [.H13] + [.P13] * [.H13]" office:value-type="float" office:value="0.0364923985293295" calcext:value-type="float">
            <text:p>0.0364923985</text:p>
          </table:table-cell>
          <table:table-cell table:formula="of:=[.K13] * [.D13] + [.N13] * [.E13] + [.Q13] * [.H13]" office:value-type="float" office:value="0.0323731363790008" calcext:value-type="float">
            <text:p>0.0323731364</text:p>
          </table:table-cell>
          <table:table-cell table:formula="of:=[.L13] * [.G13] + [.O13] * [.H13] + [.R13] * [.H13]" office:value-type="float" office:value="8.69084667490333" calcext:value-type="float">
            <text:p>8.6908466749</text:p>
          </table:table-cell>
          <table:table-cell/>
          <table:table-cell table:formula="of:=[.B13]-[.S13]" office:value-type="float" office:value="0.23897460147067" calcext:value-type="float">
            <text:p>0.2389746015</text:p>
          </table:table-cell>
          <table:table-cell table:formula="of:=[.A13]-[.T13]" office:value-type="float" office:value="-0.0422150563790008" calcext:value-type="float">
            <text:p>-0.0422150564</text:p>
          </table:table-cell>
          <table:table-cell table:formula="of:=[.C13]-[.U13]" office:value-type="float" office:value="0.979773325096673" calcext:value-type="float">
            <text:p>0.9797733251</text:p>
          </table:table-cell>
        </table:table-row>
        <table:table-row table:style-name="ro1">
          <table:table-cell office:value-type="float" office:value="-0.0717316" calcext:value-type="float">
            <text:p>-0.0717316</text:p>
          </table:table-cell>
          <table:table-cell office:value-type="float" office:value="0.29689" calcext:value-type="float">
            <text:p>0.29689</text:p>
          </table:table-cell>
          <table:table-cell office:value-type="float" office:value="9.62302" calcext:value-type="float">
            <text:p>9.62302</text:p>
          </table:table-cell>
          <table:table-cell office:value-type="float" office:value="-0.0304417" calcext:value-type="float">
            <text:p>-0.0304417</text:p>
          </table:table-cell>
          <table:table-cell office:value-type="float" office:value="-0.499842" calcext:value-type="float">
            <text:p>-0.499842</text:p>
          </table:table-cell>
          <table:table-cell office:value-type="float" office:value="0.00541472" calcext:value-type="float">
            <text:p>0.0054147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4])*COS([.E14])" office:value-type="float" office:value="0.87725166987426" calcext:value-type="float">
            <text:p>0.8772516699</text:p>
          </table:table-cell>
          <table:table-cell table:formula="of:=COS([.D14]) * SIN([.E14]) * SIN([.F14]) - SIN([.E14]) * COS([.F14])" office:value-type="float" office:value="0.476685859282273" calcext:value-type="float">
            <text:p>0.4766858593</text:p>
          </table:table-cell>
          <table:table-cell table:formula="of:=COS([.D14]) * SIN([.E14]) * COS([.F14]) + SIN([.D14]) * SIN([.F14])" office:value-type="float" office:value="-0.479222598986611" calcext:value-type="float">
            <text:p>-0.479222599</text:p>
          </table:table-cell>
          <table:table-cell table:formula="of:=SIN([.D14]) * COS([.E14])" office:value-type="float" office:value="-0.0267132843763563" calcext:value-type="float">
            <text:p>-0.0267132844</text:p>
          </table:table-cell>
          <table:table-cell table:formula="of:=SIN([.D14]) * SIN([.E14]) * SIN([.F14] + COS([.D14]) * COS([.F14]))" office:value-type="float" office:value="0.0123141856255628" calcext:value-type="float">
            <text:p>0.0123141856</text:p>
          </table:table-cell>
          <table:table-cell table:formula="of:=SIN([.D14]) * SIN([.E14]) * COS([.F14])- COS([.D14]) * SIN([.F14])" office:value-type="float" office:value="0.00917565518964702" calcext:value-type="float">
            <text:p>0.0091756552</text:p>
          </table:table-cell>
          <table:table-cell table:formula="of:=-SIN([.D14])" office:value-type="float" office:value="0.0304369985120022" calcext:value-type="float">
            <text:p>0.0304369985</text:p>
          </table:table-cell>
          <table:table-cell table:formula="of:=COS([.D14]) * SIN([.F14])" office:value-type="float" office:value="0.00541218484418026" calcext:value-type="float">
            <text:p>0.0054121848</text:p>
          </table:table-cell>
          <table:table-cell table:formula="of:=COS([.E14]) * COS([.F14])" office:value-type="float" office:value="0.877645434086202" calcext:value-type="float">
            <text:p>0.8776454341</text:p>
          </table:table-cell>
          <table:table-cell table:formula="of:=[.J14] * [.G14] + [.M14] * [.H14] + [.P14] * [.H14]" office:value-type="float" office:value="0.0364923985293295" calcext:value-type="float">
            <text:p>0.0364923985</text:p>
          </table:table-cell>
          <table:table-cell table:formula="of:=[.K14] * [.D14] + [.N14] * [.E14] + [.Q14] * [.H14]" office:value-type="float" office:value="0.0323731363790008" calcext:value-type="float">
            <text:p>0.0323731364</text:p>
          </table:table-cell>
          <table:table-cell table:formula="of:=[.L14] * [.G14] + [.O14] * [.H14] + [.R14] * [.H14]" office:value-type="float" office:value="8.69084667490333" calcext:value-type="float">
            <text:p>8.6908466749</text:p>
          </table:table-cell>
          <table:table-cell/>
          <table:table-cell table:formula="of:=[.B14]-[.S14]" office:value-type="float" office:value="0.26039760147067" calcext:value-type="float">
            <text:p>0.2603976015</text:p>
          </table:table-cell>
          <table:table-cell table:formula="of:=[.A14]-[.T14]" office:value-type="float" office:value="-0.104104736379001" calcext:value-type="float">
            <text:p>-0.1041047364</text:p>
          </table:table-cell>
          <table:table-cell table:formula="of:=[.C14]-[.U14]" office:value-type="float" office:value="0.932173325096674" calcext:value-type="float">
            <text:p>0.9321733251</text:p>
          </table:table-cell>
        </table:table-row>
        <table:table-row table:style-name="ro1">
          <table:table-cell office:value-type="float" office:value="-0.0717316" calcext:value-type="float">
            <text:p>-0.0717316</text:p>
          </table:table-cell>
          <table:table-cell office:value-type="float" office:value="0.29689" calcext:value-type="float">
            <text:p>0.29689</text:p>
          </table:table-cell>
          <table:table-cell office:value-type="float" office:value="9.62302" calcext:value-type="float">
            <text:p>9.62302</text:p>
          </table:table-cell>
          <table:table-cell office:value-type="float" office:value="-0.0303659" calcext:value-type="float">
            <text:p>-0.0303659</text:p>
          </table:table-cell>
          <table:table-cell office:value-type="float" office:value="-0.499448" calcext:value-type="float">
            <text:p>-0.499448</text:p>
          </table:table-cell>
          <table:table-cell office:value-type="float" office:value="0.00526991" calcext:value-type="float">
            <text:p>0.0052699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5])*COS([.E15])" office:value-type="float" office:value="0.877442376097651" calcext:value-type="float">
            <text:p>0.8774423761</text:p>
          </table:table-cell>
          <table:table-cell table:formula="of:=COS([.D15]) * SIN([.E15]) * SIN([.F15]) - SIN([.E15]) * COS([.F15])" office:value-type="float" office:value="0.476411588540505" calcext:value-type="float">
            <text:p>0.4764115885</text:p>
          </table:table-cell>
          <table:table-cell table:formula="of:=COS([.D15]) * SIN([.E15]) * COS([.F15]) + SIN([.D15]) * SIN([.F15])" office:value-type="float" office:value="-0.47887359686068" calcext:value-type="float">
            <text:p>-0.4788735969</text:p>
          </table:table-cell>
          <table:table-cell table:formula="of:=SIN([.D15]) * COS([.E15])" office:value-type="float" office:value="-0.0266525199405313" calcext:value-type="float">
            <text:p>-0.0266525199</text:p>
          </table:table-cell>
          <table:table-cell table:formula="of:=SIN([.D15]) * SIN([.E15]) * SIN([.F15] + COS([.D15]) * COS([.F15]))" office:value-type="float" office:value="0.0122735642651699" calcext:value-type="float">
            <text:p>0.0122735643</text:p>
          </table:table-cell>
          <table:table-cell table:formula="of:=SIN([.D15]) * SIN([.E15]) * COS([.F15])- COS([.D15]) * SIN([.F15])" office:value-type="float" office:value="0.0092735827053964" calcext:value-type="float">
            <text:p>0.0092735827</text:p>
          </table:table-cell>
          <table:table-cell table:formula="of:=-SIN([.D15])" office:value-type="float" office:value="0.0303612335437426" calcext:value-type="float">
            <text:p>0.0303612335</text:p>
          </table:table-cell>
          <table:table-cell table:formula="of:=COS([.D15]) * SIN([.F15])" office:value-type="float" office:value="0.00526745614527867" calcext:value-type="float">
            <text:p>0.0052674561</text:p>
          </table:table-cell>
          <table:table-cell table:formula="of:=COS([.E15]) * COS([.F15])" office:value-type="float" office:value="0.877834881337898" calcext:value-type="float">
            <text:p>0.8778348813</text:p>
          </table:table-cell>
          <table:table-cell table:formula="of:=[.J15] * [.G15] + [.M15] * [.H15] + [.P15] * [.H15]" office:value-type="float" office:value="0.0363453933114706" calcext:value-type="float">
            <text:p>0.0363453933</text:p>
          </table:table-cell>
          <table:table-cell table:formula="of:=[.K15] * [.D15] + [.N15] * [.E15] + [.Q15] * [.H15]" office:value-type="float" office:value="0.0310243964421583" calcext:value-type="float">
            <text:p>0.0310243964</text:p>
          </table:table-cell>
          <table:table-cell table:formula="of:=[.L15] * [.G15] + [.O15] * [.H15] + [.R15] * [.H15]" office:value-type="float" office:value="8.69366294762428" calcext:value-type="float">
            <text:p>8.6936629476</text:p>
          </table:table-cell>
          <table:table-cell/>
          <table:table-cell table:formula="of:=[.B15]-[.S15]" office:value-type="float" office:value="0.260544606688529" calcext:value-type="float">
            <text:p>0.2605446067</text:p>
          </table:table-cell>
          <table:table-cell table:formula="of:=[.A15]-[.T15]" office:value-type="float" office:value="-0.102755996442158" calcext:value-type="float">
            <text:p>-0.1027559964</text:p>
          </table:table-cell>
          <table:table-cell table:formula="of:=[.C15]-[.U15]" office:value-type="float" office:value="0.929357052375716" calcext:value-type="float">
            <text:p>0.9293570524</text:p>
          </table:table-cell>
        </table:table-row>
        <table:table-row table:style-name="ro1">
          <table:table-cell office:value-type="float" office:value="-0.0717316" calcext:value-type="float">
            <text:p>-0.0717316</text:p>
          </table:table-cell>
          <table:table-cell office:value-type="float" office:value="0.29689" calcext:value-type="float">
            <text:p>0.29689</text:p>
          </table:table-cell>
          <table:table-cell office:value-type="float" office:value="9.62302" calcext:value-type="float">
            <text:p>9.62302</text:p>
          </table:table-cell>
          <table:table-cell office:value-type="float" office:value="-0.0303659" calcext:value-type="float">
            <text:p>-0.0303659</text:p>
          </table:table-cell>
          <table:table-cell office:value-type="float" office:value="-0.499448" calcext:value-type="float">
            <text:p>-0.499448</text:p>
          </table:table-cell>
          <table:table-cell office:value-type="float" office:value="0.00526991" calcext:value-type="float">
            <text:p>0.0052699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6])*COS([.E16])" office:value-type="float" office:value="0.877442376097651" calcext:value-type="float">
            <text:p>0.8774423761</text:p>
          </table:table-cell>
          <table:table-cell table:formula="of:=COS([.D16]) * SIN([.E16]) * SIN([.F16]) - SIN([.E16]) * COS([.F16])" office:value-type="float" office:value="0.476411588540505" calcext:value-type="float">
            <text:p>0.4764115885</text:p>
          </table:table-cell>
          <table:table-cell table:formula="of:=COS([.D16]) * SIN([.E16]) * COS([.F16]) + SIN([.D16]) * SIN([.F16])" office:value-type="float" office:value="-0.47887359686068" calcext:value-type="float">
            <text:p>-0.4788735969</text:p>
          </table:table-cell>
          <table:table-cell table:formula="of:=SIN([.D16]) * COS([.E16])" office:value-type="float" office:value="-0.0266525199405313" calcext:value-type="float">
            <text:p>-0.0266525199</text:p>
          </table:table-cell>
          <table:table-cell table:formula="of:=SIN([.D16]) * SIN([.E16]) * SIN([.F16] + COS([.D16]) * COS([.F16]))" office:value-type="float" office:value="0.0122735642651699" calcext:value-type="float">
            <text:p>0.0122735643</text:p>
          </table:table-cell>
          <table:table-cell table:formula="of:=SIN([.D16]) * SIN([.E16]) * COS([.F16])- COS([.D16]) * SIN([.F16])" office:value-type="float" office:value="0.0092735827053964" calcext:value-type="float">
            <text:p>0.0092735827</text:p>
          </table:table-cell>
          <table:table-cell table:formula="of:=-SIN([.D16])" office:value-type="float" office:value="0.0303612335437426" calcext:value-type="float">
            <text:p>0.0303612335</text:p>
          </table:table-cell>
          <table:table-cell table:formula="of:=COS([.D16]) * SIN([.F16])" office:value-type="float" office:value="0.00526745614527867" calcext:value-type="float">
            <text:p>0.0052674561</text:p>
          </table:table-cell>
          <table:table-cell table:formula="of:=COS([.E16]) * COS([.F16])" office:value-type="float" office:value="0.877834881337898" calcext:value-type="float">
            <text:p>0.8778348813</text:p>
          </table:table-cell>
          <table:table-cell table:formula="of:=[.J16] * [.G16] + [.M16] * [.H16] + [.P16] * [.H16]" office:value-type="float" office:value="0.0363453933114706" calcext:value-type="float">
            <text:p>0.0363453933</text:p>
          </table:table-cell>
          <table:table-cell table:formula="of:=[.K16] * [.D16] + [.N16] * [.E16] + [.Q16] * [.H16]" office:value-type="float" office:value="0.0310243964421583" calcext:value-type="float">
            <text:p>0.0310243964</text:p>
          </table:table-cell>
          <table:table-cell table:formula="of:=[.L16] * [.G16] + [.O16] * [.H16] + [.R16] * [.H16]" office:value-type="float" office:value="8.69366294762428" calcext:value-type="float">
            <text:p>8.6936629476</text:p>
          </table:table-cell>
          <table:table-cell/>
          <table:table-cell table:formula="of:=[.B16]-[.S16]" office:value-type="float" office:value="0.260544606688529" calcext:value-type="float">
            <text:p>0.2605446067</text:p>
          </table:table-cell>
          <table:table-cell table:formula="of:=[.A16]-[.T16]" office:value-type="float" office:value="-0.102755996442158" calcext:value-type="float">
            <text:p>-0.1027559964</text:p>
          </table:table-cell>
          <table:table-cell table:formula="of:=[.C16]-[.U16]" office:value-type="float" office:value="0.929357052375716" calcext:value-type="float">
            <text:p>0.9293570524</text:p>
          </table:table-cell>
        </table:table-row>
        <table:table-row table:style-name="ro1">
          <table:table-cell office:value-type="float" office:value="-0.0503082" calcext:value-type="float">
            <text:p>-0.0503082</text:p>
          </table:table-cell>
          <table:table-cell office:value-type="float" office:value="0.251663" calcext:value-type="float">
            <text:p>0.251663</text:p>
          </table:table-cell>
          <table:table-cell office:value-type="float" office:value="9.69443" calcext:value-type="float">
            <text:p>9.69443</text:p>
          </table:table-cell>
          <table:table-cell office:value-type="float" office:value="-0.0303659" calcext:value-type="float">
            <text:p>-0.0303659</text:p>
          </table:table-cell>
          <table:table-cell office:value-type="float" office:value="-0.499448" calcext:value-type="float">
            <text:p>-0.499448</text:p>
          </table:table-cell>
          <table:table-cell office:value-type="float" office:value="0.00526991" calcext:value-type="float">
            <text:p>0.0052699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7])*COS([.E17])" office:value-type="float" office:value="0.877442376097651" calcext:value-type="float">
            <text:p>0.8774423761</text:p>
          </table:table-cell>
          <table:table-cell table:formula="of:=COS([.D17]) * SIN([.E17]) * SIN([.F17]) - SIN([.E17]) * COS([.F17])" office:value-type="float" office:value="0.476411588540505" calcext:value-type="float">
            <text:p>0.4764115885</text:p>
          </table:table-cell>
          <table:table-cell table:formula="of:=COS([.D17]) * SIN([.E17]) * COS([.F17]) + SIN([.D17]) * SIN([.F17])" office:value-type="float" office:value="-0.47887359686068" calcext:value-type="float">
            <text:p>-0.4788735969</text:p>
          </table:table-cell>
          <table:table-cell table:formula="of:=SIN([.D17]) * COS([.E17])" office:value-type="float" office:value="-0.0266525199405313" calcext:value-type="float">
            <text:p>-0.0266525199</text:p>
          </table:table-cell>
          <table:table-cell table:formula="of:=SIN([.D17]) * SIN([.E17]) * SIN([.F17] + COS([.D17]) * COS([.F17]))" office:value-type="float" office:value="0.0122735642651699" calcext:value-type="float">
            <text:p>0.0122735643</text:p>
          </table:table-cell>
          <table:table-cell table:formula="of:=SIN([.D17]) * SIN([.E17]) * COS([.F17])- COS([.D17]) * SIN([.F17])" office:value-type="float" office:value="0.0092735827053964" calcext:value-type="float">
            <text:p>0.0092735827</text:p>
          </table:table-cell>
          <table:table-cell table:formula="of:=-SIN([.D17])" office:value-type="float" office:value="0.0303612335437426" calcext:value-type="float">
            <text:p>0.0303612335</text:p>
          </table:table-cell>
          <table:table-cell table:formula="of:=COS([.D17]) * SIN([.F17])" office:value-type="float" office:value="0.00526745614527867" calcext:value-type="float">
            <text:p>0.0052674561</text:p>
          </table:table-cell>
          <table:table-cell table:formula="of:=COS([.E17]) * COS([.F17])" office:value-type="float" office:value="0.877834881337898" calcext:value-type="float">
            <text:p>0.8778348813</text:p>
          </table:table-cell>
          <table:table-cell table:formula="of:=[.J17] * [.G17] + [.M17] * [.H17] + [.P17] * [.H17]" office:value-type="float" office:value="0.0363453933114706" calcext:value-type="float">
            <text:p>0.0363453933</text:p>
          </table:table-cell>
          <table:table-cell table:formula="of:=[.K17] * [.D17] + [.N17] * [.E17] + [.Q17] * [.H17]" office:value-type="float" office:value="0.0310243964421583" calcext:value-type="float">
            <text:p>0.0310243964</text:p>
          </table:table-cell>
          <table:table-cell table:formula="of:=[.L17] * [.G17] + [.O17] * [.H17] + [.R17] * [.H17]" office:value-type="float" office:value="8.69366294762428" calcext:value-type="float">
            <text:p>8.6936629476</text:p>
          </table:table-cell>
          <table:table-cell/>
          <table:table-cell table:formula="of:=[.B17]-[.S17]" office:value-type="float" office:value="0.215317606688529" calcext:value-type="float">
            <text:p>0.2153176067</text:p>
          </table:table-cell>
          <table:table-cell table:formula="of:=[.A17]-[.T17]" office:value-type="float" office:value="-0.0813325964421583" calcext:value-type="float">
            <text:p>-0.0813325964</text:p>
          </table:table-cell>
          <table:table-cell table:formula="of:=[.C17]-[.U17]" office:value-type="float" office:value="1.00076705237572" calcext:value-type="float">
            <text:p>1.0007670524</text:p>
          </table:table-cell>
        </table:table-row>
        <table:table-row table:style-name="ro1">
          <table:table-cell office:value-type="float" office:value="-0.0503082" calcext:value-type="float">
            <text:p>-0.0503082</text:p>
          </table:table-cell>
          <table:table-cell office:value-type="float" office:value="0.251663" calcext:value-type="float">
            <text:p>0.251663</text:p>
          </table:table-cell>
          <table:table-cell office:value-type="float" office:value="9.69443" calcext:value-type="float">
            <text:p>9.69443</text:p>
          </table:table-cell>
          <table:table-cell office:value-type="float" office:value="-0.0303814" calcext:value-type="float">
            <text:p>-0.0303814</text:p>
          </table:table-cell>
          <table:table-cell office:value-type="float" office:value="-0.499578" calcext:value-type="float">
            <text:p>-0.499578</text:p>
          </table:table-cell>
          <table:table-cell office:value-type="float" office:value="0.00532335" calcext:value-type="float">
            <text:p>0.0053233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8])*COS([.E18])" office:value-type="float" office:value="0.877379721861553" calcext:value-type="float">
            <text:p>0.8773797219</text:p>
          </table:table-cell>
          <table:table-cell table:formula="of:=COS([.D18]) * SIN([.E18]) * SIN([.F18]) - SIN([.E18]) * COS([.F18])" office:value-type="float" office:value="0.476499378983473" calcext:value-type="float">
            <text:p>0.476499379</text:p>
          </table:table-cell>
          <table:table-cell table:formula="of:=COS([.D18]) * SIN([.E18]) * COS([.F18]) + SIN([.D18]) * SIN([.F18])" office:value-type="float" office:value="-0.478989002663635" calcext:value-type="float">
            <text:p>-0.4789890027</text:p>
          </table:table-cell>
          <table:table-cell table:formula="of:=SIN([.D18]) * COS([.E18])" office:value-type="float" office:value="-0.0266642287429141" calcext:value-type="float">
            <text:p>-0.0266642287</text:p>
          </table:table-cell>
          <table:table-cell table:formula="of:=SIN([.D18]) * SIN([.E18]) * SIN([.F18] + COS([.D18]) * COS([.F18]))" office:value-type="float" office:value="0.0122831642854312" calcext:value-type="float">
            <text:p>0.0122831643</text:p>
          </table:table-cell>
          <table:table-cell table:formula="of:=SIN([.D18]) * SIN([.E18]) * COS([.F18])- COS([.D18]) * SIN([.F18])" office:value-type="float" office:value="0.00923105296132194" calcext:value-type="float">
            <text:p>0.009231053</text:p>
          </table:table-cell>
          <table:table-cell table:formula="of:=-SIN([.D18])" office:value-type="float" office:value="0.0303767263944628" calcext:value-type="float">
            <text:p>0.0303767264</text:p>
          </table:table-cell>
          <table:table-cell table:formula="of:=COS([.D18]) * SIN([.F18])" office:value-type="float" office:value="0.0053208682539228" calcext:value-type="float">
            <text:p>0.0053208683</text:p>
          </table:table-cell>
          <table:table-cell table:formula="of:=COS([.E18]) * COS([.F18])" office:value-type="float" office:value="0.877772363992238" calcext:value-type="float">
            <text:p>0.877772364</text:p>
          </table:table-cell>
          <table:table-cell table:formula="of:=[.J18] * [.G18] + [.M18] * [.H18] + [.P18] * [.H18]" office:value-type="float" office:value="0.0363824769851772" calcext:value-type="float">
            <text:p>0.036382477</text:p>
          </table:table-cell>
          <table:table-cell table:formula="of:=[.K18] * [.D18] + [.N18] * [.E18] + [.Q18] * [.H18]" office:value-type="float" office:value="0.0315313920084078" calcext:value-type="float">
            <text:p>0.031531392</text:p>
          </table:table-cell>
          <table:table-cell table:formula="of:=[.L18] * [.G18] + [.O18] * [.H18] + [.R18] * [.H18]" office:value-type="float" office:value="8.69263348614489" calcext:value-type="float">
            <text:p>8.6926334861</text:p>
          </table:table-cell>
          <table:table-cell/>
          <table:table-cell table:formula="of:=[.B18]-[.S18]" office:value-type="float" office:value="0.215280523014823" calcext:value-type="float">
            <text:p>0.215280523</text:p>
          </table:table-cell>
          <table:table-cell table:formula="of:=[.A18]-[.T18]" office:value-type="float" office:value="-0.0818395920084078" calcext:value-type="float">
            <text:p>-0.081839592</text:p>
          </table:table-cell>
          <table:table-cell table:formula="of:=[.C18]-[.U18]" office:value-type="float" office:value="1.00179651385512" calcext:value-type="float">
            <text:p>1.0017965139</text:p>
          </table:table-cell>
        </table:table-row>
        <table:table-row table:style-name="ro1">
          <table:table-cell office:value-type="float" office:value="-0.0455475" calcext:value-type="float">
            <text:p>-0.0455475</text:p>
          </table:table-cell>
          <table:table-cell office:value-type="float" office:value="0.311172" calcext:value-type="float">
            <text:p>0.311172</text:p>
          </table:table-cell>
          <table:table-cell office:value-type="float" office:value="9.7587" calcext:value-type="float">
            <text:p>9.7587</text:p>
          </table:table-cell>
          <table:table-cell office:value-type="float" office:value="-0.0303814" calcext:value-type="float">
            <text:p>-0.0303814</text:p>
          </table:table-cell>
          <table:table-cell office:value-type="float" office:value="-0.499578" calcext:value-type="float">
            <text:p>-0.499578</text:p>
          </table:table-cell>
          <table:table-cell office:value-type="float" office:value="0.00532335" calcext:value-type="float">
            <text:p>0.0053233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9])*COS([.E19])" office:value-type="float" office:value="0.877379721861553" calcext:value-type="float">
            <text:p>0.8773797219</text:p>
          </table:table-cell>
          <table:table-cell table:formula="of:=COS([.D19]) * SIN([.E19]) * SIN([.F19]) - SIN([.E19]) * COS([.F19])" office:value-type="float" office:value="0.476499378983473" calcext:value-type="float">
            <text:p>0.476499379</text:p>
          </table:table-cell>
          <table:table-cell table:formula="of:=COS([.D19]) * SIN([.E19]) * COS([.F19]) + SIN([.D19]) * SIN([.F19])" office:value-type="float" office:value="-0.478989002663635" calcext:value-type="float">
            <text:p>-0.4789890027</text:p>
          </table:table-cell>
          <table:table-cell table:formula="of:=SIN([.D19]) * COS([.E19])" office:value-type="float" office:value="-0.0266642287429141" calcext:value-type="float">
            <text:p>-0.0266642287</text:p>
          </table:table-cell>
          <table:table-cell table:formula="of:=SIN([.D19]) * SIN([.E19]) * SIN([.F19] + COS([.D19]) * COS([.F19]))" office:value-type="float" office:value="0.0122831642854312" calcext:value-type="float">
            <text:p>0.0122831643</text:p>
          </table:table-cell>
          <table:table-cell table:formula="of:=SIN([.D19]) * SIN([.E19]) * COS([.F19])- COS([.D19]) * SIN([.F19])" office:value-type="float" office:value="0.00923105296132194" calcext:value-type="float">
            <text:p>0.009231053</text:p>
          </table:table-cell>
          <table:table-cell table:formula="of:=-SIN([.D19])" office:value-type="float" office:value="0.0303767263944628" calcext:value-type="float">
            <text:p>0.0303767264</text:p>
          </table:table-cell>
          <table:table-cell table:formula="of:=COS([.D19]) * SIN([.F19])" office:value-type="float" office:value="0.0053208682539228" calcext:value-type="float">
            <text:p>0.0053208683</text:p>
          </table:table-cell>
          <table:table-cell table:formula="of:=COS([.E19]) * COS([.F19])" office:value-type="float" office:value="0.877772363992238" calcext:value-type="float">
            <text:p>0.877772364</text:p>
          </table:table-cell>
          <table:table-cell table:formula="of:=[.J19] * [.G19] + [.M19] * [.H19] + [.P19] * [.H19]" office:value-type="float" office:value="0.0363824769851772" calcext:value-type="float">
            <text:p>0.036382477</text:p>
          </table:table-cell>
          <table:table-cell table:formula="of:=[.K19] * [.D19] + [.N19] * [.E19] + [.Q19] * [.H19]" office:value-type="float" office:value="0.0315313920084078" calcext:value-type="float">
            <text:p>0.031531392</text:p>
          </table:table-cell>
          <table:table-cell table:formula="of:=[.L19] * [.G19] + [.O19] * [.H19] + [.R19] * [.H19]" office:value-type="float" office:value="8.69263348614489" calcext:value-type="float">
            <text:p>8.6926334861</text:p>
          </table:table-cell>
          <table:table-cell/>
          <table:table-cell table:formula="of:=[.B19]-[.S19]" office:value-type="float" office:value="0.274789523014823" calcext:value-type="float">
            <text:p>0.274789523</text:p>
          </table:table-cell>
          <table:table-cell table:formula="of:=[.A19]-[.T19]" office:value-type="float" office:value="-0.0770788920084078" calcext:value-type="float">
            <text:p>-0.077078892</text:p>
          </table:table-cell>
          <table:table-cell table:formula="of:=[.C19]-[.U19]" office:value-type="float" office:value="1.06606651385511" calcext:value-type="float">
            <text:p>1.0660665139</text:p>
          </table:table-cell>
        </table:table-row>
        <table:table-row table:style-name="ro1">
          <table:table-cell office:value-type="float" office:value="-0.0455475" calcext:value-type="float">
            <text:p>-0.0455475</text:p>
          </table:table-cell>
          <table:table-cell office:value-type="float" office:value="0.311172" calcext:value-type="float">
            <text:p>0.311172</text:p>
          </table:table-cell>
          <table:table-cell office:value-type="float" office:value="9.7587" calcext:value-type="float">
            <text:p>9.7587</text:p>
          </table:table-cell>
          <table:table-cell office:value-type="float" office:value="-0.0302335" calcext:value-type="float">
            <text:p>-0.0302335</text:p>
          </table:table-cell>
          <table:table-cell office:value-type="float" office:value="-0.4994" calcext:value-type="float">
            <text:p>-0.4994</text:p>
          </table:table-cell>
          <table:table-cell office:value-type="float" office:value="0.00532055" calcext:value-type="float">
            <text:p>0.0053205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0])*COS([.E20])" office:value-type="float" office:value="0.877468874853705" calcext:value-type="float">
            <text:p>0.8774688749</text:p>
          </table:table-cell>
          <table:table-cell table:formula="of:=COS([.D20]) * SIN([.E20]) * SIN([.F20]) - SIN([.E20]) * COS([.F20])" office:value-type="float" office:value="0.476345295313397" calcext:value-type="float">
            <text:p>0.4763452953</text:p>
          </table:table-cell>
          <table:table-cell table:formula="of:=COS([.D20]) * SIN([.E20]) * COS([.F20]) + SIN([.D20]) * SIN([.F20])" office:value-type="float" office:value="-0.478834105528145" calcext:value-type="float">
            <text:p>-0.4788341055</text:p>
          </table:table-cell>
          <table:table-cell table:formula="of:=SIN([.D20]) * COS([.E20])" office:value-type="float" office:value="-0.026537041243287" calcext:value-type="float">
            <text:p>-0.0265370412</text:p>
          </table:table-cell>
          <table:table-cell table:formula="of:=SIN([.D20]) * SIN([.E20]) * SIN([.F20] + COS([.D20]) * COS([.F20]))" office:value-type="float" office:value="0.0122194130257207" calcext:value-type="float">
            <text:p>0.012219413</text:p>
          </table:table-cell>
          <table:table-cell table:formula="of:=SIN([.D20]) * SIN([.E20]) * COS([.F20])- COS([.D20]) * SIN([.F20])" office:value-type="float" office:value="0.00915828598656552" calcext:value-type="float">
            <text:p>0.009158286</text:p>
          </table:table-cell>
          <table:table-cell table:formula="of:=-SIN([.D20])" office:value-type="float" office:value="0.0302288943155441" calcext:value-type="float">
            <text:p>0.0302288943</text:p>
          </table:table-cell>
          <table:table-cell table:formula="of:=COS([.D20]) * SIN([.F20])" office:value-type="float" office:value="0.00531809343115087" calcext:value-type="float">
            <text:p>0.0053180934</text:p>
          </table:table-cell>
          <table:table-cell table:formula="of:=COS([.E20]) * COS([.F20])" office:value-type="float" office:value="0.877857633777169" calcext:value-type="float">
            <text:p>0.8778576338</text:p>
          </table:table-cell>
          <table:table-cell table:formula="of:=[.J20] * [.G20] + [.M20] * [.H20] + [.P20] * [.H20]" office:value-type="float" office:value="0.0361801601081194" calcext:value-type="float">
            <text:p>0.0361801601</text:p>
          </table:table-cell>
          <table:table-cell table:formula="of:=[.K20] * [.D20] + [.N20] * [.E20] + [.Q20] * [.H20]" office:value-type="float" office:value="0.031613355274376" calcext:value-type="float">
            <text:p>0.0316133553</text:p>
          </table:table-cell>
          <table:table-cell table:formula="of:=[.L20] * [.G20] + [.O20] * [.H20] + [.R20] * [.H20]" office:value-type="float" office:value="8.6927560136846" calcext:value-type="float">
            <text:p>8.6927560137</text:p>
          </table:table-cell>
          <table:table-cell/>
          <table:table-cell table:formula="of:=[.B20]-[.S20]" office:value-type="float" office:value="0.274991839891881" calcext:value-type="float">
            <text:p>0.2749918399</text:p>
          </table:table-cell>
          <table:table-cell table:formula="of:=[.A20]-[.T20]" office:value-type="float" office:value="-0.077160855274376" calcext:value-type="float">
            <text:p>-0.0771608553</text:p>
          </table:table-cell>
          <table:table-cell table:formula="of:=[.C20]-[.U20]" office:value-type="float" office:value="1.0659439863154" calcext:value-type="float">
            <text:p>1.0659439863</text:p>
          </table:table-cell>
        </table:table-row>
        <table:table-row table:style-name="ro1">
          <table:table-cell office:value-type="float" office:value="-0.0455475" calcext:value-type="float">
            <text:p>-0.0455475</text:p>
          </table:table-cell>
          <table:table-cell office:value-type="float" office:value="0.280228" calcext:value-type="float">
            <text:p>0.280228</text:p>
          </table:table-cell>
          <table:table-cell office:value-type="float" office:value="9.70633" calcext:value-type="float">
            <text:p>9.70633</text:p>
          </table:table-cell>
          <table:table-cell office:value-type="float" office:value="-0.0302758" calcext:value-type="float">
            <text:p>-0.0302758</text:p>
          </table:table-cell>
          <table:table-cell office:value-type="float" office:value="-0.49946" calcext:value-type="float">
            <text:p>-0.49946</text:p>
          </table:table-cell>
          <table:table-cell office:value-type="float" office:value="0.00532549" calcext:value-type="float">
            <text:p>0.0053254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1])*COS([.E21])" office:value-type="float" office:value="0.877439029206347" calcext:value-type="float">
            <text:p>0.8774390292</text:p>
          </table:table-cell>
          <table:table-cell table:formula="of:=COS([.D21]) * SIN([.E21]) * SIN([.F21]) - SIN([.E21]) * COS([.F21])" office:value-type="float" office:value="0.476395311561687" calcext:value-type="float">
            <text:p>0.4763953116</text:p>
          </table:table-cell>
          <table:table-cell table:formula="of:=COS([.D21]) * SIN([.E21]) * COS([.F21]) + SIN([.D21]) * SIN([.F21])" office:value-type="float" office:value="-0.478886501111467" calcext:value-type="float">
            <text:p>-0.4788865011</text:p>
          </table:table-cell>
          <table:table-cell table:formula="of:=SIN([.D21]) * COS([.E21])" office:value-type="float" office:value="-0.0265732882951596" calcext:value-type="float">
            <text:p>-0.0265732883</text:p>
          </table:table-cell>
          <table:table-cell table:formula="of:=SIN([.D21]) * SIN([.E21]) * SIN([.F21] + COS([.D21]) * COS([.F21]))" office:value-type="float" office:value="0.0122378781872698" calcext:value-type="float">
            <text:p>0.0122378782</text:p>
          </table:table-cell>
          <table:table-cell table:formula="of:=SIN([.D21]) * SIN([.E21]) * COS([.F21])- COS([.D21]) * SIN([.F21])" office:value-type="float" office:value="0.00917519701445404" calcext:value-type="float">
            <text:p>0.009175197</text:p>
          </table:table-cell>
          <table:table-cell table:formula="of:=-SIN([.D21])" office:value-type="float" office:value="0.0302711749574953" calcext:value-type="float">
            <text:p>0.030271175</text:p>
          </table:table-cell>
          <table:table-cell table:formula="of:=COS([.D21]) * SIN([.F21])" office:value-type="float" office:value="0.00532302428928983" calcext:value-type="float">
            <text:p>0.0053230243</text:p>
          </table:table-cell>
          <table:table-cell table:formula="of:=COS([.E21]) * COS([.F21])" office:value-type="float" office:value="0.877828875586217" calcext:value-type="float">
            <text:p>0.8778288756</text:p>
          </table:table-cell>
          <table:table-cell table:formula="of:=[.J21] * [.G21] + [.M21] * [.H21] + [.P21] * [.H21]" office:value-type="float" office:value="0.036239289290889" calcext:value-type="float">
            <text:p>0.0362392893</text:p>
          </table:table-cell>
          <table:table-cell table:formula="of:=[.K21] * [.D21] + [.N21] * [.E21] + [.Q21] * [.H21]" office:value-type="float" office:value="0.0316300582218473" calcext:value-type="float">
            <text:p>0.0316300582</text:p>
          </table:table-cell>
          <table:table-cell table:formula="of:=[.L21] * [.G21] + [.O21] * [.H21] + [.R21] * [.H21]" office:value-type="float" office:value="8.69263991148658" calcext:value-type="float">
            <text:p>8.6926399115</text:p>
          </table:table-cell>
          <table:table-cell/>
          <table:table-cell table:formula="of:=[.B21]-[.S21]" office:value-type="float" office:value="0.243988710709111" calcext:value-type="float">
            <text:p>0.2439887107</text:p>
          </table:table-cell>
          <table:table-cell table:formula="of:=[.A21]-[.T21]" office:value-type="float" office:value="-0.0771775582218473" calcext:value-type="float">
            <text:p>-0.0771775582</text:p>
          </table:table-cell>
          <table:table-cell table:formula="of:=[.C21]-[.U21]" office:value-type="float" office:value="1.01369008851342" calcext:value-type="float">
            <text:p>1.0136900885</text:p>
          </table:table-cell>
        </table:table-row>
        <table:table-row table:style-name="ro1">
          <table:table-cell office:value-type="float" office:value="-0.0455475" calcext:value-type="float">
            <text:p>-0.0455475</text:p>
          </table:table-cell>
          <table:table-cell office:value-type="float" office:value="0.280228" calcext:value-type="float">
            <text:p>0.280228</text:p>
          </table:table-cell>
          <table:table-cell office:value-type="float" office:value="9.70633" calcext:value-type="float">
            <text:p>9.70633</text:p>
          </table:table-cell>
          <table:table-cell office:value-type="float" office:value="-0.0302758" calcext:value-type="float">
            <text:p>-0.0302758</text:p>
          </table:table-cell>
          <table:table-cell office:value-type="float" office:value="-0.49946" calcext:value-type="float">
            <text:p>-0.49946</text:p>
          </table:table-cell>
          <table:table-cell office:value-type="float" office:value="0.00532549" calcext:value-type="float">
            <text:p>0.0053254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2])*COS([.E22])" office:value-type="float" office:value="0.877439029206347" calcext:value-type="float">
            <text:p>0.8774390292</text:p>
          </table:table-cell>
          <table:table-cell table:formula="of:=COS([.D22]) * SIN([.E22]) * SIN([.F22]) - SIN([.E22]) * COS([.F22])" office:value-type="float" office:value="0.476395311561687" calcext:value-type="float">
            <text:p>0.4763953116</text:p>
          </table:table-cell>
          <table:table-cell table:formula="of:=COS([.D22]) * SIN([.E22]) * COS([.F22]) + SIN([.D22]) * SIN([.F22])" office:value-type="float" office:value="-0.478886501111467" calcext:value-type="float">
            <text:p>-0.4788865011</text:p>
          </table:table-cell>
          <table:table-cell table:formula="of:=SIN([.D22]) * COS([.E22])" office:value-type="float" office:value="-0.0265732882951596" calcext:value-type="float">
            <text:p>-0.0265732883</text:p>
          </table:table-cell>
          <table:table-cell table:formula="of:=SIN([.D22]) * SIN([.E22]) * SIN([.F22] + COS([.D22]) * COS([.F22]))" office:value-type="float" office:value="0.0122378781872698" calcext:value-type="float">
            <text:p>0.0122378782</text:p>
          </table:table-cell>
          <table:table-cell table:formula="of:=SIN([.D22]) * SIN([.E22]) * COS([.F22])- COS([.D22]) * SIN([.F22])" office:value-type="float" office:value="0.00917519701445404" calcext:value-type="float">
            <text:p>0.009175197</text:p>
          </table:table-cell>
          <table:table-cell table:formula="of:=-SIN([.D22])" office:value-type="float" office:value="0.0302711749574953" calcext:value-type="float">
            <text:p>0.030271175</text:p>
          </table:table-cell>
          <table:table-cell table:formula="of:=COS([.D22]) * SIN([.F22])" office:value-type="float" office:value="0.00532302428928983" calcext:value-type="float">
            <text:p>0.0053230243</text:p>
          </table:table-cell>
          <table:table-cell table:formula="of:=COS([.E22]) * COS([.F22])" office:value-type="float" office:value="0.877828875586217" calcext:value-type="float">
            <text:p>0.8778288756</text:p>
          </table:table-cell>
          <table:table-cell table:formula="of:=[.J22] * [.G22] + [.M22] * [.H22] + [.P22] * [.H22]" office:value-type="float" office:value="0.036239289290889" calcext:value-type="float">
            <text:p>0.0362392893</text:p>
          </table:table-cell>
          <table:table-cell table:formula="of:=[.K22] * [.D22] + [.N22] * [.E22] + [.Q22] * [.H22]" office:value-type="float" office:value="0.0316300582218473" calcext:value-type="float">
            <text:p>0.0316300582</text:p>
          </table:table-cell>
          <table:table-cell table:formula="of:=[.L22] * [.G22] + [.O22] * [.H22] + [.R22] * [.H22]" office:value-type="float" office:value="8.69263991148658" calcext:value-type="float">
            <text:p>8.6926399115</text:p>
          </table:table-cell>
          <table:table-cell/>
          <table:table-cell table:formula="of:=[.B22]-[.S22]" office:value-type="float" office:value="0.243988710709111" calcext:value-type="float">
            <text:p>0.2439887107</text:p>
          </table:table-cell>
          <table:table-cell table:formula="of:=[.A22]-[.T22]" office:value-type="float" office:value="-0.0771775582218473" calcext:value-type="float">
            <text:p>-0.0771775582</text:p>
          </table:table-cell>
          <table:table-cell table:formula="of:=[.C22]-[.U22]" office:value-type="float" office:value="1.01369008851342" calcext:value-type="float">
            <text:p>1.0136900885</text:p>
          </table:table-cell>
        </table:table-row>
        <table:table-row table:style-name="ro1">
          <table:table-cell office:value-type="float" office:value="-0.0526886" calcext:value-type="float">
            <text:p>-0.0526886</text:p>
          </table:table-cell>
          <table:table-cell office:value-type="float" office:value="0.308792" calcext:value-type="float">
            <text:p>0.308792</text:p>
          </table:table-cell>
          <table:table-cell office:value-type="float" office:value="9.66586" calcext:value-type="float">
            <text:p>9.66586</text:p>
          </table:table-cell>
          <table:table-cell office:value-type="float" office:value="-0.0302758" calcext:value-type="float">
            <text:p>-0.0302758</text:p>
          </table:table-cell>
          <table:table-cell office:value-type="float" office:value="-0.49946" calcext:value-type="float">
            <text:p>-0.49946</text:p>
          </table:table-cell>
          <table:table-cell office:value-type="float" office:value="0.00532549" calcext:value-type="float">
            <text:p>0.0053254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3])*COS([.E23])" office:value-type="float" office:value="0.877439029206347" calcext:value-type="float">
            <text:p>0.8774390292</text:p>
          </table:table-cell>
          <table:table-cell table:formula="of:=COS([.D23]) * SIN([.E23]) * SIN([.F23]) - SIN([.E23]) * COS([.F23])" office:value-type="float" office:value="0.476395311561687" calcext:value-type="float">
            <text:p>0.4763953116</text:p>
          </table:table-cell>
          <table:table-cell table:formula="of:=COS([.D23]) * SIN([.E23]) * COS([.F23]) + SIN([.D23]) * SIN([.F23])" office:value-type="float" office:value="-0.478886501111467" calcext:value-type="float">
            <text:p>-0.4788865011</text:p>
          </table:table-cell>
          <table:table-cell table:formula="of:=SIN([.D23]) * COS([.E23])" office:value-type="float" office:value="-0.0265732882951596" calcext:value-type="float">
            <text:p>-0.0265732883</text:p>
          </table:table-cell>
          <table:table-cell table:formula="of:=SIN([.D23]) * SIN([.E23]) * SIN([.F23] + COS([.D23]) * COS([.F23]))" office:value-type="float" office:value="0.0122378781872698" calcext:value-type="float">
            <text:p>0.0122378782</text:p>
          </table:table-cell>
          <table:table-cell table:formula="of:=SIN([.D23]) * SIN([.E23]) * COS([.F23])- COS([.D23]) * SIN([.F23])" office:value-type="float" office:value="0.00917519701445404" calcext:value-type="float">
            <text:p>0.009175197</text:p>
          </table:table-cell>
          <table:table-cell table:formula="of:=-SIN([.D23])" office:value-type="float" office:value="0.0302711749574953" calcext:value-type="float">
            <text:p>0.030271175</text:p>
          </table:table-cell>
          <table:table-cell table:formula="of:=COS([.D23]) * SIN([.F23])" office:value-type="float" office:value="0.00532302428928983" calcext:value-type="float">
            <text:p>0.0053230243</text:p>
          </table:table-cell>
          <table:table-cell table:formula="of:=COS([.E23]) * COS([.F23])" office:value-type="float" office:value="0.877828875586217" calcext:value-type="float">
            <text:p>0.8778288756</text:p>
          </table:table-cell>
          <table:table-cell table:formula="of:=[.J23] * [.G23] + [.M23] * [.H23] + [.P23] * [.H23]" office:value-type="float" office:value="0.036239289290889" calcext:value-type="float">
            <text:p>0.0362392893</text:p>
          </table:table-cell>
          <table:table-cell table:formula="of:=[.K23] * [.D23] + [.N23] * [.E23] + [.Q23] * [.H23]" office:value-type="float" office:value="0.0316300582218473" calcext:value-type="float">
            <text:p>0.0316300582</text:p>
          </table:table-cell>
          <table:table-cell table:formula="of:=[.L23] * [.G23] + [.O23] * [.H23] + [.R23] * [.H23]" office:value-type="float" office:value="8.69263991148658" calcext:value-type="float">
            <text:p>8.6926399115</text:p>
          </table:table-cell>
          <table:table-cell/>
          <table:table-cell table:formula="of:=[.B23]-[.S23]" office:value-type="float" office:value="0.272552710709111" calcext:value-type="float">
            <text:p>0.2725527107</text:p>
          </table:table-cell>
          <table:table-cell table:formula="of:=[.A23]-[.T23]" office:value-type="float" office:value="-0.0843186582218473" calcext:value-type="float">
            <text:p>-0.0843186582</text:p>
          </table:table-cell>
          <table:table-cell table:formula="of:=[.C23]-[.U23]" office:value-type="float" office:value="0.97322008851342" calcext:value-type="float">
            <text:p>0.9732200885</text:p>
          </table:table-cell>
        </table:table-row>
        <table:table-row table:style-name="ro1">
          <table:table-cell office:value-type="float" office:value="-0.0526886" calcext:value-type="float">
            <text:p>-0.0526886</text:p>
          </table:table-cell>
          <table:table-cell office:value-type="float" office:value="0.308792" calcext:value-type="float">
            <text:p>0.308792</text:p>
          </table:table-cell>
          <table:table-cell office:value-type="float" office:value="9.66586" calcext:value-type="float">
            <text:p>9.66586</text:p>
          </table:table-cell>
          <table:table-cell office:value-type="float" office:value="-0.0302368" calcext:value-type="float">
            <text:p>-0.0302368</text:p>
          </table:table-cell>
          <table:table-cell office:value-type="float" office:value="-0.499424" calcext:value-type="float">
            <text:p>-0.499424</text:p>
          </table:table-cell>
          <table:table-cell office:value-type="float" office:value="0.00533035" calcext:value-type="float">
            <text:p>0.0053303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4])*COS([.E24])" office:value-type="float" office:value="0.877457298703995" calcext:value-type="float">
            <text:p>0.8774572987</text:p>
          </table:table-cell>
          <table:table-cell table:formula="of:=COS([.D24]) * SIN([.E24]) * SIN([.F24]) - SIN([.E24]) * COS([.F24])" office:value-type="float" office:value="0.476361535769056" calcext:value-type="float">
            <text:p>0.4763615358</text:p>
          </table:table-cell>
          <table:table-cell table:formula="of:=COS([.D24]) * SIN([.E24]) * COS([.F24]) + SIN([.D24]) * SIN([.F24])" office:value-type="float" office:value="-0.478855405406435" calcext:value-type="float">
            <text:p>-0.4788554054</text:p>
          </table:table-cell>
          <table:table-cell table:formula="of:=SIN([.D24]) * COS([.E24])" office:value-type="float" office:value="-0.0265395894068509" calcext:value-type="float">
            <text:p>-0.0265395894</text:p>
          </table:table-cell>
          <table:table-cell table:formula="of:=SIN([.D24]) * SIN([.E24]) * SIN([.F24] + COS([.D24]) * COS([.F24]))" office:value-type="float" office:value="0.012221358919532" calcext:value-type="float">
            <text:p>0.0122213589</text:p>
          </table:table-cell>
          <table:table-cell table:formula="of:=SIN([.D24]) * SIN([.E24]) * COS([.F24])- COS([.D24]) * SIN([.F24])" office:value-type="float" office:value="0.00915070694718236" calcext:value-type="float">
            <text:p>0.0091507069</text:p>
          </table:table-cell>
          <table:table-cell table:formula="of:=-SIN([.D24])" office:value-type="float" office:value="0.0302321928072879" calcext:value-type="float">
            <text:p>0.0302321928</text:p>
          </table:table-cell>
          <table:table-cell table:formula="of:=COS([.D24]) * SIN([.F24])" office:value-type="float" office:value="0.00532788828191618" calcext:value-type="float">
            <text:p>0.0053278883</text:p>
          </table:table-cell>
          <table:table-cell table:formula="of:=COS([.E24]) * COS([.F24])" office:value-type="float" office:value="0.877846094298656" calcext:value-type="float">
            <text:p>0.8778460943</text:p>
          </table:table-cell>
          <table:table-cell table:formula="of:=[.J24] * [.G24] + [.M24] * [.H24] + [.P24] * [.H24]" office:value-type="float" office:value="0.0361875133242825" calcext:value-type="float">
            <text:p>0.0361875133</text:p>
          </table:table-cell>
          <table:table-cell table:formula="of:=[.K24] * [.D24] + [.N24] * [.E24] + [.Q24] * [.H24]" office:value-type="float" office:value="0.0317060167210085" calcext:value-type="float">
            <text:p>0.0317060167</text:p>
          </table:table-cell>
          <table:table-cell table:formula="of:=[.L24] * [.G24] + [.O24] * [.H24] + [.R24] * [.H24]" office:value-type="float" office:value="8.69256865220922" calcext:value-type="float">
            <text:p>8.6925686522</text:p>
          </table:table-cell>
          <table:table-cell/>
          <table:table-cell table:formula="of:=[.B24]-[.S24]" office:value-type="float" office:value="0.272604486675717" calcext:value-type="float">
            <text:p>0.2726044867</text:p>
          </table:table-cell>
          <table:table-cell table:formula="of:=[.A24]-[.T24]" office:value-type="float" office:value="-0.0843946167210085" calcext:value-type="float">
            <text:p>-0.0843946167</text:p>
          </table:table-cell>
          <table:table-cell table:formula="of:=[.C24]-[.U24]" office:value-type="float" office:value="0.973291347790779" calcext:value-type="float">
            <text:p>0.9732913478</text:p>
          </table:table-cell>
        </table:table-row>
        <table:table-row table:style-name="ro1">
          <table:table-cell office:value-type="float" office:value="-0.0645905" calcext:value-type="float">
            <text:p>-0.0645905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9.66348" calcext:value-type="float">
            <text:p>9.66348</text:p>
          </table:table-cell>
          <table:table-cell office:value-type="float" office:value="-0.0302368" calcext:value-type="float">
            <text:p>-0.0302368</text:p>
          </table:table-cell>
          <table:table-cell office:value-type="float" office:value="-0.499424" calcext:value-type="float">
            <text:p>-0.499424</text:p>
          </table:table-cell>
          <table:table-cell office:value-type="float" office:value="0.00533035" calcext:value-type="float">
            <text:p>0.0053303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5])*COS([.E25])" office:value-type="float" office:value="0.877457298703995" calcext:value-type="float">
            <text:p>0.8774572987</text:p>
          </table:table-cell>
          <table:table-cell table:formula="of:=COS([.D25]) * SIN([.E25]) * SIN([.F25]) - SIN([.E25]) * COS([.F25])" office:value-type="float" office:value="0.476361535769056" calcext:value-type="float">
            <text:p>0.4763615358</text:p>
          </table:table-cell>
          <table:table-cell table:formula="of:=COS([.D25]) * SIN([.E25]) * COS([.F25]) + SIN([.D25]) * SIN([.F25])" office:value-type="float" office:value="-0.478855405406435" calcext:value-type="float">
            <text:p>-0.4788554054</text:p>
          </table:table-cell>
          <table:table-cell table:formula="of:=SIN([.D25]) * COS([.E25])" office:value-type="float" office:value="-0.0265395894068509" calcext:value-type="float">
            <text:p>-0.0265395894</text:p>
          </table:table-cell>
          <table:table-cell table:formula="of:=SIN([.D25]) * SIN([.E25]) * SIN([.F25] + COS([.D25]) * COS([.F25]))" office:value-type="float" office:value="0.012221358919532" calcext:value-type="float">
            <text:p>0.0122213589</text:p>
          </table:table-cell>
          <table:table-cell table:formula="of:=SIN([.D25]) * SIN([.E25]) * COS([.F25])- COS([.D25]) * SIN([.F25])" office:value-type="float" office:value="0.00915070694718236" calcext:value-type="float">
            <text:p>0.0091507069</text:p>
          </table:table-cell>
          <table:table-cell table:formula="of:=-SIN([.D25])" office:value-type="float" office:value="0.0302321928072879" calcext:value-type="float">
            <text:p>0.0302321928</text:p>
          </table:table-cell>
          <table:table-cell table:formula="of:=COS([.D25]) * SIN([.F25])" office:value-type="float" office:value="0.00532788828191618" calcext:value-type="float">
            <text:p>0.0053278883</text:p>
          </table:table-cell>
          <table:table-cell table:formula="of:=COS([.E25]) * COS([.F25])" office:value-type="float" office:value="0.877846094298656" calcext:value-type="float">
            <text:p>0.8778460943</text:p>
          </table:table-cell>
          <table:table-cell table:formula="of:=[.J25] * [.G25] + [.M25] * [.H25] + [.P25] * [.H25]" office:value-type="float" office:value="0.0361875133242825" calcext:value-type="float">
            <text:p>0.0361875133</text:p>
          </table:table-cell>
          <table:table-cell table:formula="of:=[.K25] * [.D25] + [.N25] * [.E25] + [.Q25] * [.H25]" office:value-type="float" office:value="0.0317060167210085" calcext:value-type="float">
            <text:p>0.0317060167</text:p>
          </table:table-cell>
          <table:table-cell table:formula="of:=[.L25] * [.G25] + [.O25] * [.H25] + [.R25] * [.H25]" office:value-type="float" office:value="8.69256865220922" calcext:value-type="float">
            <text:p>8.6925686522</text:p>
          </table:table-cell>
          <table:table-cell/>
          <table:table-cell table:formula="of:=[.B25]-[.S25]" office:value-type="float" office:value="0.251181486675717" calcext:value-type="float">
            <text:p>0.2511814867</text:p>
          </table:table-cell>
          <table:table-cell table:formula="of:=[.A25]-[.T25]" office:value-type="float" office:value="-0.0962965167210085" calcext:value-type="float">
            <text:p>-0.0962965167</text:p>
          </table:table-cell>
          <table:table-cell table:formula="of:=[.C25]-[.U25]" office:value-type="float" office:value="0.970911347790779" calcext:value-type="float">
            <text:p>0.9709113478</text:p>
          </table:table-cell>
        </table:table-row>
        <table:table-row table:style-name="ro1">
          <table:table-cell office:value-type="float" office:value="-0.0645905" calcext:value-type="float">
            <text:p>-0.0645905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9.66348" calcext:value-type="float">
            <text:p>9.66348</text:p>
          </table:table-cell>
          <table:table-cell office:value-type="float" office:value="-0.0303138" calcext:value-type="float">
            <text:p>-0.0303138</text:p>
          </table:table-cell>
          <table:table-cell office:value-type="float" office:value="-0.499592" calcext:value-type="float">
            <text:p>-0.499592</text:p>
          </table:table-cell>
          <table:table-cell office:value-type="float" office:value="0.00536703" calcext:value-type="float">
            <text:p>0.0053670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6])*COS([.E26])" office:value-type="float" office:value="0.877374818581818" calcext:value-type="float">
            <text:p>0.8773748186</text:p>
          </table:table-cell>
          <table:table-cell table:formula="of:=COS([.D26]) * SIN([.E26]) * SIN([.F26]) - SIN([.E26]) * COS([.F26])" office:value-type="float" office:value="0.476490569526307" calcext:value-type="float">
            <text:p>0.4764905695</text:p>
          </table:table-cell>
          <table:table-cell table:formula="of:=COS([.D26]) * SIN([.E26]) * COS([.F26]) + SIN([.D26]) * SIN([.F26])" office:value-type="float" office:value="-0.479003120794075" calcext:value-type="float">
            <text:p>-0.4790031208</text:p>
          </table:table-cell>
          <table:table-cell table:formula="of:=SIN([.D26]) * COS([.E26])" office:value-type="float" office:value="-0.026604714533615" calcext:value-type="float">
            <text:p>-0.0266047145</text:p>
          </table:table-cell>
          <table:table-cell table:formula="of:=SIN([.D26]) * SIN([.E26]) * SIN([.F26] + COS([.D26]) * COS([.F26]))" office:value-type="float" office:value="0.0122565106890412" calcext:value-type="float">
            <text:p>0.0122565107</text:p>
          </table:table-cell>
          <table:table-cell table:formula="of:=SIN([.D26]) * SIN([.E26]) * COS([.F26])- COS([.D26]) * SIN([.F26])" office:value-type="float" office:value="0.00915538304723465" calcext:value-type="float">
            <text:p>0.009155383</text:p>
          </table:table-cell>
          <table:table-cell table:formula="of:=-SIN([.D26])" office:value-type="float" office:value="0.0303091575211034" calcext:value-type="float">
            <text:p>0.0303091575</text:p>
          </table:table-cell>
          <table:table-cell table:formula="of:=COS([.D26]) * SIN([.F26])" office:value-type="float" office:value="0.00536453848151112" calcext:value-type="float">
            <text:p>0.0053645385</text:p>
          </table:table-cell>
          <table:table-cell table:formula="of:=COS([.E26]) * COS([.F26])" office:value-type="float" office:value="0.87776545228825" calcext:value-type="float">
            <text:p>0.8777654523</text:p>
          </table:table-cell>
          <table:table-cell table:formula="of:=[.J26] * [.G26] + [.M26] * [.H26] + [.P26] * [.H26]" office:value-type="float" office:value="0.036303541277386" calcext:value-type="float">
            <text:p>0.0363035413</text:p>
          </table:table-cell>
          <table:table-cell table:formula="of:=[.K26] * [.D26] + [.N26] * [.E26] + [.Q26] * [.H26]" office:value-type="float" office:value="0.0320049826041429" calcext:value-type="float">
            <text:p>0.0320049826</text:p>
          </table:table-cell>
          <table:table-cell table:formula="of:=[.L26] * [.G26] + [.O26] * [.H26] + [.R26] * [.H26]" office:value-type="float" office:value="8.69182418628775" calcext:value-type="float">
            <text:p>8.6918241863</text:p>
          </table:table-cell>
          <table:table-cell/>
          <table:table-cell table:formula="of:=[.B26]-[.S26]" office:value-type="float" office:value="0.251065458722614" calcext:value-type="float">
            <text:p>0.2510654587</text:p>
          </table:table-cell>
          <table:table-cell table:formula="of:=[.A26]-[.T26]" office:value-type="float" office:value="-0.0965954826041429" calcext:value-type="float">
            <text:p>-0.0965954826</text:p>
          </table:table-cell>
          <table:table-cell table:formula="of:=[.C26]-[.U26]" office:value-type="float" office:value="0.971655813712252" calcext:value-type="float">
            <text:p>0.9716558137</text:p>
          </table:table-cell>
        </table:table-row>
        <table:table-row table:style-name="ro1">
          <table:table-cell office:value-type="float" office:value="-0.0479279" calcext:value-type="float">
            <text:p>-0.0479279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9.73489" calcext:value-type="float">
            <text:p>9.73489</text:p>
          </table:table-cell>
          <table:table-cell office:value-type="float" office:value="-0.0303138" calcext:value-type="float">
            <text:p>-0.0303138</text:p>
          </table:table-cell>
          <table:table-cell office:value-type="float" office:value="-0.499592" calcext:value-type="float">
            <text:p>-0.499592</text:p>
          </table:table-cell>
          <table:table-cell office:value-type="float" office:value="0.00536703" calcext:value-type="float">
            <text:p>0.0053670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7])*COS([.E27])" office:value-type="float" office:value="0.877374818581818" calcext:value-type="float">
            <text:p>0.8773748186</text:p>
          </table:table-cell>
          <table:table-cell table:formula="of:=COS([.D27]) * SIN([.E27]) * SIN([.F27]) - SIN([.E27]) * COS([.F27])" office:value-type="float" office:value="0.476490569526307" calcext:value-type="float">
            <text:p>0.4764905695</text:p>
          </table:table-cell>
          <table:table-cell table:formula="of:=COS([.D27]) * SIN([.E27]) * COS([.F27]) + SIN([.D27]) * SIN([.F27])" office:value-type="float" office:value="-0.479003120794075" calcext:value-type="float">
            <text:p>-0.4790031208</text:p>
          </table:table-cell>
          <table:table-cell table:formula="of:=SIN([.D27]) * COS([.E27])" office:value-type="float" office:value="-0.026604714533615" calcext:value-type="float">
            <text:p>-0.0266047145</text:p>
          </table:table-cell>
          <table:table-cell table:formula="of:=SIN([.D27]) * SIN([.E27]) * SIN([.F27] + COS([.D27]) * COS([.F27]))" office:value-type="float" office:value="0.0122565106890412" calcext:value-type="float">
            <text:p>0.0122565107</text:p>
          </table:table-cell>
          <table:table-cell table:formula="of:=SIN([.D27]) * SIN([.E27]) * COS([.F27])- COS([.D27]) * SIN([.F27])" office:value-type="float" office:value="0.00915538304723465" calcext:value-type="float">
            <text:p>0.009155383</text:p>
          </table:table-cell>
          <table:table-cell table:formula="of:=-SIN([.D27])" office:value-type="float" office:value="0.0303091575211034" calcext:value-type="float">
            <text:p>0.0303091575</text:p>
          </table:table-cell>
          <table:table-cell table:formula="of:=COS([.D27]) * SIN([.F27])" office:value-type="float" office:value="0.00536453848151112" calcext:value-type="float">
            <text:p>0.0053645385</text:p>
          </table:table-cell>
          <table:table-cell table:formula="of:=COS([.E27]) * COS([.F27])" office:value-type="float" office:value="0.87776545228825" calcext:value-type="float">
            <text:p>0.8777654523</text:p>
          </table:table-cell>
          <table:table-cell table:formula="of:=[.J27] * [.G27] + [.M27] * [.H27] + [.P27] * [.H27]" office:value-type="float" office:value="0.036303541277386" calcext:value-type="float">
            <text:p>0.0363035413</text:p>
          </table:table-cell>
          <table:table-cell table:formula="of:=[.K27] * [.D27] + [.N27] * [.E27] + [.Q27] * [.H27]" office:value-type="float" office:value="0.0320049826041429" calcext:value-type="float">
            <text:p>0.0320049826</text:p>
          </table:table-cell>
          <table:table-cell table:formula="of:=[.L27] * [.G27] + [.O27] * [.H27] + [.R27] * [.H27]" office:value-type="float" office:value="8.69182418628775" calcext:value-type="float">
            <text:p>8.6918241863</text:p>
          </table:table-cell>
          <table:table-cell/>
          <table:table-cell table:formula="of:=[.B27]-[.S27]" office:value-type="float" office:value="0.251065458722614" calcext:value-type="float">
            <text:p>0.2510654587</text:p>
          </table:table-cell>
          <table:table-cell table:formula="of:=[.A27]-[.T27]" office:value-type="float" office:value="-0.0799328826041429" calcext:value-type="float">
            <text:p>-0.0799328826</text:p>
          </table:table-cell>
          <table:table-cell table:formula="of:=[.C27]-[.U27]" office:value-type="float" office:value="1.04306581371225" calcext:value-type="float">
            <text:p>1.0430658137</text:p>
          </table:table-cell>
        </table:table-row>
        <table:table-row table:style-name="ro1">
          <table:table-cell office:value-type="float" office:value="-0.0479279" calcext:value-type="float">
            <text:p>-0.0479279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9.73489" calcext:value-type="float">
            <text:p>9.73489</text:p>
          </table:table-cell>
          <table:table-cell office:value-type="float" office:value="-0.0303145" calcext:value-type="float">
            <text:p>-0.0303145</text:p>
          </table:table-cell>
          <table:table-cell office:value-type="float" office:value="-0.499667" calcext:value-type="float">
            <text:p>-0.499667</text:p>
          </table:table-cell>
          <table:table-cell office:value-type="float" office:value="0.00540257" calcext:value-type="float">
            <text:p>0.0054025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8])*COS([.E28])" office:value-type="float" office:value="0.877338883940382" calcext:value-type="float">
            <text:p>0.8773388839</text:p>
          </table:table-cell>
          <table:table-cell table:formula="of:=COS([.D28]) * SIN([.E28]) * SIN([.F28]) - SIN([.E28]) * COS([.F28])" office:value-type="float" office:value="0.476538935463736" calcext:value-type="float">
            <text:p>0.4765389355</text:p>
          </table:table-cell>
          <table:table-cell table:formula="of:=COS([.D28]) * SIN([.E28]) * COS([.F28]) + SIN([.D28]) * SIN([.F28])" office:value-type="float" office:value="-0.479069900745427" calcext:value-type="float">
            <text:p>-0.4790699007</text:p>
          </table:table-cell>
          <table:table-cell table:formula="of:=SIN([.D28]) * COS([.E28])" office:value-type="float" office:value="-0.0266042395862164" calcext:value-type="float">
            <text:p>-0.0266042396</text:p>
          </table:table-cell>
          <table:table-cell table:formula="of:=SIN([.D28]) * SIN([.E28]) * SIN([.F28] + COS([.D28]) * COS([.F28]))" office:value-type="float" office:value="0.0122587529934003" calcext:value-type="float">
            <text:p>0.012258753</text:p>
          </table:table-cell>
          <table:table-cell table:formula="of:=SIN([.D28]) * SIN([.E28]) * COS([.F28])- COS([.D28]) * SIN([.F28])" office:value-type="float" office:value="0.00912218774410738" calcext:value-type="float">
            <text:p>0.0091221877</text:p>
          </table:table-cell>
          <table:table-cell table:formula="of:=-SIN([.D28])" office:value-type="float" office:value="0.0303098571994963" calcext:value-type="float">
            <text:p>0.0303098572</text:p>
          </table:table-cell>
          <table:table-cell table:formula="of:=COS([.D28]) * SIN([.F28])" office:value-type="float" office:value="0.00540006152379016" calcext:value-type="float">
            <text:p>0.0054000615</text:p>
          </table:table-cell>
          <table:table-cell table:formula="of:=COS([.E28]) * COS([.F28])" office:value-type="float" office:value="0.877729352300883" calcext:value-type="float">
            <text:p>0.8777293523</text:p>
          </table:table-cell>
          <table:table-cell table:formula="of:=[.J28] * [.G28] + [.M28] * [.H28] + [.P28] * [.H28]" office:value-type="float" office:value="0.0363150526101426" calcext:value-type="float">
            <text:p>0.0363150526</text:p>
          </table:table-cell>
          <table:table-cell table:formula="of:=[.K28] * [.D28] + [.N28] * [.E28] + [.Q28] * [.H28]" office:value-type="float" office:value="0.0323492690420749" calcext:value-type="float">
            <text:p>0.032349269</text:p>
          </table:table-cell>
          <table:table-cell table:formula="of:=[.L28] * [.G28] + [.O28] * [.H28] + [.R28] * [.H28]" office:value-type="float" office:value="8.69114509244091" calcext:value-type="float">
            <text:p>8.6911450924</text:p>
          </table:table-cell>
          <table:table-cell/>
          <table:table-cell table:formula="of:=[.B28]-[.S28]" office:value-type="float" office:value="0.251053947389857" calcext:value-type="float">
            <text:p>0.2510539474</text:p>
          </table:table-cell>
          <table:table-cell table:formula="of:=[.A28]-[.T28]" office:value-type="float" office:value="-0.0802771690420749" calcext:value-type="float">
            <text:p>-0.080277169</text:p>
          </table:table-cell>
          <table:table-cell table:formula="of:=[.C28]-[.U28]" office:value-type="float" office:value="1.04374490755909" calcext:value-type="float">
            <text:p>1.0437449076</text:p>
          </table:table-cell>
        </table:table-row>
        <table:table-row table:style-name="ro1">
          <table:table-cell office:value-type="float" office:value="-0.0479279" calcext:value-type="float">
            <text:p>-0.0479279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9.73489" calcext:value-type="float">
            <text:p>9.73489</text:p>
          </table:table-cell>
          <table:table-cell office:value-type="float" office:value="-0.0303145" calcext:value-type="float">
            <text:p>-0.0303145</text:p>
          </table:table-cell>
          <table:table-cell office:value-type="float" office:value="-0.499667" calcext:value-type="float">
            <text:p>-0.499667</text:p>
          </table:table-cell>
          <table:table-cell office:value-type="float" office:value="0.00540257" calcext:value-type="float">
            <text:p>0.0054025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9])*COS([.E29])" office:value-type="float" office:value="0.877338883940382" calcext:value-type="float">
            <text:p>0.8773388839</text:p>
          </table:table-cell>
          <table:table-cell table:formula="of:=COS([.D29]) * SIN([.E29]) * SIN([.F29]) - SIN([.E29]) * COS([.F29])" office:value-type="float" office:value="0.476538935463736" calcext:value-type="float">
            <text:p>0.4765389355</text:p>
          </table:table-cell>
          <table:table-cell table:formula="of:=COS([.D29]) * SIN([.E29]) * COS([.F29]) + SIN([.D29]) * SIN([.F29])" office:value-type="float" office:value="-0.479069900745427" calcext:value-type="float">
            <text:p>-0.4790699007</text:p>
          </table:table-cell>
          <table:table-cell table:formula="of:=SIN([.D29]) * COS([.E29])" office:value-type="float" office:value="-0.0266042395862164" calcext:value-type="float">
            <text:p>-0.0266042396</text:p>
          </table:table-cell>
          <table:table-cell table:formula="of:=SIN([.D29]) * SIN([.E29]) * SIN([.F29] + COS([.D29]) * COS([.F29]))" office:value-type="float" office:value="0.0122587529934003" calcext:value-type="float">
            <text:p>0.012258753</text:p>
          </table:table-cell>
          <table:table-cell table:formula="of:=SIN([.D29]) * SIN([.E29]) * COS([.F29])- COS([.D29]) * SIN([.F29])" office:value-type="float" office:value="0.00912218774410738" calcext:value-type="float">
            <text:p>0.0091221877</text:p>
          </table:table-cell>
          <table:table-cell table:formula="of:=-SIN([.D29])" office:value-type="float" office:value="0.0303098571994963" calcext:value-type="float">
            <text:p>0.0303098572</text:p>
          </table:table-cell>
          <table:table-cell table:formula="of:=COS([.D29]) * SIN([.F29])" office:value-type="float" office:value="0.00540006152379016" calcext:value-type="float">
            <text:p>0.0054000615</text:p>
          </table:table-cell>
          <table:table-cell table:formula="of:=COS([.E29]) * COS([.F29])" office:value-type="float" office:value="0.877729352300883" calcext:value-type="float">
            <text:p>0.8777293523</text:p>
          </table:table-cell>
          <table:table-cell table:formula="of:=[.J29] * [.G29] + [.M29] * [.H29] + [.P29] * [.H29]" office:value-type="float" office:value="0.0363150526101426" calcext:value-type="float">
            <text:p>0.0363150526</text:p>
          </table:table-cell>
          <table:table-cell table:formula="of:=[.K29] * [.D29] + [.N29] * [.E29] + [.Q29] * [.H29]" office:value-type="float" office:value="0.0323492690420749" calcext:value-type="float">
            <text:p>0.032349269</text:p>
          </table:table-cell>
          <table:table-cell table:formula="of:=[.L29] * [.G29] + [.O29] * [.H29] + [.R29] * [.H29]" office:value-type="float" office:value="8.69114509244091" calcext:value-type="float">
            <text:p>8.6911450924</text:p>
          </table:table-cell>
          <table:table-cell/>
          <table:table-cell table:formula="of:=[.B29]-[.S29]" office:value-type="float" office:value="0.251053947389857" calcext:value-type="float">
            <text:p>0.2510539474</text:p>
          </table:table-cell>
          <table:table-cell table:formula="of:=[.A29]-[.T29]" office:value-type="float" office:value="-0.0802771690420749" calcext:value-type="float">
            <text:p>-0.080277169</text:p>
          </table:table-cell>
          <table:table-cell table:formula="of:=[.C29]-[.U29]" office:value-type="float" office:value="1.04374490755909" calcext:value-type="float">
            <text:p>1.0437449076</text:p>
          </table:table-cell>
        </table:table-row>
        <table:table-row table:style-name="ro1">
          <table:table-cell office:value-type="float" office:value="-0.0455475" calcext:value-type="float">
            <text:p>-0.0455475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70157" calcext:value-type="float">
            <text:p>9.70157</text:p>
          </table:table-cell>
          <table:table-cell office:value-type="float" office:value="-0.0303145" calcext:value-type="float">
            <text:p>-0.0303145</text:p>
          </table:table-cell>
          <table:table-cell office:value-type="float" office:value="-0.499667" calcext:value-type="float">
            <text:p>-0.499667</text:p>
          </table:table-cell>
          <table:table-cell office:value-type="float" office:value="0.00540257" calcext:value-type="float">
            <text:p>0.0054025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0])*COS([.E30])" office:value-type="float" office:value="0.877338883940382" calcext:value-type="float">
            <text:p>0.8773388839</text:p>
          </table:table-cell>
          <table:table-cell table:formula="of:=COS([.D30]) * SIN([.E30]) * SIN([.F30]) - SIN([.E30]) * COS([.F30])" office:value-type="float" office:value="0.476538935463736" calcext:value-type="float">
            <text:p>0.4765389355</text:p>
          </table:table-cell>
          <table:table-cell table:formula="of:=COS([.D30]) * SIN([.E30]) * COS([.F30]) + SIN([.D30]) * SIN([.F30])" office:value-type="float" office:value="-0.479069900745427" calcext:value-type="float">
            <text:p>-0.4790699007</text:p>
          </table:table-cell>
          <table:table-cell table:formula="of:=SIN([.D30]) * COS([.E30])" office:value-type="float" office:value="-0.0266042395862164" calcext:value-type="float">
            <text:p>-0.0266042396</text:p>
          </table:table-cell>
          <table:table-cell table:formula="of:=SIN([.D30]) * SIN([.E30]) * SIN([.F30] + COS([.D30]) * COS([.F30]))" office:value-type="float" office:value="0.0122587529934003" calcext:value-type="float">
            <text:p>0.012258753</text:p>
          </table:table-cell>
          <table:table-cell table:formula="of:=SIN([.D30]) * SIN([.E30]) * COS([.F30])- COS([.D30]) * SIN([.F30])" office:value-type="float" office:value="0.00912218774410738" calcext:value-type="float">
            <text:p>0.0091221877</text:p>
          </table:table-cell>
          <table:table-cell table:formula="of:=-SIN([.D30])" office:value-type="float" office:value="0.0303098571994963" calcext:value-type="float">
            <text:p>0.0303098572</text:p>
          </table:table-cell>
          <table:table-cell table:formula="of:=COS([.D30]) * SIN([.F30])" office:value-type="float" office:value="0.00540006152379016" calcext:value-type="float">
            <text:p>0.0054000615</text:p>
          </table:table-cell>
          <table:table-cell table:formula="of:=COS([.E30]) * COS([.F30])" office:value-type="float" office:value="0.877729352300883" calcext:value-type="float">
            <text:p>0.8777293523</text:p>
          </table:table-cell>
          <table:table-cell table:formula="of:=[.J30] * [.G30] + [.M30] * [.H30] + [.P30] * [.H30]" office:value-type="float" office:value="0.0363150526101426" calcext:value-type="float">
            <text:p>0.0363150526</text:p>
          </table:table-cell>
          <table:table-cell table:formula="of:=[.K30] * [.D30] + [.N30] * [.E30] + [.Q30] * [.H30]" office:value-type="float" office:value="0.0323492690420749" calcext:value-type="float">
            <text:p>0.032349269</text:p>
          </table:table-cell>
          <table:table-cell table:formula="of:=[.L30] * [.G30] + [.O30] * [.H30] + [.R30] * [.H30]" office:value-type="float" office:value="8.69114509244091" calcext:value-type="float">
            <text:p>8.6911450924</text:p>
          </table:table-cell>
          <table:table-cell/>
          <table:table-cell table:formula="of:=[.B30]-[.S30]" office:value-type="float" office:value="0.262955947389857" calcext:value-type="float">
            <text:p>0.2629559474</text:p>
          </table:table-cell>
          <table:table-cell table:formula="of:=[.A30]-[.T30]" office:value-type="float" office:value="-0.0778967690420749" calcext:value-type="float">
            <text:p>-0.077896769</text:p>
          </table:table-cell>
          <table:table-cell table:formula="of:=[.C30]-[.U30]" office:value-type="float" office:value="1.01042490755909" calcext:value-type="float">
            <text:p>1.0104249076</text:p>
          </table:table-cell>
        </table:table-row>
        <table:table-row table:style-name="ro1">
          <table:table-cell office:value-type="float" office:value="-0.0455475" calcext:value-type="float">
            <text:p>-0.0455475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70157" calcext:value-type="float">
            <text:p>9.70157</text:p>
          </table:table-cell>
          <table:table-cell office:value-type="float" office:value="-0.0302974" calcext:value-type="float">
            <text:p>-0.0302974</text:p>
          </table:table-cell>
          <table:table-cell office:value-type="float" office:value="-0.499574" calcext:value-type="float">
            <text:p>-0.499574</text:p>
          </table:table-cell>
          <table:table-cell office:value-type="float" office:value="0.00536785" calcext:value-type="float">
            <text:p>0.0053678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1])*COS([.E31])" office:value-type="float" office:value="0.877383873895561" calcext:value-type="float">
            <text:p>0.8773838739</text:p>
          </table:table-cell>
          <table:table-cell table:formula="of:=COS([.D31]) * SIN([.E31]) * SIN([.F31]) - SIN([.E31]) * COS([.F31])" office:value-type="float" office:value="0.476474458408202" calcext:value-type="float">
            <text:p>0.4764744584</text:p>
          </table:table-cell>
          <table:table-cell table:formula="of:=COS([.D31]) * SIN([.E31]) * COS([.F31]) + SIN([.D31]) * SIN([.F31])" office:value-type="float" office:value="-0.478987501005475" calcext:value-type="float">
            <text:p>-0.478987501</text:p>
          </table:table-cell>
          <table:table-cell table:formula="of:=SIN([.D31]) * COS([.E31])" office:value-type="float" office:value="-0.0265905867997015" calcext:value-type="float">
            <text:p>-0.0265905868</text:p>
          </table:table-cell>
          <table:table-cell table:formula="of:=SIN([.D31]) * SIN([.E31]) * SIN([.F31] + COS([.D31]) * COS([.F31]))" office:value-type="float" office:value="0.0122494880519734" calcext:value-type="float">
            <text:p>0.0122494881</text:p>
          </table:table-cell>
          <table:table-cell table:formula="of:=SIN([.D31]) * SIN([.E31]) * COS([.F31])- COS([.D31]) * SIN([.F31])" office:value-type="float" office:value="0.00914622909776418" calcext:value-type="float">
            <text:p>0.0091462291</text:p>
          </table:table-cell>
          <table:table-cell table:formula="of:=-SIN([.D31])" office:value-type="float" office:value="0.0302927650516482" calcext:value-type="float">
            <text:p>0.0302927651</text:p>
          </table:table-cell>
          <table:table-cell table:formula="of:=COS([.D31]) * SIN([.F31])" office:value-type="float" office:value="0.00536536076043755" calcext:value-type="float">
            <text:p>0.0053653608</text:p>
          </table:table-cell>
          <table:table-cell table:formula="of:=COS([.E31]) * COS([.F31])" office:value-type="float" office:value="0.877774071372481" calcext:value-type="float">
            <text:p>0.8777740714</text:p>
          </table:table-cell>
          <table:table-cell table:formula="of:=[.J31] * [.G31] + [.M31] * [.H31] + [.P31] * [.H31]" office:value-type="float" office:value="0.0362813468690779" calcext:value-type="float">
            <text:p>0.0362813469</text:p>
          </table:table-cell>
          <table:table-cell table:formula="of:=[.K31] * [.D31] + [.N31] * [.E31] + [.Q31] * [.H31]" office:value-type="float" office:value="0.0320250724520348" calcext:value-type="float">
            <text:p>0.0320250725</text:p>
          </table:table-cell>
          <table:table-cell table:formula="of:=[.L31] * [.G31] + [.O31] * [.H31] + [.R31] * [.H31]" office:value-type="float" office:value="8.69181894460841" calcext:value-type="float">
            <text:p>8.6918189446</text:p>
          </table:table-cell>
          <table:table-cell/>
          <table:table-cell table:formula="of:=[.B31]-[.S31]" office:value-type="float" office:value="0.262989653130922" calcext:value-type="float">
            <text:p>0.2629896531</text:p>
          </table:table-cell>
          <table:table-cell table:formula="of:=[.A31]-[.T31]" office:value-type="float" office:value="-0.0775725724520347" calcext:value-type="float">
            <text:p>-0.0775725725</text:p>
          </table:table-cell>
          <table:table-cell table:formula="of:=[.C31]-[.U31]" office:value-type="float" office:value="1.00975105539159" calcext:value-type="float">
            <text:p>1.0097510554</text:p>
          </table:table-cell>
        </table:table-row>
        <table:table-row table:style-name="ro1">
          <table:table-cell office:value-type="float" office:value="-0.0455475" calcext:value-type="float">
            <text:p>-0.0455475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70157" calcext:value-type="float">
            <text:p>9.70157</text:p>
          </table:table-cell>
          <table:table-cell office:value-type="float" office:value="-0.0302942" calcext:value-type="float">
            <text:p>-0.0302942</text:p>
          </table:table-cell>
          <table:table-cell office:value-type="float" office:value="-0.499526" calcext:value-type="float">
            <text:p>-0.499526</text:p>
          </table:table-cell>
          <table:table-cell office:value-type="float" office:value="0.00534651" calcext:value-type="float">
            <text:p>0.0053465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2])*COS([.E32])" office:value-type="float" office:value="0.877406941898495" calcext:value-type="float">
            <text:p>0.8774069419</text:p>
          </table:table-cell>
          <table:table-cell table:formula="of:=COS([.D32]) * SIN([.E32]) * SIN([.F32]) - SIN([.E32]) * COS([.F32])" office:value-type="float" office:value="0.476442822504773" calcext:value-type="float">
            <text:p>0.4764428225</text:p>
          </table:table-cell>
          <table:table-cell table:formula="of:=COS([.D32]) * SIN([.E32]) * COS([.F32]) + SIN([.D32]) * SIN([.F32])" office:value-type="float" office:value="-0.47894482426204" calcext:value-type="float">
            <text:p>-0.4789448243</text:p>
          </table:table-cell>
          <table:table-cell table:formula="of:=SIN([.D32]) * COS([.E32])" office:value-type="float" office:value="-0.0265884756333394" calcext:value-type="float">
            <text:p>-0.0265884756</text:p>
          </table:table-cell>
          <table:table-cell table:formula="of:=SIN([.D32]) * SIN([.E32]) * SIN([.F32] + COS([.D32]) * COS([.F32]))" office:value-type="float" office:value="0.012246953016803" calcext:value-type="float">
            <text:p>0.012246953</text:p>
          </table:table-cell>
          <table:table-cell table:formula="of:=SIN([.D32]) * SIN([.E32]) * COS([.F32])- COS([.D32]) * SIN([.F32])" office:value-type="float" office:value="0.00916475168707412" calcext:value-type="float">
            <text:p>0.0091647517</text:p>
          </table:table-cell>
          <table:table-cell table:formula="of:=-SIN([.D32])" office:value-type="float" office:value="0.0302895665200727" calcext:value-type="float">
            <text:p>0.0302895665</text:p>
          </table:table-cell>
          <table:table-cell table:formula="of:=COS([.D32]) * SIN([.F32])" office:value-type="float" office:value="0.00534403137835306" calcext:value-type="float">
            <text:p>0.0053440314</text:p>
          </table:table-cell>
          <table:table-cell table:formula="of:=COS([.E32]) * COS([.F32])" office:value-type="float" office:value="0.877797164861631" calcext:value-type="float">
            <text:p>0.8777971649</text:p>
          </table:table-cell>
          <table:table-cell table:formula="of:=[.J32] * [.G32] + [.M32] * [.H32] + [.P32] * [.H32]" office:value-type="float" office:value="0.0362706906899855" calcext:value-type="float">
            <text:p>0.0362706907</text:p>
          </table:table-cell>
          <table:table-cell table:formula="of:=[.K32] * [.D32] + [.N32] * [.E32] + [.Q32] * [.H32]" office:value-type="float" office:value="0.0318203819016644" calcext:value-type="float">
            <text:p>0.0318203819</text:p>
          </table:table-cell>
          <table:table-cell table:formula="of:=[.L32] * [.G32] + [.O32] * [.H32] + [.R32] * [.H32]" office:value-type="float" office:value="8.69222678217731" calcext:value-type="float">
            <text:p>8.6922267822</text:p>
          </table:table-cell>
          <table:table-cell/>
          <table:table-cell table:formula="of:=[.B32]-[.S32]" office:value-type="float" office:value="0.263000309310014" calcext:value-type="float">
            <text:p>0.2630003093</text:p>
          </table:table-cell>
          <table:table-cell table:formula="of:=[.A32]-[.T32]" office:value-type="float" office:value="-0.0773678819016644" calcext:value-type="float">
            <text:p>-0.0773678819</text:p>
          </table:table-cell>
          <table:table-cell table:formula="of:=[.C32]-[.U32]" office:value-type="float" office:value="1.00934321782269" calcext:value-type="float">
            <text:p>1.0093432178</text:p>
          </table:table-cell>
        </table:table-row>
        <table:table-row table:style-name="ro1">
          <table:table-cell office:value-type="float" office:value="-0.0288849" calcext:value-type="float">
            <text:p>-0.0288849</text:p>
          </table:table-cell>
          <table:table-cell office:value-type="float" office:value="0.289749" calcext:value-type="float">
            <text:p>0.289749</text:p>
          </table:table-cell>
          <table:table-cell office:value-type="float" office:value="9.73251" calcext:value-type="float">
            <text:p>9.73251</text:p>
          </table:table-cell>
          <table:table-cell office:value-type="float" office:value="-0.0302942" calcext:value-type="float">
            <text:p>-0.0302942</text:p>
          </table:table-cell>
          <table:table-cell office:value-type="float" office:value="-0.499526" calcext:value-type="float">
            <text:p>-0.499526</text:p>
          </table:table-cell>
          <table:table-cell office:value-type="float" office:value="0.00534651" calcext:value-type="float">
            <text:p>0.0053465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3])*COS([.E33])" office:value-type="float" office:value="0.877406941898495" calcext:value-type="float">
            <text:p>0.8774069419</text:p>
          </table:table-cell>
          <table:table-cell table:formula="of:=COS([.D33]) * SIN([.E33]) * SIN([.F33]) - SIN([.E33]) * COS([.F33])" office:value-type="float" office:value="0.476442822504773" calcext:value-type="float">
            <text:p>0.4764428225</text:p>
          </table:table-cell>
          <table:table-cell table:formula="of:=COS([.D33]) * SIN([.E33]) * COS([.F33]) + SIN([.D33]) * SIN([.F33])" office:value-type="float" office:value="-0.47894482426204" calcext:value-type="float">
            <text:p>-0.4789448243</text:p>
          </table:table-cell>
          <table:table-cell table:formula="of:=SIN([.D33]) * COS([.E33])" office:value-type="float" office:value="-0.0265884756333394" calcext:value-type="float">
            <text:p>-0.0265884756</text:p>
          </table:table-cell>
          <table:table-cell table:formula="of:=SIN([.D33]) * SIN([.E33]) * SIN([.F33] + COS([.D33]) * COS([.F33]))" office:value-type="float" office:value="0.012246953016803" calcext:value-type="float">
            <text:p>0.012246953</text:p>
          </table:table-cell>
          <table:table-cell table:formula="of:=SIN([.D33]) * SIN([.E33]) * COS([.F33])- COS([.D33]) * SIN([.F33])" office:value-type="float" office:value="0.00916475168707412" calcext:value-type="float">
            <text:p>0.0091647517</text:p>
          </table:table-cell>
          <table:table-cell table:formula="of:=-SIN([.D33])" office:value-type="float" office:value="0.0302895665200727" calcext:value-type="float">
            <text:p>0.0302895665</text:p>
          </table:table-cell>
          <table:table-cell table:formula="of:=COS([.D33]) * SIN([.F33])" office:value-type="float" office:value="0.00534403137835306" calcext:value-type="float">
            <text:p>0.0053440314</text:p>
          </table:table-cell>
          <table:table-cell table:formula="of:=COS([.E33]) * COS([.F33])" office:value-type="float" office:value="0.877797164861631" calcext:value-type="float">
            <text:p>0.8777971649</text:p>
          </table:table-cell>
          <table:table-cell table:formula="of:=[.J33] * [.G33] + [.M33] * [.H33] + [.P33] * [.H33]" office:value-type="float" office:value="0.0362706906899855" calcext:value-type="float">
            <text:p>0.0362706907</text:p>
          </table:table-cell>
          <table:table-cell table:formula="of:=[.K33] * [.D33] + [.N33] * [.E33] + [.Q33] * [.H33]" office:value-type="float" office:value="0.0318203819016644" calcext:value-type="float">
            <text:p>0.0318203819</text:p>
          </table:table-cell>
          <table:table-cell table:formula="of:=[.L33] * [.G33] + [.O33] * [.H33] + [.R33] * [.H33]" office:value-type="float" office:value="8.69222678217731" calcext:value-type="float">
            <text:p>8.6922267822</text:p>
          </table:table-cell>
          <table:table-cell/>
          <table:table-cell table:formula="of:=[.B33]-[.S33]" office:value-type="float" office:value="0.253478309310014" calcext:value-type="float">
            <text:p>0.2534783093</text:p>
          </table:table-cell>
          <table:table-cell table:formula="of:=[.A33]-[.T33]" office:value-type="float" office:value="-0.0607052819016644" calcext:value-type="float">
            <text:p>-0.0607052819</text:p>
          </table:table-cell>
          <table:table-cell table:formula="of:=[.C33]-[.U33]" office:value-type="float" office:value="1.04028321782269" calcext:value-type="float">
            <text:p>1.0402832178</text:p>
          </table:table-cell>
        </table:table-row>
        <table:table-row table:style-name="ro1">
          <table:table-cell office:value-type="float" office:value="-0.0288849" calcext:value-type="float">
            <text:p>-0.0288849</text:p>
          </table:table-cell>
          <table:table-cell office:value-type="float" office:value="0.289749" calcext:value-type="float">
            <text:p>0.289749</text:p>
          </table:table-cell>
          <table:table-cell office:value-type="float" office:value="9.73251" calcext:value-type="float">
            <text:p>9.73251</text:p>
          </table:table-cell>
          <table:table-cell office:value-type="float" office:value="-0.0302942" calcext:value-type="float">
            <text:p>-0.0302942</text:p>
          </table:table-cell>
          <table:table-cell office:value-type="float" office:value="-0.499526" calcext:value-type="float">
            <text:p>-0.499526</text:p>
          </table:table-cell>
          <table:table-cell office:value-type="float" office:value="0.00534651" calcext:value-type="float">
            <text:p>0.0053465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4])*COS([.E34])" office:value-type="float" office:value="0.877406941898495" calcext:value-type="float">
            <text:p>0.8774069419</text:p>
          </table:table-cell>
          <table:table-cell table:formula="of:=COS([.D34]) * SIN([.E34]) * SIN([.F34]) - SIN([.E34]) * COS([.F34])" office:value-type="float" office:value="0.476442822504773" calcext:value-type="float">
            <text:p>0.4764428225</text:p>
          </table:table-cell>
          <table:table-cell table:formula="of:=COS([.D34]) * SIN([.E34]) * COS([.F34]) + SIN([.D34]) * SIN([.F34])" office:value-type="float" office:value="-0.47894482426204" calcext:value-type="float">
            <text:p>-0.4789448243</text:p>
          </table:table-cell>
          <table:table-cell table:formula="of:=SIN([.D34]) * COS([.E34])" office:value-type="float" office:value="-0.0265884756333394" calcext:value-type="float">
            <text:p>-0.0265884756</text:p>
          </table:table-cell>
          <table:table-cell table:formula="of:=SIN([.D34]) * SIN([.E34]) * SIN([.F34] + COS([.D34]) * COS([.F34]))" office:value-type="float" office:value="0.012246953016803" calcext:value-type="float">
            <text:p>0.012246953</text:p>
          </table:table-cell>
          <table:table-cell table:formula="of:=SIN([.D34]) * SIN([.E34]) * COS([.F34])- COS([.D34]) * SIN([.F34])" office:value-type="float" office:value="0.00916475168707412" calcext:value-type="float">
            <text:p>0.0091647517</text:p>
          </table:table-cell>
          <table:table-cell table:formula="of:=-SIN([.D34])" office:value-type="float" office:value="0.0302895665200727" calcext:value-type="float">
            <text:p>0.0302895665</text:p>
          </table:table-cell>
          <table:table-cell table:formula="of:=COS([.D34]) * SIN([.F34])" office:value-type="float" office:value="0.00534403137835306" calcext:value-type="float">
            <text:p>0.0053440314</text:p>
          </table:table-cell>
          <table:table-cell table:formula="of:=COS([.E34]) * COS([.F34])" office:value-type="float" office:value="0.877797164861631" calcext:value-type="float">
            <text:p>0.8777971649</text:p>
          </table:table-cell>
          <table:table-cell table:formula="of:=[.J34] * [.G34] + [.M34] * [.H34] + [.P34] * [.H34]" office:value-type="float" office:value="0.0362706906899855" calcext:value-type="float">
            <text:p>0.0362706907</text:p>
          </table:table-cell>
          <table:table-cell table:formula="of:=[.K34] * [.D34] + [.N34] * [.E34] + [.Q34] * [.H34]" office:value-type="float" office:value="0.0318203819016644" calcext:value-type="float">
            <text:p>0.0318203819</text:p>
          </table:table-cell>
          <table:table-cell table:formula="of:=[.L34] * [.G34] + [.O34] * [.H34] + [.R34] * [.H34]" office:value-type="float" office:value="8.69222678217731" calcext:value-type="float">
            <text:p>8.6922267822</text:p>
          </table:table-cell>
          <table:table-cell/>
          <table:table-cell table:formula="of:=[.B34]-[.S34]" office:value-type="float" office:value="0.253478309310014" calcext:value-type="float">
            <text:p>0.2534783093</text:p>
          </table:table-cell>
          <table:table-cell table:formula="of:=[.A34]-[.T34]" office:value-type="float" office:value="-0.0607052819016644" calcext:value-type="float">
            <text:p>-0.0607052819</text:p>
          </table:table-cell>
          <table:table-cell table:formula="of:=[.C34]-[.U34]" office:value-type="float" office:value="1.04028321782269" calcext:value-type="float">
            <text:p>1.0402832178</text:p>
          </table:table-cell>
        </table:table-row>
        <table:table-row table:style-name="ro1">
          <table:table-cell office:value-type="float" office:value="-0.0669708" calcext:value-type="float">
            <text:p>-0.0669708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71109" calcext:value-type="float">
            <text:p>9.71109</text:p>
          </table:table-cell>
          <table:table-cell office:value-type="float" office:value="-0.0302942" calcext:value-type="float">
            <text:p>-0.0302942</text:p>
          </table:table-cell>
          <table:table-cell office:value-type="float" office:value="-0.499526" calcext:value-type="float">
            <text:p>-0.499526</text:p>
          </table:table-cell>
          <table:table-cell office:value-type="float" office:value="0.00534651" calcext:value-type="float">
            <text:p>0.0053465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5])*COS([.E35])" office:value-type="float" office:value="0.877406941898495" calcext:value-type="float">
            <text:p>0.8774069419</text:p>
          </table:table-cell>
          <table:table-cell table:formula="of:=COS([.D35]) * SIN([.E35]) * SIN([.F35]) - SIN([.E35]) * COS([.F35])" office:value-type="float" office:value="0.476442822504773" calcext:value-type="float">
            <text:p>0.4764428225</text:p>
          </table:table-cell>
          <table:table-cell table:formula="of:=COS([.D35]) * SIN([.E35]) * COS([.F35]) + SIN([.D35]) * SIN([.F35])" office:value-type="float" office:value="-0.47894482426204" calcext:value-type="float">
            <text:p>-0.4789448243</text:p>
          </table:table-cell>
          <table:table-cell table:formula="of:=SIN([.D35]) * COS([.E35])" office:value-type="float" office:value="-0.0265884756333394" calcext:value-type="float">
            <text:p>-0.0265884756</text:p>
          </table:table-cell>
          <table:table-cell table:formula="of:=SIN([.D35]) * SIN([.E35]) * SIN([.F35] + COS([.D35]) * COS([.F35]))" office:value-type="float" office:value="0.012246953016803" calcext:value-type="float">
            <text:p>0.012246953</text:p>
          </table:table-cell>
          <table:table-cell table:formula="of:=SIN([.D35]) * SIN([.E35]) * COS([.F35])- COS([.D35]) * SIN([.F35])" office:value-type="float" office:value="0.00916475168707412" calcext:value-type="float">
            <text:p>0.0091647517</text:p>
          </table:table-cell>
          <table:table-cell table:formula="of:=-SIN([.D35])" office:value-type="float" office:value="0.0302895665200727" calcext:value-type="float">
            <text:p>0.0302895665</text:p>
          </table:table-cell>
          <table:table-cell table:formula="of:=COS([.D35]) * SIN([.F35])" office:value-type="float" office:value="0.00534403137835306" calcext:value-type="float">
            <text:p>0.0053440314</text:p>
          </table:table-cell>
          <table:table-cell table:formula="of:=COS([.E35]) * COS([.F35])" office:value-type="float" office:value="0.877797164861631" calcext:value-type="float">
            <text:p>0.8777971649</text:p>
          </table:table-cell>
          <table:table-cell table:formula="of:=[.J35] * [.G35] + [.M35] * [.H35] + [.P35] * [.H35]" office:value-type="float" office:value="0.0362706906899855" calcext:value-type="float">
            <text:p>0.0362706907</text:p>
          </table:table-cell>
          <table:table-cell table:formula="of:=[.K35] * [.D35] + [.N35] * [.E35] + [.Q35] * [.H35]" office:value-type="float" office:value="0.0318203819016644" calcext:value-type="float">
            <text:p>0.0318203819</text:p>
          </table:table-cell>
          <table:table-cell table:formula="of:=[.L35] * [.G35] + [.O35] * [.H35] + [.R35] * [.H35]" office:value-type="float" office:value="8.69222678217731" calcext:value-type="float">
            <text:p>8.6922267822</text:p>
          </table:table-cell>
          <table:table-cell/>
          <table:table-cell table:formula="of:=[.B35]-[.S35]" office:value-type="float" office:value="0.258239309310014" calcext:value-type="float">
            <text:p>0.2582393093</text:p>
          </table:table-cell>
          <table:table-cell table:formula="of:=[.A35]-[.T35]" office:value-type="float" office:value="-0.0987911819016644" calcext:value-type="float">
            <text:p>-0.0987911819</text:p>
          </table:table-cell>
          <table:table-cell table:formula="of:=[.C35]-[.U35]" office:value-type="float" office:value="1.01886321782269" calcext:value-type="float">
            <text:p>1.0188632178</text:p>
          </table:table-cell>
        </table:table-row>
        <table:table-row table:style-name="ro1">
          <table:table-cell office:value-type="float" office:value="-0.0669708" calcext:value-type="float">
            <text:p>-0.0669708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71109" calcext:value-type="float">
            <text:p>9.71109</text:p>
          </table:table-cell>
          <table:table-cell office:value-type="float" office:value="-0.0302658" calcext:value-type="float">
            <text:p>-0.0302658</text:p>
          </table:table-cell>
          <table:table-cell office:value-type="float" office:value="-0.499285" calcext:value-type="float">
            <text:p>-0.499285</text:p>
          </table:table-cell>
          <table:table-cell office:value-type="float" office:value="0.00524811" calcext:value-type="float">
            <text:p>0.0052481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6])*COS([.E36])" office:value-type="float" office:value="0.877523059598797" calcext:value-type="float">
            <text:p>0.8775230596</text:p>
          </table:table-cell>
          <table:table-cell table:formula="of:=COS([.D36]) * SIN([.E36]) * SIN([.F36]) - SIN([.E36]) * COS([.F36])" office:value-type="float" office:value="0.476279728949091" calcext:value-type="float">
            <text:p>0.4762797289</text:p>
          </table:table-cell>
          <table:table-cell table:formula="of:=COS([.D36]) * SIN([.E36]) * COS([.F36]) + SIN([.D36]) * SIN([.F36])" office:value-type="float" office:value="-0.478730890015336" calcext:value-type="float">
            <text:p>-0.47873089</text:p>
          </table:table-cell>
          <table:table-cell table:formula="of:=SIN([.D36]) * COS([.E36])" office:value-type="float" office:value="-0.0265670498836827" calcext:value-type="float">
            <text:p>-0.0265670499</text:p>
          </table:table-cell>
          <table:table-cell table:formula="of:=SIN([.D36]) * SIN([.E36]) * SIN([.F36] + COS([.D36]) * COS([.F36]))" office:value-type="float" office:value="0.0122293174506144" calcext:value-type="float">
            <text:p>0.0122293175</text:p>
          </table:table-cell>
          <table:table-cell table:formula="of:=SIN([.D36]) * SIN([.E36]) * COS([.F36])- COS([.D36]) * SIN([.F36])" office:value-type="float" office:value="0.00924310861140363" calcext:value-type="float">
            <text:p>0.0092431086</text:p>
          </table:table-cell>
          <table:table-cell table:formula="of:=-SIN([.D36])" office:value-type="float" office:value="0.0302611795387521" calcext:value-type="float">
            <text:p>0.0302611795</text:p>
          </table:table-cell>
          <table:table-cell table:formula="of:=COS([.D36]) * SIN([.F36])" office:value-type="float" office:value="0.00524568242007759" calcext:value-type="float">
            <text:p>0.0052456824</text:p>
          </table:table-cell>
          <table:table-cell table:formula="of:=COS([.E36]) * COS([.F36])" office:value-type="float" office:value="0.877913036631944" calcext:value-type="float">
            <text:p>0.8779130366</text:p>
          </table:table-cell>
          <table:table-cell table:formula="of:=[.J36] * [.G36] + [.M36] * [.H36] + [.P36] * [.H36]" office:value-type="float" office:value="0.0362024706196802" calcext:value-type="float">
            <text:p>0.0362024706</text:p>
          </table:table-cell>
          <table:table-cell table:formula="of:=[.K36] * [.D36] + [.N36] * [.E36] + [.Q36] * [.H36]" office:value-type="float" office:value="0.030886785933003" calcext:value-type="float">
            <text:p>0.0308867859</text:p>
          </table:table-cell>
          <table:table-cell table:formula="of:=[.L36] * [.G36] + [.O36] * [.H36] + [.R36] * [.H36]" office:value-type="float" office:value="8.69413022338481" calcext:value-type="float">
            <text:p>8.6941302234</text:p>
          </table:table-cell>
          <table:table-cell/>
          <table:table-cell table:formula="of:=[.B36]-[.S36]" office:value-type="float" office:value="0.25830752938032" calcext:value-type="float">
            <text:p>0.2583075294</text:p>
          </table:table-cell>
          <table:table-cell table:formula="of:=[.A36]-[.T36]" office:value-type="float" office:value="-0.097857585933003" calcext:value-type="float">
            <text:p>-0.0978575859</text:p>
          </table:table-cell>
          <table:table-cell table:formula="of:=[.C36]-[.U36]" office:value-type="float" office:value="1.01695977661519" calcext:value-type="float">
            <text:p>1.0169597766</text:p>
          </table:table-cell>
        </table:table-row>
        <table:table-row table:style-name="ro1">
          <table:table-cell office:value-type="float" office:value="-0.0669708" calcext:value-type="float">
            <text:p>-0.0669708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71109" calcext:value-type="float">
            <text:p>9.71109</text:p>
          </table:table-cell>
          <table:table-cell office:value-type="float" office:value="-0.0302658" calcext:value-type="float">
            <text:p>-0.0302658</text:p>
          </table:table-cell>
          <table:table-cell office:value-type="float" office:value="-0.499285" calcext:value-type="float">
            <text:p>-0.499285</text:p>
          </table:table-cell>
          <table:table-cell office:value-type="float" office:value="0.00524811" calcext:value-type="float">
            <text:p>0.0052481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7])*COS([.E37])" office:value-type="float" office:value="0.877523059598797" calcext:value-type="float">
            <text:p>0.8775230596</text:p>
          </table:table-cell>
          <table:table-cell table:formula="of:=COS([.D37]) * SIN([.E37]) * SIN([.F37]) - SIN([.E37]) * COS([.F37])" office:value-type="float" office:value="0.476279728949091" calcext:value-type="float">
            <text:p>0.4762797289</text:p>
          </table:table-cell>
          <table:table-cell table:formula="of:=COS([.D37]) * SIN([.E37]) * COS([.F37]) + SIN([.D37]) * SIN([.F37])" office:value-type="float" office:value="-0.478730890015336" calcext:value-type="float">
            <text:p>-0.47873089</text:p>
          </table:table-cell>
          <table:table-cell table:formula="of:=SIN([.D37]) * COS([.E37])" office:value-type="float" office:value="-0.0265670498836827" calcext:value-type="float">
            <text:p>-0.0265670499</text:p>
          </table:table-cell>
          <table:table-cell table:formula="of:=SIN([.D37]) * SIN([.E37]) * SIN([.F37] + COS([.D37]) * COS([.F37]))" office:value-type="float" office:value="0.0122293174506144" calcext:value-type="float">
            <text:p>0.0122293175</text:p>
          </table:table-cell>
          <table:table-cell table:formula="of:=SIN([.D37]) * SIN([.E37]) * COS([.F37])- COS([.D37]) * SIN([.F37])" office:value-type="float" office:value="0.00924310861140363" calcext:value-type="float">
            <text:p>0.0092431086</text:p>
          </table:table-cell>
          <table:table-cell table:formula="of:=-SIN([.D37])" office:value-type="float" office:value="0.0302611795387521" calcext:value-type="float">
            <text:p>0.0302611795</text:p>
          </table:table-cell>
          <table:table-cell table:formula="of:=COS([.D37]) * SIN([.F37])" office:value-type="float" office:value="0.00524568242007759" calcext:value-type="float">
            <text:p>0.0052456824</text:p>
          </table:table-cell>
          <table:table-cell table:formula="of:=COS([.E37]) * COS([.F37])" office:value-type="float" office:value="0.877913036631944" calcext:value-type="float">
            <text:p>0.8779130366</text:p>
          </table:table-cell>
          <table:table-cell table:formula="of:=[.J37] * [.G37] + [.M37] * [.H37] + [.P37] * [.H37]" office:value-type="float" office:value="0.0362024706196802" calcext:value-type="float">
            <text:p>0.0362024706</text:p>
          </table:table-cell>
          <table:table-cell table:formula="of:=[.K37] * [.D37] + [.N37] * [.E37] + [.Q37] * [.H37]" office:value-type="float" office:value="0.030886785933003" calcext:value-type="float">
            <text:p>0.0308867859</text:p>
          </table:table-cell>
          <table:table-cell table:formula="of:=[.L37] * [.G37] + [.O37] * [.H37] + [.R37] * [.H37]" office:value-type="float" office:value="8.69413022338481" calcext:value-type="float">
            <text:p>8.6941302234</text:p>
          </table:table-cell>
          <table:table-cell/>
          <table:table-cell table:formula="of:=[.B37]-[.S37]" office:value-type="float" office:value="0.25830752938032" calcext:value-type="float">
            <text:p>0.2583075294</text:p>
          </table:table-cell>
          <table:table-cell table:formula="of:=[.A37]-[.T37]" office:value-type="float" office:value="-0.097857585933003" calcext:value-type="float">
            <text:p>-0.0978575859</text:p>
          </table:table-cell>
          <table:table-cell table:formula="of:=[.C37]-[.U37]" office:value-type="float" office:value="1.01695977661519" calcext:value-type="float">
            <text:p>1.0169597766</text:p>
          </table:table-cell>
        </table:table-row>
        <table:table-row table:style-name="ro1">
          <table:table-cell office:value-type="float" office:value="-0.0669708" calcext:value-type="float">
            <text:p>-0.0669708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9.68491" calcext:value-type="float">
            <text:p>9.68491</text:p>
          </table:table-cell>
          <table:table-cell office:value-type="float" office:value="-0.0302658" calcext:value-type="float">
            <text:p>-0.0302658</text:p>
          </table:table-cell>
          <table:table-cell office:value-type="float" office:value="-0.499285" calcext:value-type="float">
            <text:p>-0.499285</text:p>
          </table:table-cell>
          <table:table-cell office:value-type="float" office:value="0.00524811" calcext:value-type="float">
            <text:p>0.0052481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8])*COS([.E38])" office:value-type="float" office:value="0.877523059598797" calcext:value-type="float">
            <text:p>0.8775230596</text:p>
          </table:table-cell>
          <table:table-cell table:formula="of:=COS([.D38]) * SIN([.E38]) * SIN([.F38]) - SIN([.E38]) * COS([.F38])" office:value-type="float" office:value="0.476279728949091" calcext:value-type="float">
            <text:p>0.4762797289</text:p>
          </table:table-cell>
          <table:table-cell table:formula="of:=COS([.D38]) * SIN([.E38]) * COS([.F38]) + SIN([.D38]) * SIN([.F38])" office:value-type="float" office:value="-0.478730890015336" calcext:value-type="float">
            <text:p>-0.47873089</text:p>
          </table:table-cell>
          <table:table-cell table:formula="of:=SIN([.D38]) * COS([.E38])" office:value-type="float" office:value="-0.0265670498836827" calcext:value-type="float">
            <text:p>-0.0265670499</text:p>
          </table:table-cell>
          <table:table-cell table:formula="of:=SIN([.D38]) * SIN([.E38]) * SIN([.F38] + COS([.D38]) * COS([.F38]))" office:value-type="float" office:value="0.0122293174506144" calcext:value-type="float">
            <text:p>0.0122293175</text:p>
          </table:table-cell>
          <table:table-cell table:formula="of:=SIN([.D38]) * SIN([.E38]) * COS([.F38])- COS([.D38]) * SIN([.F38])" office:value-type="float" office:value="0.00924310861140363" calcext:value-type="float">
            <text:p>0.0092431086</text:p>
          </table:table-cell>
          <table:table-cell table:formula="of:=-SIN([.D38])" office:value-type="float" office:value="0.0302611795387521" calcext:value-type="float">
            <text:p>0.0302611795</text:p>
          </table:table-cell>
          <table:table-cell table:formula="of:=COS([.D38]) * SIN([.F38])" office:value-type="float" office:value="0.00524568242007759" calcext:value-type="float">
            <text:p>0.0052456824</text:p>
          </table:table-cell>
          <table:table-cell table:formula="of:=COS([.E38]) * COS([.F38])" office:value-type="float" office:value="0.877913036631944" calcext:value-type="float">
            <text:p>0.8779130366</text:p>
          </table:table-cell>
          <table:table-cell table:formula="of:=[.J38] * [.G38] + [.M38] * [.H38] + [.P38] * [.H38]" office:value-type="float" office:value="0.0362024706196802" calcext:value-type="float">
            <text:p>0.0362024706</text:p>
          </table:table-cell>
          <table:table-cell table:formula="of:=[.K38] * [.D38] + [.N38] * [.E38] + [.Q38] * [.H38]" office:value-type="float" office:value="0.030886785933003" calcext:value-type="float">
            <text:p>0.0308867859</text:p>
          </table:table-cell>
          <table:table-cell table:formula="of:=[.L38] * [.G38] + [.O38] * [.H38] + [.R38] * [.H38]" office:value-type="float" office:value="8.69413022338481" calcext:value-type="float">
            <text:p>8.6941302234</text:p>
          </table:table-cell>
          <table:table-cell/>
          <table:table-cell table:formula="of:=[.B38]-[.S38]" office:value-type="float" office:value="0.25116652938032" calcext:value-type="float">
            <text:p>0.2511665294</text:p>
          </table:table-cell>
          <table:table-cell table:formula="of:=[.A38]-[.T38]" office:value-type="float" office:value="-0.097857585933003" calcext:value-type="float">
            <text:p>-0.0978575859</text:p>
          </table:table-cell>
          <table:table-cell table:formula="of:=[.C38]-[.U38]" office:value-type="float" office:value="0.990779776615188" calcext:value-type="float">
            <text:p>0.9907797766</text:p>
          </table:table-cell>
        </table:table-row>
        <table:table-row table:style-name="ro1">
          <table:table-cell office:value-type="float" office:value="-0.0669708" calcext:value-type="float">
            <text:p>-0.0669708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9.68491" calcext:value-type="float">
            <text:p>9.68491</text:p>
          </table:table-cell>
          <table:table-cell office:value-type="float" office:value="-0.0302672" calcext:value-type="float">
            <text:p>-0.0302672</text:p>
          </table:table-cell>
          <table:table-cell office:value-type="float" office:value="-0.499385" calcext:value-type="float">
            <text:p>-0.499385</text:p>
          </table:table-cell>
          <table:table-cell office:value-type="float" office:value="0.00529486" calcext:value-type="float">
            <text:p>0.0052948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9])*COS([.E39])" office:value-type="float" office:value="0.877475160151821" calcext:value-type="float">
            <text:p>0.8774751602</text:p>
          </table:table-cell>
          <table:table-cell table:formula="of:=COS([.D39]) * SIN([.E39]) * SIN([.F39]) - SIN([.E39]) * COS([.F39])" office:value-type="float" office:value="0.476344562085934" calcext:value-type="float">
            <text:p>0.4763445621</text:p>
          </table:table-cell>
          <table:table-cell table:formula="of:=COS([.D39]) * SIN([.E39]) * COS([.F39]) + SIN([.D39]) * SIN([.F39])" office:value-type="float" office:value="-0.47881992256827" calcext:value-type="float">
            <text:p>-0.4788199226</text:p>
          </table:table-cell>
          <table:table-cell table:formula="of:=SIN([.D39]) * COS([.E39])" office:value-type="float" office:value="-0.0265668293170438" calcext:value-type="float">
            <text:p>-0.0265668293</text:p>
          </table:table-cell>
          <table:table-cell table:formula="of:=SIN([.D39]) * SIN([.E39]) * SIN([.F39] + COS([.D39]) * COS([.F39]))" office:value-type="float" office:value="0.012232486459874" calcext:value-type="float">
            <text:p>0.0122324865</text:p>
          </table:table-cell>
          <table:table-cell table:formula="of:=SIN([.D39]) * SIN([.E39]) * COS([.F39])- COS([.D39]) * SIN([.F39])" office:value-type="float" office:value="0.00919970404348931" calcext:value-type="float">
            <text:p>0.009199704</text:p>
          </table:table-cell>
          <table:table-cell table:formula="of:=-SIN([.D39])" office:value-type="float" office:value="0.0302625788975584" calcext:value-type="float">
            <text:p>0.0302625789</text:p>
          </table:table-cell>
          <table:table-cell table:formula="of:=COS([.D39]) * SIN([.F39])" office:value-type="float" office:value="0.00529241013618903" calcext:value-type="float">
            <text:p>0.0052924101</text:p>
          </table:table-cell>
          <table:table-cell table:formula="of:=COS([.E39]) * COS([.F39])" office:value-type="float" office:value="0.877864936762614" calcext:value-type="float">
            <text:p>0.8778649368</text:p>
          </table:table-cell>
          <table:table-cell table:formula="of:=[.J39] * [.G39] + [.M39] * [.H39] + [.P39] * [.H39]" office:value-type="float" office:value="0.036218345889043" calcext:value-type="float">
            <text:p>0.0362183459</text:p>
          </table:table-cell>
          <table:table-cell table:formula="of:=[.K39] * [.D39] + [.N39] * [.E39] + [.Q39] * [.H39]" office:value-type="float" office:value="0.0313392829543209" calcext:value-type="float">
            <text:p>0.031339283</text:p>
          </table:table-cell>
          <table:table-cell table:formula="of:=[.L39] * [.G39] + [.O39] * [.H39] + [.R39] * [.H39]" office:value-type="float" office:value="8.69323347989981" calcext:value-type="float">
            <text:p>8.6932334799</text:p>
          </table:table-cell>
          <table:table-cell/>
          <table:table-cell table:formula="of:=[.B39]-[.S39]" office:value-type="float" office:value="0.251150654110957" calcext:value-type="float">
            <text:p>0.2511506541</text:p>
          </table:table-cell>
          <table:table-cell table:formula="of:=[.A39]-[.T39]" office:value-type="float" office:value="-0.0983100829543209" calcext:value-type="float">
            <text:p>-0.098310083</text:p>
          </table:table-cell>
          <table:table-cell table:formula="of:=[.C39]-[.U39]" office:value-type="float" office:value="0.991676520100191" calcext:value-type="float">
            <text:p>0.9916765201</text:p>
          </table:table-cell>
        </table:table-row>
        <table:table-row table:style-name="ro1">
          <table:table-cell office:value-type="float" office:value="-0.0788727" calcext:value-type="float">
            <text:p>-0.0788727</text:p>
          </table:table-cell>
          <table:table-cell office:value-type="float" office:value="0.304031" calcext:value-type="float">
            <text:p>0.304031</text:p>
          </table:table-cell>
          <table:table-cell office:value-type="float" office:value="9.78012" calcext:value-type="float">
            <text:p>9.78012</text:p>
          </table:table-cell>
          <table:table-cell office:value-type="float" office:value="-0.0302672" calcext:value-type="float">
            <text:p>-0.0302672</text:p>
          </table:table-cell>
          <table:table-cell office:value-type="float" office:value="-0.499385" calcext:value-type="float">
            <text:p>-0.499385</text:p>
          </table:table-cell>
          <table:table-cell office:value-type="float" office:value="0.00529486" calcext:value-type="float">
            <text:p>0.0052948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40])*COS([.E40])" office:value-type="float" office:value="0.877475160151821" calcext:value-type="float">
            <text:p>0.8774751602</text:p>
          </table:table-cell>
          <table:table-cell table:formula="of:=COS([.D40]) * SIN([.E40]) * SIN([.F40]) - SIN([.E40]) * COS([.F40])" office:value-type="float" office:value="0.476344562085934" calcext:value-type="float">
            <text:p>0.4763445621</text:p>
          </table:table-cell>
          <table:table-cell table:formula="of:=COS([.D40]) * SIN([.E40]) * COS([.F40]) + SIN([.D40]) * SIN([.F40])" office:value-type="float" office:value="-0.47881992256827" calcext:value-type="float">
            <text:p>-0.4788199226</text:p>
          </table:table-cell>
          <table:table-cell table:formula="of:=SIN([.D40]) * COS([.E40])" office:value-type="float" office:value="-0.0265668293170438" calcext:value-type="float">
            <text:p>-0.0265668293</text:p>
          </table:table-cell>
          <table:table-cell table:formula="of:=SIN([.D40]) * SIN([.E40]) * SIN([.F40] + COS([.D40]) * COS([.F40]))" office:value-type="float" office:value="0.012232486459874" calcext:value-type="float">
            <text:p>0.0122324865</text:p>
          </table:table-cell>
          <table:table-cell table:formula="of:=SIN([.D40]) * SIN([.E40]) * COS([.F40])- COS([.D40]) * SIN([.F40])" office:value-type="float" office:value="0.00919970404348931" calcext:value-type="float">
            <text:p>0.009199704</text:p>
          </table:table-cell>
          <table:table-cell table:formula="of:=-SIN([.D40])" office:value-type="float" office:value="0.0302625788975584" calcext:value-type="float">
            <text:p>0.0302625789</text:p>
          </table:table-cell>
          <table:table-cell table:formula="of:=COS([.D40]) * SIN([.F40])" office:value-type="float" office:value="0.00529241013618903" calcext:value-type="float">
            <text:p>0.0052924101</text:p>
          </table:table-cell>
          <table:table-cell table:formula="of:=COS([.E40]) * COS([.F40])" office:value-type="float" office:value="0.877864936762614" calcext:value-type="float">
            <text:p>0.8778649368</text:p>
          </table:table-cell>
          <table:table-cell table:formula="of:=[.J40] * [.G40] + [.M40] * [.H40] + [.P40] * [.H40]" office:value-type="float" office:value="0.036218345889043" calcext:value-type="float">
            <text:p>0.0362183459</text:p>
          </table:table-cell>
          <table:table-cell table:formula="of:=[.K40] * [.D40] + [.N40] * [.E40] + [.Q40] * [.H40]" office:value-type="float" office:value="0.0313392829543209" calcext:value-type="float">
            <text:p>0.031339283</text:p>
          </table:table-cell>
          <table:table-cell table:formula="of:=[.L40] * [.G40] + [.O40] * [.H40] + [.R40] * [.H40]" office:value-type="float" office:value="8.69323347989981" calcext:value-type="float">
            <text:p>8.6932334799</text:p>
          </table:table-cell>
          <table:table-cell/>
          <table:table-cell table:formula="of:=[.B40]-[.S40]" office:value-type="float" office:value="0.267812654110957" calcext:value-type="float">
            <text:p>0.2678126541</text:p>
          </table:table-cell>
          <table:table-cell table:formula="of:=[.A40]-[.T40]" office:value-type="float" office:value="-0.110211982954321" calcext:value-type="float">
            <text:p>-0.110211983</text:p>
          </table:table-cell>
          <table:table-cell table:formula="of:=[.C40]-[.U40]" office:value-type="float" office:value="1.08688652010019" calcext:value-type="float">
            <text:p>1.0868865201</text:p>
          </table:table-cell>
        </table:table-row>
        <table:table-row table:style-name="ro1">
          <table:table-cell office:value-type="float" office:value="-0.0788727" calcext:value-type="float">
            <text:p>-0.0788727</text:p>
          </table:table-cell>
          <table:table-cell office:value-type="float" office:value="0.304031" calcext:value-type="float">
            <text:p>0.304031</text:p>
          </table:table-cell>
          <table:table-cell office:value-type="float" office:value="9.78012" calcext:value-type="float">
            <text:p>9.78012</text:p>
          </table:table-cell>
          <table:table-cell office:value-type="float" office:value="-0.0302467" calcext:value-type="float">
            <text:p>-0.0302467</text:p>
          </table:table-cell>
          <table:table-cell office:value-type="float" office:value="-0.499522" calcext:value-type="float">
            <text:p>-0.499522</text:p>
          </table:table-cell>
          <table:table-cell office:value-type="float" office:value="0.00537132" calcext:value-type="float">
            <text:p>0.0053713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41])*COS([.E41])" office:value-type="float" office:value="0.877410119015897" calcext:value-type="float">
            <text:p>0.877410119</text:p>
          </table:table-cell>
          <table:table-cell table:formula="of:=COS([.D41]) * SIN([.E41]) * SIN([.F41]) - SIN([.E41]) * COS([.F41])" office:value-type="float" office:value="0.476427384176413" calcext:value-type="float">
            <text:p>0.4764273842</text:p>
          </table:table-cell>
          <table:table-cell table:formula="of:=COS([.D41]) * SIN([.E41]) * COS([.F41]) + SIN([.D41]) * SIN([.F41])" office:value-type="float" office:value="-0.478942436099732" calcext:value-type="float">
            <text:p>-0.4789424361</text:p>
          </table:table-cell>
          <table:table-cell table:formula="of:=SIN([.D41]) * COS([.E41])" office:value-type="float" office:value="-0.0265468567183991" calcext:value-type="float">
            <text:p>-0.0265468567</text:p>
          </table:table-cell>
          <table:table-cell table:formula="of:=SIN([.D41]) * SIN([.E41]) * SIN([.F41] + COS([.D41]) * COS([.F41]))" office:value-type="float" office:value="0.0122278693903062" calcext:value-type="float">
            <text:p>0.0122278694</text:p>
          </table:table-cell>
          <table:table-cell table:formula="of:=SIN([.D41]) * SIN([.E41]) * COS([.F41])- COS([.D41]) * SIN([.F41])" office:value-type="float" office:value="0.00911709538989866" calcext:value-type="float">
            <text:p>0.0091170954</text:p>
          </table:table-cell>
          <table:table-cell table:formula="of:=-SIN([.D41])" office:value-type="float" office:value="0.0302420882805438" calcext:value-type="float">
            <text:p>0.0302420883</text:p>
          </table:table-cell>
          <table:table-cell table:formula="of:=COS([.D41]) * SIN([.F41])" office:value-type="float" office:value="0.00536883736051066" calcext:value-type="float">
            <text:p>0.0053688374</text:p>
          </table:table-cell>
          <table:table-cell table:formula="of:=COS([.E41]) * COS([.F41])" office:value-type="float" office:value="0.87779896415666" calcext:value-type="float">
            <text:p>0.8777989642</text:p>
          </table:table-cell>
          <table:table-cell table:formula="of:=[.J41] * [.G41] + [.M41] * [.H41] + [.P41] * [.H41]" office:value-type="float" office:value="0.0362132693090189" calcext:value-type="float">
            <text:p>0.0362132693</text:p>
          </table:table-cell>
          <table:table-cell table:formula="of:=[.K41] * [.D41] + [.N41] * [.E41] + [.Q41] * [.H41]" office:value-type="float" office:value="0.0320961601984513" calcext:value-type="float">
            <text:p>0.0320961602</text:p>
          </table:table-cell>
          <table:table-cell table:formula="of:=[.L41] * [.G41] + [.O41] * [.H41] + [.R41] * [.H41]" office:value-type="float" office:value="8.69177738355628" calcext:value-type="float">
            <text:p>8.6917773836</text:p>
          </table:table-cell>
          <table:table-cell/>
          <table:table-cell table:formula="of:=[.B41]-[.S41]" office:value-type="float" office:value="0.267817730690981" calcext:value-type="float">
            <text:p>0.2678177307</text:p>
          </table:table-cell>
          <table:table-cell table:formula="of:=[.A41]-[.T41]" office:value-type="float" office:value="-0.110968860198451" calcext:value-type="float">
            <text:p>-0.1109688602</text:p>
          </table:table-cell>
          <table:table-cell table:formula="of:=[.C41]-[.U41]" office:value-type="float" office:value="1.08834261644372" calcext:value-type="float">
            <text:p>1.0883426164</text:p>
          </table:table-cell>
        </table:table-row>
        <table:table-row table:style-name="ro1">
          <table:table-cell office:value-type="float" office:value="-0.0788727" calcext:value-type="float">
            <text:p>-0.0788727</text:p>
          </table:table-cell>
          <table:table-cell office:value-type="float" office:value="0.304031" calcext:value-type="float">
            <text:p>0.304031</text:p>
          </table:table-cell>
          <table:table-cell office:value-type="float" office:value="9.78012" calcext:value-type="float">
            <text:p>9.78012</text:p>
          </table:table-cell>
          <table:table-cell office:value-type="float" office:value="-0.0302467" calcext:value-type="float">
            <text:p>-0.0302467</text:p>
          </table:table-cell>
          <table:table-cell office:value-type="float" office:value="-0.499522" calcext:value-type="float">
            <text:p>-0.499522</text:p>
          </table:table-cell>
          <table:table-cell office:value-type="float" office:value="0.00537132" calcext:value-type="float">
            <text:p>0.0053713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42])*COS([.E42])" office:value-type="float" office:value="0.877410119015897" calcext:value-type="float">
            <text:p>0.877410119</text:p>
          </table:table-cell>
          <table:table-cell table:formula="of:=COS([.D42]) * SIN([.E42]) * SIN([.F42]) - SIN([.E42]) * COS([.F42])" office:value-type="float" office:value="0.476427384176413" calcext:value-type="float">
            <text:p>0.4764273842</text:p>
          </table:table-cell>
          <table:table-cell table:formula="of:=COS([.D42]) * SIN([.E42]) * COS([.F42]) + SIN([.D42]) * SIN([.F42])" office:value-type="float" office:value="-0.478942436099732" calcext:value-type="float">
            <text:p>-0.4789424361</text:p>
          </table:table-cell>
          <table:table-cell table:formula="of:=SIN([.D42]) * COS([.E42])" office:value-type="float" office:value="-0.0265468567183991" calcext:value-type="float">
            <text:p>-0.0265468567</text:p>
          </table:table-cell>
          <table:table-cell table:formula="of:=SIN([.D42]) * SIN([.E42]) * SIN([.F42] + COS([.D42]) * COS([.F42]))" office:value-type="float" office:value="0.0122278693903062" calcext:value-type="float">
            <text:p>0.0122278694</text:p>
          </table:table-cell>
          <table:table-cell table:formula="of:=SIN([.D42]) * SIN([.E42]) * COS([.F42])- COS([.D42]) * SIN([.F42])" office:value-type="float" office:value="0.00911709538989866" calcext:value-type="float">
            <text:p>0.0091170954</text:p>
          </table:table-cell>
          <table:table-cell table:formula="of:=-SIN([.D42])" office:value-type="float" office:value="0.0302420882805438" calcext:value-type="float">
            <text:p>0.0302420883</text:p>
          </table:table-cell>
          <table:table-cell table:formula="of:=COS([.D42]) * SIN([.F42])" office:value-type="float" office:value="0.00536883736051066" calcext:value-type="float">
            <text:p>0.0053688374</text:p>
          </table:table-cell>
          <table:table-cell table:formula="of:=COS([.E42]) * COS([.F42])" office:value-type="float" office:value="0.87779896415666" calcext:value-type="float">
            <text:p>0.8777989642</text:p>
          </table:table-cell>
          <table:table-cell table:formula="of:=[.J42] * [.G42] + [.M42] * [.H42] + [.P42] * [.H42]" office:value-type="float" office:value="0.0362132693090189" calcext:value-type="float">
            <text:p>0.0362132693</text:p>
          </table:table-cell>
          <table:table-cell table:formula="of:=[.K42] * [.D42] + [.N42] * [.E42] + [.Q42] * [.H42]" office:value-type="float" office:value="0.0320961601984513" calcext:value-type="float">
            <text:p>0.0320961602</text:p>
          </table:table-cell>
          <table:table-cell table:formula="of:=[.L42] * [.G42] + [.O42] * [.H42] + [.R42] * [.H42]" office:value-type="float" office:value="8.69177738355628" calcext:value-type="float">
            <text:p>8.6917773836</text:p>
          </table:table-cell>
          <table:table-cell/>
          <table:table-cell table:formula="of:=[.B42]-[.S42]" office:value-type="float" office:value="0.267817730690981" calcext:value-type="float">
            <text:p>0.2678177307</text:p>
          </table:table-cell>
          <table:table-cell table:formula="of:=[.A42]-[.T42]" office:value-type="float" office:value="-0.110968860198451" calcext:value-type="float">
            <text:p>-0.1109688602</text:p>
          </table:table-cell>
          <table:table-cell table:formula="of:=[.C42]-[.U42]" office:value-type="float" office:value="1.08834261644372" calcext:value-type="float">
            <text:p>1.0883426164</text:p>
          </table:table-cell>
        </table:table-row>
        <table:table-row table:style-name="ro1">
          <table:table-cell office:value-type="float" office:value="-0.0883942" calcext:value-type="float">
            <text:p>-0.0883942</text:p>
          </table:table-cell>
          <table:table-cell office:value-type="float" office:value="0.301651" calcext:value-type="float">
            <text:p>0.301651</text:p>
          </table:table-cell>
          <table:table-cell office:value-type="float" office:value="9.67062" calcext:value-type="float">
            <text:p>9.67062</text:p>
          </table:table-cell>
          <table:table-cell office:value-type="float" office:value="-0.0302467" calcext:value-type="float">
            <text:p>-0.0302467</text:p>
          </table:table-cell>
          <table:table-cell office:value-type="float" office:value="-0.499522" calcext:value-type="float">
            <text:p>-0.499522</text:p>
          </table:table-cell>
          <table:table-cell office:value-type="float" office:value="0.00537132" calcext:value-type="float">
            <text:p>0.0053713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43])*COS([.E43])" office:value-type="float" office:value="0.877410119015897" calcext:value-type="float">
            <text:p>0.877410119</text:p>
          </table:table-cell>
          <table:table-cell table:formula="of:=COS([.D43]) * SIN([.E43]) * SIN([.F43]) - SIN([.E43]) * COS([.F43])" office:value-type="float" office:value="0.476427384176413" calcext:value-type="float">
            <text:p>0.4764273842</text:p>
          </table:table-cell>
          <table:table-cell table:formula="of:=COS([.D43]) * SIN([.E43]) * COS([.F43]) + SIN([.D43]) * SIN([.F43])" office:value-type="float" office:value="-0.478942436099732" calcext:value-type="float">
            <text:p>-0.4789424361</text:p>
          </table:table-cell>
          <table:table-cell table:formula="of:=SIN([.D43]) * COS([.E43])" office:value-type="float" office:value="-0.0265468567183991" calcext:value-type="float">
            <text:p>-0.0265468567</text:p>
          </table:table-cell>
          <table:table-cell table:formula="of:=SIN([.D43]) * SIN([.E43]) * SIN([.F43] + COS([.D43]) * COS([.F43]))" office:value-type="float" office:value="0.0122278693903062" calcext:value-type="float">
            <text:p>0.0122278694</text:p>
          </table:table-cell>
          <table:table-cell table:formula="of:=SIN([.D43]) * SIN([.E43]) * COS([.F43])- COS([.D43]) * SIN([.F43])" office:value-type="float" office:value="0.00911709538989866" calcext:value-type="float">
            <text:p>0.0091170954</text:p>
          </table:table-cell>
          <table:table-cell table:formula="of:=-SIN([.D43])" office:value-type="float" office:value="0.0302420882805438" calcext:value-type="float">
            <text:p>0.0302420883</text:p>
          </table:table-cell>
          <table:table-cell table:formula="of:=COS([.D43]) * SIN([.F43])" office:value-type="float" office:value="0.00536883736051066" calcext:value-type="float">
            <text:p>0.0053688374</text:p>
          </table:table-cell>
          <table:table-cell table:formula="of:=COS([.E43]) * COS([.F43])" office:value-type="float" office:value="0.87779896415666" calcext:value-type="float">
            <text:p>0.8777989642</text:p>
          </table:table-cell>
          <table:table-cell table:formula="of:=[.J43] * [.G43] + [.M43] * [.H43] + [.P43] * [.H43]" office:value-type="float" office:value="0.0362132693090189" calcext:value-type="float">
            <text:p>0.0362132693</text:p>
          </table:table-cell>
          <table:table-cell table:formula="of:=[.K43] * [.D43] + [.N43] * [.E43] + [.Q43] * [.H43]" office:value-type="float" office:value="0.0320961601984513" calcext:value-type="float">
            <text:p>0.0320961602</text:p>
          </table:table-cell>
          <table:table-cell table:formula="of:=[.L43] * [.G43] + [.O43] * [.H43] + [.R43] * [.H43]" office:value-type="float" office:value="8.69177738355628" calcext:value-type="float">
            <text:p>8.6917773836</text:p>
          </table:table-cell>
          <table:table-cell/>
          <table:table-cell table:formula="of:=[.B43]-[.S43]" office:value-type="float" office:value="0.265437730690981" calcext:value-type="float">
            <text:p>0.2654377307</text:p>
          </table:table-cell>
          <table:table-cell table:formula="of:=[.A43]-[.T43]" office:value-type="float" office:value="-0.120490360198451" calcext:value-type="float">
            <text:p>-0.1204903602</text:p>
          </table:table-cell>
          <table:table-cell table:formula="of:=[.C43]-[.U43]" office:value-type="float" office:value="0.978842616443723" calcext:value-type="float">
            <text:p>0.9788426164</text:p>
          </table:table-cell>
        </table:table-row>
        <table:table-row table:style-name="ro1">
          <table:table-cell office:value-type="float" office:value="-0.0883942" calcext:value-type="float">
            <text:p>-0.0883942</text:p>
          </table:table-cell>
          <table:table-cell office:value-type="float" office:value="0.301651" calcext:value-type="float">
            <text:p>0.301651</text:p>
          </table:table-cell>
          <table:table-cell office:value-type="float" office:value="9.67062" calcext:value-type="float">
            <text:p>9.67062</text:p>
          </table:table-cell>
          <table:table-cell office:value-type="float" office:value="-0.0302467" calcext:value-type="float">
            <text:p>-0.0302467</text:p>
          </table:table-cell>
          <table:table-cell office:value-type="float" office:value="-0.499522" calcext:value-type="float">
            <text:p>-0.499522</text:p>
          </table:table-cell>
          <table:table-cell office:value-type="float" office:value="0.00537132" calcext:value-type="float">
            <text:p>0.0053713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44])*COS([.E44])" office:value-type="float" office:value="0.877410119015897" calcext:value-type="float">
            <text:p>0.877410119</text:p>
          </table:table-cell>
          <table:table-cell table:formula="of:=COS([.D44]) * SIN([.E44]) * SIN([.F44]) - SIN([.E44]) * COS([.F44])" office:value-type="float" office:value="0.476427384176413" calcext:value-type="float">
            <text:p>0.4764273842</text:p>
          </table:table-cell>
          <table:table-cell table:formula="of:=COS([.D44]) * SIN([.E44]) * COS([.F44]) + SIN([.D44]) * SIN([.F44])" office:value-type="float" office:value="-0.478942436099732" calcext:value-type="float">
            <text:p>-0.4789424361</text:p>
          </table:table-cell>
          <table:table-cell table:formula="of:=SIN([.D44]) * COS([.E44])" office:value-type="float" office:value="-0.0265468567183991" calcext:value-type="float">
            <text:p>-0.0265468567</text:p>
          </table:table-cell>
          <table:table-cell table:formula="of:=SIN([.D44]) * SIN([.E44]) * SIN([.F44] + COS([.D44]) * COS([.F44]))" office:value-type="float" office:value="0.0122278693903062" calcext:value-type="float">
            <text:p>0.0122278694</text:p>
          </table:table-cell>
          <table:table-cell table:formula="of:=SIN([.D44]) * SIN([.E44]) * COS([.F44])- COS([.D44]) * SIN([.F44])" office:value-type="float" office:value="0.00911709538989866" calcext:value-type="float">
            <text:p>0.0091170954</text:p>
          </table:table-cell>
          <table:table-cell table:formula="of:=-SIN([.D44])" office:value-type="float" office:value="0.0302420882805438" calcext:value-type="float">
            <text:p>0.0302420883</text:p>
          </table:table-cell>
          <table:table-cell table:formula="of:=COS([.D44]) * SIN([.F44])" office:value-type="float" office:value="0.00536883736051066" calcext:value-type="float">
            <text:p>0.0053688374</text:p>
          </table:table-cell>
          <table:table-cell table:formula="of:=COS([.E44]) * COS([.F44])" office:value-type="float" office:value="0.87779896415666" calcext:value-type="float">
            <text:p>0.8777989642</text:p>
          </table:table-cell>
          <table:table-cell table:formula="of:=[.J44] * [.G44] + [.M44] * [.H44] + [.P44] * [.H44]" office:value-type="float" office:value="0.0362132693090189" calcext:value-type="float">
            <text:p>0.0362132693</text:p>
          </table:table-cell>
          <table:table-cell table:formula="of:=[.K44] * [.D44] + [.N44] * [.E44] + [.Q44] * [.H44]" office:value-type="float" office:value="0.0320961601984513" calcext:value-type="float">
            <text:p>0.0320961602</text:p>
          </table:table-cell>
          <table:table-cell table:formula="of:=[.L44] * [.G44] + [.O44] * [.H44] + [.R44] * [.H44]" office:value-type="float" office:value="8.69177738355628" calcext:value-type="float">
            <text:p>8.6917773836</text:p>
          </table:table-cell>
          <table:table-cell/>
          <table:table-cell table:formula="of:=[.B44]-[.S44]" office:value-type="float" office:value="0.265437730690981" calcext:value-type="float">
            <text:p>0.2654377307</text:p>
          </table:table-cell>
          <table:table-cell table:formula="of:=[.A44]-[.T44]" office:value-type="float" office:value="-0.120490360198451" calcext:value-type="float">
            <text:p>-0.1204903602</text:p>
          </table:table-cell>
          <table:table-cell table:formula="of:=[.C44]-[.U44]" office:value-type="float" office:value="0.978842616443723" calcext:value-type="float">
            <text:p>0.9788426164</text:p>
          </table:table-cell>
        </table:table-row>
        <table:table-row table:style-name="ro1">
          <table:table-cell office:value-type="float" office:value="-0.0883942" calcext:value-type="float">
            <text:p>-0.0883942</text:p>
          </table:table-cell>
          <table:table-cell office:value-type="float" office:value="0.301651" calcext:value-type="float">
            <text:p>0.301651</text:p>
          </table:table-cell>
          <table:table-cell office:value-type="float" office:value="9.67062" calcext:value-type="float">
            <text:p>9.67062</text:p>
          </table:table-cell>
          <table:table-cell office:value-type="float" office:value="-0.0302742" calcext:value-type="float">
            <text:p>-0.0302742</text:p>
          </table:table-cell>
          <table:table-cell office:value-type="float" office:value="-0.499771" calcext:value-type="float">
            <text:p>-0.499771</text:p>
          </table:table-cell>
          <table:table-cell office:value-type="float" office:value="0.00547381" calcext:value-type="float">
            <text:p>0.0054738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45])*COS([.E45])" office:value-type="float" office:value="0.877290143606889" calcext:value-type="float">
            <text:p>0.8772901436</text:p>
          </table:table-cell>
          <table:table-cell table:formula="of:=COS([.D45]) * SIN([.E45]) * SIN([.F45]) - SIN([.E45]) * COS([.F45])" office:value-type="float" office:value="0.476595411165323" calcext:value-type="float">
            <text:p>0.4765954112</text:p>
          </table:table-cell>
          <table:table-cell table:formula="of:=COS([.D45]) * SIN([.E45]) * COS([.F45]) + SIN([.D45]) * SIN([.F45])" office:value-type="float" office:value="-0.479163478213341" calcext:value-type="float">
            <text:p>-0.4791634782</text:p>
          </table:table-cell>
          <table:table-cell table:formula="of:=SIN([.D45]) * COS([.E45])" office:value-type="float" office:value="-0.0265673743351741" calcext:value-type="float">
            <text:p>-0.0265673743</text:p>
          </table:table-cell>
          <table:table-cell table:formula="of:=SIN([.D45]) * SIN([.E45]) * SIN([.F45] + COS([.D45]) * COS([.F45]))" office:value-type="float" office:value="0.0122453541212301" calcext:value-type="float">
            <text:p>0.0122453541</text:p>
          </table:table-cell>
          <table:table-cell table:formula="of:=SIN([.D45]) * SIN([.E45]) * COS([.F45])- COS([.D45]) * SIN([.F45])" office:value-type="float" office:value="0.00903443234210333" calcext:value-type="float">
            <text:p>0.0090344323</text:p>
          </table:table-cell>
          <table:table-cell table:formula="of:=-SIN([.D45])" office:value-type="float" office:value="0.0302695756906998" calcext:value-type="float">
            <text:p>0.0302695757</text:p>
          </table:table-cell>
          <table:table-cell table:formula="of:=COS([.D45]) * SIN([.F45])" office:value-type="float" office:value="0.0054712744213859" calcext:value-type="float">
            <text:p>0.0054712744</text:p>
          </table:table-cell>
          <table:table-cell table:formula="of:=COS([.E45]) * COS([.F45])" office:value-type="float" office:value="0.87767917838966" calcext:value-type="float">
            <text:p>0.8776791784</text:p>
          </table:table-cell>
          <table:table-cell table:formula="of:=[.J45] * [.G45] + [.M45] * [.H45] + [.P45] * [.H45]" office:value-type="float" office:value="0.0362815732841516" calcext:value-type="float">
            <text:p>0.0362815733</text:p>
          </table:table-cell>
          <table:table-cell table:formula="of:=[.K45] * [.D45] + [.N45] * [.E45] + [.Q45] * [.H45]" office:value-type="float" office:value="0.0330700716583594" calcext:value-type="float">
            <text:p>0.0330700717</text:p>
          </table:table-cell>
          <table:table-cell table:formula="of:=[.L45] * [.G45] + [.O45] * [.H45] + [.R45] * [.H45]" office:value-type="float" office:value="8.68979338517129" calcext:value-type="float">
            <text:p>8.6897933852</text:p>
          </table:table-cell>
          <table:table-cell/>
          <table:table-cell table:formula="of:=[.B45]-[.S45]" office:value-type="float" office:value="0.265369426715848" calcext:value-type="float">
            <text:p>0.2653694267</text:p>
          </table:table-cell>
          <table:table-cell table:formula="of:=[.A45]-[.T45]" office:value-type="float" office:value="-0.121464271658359" calcext:value-type="float">
            <text:p>-0.1214642717</text:p>
          </table:table-cell>
          <table:table-cell table:formula="of:=[.C45]-[.U45]" office:value-type="float" office:value="0.980826614828715" calcext:value-type="float">
            <text:p>0.9808266148</text:p>
          </table:table-cell>
        </table:table-row>
        <table:table-row table:style-name="ro1">
          <table:table-cell office:value-type="float" office:value="-0.0312653" calcext:value-type="float">
            <text:p>-0.0312653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70871" calcext:value-type="float">
            <text:p>9.70871</text:p>
          </table:table-cell>
          <table:table-cell office:value-type="float" office:value="-0.0302934" calcext:value-type="float">
            <text:p>-0.0302934</text:p>
          </table:table-cell>
          <table:table-cell office:value-type="float" office:value="-0.500055" calcext:value-type="float">
            <text:p>-0.500055</text:p>
          </table:table-cell>
          <table:table-cell office:value-type="float" office:value="0.00559805" calcext:value-type="float">
            <text:p>0.0055980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46])*COS([.E46])" office:value-type="float" office:value="0.877153560643089" calcext:value-type="float">
            <text:p>0.8771535606</text:p>
          </table:table-cell>
          <table:table-cell table:formula="of:=COS([.D46]) * SIN([.E46]) * SIN([.F46]) - SIN([.E46]) * COS([.F46])" office:value-type="float" office:value="0.476783419204596" calcext:value-type="float">
            <text:p>0.4767834192</text:p>
          </table:table-cell>
          <table:table-cell table:formula="of:=COS([.D46]) * SIN([.E46]) * COS([.F46]) + SIN([.D46]) * SIN([.F46])" office:value-type="float" office:value="-0.479415865264183" calcext:value-type="float">
            <text:p>-0.4794158653</text:p>
          </table:table-cell>
          <table:table-cell table:formula="of:=SIN([.D46]) * COS([.E46])" office:value-type="float" office:value="-0.0265800949346441" calcext:value-type="float">
            <text:p>-0.0265800949</text:p>
          </table:table-cell>
          <table:table-cell table:formula="of:=SIN([.D46]) * SIN([.E46]) * SIN([.F46] + COS([.D46]) * COS([.F46]))" office:value-type="float" office:value="0.0122604479432965" calcext:value-type="float">
            <text:p>0.0122604479</text:p>
          </table:table-cell>
          <table:table-cell table:formula="of:=SIN([.D46]) * SIN([.E46]) * COS([.F46])- COS([.D46]) * SIN([.F46])" office:value-type="float" office:value="0.00892699041575449" calcext:value-type="float">
            <text:p>0.0089269904</text:p>
          </table:table-cell>
          <table:table-cell table:formula="of:=-SIN([.D46])" office:value-type="float" office:value="0.0302887668871303" calcext:value-type="float">
            <text:p>0.0302887669</text:p>
          </table:table-cell>
          <table:table-cell table:formula="of:=COS([.D46]) * SIN([.F46])" office:value-type="float" office:value="0.00559545233363514" calcext:value-type="float">
            <text:p>0.0055954523</text:p>
          </table:table-cell>
          <table:table-cell table:formula="of:=COS([.E46]) * COS([.F46])" office:value-type="float" office:value="0.877542441694481" calcext:value-type="float">
            <text:p>0.8775424417</text:p>
          </table:table-cell>
          <table:table-cell table:formula="of:=[.J46] * [.G46] + [.M46] * [.H46] + [.P46] * [.H46]" office:value-type="float" office:value="0.036344985134365" calcext:value-type="float">
            <text:p>0.0363449851</text:p>
          </table:table-cell>
          <table:table-cell table:formula="of:=[.K46] * [.D46] + [.N46] * [.E46] + [.Q46] * [.H46]" office:value-type="float" office:value="0.0342611437420067" calcext:value-type="float">
            <text:p>0.0342611437</text:p>
          </table:table-cell>
          <table:table-cell table:formula="of:=[.L46] * [.G46] + [.O46] * [.H46] + [.R46] * [.H46]" office:value-type="float" office:value="8.68740043468031" calcext:value-type="float">
            <text:p>8.6874004347</text:p>
          </table:table-cell>
          <table:table-cell/>
          <table:table-cell table:formula="of:=[.B46]-[.S46]" office:value-type="float" office:value="0.262926014865635" calcext:value-type="float">
            <text:p>0.2629260149</text:p>
          </table:table-cell>
          <table:table-cell table:formula="of:=[.A46]-[.T46]" office:value-type="float" office:value="-0.0655264437420067" calcext:value-type="float">
            <text:p>-0.0655264437</text:p>
          </table:table-cell>
          <table:table-cell table:formula="of:=[.C46]-[.U46]" office:value-type="float" office:value="1.02130956531969" calcext:value-type="float">
            <text:p>1.0213095653</text:p>
          </table:table-cell>
        </table:table-row>
        <table:table-row table:style-name="ro1">
          <table:table-cell office:value-type="float" office:value="-0.0312653" calcext:value-type="float">
            <text:p>-0.0312653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70871" calcext:value-type="float">
            <text:p>9.70871</text:p>
          </table:table-cell>
          <table:table-cell office:value-type="float" office:value="-0.0302934" calcext:value-type="float">
            <text:p>-0.0302934</text:p>
          </table:table-cell>
          <table:table-cell office:value-type="float" office:value="-0.500055" calcext:value-type="float">
            <text:p>-0.500055</text:p>
          </table:table-cell>
          <table:table-cell office:value-type="float" office:value="0.00559805" calcext:value-type="float">
            <text:p>0.0055980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47])*COS([.E47])" office:value-type="float" office:value="0.877153560643089" calcext:value-type="float">
            <text:p>0.8771535606</text:p>
          </table:table-cell>
          <table:table-cell table:formula="of:=COS([.D47]) * SIN([.E47]) * SIN([.F47]) - SIN([.E47]) * COS([.F47])" office:value-type="float" office:value="0.476783419204596" calcext:value-type="float">
            <text:p>0.4767834192</text:p>
          </table:table-cell>
          <table:table-cell table:formula="of:=COS([.D47]) * SIN([.E47]) * COS([.F47]) + SIN([.D47]) * SIN([.F47])" office:value-type="float" office:value="-0.479415865264183" calcext:value-type="float">
            <text:p>-0.4794158653</text:p>
          </table:table-cell>
          <table:table-cell table:formula="of:=SIN([.D47]) * COS([.E47])" office:value-type="float" office:value="-0.0265800949346441" calcext:value-type="float">
            <text:p>-0.0265800949</text:p>
          </table:table-cell>
          <table:table-cell table:formula="of:=SIN([.D47]) * SIN([.E47]) * SIN([.F47] + COS([.D47]) * COS([.F47]))" office:value-type="float" office:value="0.0122604479432965" calcext:value-type="float">
            <text:p>0.0122604479</text:p>
          </table:table-cell>
          <table:table-cell table:formula="of:=SIN([.D47]) * SIN([.E47]) * COS([.F47])- COS([.D47]) * SIN([.F47])" office:value-type="float" office:value="0.00892699041575449" calcext:value-type="float">
            <text:p>0.0089269904</text:p>
          </table:table-cell>
          <table:table-cell table:formula="of:=-SIN([.D47])" office:value-type="float" office:value="0.0302887668871303" calcext:value-type="float">
            <text:p>0.0302887669</text:p>
          </table:table-cell>
          <table:table-cell table:formula="of:=COS([.D47]) * SIN([.F47])" office:value-type="float" office:value="0.00559545233363514" calcext:value-type="float">
            <text:p>0.0055954523</text:p>
          </table:table-cell>
          <table:table-cell table:formula="of:=COS([.E47]) * COS([.F47])" office:value-type="float" office:value="0.877542441694481" calcext:value-type="float">
            <text:p>0.8775424417</text:p>
          </table:table-cell>
          <table:table-cell table:formula="of:=[.J47] * [.G47] + [.M47] * [.H47] + [.P47] * [.H47]" office:value-type="float" office:value="0.036344985134365" calcext:value-type="float">
            <text:p>0.0363449851</text:p>
          </table:table-cell>
          <table:table-cell table:formula="of:=[.K47] * [.D47] + [.N47] * [.E47] + [.Q47] * [.H47]" office:value-type="float" office:value="0.0342611437420067" calcext:value-type="float">
            <text:p>0.0342611437</text:p>
          </table:table-cell>
          <table:table-cell table:formula="of:=[.L47] * [.G47] + [.O47] * [.H47] + [.R47] * [.H47]" office:value-type="float" office:value="8.68740043468031" calcext:value-type="float">
            <text:p>8.6874004347</text:p>
          </table:table-cell>
          <table:table-cell/>
          <table:table-cell table:formula="of:=[.B47]-[.S47]" office:value-type="float" office:value="0.262926014865635" calcext:value-type="float">
            <text:p>0.2629260149</text:p>
          </table:table-cell>
          <table:table-cell table:formula="of:=[.A47]-[.T47]" office:value-type="float" office:value="-0.0655264437420067" calcext:value-type="float">
            <text:p>-0.0655264437</text:p>
          </table:table-cell>
          <table:table-cell table:formula="of:=[.C47]-[.U47]" office:value-type="float" office:value="1.02130956531969" calcext:value-type="float">
            <text:p>1.0213095653</text:p>
          </table:table-cell>
        </table:table-row>
        <table:table-row table:style-name="ro1">
          <table:table-cell office:value-type="float" office:value="-0.0860138" calcext:value-type="float">
            <text:p>-0.0860138</text:p>
          </table:table-cell>
          <table:table-cell office:value-type="float" office:value="0.227859" calcext:value-type="float">
            <text:p>0.227859</text:p>
          </table:table-cell>
          <table:table-cell office:value-type="float" office:value="9.72061" calcext:value-type="float">
            <text:p>9.72061</text:p>
          </table:table-cell>
          <table:table-cell office:value-type="float" office:value="-0.0302934" calcext:value-type="float">
            <text:p>-0.0302934</text:p>
          </table:table-cell>
          <table:table-cell office:value-type="float" office:value="-0.500055" calcext:value-type="float">
            <text:p>-0.500055</text:p>
          </table:table-cell>
          <table:table-cell office:value-type="float" office:value="0.00559805" calcext:value-type="float">
            <text:p>0.0055980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48])*COS([.E48])" office:value-type="float" office:value="0.877153560643089" calcext:value-type="float">
            <text:p>0.8771535606</text:p>
          </table:table-cell>
          <table:table-cell table:formula="of:=COS([.D48]) * SIN([.E48]) * SIN([.F48]) - SIN([.E48]) * COS([.F48])" office:value-type="float" office:value="0.476783419204596" calcext:value-type="float">
            <text:p>0.4767834192</text:p>
          </table:table-cell>
          <table:table-cell table:formula="of:=COS([.D48]) * SIN([.E48]) * COS([.F48]) + SIN([.D48]) * SIN([.F48])" office:value-type="float" office:value="-0.479415865264183" calcext:value-type="float">
            <text:p>-0.4794158653</text:p>
          </table:table-cell>
          <table:table-cell table:formula="of:=SIN([.D48]) * COS([.E48])" office:value-type="float" office:value="-0.0265800949346441" calcext:value-type="float">
            <text:p>-0.0265800949</text:p>
          </table:table-cell>
          <table:table-cell table:formula="of:=SIN([.D48]) * SIN([.E48]) * SIN([.F48] + COS([.D48]) * COS([.F48]))" office:value-type="float" office:value="0.0122604479432965" calcext:value-type="float">
            <text:p>0.0122604479</text:p>
          </table:table-cell>
          <table:table-cell table:formula="of:=SIN([.D48]) * SIN([.E48]) * COS([.F48])- COS([.D48]) * SIN([.F48])" office:value-type="float" office:value="0.00892699041575449" calcext:value-type="float">
            <text:p>0.0089269904</text:p>
          </table:table-cell>
          <table:table-cell table:formula="of:=-SIN([.D48])" office:value-type="float" office:value="0.0302887668871303" calcext:value-type="float">
            <text:p>0.0302887669</text:p>
          </table:table-cell>
          <table:table-cell table:formula="of:=COS([.D48]) * SIN([.F48])" office:value-type="float" office:value="0.00559545233363514" calcext:value-type="float">
            <text:p>0.0055954523</text:p>
          </table:table-cell>
          <table:table-cell table:formula="of:=COS([.E48]) * COS([.F48])" office:value-type="float" office:value="0.877542441694481" calcext:value-type="float">
            <text:p>0.8775424417</text:p>
          </table:table-cell>
          <table:table-cell table:formula="of:=[.J48] * [.G48] + [.M48] * [.H48] + [.P48] * [.H48]" office:value-type="float" office:value="0.036344985134365" calcext:value-type="float">
            <text:p>0.0363449851</text:p>
          </table:table-cell>
          <table:table-cell table:formula="of:=[.K48] * [.D48] + [.N48] * [.E48] + [.Q48] * [.H48]" office:value-type="float" office:value="0.0342611437420067" calcext:value-type="float">
            <text:p>0.0342611437</text:p>
          </table:table-cell>
          <table:table-cell table:formula="of:=[.L48] * [.G48] + [.O48] * [.H48] + [.R48] * [.H48]" office:value-type="float" office:value="8.68740043468031" calcext:value-type="float">
            <text:p>8.6874004347</text:p>
          </table:table-cell>
          <table:table-cell/>
          <table:table-cell table:formula="of:=[.B48]-[.S48]" office:value-type="float" office:value="0.191514014865635" calcext:value-type="float">
            <text:p>0.1915140149</text:p>
          </table:table-cell>
          <table:table-cell table:formula="of:=[.A48]-[.T48]" office:value-type="float" office:value="-0.120274943742007" calcext:value-type="float">
            <text:p>-0.1202749437</text:p>
          </table:table-cell>
          <table:table-cell table:formula="of:=[.C48]-[.U48]" office:value-type="float" office:value="1.03320956531969" calcext:value-type="float">
            <text:p>1.0332095653</text:p>
          </table:table-cell>
        </table:table-row>
        <table:table-row table:style-name="ro1">
          <table:table-cell office:value-type="float" office:value="-0.0860138" calcext:value-type="float">
            <text:p>-0.0860138</text:p>
          </table:table-cell>
          <table:table-cell office:value-type="float" office:value="0.227859" calcext:value-type="float">
            <text:p>0.227859</text:p>
          </table:table-cell>
          <table:table-cell office:value-type="float" office:value="9.72061" calcext:value-type="float">
            <text:p>9.72061</text:p>
          </table:table-cell>
          <table:table-cell office:value-type="float" office:value="-0.0303002" calcext:value-type="float">
            <text:p>-0.0303002</text:p>
          </table:table-cell>
          <table:table-cell office:value-type="float" office:value="-0.499857" calcext:value-type="float">
            <text:p>-0.499857</text:p>
          </table:table-cell>
          <table:table-cell office:value-type="float" office:value="0.00550059" calcext:value-type="float">
            <text:p>0.0055005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49])*COS([.E49])" office:value-type="float" office:value="0.877248254919906" calcext:value-type="float">
            <text:p>0.8772482549</text:p>
          </table:table-cell>
          <table:table-cell table:formula="of:=COS([.D49]) * SIN([.E49]) * SIN([.F49]) - SIN([.E49]) * COS([.F49])" office:value-type="float" office:value="0.476657578895984" calcext:value-type="float">
            <text:p>0.4766575789</text:p>
          </table:table-cell>
          <table:table-cell table:formula="of:=COS([.D49]) * SIN([.E49]) * COS([.F49]) + SIN([.D49]) * SIN([.F49])" office:value-type="float" office:value="-0.479239428051208" calcext:value-type="float">
            <text:p>-0.4792394281</text:p>
          </table:table-cell>
          <table:table-cell table:formula="of:=SIN([.D49]) * COS([.E49])" office:value-type="float" office:value="-0.026588935191071" calcext:value-type="float">
            <text:p>-0.0265889352</text:p>
          </table:table-cell>
          <table:table-cell table:formula="of:=SIN([.D49]) * SIN([.E49]) * SIN([.F49] + COS([.D49]) * COS([.F49]))" office:value-type="float" office:value="0.0122579989595048" calcext:value-type="float">
            <text:p>0.012257999</text:p>
          </table:table-cell>
          <table:table-cell table:formula="of:=SIN([.D49]) * SIN([.E49]) * COS([.F49])- COS([.D49]) * SIN([.F49])" office:value-type="float" office:value="0.00902240781901059" calcext:value-type="float">
            <text:p>0.0090224078</text:p>
          </table:table-cell>
          <table:table-cell table:formula="of:=-SIN([.D49])" office:value-type="float" office:value="0.0302955637665223" calcext:value-type="float">
            <text:p>0.0302955638</text:p>
          </table:table-cell>
          <table:table-cell table:formula="of:=COS([.D49]) * SIN([.F49])" office:value-type="float" office:value="0.00549803741619459" calcext:value-type="float">
            <text:p>0.0054980374</text:p>
          </table:table-cell>
          <table:table-cell table:formula="of:=COS([.E49]) * COS([.F49])" office:value-type="float" office:value="0.877637833481613" calcext:value-type="float">
            <text:p>0.8776378335</text:p>
          </table:table-cell>
          <table:table-cell table:formula="of:=[.J49] * [.G49] + [.M49] * [.H49] + [.P49] * [.H49]" office:value-type="float" office:value="0.0363249600394232" calcext:value-type="float">
            <text:p>0.03632496</text:p>
          </table:table-cell>
          <table:table-cell table:formula="of:=[.K49] * [.D49] + [.N49] * [.E49] + [.Q49] * [.H49]" office:value-type="float" office:value="0.0333107001207417" calcext:value-type="float">
            <text:p>0.0333107001</text:p>
          </table:table-cell>
          <table:table-cell table:formula="of:=[.L49] * [.G49] + [.O49] * [.H49] + [.R49] * [.H49]" office:value-type="float" office:value="8.68927036474611" calcext:value-type="float">
            <text:p>8.6892703647</text:p>
          </table:table-cell>
          <table:table-cell/>
          <table:table-cell table:formula="of:=[.B49]-[.S49]" office:value-type="float" office:value="0.191534039960577" calcext:value-type="float">
            <text:p>0.19153404</text:p>
          </table:table-cell>
          <table:table-cell table:formula="of:=[.A49]-[.T49]" office:value-type="float" office:value="-0.119324500120742" calcext:value-type="float">
            <text:p>-0.1193245001</text:p>
          </table:table-cell>
          <table:table-cell table:formula="of:=[.C49]-[.U49]" office:value-type="float" office:value="1.03133963525389" calcext:value-type="float">
            <text:p>1.0313396353</text:p>
          </table:table-cell>
        </table:table-row>
        <table:table-row table:style-name="ro1">
          <table:table-cell office:value-type="float" office:value="-0.0860138" calcext:value-type="float">
            <text:p>-0.0860138</text:p>
          </table:table-cell>
          <table:table-cell office:value-type="float" office:value="0.227859" calcext:value-type="float">
            <text:p>0.227859</text:p>
          </table:table-cell>
          <table:table-cell office:value-type="float" office:value="9.72061" calcext:value-type="float">
            <text:p>9.72061</text:p>
          </table:table-cell>
          <table:table-cell office:value-type="float" office:value="-0.0303002" calcext:value-type="float">
            <text:p>-0.0303002</text:p>
          </table:table-cell>
          <table:table-cell office:value-type="float" office:value="-0.499857" calcext:value-type="float">
            <text:p>-0.499857</text:p>
          </table:table-cell>
          <table:table-cell office:value-type="float" office:value="0.00550059" calcext:value-type="float">
            <text:p>0.0055005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50])*COS([.E50])" office:value-type="float" office:value="0.877248254919906" calcext:value-type="float">
            <text:p>0.8772482549</text:p>
          </table:table-cell>
          <table:table-cell table:formula="of:=COS([.D50]) * SIN([.E50]) * SIN([.F50]) - SIN([.E50]) * COS([.F50])" office:value-type="float" office:value="0.476657578895984" calcext:value-type="float">
            <text:p>0.4766575789</text:p>
          </table:table-cell>
          <table:table-cell table:formula="of:=COS([.D50]) * SIN([.E50]) * COS([.F50]) + SIN([.D50]) * SIN([.F50])" office:value-type="float" office:value="-0.479239428051208" calcext:value-type="float">
            <text:p>-0.4792394281</text:p>
          </table:table-cell>
          <table:table-cell table:formula="of:=SIN([.D50]) * COS([.E50])" office:value-type="float" office:value="-0.026588935191071" calcext:value-type="float">
            <text:p>-0.0265889352</text:p>
          </table:table-cell>
          <table:table-cell table:formula="of:=SIN([.D50]) * SIN([.E50]) * SIN([.F50] + COS([.D50]) * COS([.F50]))" office:value-type="float" office:value="0.0122579989595048" calcext:value-type="float">
            <text:p>0.012257999</text:p>
          </table:table-cell>
          <table:table-cell table:formula="of:=SIN([.D50]) * SIN([.E50]) * COS([.F50])- COS([.D50]) * SIN([.F50])" office:value-type="float" office:value="0.00902240781901059" calcext:value-type="float">
            <text:p>0.0090224078</text:p>
          </table:table-cell>
          <table:table-cell table:formula="of:=-SIN([.D50])" office:value-type="float" office:value="0.0302955637665223" calcext:value-type="float">
            <text:p>0.0302955638</text:p>
          </table:table-cell>
          <table:table-cell table:formula="of:=COS([.D50]) * SIN([.F50])" office:value-type="float" office:value="0.00549803741619459" calcext:value-type="float">
            <text:p>0.0054980374</text:p>
          </table:table-cell>
          <table:table-cell table:formula="of:=COS([.E50]) * COS([.F50])" office:value-type="float" office:value="0.877637833481613" calcext:value-type="float">
            <text:p>0.8776378335</text:p>
          </table:table-cell>
          <table:table-cell table:formula="of:=[.J50] * [.G50] + [.M50] * [.H50] + [.P50] * [.H50]" office:value-type="float" office:value="0.0363249600394232" calcext:value-type="float">
            <text:p>0.03632496</text:p>
          </table:table-cell>
          <table:table-cell table:formula="of:=[.K50] * [.D50] + [.N50] * [.E50] + [.Q50] * [.H50]" office:value-type="float" office:value="0.0333107001207417" calcext:value-type="float">
            <text:p>0.0333107001</text:p>
          </table:table-cell>
          <table:table-cell table:formula="of:=[.L50] * [.G50] + [.O50] * [.H50] + [.R50] * [.H50]" office:value-type="float" office:value="8.68927036474611" calcext:value-type="float">
            <text:p>8.6892703647</text:p>
          </table:table-cell>
          <table:table-cell/>
          <table:table-cell table:formula="of:=[.B50]-[.S50]" office:value-type="float" office:value="0.191534039960577" calcext:value-type="float">
            <text:p>0.19153404</text:p>
          </table:table-cell>
          <table:table-cell table:formula="of:=[.A50]-[.T50]" office:value-type="float" office:value="-0.119324500120742" calcext:value-type="float">
            <text:p>-0.1193245001</text:p>
          </table:table-cell>
          <table:table-cell table:formula="of:=[.C50]-[.U50]" office:value-type="float" office:value="1.03133963525389" calcext:value-type="float">
            <text:p>1.0313396353</text:p>
          </table:table-cell>
        </table:table-row>
        <table:table-row table:style-name="ro1">
          <table:table-cell office:value-type="float" office:value="-0.0503082" calcext:value-type="float">
            <text:p>-0.0503082</text:p>
          </table:table-cell>
          <table:table-cell office:value-type="float" office:value="0.282608" calcext:value-type="float">
            <text:p>0.282608</text:p>
          </table:table-cell>
          <table:table-cell office:value-type="float" office:value="9.65396" calcext:value-type="float">
            <text:p>9.65396</text:p>
          </table:table-cell>
          <table:table-cell office:value-type="float" office:value="-0.0303002" calcext:value-type="float">
            <text:p>-0.0303002</text:p>
          </table:table-cell>
          <table:table-cell office:value-type="float" office:value="-0.499857" calcext:value-type="float">
            <text:p>-0.499857</text:p>
          </table:table-cell>
          <table:table-cell office:value-type="float" office:value="0.00550059" calcext:value-type="float">
            <text:p>0.0055005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51])*COS([.E51])" office:value-type="float" office:value="0.877248254919906" calcext:value-type="float">
            <text:p>0.8772482549</text:p>
          </table:table-cell>
          <table:table-cell table:formula="of:=COS([.D51]) * SIN([.E51]) * SIN([.F51]) - SIN([.E51]) * COS([.F51])" office:value-type="float" office:value="0.476657578895984" calcext:value-type="float">
            <text:p>0.4766575789</text:p>
          </table:table-cell>
          <table:table-cell table:formula="of:=COS([.D51]) * SIN([.E51]) * COS([.F51]) + SIN([.D51]) * SIN([.F51])" office:value-type="float" office:value="-0.479239428051208" calcext:value-type="float">
            <text:p>-0.4792394281</text:p>
          </table:table-cell>
          <table:table-cell table:formula="of:=SIN([.D51]) * COS([.E51])" office:value-type="float" office:value="-0.026588935191071" calcext:value-type="float">
            <text:p>-0.0265889352</text:p>
          </table:table-cell>
          <table:table-cell table:formula="of:=SIN([.D51]) * SIN([.E51]) * SIN([.F51] + COS([.D51]) * COS([.F51]))" office:value-type="float" office:value="0.0122579989595048" calcext:value-type="float">
            <text:p>0.012257999</text:p>
          </table:table-cell>
          <table:table-cell table:formula="of:=SIN([.D51]) * SIN([.E51]) * COS([.F51])- COS([.D51]) * SIN([.F51])" office:value-type="float" office:value="0.00902240781901059" calcext:value-type="float">
            <text:p>0.0090224078</text:p>
          </table:table-cell>
          <table:table-cell table:formula="of:=-SIN([.D51])" office:value-type="float" office:value="0.0302955637665223" calcext:value-type="float">
            <text:p>0.0302955638</text:p>
          </table:table-cell>
          <table:table-cell table:formula="of:=COS([.D51]) * SIN([.F51])" office:value-type="float" office:value="0.00549803741619459" calcext:value-type="float">
            <text:p>0.0054980374</text:p>
          </table:table-cell>
          <table:table-cell table:formula="of:=COS([.E51]) * COS([.F51])" office:value-type="float" office:value="0.877637833481613" calcext:value-type="float">
            <text:p>0.8776378335</text:p>
          </table:table-cell>
          <table:table-cell table:formula="of:=[.J51] * [.G51] + [.M51] * [.H51] + [.P51] * [.H51]" office:value-type="float" office:value="0.0363249600394232" calcext:value-type="float">
            <text:p>0.03632496</text:p>
          </table:table-cell>
          <table:table-cell table:formula="of:=[.K51] * [.D51] + [.N51] * [.E51] + [.Q51] * [.H51]" office:value-type="float" office:value="0.0333107001207417" calcext:value-type="float">
            <text:p>0.0333107001</text:p>
          </table:table-cell>
          <table:table-cell table:formula="of:=[.L51] * [.G51] + [.O51] * [.H51] + [.R51] * [.H51]" office:value-type="float" office:value="8.68927036474611" calcext:value-type="float">
            <text:p>8.6892703647</text:p>
          </table:table-cell>
          <table:table-cell/>
          <table:table-cell table:formula="of:=[.B51]-[.S51]" office:value-type="float" office:value="0.246283039960577" calcext:value-type="float">
            <text:p>0.24628304</text:p>
          </table:table-cell>
          <table:table-cell table:formula="of:=[.A51]-[.T51]" office:value-type="float" office:value="-0.0836189001207417" calcext:value-type="float">
            <text:p>-0.0836189001</text:p>
          </table:table-cell>
          <table:table-cell table:formula="of:=[.C51]-[.U51]" office:value-type="float" office:value="0.964689635253892" calcext:value-type="float">
            <text:p>0.9646896353</text:p>
          </table:table-cell>
        </table:table-row>
        <table:table-row table:style-name="ro1">
          <table:table-cell office:value-type="float" office:value="-0.0503082" calcext:value-type="float">
            <text:p>-0.0503082</text:p>
          </table:table-cell>
          <table:table-cell office:value-type="float" office:value="0.282608" calcext:value-type="float">
            <text:p>0.282608</text:p>
          </table:table-cell>
          <table:table-cell office:value-type="float" office:value="9.65396" calcext:value-type="float">
            <text:p>9.65396</text:p>
          </table:table-cell>
          <table:table-cell office:value-type="float" office:value="-0.0300706" calcext:value-type="float">
            <text:p>-0.0300706</text:p>
          </table:table-cell>
          <table:table-cell office:value-type="float" office:value="-0.499786" calcext:value-type="float">
            <text:p>-0.499786</text:p>
          </table:table-cell>
          <table:table-cell office:value-type="float" office:value="0.0055942" calcext:value-type="float">
            <text:p>0.005594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52])*COS([.E52])" office:value-type="float" office:value="0.877288349323804" calcext:value-type="float">
            <text:p>0.8772883493</text:p>
          </table:table-cell>
          <table:table-cell table:formula="of:=COS([.D52]) * SIN([.E52]) * SIN([.F52]) - SIN([.E52]) * COS([.F52])" office:value-type="float" office:value="0.476550500407093" calcext:value-type="float">
            <text:p>0.4765505004</text:p>
          </table:table-cell>
          <table:table-cell table:formula="of:=COS([.D52]) * SIN([.E52]) * COS([.F52]) + SIN([.D52]) * SIN([.F52])" office:value-type="float" office:value="-0.479181767332085" calcext:value-type="float">
            <text:p>-0.4791817673</text:p>
          </table:table-cell>
          <table:table-cell table:formula="of:=SIN([.D52]) * COS([.E52])" office:value-type="float" office:value="-0.0263885413835773" calcext:value-type="float">
            <text:p>-0.0263885414</text:p>
          </table:table-cell>
          <table:table-cell table:formula="of:=SIN([.D52]) * SIN([.E52]) * SIN([.F52] + COS([.D52]) * COS([.F52]))" office:value-type="float" office:value="0.0121643328793454" calcext:value-type="float">
            <text:p>0.0121643329</text:p>
          </table:table-cell>
          <table:table-cell table:formula="of:=SIN([.D52]) * SIN([.E52]) * COS([.F52])- COS([.D52]) * SIN([.F52])" office:value-type="float" office:value="0.00881692696492696" calcext:value-type="float">
            <text:p>0.008816927</text:p>
          </table:table-cell>
          <table:table-cell table:formula="of:=-SIN([.D52])" office:value-type="float" office:value="0.0300660683600655" calcext:value-type="float">
            <text:p>0.0300660684</text:p>
          </table:table-cell>
          <table:table-cell table:formula="of:=COS([.D52]) * SIN([.F52])" office:value-type="float" office:value="0.00559164177287805" calcext:value-type="float">
            <text:p>0.0055916418</text:p>
          </table:table-cell>
          <table:table-cell table:formula="of:=COS([.E52]) * COS([.F52])" office:value-type="float" office:value="0.877671405285255" calcext:value-type="float">
            <text:p>0.8776714053</text:p>
          </table:table-cell>
          <table:table-cell table:formula="of:=[.J52] * [.G52] + [.M52] * [.H52] + [.P52] * [.H52]" office:value-type="float" office:value="0.0360397643695843" calcext:value-type="float">
            <text:p>0.0360397644</text:p>
          </table:table-cell>
          <table:table-cell table:formula="of:=[.K52] * [.D52] + [.N52] * [.E52] + [.Q52] * [.H52]" office:value-type="float" office:value="0.0343883666242269" calcext:value-type="float">
            <text:p>0.0343883666</text:p>
          </table:table-cell>
          <table:table-cell table:formula="of:=[.L52] * [.G52] + [.O52] * [.H52] + [.R52] * [.H52]" office:value-type="float" office:value="8.68758565605178" calcext:value-type="float">
            <text:p>8.6875856561</text:p>
          </table:table-cell>
          <table:table-cell/>
          <table:table-cell table:formula="of:=[.B52]-[.S52]" office:value-type="float" office:value="0.246568235630416" calcext:value-type="float">
            <text:p>0.2465682356</text:p>
          </table:table-cell>
          <table:table-cell table:formula="of:=[.A52]-[.T52]" office:value-type="float" office:value="-0.0846965666242268" calcext:value-type="float">
            <text:p>-0.0846965666</text:p>
          </table:table-cell>
          <table:table-cell table:formula="of:=[.C52]-[.U52]" office:value-type="float" office:value="0.966374343948216" calcext:value-type="float">
            <text:p>0.9663743439</text:p>
          </table:table-cell>
        </table:table-row>
        <table:table-row table:style-name="ro1">
          <table:table-cell office:value-type="float" office:value="-0.0574493" calcext:value-type="float">
            <text:p>-0.0574493</text:p>
          </table:table-cell>
          <table:table-cell office:value-type="float" office:value="0.282608" calcext:value-type="float">
            <text:p>0.282608</text:p>
          </table:table-cell>
          <table:table-cell office:value-type="float" office:value="9.74442" calcext:value-type="float">
            <text:p>9.74442</text:p>
          </table:table-cell>
          <table:table-cell office:value-type="float" office:value="-0.0300706" calcext:value-type="float">
            <text:p>-0.0300706</text:p>
          </table:table-cell>
          <table:table-cell office:value-type="float" office:value="-0.499786" calcext:value-type="float">
            <text:p>-0.499786</text:p>
          </table:table-cell>
          <table:table-cell office:value-type="float" office:value="0.0055942" calcext:value-type="float">
            <text:p>0.005594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53])*COS([.E53])" office:value-type="float" office:value="0.877288349323804" calcext:value-type="float">
            <text:p>0.8772883493</text:p>
          </table:table-cell>
          <table:table-cell table:formula="of:=COS([.D53]) * SIN([.E53]) * SIN([.F53]) - SIN([.E53]) * COS([.F53])" office:value-type="float" office:value="0.476550500407093" calcext:value-type="float">
            <text:p>0.4765505004</text:p>
          </table:table-cell>
          <table:table-cell table:formula="of:=COS([.D53]) * SIN([.E53]) * COS([.F53]) + SIN([.D53]) * SIN([.F53])" office:value-type="float" office:value="-0.479181767332085" calcext:value-type="float">
            <text:p>-0.4791817673</text:p>
          </table:table-cell>
          <table:table-cell table:formula="of:=SIN([.D53]) * COS([.E53])" office:value-type="float" office:value="-0.0263885413835773" calcext:value-type="float">
            <text:p>-0.0263885414</text:p>
          </table:table-cell>
          <table:table-cell table:formula="of:=SIN([.D53]) * SIN([.E53]) * SIN([.F53] + COS([.D53]) * COS([.F53]))" office:value-type="float" office:value="0.0121643328793454" calcext:value-type="float">
            <text:p>0.0121643329</text:p>
          </table:table-cell>
          <table:table-cell table:formula="of:=SIN([.D53]) * SIN([.E53]) * COS([.F53])- COS([.D53]) * SIN([.F53])" office:value-type="float" office:value="0.00881692696492696" calcext:value-type="float">
            <text:p>0.008816927</text:p>
          </table:table-cell>
          <table:table-cell table:formula="of:=-SIN([.D53])" office:value-type="float" office:value="0.0300660683600655" calcext:value-type="float">
            <text:p>0.0300660684</text:p>
          </table:table-cell>
          <table:table-cell table:formula="of:=COS([.D53]) * SIN([.F53])" office:value-type="float" office:value="0.00559164177287805" calcext:value-type="float">
            <text:p>0.0055916418</text:p>
          </table:table-cell>
          <table:table-cell table:formula="of:=COS([.E53]) * COS([.F53])" office:value-type="float" office:value="0.877671405285255" calcext:value-type="float">
            <text:p>0.8776714053</text:p>
          </table:table-cell>
          <table:table-cell table:formula="of:=[.J53] * [.G53] + [.M53] * [.H53] + [.P53] * [.H53]" office:value-type="float" office:value="0.0360397643695843" calcext:value-type="float">
            <text:p>0.0360397644</text:p>
          </table:table-cell>
          <table:table-cell table:formula="of:=[.K53] * [.D53] + [.N53] * [.E53] + [.Q53] * [.H53]" office:value-type="float" office:value="0.0343883666242269" calcext:value-type="float">
            <text:p>0.0343883666</text:p>
          </table:table-cell>
          <table:table-cell table:formula="of:=[.L53] * [.G53] + [.O53] * [.H53] + [.R53] * [.H53]" office:value-type="float" office:value="8.68758565605178" calcext:value-type="float">
            <text:p>8.6875856561</text:p>
          </table:table-cell>
          <table:table-cell/>
          <table:table-cell table:formula="of:=[.B53]-[.S53]" office:value-type="float" office:value="0.246568235630416" calcext:value-type="float">
            <text:p>0.2465682356</text:p>
          </table:table-cell>
          <table:table-cell table:formula="of:=[.A53]-[.T53]" office:value-type="float" office:value="-0.0918376666242268" calcext:value-type="float">
            <text:p>-0.0918376666</text:p>
          </table:table-cell>
          <table:table-cell table:formula="of:=[.C53]-[.U53]" office:value-type="float" office:value="1.05683434394822" calcext:value-type="float">
            <text:p>1.0568343439</text:p>
          </table:table-cell>
        </table:table-row>
        <table:table-row table:style-name="ro1">
          <table:table-cell office:value-type="float" office:value="-0.0574493" calcext:value-type="float">
            <text:p>-0.0574493</text:p>
          </table:table-cell>
          <table:table-cell office:value-type="float" office:value="0.282608" calcext:value-type="float">
            <text:p>0.282608</text:p>
          </table:table-cell>
          <table:table-cell office:value-type="float" office:value="9.74442" calcext:value-type="float">
            <text:p>9.74442</text:p>
          </table:table-cell>
          <table:table-cell office:value-type="float" office:value="-0.0300434" calcext:value-type="float">
            <text:p>-0.0300434</text:p>
          </table:table-cell>
          <table:table-cell office:value-type="float" office:value="-0.499755" calcext:value-type="float">
            <text:p>-0.499755</text:p>
          </table:table-cell>
          <table:table-cell office:value-type="float" office:value="0.00559444" calcext:value-type="float">
            <text:p>0.0055944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54])*COS([.E54])" office:value-type="float" office:value="0.877303916011318" calcext:value-type="float">
            <text:p>0.877303916</text:p>
          </table:table-cell>
          <table:table-cell table:formula="of:=COS([.D54]) * SIN([.E54]) * SIN([.F54]) - SIN([.E54]) * COS([.F54])" office:value-type="float" office:value="0.476523326711704" calcext:value-type="float">
            <text:p>0.4765233267</text:p>
          </table:table-cell>
          <table:table-cell table:formula="of:=COS([.D54]) * SIN([.E54]) * COS([.F54]) + SIN([.D54]) * SIN([.F54])" office:value-type="float" office:value="-0.479154817775664" calcext:value-type="float">
            <text:p>-0.4791548178</text:p>
          </table:table-cell>
          <table:table-cell table:formula="of:=SIN([.D54]) * COS([.E54])" office:value-type="float" office:value="-0.0263651253867582" calcext:value-type="float">
            <text:p>-0.0263651254</text:p>
          </table:table-cell>
          <table:table-cell table:formula="of:=SIN([.D54]) * SIN([.E54]) * SIN([.F54] + COS([.D54]) * COS([.F54]))" office:value-type="float" office:value="0.0121526512393049" calcext:value-type="float">
            <text:p>0.0121526512</text:p>
          </table:table-cell>
          <table:table-cell table:formula="of:=SIN([.D54]) * SIN([.E54]) * COS([.F54])- COS([.D54]) * SIN([.F54])" office:value-type="float" office:value="0.00880283601114571" calcext:value-type="float">
            <text:p>0.008802836</text:p>
          </table:table-cell>
          <table:table-cell table:formula="of:=-SIN([.D54])" office:value-type="float" office:value="0.0300388806456976" calcext:value-type="float">
            <text:p>0.0300388806</text:p>
          </table:table-cell>
          <table:table-cell table:formula="of:=COS([.D54]) * SIN([.F54])" office:value-type="float" office:value="0.00559188623364762" calcext:value-type="float">
            <text:p>0.0055918862</text:p>
          </table:table-cell>
          <table:table-cell table:formula="of:=COS([.E54]) * COS([.F54])" office:value-type="float" office:value="0.877686259822114" calcext:value-type="float">
            <text:p>0.8776862598</text:p>
          </table:table-cell>
          <table:table-cell table:formula="of:=[.J54] * [.G54] + [.M54] * [.H54] + [.P54] * [.H54]" office:value-type="float" office:value="0.0360028015376063" calcext:value-type="float">
            <text:p>0.0360028015</text:p>
          </table:table-cell>
          <table:table-cell table:formula="of:=[.K54] * [.D54] + [.N54] * [.E54] + [.Q54] * [.H54]" office:value-type="float" office:value="0.0344107559559174" calcext:value-type="float">
            <text:p>0.034410756</text:p>
          </table:table-cell>
          <table:table-cell table:formula="of:=[.L54] * [.G54] + [.O54] * [.H54] + [.R54] * [.H54]" office:value-type="float" office:value="8.68759313916595" calcext:value-type="float">
            <text:p>8.6875931392</text:p>
          </table:table-cell>
          <table:table-cell/>
          <table:table-cell table:formula="of:=[.B54]-[.S54]" office:value-type="float" office:value="0.246605198462394" calcext:value-type="float">
            <text:p>0.2466051985</text:p>
          </table:table-cell>
          <table:table-cell table:formula="of:=[.A54]-[.T54]" office:value-type="float" office:value="-0.0918600559559174" calcext:value-type="float">
            <text:p>-0.091860056</text:p>
          </table:table-cell>
          <table:table-cell table:formula="of:=[.C54]-[.U54]" office:value-type="float" office:value="1.05682686083405" calcext:value-type="float">
            <text:p>1.0568268608</text:p>
          </table:table-cell>
        </table:table-row>
        <table:table-row table:style-name="ro1">
          <table:table-cell office:value-type="float" office:value="-0.0907745" calcext:value-type="float">
            <text:p>-0.0907745</text:p>
          </table:table-cell>
          <table:table-cell office:value-type="float" office:value="0.284988" calcext:value-type="float">
            <text:p>0.284988</text:p>
          </table:table-cell>
          <table:table-cell office:value-type="float" office:value="9.67538" calcext:value-type="float">
            <text:p>9.67538</text:p>
          </table:table-cell>
          <table:table-cell office:value-type="float" office:value="-0.0300434" calcext:value-type="float">
            <text:p>-0.0300434</text:p>
          </table:table-cell>
          <table:table-cell office:value-type="float" office:value="-0.499755" calcext:value-type="float">
            <text:p>-0.499755</text:p>
          </table:table-cell>
          <table:table-cell office:value-type="float" office:value="0.00559444" calcext:value-type="float">
            <text:p>0.0055944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55])*COS([.E55])" office:value-type="float" office:value="0.877303916011318" calcext:value-type="float">
            <text:p>0.877303916</text:p>
          </table:table-cell>
          <table:table-cell table:formula="of:=COS([.D55]) * SIN([.E55]) * SIN([.F55]) - SIN([.E55]) * COS([.F55])" office:value-type="float" office:value="0.476523326711704" calcext:value-type="float">
            <text:p>0.4765233267</text:p>
          </table:table-cell>
          <table:table-cell table:formula="of:=COS([.D55]) * SIN([.E55]) * COS([.F55]) + SIN([.D55]) * SIN([.F55])" office:value-type="float" office:value="-0.479154817775664" calcext:value-type="float">
            <text:p>-0.4791548178</text:p>
          </table:table-cell>
          <table:table-cell table:formula="of:=SIN([.D55]) * COS([.E55])" office:value-type="float" office:value="-0.0263651253867582" calcext:value-type="float">
            <text:p>-0.0263651254</text:p>
          </table:table-cell>
          <table:table-cell table:formula="of:=SIN([.D55]) * SIN([.E55]) * SIN([.F55] + COS([.D55]) * COS([.F55]))" office:value-type="float" office:value="0.0121526512393049" calcext:value-type="float">
            <text:p>0.0121526512</text:p>
          </table:table-cell>
          <table:table-cell table:formula="of:=SIN([.D55]) * SIN([.E55]) * COS([.F55])- COS([.D55]) * SIN([.F55])" office:value-type="float" office:value="0.00880283601114571" calcext:value-type="float">
            <text:p>0.008802836</text:p>
          </table:table-cell>
          <table:table-cell table:formula="of:=-SIN([.D55])" office:value-type="float" office:value="0.0300388806456976" calcext:value-type="float">
            <text:p>0.0300388806</text:p>
          </table:table-cell>
          <table:table-cell table:formula="of:=COS([.D55]) * SIN([.F55])" office:value-type="float" office:value="0.00559188623364762" calcext:value-type="float">
            <text:p>0.0055918862</text:p>
          </table:table-cell>
          <table:table-cell table:formula="of:=COS([.E55]) * COS([.F55])" office:value-type="float" office:value="0.877686259822114" calcext:value-type="float">
            <text:p>0.8776862598</text:p>
          </table:table-cell>
          <table:table-cell table:formula="of:=[.J55] * [.G55] + [.M55] * [.H55] + [.P55] * [.H55]" office:value-type="float" office:value="0.0360028015376063" calcext:value-type="float">
            <text:p>0.0360028015</text:p>
          </table:table-cell>
          <table:table-cell table:formula="of:=[.K55] * [.D55] + [.N55] * [.E55] + [.Q55] * [.H55]" office:value-type="float" office:value="0.0344107559559174" calcext:value-type="float">
            <text:p>0.034410756</text:p>
          </table:table-cell>
          <table:table-cell table:formula="of:=[.L55] * [.G55] + [.O55] * [.H55] + [.R55] * [.H55]" office:value-type="float" office:value="8.68759313916595" calcext:value-type="float">
            <text:p>8.6875931392</text:p>
          </table:table-cell>
          <table:table-cell/>
          <table:table-cell table:formula="of:=[.B55]-[.S55]" office:value-type="float" office:value="0.248985198462394" calcext:value-type="float">
            <text:p>0.2489851985</text:p>
          </table:table-cell>
          <table:table-cell table:formula="of:=[.A55]-[.T55]" office:value-type="float" office:value="-0.125185255955917" calcext:value-type="float">
            <text:p>-0.125185256</text:p>
          </table:table-cell>
          <table:table-cell table:formula="of:=[.C55]-[.U55]" office:value-type="float" office:value="0.987786860834055" calcext:value-type="float">
            <text:p>0.9877868608</text:p>
          </table:table-cell>
        </table:table-row>
        <table:table-row table:style-name="ro1">
          <table:table-cell office:value-type="float" office:value="-0.0907745" calcext:value-type="float">
            <text:p>-0.0907745</text:p>
          </table:table-cell>
          <table:table-cell office:value-type="float" office:value="0.284988" calcext:value-type="float">
            <text:p>0.284988</text:p>
          </table:table-cell>
          <table:table-cell office:value-type="float" office:value="9.67538" calcext:value-type="float">
            <text:p>9.67538</text:p>
          </table:table-cell>
          <table:table-cell office:value-type="float" office:value="-0.0299979" calcext:value-type="float">
            <text:p>-0.0299979</text:p>
          </table:table-cell>
          <table:table-cell office:value-type="float" office:value="-0.499728" calcext:value-type="float">
            <text:p>-0.499728</text:p>
          </table:table-cell>
          <table:table-cell office:value-type="float" office:value="0.00560677" calcext:value-type="float">
            <text:p>0.0056067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56])*COS([.E56])" office:value-type="float" office:value="0.877318047259413" calcext:value-type="float">
            <text:p>0.8773180473</text:p>
          </table:table-cell>
          <table:table-cell table:formula="of:=COS([.D56]) * SIN([.E56]) * SIN([.F56]) - SIN([.E56]) * COS([.F56])" office:value-type="float" office:value="0.476493819150796" calcext:value-type="float">
            <text:p>0.4764938192</text:p>
          </table:table-cell>
          <table:table-cell table:formula="of:=COS([.D56]) * SIN([.E56]) * COS([.F56]) + SIN([.D56]) * SIN([.F56])" office:value-type="float" office:value="-0.47913186750414" calcext:value-type="float">
            <text:p>-0.4791318675</text:p>
          </table:table-cell>
          <table:table-cell table:formula="of:=SIN([.D56]) * COS([.E56])" office:value-type="float" office:value="-0.0263255960968445" calcext:value-type="float">
            <text:p>-0.0263255961</text:p>
          </table:table-cell>
          <table:table-cell table:formula="of:=SIN([.D56]) * SIN([.E56]) * SIN([.F56] + COS([.D56]) * COS([.F56]))" office:value-type="float" office:value="0.0121337567722716" calcext:value-type="float">
            <text:p>0.0121337568</text:p>
          </table:table-cell>
          <table:table-cell table:formula="of:=SIN([.D56]) * SIN([.E56]) * COS([.F56])- COS([.D56]) * SIN([.F56])" office:value-type="float" office:value="0.00876799843120515" calcext:value-type="float">
            <text:p>0.0087679984</text:p>
          </table:table-cell>
          <table:table-cell table:formula="of:=-SIN([.D56])" office:value-type="float" office:value="0.0299934011473586" calcext:value-type="float">
            <text:p>0.0299934011</text:p>
          </table:table-cell>
          <table:table-cell table:formula="of:=COS([.D56]) * SIN([.F56])" office:value-type="float" office:value="0.005604218133531" calcext:value-type="float">
            <text:p>0.0056042181</text:p>
          </table:table-cell>
          <table:table-cell table:formula="of:=COS([.E56]) * COS([.F56])" office:value-type="float" office:value="0.877699137373113" calcext:value-type="float">
            <text:p>0.8776991374</text:p>
          </table:table-cell>
          <table:table-cell table:formula="of:=[.J56] * [.G56] + [.M56] * [.H56] + [.P56] * [.H56]" office:value-type="float" office:value="0.0359444894950384" calcext:value-type="float">
            <text:p>0.0359444895</text:p>
          </table:table-cell>
          <table:table-cell table:formula="of:=[.K56] * [.D56] + [.N56] * [.E56] + [.Q56] * [.H56]" office:value-type="float" office:value="0.0345639457668064" calcext:value-type="float">
            <text:p>0.0345639458</text:p>
          </table:table-cell>
          <table:table-cell table:formula="of:=[.L56] * [.G56] + [.O56] * [.H56] + [.R56] * [.H56]" office:value-type="float" office:value="8.68737793088232" calcext:value-type="float">
            <text:p>8.6873779309</text:p>
          </table:table-cell>
          <table:table-cell/>
          <table:table-cell table:formula="of:=[.B56]-[.S56]" office:value-type="float" office:value="0.249043510504962" calcext:value-type="float">
            <text:p>0.2490435105</text:p>
          </table:table-cell>
          <table:table-cell table:formula="of:=[.A56]-[.T56]" office:value-type="float" office:value="-0.125338445766806" calcext:value-type="float">
            <text:p>-0.1253384458</text:p>
          </table:table-cell>
          <table:table-cell table:formula="of:=[.C56]-[.U56]" office:value-type="float" office:value="0.988002069117686" calcext:value-type="float">
            <text:p>0.9880020691</text:p>
          </table:table-cell>
        </table:table-row>
        <table:table-row table:style-name="ro1">
          <table:table-cell office:value-type="float" office:value="-0.0907745" calcext:value-type="float">
            <text:p>-0.0907745</text:p>
          </table:table-cell>
          <table:table-cell office:value-type="float" office:value="0.284988" calcext:value-type="float">
            <text:p>0.284988</text:p>
          </table:table-cell>
          <table:table-cell office:value-type="float" office:value="9.67538" calcext:value-type="float">
            <text:p>9.67538</text:p>
          </table:table-cell>
          <table:table-cell office:value-type="float" office:value="-0.0299979" calcext:value-type="float">
            <text:p>-0.0299979</text:p>
          </table:table-cell>
          <table:table-cell office:value-type="float" office:value="-0.499728" calcext:value-type="float">
            <text:p>-0.499728</text:p>
          </table:table-cell>
          <table:table-cell office:value-type="float" office:value="0.00560677" calcext:value-type="float">
            <text:p>0.0056067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57])*COS([.E57])" office:value-type="float" office:value="0.877318047259413" calcext:value-type="float">
            <text:p>0.8773180473</text:p>
          </table:table-cell>
          <table:table-cell table:formula="of:=COS([.D57]) * SIN([.E57]) * SIN([.F57]) - SIN([.E57]) * COS([.F57])" office:value-type="float" office:value="0.476493819150796" calcext:value-type="float">
            <text:p>0.4764938192</text:p>
          </table:table-cell>
          <table:table-cell table:formula="of:=COS([.D57]) * SIN([.E57]) * COS([.F57]) + SIN([.D57]) * SIN([.F57])" office:value-type="float" office:value="-0.47913186750414" calcext:value-type="float">
            <text:p>-0.4791318675</text:p>
          </table:table-cell>
          <table:table-cell table:formula="of:=SIN([.D57]) * COS([.E57])" office:value-type="float" office:value="-0.0263255960968445" calcext:value-type="float">
            <text:p>-0.0263255961</text:p>
          </table:table-cell>
          <table:table-cell table:formula="of:=SIN([.D57]) * SIN([.E57]) * SIN([.F57] + COS([.D57]) * COS([.F57]))" office:value-type="float" office:value="0.0121337567722716" calcext:value-type="float">
            <text:p>0.0121337568</text:p>
          </table:table-cell>
          <table:table-cell table:formula="of:=SIN([.D57]) * SIN([.E57]) * COS([.F57])- COS([.D57]) * SIN([.F57])" office:value-type="float" office:value="0.00876799843120515" calcext:value-type="float">
            <text:p>0.0087679984</text:p>
          </table:table-cell>
          <table:table-cell table:formula="of:=-SIN([.D57])" office:value-type="float" office:value="0.0299934011473586" calcext:value-type="float">
            <text:p>0.0299934011</text:p>
          </table:table-cell>
          <table:table-cell table:formula="of:=COS([.D57]) * SIN([.F57])" office:value-type="float" office:value="0.005604218133531" calcext:value-type="float">
            <text:p>0.0056042181</text:p>
          </table:table-cell>
          <table:table-cell table:formula="of:=COS([.E57]) * COS([.F57])" office:value-type="float" office:value="0.877699137373113" calcext:value-type="float">
            <text:p>0.8776991374</text:p>
          </table:table-cell>
          <table:table-cell table:formula="of:=[.J57] * [.G57] + [.M57] * [.H57] + [.P57] * [.H57]" office:value-type="float" office:value="0.0359444894950384" calcext:value-type="float">
            <text:p>0.0359444895</text:p>
          </table:table-cell>
          <table:table-cell table:formula="of:=[.K57] * [.D57] + [.N57] * [.E57] + [.Q57] * [.H57]" office:value-type="float" office:value="0.0345639457668064" calcext:value-type="float">
            <text:p>0.0345639458</text:p>
          </table:table-cell>
          <table:table-cell table:formula="of:=[.L57] * [.G57] + [.O57] * [.H57] + [.R57] * [.H57]" office:value-type="float" office:value="8.68737793088232" calcext:value-type="float">
            <text:p>8.6873779309</text:p>
          </table:table-cell>
          <table:table-cell/>
          <table:table-cell table:formula="of:=[.B57]-[.S57]" office:value-type="float" office:value="0.249043510504962" calcext:value-type="float">
            <text:p>0.2490435105</text:p>
          </table:table-cell>
          <table:table-cell table:formula="of:=[.A57]-[.T57]" office:value-type="float" office:value="-0.125338445766806" calcext:value-type="float">
            <text:p>-0.1253384458</text:p>
          </table:table-cell>
          <table:table-cell table:formula="of:=[.C57]-[.U57]" office:value-type="float" office:value="0.988002069117686" calcext:value-type="float">
            <text:p>0.9880020691</text:p>
          </table:table-cell>
        </table:table-row>
        <table:table-row table:style-name="ro1">
          <table:table-cell office:value-type="float" office:value="-0.0764923" calcext:value-type="float">
            <text:p>-0.0764923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67776" calcext:value-type="float">
            <text:p>9.67776</text:p>
          </table:table-cell>
          <table:table-cell office:value-type="float" office:value="-0.0299792" calcext:value-type="float">
            <text:p>-0.0299792</text:p>
          </table:table-cell>
          <table:table-cell office:value-type="float" office:value="-0.49993" calcext:value-type="float">
            <text:p>-0.49993</text:p>
          </table:table-cell>
          <table:table-cell office:value-type="float" office:value="0.00571321" calcext:value-type="float">
            <text:p>0.0057132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58])*COS([.E58])" office:value-type="float" office:value="0.877221769253395" calcext:value-type="float">
            <text:p>0.8772217693</text:p>
          </table:table-cell>
          <table:table-cell table:formula="of:=COS([.D58]) * SIN([.E58]) * SIN([.F58]) - SIN([.E58]) * COS([.F58])" office:value-type="float" office:value="0.476618820967618" calcext:value-type="float">
            <text:p>0.476618821</text:p>
          </table:table-cell>
          <table:table-cell table:formula="of:=COS([.D58]) * SIN([.E58]) * COS([.F58]) + SIN([.D58]) * SIN([.F58])" office:value-type="float" office:value="-0.479312138964067" calcext:value-type="float">
            <text:p>-0.479312139</text:p>
          </table:table-cell>
          <table:table-cell table:formula="of:=SIN([.D58]) * COS([.E58])" office:value-type="float" office:value="-0.0263062882839061" calcext:value-type="float">
            <text:p>-0.0263062883</text:p>
          </table:table-cell>
          <table:table-cell table:formula="of:=SIN([.D58]) * SIN([.E58]) * SIN([.F58] + COS([.D58]) * COS([.F58]))" office:value-type="float" office:value="0.012131500882292" calcext:value-type="float">
            <text:p>0.0121315009</text:p>
          </table:table-cell>
          <table:table-cell table:formula="of:=SIN([.D58]) * SIN([.E58]) * COS([.F58])- COS([.D58]) * SIN([.F58])" office:value-type="float" office:value="0.00865795361937496" calcext:value-type="float">
            <text:p>0.0086579536</text:p>
          </table:table-cell>
          <table:table-cell table:formula="of:=-SIN([.D58])" office:value-type="float" office:value="0.0299747095553066" calcext:value-type="float">
            <text:p>0.0299747096</text:p>
          </table:table-cell>
          <table:table-cell table:formula="of:=COS([.D58]) * SIN([.F58])" office:value-type="float" office:value="0.0057106117450104" calcext:value-type="float">
            <text:p>0.0057106117</text:p>
          </table:table-cell>
          <table:table-cell table:formula="of:=COS([.E58]) * COS([.F58])" office:value-type="float" office:value="0.877601796534633" calcext:value-type="float">
            <text:p>0.8776017965</text:p>
          </table:table-cell>
          <table:table-cell table:formula="of:=[.J58] * [.G58] + [.M58] * [.H58] + [.P58] * [.H58]" office:value-type="float" office:value="0.0359505284597244" calcext:value-type="float">
            <text:p>0.0359505285</text:p>
          </table:table-cell>
          <table:table-cell table:formula="of:=[.K58] * [.D58] + [.N58] * [.E58] + [.Q58] * [.H58]" office:value-type="float" office:value="0.0356104429074653" calcext:value-type="float">
            <text:p>0.0356104429</text:p>
          </table:table-cell>
          <table:table-cell table:formula="of:=[.L58] * [.G58] + [.O58] * [.H58] + [.R58] * [.H58]" office:value-type="float" office:value="8.68534555150928" calcext:value-type="float">
            <text:p>8.6853455515</text:p>
          </table:table-cell>
          <table:table-cell/>
          <table:table-cell table:formula="of:=[.B58]-[.S58]" office:value-type="float" office:value="0.263320471540276" calcext:value-type="float">
            <text:p>0.2633204715</text:p>
          </table:table-cell>
          <table:table-cell table:formula="of:=[.A58]-[.T58]" office:value-type="float" office:value="-0.112102742907465" calcext:value-type="float">
            <text:p>-0.1121027429</text:p>
          </table:table-cell>
          <table:table-cell table:formula="of:=[.C58]-[.U58]" office:value-type="float" office:value="0.992414448490717" calcext:value-type="float">
            <text:p>0.9924144485</text:p>
          </table:table-cell>
        </table:table-row>
        <table:table-row table:style-name="ro1">
          <table:table-cell office:value-type="float" office:value="-0.0598297" calcext:value-type="float">
            <text:p>-0.0598297</text:p>
          </table:table-cell>
          <table:table-cell office:value-type="float" office:value="0.277847" calcext:value-type="float">
            <text:p>0.277847</text:p>
          </table:table-cell>
          <table:table-cell office:value-type="float" office:value="9.71585" calcext:value-type="float">
            <text:p>9.71585</text:p>
          </table:table-cell>
          <table:table-cell office:value-type="float" office:value="-0.0299792" calcext:value-type="float">
            <text:p>-0.0299792</text:p>
          </table:table-cell>
          <table:table-cell office:value-type="float" office:value="-0.49993" calcext:value-type="float">
            <text:p>-0.49993</text:p>
          </table:table-cell>
          <table:table-cell office:value-type="float" office:value="0.00571321" calcext:value-type="float">
            <text:p>0.0057132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59])*COS([.E59])" office:value-type="float" office:value="0.877221769253395" calcext:value-type="float">
            <text:p>0.8772217693</text:p>
          </table:table-cell>
          <table:table-cell table:formula="of:=COS([.D59]) * SIN([.E59]) * SIN([.F59]) - SIN([.E59]) * COS([.F59])" office:value-type="float" office:value="0.476618820967618" calcext:value-type="float">
            <text:p>0.476618821</text:p>
          </table:table-cell>
          <table:table-cell table:formula="of:=COS([.D59]) * SIN([.E59]) * COS([.F59]) + SIN([.D59]) * SIN([.F59])" office:value-type="float" office:value="-0.479312138964067" calcext:value-type="float">
            <text:p>-0.479312139</text:p>
          </table:table-cell>
          <table:table-cell table:formula="of:=SIN([.D59]) * COS([.E59])" office:value-type="float" office:value="-0.0263062882839061" calcext:value-type="float">
            <text:p>-0.0263062883</text:p>
          </table:table-cell>
          <table:table-cell table:formula="of:=SIN([.D59]) * SIN([.E59]) * SIN([.F59] + COS([.D59]) * COS([.F59]))" office:value-type="float" office:value="0.012131500882292" calcext:value-type="float">
            <text:p>0.0121315009</text:p>
          </table:table-cell>
          <table:table-cell table:formula="of:=SIN([.D59]) * SIN([.E59]) * COS([.F59])- COS([.D59]) * SIN([.F59])" office:value-type="float" office:value="0.00865795361937496" calcext:value-type="float">
            <text:p>0.0086579536</text:p>
          </table:table-cell>
          <table:table-cell table:formula="of:=-SIN([.D59])" office:value-type="float" office:value="0.0299747095553066" calcext:value-type="float">
            <text:p>0.0299747096</text:p>
          </table:table-cell>
          <table:table-cell table:formula="of:=COS([.D59]) * SIN([.F59])" office:value-type="float" office:value="0.0057106117450104" calcext:value-type="float">
            <text:p>0.0057106117</text:p>
          </table:table-cell>
          <table:table-cell table:formula="of:=COS([.E59]) * COS([.F59])" office:value-type="float" office:value="0.877601796534633" calcext:value-type="float">
            <text:p>0.8776017965</text:p>
          </table:table-cell>
          <table:table-cell table:formula="of:=[.J59] * [.G59] + [.M59] * [.H59] + [.P59] * [.H59]" office:value-type="float" office:value="0.0359505284597244" calcext:value-type="float">
            <text:p>0.0359505285</text:p>
          </table:table-cell>
          <table:table-cell table:formula="of:=[.K59] * [.D59] + [.N59] * [.E59] + [.Q59] * [.H59]" office:value-type="float" office:value="0.0356104429074653" calcext:value-type="float">
            <text:p>0.0356104429</text:p>
          </table:table-cell>
          <table:table-cell table:formula="of:=[.L59] * [.G59] + [.O59] * [.H59] + [.R59] * [.H59]" office:value-type="float" office:value="8.68534555150928" calcext:value-type="float">
            <text:p>8.6853455515</text:p>
          </table:table-cell>
          <table:table-cell/>
          <table:table-cell table:formula="of:=[.B59]-[.S59]" office:value-type="float" office:value="0.241896471540276" calcext:value-type="float">
            <text:p>0.2418964715</text:p>
          </table:table-cell>
          <table:table-cell table:formula="of:=[.A59]-[.T59]" office:value-type="float" office:value="-0.0954401429074653" calcext:value-type="float">
            <text:p>-0.0954401429</text:p>
          </table:table-cell>
          <table:table-cell table:formula="of:=[.C59]-[.U59]" office:value-type="float" office:value="1.03050444849072" calcext:value-type="float">
            <text:p>1.0305044485</text:p>
          </table:table-cell>
        </table:table-row>
        <table:table-row table:style-name="ro1">
          <table:table-cell office:value-type="float" office:value="-0.0598297" calcext:value-type="float">
            <text:p>-0.0598297</text:p>
          </table:table-cell>
          <table:table-cell office:value-type="float" office:value="0.277847" calcext:value-type="float">
            <text:p>0.277847</text:p>
          </table:table-cell>
          <table:table-cell office:value-type="float" office:value="9.71585" calcext:value-type="float">
            <text:p>9.71585</text:p>
          </table:table-cell>
          <table:table-cell office:value-type="float" office:value="-0.0300099" calcext:value-type="float">
            <text:p>-0.0300099</text:p>
          </table:table-cell>
          <table:table-cell office:value-type="float" office:value="-0.50008" calcext:value-type="float">
            <text:p>-0.50008</text:p>
          </table:table-cell>
          <table:table-cell office:value-type="float" office:value="0.00576731" calcext:value-type="float">
            <text:p>0.0057673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60])*COS([.E60])" office:value-type="float" office:value="0.877149079128501" calcext:value-type="float">
            <text:p>0.8771490791</text:p>
          </table:table-cell>
          <table:table-cell table:formula="of:=COS([.D60]) * SIN([.E60]) * SIN([.F60]) - SIN([.E60]) * COS([.F60])" office:value-type="float" office:value="0.476723629120052" calcext:value-type="float">
            <text:p>0.4767236291</text:p>
          </table:table-cell>
          <table:table-cell table:formula="of:=COS([.D60]) * SIN([.E60]) * COS([.F60]) + SIN([.D60]) * SIN([.F60])" office:value-type="float" office:value="-0.479444922971452" calcext:value-type="float">
            <text:p>-0.479444923</text:p>
          </table:table-cell>
          <table:table-cell table:formula="of:=SIN([.D60]) * COS([.E60])" office:value-type="float" office:value="-0.0263310611571216" calcext:value-type="float">
            <text:p>-0.0263310612</text:p>
          </table:table-cell>
          <table:table-cell table:formula="of:=SIN([.D60]) * SIN([.E60]) * SIN([.F60] + COS([.D60]) * COS([.F60]))" office:value-type="float" office:value="0.0121476627491761" calcext:value-type="float">
            <text:p>0.0121476627</text:p>
          </table:table-cell>
          <table:table-cell table:formula="of:=SIN([.D60]) * SIN([.E60]) * COS([.F60])- COS([.D60]) * SIN([.F60])" office:value-type="float" office:value="0.00862253903669915" calcext:value-type="float">
            <text:p>0.008622539</text:p>
          </table:table-cell>
          <table:table-cell table:formula="of:=-SIN([.D60])" office:value-type="float" office:value="0.0300053957463597" calcext:value-type="float">
            <text:p>0.0300053957</text:p>
          </table:table-cell>
          <table:table-cell table:formula="of:=COS([.D60]) * SIN([.F60])" office:value-type="float" office:value="0.00576468123475906" calcext:value-type="float">
            <text:p>0.0057646812</text:p>
          </table:table-cell>
          <table:table-cell table:formula="of:=COS([.E60]) * COS([.F60])" office:value-type="float" office:value="0.877529610701234" calcext:value-type="float">
            <text:p>0.8775296107</text:p>
          </table:table-cell>
          <table:table-cell table:formula="of:=[.J60] * [.G60] + [.M60] * [.H60] + [.P60] * [.H60]" office:value-type="float" office:value="0.0360084789745329" calcext:value-type="float">
            <text:p>0.036008479</text:p>
          </table:table-cell>
          <table:table-cell table:formula="of:=[.K60] * [.D60] + [.N60] * [.E60] + [.Q60] * [.H60]" office:value-type="float" office:value="0.036112644475501" calcext:value-type="float">
            <text:p>0.0361126445</text:p>
          </table:table-cell>
          <table:table-cell table:formula="of:=[.L60] * [.G60] + [.O60] * [.H60] + [.R60] * [.H60]" office:value-type="float" office:value="8.68429106743175" calcext:value-type="float">
            <text:p>8.6842910674</text:p>
          </table:table-cell>
          <table:table-cell/>
          <table:table-cell table:formula="of:=[.B60]-[.S60]" office:value-type="float" office:value="0.241838521025467" calcext:value-type="float">
            <text:p>0.241838521</text:p>
          </table:table-cell>
          <table:table-cell table:formula="of:=[.A60]-[.T60]" office:value-type="float" office:value="-0.095942344475501" calcext:value-type="float">
            <text:p>-0.0959423445</text:p>
          </table:table-cell>
          <table:table-cell table:formula="of:=[.C60]-[.U60]" office:value-type="float" office:value="1.03155893256825" calcext:value-type="float">
            <text:p>1.0315589326</text:p>
          </table:table-cell>
        </table:table-row>
        <table:table-row table:style-name="ro1">
          <table:table-cell office:value-type="float" office:value="-0.0193634" calcext:value-type="float">
            <text:p>-0.0193634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72775" calcext:value-type="float">
            <text:p>9.72775</text:p>
          </table:table-cell>
          <table:table-cell office:value-type="float" office:value="-0.0300099" calcext:value-type="float">
            <text:p>-0.0300099</text:p>
          </table:table-cell>
          <table:table-cell office:value-type="float" office:value="-0.50008" calcext:value-type="float">
            <text:p>-0.50008</text:p>
          </table:table-cell>
          <table:table-cell office:value-type="float" office:value="0.00576731" calcext:value-type="float">
            <text:p>0.0057673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61])*COS([.E61])" office:value-type="float" office:value="0.877149079128501" calcext:value-type="float">
            <text:p>0.8771490791</text:p>
          </table:table-cell>
          <table:table-cell table:formula="of:=COS([.D61]) * SIN([.E61]) * SIN([.F61]) - SIN([.E61]) * COS([.F61])" office:value-type="float" office:value="0.476723629120052" calcext:value-type="float">
            <text:p>0.4767236291</text:p>
          </table:table-cell>
          <table:table-cell table:formula="of:=COS([.D61]) * SIN([.E61]) * COS([.F61]) + SIN([.D61]) * SIN([.F61])" office:value-type="float" office:value="-0.479444922971452" calcext:value-type="float">
            <text:p>-0.479444923</text:p>
          </table:table-cell>
          <table:table-cell table:formula="of:=SIN([.D61]) * COS([.E61])" office:value-type="float" office:value="-0.0263310611571216" calcext:value-type="float">
            <text:p>-0.0263310612</text:p>
          </table:table-cell>
          <table:table-cell table:formula="of:=SIN([.D61]) * SIN([.E61]) * SIN([.F61] + COS([.D61]) * COS([.F61]))" office:value-type="float" office:value="0.0121476627491761" calcext:value-type="float">
            <text:p>0.0121476627</text:p>
          </table:table-cell>
          <table:table-cell table:formula="of:=SIN([.D61]) * SIN([.E61]) * COS([.F61])- COS([.D61]) * SIN([.F61])" office:value-type="float" office:value="0.00862253903669915" calcext:value-type="float">
            <text:p>0.008622539</text:p>
          </table:table-cell>
          <table:table-cell table:formula="of:=-SIN([.D61])" office:value-type="float" office:value="0.0300053957463597" calcext:value-type="float">
            <text:p>0.0300053957</text:p>
          </table:table-cell>
          <table:table-cell table:formula="of:=COS([.D61]) * SIN([.F61])" office:value-type="float" office:value="0.00576468123475906" calcext:value-type="float">
            <text:p>0.0057646812</text:p>
          </table:table-cell>
          <table:table-cell table:formula="of:=COS([.E61]) * COS([.F61])" office:value-type="float" office:value="0.877529610701234" calcext:value-type="float">
            <text:p>0.8775296107</text:p>
          </table:table-cell>
          <table:table-cell table:formula="of:=[.J61] * [.G61] + [.M61] * [.H61] + [.P61] * [.H61]" office:value-type="float" office:value="0.0360084789745329" calcext:value-type="float">
            <text:p>0.036008479</text:p>
          </table:table-cell>
          <table:table-cell table:formula="of:=[.K61] * [.D61] + [.N61] * [.E61] + [.Q61] * [.H61]" office:value-type="float" office:value="0.036112644475501" calcext:value-type="float">
            <text:p>0.0361126445</text:p>
          </table:table-cell>
          <table:table-cell table:formula="of:=[.L61] * [.G61] + [.O61] * [.H61] + [.R61] * [.H61]" office:value-type="float" office:value="8.68429106743175" calcext:value-type="float">
            <text:p>8.6842910674</text:p>
          </table:table-cell>
          <table:table-cell/>
          <table:table-cell table:formula="of:=[.B61]-[.S61]" office:value-type="float" office:value="0.256121521025467" calcext:value-type="float">
            <text:p>0.256121521</text:p>
          </table:table-cell>
          <table:table-cell table:formula="of:=[.A61]-[.T61]" office:value-type="float" office:value="-0.055476044475501" calcext:value-type="float">
            <text:p>-0.0554760445</text:p>
          </table:table-cell>
          <table:table-cell table:formula="of:=[.C61]-[.U61]" office:value-type="float" office:value="1.04345893256825" calcext:value-type="float">
            <text:p>1.0434589326</text:p>
          </table:table-cell>
        </table:table-row>
        <table:table-row table:style-name="ro1">
          <table:table-cell office:value-type="float" office:value="-0.0193634" calcext:value-type="float">
            <text:p>-0.0193634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72775" calcext:value-type="float">
            <text:p>9.72775</text:p>
          </table:table-cell>
          <table:table-cell office:value-type="float" office:value="-0.0299519" calcext:value-type="float">
            <text:p>-0.0299519</text:p>
          </table:table-cell>
          <table:table-cell office:value-type="float" office:value="-0.5" calcext:value-type="float">
            <text:p>-0.5</text:p>
          </table:table-cell>
          <table:table-cell office:value-type="float" office:value="0.00576151" calcext:value-type="float">
            <text:p>0.0057615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62])*COS([.E62])" office:value-type="float" office:value="0.877188944502002" calcext:value-type="float">
            <text:p>0.8771889445</text:p>
          </table:table-cell>
          <table:table-cell table:formula="of:=COS([.D62]) * SIN([.E62]) * SIN([.F62]) - SIN([.E62]) * COS([.F62])" office:value-type="float" office:value="0.476656620523051" calcext:value-type="float">
            <text:p>0.4766566205</text:p>
          </table:table-cell>
          <table:table-cell table:formula="of:=COS([.D62]) * SIN([.E62]) * COS([.F62]) + SIN([.D62]) * SIN([.F62])" office:value-type="float" office:value="-0.479375092186799" calcext:value-type="float">
            <text:p>-0.4793750922</text:p>
          </table:table-cell>
          <table:table-cell table:formula="of:=SIN([.D62]) * COS([.E62])" office:value-type="float" office:value="-0.0262813351550774" calcext:value-type="float">
            <text:p>-0.0262813352</text:p>
          </table:table-cell>
          <table:table-cell table:formula="of:=SIN([.D62]) * SIN([.E62]) * SIN([.F62] + COS([.D62]) * COS([.F62]))" office:value-type="float" office:value="0.0121223858990052" calcext:value-type="float">
            <text:p>0.0121223859</text:p>
          </table:table-cell>
          <table:table-cell table:formula="of:=SIN([.D62]) * SIN([.E62]) * COS([.F62])- COS([.D62]) * SIN([.F62])" office:value-type="float" office:value="0.00859842657303924" calcext:value-type="float">
            <text:p>0.0085984266</text:p>
          </table:table-cell>
          <table:table-cell table:formula="of:=-SIN([.D62])" office:value-type="float" office:value="0.0299474218111919" calcext:value-type="float">
            <text:p>0.0299474218</text:p>
          </table:table-cell>
          <table:table-cell table:formula="of:=COS([.D62]) * SIN([.F62])" office:value-type="float" office:value="0.00575889395969328" calcext:value-type="float">
            <text:p>0.005758894</text:p>
          </table:table-cell>
          <table:table-cell table:formula="of:=COS([.E62]) * COS([.F62])" office:value-type="float" office:value="0.8775679962552" calcext:value-type="float">
            <text:p>0.8775679963</text:p>
          </table:table-cell>
          <table:table-cell table:formula="of:=[.J62] * [.G62] + [.M62] * [.H62] + [.P62] * [.H62]" office:value-type="float" office:value="0.035927649229922" calcext:value-type="float">
            <text:p>0.0359276492</text:p>
          </table:table-cell>
          <table:table-cell table:formula="of:=[.K62] * [.D62] + [.N62] * [.E62] + [.Q62] * [.H62]" office:value-type="float" office:value="0.0360991964232472" calcext:value-type="float">
            <text:p>0.0360991964</text:p>
          </table:table-cell>
          <table:table-cell table:formula="of:=[.L62] * [.G62] + [.O62] * [.H62] + [.R62] * [.H62]" office:value-type="float" office:value="8.68443094371674" calcext:value-type="float">
            <text:p>8.6844309437</text:p>
          </table:table-cell>
          <table:table-cell/>
          <table:table-cell table:formula="of:=[.B62]-[.S62]" office:value-type="float" office:value="0.256202350770078" calcext:value-type="float">
            <text:p>0.2562023508</text:p>
          </table:table-cell>
          <table:table-cell table:formula="of:=[.A62]-[.T62]" office:value-type="float" office:value="-0.0554625964232472" calcext:value-type="float">
            <text:p>-0.0554625964</text:p>
          </table:table-cell>
          <table:table-cell table:formula="of:=[.C62]-[.U62]" office:value-type="float" office:value="1.04331905628326" calcext:value-type="float">
            <text:p>1.0433190563</text:p>
          </table:table-cell>
        </table:table-row>
        <table:table-row table:style-name="ro1">
          <table:table-cell office:value-type="float" office:value="-0.0193634" calcext:value-type="float">
            <text:p>-0.0193634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72775" calcext:value-type="float">
            <text:p>9.72775</text:p>
          </table:table-cell>
          <table:table-cell office:value-type="float" office:value="-0.0299519" calcext:value-type="float">
            <text:p>-0.0299519</text:p>
          </table:table-cell>
          <table:table-cell office:value-type="float" office:value="-0.5" calcext:value-type="float">
            <text:p>-0.5</text:p>
          </table:table-cell>
          <table:table-cell office:value-type="float" office:value="0.00576151" calcext:value-type="float">
            <text:p>0.0057615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63])*COS([.E63])" office:value-type="float" office:value="0.877188944502002" calcext:value-type="float">
            <text:p>0.8771889445</text:p>
          </table:table-cell>
          <table:table-cell table:formula="of:=COS([.D63]) * SIN([.E63]) * SIN([.F63]) - SIN([.E63]) * COS([.F63])" office:value-type="float" office:value="0.476656620523051" calcext:value-type="float">
            <text:p>0.4766566205</text:p>
          </table:table-cell>
          <table:table-cell table:formula="of:=COS([.D63]) * SIN([.E63]) * COS([.F63]) + SIN([.D63]) * SIN([.F63])" office:value-type="float" office:value="-0.479375092186799" calcext:value-type="float">
            <text:p>-0.4793750922</text:p>
          </table:table-cell>
          <table:table-cell table:formula="of:=SIN([.D63]) * COS([.E63])" office:value-type="float" office:value="-0.0262813351550774" calcext:value-type="float">
            <text:p>-0.0262813352</text:p>
          </table:table-cell>
          <table:table-cell table:formula="of:=SIN([.D63]) * SIN([.E63]) * SIN([.F63] + COS([.D63]) * COS([.F63]))" office:value-type="float" office:value="0.0121223858990052" calcext:value-type="float">
            <text:p>0.0121223859</text:p>
          </table:table-cell>
          <table:table-cell table:formula="of:=SIN([.D63]) * SIN([.E63]) * COS([.F63])- COS([.D63]) * SIN([.F63])" office:value-type="float" office:value="0.00859842657303924" calcext:value-type="float">
            <text:p>0.0085984266</text:p>
          </table:table-cell>
          <table:table-cell table:formula="of:=-SIN([.D63])" office:value-type="float" office:value="0.0299474218111919" calcext:value-type="float">
            <text:p>0.0299474218</text:p>
          </table:table-cell>
          <table:table-cell table:formula="of:=COS([.D63]) * SIN([.F63])" office:value-type="float" office:value="0.00575889395969328" calcext:value-type="float">
            <text:p>0.005758894</text:p>
          </table:table-cell>
          <table:table-cell table:formula="of:=COS([.E63]) * COS([.F63])" office:value-type="float" office:value="0.8775679962552" calcext:value-type="float">
            <text:p>0.8775679963</text:p>
          </table:table-cell>
          <table:table-cell table:formula="of:=[.J63] * [.G63] + [.M63] * [.H63] + [.P63] * [.H63]" office:value-type="float" office:value="0.035927649229922" calcext:value-type="float">
            <text:p>0.0359276492</text:p>
          </table:table-cell>
          <table:table-cell table:formula="of:=[.K63] * [.D63] + [.N63] * [.E63] + [.Q63] * [.H63]" office:value-type="float" office:value="0.0360991964232472" calcext:value-type="float">
            <text:p>0.0360991964</text:p>
          </table:table-cell>
          <table:table-cell table:formula="of:=[.L63] * [.G63] + [.O63] * [.H63] + [.R63] * [.H63]" office:value-type="float" office:value="8.68443094371674" calcext:value-type="float">
            <text:p>8.6844309437</text:p>
          </table:table-cell>
          <table:table-cell/>
          <table:table-cell table:formula="of:=[.B63]-[.S63]" office:value-type="float" office:value="0.256202350770078" calcext:value-type="float">
            <text:p>0.2562023508</text:p>
          </table:table-cell>
          <table:table-cell table:formula="of:=[.A63]-[.T63]" office:value-type="float" office:value="-0.0554625964232472" calcext:value-type="float">
            <text:p>-0.0554625964</text:p>
          </table:table-cell>
          <table:table-cell table:formula="of:=[.C63]-[.U63]" office:value-type="float" office:value="1.04331905628326" calcext:value-type="float">
            <text:p>1.0433190563</text:p>
          </table:table-cell>
        </table:table-row>
        <table:table-row table:style-name="ro1">
          <table:table-cell office:value-type="float" office:value="-0.0384064" calcext:value-type="float">
            <text:p>-0.0384064</text:p>
          </table:table-cell>
          <table:table-cell office:value-type="float" office:value="0.275467" calcext:value-type="float">
            <text:p>0.275467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0299519" calcext:value-type="float">
            <text:p>-0.0299519</text:p>
          </table:table-cell>
          <table:table-cell office:value-type="float" office:value="-0.5" calcext:value-type="float">
            <text:p>-0.5</text:p>
          </table:table-cell>
          <table:table-cell office:value-type="float" office:value="0.00576151" calcext:value-type="float">
            <text:p>0.0057615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64])*COS([.E64])" office:value-type="float" office:value="0.877188944502002" calcext:value-type="float">
            <text:p>0.8771889445</text:p>
          </table:table-cell>
          <table:table-cell table:formula="of:=COS([.D64]) * SIN([.E64]) * SIN([.F64]) - SIN([.E64]) * COS([.F64])" office:value-type="float" office:value="0.476656620523051" calcext:value-type="float">
            <text:p>0.4766566205</text:p>
          </table:table-cell>
          <table:table-cell table:formula="of:=COS([.D64]) * SIN([.E64]) * COS([.F64]) + SIN([.D64]) * SIN([.F64])" office:value-type="float" office:value="-0.479375092186799" calcext:value-type="float">
            <text:p>-0.4793750922</text:p>
          </table:table-cell>
          <table:table-cell table:formula="of:=SIN([.D64]) * COS([.E64])" office:value-type="float" office:value="-0.0262813351550774" calcext:value-type="float">
            <text:p>-0.0262813352</text:p>
          </table:table-cell>
          <table:table-cell table:formula="of:=SIN([.D64]) * SIN([.E64]) * SIN([.F64] + COS([.D64]) * COS([.F64]))" office:value-type="float" office:value="0.0121223858990052" calcext:value-type="float">
            <text:p>0.0121223859</text:p>
          </table:table-cell>
          <table:table-cell table:formula="of:=SIN([.D64]) * SIN([.E64]) * COS([.F64])- COS([.D64]) * SIN([.F64])" office:value-type="float" office:value="0.00859842657303924" calcext:value-type="float">
            <text:p>0.0085984266</text:p>
          </table:table-cell>
          <table:table-cell table:formula="of:=-SIN([.D64])" office:value-type="float" office:value="0.0299474218111919" calcext:value-type="float">
            <text:p>0.0299474218</text:p>
          </table:table-cell>
          <table:table-cell table:formula="of:=COS([.D64]) * SIN([.F64])" office:value-type="float" office:value="0.00575889395969328" calcext:value-type="float">
            <text:p>0.005758894</text:p>
          </table:table-cell>
          <table:table-cell table:formula="of:=COS([.E64]) * COS([.F64])" office:value-type="float" office:value="0.8775679962552" calcext:value-type="float">
            <text:p>0.8775679963</text:p>
          </table:table-cell>
          <table:table-cell table:formula="of:=[.J64] * [.G64] + [.M64] * [.H64] + [.P64] * [.H64]" office:value-type="float" office:value="0.035927649229922" calcext:value-type="float">
            <text:p>0.0359276492</text:p>
          </table:table-cell>
          <table:table-cell table:formula="of:=[.K64] * [.D64] + [.N64] * [.E64] + [.Q64] * [.H64]" office:value-type="float" office:value="0.0360991964232472" calcext:value-type="float">
            <text:p>0.0360991964</text:p>
          </table:table-cell>
          <table:table-cell table:formula="of:=[.L64] * [.G64] + [.O64] * [.H64] + [.R64] * [.H64]" office:value-type="float" office:value="8.68443094371674" calcext:value-type="float">
            <text:p>8.6844309437</text:p>
          </table:table-cell>
          <table:table-cell/>
          <table:table-cell table:formula="of:=[.B64]-[.S64]" office:value-type="float" office:value="0.239539350770078" calcext:value-type="float">
            <text:p>0.2395393508</text:p>
          </table:table-cell>
          <table:table-cell table:formula="of:=[.A64]-[.T64]" office:value-type="float" office:value="-0.0745055964232472" calcext:value-type="float">
            <text:p>-0.0745055964</text:p>
          </table:table-cell>
          <table:table-cell table:formula="of:=[.C64]-[.U64]" office:value-type="float" office:value="0.957629056283258" calcext:value-type="float">
            <text:p>0.9576290563</text:p>
          </table:table-cell>
        </table:table-row>
        <table:table-row table:style-name="ro1">
          <table:table-cell office:value-type="float" office:value="-0.0384064" calcext:value-type="float">
            <text:p>-0.0384064</text:p>
          </table:table-cell>
          <table:table-cell office:value-type="float" office:value="0.275467" calcext:value-type="float">
            <text:p>0.275467</text:p>
          </table:table-cell>
          <table:table-cell office:value-type="float" office:value="9.64206" calcext:value-type="float">
            <text:p>9.64206</text:p>
          </table:table-cell>
          <table:table-cell office:value-type="float" office:value="-0.0299437" calcext:value-type="float">
            <text:p>-0.0299437</text:p>
          </table:table-cell>
          <table:table-cell office:value-type="float" office:value="-0.499708" calcext:value-type="float">
            <text:p>-0.499708</text:p>
          </table:table-cell>
          <table:table-cell office:value-type="float" office:value="0.00562722" calcext:value-type="float">
            <text:p>0.0056272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65])*COS([.E65])" office:value-type="float" office:value="0.877329052082814" calcext:value-type="float">
            <text:p>0.8773290521</text:p>
          </table:table-cell>
          <table:table-cell table:formula="of:=COS([.D65]) * SIN([.E65]) * SIN([.F65]) - SIN([.E65]) * COS([.F65])" office:value-type="float" office:value="0.476466509582222" calcext:value-type="float">
            <text:p>0.4764665096</text:p>
          </table:table-cell>
          <table:table-cell table:formula="of:=COS([.D65]) * SIN([.E65]) * COS([.F65]) + SIN([.D65]) * SIN([.F65])" office:value-type="float" office:value="-0.479115353047907" calcext:value-type="float">
            <text:p>-0.479115353</text:p>
          </table:table-cell>
          <table:table-cell table:formula="of:=SIN([.D65]) * COS([.E65])" office:value-type="float" office:value="-0.0262783323444273" calcext:value-type="float">
            <text:p>-0.0262783323</text:p>
          </table:table-cell>
          <table:table-cell table:formula="of:=SIN([.D65]) * SIN([.E65]) * SIN([.F65] + COS([.D65]) * COS([.F65]))" office:value-type="float" office:value="0.0121115652837932" calcext:value-type="float">
            <text:p>0.0121115653</text:p>
          </table:table-cell>
          <table:table-cell table:formula="of:=SIN([.D65]) * SIN([.E65]) * COS([.F65])- COS([.D65]) * SIN([.F65])" office:value-type="float" office:value="0.0087210617574949" calcext:value-type="float">
            <text:p>0.0087210618</text:p>
          </table:table-cell>
          <table:table-cell table:formula="of:=-SIN([.D65])" office:value-type="float" office:value="0.0299392254880871" calcext:value-type="float">
            <text:p>0.0299392255</text:p>
          </table:table-cell>
          <table:table-cell table:formula="of:=COS([.D65]) * SIN([.F65])" office:value-type="float" office:value="0.0056246677500869" calcext:value-type="float">
            <text:p>0.0056246678</text:p>
          </table:table-cell>
          <table:table-cell table:formula="of:=COS([.E65]) * COS([.F65])" office:value-type="float" office:value="0.877708619962001" calcext:value-type="float">
            <text:p>0.87770862</text:p>
          </table:table-cell>
          <table:table-cell table:formula="of:=[.J65] * [.G65] + [.M65] * [.H65] + [.P65] * [.H65]" office:value-type="float" office:value="0.035876752807866" calcext:value-type="float">
            <text:p>0.0358767528</text:p>
          </table:table-cell>
          <table:table-cell table:formula="of:=[.K65] * [.D65] + [.N65] * [.E65] + [.Q65] * [.H65]" office:value-type="float" office:value="0.0348023276630407" calcext:value-type="float">
            <text:p>0.0348023277</text:p>
          </table:table-cell>
          <table:table-cell table:formula="of:=[.L65] * [.G65] + [.O65] * [.H65] + [.R65] * [.H65]" office:value-type="float" office:value="8.68701088085106" calcext:value-type="float">
            <text:p>8.6870108809</text:p>
          </table:table-cell>
          <table:table-cell/>
          <table:table-cell table:formula="of:=[.B65]-[.S65]" office:value-type="float" office:value="0.239590247192134" calcext:value-type="float">
            <text:p>0.2395902472</text:p>
          </table:table-cell>
          <table:table-cell table:formula="of:=[.A65]-[.T65]" office:value-type="float" office:value="-0.0732087276630407" calcext:value-type="float">
            <text:p>-0.0732087277</text:p>
          </table:table-cell>
          <table:table-cell table:formula="of:=[.C65]-[.U65]" office:value-type="float" office:value="0.955049119148937" calcext:value-type="float">
            <text:p>0.9550491191</text:p>
          </table:table-cell>
        </table:table-row>
        <table:table-row table:style-name="ro1">
          <table:table-cell office:value-type="float" office:value="-0.0907745" calcext:value-type="float">
            <text:p>-0.0907745</text:p>
          </table:table-cell>
          <table:table-cell office:value-type="float" office:value="0.265945" calcext:value-type="float">
            <text:p>0.265945</text:p>
          </table:table-cell>
          <table:table-cell office:value-type="float" office:value="9.67776" calcext:value-type="float">
            <text:p>9.67776</text:p>
          </table:table-cell>
          <table:table-cell office:value-type="float" office:value="-0.0299437" calcext:value-type="float">
            <text:p>-0.0299437</text:p>
          </table:table-cell>
          <table:table-cell office:value-type="float" office:value="-0.499708" calcext:value-type="float">
            <text:p>-0.499708</text:p>
          </table:table-cell>
          <table:table-cell office:value-type="float" office:value="0.00562722" calcext:value-type="float">
            <text:p>0.0056272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66])*COS([.E66])" office:value-type="float" office:value="0.877329052082814" calcext:value-type="float">
            <text:p>0.8773290521</text:p>
          </table:table-cell>
          <table:table-cell table:formula="of:=COS([.D66]) * SIN([.E66]) * SIN([.F66]) - SIN([.E66]) * COS([.F66])" office:value-type="float" office:value="0.476466509582222" calcext:value-type="float">
            <text:p>0.4764665096</text:p>
          </table:table-cell>
          <table:table-cell table:formula="of:=COS([.D66]) * SIN([.E66]) * COS([.F66]) + SIN([.D66]) * SIN([.F66])" office:value-type="float" office:value="-0.479115353047907" calcext:value-type="float">
            <text:p>-0.479115353</text:p>
          </table:table-cell>
          <table:table-cell table:formula="of:=SIN([.D66]) * COS([.E66])" office:value-type="float" office:value="-0.0262783323444273" calcext:value-type="float">
            <text:p>-0.0262783323</text:p>
          </table:table-cell>
          <table:table-cell table:formula="of:=SIN([.D66]) * SIN([.E66]) * SIN([.F66] + COS([.D66]) * COS([.F66]))" office:value-type="float" office:value="0.0121115652837932" calcext:value-type="float">
            <text:p>0.0121115653</text:p>
          </table:table-cell>
          <table:table-cell table:formula="of:=SIN([.D66]) * SIN([.E66]) * COS([.F66])- COS([.D66]) * SIN([.F66])" office:value-type="float" office:value="0.0087210617574949" calcext:value-type="float">
            <text:p>0.0087210618</text:p>
          </table:table-cell>
          <table:table-cell table:formula="of:=-SIN([.D66])" office:value-type="float" office:value="0.0299392254880871" calcext:value-type="float">
            <text:p>0.0299392255</text:p>
          </table:table-cell>
          <table:table-cell table:formula="of:=COS([.D66]) * SIN([.F66])" office:value-type="float" office:value="0.0056246677500869" calcext:value-type="float">
            <text:p>0.0056246678</text:p>
          </table:table-cell>
          <table:table-cell table:formula="of:=COS([.E66]) * COS([.F66])" office:value-type="float" office:value="0.877708619962001" calcext:value-type="float">
            <text:p>0.87770862</text:p>
          </table:table-cell>
          <table:table-cell table:formula="of:=[.J66] * [.G66] + [.M66] * [.H66] + [.P66] * [.H66]" office:value-type="float" office:value="0.035876752807866" calcext:value-type="float">
            <text:p>0.0358767528</text:p>
          </table:table-cell>
          <table:table-cell table:formula="of:=[.K66] * [.D66] + [.N66] * [.E66] + [.Q66] * [.H66]" office:value-type="float" office:value="0.0348023276630407" calcext:value-type="float">
            <text:p>0.0348023277</text:p>
          </table:table-cell>
          <table:table-cell table:formula="of:=[.L66] * [.G66] + [.O66] * [.H66] + [.R66] * [.H66]" office:value-type="float" office:value="8.68701088085106" calcext:value-type="float">
            <text:p>8.6870108809</text:p>
          </table:table-cell>
          <table:table-cell/>
          <table:table-cell table:formula="of:=[.B66]-[.S66]" office:value-type="float" office:value="0.230068247192134" calcext:value-type="float">
            <text:p>0.2300682472</text:p>
          </table:table-cell>
          <table:table-cell table:formula="of:=[.A66]-[.T66]" office:value-type="float" office:value="-0.125576827663041" calcext:value-type="float">
            <text:p>-0.1255768277</text:p>
          </table:table-cell>
          <table:table-cell table:formula="of:=[.C66]-[.U66]" office:value-type="float" office:value="0.990749119148935" calcext:value-type="float">
            <text:p>0.9907491191</text:p>
          </table:table-cell>
        </table:table-row>
        <table:table-row table:style-name="ro1">
          <table:table-cell office:value-type="float" office:value="-0.0907745" calcext:value-type="float">
            <text:p>-0.0907745</text:p>
          </table:table-cell>
          <table:table-cell office:value-type="float" office:value="0.265945" calcext:value-type="float">
            <text:p>0.265945</text:p>
          </table:table-cell>
          <table:table-cell office:value-type="float" office:value="9.67776" calcext:value-type="float">
            <text:p>9.67776</text:p>
          </table:table-cell>
          <table:table-cell office:value-type="float" office:value="-0.0298866" calcext:value-type="float">
            <text:p>-0.0298866</text:p>
          </table:table-cell>
          <table:table-cell office:value-type="float" office:value="-0.499554" calcext:value-type="float">
            <text:p>-0.499554</text:p>
          </table:table-cell>
          <table:table-cell office:value-type="float" office:value="0.00558585" calcext:value-type="float">
            <text:p>0.0055858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67])*COS([.E67])" office:value-type="float" office:value="0.877404299854941" calcext:value-type="float">
            <text:p>0.8774042999</text:p>
          </table:table-cell>
          <table:table-cell table:formula="of:=COS([.D67]) * SIN([.E67]) * SIN([.F67]) - SIN([.E67]) * COS([.F67])" office:value-type="float" office:value="0.476352012070379" calcext:value-type="float">
            <text:p>0.4763520121</text:p>
          </table:table-cell>
          <table:table-cell table:formula="of:=COS([.D67]) * SIN([.E67]) * COS([.F67]) + SIN([.D67]) * SIN([.F67])" office:value-type="float" office:value="-0.478979612647855" calcext:value-type="float">
            <text:p>-0.4789796126</text:p>
          </table:table-cell>
          <table:table-cell table:formula="of:=SIN([.D67]) * COS([.E67])" office:value-type="float" office:value="-0.0262304415673997" calcext:value-type="float">
            <text:p>-0.0262304416</text:p>
          </table:table-cell>
          <table:table-cell table:formula="of:=SIN([.D67]) * SIN([.E67]) * SIN([.F67] + COS([.D67]) * COS([.F67]))" office:value-type="float" office:value="0.0120847637717115" calcext:value-type="float">
            <text:p>0.0120847638</text:p>
          </table:table-cell>
          <table:table-cell table:formula="of:=SIN([.D67]) * SIN([.E67]) * COS([.F67])- COS([.D67]) * SIN([.F67])" office:value-type="float" office:value="0.00873101919792394" calcext:value-type="float">
            <text:p>0.0087310192</text:p>
          </table:table-cell>
          <table:table-cell table:formula="of:=-SIN([.D67])" office:value-type="float" office:value="0.029882151036047" calcext:value-type="float">
            <text:p>0.029882151</text:p>
          </table:table-cell>
          <table:table-cell table:formula="of:=COS([.D67]) * SIN([.F67])" office:value-type="float" office:value="0.00558332648532431" calcext:value-type="float">
            <text:p>0.0055833265</text:p>
          </table:table-cell>
          <table:table-cell table:formula="of:=COS([.E67]) * COS([.F67])" office:value-type="float" office:value="0.877782604049246" calcext:value-type="float">
            <text:p>0.877782604</text:p>
          </table:table-cell>
          <table:table-cell table:formula="of:=[.J67] * [.G67] + [.M67] * [.H67] + [.P67] * [.H67]" office:value-type="float" office:value="0.0357867527927431" calcext:value-type="float">
            <text:p>0.0357867528</text:p>
          </table:table-cell>
          <table:table-cell table:formula="of:=[.K67] * [.D67] + [.N67] * [.E67] + [.Q67] * [.H67]" office:value-type="float" office:value="0.0344430654310221" calcext:value-type="float">
            <text:p>0.0344430654</text:p>
          </table:table-cell>
          <table:table-cell table:formula="of:=[.L67] * [.G67] + [.O67] * [.H67] + [.R67] * [.H67]" office:value-type="float" office:value="8.68783350782227" calcext:value-type="float">
            <text:p>8.6878335078</text:p>
          </table:table-cell>
          <table:table-cell/>
          <table:table-cell table:formula="of:=[.B67]-[.S67]" office:value-type="float" office:value="0.230158247207257" calcext:value-type="float">
            <text:p>0.2301582472</text:p>
          </table:table-cell>
          <table:table-cell table:formula="of:=[.A67]-[.T67]" office:value-type="float" office:value="-0.125217565431022" calcext:value-type="float">
            <text:p>-0.1252175654</text:p>
          </table:table-cell>
          <table:table-cell table:formula="of:=[.C67]-[.U67]" office:value-type="float" office:value="0.98992649217773" calcext:value-type="float">
            <text:p>0.9899264922</text:p>
          </table:table-cell>
        </table:table-row>
        <table:table-row table:style-name="ro1">
          <table:table-cell office:value-type="float" office:value="-0.0907745" calcext:value-type="float">
            <text:p>-0.0907745</text:p>
          </table:table-cell>
          <table:table-cell office:value-type="float" office:value="0.265945" calcext:value-type="float">
            <text:p>0.265945</text:p>
          </table:table-cell>
          <table:table-cell office:value-type="float" office:value="9.67776" calcext:value-type="float">
            <text:p>9.67776</text:p>
          </table:table-cell>
          <table:table-cell office:value-type="float" office:value="-0.0298866" calcext:value-type="float">
            <text:p>-0.0298866</text:p>
          </table:table-cell>
          <table:table-cell office:value-type="float" office:value="-0.499554" calcext:value-type="float">
            <text:p>-0.499554</text:p>
          </table:table-cell>
          <table:table-cell office:value-type="float" office:value="0.00558585" calcext:value-type="float">
            <text:p>0.0055858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68])*COS([.E68])" office:value-type="float" office:value="0.877404299854941" calcext:value-type="float">
            <text:p>0.8774042999</text:p>
          </table:table-cell>
          <table:table-cell table:formula="of:=COS([.D68]) * SIN([.E68]) * SIN([.F68]) - SIN([.E68]) * COS([.F68])" office:value-type="float" office:value="0.476352012070379" calcext:value-type="float">
            <text:p>0.4763520121</text:p>
          </table:table-cell>
          <table:table-cell table:formula="of:=COS([.D68]) * SIN([.E68]) * COS([.F68]) + SIN([.D68]) * SIN([.F68])" office:value-type="float" office:value="-0.478979612647855" calcext:value-type="float">
            <text:p>-0.4789796126</text:p>
          </table:table-cell>
          <table:table-cell table:formula="of:=SIN([.D68]) * COS([.E68])" office:value-type="float" office:value="-0.0262304415673997" calcext:value-type="float">
            <text:p>-0.0262304416</text:p>
          </table:table-cell>
          <table:table-cell table:formula="of:=SIN([.D68]) * SIN([.E68]) * SIN([.F68] + COS([.D68]) * COS([.F68]))" office:value-type="float" office:value="0.0120847637717115" calcext:value-type="float">
            <text:p>0.0120847638</text:p>
          </table:table-cell>
          <table:table-cell table:formula="of:=SIN([.D68]) * SIN([.E68]) * COS([.F68])- COS([.D68]) * SIN([.F68])" office:value-type="float" office:value="0.00873101919792394" calcext:value-type="float">
            <text:p>0.0087310192</text:p>
          </table:table-cell>
          <table:table-cell table:formula="of:=-SIN([.D68])" office:value-type="float" office:value="0.029882151036047" calcext:value-type="float">
            <text:p>0.029882151</text:p>
          </table:table-cell>
          <table:table-cell table:formula="of:=COS([.D68]) * SIN([.F68])" office:value-type="float" office:value="0.00558332648532431" calcext:value-type="float">
            <text:p>0.0055833265</text:p>
          </table:table-cell>
          <table:table-cell table:formula="of:=COS([.E68]) * COS([.F68])" office:value-type="float" office:value="0.877782604049246" calcext:value-type="float">
            <text:p>0.877782604</text:p>
          </table:table-cell>
          <table:table-cell table:formula="of:=[.J68] * [.G68] + [.M68] * [.H68] + [.P68] * [.H68]" office:value-type="float" office:value="0.0357867527927431" calcext:value-type="float">
            <text:p>0.0357867528</text:p>
          </table:table-cell>
          <table:table-cell table:formula="of:=[.K68] * [.D68] + [.N68] * [.E68] + [.Q68] * [.H68]" office:value-type="float" office:value="0.0344430654310221" calcext:value-type="float">
            <text:p>0.0344430654</text:p>
          </table:table-cell>
          <table:table-cell table:formula="of:=[.L68] * [.G68] + [.O68] * [.H68] + [.R68] * [.H68]" office:value-type="float" office:value="8.68783350782227" calcext:value-type="float">
            <text:p>8.6878335078</text:p>
          </table:table-cell>
          <table:table-cell/>
          <table:table-cell table:formula="of:=[.B68]-[.S68]" office:value-type="float" office:value="0.230158247207257" calcext:value-type="float">
            <text:p>0.2301582472</text:p>
          </table:table-cell>
          <table:table-cell table:formula="of:=[.A68]-[.T68]" office:value-type="float" office:value="-0.125217565431022" calcext:value-type="float">
            <text:p>-0.1252175654</text:p>
          </table:table-cell>
          <table:table-cell table:formula="of:=[.C68]-[.U68]" office:value-type="float" office:value="0.98992649217773" calcext:value-type="float">
            <text:p>0.9899264922</text:p>
          </table:table-cell>
        </table:table-row>
        <table:table-row table:style-name="ro1">
          <table:table-cell office:value-type="float" office:value="-0.0907745" calcext:value-type="float">
            <text:p>-0.0907745</text:p>
          </table:table-cell>
          <table:table-cell office:value-type="float" office:value="0.265945" calcext:value-type="float">
            <text:p>0.265945</text:p>
          </table:table-cell>
          <table:table-cell office:value-type="float" office:value="9.67776" calcext:value-type="float">
            <text:p>9.67776</text:p>
          </table:table-cell>
          <table:table-cell office:value-type="float" office:value="-0.0298866" calcext:value-type="float">
            <text:p>-0.0298866</text:p>
          </table:table-cell>
          <table:table-cell office:value-type="float" office:value="-0.499554" calcext:value-type="float">
            <text:p>-0.499554</text:p>
          </table:table-cell>
          <table:table-cell office:value-type="float" office:value="0.00558585" calcext:value-type="float">
            <text:p>0.0055858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69])*COS([.E69])" office:value-type="float" office:value="0.877404299854941" calcext:value-type="float">
            <text:p>0.8774042999</text:p>
          </table:table-cell>
          <table:table-cell table:formula="of:=COS([.D69]) * SIN([.E69]) * SIN([.F69]) - SIN([.E69]) * COS([.F69])" office:value-type="float" office:value="0.476352012070379" calcext:value-type="float">
            <text:p>0.4763520121</text:p>
          </table:table-cell>
          <table:table-cell table:formula="of:=COS([.D69]) * SIN([.E69]) * COS([.F69]) + SIN([.D69]) * SIN([.F69])" office:value-type="float" office:value="-0.478979612647855" calcext:value-type="float">
            <text:p>-0.4789796126</text:p>
          </table:table-cell>
          <table:table-cell table:formula="of:=SIN([.D69]) * COS([.E69])" office:value-type="float" office:value="-0.0262304415673997" calcext:value-type="float">
            <text:p>-0.0262304416</text:p>
          </table:table-cell>
          <table:table-cell table:formula="of:=SIN([.D69]) * SIN([.E69]) * SIN([.F69] + COS([.D69]) * COS([.F69]))" office:value-type="float" office:value="0.0120847637717115" calcext:value-type="float">
            <text:p>0.0120847638</text:p>
          </table:table-cell>
          <table:table-cell table:formula="of:=SIN([.D69]) * SIN([.E69]) * COS([.F69])- COS([.D69]) * SIN([.F69])" office:value-type="float" office:value="0.00873101919792394" calcext:value-type="float">
            <text:p>0.0087310192</text:p>
          </table:table-cell>
          <table:table-cell table:formula="of:=-SIN([.D69])" office:value-type="float" office:value="0.029882151036047" calcext:value-type="float">
            <text:p>0.029882151</text:p>
          </table:table-cell>
          <table:table-cell table:formula="of:=COS([.D69]) * SIN([.F69])" office:value-type="float" office:value="0.00558332648532431" calcext:value-type="float">
            <text:p>0.0055833265</text:p>
          </table:table-cell>
          <table:table-cell table:formula="of:=COS([.E69]) * COS([.F69])" office:value-type="float" office:value="0.877782604049246" calcext:value-type="float">
            <text:p>0.877782604</text:p>
          </table:table-cell>
          <table:table-cell table:formula="of:=[.J69] * [.G69] + [.M69] * [.H69] + [.P69] * [.H69]" office:value-type="float" office:value="0.0357867527927431" calcext:value-type="float">
            <text:p>0.0357867528</text:p>
          </table:table-cell>
          <table:table-cell table:formula="of:=[.K69] * [.D69] + [.N69] * [.E69] + [.Q69] * [.H69]" office:value-type="float" office:value="0.0344430654310221" calcext:value-type="float">
            <text:p>0.0344430654</text:p>
          </table:table-cell>
          <table:table-cell table:formula="of:=[.L69] * [.G69] + [.O69] * [.H69] + [.R69] * [.H69]" office:value-type="float" office:value="8.68783350782227" calcext:value-type="float">
            <text:p>8.6878335078</text:p>
          </table:table-cell>
          <table:table-cell/>
          <table:table-cell table:formula="of:=[.B69]-[.S69]" office:value-type="float" office:value="0.230158247207257" calcext:value-type="float">
            <text:p>0.2301582472</text:p>
          </table:table-cell>
          <table:table-cell table:formula="of:=[.A69]-[.T69]" office:value-type="float" office:value="-0.125217565431022" calcext:value-type="float">
            <text:p>-0.1252175654</text:p>
          </table:table-cell>
          <table:table-cell table:formula="of:=[.C69]-[.U69]" office:value-type="float" office:value="0.98992649217773" calcext:value-type="float">
            <text:p>0.9899264922</text:p>
          </table:table-cell>
        </table:table-row>
        <table:table-row table:style-name="ro1">
          <table:table-cell office:value-type="float" office:value="-0.0288849" calcext:value-type="float">
            <text:p>-0.0288849</text:p>
          </table:table-cell>
          <table:table-cell office:value-type="float" office:value="0.301651" calcext:value-type="float">
            <text:p>0.301651</text:p>
          </table:table-cell>
          <table:table-cell office:value-type="float" office:value="9.70157" calcext:value-type="float">
            <text:p>9.70157</text:p>
          </table:table-cell>
          <table:table-cell office:value-type="float" office:value="-0.0298866" calcext:value-type="float">
            <text:p>-0.0298866</text:p>
          </table:table-cell>
          <table:table-cell office:value-type="float" office:value="-0.499554" calcext:value-type="float">
            <text:p>-0.499554</text:p>
          </table:table-cell>
          <table:table-cell office:value-type="float" office:value="0.00558585" calcext:value-type="float">
            <text:p>0.0055858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70])*COS([.E70])" office:value-type="float" office:value="0.877404299854941" calcext:value-type="float">
            <text:p>0.8774042999</text:p>
          </table:table-cell>
          <table:table-cell table:formula="of:=COS([.D70]) * SIN([.E70]) * SIN([.F70]) - SIN([.E70]) * COS([.F70])" office:value-type="float" office:value="0.476352012070379" calcext:value-type="float">
            <text:p>0.4763520121</text:p>
          </table:table-cell>
          <table:table-cell table:formula="of:=COS([.D70]) * SIN([.E70]) * COS([.F70]) + SIN([.D70]) * SIN([.F70])" office:value-type="float" office:value="-0.478979612647855" calcext:value-type="float">
            <text:p>-0.4789796126</text:p>
          </table:table-cell>
          <table:table-cell table:formula="of:=SIN([.D70]) * COS([.E70])" office:value-type="float" office:value="-0.0262304415673997" calcext:value-type="float">
            <text:p>-0.0262304416</text:p>
          </table:table-cell>
          <table:table-cell table:formula="of:=SIN([.D70]) * SIN([.E70]) * SIN([.F70] + COS([.D70]) * COS([.F70]))" office:value-type="float" office:value="0.0120847637717115" calcext:value-type="float">
            <text:p>0.0120847638</text:p>
          </table:table-cell>
          <table:table-cell table:formula="of:=SIN([.D70]) * SIN([.E70]) * COS([.F70])- COS([.D70]) * SIN([.F70])" office:value-type="float" office:value="0.00873101919792394" calcext:value-type="float">
            <text:p>0.0087310192</text:p>
          </table:table-cell>
          <table:table-cell table:formula="of:=-SIN([.D70])" office:value-type="float" office:value="0.029882151036047" calcext:value-type="float">
            <text:p>0.029882151</text:p>
          </table:table-cell>
          <table:table-cell table:formula="of:=COS([.D70]) * SIN([.F70])" office:value-type="float" office:value="0.00558332648532431" calcext:value-type="float">
            <text:p>0.0055833265</text:p>
          </table:table-cell>
          <table:table-cell table:formula="of:=COS([.E70]) * COS([.F70])" office:value-type="float" office:value="0.877782604049246" calcext:value-type="float">
            <text:p>0.877782604</text:p>
          </table:table-cell>
          <table:table-cell table:formula="of:=[.J70] * [.G70] + [.M70] * [.H70] + [.P70] * [.H70]" office:value-type="float" office:value="0.0357867527927431" calcext:value-type="float">
            <text:p>0.0357867528</text:p>
          </table:table-cell>
          <table:table-cell table:formula="of:=[.K70] * [.D70] + [.N70] * [.E70] + [.Q70] * [.H70]" office:value-type="float" office:value="0.0344430654310221" calcext:value-type="float">
            <text:p>0.0344430654</text:p>
          </table:table-cell>
          <table:table-cell table:formula="of:=[.L70] * [.G70] + [.O70] * [.H70] + [.R70] * [.H70]" office:value-type="float" office:value="8.68783350782227" calcext:value-type="float">
            <text:p>8.6878335078</text:p>
          </table:table-cell>
          <table:table-cell/>
          <table:table-cell table:formula="of:=[.B70]-[.S70]" office:value-type="float" office:value="0.265864247207257" calcext:value-type="float">
            <text:p>0.2658642472</text:p>
          </table:table-cell>
          <table:table-cell table:formula="of:=[.A70]-[.T70]" office:value-type="float" office:value="-0.0633279654310221" calcext:value-type="float">
            <text:p>-0.0633279654</text:p>
          </table:table-cell>
          <table:table-cell table:formula="of:=[.C70]-[.U70]" office:value-type="float" office:value="1.01373649217773" calcext:value-type="float">
            <text:p>1.0137364922</text:p>
          </table:table-cell>
        </table:table-row>
        <table:table-row table:style-name="ro1">
          <table:table-cell office:value-type="float" office:value="-0.0288849" calcext:value-type="float">
            <text:p>-0.0288849</text:p>
          </table:table-cell>
          <table:table-cell office:value-type="float" office:value="0.301651" calcext:value-type="float">
            <text:p>0.301651</text:p>
          </table:table-cell>
          <table:table-cell office:value-type="float" office:value="9.70157" calcext:value-type="float">
            <text:p>9.70157</text:p>
          </table:table-cell>
          <table:table-cell office:value-type="float" office:value="-0.0298866" calcext:value-type="float">
            <text:p>-0.0298866</text:p>
          </table:table-cell>
          <table:table-cell office:value-type="float" office:value="-0.499554" calcext:value-type="float">
            <text:p>-0.499554</text:p>
          </table:table-cell>
          <table:table-cell office:value-type="float" office:value="0.00558585" calcext:value-type="float">
            <text:p>0.0055858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71])*COS([.E71])" office:value-type="float" office:value="0.877404299854941" calcext:value-type="float">
            <text:p>0.8774042999</text:p>
          </table:table-cell>
          <table:table-cell table:formula="of:=COS([.D71]) * SIN([.E71]) * SIN([.F71]) - SIN([.E71]) * COS([.F71])" office:value-type="float" office:value="0.476352012070379" calcext:value-type="float">
            <text:p>0.4763520121</text:p>
          </table:table-cell>
          <table:table-cell table:formula="of:=COS([.D71]) * SIN([.E71]) * COS([.F71]) + SIN([.D71]) * SIN([.F71])" office:value-type="float" office:value="-0.478979612647855" calcext:value-type="float">
            <text:p>-0.4789796126</text:p>
          </table:table-cell>
          <table:table-cell table:formula="of:=SIN([.D71]) * COS([.E71])" office:value-type="float" office:value="-0.0262304415673997" calcext:value-type="float">
            <text:p>-0.0262304416</text:p>
          </table:table-cell>
          <table:table-cell table:formula="of:=SIN([.D71]) * SIN([.E71]) * SIN([.F71] + COS([.D71]) * COS([.F71]))" office:value-type="float" office:value="0.0120847637717115" calcext:value-type="float">
            <text:p>0.0120847638</text:p>
          </table:table-cell>
          <table:table-cell table:formula="of:=SIN([.D71]) * SIN([.E71]) * COS([.F71])- COS([.D71]) * SIN([.F71])" office:value-type="float" office:value="0.00873101919792394" calcext:value-type="float">
            <text:p>0.0087310192</text:p>
          </table:table-cell>
          <table:table-cell table:formula="of:=-SIN([.D71])" office:value-type="float" office:value="0.029882151036047" calcext:value-type="float">
            <text:p>0.029882151</text:p>
          </table:table-cell>
          <table:table-cell table:formula="of:=COS([.D71]) * SIN([.F71])" office:value-type="float" office:value="0.00558332648532431" calcext:value-type="float">
            <text:p>0.0055833265</text:p>
          </table:table-cell>
          <table:table-cell table:formula="of:=COS([.E71]) * COS([.F71])" office:value-type="float" office:value="0.877782604049246" calcext:value-type="float">
            <text:p>0.877782604</text:p>
          </table:table-cell>
          <table:table-cell table:formula="of:=[.J71] * [.G71] + [.M71] * [.H71] + [.P71] * [.H71]" office:value-type="float" office:value="0.0357867527927431" calcext:value-type="float">
            <text:p>0.0357867528</text:p>
          </table:table-cell>
          <table:table-cell table:formula="of:=[.K71] * [.D71] + [.N71] * [.E71] + [.Q71] * [.H71]" office:value-type="float" office:value="0.0344430654310221" calcext:value-type="float">
            <text:p>0.0344430654</text:p>
          </table:table-cell>
          <table:table-cell table:formula="of:=[.L71] * [.G71] + [.O71] * [.H71] + [.R71] * [.H71]" office:value-type="float" office:value="8.68783350782227" calcext:value-type="float">
            <text:p>8.6878335078</text:p>
          </table:table-cell>
          <table:table-cell/>
          <table:table-cell table:formula="of:=[.B71]-[.S71]" office:value-type="float" office:value="0.265864247207257" calcext:value-type="float">
            <text:p>0.2658642472</text:p>
          </table:table-cell>
          <table:table-cell table:formula="of:=[.A71]-[.T71]" office:value-type="float" office:value="-0.0633279654310221" calcext:value-type="float">
            <text:p>-0.0633279654</text:p>
          </table:table-cell>
          <table:table-cell table:formula="of:=[.C71]-[.U71]" office:value-type="float" office:value="1.01373649217773" calcext:value-type="float">
            <text:p>1.0137364922</text:p>
          </table:table-cell>
        </table:table-row>
        <table:table-row table:style-name="ro1">
          <table:table-cell office:value-type="float" office:value="-0.0288849" calcext:value-type="float">
            <text:p>-0.0288849</text:p>
          </table:table-cell>
          <table:table-cell office:value-type="float" office:value="0.301651" calcext:value-type="float">
            <text:p>0.301651</text:p>
          </table:table-cell>
          <table:table-cell office:value-type="float" office:value="9.70157" calcext:value-type="float">
            <text:p>9.70157</text:p>
          </table:table-cell>
          <table:table-cell office:value-type="float" office:value="-0.0297771" calcext:value-type="float">
            <text:p>-0.0297771</text:p>
          </table:table-cell>
          <table:table-cell office:value-type="float" office:value="-0.499716" calcext:value-type="float">
            <text:p>-0.499716</text:p>
          </table:table-cell>
          <table:table-cell office:value-type="float" office:value="0.00572353" calcext:value-type="float">
            <text:p>0.0057235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72])*COS([.E72])" office:value-type="float" office:value="0.877329586194741" calcext:value-type="float">
            <text:p>0.8773295862</text:p>
          </table:table-cell>
          <table:table-cell table:formula="of:=COS([.D72]) * SIN([.E72]) * SIN([.F72]) - SIN([.E72]) * COS([.F72])" office:value-type="float" office:value="0.476427088147766" calcext:value-type="float">
            <text:p>0.4764270881</text:p>
          </table:table-cell>
          <table:table-cell table:formula="of:=COS([.D72]) * SIN([.E72]) * COS([.F72]) + SIN([.D72]) * SIN([.F72])" office:value-type="float" office:value="-0.479126423433134" calcext:value-type="float">
            <text:p>-0.4791264234</text:p>
          </table:table-cell>
          <table:table-cell table:formula="of:=SIN([.D72]) * COS([.E72])" office:value-type="float" office:value="-0.0261320548302043" calcext:value-type="float">
            <text:p>-0.0261320548</text:p>
          </table:table-cell>
          <table:table-cell table:formula="of:=SIN([.D72]) * SIN([.E72]) * SIN([.F72] + COS([.D72]) * COS([.F72]))" office:value-type="float" office:value="0.0120451459184304" calcext:value-type="float">
            <text:p>0.0120451459</text:p>
          </table:table-cell>
          <table:table-cell table:formula="of:=SIN([.D72]) * SIN([.E72]) * COS([.F72])- COS([.D72]) * SIN([.F72])" office:value-type="float" office:value="0.00854517651983684" calcext:value-type="float">
            <text:p>0.0085451765</text:p>
          </table:table-cell>
          <table:table-cell table:formula="of:=-SIN([.D72])" office:value-type="float" office:value="0.0297726997566636" calcext:value-type="float">
            <text:p>0.0297726998</text:p>
          </table:table-cell>
          <table:table-cell table:formula="of:=COS([.D72]) * SIN([.F72])" office:value-type="float" office:value="0.00572096149462547" calcext:value-type="float">
            <text:p>0.0057209615</text:p>
          </table:table-cell>
          <table:table-cell table:formula="of:=COS([.E72]) * COS([.F72])" office:value-type="float" office:value="0.877704306886105" calcext:value-type="float">
            <text:p>0.8777043069</text:p>
          </table:table-cell>
          <table:table-cell table:formula="of:=[.J72] * [.G72] + [.M72] * [.H72] + [.P72] * [.H72]" office:value-type="float" office:value="0.0356783202793016" calcext:value-type="float">
            <text:p>0.0356783203</text:p>
          </table:table-cell>
          <table:table-cell table:formula="of:=[.K72] * [.D72] + [.N72] * [.E72] + [.Q72] * [.H72]" office:value-type="float" office:value="0.0358596534630704" calcext:value-type="float">
            <text:p>0.0358596535</text:p>
          </table:table-cell>
          <table:table-cell table:formula="of:=[.L72] * [.G72] + [.O72] * [.H72] + [.R72] * [.H72]" office:value-type="float" office:value="8.68524493737823" calcext:value-type="float">
            <text:p>8.6852449374</text:p>
          </table:table-cell>
          <table:table-cell/>
          <table:table-cell table:formula="of:=[.B72]-[.S72]" office:value-type="float" office:value="0.265972679720698" calcext:value-type="float">
            <text:p>0.2659726797</text:p>
          </table:table-cell>
          <table:table-cell table:formula="of:=[.A72]-[.T72]" office:value-type="float" office:value="-0.0647445534630704" calcext:value-type="float">
            <text:p>-0.0647445535</text:p>
          </table:table-cell>
          <table:table-cell table:formula="of:=[.C72]-[.U72]" office:value-type="float" office:value="1.01632506262177" calcext:value-type="float">
            <text:p>1.0163250626</text:p>
          </table:table-cell>
        </table:table-row>
        <table:table-row table:style-name="ro1">
          <table:table-cell office:value-type="float" office:value="-0.0288849" calcext:value-type="float">
            <text:p>-0.0288849</text:p>
          </table:table-cell>
          <table:table-cell office:value-type="float" office:value="0.301651" calcext:value-type="float">
            <text:p>0.301651</text:p>
          </table:table-cell>
          <table:table-cell office:value-type="float" office:value="9.70157" calcext:value-type="float">
            <text:p>9.70157</text:p>
          </table:table-cell>
          <table:table-cell office:value-type="float" office:value="-0.0297771" calcext:value-type="float">
            <text:p>-0.0297771</text:p>
          </table:table-cell>
          <table:table-cell office:value-type="float" office:value="-0.499716" calcext:value-type="float">
            <text:p>-0.499716</text:p>
          </table:table-cell>
          <table:table-cell office:value-type="float" office:value="0.00572353" calcext:value-type="float">
            <text:p>0.0057235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73])*COS([.E73])" office:value-type="float" office:value="0.877329586194741" calcext:value-type="float">
            <text:p>0.8773295862</text:p>
          </table:table-cell>
          <table:table-cell table:formula="of:=COS([.D73]) * SIN([.E73]) * SIN([.F73]) - SIN([.E73]) * COS([.F73])" office:value-type="float" office:value="0.476427088147766" calcext:value-type="float">
            <text:p>0.4764270881</text:p>
          </table:table-cell>
          <table:table-cell table:formula="of:=COS([.D73]) * SIN([.E73]) * COS([.F73]) + SIN([.D73]) * SIN([.F73])" office:value-type="float" office:value="-0.479126423433134" calcext:value-type="float">
            <text:p>-0.4791264234</text:p>
          </table:table-cell>
          <table:table-cell table:formula="of:=SIN([.D73]) * COS([.E73])" office:value-type="float" office:value="-0.0261320548302043" calcext:value-type="float">
            <text:p>-0.0261320548</text:p>
          </table:table-cell>
          <table:table-cell table:formula="of:=SIN([.D73]) * SIN([.E73]) * SIN([.F73] + COS([.D73]) * COS([.F73]))" office:value-type="float" office:value="0.0120451459184304" calcext:value-type="float">
            <text:p>0.0120451459</text:p>
          </table:table-cell>
          <table:table-cell table:formula="of:=SIN([.D73]) * SIN([.E73]) * COS([.F73])- COS([.D73]) * SIN([.F73])" office:value-type="float" office:value="0.00854517651983684" calcext:value-type="float">
            <text:p>0.0085451765</text:p>
          </table:table-cell>
          <table:table-cell table:formula="of:=-SIN([.D73])" office:value-type="float" office:value="0.0297726997566636" calcext:value-type="float">
            <text:p>0.0297726998</text:p>
          </table:table-cell>
          <table:table-cell table:formula="of:=COS([.D73]) * SIN([.F73])" office:value-type="float" office:value="0.00572096149462547" calcext:value-type="float">
            <text:p>0.0057209615</text:p>
          </table:table-cell>
          <table:table-cell table:formula="of:=COS([.E73]) * COS([.F73])" office:value-type="float" office:value="0.877704306886105" calcext:value-type="float">
            <text:p>0.8777043069</text:p>
          </table:table-cell>
          <table:table-cell table:formula="of:=[.J73] * [.G73] + [.M73] * [.H73] + [.P73] * [.H73]" office:value-type="float" office:value="0.0356783202793016" calcext:value-type="float">
            <text:p>0.0356783203</text:p>
          </table:table-cell>
          <table:table-cell table:formula="of:=[.K73] * [.D73] + [.N73] * [.E73] + [.Q73] * [.H73]" office:value-type="float" office:value="0.0358596534630704" calcext:value-type="float">
            <text:p>0.0358596535</text:p>
          </table:table-cell>
          <table:table-cell table:formula="of:=[.L73] * [.G73] + [.O73] * [.H73] + [.R73] * [.H73]" office:value-type="float" office:value="8.68524493737823" calcext:value-type="float">
            <text:p>8.6852449374</text:p>
          </table:table-cell>
          <table:table-cell/>
          <table:table-cell table:formula="of:=[.B73]-[.S73]" office:value-type="float" office:value="0.265972679720698" calcext:value-type="float">
            <text:p>0.2659726797</text:p>
          </table:table-cell>
          <table:table-cell table:formula="of:=[.A73]-[.T73]" office:value-type="float" office:value="-0.0647445534630704" calcext:value-type="float">
            <text:p>-0.0647445535</text:p>
          </table:table-cell>
          <table:table-cell table:formula="of:=[.C73]-[.U73]" office:value-type="float" office:value="1.01632506262177" calcext:value-type="float">
            <text:p>1.0163250626</text:p>
          </table:table-cell>
        </table:table-row>
        <table:table-row table:style-name="ro1">
          <table:table-cell office:value-type="float" office:value="-0.016983" calcext:value-type="float">
            <text:p>-0.016983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0297771" calcext:value-type="float">
            <text:p>-0.0297771</text:p>
          </table:table-cell>
          <table:table-cell office:value-type="float" office:value="-0.499716" calcext:value-type="float">
            <text:p>-0.499716</text:p>
          </table:table-cell>
          <table:table-cell office:value-type="float" office:value="0.00572353" calcext:value-type="float">
            <text:p>0.0057235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74])*COS([.E74])" office:value-type="float" office:value="0.877329586194741" calcext:value-type="float">
            <text:p>0.8773295862</text:p>
          </table:table-cell>
          <table:table-cell table:formula="of:=COS([.D74]) * SIN([.E74]) * SIN([.F74]) - SIN([.E74]) * COS([.F74])" office:value-type="float" office:value="0.476427088147766" calcext:value-type="float">
            <text:p>0.4764270881</text:p>
          </table:table-cell>
          <table:table-cell table:formula="of:=COS([.D74]) * SIN([.E74]) * COS([.F74]) + SIN([.D74]) * SIN([.F74])" office:value-type="float" office:value="-0.479126423433134" calcext:value-type="float">
            <text:p>-0.4791264234</text:p>
          </table:table-cell>
          <table:table-cell table:formula="of:=SIN([.D74]) * COS([.E74])" office:value-type="float" office:value="-0.0261320548302043" calcext:value-type="float">
            <text:p>-0.0261320548</text:p>
          </table:table-cell>
          <table:table-cell table:formula="of:=SIN([.D74]) * SIN([.E74]) * SIN([.F74] + COS([.D74]) * COS([.F74]))" office:value-type="float" office:value="0.0120451459184304" calcext:value-type="float">
            <text:p>0.0120451459</text:p>
          </table:table-cell>
          <table:table-cell table:formula="of:=SIN([.D74]) * SIN([.E74]) * COS([.F74])- COS([.D74]) * SIN([.F74])" office:value-type="float" office:value="0.00854517651983684" calcext:value-type="float">
            <text:p>0.0085451765</text:p>
          </table:table-cell>
          <table:table-cell table:formula="of:=-SIN([.D74])" office:value-type="float" office:value="0.0297726997566636" calcext:value-type="float">
            <text:p>0.0297726998</text:p>
          </table:table-cell>
          <table:table-cell table:formula="of:=COS([.D74]) * SIN([.F74])" office:value-type="float" office:value="0.00572096149462547" calcext:value-type="float">
            <text:p>0.0057209615</text:p>
          </table:table-cell>
          <table:table-cell table:formula="of:=COS([.E74]) * COS([.F74])" office:value-type="float" office:value="0.877704306886105" calcext:value-type="float">
            <text:p>0.8777043069</text:p>
          </table:table-cell>
          <table:table-cell table:formula="of:=[.J74] * [.G74] + [.M74] * [.H74] + [.P74] * [.H74]" office:value-type="float" office:value="0.0356783202793016" calcext:value-type="float">
            <text:p>0.0356783203</text:p>
          </table:table-cell>
          <table:table-cell table:formula="of:=[.K74] * [.D74] + [.N74] * [.E74] + [.Q74] * [.H74]" office:value-type="float" office:value="0.0358596534630704" calcext:value-type="float">
            <text:p>0.0358596535</text:p>
          </table:table-cell>
          <table:table-cell table:formula="of:=[.L74] * [.G74] + [.O74] * [.H74] + [.R74] * [.H74]" office:value-type="float" office:value="8.68524493737823" calcext:value-type="float">
            <text:p>8.6852449374</text:p>
          </table:table-cell>
          <table:table-cell/>
          <table:table-cell table:formula="of:=[.B74]-[.S74]" office:value-type="float" office:value="0.258831679720698" calcext:value-type="float">
            <text:p>0.2588316797</text:p>
          </table:table-cell>
          <table:table-cell table:formula="of:=[.A74]-[.T74]" office:value-type="float" office:value="-0.0528426534630704" calcext:value-type="float">
            <text:p>-0.0528426535</text:p>
          </table:table-cell>
          <table:table-cell table:formula="of:=[.C74]-[.U74]" office:value-type="float" office:value="1.01870506262177" calcext:value-type="float">
            <text:p>1.0187050626</text:p>
          </table:table-cell>
        </table:table-row>
        <table:table-row table:style-name="ro1">
          <table:table-cell office:value-type="float" office:value="-0.016983" calcext:value-type="float">
            <text:p>-0.016983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0297771" calcext:value-type="float">
            <text:p>-0.0297771</text:p>
          </table:table-cell>
          <table:table-cell office:value-type="float" office:value="-0.499716" calcext:value-type="float">
            <text:p>-0.499716</text:p>
          </table:table-cell>
          <table:table-cell office:value-type="float" office:value="0.00572353" calcext:value-type="float">
            <text:p>0.0057235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75])*COS([.E75])" office:value-type="float" office:value="0.877329586194741" calcext:value-type="float">
            <text:p>0.8773295862</text:p>
          </table:table-cell>
          <table:table-cell table:formula="of:=COS([.D75]) * SIN([.E75]) * SIN([.F75]) - SIN([.E75]) * COS([.F75])" office:value-type="float" office:value="0.476427088147766" calcext:value-type="float">
            <text:p>0.4764270881</text:p>
          </table:table-cell>
          <table:table-cell table:formula="of:=COS([.D75]) * SIN([.E75]) * COS([.F75]) + SIN([.D75]) * SIN([.F75])" office:value-type="float" office:value="-0.479126423433134" calcext:value-type="float">
            <text:p>-0.4791264234</text:p>
          </table:table-cell>
          <table:table-cell table:formula="of:=SIN([.D75]) * COS([.E75])" office:value-type="float" office:value="-0.0261320548302043" calcext:value-type="float">
            <text:p>-0.0261320548</text:p>
          </table:table-cell>
          <table:table-cell table:formula="of:=SIN([.D75]) * SIN([.E75]) * SIN([.F75] + COS([.D75]) * COS([.F75]))" office:value-type="float" office:value="0.0120451459184304" calcext:value-type="float">
            <text:p>0.0120451459</text:p>
          </table:table-cell>
          <table:table-cell table:formula="of:=SIN([.D75]) * SIN([.E75]) * COS([.F75])- COS([.D75]) * SIN([.F75])" office:value-type="float" office:value="0.00854517651983684" calcext:value-type="float">
            <text:p>0.0085451765</text:p>
          </table:table-cell>
          <table:table-cell table:formula="of:=-SIN([.D75])" office:value-type="float" office:value="0.0297726997566636" calcext:value-type="float">
            <text:p>0.0297726998</text:p>
          </table:table-cell>
          <table:table-cell table:formula="of:=COS([.D75]) * SIN([.F75])" office:value-type="float" office:value="0.00572096149462547" calcext:value-type="float">
            <text:p>0.0057209615</text:p>
          </table:table-cell>
          <table:table-cell table:formula="of:=COS([.E75]) * COS([.F75])" office:value-type="float" office:value="0.877704306886105" calcext:value-type="float">
            <text:p>0.8777043069</text:p>
          </table:table-cell>
          <table:table-cell table:formula="of:=[.J75] * [.G75] + [.M75] * [.H75] + [.P75] * [.H75]" office:value-type="float" office:value="0.0356783202793016" calcext:value-type="float">
            <text:p>0.0356783203</text:p>
          </table:table-cell>
          <table:table-cell table:formula="of:=[.K75] * [.D75] + [.N75] * [.E75] + [.Q75] * [.H75]" office:value-type="float" office:value="0.0358596534630704" calcext:value-type="float">
            <text:p>0.0358596535</text:p>
          </table:table-cell>
          <table:table-cell table:formula="of:=[.L75] * [.G75] + [.O75] * [.H75] + [.R75] * [.H75]" office:value-type="float" office:value="8.68524493737823" calcext:value-type="float">
            <text:p>8.6852449374</text:p>
          </table:table-cell>
          <table:table-cell/>
          <table:table-cell table:formula="of:=[.B75]-[.S75]" office:value-type="float" office:value="0.258831679720698" calcext:value-type="float">
            <text:p>0.2588316797</text:p>
          </table:table-cell>
          <table:table-cell table:formula="of:=[.A75]-[.T75]" office:value-type="float" office:value="-0.0528426534630704" calcext:value-type="float">
            <text:p>-0.0528426535</text:p>
          </table:table-cell>
          <table:table-cell table:formula="of:=[.C75]-[.U75]" office:value-type="float" office:value="1.01870506262177" calcext:value-type="float">
            <text:p>1.0187050626</text:p>
          </table:table-cell>
        </table:table-row>
        <table:table-row table:style-name="ro1">
          <table:table-cell office:value-type="float" office:value="-0.016983" calcext:value-type="float">
            <text:p>-0.016983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0297771" calcext:value-type="float">
            <text:p>-0.0297771</text:p>
          </table:table-cell>
          <table:table-cell office:value-type="float" office:value="-0.499716" calcext:value-type="float">
            <text:p>-0.499716</text:p>
          </table:table-cell>
          <table:table-cell office:value-type="float" office:value="0.00572353" calcext:value-type="float">
            <text:p>0.0057235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76])*COS([.E76])" office:value-type="float" office:value="0.877329586194741" calcext:value-type="float">
            <text:p>0.8773295862</text:p>
          </table:table-cell>
          <table:table-cell table:formula="of:=COS([.D76]) * SIN([.E76]) * SIN([.F76]) - SIN([.E76]) * COS([.F76])" office:value-type="float" office:value="0.476427088147766" calcext:value-type="float">
            <text:p>0.4764270881</text:p>
          </table:table-cell>
          <table:table-cell table:formula="of:=COS([.D76]) * SIN([.E76]) * COS([.F76]) + SIN([.D76]) * SIN([.F76])" office:value-type="float" office:value="-0.479126423433134" calcext:value-type="float">
            <text:p>-0.4791264234</text:p>
          </table:table-cell>
          <table:table-cell table:formula="of:=SIN([.D76]) * COS([.E76])" office:value-type="float" office:value="-0.0261320548302043" calcext:value-type="float">
            <text:p>-0.0261320548</text:p>
          </table:table-cell>
          <table:table-cell table:formula="of:=SIN([.D76]) * SIN([.E76]) * SIN([.F76] + COS([.D76]) * COS([.F76]))" office:value-type="float" office:value="0.0120451459184304" calcext:value-type="float">
            <text:p>0.0120451459</text:p>
          </table:table-cell>
          <table:table-cell table:formula="of:=SIN([.D76]) * SIN([.E76]) * COS([.F76])- COS([.D76]) * SIN([.F76])" office:value-type="float" office:value="0.00854517651983684" calcext:value-type="float">
            <text:p>0.0085451765</text:p>
          </table:table-cell>
          <table:table-cell table:formula="of:=-SIN([.D76])" office:value-type="float" office:value="0.0297726997566636" calcext:value-type="float">
            <text:p>0.0297726998</text:p>
          </table:table-cell>
          <table:table-cell table:formula="of:=COS([.D76]) * SIN([.F76])" office:value-type="float" office:value="0.00572096149462547" calcext:value-type="float">
            <text:p>0.0057209615</text:p>
          </table:table-cell>
          <table:table-cell table:formula="of:=COS([.E76]) * COS([.F76])" office:value-type="float" office:value="0.877704306886105" calcext:value-type="float">
            <text:p>0.8777043069</text:p>
          </table:table-cell>
          <table:table-cell table:formula="of:=[.J76] * [.G76] + [.M76] * [.H76] + [.P76] * [.H76]" office:value-type="float" office:value="0.0356783202793016" calcext:value-type="float">
            <text:p>0.0356783203</text:p>
          </table:table-cell>
          <table:table-cell table:formula="of:=[.K76] * [.D76] + [.N76] * [.E76] + [.Q76] * [.H76]" office:value-type="float" office:value="0.0358596534630704" calcext:value-type="float">
            <text:p>0.0358596535</text:p>
          </table:table-cell>
          <table:table-cell table:formula="of:=[.L76] * [.G76] + [.O76] * [.H76] + [.R76] * [.H76]" office:value-type="float" office:value="8.68524493737823" calcext:value-type="float">
            <text:p>8.6852449374</text:p>
          </table:table-cell>
          <table:table-cell/>
          <table:table-cell table:formula="of:=[.B76]-[.S76]" office:value-type="float" office:value="0.258831679720698" calcext:value-type="float">
            <text:p>0.2588316797</text:p>
          </table:table-cell>
          <table:table-cell table:formula="of:=[.A76]-[.T76]" office:value-type="float" office:value="-0.0528426534630704" calcext:value-type="float">
            <text:p>-0.0528426535</text:p>
          </table:table-cell>
          <table:table-cell table:formula="of:=[.C76]-[.U76]" office:value-type="float" office:value="1.01870506262177" calcext:value-type="float">
            <text:p>1.0187050626</text:p>
          </table:table-cell>
        </table:table-row>
        <table:table-row table:style-name="ro1">
          <table:table-cell office:value-type="float" office:value="-0.016983" calcext:value-type="float">
            <text:p>-0.016983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0297998" calcext:value-type="float">
            <text:p>-0.0297998</text:p>
          </table:table-cell>
          <table:table-cell office:value-type="float" office:value="-0.499554" calcext:value-type="float">
            <text:p>-0.499554</text:p>
          </table:table-cell>
          <table:table-cell office:value-type="float" office:value="0.00563398" calcext:value-type="float">
            <text:p>0.00563398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77])*COS([.E77])" office:value-type="float" office:value="0.877406573351979" calcext:value-type="float">
            <text:p>0.8774065734</text:p>
          </table:table-cell>
          <table:table-cell table:formula="of:=COS([.D77]) * SIN([.E77]) * SIN([.F77]) - SIN([.E77]) * COS([.F77])" office:value-type="float" office:value="0.476328830487345" calcext:value-type="float">
            <text:p>0.4763288305</text:p>
          </table:table-cell>
          <table:table-cell table:formula="of:=COS([.D77]) * SIN([.E77]) * COS([.F77]) + SIN([.D77]) * SIN([.F77])" office:value-type="float" office:value="-0.478981673441891" calcext:value-type="float">
            <text:p>-0.4789816734</text:p>
          </table:table-cell>
          <table:table-cell table:formula="of:=SIN([.D77]) * COS([.E77])" office:value-type="float" office:value="-0.0261542827754547" calcext:value-type="float">
            <text:p>-0.0261542828</text:p>
          </table:table-cell>
          <table:table-cell table:formula="of:=SIN([.D77]) * SIN([.E77]) * SIN([.F77] + COS([.D77]) * COS([.F77]))" office:value-type="float" office:value="0.0120500621896601" calcext:value-type="float">
            <text:p>0.0120500622</text:p>
          </table:table-cell>
          <table:table-cell table:formula="of:=SIN([.D77]) * SIN([.E77]) * COS([.F77])- COS([.D77]) * SIN([.F77])" office:value-type="float" office:value="0.00864133200677527" calcext:value-type="float">
            <text:p>0.008641332</text:p>
          </table:table-cell>
          <table:table-cell table:formula="of:=-SIN([.D77])" office:value-type="float" office:value="0.0297953896859654" calcext:value-type="float">
            <text:p>0.0297953897</text:p>
          </table:table-cell>
          <table:table-cell table:formula="of:=COS([.D77]) * SIN([.F77])" office:value-type="float" office:value="0.00563144882679613" calcext:value-type="float">
            <text:p>0.0056314488</text:p>
          </table:table-cell>
          <table:table-cell table:formula="of:=COS([.E77]) * COS([.F77])" office:value-type="float" office:value="0.877782367040916" calcext:value-type="float">
            <text:p>0.877782367</text:p>
          </table:table-cell>
          <table:table-cell table:formula="of:=[.J77] * [.G77] + [.M77] * [.H77] + [.P77] * [.H77]" office:value-type="float" office:value="0.0356828477230047" calcext:value-type="float">
            <text:p>0.0356828477</text:p>
          </table:table-cell>
          <table:table-cell table:formula="of:=[.K77] * [.D77] + [.N77] * [.E77] + [.Q77] * [.H77]" office:value-type="float" office:value="0.0349740378527518" calcext:value-type="float">
            <text:p>0.0349740379</text:p>
          </table:table-cell>
          <table:table-cell table:formula="of:=[.L77] * [.G77] + [.O77] * [.H77] + [.R77] * [.H77]" office:value-type="float" office:value="8.68695225066738" calcext:value-type="float">
            <text:p>8.6869522507</text:p>
          </table:table-cell>
          <table:table-cell/>
          <table:table-cell table:formula="of:=[.B77]-[.S77]" office:value-type="float" office:value="0.258827152276995" calcext:value-type="float">
            <text:p>0.2588271523</text:p>
          </table:table-cell>
          <table:table-cell table:formula="of:=[.A77]-[.T77]" office:value-type="float" office:value="-0.0519570378527518" calcext:value-type="float">
            <text:p>-0.0519570379</text:p>
          </table:table-cell>
          <table:table-cell table:formula="of:=[.C77]-[.U77]" office:value-type="float" office:value="1.01699774933262" calcext:value-type="float">
            <text:p>1.0169977493</text:p>
          </table:table-cell>
        </table:table-row>
        <table:table-row table:style-name="ro1">
          <table:table-cell office:value-type="float" office:value="-0.0479279" calcext:value-type="float">
            <text:p>-0.0479279</text:p>
          </table:table-cell>
          <table:table-cell office:value-type="float" office:value="0.318314" calcext:value-type="float">
            <text:p>0.318314</text:p>
          </table:table-cell>
          <table:table-cell office:value-type="float" office:value="9.70871" calcext:value-type="float">
            <text:p>9.70871</text:p>
          </table:table-cell>
          <table:table-cell office:value-type="float" office:value="-0.0297998" calcext:value-type="float">
            <text:p>-0.0297998</text:p>
          </table:table-cell>
          <table:table-cell office:value-type="float" office:value="-0.499554" calcext:value-type="float">
            <text:p>-0.499554</text:p>
          </table:table-cell>
          <table:table-cell office:value-type="float" office:value="0.00563398" calcext:value-type="float">
            <text:p>0.00563398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78])*COS([.E78])" office:value-type="float" office:value="0.877406573351979" calcext:value-type="float">
            <text:p>0.8774065734</text:p>
          </table:table-cell>
          <table:table-cell table:formula="of:=COS([.D78]) * SIN([.E78]) * SIN([.F78]) - SIN([.E78]) * COS([.F78])" office:value-type="float" office:value="0.476328830487345" calcext:value-type="float">
            <text:p>0.4763288305</text:p>
          </table:table-cell>
          <table:table-cell table:formula="of:=COS([.D78]) * SIN([.E78]) * COS([.F78]) + SIN([.D78]) * SIN([.F78])" office:value-type="float" office:value="-0.478981673441891" calcext:value-type="float">
            <text:p>-0.4789816734</text:p>
          </table:table-cell>
          <table:table-cell table:formula="of:=SIN([.D78]) * COS([.E78])" office:value-type="float" office:value="-0.0261542827754547" calcext:value-type="float">
            <text:p>-0.0261542828</text:p>
          </table:table-cell>
          <table:table-cell table:formula="of:=SIN([.D78]) * SIN([.E78]) * SIN([.F78] + COS([.D78]) * COS([.F78]))" office:value-type="float" office:value="0.0120500621896601" calcext:value-type="float">
            <text:p>0.0120500622</text:p>
          </table:table-cell>
          <table:table-cell table:formula="of:=SIN([.D78]) * SIN([.E78]) * COS([.F78])- COS([.D78]) * SIN([.F78])" office:value-type="float" office:value="0.00864133200677527" calcext:value-type="float">
            <text:p>0.008641332</text:p>
          </table:table-cell>
          <table:table-cell table:formula="of:=-SIN([.D78])" office:value-type="float" office:value="0.0297953896859654" calcext:value-type="float">
            <text:p>0.0297953897</text:p>
          </table:table-cell>
          <table:table-cell table:formula="of:=COS([.D78]) * SIN([.F78])" office:value-type="float" office:value="0.00563144882679613" calcext:value-type="float">
            <text:p>0.0056314488</text:p>
          </table:table-cell>
          <table:table-cell table:formula="of:=COS([.E78]) * COS([.F78])" office:value-type="float" office:value="0.877782367040916" calcext:value-type="float">
            <text:p>0.877782367</text:p>
          </table:table-cell>
          <table:table-cell table:formula="of:=[.J78] * [.G78] + [.M78] * [.H78] + [.P78] * [.H78]" office:value-type="float" office:value="0.0356828477230047" calcext:value-type="float">
            <text:p>0.0356828477</text:p>
          </table:table-cell>
          <table:table-cell table:formula="of:=[.K78] * [.D78] + [.N78] * [.E78] + [.Q78] * [.H78]" office:value-type="float" office:value="0.0349740378527518" calcext:value-type="float">
            <text:p>0.0349740379</text:p>
          </table:table-cell>
          <table:table-cell table:formula="of:=[.L78] * [.G78] + [.O78] * [.H78] + [.R78] * [.H78]" office:value-type="float" office:value="8.68695225066738" calcext:value-type="float">
            <text:p>8.6869522507</text:p>
          </table:table-cell>
          <table:table-cell/>
          <table:table-cell table:formula="of:=[.B78]-[.S78]" office:value-type="float" office:value="0.282631152276995" calcext:value-type="float">
            <text:p>0.2826311523</text:p>
          </table:table-cell>
          <table:table-cell table:formula="of:=[.A78]-[.T78]" office:value-type="float" office:value="-0.0829019378527518" calcext:value-type="float">
            <text:p>-0.0829019379</text:p>
          </table:table-cell>
          <table:table-cell table:formula="of:=[.C78]-[.U78]" office:value-type="float" office:value="1.02175774933262" calcext:value-type="float">
            <text:p>1.0217577493</text:p>
          </table:table-cell>
        </table:table-row>
        <table:table-row table:style-name="ro1">
          <table:table-cell office:value-type="float" office:value="-0.0479279" calcext:value-type="float">
            <text:p>-0.0479279</text:p>
          </table:table-cell>
          <table:table-cell office:value-type="float" office:value="0.318314" calcext:value-type="float">
            <text:p>0.318314</text:p>
          </table:table-cell>
          <table:table-cell office:value-type="float" office:value="9.70871" calcext:value-type="float">
            <text:p>9.70871</text:p>
          </table:table-cell>
          <table:table-cell office:value-type="float" office:value="-0.0298278" calcext:value-type="float">
            <text:p>-0.0298278</text:p>
          </table:table-cell>
          <table:table-cell office:value-type="float" office:value="-0.499296" calcext:value-type="float">
            <text:p>-0.499296</text:p>
          </table:table-cell>
          <table:table-cell office:value-type="float" office:value="0.00549591" calcext:value-type="float">
            <text:p>0.0054959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79])*COS([.E79])" office:value-type="float" office:value="0.877529347304773" calcext:value-type="float">
            <text:p>0.8775293473</text:p>
          </table:table-cell>
          <table:table-cell table:formula="of:=COS([.D79]) * SIN([.E79]) * SIN([.F79]) - SIN([.E79]) * COS([.F79])" office:value-type="float" office:value="0.476170070826759" calcext:value-type="float">
            <text:p>0.4761700708</text:p>
          </table:table-cell>
          <table:table-cell table:formula="of:=COS([.D79]) * SIN([.E79]) * COS([.F79]) + SIN([.D79]) * SIN([.F79])" office:value-type="float" office:value="-0.478751298326551" calcext:value-type="float">
            <text:p>-0.4787512983</text:p>
          </table:table-cell>
          <table:table-cell table:formula="of:=SIN([.D79]) * COS([.E79])" office:value-type="float" office:value="-0.0261825351728303" calcext:value-type="float">
            <text:p>-0.0261825352</text:p>
          </table:table-cell>
          <table:table-cell table:formula="of:=SIN([.D79]) * SIN([.E79]) * SIN([.F79] + COS([.D79]) * COS([.F79]))" office:value-type="float" office:value="0.0120546212098215" calcext:value-type="float">
            <text:p>0.0120546212</text:p>
          </table:table-cell>
          <table:table-cell table:formula="of:=SIN([.D79]) * SIN([.E79]) * COS([.F79])- COS([.D79]) * SIN([.F79])" office:value-type="float" office:value="0.00878600639765256" calcext:value-type="float">
            <text:p>0.0087860064</text:p>
          </table:table-cell>
          <table:table-cell table:formula="of:=-SIN([.D79])" office:value-type="float" office:value="0.0298233772428089" calcext:value-type="float">
            <text:p>0.0298233772</text:p>
          </table:table-cell>
          <table:table-cell table:formula="of:=COS([.D79]) * SIN([.F79])" office:value-type="float" office:value="0.00549343767714296" calcext:value-type="float">
            <text:p>0.0054934377</text:p>
          </table:table-cell>
          <table:table-cell table:formula="of:=COS([.E79]) * COS([.F79])" office:value-type="float" office:value="0.877906601206656" calcext:value-type="float">
            <text:p>0.8779066012</text:p>
          </table:table-cell>
          <table:table-cell table:formula="of:=[.J79] * [.G79] + [.M79] * [.H79] + [.P79] * [.H79]" office:value-type="float" office:value="0.03568025228579" calcext:value-type="float">
            <text:p>0.0356802523</text:p>
          </table:table-cell>
          <table:table-cell table:formula="of:=[.K79] * [.D79] + [.N79] * [.E79] + [.Q79] * [.H79]" office:value-type="float" office:value="0.0336137594458156" calcext:value-type="float">
            <text:p>0.0336137594</text:p>
          </table:table-cell>
          <table:table-cell table:formula="of:=[.L79] * [.G79] + [.O79] * [.H79] + [.R79] * [.H79]" office:value-type="float" office:value="8.68958755452222" calcext:value-type="float">
            <text:p>8.6895875545</text:p>
          </table:table-cell>
          <table:table-cell/>
          <table:table-cell table:formula="of:=[.B79]-[.S79]" office:value-type="float" office:value="0.28263374771421" calcext:value-type="float">
            <text:p>0.2826337477</text:p>
          </table:table-cell>
          <table:table-cell table:formula="of:=[.A79]-[.T79]" office:value-type="float" office:value="-0.0815416594458156" calcext:value-type="float">
            <text:p>-0.0815416594</text:p>
          </table:table-cell>
          <table:table-cell table:formula="of:=[.C79]-[.U79]" office:value-type="float" office:value="1.01912244547778" calcext:value-type="float">
            <text:p>1.0191224455</text:p>
          </table:table-cell>
        </table:table-row>
        <table:table-row table:style-name="ro1">
          <table:table-cell office:value-type="float" office:value="-0.0479279" calcext:value-type="float">
            <text:p>-0.0479279</text:p>
          </table:table-cell>
          <table:table-cell office:value-type="float" office:value="0.318314" calcext:value-type="float">
            <text:p>0.318314</text:p>
          </table:table-cell>
          <table:table-cell office:value-type="float" office:value="9.70871" calcext:value-type="float">
            <text:p>9.70871</text:p>
          </table:table-cell>
          <table:table-cell office:value-type="float" office:value="-0.0298278" calcext:value-type="float">
            <text:p>-0.0298278</text:p>
          </table:table-cell>
          <table:table-cell office:value-type="float" office:value="-0.499296" calcext:value-type="float">
            <text:p>-0.499296</text:p>
          </table:table-cell>
          <table:table-cell office:value-type="float" office:value="0.00549591" calcext:value-type="float">
            <text:p>0.0054959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80])*COS([.E80])" office:value-type="float" office:value="0.877529347304773" calcext:value-type="float">
            <text:p>0.8775293473</text:p>
          </table:table-cell>
          <table:table-cell table:formula="of:=COS([.D80]) * SIN([.E80]) * SIN([.F80]) - SIN([.E80]) * COS([.F80])" office:value-type="float" office:value="0.476170070826759" calcext:value-type="float">
            <text:p>0.4761700708</text:p>
          </table:table-cell>
          <table:table-cell table:formula="of:=COS([.D80]) * SIN([.E80]) * COS([.F80]) + SIN([.D80]) * SIN([.F80])" office:value-type="float" office:value="-0.478751298326551" calcext:value-type="float">
            <text:p>-0.4787512983</text:p>
          </table:table-cell>
          <table:table-cell table:formula="of:=SIN([.D80]) * COS([.E80])" office:value-type="float" office:value="-0.0261825351728303" calcext:value-type="float">
            <text:p>-0.0261825352</text:p>
          </table:table-cell>
          <table:table-cell table:formula="of:=SIN([.D80]) * SIN([.E80]) * SIN([.F80] + COS([.D80]) * COS([.F80]))" office:value-type="float" office:value="0.0120546212098215" calcext:value-type="float">
            <text:p>0.0120546212</text:p>
          </table:table-cell>
          <table:table-cell table:formula="of:=SIN([.D80]) * SIN([.E80]) * COS([.F80])- COS([.D80]) * SIN([.F80])" office:value-type="float" office:value="0.00878600639765256" calcext:value-type="float">
            <text:p>0.0087860064</text:p>
          </table:table-cell>
          <table:table-cell table:formula="of:=-SIN([.D80])" office:value-type="float" office:value="0.0298233772428089" calcext:value-type="float">
            <text:p>0.0298233772</text:p>
          </table:table-cell>
          <table:table-cell table:formula="of:=COS([.D80]) * SIN([.F80])" office:value-type="float" office:value="0.00549343767714296" calcext:value-type="float">
            <text:p>0.0054934377</text:p>
          </table:table-cell>
          <table:table-cell table:formula="of:=COS([.E80]) * COS([.F80])" office:value-type="float" office:value="0.877906601206656" calcext:value-type="float">
            <text:p>0.8779066012</text:p>
          </table:table-cell>
          <table:table-cell table:formula="of:=[.J80] * [.G80] + [.M80] * [.H80] + [.P80] * [.H80]" office:value-type="float" office:value="0.03568025228579" calcext:value-type="float">
            <text:p>0.0356802523</text:p>
          </table:table-cell>
          <table:table-cell table:formula="of:=[.K80] * [.D80] + [.N80] * [.E80] + [.Q80] * [.H80]" office:value-type="float" office:value="0.0336137594458156" calcext:value-type="float">
            <text:p>0.0336137594</text:p>
          </table:table-cell>
          <table:table-cell table:formula="of:=[.L80] * [.G80] + [.O80] * [.H80] + [.R80] * [.H80]" office:value-type="float" office:value="8.68958755452222" calcext:value-type="float">
            <text:p>8.6895875545</text:p>
          </table:table-cell>
          <table:table-cell/>
          <table:table-cell table:formula="of:=[.B80]-[.S80]" office:value-type="float" office:value="0.28263374771421" calcext:value-type="float">
            <text:p>0.2826337477</text:p>
          </table:table-cell>
          <table:table-cell table:formula="of:=[.A80]-[.T80]" office:value-type="float" office:value="-0.0815416594458156" calcext:value-type="float">
            <text:p>-0.0815416594</text:p>
          </table:table-cell>
          <table:table-cell table:formula="of:=[.C80]-[.U80]" office:value-type="float" office:value="1.01912244547778" calcext:value-type="float">
            <text:p>1.0191224455</text:p>
          </table:table-cell>
        </table:table-row>
        <table:table-row table:style-name="ro1">
          <table:table-cell office:value-type="float" office:value="-0.0431671" calcext:value-type="float">
            <text:p>-0.0431671</text:p>
          </table:table-cell>
          <table:table-cell office:value-type="float" office:value="0.268326" calcext:value-type="float">
            <text:p>0.268326</text:p>
          </table:table-cell>
          <table:table-cell office:value-type="float" office:value="9.68729" calcext:value-type="float">
            <text:p>9.68729</text:p>
          </table:table-cell>
          <table:table-cell office:value-type="float" office:value="-0.0298278" calcext:value-type="float">
            <text:p>-0.0298278</text:p>
          </table:table-cell>
          <table:table-cell office:value-type="float" office:value="-0.499296" calcext:value-type="float">
            <text:p>-0.499296</text:p>
          </table:table-cell>
          <table:table-cell office:value-type="float" office:value="0.00549591" calcext:value-type="float">
            <text:p>0.0054959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81])*COS([.E81])" office:value-type="float" office:value="0.877529347304773" calcext:value-type="float">
            <text:p>0.8775293473</text:p>
          </table:table-cell>
          <table:table-cell table:formula="of:=COS([.D81]) * SIN([.E81]) * SIN([.F81]) - SIN([.E81]) * COS([.F81])" office:value-type="float" office:value="0.476170070826759" calcext:value-type="float">
            <text:p>0.4761700708</text:p>
          </table:table-cell>
          <table:table-cell table:formula="of:=COS([.D81]) * SIN([.E81]) * COS([.F81]) + SIN([.D81]) * SIN([.F81])" office:value-type="float" office:value="-0.478751298326551" calcext:value-type="float">
            <text:p>-0.4787512983</text:p>
          </table:table-cell>
          <table:table-cell table:formula="of:=SIN([.D81]) * COS([.E81])" office:value-type="float" office:value="-0.0261825351728303" calcext:value-type="float">
            <text:p>-0.0261825352</text:p>
          </table:table-cell>
          <table:table-cell table:formula="of:=SIN([.D81]) * SIN([.E81]) * SIN([.F81] + COS([.D81]) * COS([.F81]))" office:value-type="float" office:value="0.0120546212098215" calcext:value-type="float">
            <text:p>0.0120546212</text:p>
          </table:table-cell>
          <table:table-cell table:formula="of:=SIN([.D81]) * SIN([.E81]) * COS([.F81])- COS([.D81]) * SIN([.F81])" office:value-type="float" office:value="0.00878600639765256" calcext:value-type="float">
            <text:p>0.0087860064</text:p>
          </table:table-cell>
          <table:table-cell table:formula="of:=-SIN([.D81])" office:value-type="float" office:value="0.0298233772428089" calcext:value-type="float">
            <text:p>0.0298233772</text:p>
          </table:table-cell>
          <table:table-cell table:formula="of:=COS([.D81]) * SIN([.F81])" office:value-type="float" office:value="0.00549343767714296" calcext:value-type="float">
            <text:p>0.0054934377</text:p>
          </table:table-cell>
          <table:table-cell table:formula="of:=COS([.E81]) * COS([.F81])" office:value-type="float" office:value="0.877906601206656" calcext:value-type="float">
            <text:p>0.8779066012</text:p>
          </table:table-cell>
          <table:table-cell table:formula="of:=[.J81] * [.G81] + [.M81] * [.H81] + [.P81] * [.H81]" office:value-type="float" office:value="0.03568025228579" calcext:value-type="float">
            <text:p>0.0356802523</text:p>
          </table:table-cell>
          <table:table-cell table:formula="of:=[.K81] * [.D81] + [.N81] * [.E81] + [.Q81] * [.H81]" office:value-type="float" office:value="0.0336137594458156" calcext:value-type="float">
            <text:p>0.0336137594</text:p>
          </table:table-cell>
          <table:table-cell table:formula="of:=[.L81] * [.G81] + [.O81] * [.H81] + [.R81] * [.H81]" office:value-type="float" office:value="8.68958755452222" calcext:value-type="float">
            <text:p>8.6895875545</text:p>
          </table:table-cell>
          <table:table-cell/>
          <table:table-cell table:formula="of:=[.B81]-[.S81]" office:value-type="float" office:value="0.23264574771421" calcext:value-type="float">
            <text:p>0.2326457477</text:p>
          </table:table-cell>
          <table:table-cell table:formula="of:=[.A81]-[.T81]" office:value-type="float" office:value="-0.0767808594458156" calcext:value-type="float">
            <text:p>-0.0767808594</text:p>
          </table:table-cell>
          <table:table-cell table:formula="of:=[.C81]-[.U81]" office:value-type="float" office:value="0.997702445477779" calcext:value-type="float">
            <text:p>0.9977024455</text:p>
          </table:table-cell>
        </table:table-row>
        <table:table-row table:style-name="ro1">
          <table:table-cell office:value-type="float" office:value="-0.0431671" calcext:value-type="float">
            <text:p>-0.0431671</text:p>
          </table:table-cell>
          <table:table-cell office:value-type="float" office:value="0.268326" calcext:value-type="float">
            <text:p>0.268326</text:p>
          </table:table-cell>
          <table:table-cell office:value-type="float" office:value="9.68729" calcext:value-type="float">
            <text:p>9.68729</text:p>
          </table:table-cell>
          <table:table-cell office:value-type="float" office:value="-0.0299362" calcext:value-type="float">
            <text:p>-0.0299362</text:p>
          </table:table-cell>
          <table:table-cell office:value-type="float" office:value="-0.499343" calcext:value-type="float">
            <text:p>-0.499343</text:p>
          </table:table-cell>
          <table:table-cell office:value-type="float" office:value="0.00545783" calcext:value-type="float">
            <text:p>0.0054578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82])*COS([.E82])" office:value-type="float" office:value="0.877504009118735" calcext:value-type="float">
            <text:p>0.8775040091</text:p>
          </table:table-cell>
          <table:table-cell table:formula="of:=COS([.D82]) * SIN([.E82]) * SIN([.F82]) - SIN([.E82]) * COS([.F82])" office:value-type="float" office:value="0.47622943975203" calcext:value-type="float">
            <text:p>0.4762294398</text:p>
          </table:table-cell>
          <table:table-cell table:formula="of:=COS([.D82]) * SIN([.E82]) * COS([.F82]) + SIN([.D82]) * SIN([.F82])" office:value-type="float" office:value="-0.478790545744807" calcext:value-type="float">
            <text:p>-0.4787905457</text:p>
          </table:table-cell>
          <table:table-cell table:formula="of:=SIN([.D82]) * COS([.E82])" office:value-type="float" office:value="-0.0262769855886913" calcext:value-type="float">
            <text:p>-0.0262769856</text:p>
          </table:table-cell>
          <table:table-cell table:formula="of:=SIN([.D82]) * SIN([.E82]) * SIN([.F82] + COS([.D82]) * COS([.F82]))" office:value-type="float" office:value="0.0120991436978937" calcext:value-type="float">
            <text:p>0.0120991437</text:p>
          </table:table-cell>
          <table:table-cell table:formula="of:=SIN([.D82]) * SIN([.E82]) * COS([.F82])- COS([.D82]) * SIN([.F82])" office:value-type="float" office:value="0.00887720335859818" calcext:value-type="float">
            <text:p>0.0088772034</text:p>
          </table:table-cell>
          <table:table-cell table:formula="of:=-SIN([.D82])" office:value-type="float" office:value="0.0299317288493383" calcext:value-type="float">
            <text:p>0.0299317288</text:p>
          </table:table-cell>
          <table:table-cell table:formula="of:=COS([.D82]) * SIN([.F82])" office:value-type="float" office:value="0.00545535751027075" calcext:value-type="float">
            <text:p>0.0054553575</text:p>
          </table:table-cell>
          <table:table-cell table:formula="of:=COS([.E82]) * COS([.F82])" office:value-type="float" office:value="0.877884279712264" calcext:value-type="float">
            <text:p>0.8778842797</text:p>
          </table:table-cell>
          <table:table-cell table:formula="of:=[.J82] * [.G82] + [.M82] * [.H82] + [.P82] * [.H82]" office:value-type="float" office:value="0.0358164839543406" calcext:value-type="float">
            <text:p>0.035816484</text:p>
          </table:table-cell>
          <table:table-cell table:formula="of:=[.K82] * [.D82] + [.N82] * [.E82] + [.Q82] * [.H82]" office:value-type="float" office:value="0.0331643811348113" calcext:value-type="float">
            <text:p>0.0331643811</text:p>
          </table:table-cell>
          <table:table-cell table:formula="of:=[.L82] * [.G82] + [.O82] * [.H82] + [.R82] * [.H82]" office:value-type="float" office:value="8.69026253409445" calcext:value-type="float">
            <text:p>8.6902625341</text:p>
          </table:table-cell>
          <table:table-cell/>
          <table:table-cell table:formula="of:=[.B82]-[.S82]" office:value-type="float" office:value="0.232509516045659" calcext:value-type="float">
            <text:p>0.232509516</text:p>
          </table:table-cell>
          <table:table-cell table:formula="of:=[.A82]-[.T82]" office:value-type="float" office:value="-0.0763314811348113" calcext:value-type="float">
            <text:p>-0.0763314811</text:p>
          </table:table-cell>
          <table:table-cell table:formula="of:=[.C82]-[.U82]" office:value-type="float" office:value="0.997027465905555" calcext:value-type="float">
            <text:p>0.9970274659</text:p>
          </table:table-cell>
        </table:table-row>
        <table:table-row table:style-name="ro1">
          <table:table-cell office:value-type="float" office:value="-0.0288849" calcext:value-type="float">
            <text:p>-0.0288849</text:p>
          </table:table-cell>
          <table:table-cell office:value-type="float" office:value="0.284988" calcext:value-type="float">
            <text:p>0.284988</text:p>
          </table:table-cell>
          <table:table-cell office:value-type="float" office:value="9.74203" calcext:value-type="float">
            <text:p>9.74203</text:p>
          </table:table-cell>
          <table:table-cell office:value-type="float" office:value="-0.0299362" calcext:value-type="float">
            <text:p>-0.0299362</text:p>
          </table:table-cell>
          <table:table-cell office:value-type="float" office:value="-0.499343" calcext:value-type="float">
            <text:p>-0.499343</text:p>
          </table:table-cell>
          <table:table-cell office:value-type="float" office:value="0.00545783" calcext:value-type="float">
            <text:p>0.0054578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83])*COS([.E83])" office:value-type="float" office:value="0.877504009118735" calcext:value-type="float">
            <text:p>0.8775040091</text:p>
          </table:table-cell>
          <table:table-cell table:formula="of:=COS([.D83]) * SIN([.E83]) * SIN([.F83]) - SIN([.E83]) * COS([.F83])" office:value-type="float" office:value="0.47622943975203" calcext:value-type="float">
            <text:p>0.4762294398</text:p>
          </table:table-cell>
          <table:table-cell table:formula="of:=COS([.D83]) * SIN([.E83]) * COS([.F83]) + SIN([.D83]) * SIN([.F83])" office:value-type="float" office:value="-0.478790545744807" calcext:value-type="float">
            <text:p>-0.4787905457</text:p>
          </table:table-cell>
          <table:table-cell table:formula="of:=SIN([.D83]) * COS([.E83])" office:value-type="float" office:value="-0.0262769855886913" calcext:value-type="float">
            <text:p>-0.0262769856</text:p>
          </table:table-cell>
          <table:table-cell table:formula="of:=SIN([.D83]) * SIN([.E83]) * SIN([.F83] + COS([.D83]) * COS([.F83]))" office:value-type="float" office:value="0.0120991436978937" calcext:value-type="float">
            <text:p>0.0120991437</text:p>
          </table:table-cell>
          <table:table-cell table:formula="of:=SIN([.D83]) * SIN([.E83]) * COS([.F83])- COS([.D83]) * SIN([.F83])" office:value-type="float" office:value="0.00887720335859818" calcext:value-type="float">
            <text:p>0.0088772034</text:p>
          </table:table-cell>
          <table:table-cell table:formula="of:=-SIN([.D83])" office:value-type="float" office:value="0.0299317288493383" calcext:value-type="float">
            <text:p>0.0299317288</text:p>
          </table:table-cell>
          <table:table-cell table:formula="of:=COS([.D83]) * SIN([.F83])" office:value-type="float" office:value="0.00545535751027075" calcext:value-type="float">
            <text:p>0.0054553575</text:p>
          </table:table-cell>
          <table:table-cell table:formula="of:=COS([.E83]) * COS([.F83])" office:value-type="float" office:value="0.877884279712264" calcext:value-type="float">
            <text:p>0.8778842797</text:p>
          </table:table-cell>
          <table:table-cell table:formula="of:=[.J83] * [.G83] + [.M83] * [.H83] + [.P83] * [.H83]" office:value-type="float" office:value="0.0358164839543406" calcext:value-type="float">
            <text:p>0.035816484</text:p>
          </table:table-cell>
          <table:table-cell table:formula="of:=[.K83] * [.D83] + [.N83] * [.E83] + [.Q83] * [.H83]" office:value-type="float" office:value="0.0331643811348113" calcext:value-type="float">
            <text:p>0.0331643811</text:p>
          </table:table-cell>
          <table:table-cell table:formula="of:=[.L83] * [.G83] + [.O83] * [.H83] + [.R83] * [.H83]" office:value-type="float" office:value="8.69026253409445" calcext:value-type="float">
            <text:p>8.6902625341</text:p>
          </table:table-cell>
          <table:table-cell/>
          <table:table-cell table:formula="of:=[.B83]-[.S83]" office:value-type="float" office:value="0.249171516045659" calcext:value-type="float">
            <text:p>0.249171516</text:p>
          </table:table-cell>
          <table:table-cell table:formula="of:=[.A83]-[.T83]" office:value-type="float" office:value="-0.0620492811348113" calcext:value-type="float">
            <text:p>-0.0620492811</text:p>
          </table:table-cell>
          <table:table-cell table:formula="of:=[.C83]-[.U83]" office:value-type="float" office:value="1.05176746590555" calcext:value-type="float">
            <text:p>1.0517674659</text:p>
          </table:table-cell>
        </table:table-row>
        <table:table-row table:style-name="ro1">
          <table:table-cell office:value-type="float" office:value="-0.0288849" calcext:value-type="float">
            <text:p>-0.0288849</text:p>
          </table:table-cell>
          <table:table-cell office:value-type="float" office:value="0.284988" calcext:value-type="float">
            <text:p>0.284988</text:p>
          </table:table-cell>
          <table:table-cell office:value-type="float" office:value="9.74203" calcext:value-type="float">
            <text:p>9.74203</text:p>
          </table:table-cell>
          <table:table-cell office:value-type="float" office:value="-0.0298817" calcext:value-type="float">
            <text:p>-0.0298817</text:p>
          </table:table-cell>
          <table:table-cell office:value-type="float" office:value="-0.499147" calcext:value-type="float">
            <text:p>-0.499147</text:p>
          </table:table-cell>
          <table:table-cell office:value-type="float" office:value="0.0053952" calcext:value-type="float">
            <text:p>0.005395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84])*COS([.E84])" office:value-type="float" office:value="0.877599235533834" calcext:value-type="float">
            <text:p>0.8775992355</text:p>
          </table:table-cell>
          <table:table-cell table:formula="of:=COS([.D84]) * SIN([.E84]) * SIN([.F84]) - SIN([.E84]) * COS([.F84])" office:value-type="float" office:value="0.47608842810669" calcext:value-type="float">
            <text:p>0.4760884281</text:p>
          </table:table-cell>
          <table:table-cell table:formula="of:=COS([.D84]) * SIN([.E84]) * COS([.F84]) + SIN([.D84]) * SIN([.F84])" office:value-type="float" office:value="-0.47861732257045" calcext:value-type="float">
            <text:p>-0.4786173226</text:p>
          </table:table-cell>
          <table:table-cell table:formula="of:=SIN([.D84]) * COS([.E84])" office:value-type="float" office:value="-0.0262319651883605" calcext:value-type="float">
            <text:p>-0.0262319652</text:p>
          </table:table-cell>
          <table:table-cell table:formula="of:=SIN([.D84]) * SIN([.E84]) * SIN([.F84] + COS([.D84]) * COS([.F84]))" office:value-type="float" office:value="0.0120723182183944" calcext:value-type="float">
            <text:p>0.0120723182</text:p>
          </table:table-cell>
          <table:table-cell table:formula="of:=SIN([.D84]) * SIN([.E84]) * COS([.F84])- COS([.D84]) * SIN([.F84])" office:value-type="float" office:value="0.00890857412603964" calcext:value-type="float">
            <text:p>0.0089085741</text:p>
          </table:table-cell>
          <table:table-cell table:formula="of:=-SIN([.D84])" office:value-type="float" office:value="0.0298772532238871" calcext:value-type="float">
            <text:p>0.0298772532</text:p>
          </table:table-cell>
          <table:table-cell table:formula="of:=COS([.D84]) * SIN([.F84])" office:value-type="float" office:value="0.0053927652866843" calcext:value-type="float">
            <text:p>0.0053927653</text:p>
          </table:table-cell>
          <table:table-cell table:formula="of:=COS([.E84]) * COS([.F84])" office:value-type="float" office:value="0.87797841422357" calcext:value-type="float">
            <text:p>0.8779784142</text:p>
          </table:table-cell>
          <table:table-cell table:formula="of:=[.J84] * [.G84] + [.M84] * [.H84] + [.P84] * [.H84]" office:value-type="float" office:value="0.0357238227481611" calcext:value-type="float">
            <text:p>0.0357238227</text:p>
          </table:table-cell>
          <table:table-cell table:formula="of:=[.K84] * [.D84] + [.N84] * [.E84] + [.Q84] * [.H84]" office:value-type="float" office:value="0.0325969068055936" calcext:value-type="float">
            <text:p>0.0325969068</text:p>
          </table:table-cell>
          <table:table-cell table:formula="of:=[.L84] * [.G84] + [.O84] * [.H84] + [.R84] * [.H84]" office:value-type="float" office:value="8.69149248582617" calcext:value-type="float">
            <text:p>8.6914924858</text:p>
          </table:table-cell>
          <table:table-cell/>
          <table:table-cell table:formula="of:=[.B84]-[.S84]" office:value-type="float" office:value="0.249264177251839" calcext:value-type="float">
            <text:p>0.2492641773</text:p>
          </table:table-cell>
          <table:table-cell table:formula="of:=[.A84]-[.T84]" office:value-type="float" office:value="-0.0614818068055936" calcext:value-type="float">
            <text:p>-0.0614818068</text:p>
          </table:table-cell>
          <table:table-cell table:formula="of:=[.C84]-[.U84]" office:value-type="float" office:value="1.05053751417383" calcext:value-type="float">
            <text:p>1.0505375142</text:p>
          </table:table-cell>
        </table:table-row>
        <table:table-row table:style-name="ro1">
          <table:table-cell office:value-type="float" office:value="-0.00746155" calcext:value-type="float">
            <text:p>-0.00746155</text:p>
          </table:table-cell>
          <table:table-cell office:value-type="float" office:value="0.339737" calcext:value-type="float">
            <text:p>0.339737</text:p>
          </table:table-cell>
          <table:table-cell office:value-type="float" office:value="9.58731" calcext:value-type="float">
            <text:p>9.58731</text:p>
          </table:table-cell>
          <table:table-cell office:value-type="float" office:value="-0.0298817" calcext:value-type="float">
            <text:p>-0.0298817</text:p>
          </table:table-cell>
          <table:table-cell office:value-type="float" office:value="-0.499147" calcext:value-type="float">
            <text:p>-0.499147</text:p>
          </table:table-cell>
          <table:table-cell office:value-type="float" office:value="0.0053952" calcext:value-type="float">
            <text:p>0.005395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85])*COS([.E85])" office:value-type="float" office:value="0.877599235533834" calcext:value-type="float">
            <text:p>0.8775992355</text:p>
          </table:table-cell>
          <table:table-cell table:formula="of:=COS([.D85]) * SIN([.E85]) * SIN([.F85]) - SIN([.E85]) * COS([.F85])" office:value-type="float" office:value="0.47608842810669" calcext:value-type="float">
            <text:p>0.4760884281</text:p>
          </table:table-cell>
          <table:table-cell table:formula="of:=COS([.D85]) * SIN([.E85]) * COS([.F85]) + SIN([.D85]) * SIN([.F85])" office:value-type="float" office:value="-0.47861732257045" calcext:value-type="float">
            <text:p>-0.4786173226</text:p>
          </table:table-cell>
          <table:table-cell table:formula="of:=SIN([.D85]) * COS([.E85])" office:value-type="float" office:value="-0.0262319651883605" calcext:value-type="float">
            <text:p>-0.0262319652</text:p>
          </table:table-cell>
          <table:table-cell table:formula="of:=SIN([.D85]) * SIN([.E85]) * SIN([.F85] + COS([.D85]) * COS([.F85]))" office:value-type="float" office:value="0.0120723182183944" calcext:value-type="float">
            <text:p>0.0120723182</text:p>
          </table:table-cell>
          <table:table-cell table:formula="of:=SIN([.D85]) * SIN([.E85]) * COS([.F85])- COS([.D85]) * SIN([.F85])" office:value-type="float" office:value="0.00890857412603964" calcext:value-type="float">
            <text:p>0.0089085741</text:p>
          </table:table-cell>
          <table:table-cell table:formula="of:=-SIN([.D85])" office:value-type="float" office:value="0.0298772532238871" calcext:value-type="float">
            <text:p>0.0298772532</text:p>
          </table:table-cell>
          <table:table-cell table:formula="of:=COS([.D85]) * SIN([.F85])" office:value-type="float" office:value="0.0053927652866843" calcext:value-type="float">
            <text:p>0.0053927653</text:p>
          </table:table-cell>
          <table:table-cell table:formula="of:=COS([.E85]) * COS([.F85])" office:value-type="float" office:value="0.87797841422357" calcext:value-type="float">
            <text:p>0.8779784142</text:p>
          </table:table-cell>
          <table:table-cell table:formula="of:=[.J85] * [.G85] + [.M85] * [.H85] + [.P85] * [.H85]" office:value-type="float" office:value="0.0357238227481611" calcext:value-type="float">
            <text:p>0.0357238227</text:p>
          </table:table-cell>
          <table:table-cell table:formula="of:=[.K85] * [.D85] + [.N85] * [.E85] + [.Q85] * [.H85]" office:value-type="float" office:value="0.0325969068055936" calcext:value-type="float">
            <text:p>0.0325969068</text:p>
          </table:table-cell>
          <table:table-cell table:formula="of:=[.L85] * [.G85] + [.O85] * [.H85] + [.R85] * [.H85]" office:value-type="float" office:value="8.69149248582617" calcext:value-type="float">
            <text:p>8.6914924858</text:p>
          </table:table-cell>
          <table:table-cell/>
          <table:table-cell table:formula="of:=[.B85]-[.S85]" office:value-type="float" office:value="0.304013177251839" calcext:value-type="float">
            <text:p>0.3040131773</text:p>
          </table:table-cell>
          <table:table-cell table:formula="of:=[.A85]-[.T85]" office:value-type="float" office:value="-0.0400584568055936" calcext:value-type="float">
            <text:p>-0.0400584568</text:p>
          </table:table-cell>
          <table:table-cell table:formula="of:=[.C85]-[.U85]" office:value-type="float" office:value="0.895817514173828" calcext:value-type="float">
            <text:p>0.8958175142</text:p>
          </table:table-cell>
        </table:table-row>
        <table:table-row table:style-name="ro1">
          <table:table-cell office:value-type="float" office:value="-0.00746155" calcext:value-type="float">
            <text:p>-0.00746155</text:p>
          </table:table-cell>
          <table:table-cell office:value-type="float" office:value="0.339737" calcext:value-type="float">
            <text:p>0.339737</text:p>
          </table:table-cell>
          <table:table-cell office:value-type="float" office:value="9.58731" calcext:value-type="float">
            <text:p>9.58731</text:p>
          </table:table-cell>
          <table:table-cell office:value-type="float" office:value="-0.0298704" calcext:value-type="float">
            <text:p>-0.0298704</text:p>
          </table:table-cell>
          <table:table-cell office:value-type="float" office:value="-0.49888" calcext:value-type="float">
            <text:p>-0.49888</text:p>
          </table:table-cell>
          <table:table-cell office:value-type="float" office:value="0.00527469" calcext:value-type="float">
            <text:p>0.0052746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86])*COS([.E86])" office:value-type="float" office:value="0.877727250304915" calcext:value-type="float">
            <text:p>0.8777272503</text:p>
          </table:table-cell>
          <table:table-cell table:formula="of:=COS([.D86]) * SIN([.E86]) * SIN([.F86]) - SIN([.E86]) * COS([.F86])" office:value-type="float" office:value="0.475913192366071" calcext:value-type="float">
            <text:p>0.4759131924</text:p>
          </table:table-cell>
          <table:table-cell table:formula="of:=COS([.D86]) * SIN([.E86]) * COS([.F86]) + SIN([.D86]) * SIN([.F86])" office:value-type="float" office:value="-0.47837979885381" calcext:value-type="float">
            <text:p>-0.4783797989</text:p>
          </table:table-cell>
          <table:table-cell table:formula="of:=SIN([.D86]) * COS([.E86])" office:value-type="float" office:value="-0.026225864450234" calcext:value-type="float">
            <text:p>-0.0262258645</text:p>
          </table:table-cell>
          <table:table-cell table:formula="of:=SIN([.D86]) * SIN([.E86]) * SIN([.F86] + COS([.D86]) * COS([.F86]))" office:value-type="float" office:value="0.0120609281229626" calcext:value-type="float">
            <text:p>0.0120609281</text:p>
          </table:table-cell>
          <table:table-cell table:formula="of:=SIN([.D86]) * SIN([.E86]) * COS([.F86])- COS([.D86]) * SIN([.F86])" office:value-type="float" office:value="0.00901662776965014" calcext:value-type="float">
            <text:p>0.0090166278</text:p>
          </table:table-cell>
          <table:table-cell table:formula="of:=-SIN([.D86])" office:value-type="float" office:value="0.0298659582665798" calcext:value-type="float">
            <text:p>0.0298659583</text:p>
          </table:table-cell>
          <table:table-cell table:formula="of:=COS([.D86]) * SIN([.F86])" office:value-type="float" office:value="0.00527231258005233" calcext:value-type="float">
            <text:p>0.0052723126</text:p>
          </table:table-cell>
          <table:table-cell table:formula="of:=COS([.E86]) * COS([.F86])" office:value-type="float" office:value="0.878106752321295" calcext:value-type="float">
            <text:p>0.8781067523</text:p>
          </table:table-cell>
          <table:table-cell table:formula="of:=[.J86] * [.G86] + [.M86] * [.H86] + [.P86] * [.H86]" office:value-type="float" office:value="0.0356729194001889" calcext:value-type="float">
            <text:p>0.0356729194</text:p>
          </table:table-cell>
          <table:table-cell table:formula="of:=[.K86] * [.D86] + [.N86] * [.E86] + [.Q86] * [.H86]" office:value-type="float" office:value="0.0314359900412778" calcext:value-type="float">
            <text:p>0.03143599</text:p>
          </table:table-cell>
          <table:table-cell table:formula="of:=[.L86] * [.G86] + [.O86] * [.H86] + [.R86] * [.H86]" office:value-type="float" office:value="8.69380912489126" calcext:value-type="float">
            <text:p>8.6938091249</text:p>
          </table:table-cell>
          <table:table-cell/>
          <table:table-cell table:formula="of:=[.B86]-[.S86]" office:value-type="float" office:value="0.304064080599811" calcext:value-type="float">
            <text:p>0.3040640806</text:p>
          </table:table-cell>
          <table:table-cell table:formula="of:=[.A86]-[.T86]" office:value-type="float" office:value="-0.0388975400412778" calcext:value-type="float">
            <text:p>-0.03889754</text:p>
          </table:table-cell>
          <table:table-cell table:formula="of:=[.C86]-[.U86]" office:value-type="float" office:value="0.893500875108741" calcext:value-type="float">
            <text:p>0.8935008751</text:p>
          </table:table-cell>
        </table:table-row>
        <table:table-row table:style-name="ro1">
          <table:table-cell office:value-type="float" office:value="-0.133621" calcext:value-type="float">
            <text:p>-0.133621</text:p>
          </table:table-cell>
          <table:table-cell office:value-type="float" office:value="0.35878" calcext:value-type="float">
            <text:p>0.35878</text:p>
          </table:table-cell>
          <table:table-cell office:value-type="float" office:value="9.75394" calcext:value-type="float">
            <text:p>9.75394</text:p>
          </table:table-cell>
          <table:table-cell office:value-type="float" office:value="-0.0298704" calcext:value-type="float">
            <text:p>-0.0298704</text:p>
          </table:table-cell>
          <table:table-cell office:value-type="float" office:value="-0.49888" calcext:value-type="float">
            <text:p>-0.49888</text:p>
          </table:table-cell>
          <table:table-cell office:value-type="float" office:value="0.00527469" calcext:value-type="float">
            <text:p>0.0052746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87])*COS([.E87])" office:value-type="float" office:value="0.877727250304915" calcext:value-type="float">
            <text:p>0.8777272503</text:p>
          </table:table-cell>
          <table:table-cell table:formula="of:=COS([.D87]) * SIN([.E87]) * SIN([.F87]) - SIN([.E87]) * COS([.F87])" office:value-type="float" office:value="0.475913192366071" calcext:value-type="float">
            <text:p>0.4759131924</text:p>
          </table:table-cell>
          <table:table-cell table:formula="of:=COS([.D87]) * SIN([.E87]) * COS([.F87]) + SIN([.D87]) * SIN([.F87])" office:value-type="float" office:value="-0.47837979885381" calcext:value-type="float">
            <text:p>-0.4783797989</text:p>
          </table:table-cell>
          <table:table-cell table:formula="of:=SIN([.D87]) * COS([.E87])" office:value-type="float" office:value="-0.026225864450234" calcext:value-type="float">
            <text:p>-0.0262258645</text:p>
          </table:table-cell>
          <table:table-cell table:formula="of:=SIN([.D87]) * SIN([.E87]) * SIN([.F87] + COS([.D87]) * COS([.F87]))" office:value-type="float" office:value="0.0120609281229626" calcext:value-type="float">
            <text:p>0.0120609281</text:p>
          </table:table-cell>
          <table:table-cell table:formula="of:=SIN([.D87]) * SIN([.E87]) * COS([.F87])- COS([.D87]) * SIN([.F87])" office:value-type="float" office:value="0.00901662776965014" calcext:value-type="float">
            <text:p>0.0090166278</text:p>
          </table:table-cell>
          <table:table-cell table:formula="of:=-SIN([.D87])" office:value-type="float" office:value="0.0298659582665798" calcext:value-type="float">
            <text:p>0.0298659583</text:p>
          </table:table-cell>
          <table:table-cell table:formula="of:=COS([.D87]) * SIN([.F87])" office:value-type="float" office:value="0.00527231258005233" calcext:value-type="float">
            <text:p>0.0052723126</text:p>
          </table:table-cell>
          <table:table-cell table:formula="of:=COS([.E87]) * COS([.F87])" office:value-type="float" office:value="0.878106752321295" calcext:value-type="float">
            <text:p>0.8781067523</text:p>
          </table:table-cell>
          <table:table-cell table:formula="of:=[.J87] * [.G87] + [.M87] * [.H87] + [.P87] * [.H87]" office:value-type="float" office:value="0.0356729194001889" calcext:value-type="float">
            <text:p>0.0356729194</text:p>
          </table:table-cell>
          <table:table-cell table:formula="of:=[.K87] * [.D87] + [.N87] * [.E87] + [.Q87] * [.H87]" office:value-type="float" office:value="0.0314359900412778" calcext:value-type="float">
            <text:p>0.03143599</text:p>
          </table:table-cell>
          <table:table-cell table:formula="of:=[.L87] * [.G87] + [.O87] * [.H87] + [.R87] * [.H87]" office:value-type="float" office:value="8.69380912489126" calcext:value-type="float">
            <text:p>8.6938091249</text:p>
          </table:table-cell>
          <table:table-cell/>
          <table:table-cell table:formula="of:=[.B87]-[.S87]" office:value-type="float" office:value="0.323107080599811" calcext:value-type="float">
            <text:p>0.3231070806</text:p>
          </table:table-cell>
          <table:table-cell table:formula="of:=[.A87]-[.T87]" office:value-type="float" office:value="-0.165056990041278" calcext:value-type="float">
            <text:p>-0.16505699</text:p>
          </table:table-cell>
          <table:table-cell table:formula="of:=[.C87]-[.U87]" office:value-type="float" office:value="1.06013087510874" calcext:value-type="float">
            <text:p>1.0601308751</text:p>
          </table:table-cell>
        </table:table-row>
        <table:table-row table:style-name="ro1">
          <table:table-cell office:value-type="float" office:value="-0.133621" calcext:value-type="float">
            <text:p>-0.133621</text:p>
          </table:table-cell>
          <table:table-cell office:value-type="float" office:value="0.35878" calcext:value-type="float">
            <text:p>0.35878</text:p>
          </table:table-cell>
          <table:table-cell office:value-type="float" office:value="9.75394" calcext:value-type="float">
            <text:p>9.75394</text:p>
          </table:table-cell>
          <table:table-cell office:value-type="float" office:value="-0.0300529" calcext:value-type="float">
            <text:p>-0.0300529</text:p>
          </table:table-cell>
          <table:table-cell office:value-type="float" office:value="-0.498764" calcext:value-type="float">
            <text:p>-0.498764</text:p>
          </table:table-cell>
          <table:table-cell office:value-type="float" office:value="0.00511894" calcext:value-type="float">
            <text:p>0.0051189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88])*COS([.E88])" office:value-type="float" office:value="0.877777917813472" calcext:value-type="float">
            <text:p>0.8777779178</text:p>
          </table:table-cell>
          <table:table-cell table:formula="of:=COS([.D88]) * SIN([.E88]) * SIN([.F88]) - SIN([.E88]) * COS([.F88])" office:value-type="float" office:value="0.475886733674152" calcext:value-type="float">
            <text:p>0.4758867337</text:p>
          </table:table-cell>
          <table:table-cell table:formula="of:=COS([.D88]) * SIN([.E88]) * COS([.F88]) + SIN([.D88]) * SIN([.F88])" office:value-type="float" office:value="-0.478272034770416" calcext:value-type="float">
            <text:p>-0.4782720348</text:p>
          </table:table-cell>
          <table:table-cell table:formula="of:=SIN([.D88]) * COS([.E88])" office:value-type="float" office:value="-0.0263877167224712" calcext:value-type="float">
            <text:p>-0.0263877167</text:p>
          </table:table-cell>
          <table:table-cell table:formula="of:=SIN([.D88]) * SIN([.E88]) * SIN([.F88] + COS([.D88]) * COS([.F88]))" office:value-type="float" office:value="0.012130774890889" calcext:value-type="float">
            <text:p>0.0121307749</text:p>
          </table:table-cell>
          <table:table-cell table:formula="of:=SIN([.D88]) * SIN([.E88]) * COS([.F88])- COS([.D88]) * SIN([.F88])" office:value-type="float" office:value="0.0092565602982864" calcext:value-type="float">
            <text:p>0.0092565603</text:p>
          </table:table-cell>
          <table:table-cell table:formula="of:=-SIN([.D88])" office:value-type="float" office:value="0.0300483763572865" calcext:value-type="float">
            <text:p>0.0300483764</text:p>
          </table:table-cell>
          <table:table-cell table:formula="of:=COS([.D88]) * SIN([.F88])" office:value-type="float" office:value="0.00511660617445408" calcext:value-type="float">
            <text:p>0.0051166062</text:p>
          </table:table-cell>
          <table:table-cell table:formula="of:=COS([.E88]) * COS([.F88])" office:value-type="float" office:value="0.878162955747969" calcext:value-type="float">
            <text:p>0.8781629557</text:p>
          </table:table-cell>
          <table:table-cell table:formula="of:=[.J88] * [.G88] + [.M88] * [.H88] + [.P88] * [.H88]" office:value-type="float" office:value="0.0358744644211897" calcext:value-type="float">
            <text:p>0.0358744644</text:p>
          </table:table-cell>
          <table:table-cell table:formula="of:=[.K88] * [.D88] + [.N88] * [.E88] + [.Q88] * [.H88]" office:value-type="float" office:value="0.0297905702835347" calcext:value-type="float">
            <text:p>0.0297905703</text:p>
          </table:table-cell>
          <table:table-cell table:formula="of:=[.L88] * [.G88] + [.O88] * [.H88] + [.R88] * [.H88]" office:value-type="float" office:value="8.69671125725331" calcext:value-type="float">
            <text:p>8.6967112573</text:p>
          </table:table-cell>
          <table:table-cell/>
          <table:table-cell table:formula="of:=[.B88]-[.S88]" office:value-type="float" office:value="0.32290553557881" calcext:value-type="float">
            <text:p>0.3229055356</text:p>
          </table:table-cell>
          <table:table-cell table:formula="of:=[.A88]-[.T88]" office:value-type="float" office:value="-0.163411570283535" calcext:value-type="float">
            <text:p>-0.1634115703</text:p>
          </table:table-cell>
          <table:table-cell table:formula="of:=[.C88]-[.U88]" office:value-type="float" office:value="1.05722874274669" calcext:value-type="float">
            <text:p>1.0572287427</text:p>
          </table:table-cell>
        </table:table-row>
        <table:table-row table:style-name="ro1">
          <table:table-cell office:value-type="float" office:value="-0.0717316" calcext:value-type="float">
            <text:p>-0.0717316</text:p>
          </table:table-cell>
          <table:table-cell office:value-type="float" office:value="0.313553" calcext:value-type="float">
            <text:p>0.313553</text:p>
          </table:table-cell>
          <table:table-cell office:value-type="float" office:value="9.68729" calcext:value-type="float">
            <text:p>9.68729</text:p>
          </table:table-cell>
          <table:table-cell office:value-type="float" office:value="-0.0300529" calcext:value-type="float">
            <text:p>-0.0300529</text:p>
          </table:table-cell>
          <table:table-cell office:value-type="float" office:value="-0.498764" calcext:value-type="float">
            <text:p>-0.498764</text:p>
          </table:table-cell>
          <table:table-cell office:value-type="float" office:value="0.00511894" calcext:value-type="float">
            <text:p>0.0051189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89])*COS([.E89])" office:value-type="float" office:value="0.877777917813472" calcext:value-type="float">
            <text:p>0.8777779178</text:p>
          </table:table-cell>
          <table:table-cell table:formula="of:=COS([.D89]) * SIN([.E89]) * SIN([.F89]) - SIN([.E89]) * COS([.F89])" office:value-type="float" office:value="0.475886733674152" calcext:value-type="float">
            <text:p>0.4758867337</text:p>
          </table:table-cell>
          <table:table-cell table:formula="of:=COS([.D89]) * SIN([.E89]) * COS([.F89]) + SIN([.D89]) * SIN([.F89])" office:value-type="float" office:value="-0.478272034770416" calcext:value-type="float">
            <text:p>-0.4782720348</text:p>
          </table:table-cell>
          <table:table-cell table:formula="of:=SIN([.D89]) * COS([.E89])" office:value-type="float" office:value="-0.0263877167224712" calcext:value-type="float">
            <text:p>-0.0263877167</text:p>
          </table:table-cell>
          <table:table-cell table:formula="of:=SIN([.D89]) * SIN([.E89]) * SIN([.F89] + COS([.D89]) * COS([.F89]))" office:value-type="float" office:value="0.012130774890889" calcext:value-type="float">
            <text:p>0.0121307749</text:p>
          </table:table-cell>
          <table:table-cell table:formula="of:=SIN([.D89]) * SIN([.E89]) * COS([.F89])- COS([.D89]) * SIN([.F89])" office:value-type="float" office:value="0.0092565602982864" calcext:value-type="float">
            <text:p>0.0092565603</text:p>
          </table:table-cell>
          <table:table-cell table:formula="of:=-SIN([.D89])" office:value-type="float" office:value="0.0300483763572865" calcext:value-type="float">
            <text:p>0.0300483764</text:p>
          </table:table-cell>
          <table:table-cell table:formula="of:=COS([.D89]) * SIN([.F89])" office:value-type="float" office:value="0.00511660617445408" calcext:value-type="float">
            <text:p>0.0051166062</text:p>
          </table:table-cell>
          <table:table-cell table:formula="of:=COS([.E89]) * COS([.F89])" office:value-type="float" office:value="0.878162955747969" calcext:value-type="float">
            <text:p>0.8781629557</text:p>
          </table:table-cell>
          <table:table-cell table:formula="of:=[.J89] * [.G89] + [.M89] * [.H89] + [.P89] * [.H89]" office:value-type="float" office:value="0.0358744644211897" calcext:value-type="float">
            <text:p>0.0358744644</text:p>
          </table:table-cell>
          <table:table-cell table:formula="of:=[.K89] * [.D89] + [.N89] * [.E89] + [.Q89] * [.H89]" office:value-type="float" office:value="0.0297905702835347" calcext:value-type="float">
            <text:p>0.0297905703</text:p>
          </table:table-cell>
          <table:table-cell table:formula="of:=[.L89] * [.G89] + [.O89] * [.H89] + [.R89] * [.H89]" office:value-type="float" office:value="8.69671125725331" calcext:value-type="float">
            <text:p>8.6967112573</text:p>
          </table:table-cell>
          <table:table-cell/>
          <table:table-cell table:formula="of:=[.B89]-[.S89]" office:value-type="float" office:value="0.27767853557881" calcext:value-type="float">
            <text:p>0.2776785356</text:p>
          </table:table-cell>
          <table:table-cell table:formula="of:=[.A89]-[.T89]" office:value-type="float" office:value="-0.101522170283535" calcext:value-type="float">
            <text:p>-0.1015221703</text:p>
          </table:table-cell>
          <table:table-cell table:formula="of:=[.C89]-[.U89]" office:value-type="float" office:value="0.990578742746692" calcext:value-type="float">
            <text:p>0.9905787427</text:p>
          </table:table-cell>
        </table:table-row>
        <table:table-row table:style-name="ro1">
          <table:table-cell office:value-type="float" office:value="-0.0717316" calcext:value-type="float">
            <text:p>-0.0717316</text:p>
          </table:table-cell>
          <table:table-cell office:value-type="float" office:value="0.313553" calcext:value-type="float">
            <text:p>0.313553</text:p>
          </table:table-cell>
          <table:table-cell office:value-type="float" office:value="9.68729" calcext:value-type="float">
            <text:p>9.68729</text:p>
          </table:table-cell>
          <table:table-cell office:value-type="float" office:value="-0.0302776" calcext:value-type="float">
            <text:p>-0.0302776</text:p>
          </table:table-cell>
          <table:table-cell office:value-type="float" office:value="-0.49968" calcext:value-type="float">
            <text:p>-0.49968</text:p>
          </table:table-cell>
          <table:table-cell office:value-type="float" office:value="0.00542907" calcext:value-type="float">
            <text:p>0.0054290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90])*COS([.E90])" office:value-type="float" office:value="0.877333639087614" calcext:value-type="float">
            <text:p>0.8773336391</text:p>
          </table:table-cell>
          <table:table-cell table:formula="of:=COS([.D90]) * SIN([.E90]) * SIN([.F90]) - SIN([.E90]) * COS([.F90])" office:value-type="float" office:value="0.476537521298784" calcext:value-type="float">
            <text:p>0.4765375213</text:p>
          </table:table-cell>
          <table:table-cell table:formula="of:=COS([.D90]) * SIN([.E90]) * COS([.F90]) + SIN([.D90]) * SIN([.F90])" office:value-type="float" office:value="-0.479082375726757" calcext:value-type="float">
            <text:p>-0.4790823757</text:p>
          </table:table-cell>
          <table:table-cell table:formula="of:=SIN([.D90]) * COS([.E90])" office:value-type="float" office:value="-0.0265716771987879" calcext:value-type="float">
            <text:p>-0.0265716772</text:p>
          </table:table-cell>
          <table:table-cell table:formula="of:=SIN([.D90]) * SIN([.E90]) * SIN([.F90] + COS([.D90]) * COS([.F90]))" office:value-type="float" office:value="0.0122443409691514" calcext:value-type="float">
            <text:p>0.012244341</text:p>
          </table:table-cell>
          <table:table-cell table:formula="of:=SIN([.D90]) * SIN([.E90]) * COS([.F90])- COS([.D90]) * SIN([.F90])" office:value-type="float" office:value="0.00907836593903994" calcext:value-type="float">
            <text:p>0.0090783659</text:p>
          </table:table-cell>
          <table:table-cell table:formula="of:=-SIN([.D90])" office:value-type="float" office:value="0.0302729741325476" calcext:value-type="float">
            <text:p>0.0302729741</text:p>
          </table:table-cell>
          <table:table-cell table:formula="of:=COS([.D90]) * SIN([.F90])" office:value-type="float" office:value="0.00542655502825689" calcext:value-type="float">
            <text:p>0.005426555</text:p>
          </table:table-cell>
          <table:table-cell table:formula="of:=COS([.E90]) * COS([.F90])" office:value-type="float" office:value="0.877722997613645" calcext:value-type="float">
            <text:p>0.8777229976</text:p>
          </table:table-cell>
          <table:table-cell table:formula="of:=[.J90] * [.G90] + [.M90] * [.H90] + [.P90] * [.H90]" office:value-type="float" office:value="0.0362727099508454" calcext:value-type="float">
            <text:p>0.03627271</text:p>
          </table:table-cell>
          <table:table-cell table:formula="of:=[.K90] * [.D90] + [.N90] * [.E90] + [.Q90] * [.H90]" office:value-type="float" office:value="0.0326335745265758" calcext:value-type="float">
            <text:p>0.0326335745</text:p>
          </table:table-cell>
          <table:table-cell table:formula="of:=[.L90] * [.G90] + [.O90] * [.H90] + [.R90] * [.H90]" office:value-type="float" office:value="8.69065336281632" calcext:value-type="float">
            <text:p>8.6906533628</text:p>
          </table:table-cell>
          <table:table-cell/>
          <table:table-cell table:formula="of:=[.B90]-[.S90]" office:value-type="float" office:value="0.277280290049155" calcext:value-type="float">
            <text:p>0.27728029</text:p>
          </table:table-cell>
          <table:table-cell table:formula="of:=[.A90]-[.T90]" office:value-type="float" office:value="-0.104365174526576" calcext:value-type="float">
            <text:p>-0.1043651745</text:p>
          </table:table-cell>
          <table:table-cell table:formula="of:=[.C90]-[.U90]" office:value-type="float" office:value="0.996636637183684" calcext:value-type="float">
            <text:p>0.9966366372</text:p>
          </table:table-cell>
        </table:table-row>
        <table:table-row table:style-name="ro1">
          <table:table-cell office:value-type="float" office:value="-0.0336456" calcext:value-type="float">
            <text:p>-0.0336456</text:p>
          </table:table-cell>
          <table:table-cell office:value-type="float" office:value="0.249283" calcext:value-type="float">
            <text:p>0.249283</text:p>
          </table:table-cell>
          <table:table-cell office:value-type="float" office:value="9.72775" calcext:value-type="float">
            <text:p>9.72775</text:p>
          </table:table-cell>
          <table:table-cell office:value-type="float" office:value="-0.0302776" calcext:value-type="float">
            <text:p>-0.0302776</text:p>
          </table:table-cell>
          <table:table-cell office:value-type="float" office:value="-0.49968" calcext:value-type="float">
            <text:p>-0.49968</text:p>
          </table:table-cell>
          <table:table-cell office:value-type="float" office:value="0.00542907" calcext:value-type="float">
            <text:p>0.0054290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91])*COS([.E91])" office:value-type="float" office:value="0.877333639087614" calcext:value-type="float">
            <text:p>0.8773336391</text:p>
          </table:table-cell>
          <table:table-cell table:formula="of:=COS([.D91]) * SIN([.E91]) * SIN([.F91]) - SIN([.E91]) * COS([.F91])" office:value-type="float" office:value="0.476537521298784" calcext:value-type="float">
            <text:p>0.4765375213</text:p>
          </table:table-cell>
          <table:table-cell table:formula="of:=COS([.D91]) * SIN([.E91]) * COS([.F91]) + SIN([.D91]) * SIN([.F91])" office:value-type="float" office:value="-0.479082375726757" calcext:value-type="float">
            <text:p>-0.4790823757</text:p>
          </table:table-cell>
          <table:table-cell table:formula="of:=SIN([.D91]) * COS([.E91])" office:value-type="float" office:value="-0.0265716771987879" calcext:value-type="float">
            <text:p>-0.0265716772</text:p>
          </table:table-cell>
          <table:table-cell table:formula="of:=SIN([.D91]) * SIN([.E91]) * SIN([.F91] + COS([.D91]) * COS([.F91]))" office:value-type="float" office:value="0.0122443409691514" calcext:value-type="float">
            <text:p>0.012244341</text:p>
          </table:table-cell>
          <table:table-cell table:formula="of:=SIN([.D91]) * SIN([.E91]) * COS([.F91])- COS([.D91]) * SIN([.F91])" office:value-type="float" office:value="0.00907836593903994" calcext:value-type="float">
            <text:p>0.0090783659</text:p>
          </table:table-cell>
          <table:table-cell table:formula="of:=-SIN([.D91])" office:value-type="float" office:value="0.0302729741325476" calcext:value-type="float">
            <text:p>0.0302729741</text:p>
          </table:table-cell>
          <table:table-cell table:formula="of:=COS([.D91]) * SIN([.F91])" office:value-type="float" office:value="0.00542655502825689" calcext:value-type="float">
            <text:p>0.005426555</text:p>
          </table:table-cell>
          <table:table-cell table:formula="of:=COS([.E91]) * COS([.F91])" office:value-type="float" office:value="0.877722997613645" calcext:value-type="float">
            <text:p>0.8777229976</text:p>
          </table:table-cell>
          <table:table-cell table:formula="of:=[.J91] * [.G91] + [.M91] * [.H91] + [.P91] * [.H91]" office:value-type="float" office:value="0.0362727099508454" calcext:value-type="float">
            <text:p>0.03627271</text:p>
          </table:table-cell>
          <table:table-cell table:formula="of:=[.K91] * [.D91] + [.N91] * [.E91] + [.Q91] * [.H91]" office:value-type="float" office:value="0.0326335745265758" calcext:value-type="float">
            <text:p>0.0326335745</text:p>
          </table:table-cell>
          <table:table-cell table:formula="of:=[.L91] * [.G91] + [.O91] * [.H91] + [.R91] * [.H91]" office:value-type="float" office:value="8.69065336281632" calcext:value-type="float">
            <text:p>8.6906533628</text:p>
          </table:table-cell>
          <table:table-cell/>
          <table:table-cell table:formula="of:=[.B91]-[.S91]" office:value-type="float" office:value="0.213010290049155" calcext:value-type="float">
            <text:p>0.21301029</text:p>
          </table:table-cell>
          <table:table-cell table:formula="of:=[.A91]-[.T91]" office:value-type="float" office:value="-0.0662791745265758" calcext:value-type="float">
            <text:p>-0.0662791745</text:p>
          </table:table-cell>
          <table:table-cell table:formula="of:=[.C91]-[.U91]" office:value-type="float" office:value="1.03709663718368" calcext:value-type="float">
            <text:p>1.0370966372</text:p>
          </table:table-cell>
        </table:table-row>
        <table:table-row table:style-name="ro1">
          <table:table-cell office:value-type="float" office:value="-0.0336456" calcext:value-type="float">
            <text:p>-0.0336456</text:p>
          </table:table-cell>
          <table:table-cell office:value-type="float" office:value="0.249283" calcext:value-type="float">
            <text:p>0.249283</text:p>
          </table:table-cell>
          <table:table-cell office:value-type="float" office:value="9.72775" calcext:value-type="float">
            <text:p>9.72775</text:p>
          </table:table-cell>
          <table:table-cell office:value-type="float" office:value="-0.0302776" calcext:value-type="float">
            <text:p>-0.0302776</text:p>
          </table:table-cell>
          <table:table-cell office:value-type="float" office:value="-0.49968" calcext:value-type="float">
            <text:p>-0.49968</text:p>
          </table:table-cell>
          <table:table-cell office:value-type="float" office:value="0.00542907" calcext:value-type="float">
            <text:p>0.0054290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92])*COS([.E92])" office:value-type="float" office:value="0.877333639087614" calcext:value-type="float">
            <text:p>0.8773336391</text:p>
          </table:table-cell>
          <table:table-cell table:formula="of:=COS([.D92]) * SIN([.E92]) * SIN([.F92]) - SIN([.E92]) * COS([.F92])" office:value-type="float" office:value="0.476537521298784" calcext:value-type="float">
            <text:p>0.4765375213</text:p>
          </table:table-cell>
          <table:table-cell table:formula="of:=COS([.D92]) * SIN([.E92]) * COS([.F92]) + SIN([.D92]) * SIN([.F92])" office:value-type="float" office:value="-0.479082375726757" calcext:value-type="float">
            <text:p>-0.4790823757</text:p>
          </table:table-cell>
          <table:table-cell table:formula="of:=SIN([.D92]) * COS([.E92])" office:value-type="float" office:value="-0.0265716771987879" calcext:value-type="float">
            <text:p>-0.0265716772</text:p>
          </table:table-cell>
          <table:table-cell table:formula="of:=SIN([.D92]) * SIN([.E92]) * SIN([.F92] + COS([.D92]) * COS([.F92]))" office:value-type="float" office:value="0.0122443409691514" calcext:value-type="float">
            <text:p>0.012244341</text:p>
          </table:table-cell>
          <table:table-cell table:formula="of:=SIN([.D92]) * SIN([.E92]) * COS([.F92])- COS([.D92]) * SIN([.F92])" office:value-type="float" office:value="0.00907836593903994" calcext:value-type="float">
            <text:p>0.0090783659</text:p>
          </table:table-cell>
          <table:table-cell table:formula="of:=-SIN([.D92])" office:value-type="float" office:value="0.0302729741325476" calcext:value-type="float">
            <text:p>0.0302729741</text:p>
          </table:table-cell>
          <table:table-cell table:formula="of:=COS([.D92]) * SIN([.F92])" office:value-type="float" office:value="0.00542655502825689" calcext:value-type="float">
            <text:p>0.005426555</text:p>
          </table:table-cell>
          <table:table-cell table:formula="of:=COS([.E92]) * COS([.F92])" office:value-type="float" office:value="0.877722997613645" calcext:value-type="float">
            <text:p>0.8777229976</text:p>
          </table:table-cell>
          <table:table-cell table:formula="of:=[.J92] * [.G92] + [.M92] * [.H92] + [.P92] * [.H92]" office:value-type="float" office:value="0.0362727099508454" calcext:value-type="float">
            <text:p>0.03627271</text:p>
          </table:table-cell>
          <table:table-cell table:formula="of:=[.K92] * [.D92] + [.N92] * [.E92] + [.Q92] * [.H92]" office:value-type="float" office:value="0.0326335745265758" calcext:value-type="float">
            <text:p>0.0326335745</text:p>
          </table:table-cell>
          <table:table-cell table:formula="of:=[.L92] * [.G92] + [.O92] * [.H92] + [.R92] * [.H92]" office:value-type="float" office:value="8.69065336281632" calcext:value-type="float">
            <text:p>8.6906533628</text:p>
          </table:table-cell>
          <table:table-cell/>
          <table:table-cell table:formula="of:=[.B92]-[.S92]" office:value-type="float" office:value="0.213010290049155" calcext:value-type="float">
            <text:p>0.21301029</text:p>
          </table:table-cell>
          <table:table-cell table:formula="of:=[.A92]-[.T92]" office:value-type="float" office:value="-0.0662791745265758" calcext:value-type="float">
            <text:p>-0.0662791745</text:p>
          </table:table-cell>
          <table:table-cell table:formula="of:=[.C92]-[.U92]" office:value-type="float" office:value="1.03709663718368" calcext:value-type="float">
            <text:p>1.0370966372</text:p>
          </table:table-cell>
        </table:table-row>
        <table:table-row table:style-name="ro1">
          <table:table-cell office:value-type="float" office:value="-0.0336456" calcext:value-type="float">
            <text:p>-0.0336456</text:p>
          </table:table-cell>
          <table:table-cell office:value-type="float" office:value="0.249283" calcext:value-type="float">
            <text:p>0.249283</text:p>
          </table:table-cell>
          <table:table-cell office:value-type="float" office:value="9.72775" calcext:value-type="float">
            <text:p>9.72775</text:p>
          </table:table-cell>
          <table:table-cell office:value-type="float" office:value="-0.0303465" calcext:value-type="float">
            <text:p>-0.0303465</text:p>
          </table:table-cell>
          <table:table-cell office:value-type="float" office:value="-0.499903" calcext:value-type="float">
            <text:p>-0.499903</text:p>
          </table:table-cell>
          <table:table-cell office:value-type="float" office:value="0.00549654" calcext:value-type="float">
            <text:p>0.0054965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93])*COS([.E93])" office:value-type="float" office:value="0.877224984333243" calcext:value-type="float">
            <text:p>0.8772249843</text:p>
          </table:table-cell>
          <table:table-cell table:formula="of:=COS([.D93]) * SIN([.E93]) * SIN([.F93]) - SIN([.E93]) * COS([.F93])" office:value-type="float" office:value="0.476699682546682" calcext:value-type="float">
            <text:p>0.4766996825</text:p>
          </table:table-cell>
          <table:table-cell table:formula="of:=COS([.D93]) * SIN([.E93]) * COS([.F93]) + SIN([.D93]) * SIN([.F93])" office:value-type="float" office:value="-0.479279249832712" calcext:value-type="float">
            <text:p>-0.4792792498</text:p>
          </table:table-cell>
          <table:table-cell table:formula="of:=SIN([.D93]) * COS([.E93])" office:value-type="float" office:value="-0.0266288827576565" calcext:value-type="float">
            <text:p>-0.0266288828</text:p>
          </table:table-cell>
          <table:table-cell table:formula="of:=SIN([.D93]) * SIN([.E93]) * SIN([.F93] + COS([.D93]) * COS([.F93]))" office:value-type="float" office:value="0.0122777156812067" calcext:value-type="float">
            <text:p>0.0122777157</text:p>
          </table:table-cell>
          <table:table-cell table:formula="of:=SIN([.D93]) * SIN([.E93]) * COS([.F93])- COS([.D93]) * SIN([.F93])" office:value-type="float" office:value="0.00904986991830096" calcext:value-type="float">
            <text:p>0.0090498699</text:p>
          </table:table-cell>
          <table:table-cell table:formula="of:=-SIN([.D93])" office:value-type="float" office:value="0.0303418424815956" calcext:value-type="float">
            <text:p>0.0303418425</text:p>
          </table:table-cell>
          <table:table-cell table:formula="of:=COS([.D93]) * SIN([.F93])" office:value-type="float" office:value="0.00549398162064328" calcext:value-type="float">
            <text:p>0.0054939816</text:p>
          </table:table-cell>
          <table:table-cell table:formula="of:=COS([.E93]) * COS([.F93])" office:value-type="float" office:value="0.877615804628799" calcext:value-type="float">
            <text:p>0.8776158046</text:p>
          </table:table-cell>
          <table:table-cell table:formula="of:=[.J93] * [.G93] + [.M93] * [.H93] + [.P93] * [.H93]" office:value-type="float" office:value="0.0363870052946029" calcext:value-type="float">
            <text:p>0.0363870053</text:p>
          </table:table-cell>
          <table:table-cell table:formula="of:=[.K93] * [.D93] + [.N93] * [.E93] + [.Q93] * [.H93]" office:value-type="float" office:value="0.033237186063719" calcext:value-type="float">
            <text:p>0.0332371861</text:p>
          </table:table-cell>
          <table:table-cell table:formula="of:=[.L93] * [.G93] + [.O93] * [.H93] + [.R93] * [.H93]" office:value-type="float" office:value="8.68932361056158" calcext:value-type="float">
            <text:p>8.6893236106</text:p>
          </table:table-cell>
          <table:table-cell/>
          <table:table-cell table:formula="of:=[.B93]-[.S93]" office:value-type="float" office:value="0.212895994705397" calcext:value-type="float">
            <text:p>0.2128959947</text:p>
          </table:table-cell>
          <table:table-cell table:formula="of:=[.A93]-[.T93]" office:value-type="float" office:value="-0.066882786063719" calcext:value-type="float">
            <text:p>-0.0668827861</text:p>
          </table:table-cell>
          <table:table-cell table:formula="of:=[.C93]-[.U93]" office:value-type="float" office:value="1.03842638943842" calcext:value-type="float">
            <text:p>1.0384263894</text:p>
          </table:table-cell>
        </table:table-row>
        <table:table-row table:style-name="ro1">
          <table:table-cell office:value-type="float" office:value="-0.0741119" calcext:value-type="float">
            <text:p>-0.0741119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9.73489" calcext:value-type="float">
            <text:p>9.73489</text:p>
          </table:table-cell>
          <table:table-cell office:value-type="float" office:value="-0.0303465" calcext:value-type="float">
            <text:p>-0.0303465</text:p>
          </table:table-cell>
          <table:table-cell office:value-type="float" office:value="-0.499903" calcext:value-type="float">
            <text:p>-0.499903</text:p>
          </table:table-cell>
          <table:table-cell office:value-type="float" office:value="0.00549654" calcext:value-type="float">
            <text:p>0.0054965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94])*COS([.E94])" office:value-type="float" office:value="0.877224984333243" calcext:value-type="float">
            <text:p>0.8772249843</text:p>
          </table:table-cell>
          <table:table-cell table:formula="of:=COS([.D94]) * SIN([.E94]) * SIN([.F94]) - SIN([.E94]) * COS([.F94])" office:value-type="float" office:value="0.476699682546682" calcext:value-type="float">
            <text:p>0.4766996825</text:p>
          </table:table-cell>
          <table:table-cell table:formula="of:=COS([.D94]) * SIN([.E94]) * COS([.F94]) + SIN([.D94]) * SIN([.F94])" office:value-type="float" office:value="-0.479279249832712" calcext:value-type="float">
            <text:p>-0.4792792498</text:p>
          </table:table-cell>
          <table:table-cell table:formula="of:=SIN([.D94]) * COS([.E94])" office:value-type="float" office:value="-0.0266288827576565" calcext:value-type="float">
            <text:p>-0.0266288828</text:p>
          </table:table-cell>
          <table:table-cell table:formula="of:=SIN([.D94]) * SIN([.E94]) * SIN([.F94] + COS([.D94]) * COS([.F94]))" office:value-type="float" office:value="0.0122777156812067" calcext:value-type="float">
            <text:p>0.0122777157</text:p>
          </table:table-cell>
          <table:table-cell table:formula="of:=SIN([.D94]) * SIN([.E94]) * COS([.F94])- COS([.D94]) * SIN([.F94])" office:value-type="float" office:value="0.00904986991830096" calcext:value-type="float">
            <text:p>0.0090498699</text:p>
          </table:table-cell>
          <table:table-cell table:formula="of:=-SIN([.D94])" office:value-type="float" office:value="0.0303418424815956" calcext:value-type="float">
            <text:p>0.0303418425</text:p>
          </table:table-cell>
          <table:table-cell table:formula="of:=COS([.D94]) * SIN([.F94])" office:value-type="float" office:value="0.00549398162064328" calcext:value-type="float">
            <text:p>0.0054939816</text:p>
          </table:table-cell>
          <table:table-cell table:formula="of:=COS([.E94]) * COS([.F94])" office:value-type="float" office:value="0.877615804628799" calcext:value-type="float">
            <text:p>0.8776158046</text:p>
          </table:table-cell>
          <table:table-cell table:formula="of:=[.J94] * [.G94] + [.M94] * [.H94] + [.P94] * [.H94]" office:value-type="float" office:value="0.0363870052946029" calcext:value-type="float">
            <text:p>0.0363870053</text:p>
          </table:table-cell>
          <table:table-cell table:formula="of:=[.K94] * [.D94] + [.N94] * [.E94] + [.Q94] * [.H94]" office:value-type="float" office:value="0.033237186063719" calcext:value-type="float">
            <text:p>0.0332371861</text:p>
          </table:table-cell>
          <table:table-cell table:formula="of:=[.L94] * [.G94] + [.O94] * [.H94] + [.R94] * [.H94]" office:value-type="float" office:value="8.68932361056158" calcext:value-type="float">
            <text:p>8.6893236106</text:p>
          </table:table-cell>
          <table:table-cell/>
          <table:table-cell table:formula="of:=[.B94]-[.S94]" office:value-type="float" office:value="0.250981994705397" calcext:value-type="float">
            <text:p>0.2509819947</text:p>
          </table:table-cell>
          <table:table-cell table:formula="of:=[.A94]-[.T94]" office:value-type="float" office:value="-0.107349086063719" calcext:value-type="float">
            <text:p>-0.1073490861</text:p>
          </table:table-cell>
          <table:table-cell table:formula="of:=[.C94]-[.U94]" office:value-type="float" office:value="1.04556638943842" calcext:value-type="float">
            <text:p>1.0455663894</text:p>
          </table:table-cell>
        </table:table-row>
        <table:table-row table:style-name="ro1">
          <table:table-cell office:value-type="float" office:value="-0.0741119" calcext:value-type="float">
            <text:p>-0.0741119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9.73489" calcext:value-type="float">
            <text:p>9.73489</text:p>
          </table:table-cell>
          <table:table-cell office:value-type="float" office:value="-0.0303465" calcext:value-type="float">
            <text:p>-0.0303465</text:p>
          </table:table-cell>
          <table:table-cell office:value-type="float" office:value="-0.499903" calcext:value-type="float">
            <text:p>-0.499903</text:p>
          </table:table-cell>
          <table:table-cell office:value-type="float" office:value="0.00549654" calcext:value-type="float">
            <text:p>0.0054965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95])*COS([.E95])" office:value-type="float" office:value="0.877224984333243" calcext:value-type="float">
            <text:p>0.8772249843</text:p>
          </table:table-cell>
          <table:table-cell table:formula="of:=COS([.D95]) * SIN([.E95]) * SIN([.F95]) - SIN([.E95]) * COS([.F95])" office:value-type="float" office:value="0.476699682546682" calcext:value-type="float">
            <text:p>0.4766996825</text:p>
          </table:table-cell>
          <table:table-cell table:formula="of:=COS([.D95]) * SIN([.E95]) * COS([.F95]) + SIN([.D95]) * SIN([.F95])" office:value-type="float" office:value="-0.479279249832712" calcext:value-type="float">
            <text:p>-0.4792792498</text:p>
          </table:table-cell>
          <table:table-cell table:formula="of:=SIN([.D95]) * COS([.E95])" office:value-type="float" office:value="-0.0266288827576565" calcext:value-type="float">
            <text:p>-0.0266288828</text:p>
          </table:table-cell>
          <table:table-cell table:formula="of:=SIN([.D95]) * SIN([.E95]) * SIN([.F95] + COS([.D95]) * COS([.F95]))" office:value-type="float" office:value="0.0122777156812067" calcext:value-type="float">
            <text:p>0.0122777157</text:p>
          </table:table-cell>
          <table:table-cell table:formula="of:=SIN([.D95]) * SIN([.E95]) * COS([.F95])- COS([.D95]) * SIN([.F95])" office:value-type="float" office:value="0.00904986991830096" calcext:value-type="float">
            <text:p>0.0090498699</text:p>
          </table:table-cell>
          <table:table-cell table:formula="of:=-SIN([.D95])" office:value-type="float" office:value="0.0303418424815956" calcext:value-type="float">
            <text:p>0.0303418425</text:p>
          </table:table-cell>
          <table:table-cell table:formula="of:=COS([.D95]) * SIN([.F95])" office:value-type="float" office:value="0.00549398162064328" calcext:value-type="float">
            <text:p>0.0054939816</text:p>
          </table:table-cell>
          <table:table-cell table:formula="of:=COS([.E95]) * COS([.F95])" office:value-type="float" office:value="0.877615804628799" calcext:value-type="float">
            <text:p>0.8776158046</text:p>
          </table:table-cell>
          <table:table-cell table:formula="of:=[.J95] * [.G95] + [.M95] * [.H95] + [.P95] * [.H95]" office:value-type="float" office:value="0.0363870052946029" calcext:value-type="float">
            <text:p>0.0363870053</text:p>
          </table:table-cell>
          <table:table-cell table:formula="of:=[.K95] * [.D95] + [.N95] * [.E95] + [.Q95] * [.H95]" office:value-type="float" office:value="0.033237186063719" calcext:value-type="float">
            <text:p>0.0332371861</text:p>
          </table:table-cell>
          <table:table-cell table:formula="of:=[.L95] * [.G95] + [.O95] * [.H95] + [.R95] * [.H95]" office:value-type="float" office:value="8.68932361056158" calcext:value-type="float">
            <text:p>8.6893236106</text:p>
          </table:table-cell>
          <table:table-cell/>
          <table:table-cell table:formula="of:=[.B95]-[.S95]" office:value-type="float" office:value="0.250981994705397" calcext:value-type="float">
            <text:p>0.2509819947</text:p>
          </table:table-cell>
          <table:table-cell table:formula="of:=[.A95]-[.T95]" office:value-type="float" office:value="-0.107349086063719" calcext:value-type="float">
            <text:p>-0.1073490861</text:p>
          </table:table-cell>
          <table:table-cell table:formula="of:=[.C95]-[.U95]" office:value-type="float" office:value="1.04556638943842" calcext:value-type="float">
            <text:p>1.0455663894</text:p>
          </table:table-cell>
        </table:table-row>
        <table:table-row table:style-name="ro1">
          <table:table-cell office:value-type="float" office:value="-0.0741119" calcext:value-type="float">
            <text:p>-0.0741119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9.73489" calcext:value-type="float">
            <text:p>9.73489</text:p>
          </table:table-cell>
          <table:table-cell office:value-type="float" office:value="-0.0301781" calcext:value-type="float">
            <text:p>-0.0301781</text:p>
          </table:table-cell>
          <table:table-cell office:value-type="float" office:value="-0.499544" calcext:value-type="float">
            <text:p>-0.499544</text:p>
          </table:table-cell>
          <table:table-cell office:value-type="float" office:value="0.00541962" calcext:value-type="float">
            <text:p>0.0054196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96])*COS([.E96])" office:value-type="float" office:value="0.877401404519686" calcext:value-type="float">
            <text:p>0.8774014045</text:p>
          </table:table-cell>
          <table:table-cell table:formula="of:=COS([.D96]) * SIN([.E96]) * SIN([.F96]) - SIN([.E96]) * COS([.F96])" office:value-type="float" office:value="0.47642333573916" calcext:value-type="float">
            <text:p>0.4764233357</text:p>
          </table:table-cell>
          <table:table-cell table:formula="of:=COS([.D96]) * SIN([.E96]) * COS([.F96]) + SIN([.D96]) * SIN([.F96])" office:value-type="float" office:value="-0.478963695656505" calcext:value-type="float">
            <text:p>-0.4789636957</text:p>
          </table:table-cell>
          <table:table-cell table:formula="of:=SIN([.D96]) * COS([.E96])" office:value-type="float" office:value="-0.0264863483428759" calcext:value-type="float">
            <text:p>-0.0264863483</text:p>
          </table:table-cell>
          <table:table-cell table:formula="of:=SIN([.D96]) * SIN([.E96]) * SIN([.F96] + COS([.D96]) * COS([.F96]))" office:value-type="float" office:value="0.0122010250199222" calcext:value-type="float">
            <text:p>0.012201025</text:p>
          </table:table-cell>
          <table:table-cell table:formula="of:=SIN([.D96]) * SIN([.E96]) * COS([.F96])- COS([.D96]) * SIN([.F96])" office:value-type="float" office:value="0.00903654154031075" calcext:value-type="float">
            <text:p>0.0090365415</text:p>
          </table:table-cell>
          <table:table-cell table:formula="of:=-SIN([.D96])" office:value-type="float" office:value="0.0301735195868424" calcext:value-type="float">
            <text:p>0.0301735196</text:p>
          </table:table-cell>
          <table:table-cell table:formula="of:=COS([.D96]) * SIN([.F96])" office:value-type="float" office:value="0.00541712579632409" calcext:value-type="float">
            <text:p>0.0054171258</text:p>
          </table:table-cell>
          <table:table-cell table:formula="of:=COS([.E96]) * COS([.F96])" office:value-type="float" office:value="0.877788197209357" calcext:value-type="float">
            <text:p>0.8777881972</text:p>
          </table:table-cell>
          <table:table-cell table:formula="of:=[.J96] * [.G96] + [.M96] * [.H96] + [.P96] * [.H96]" office:value-type="float" office:value="0.0361342781908722" calcext:value-type="float">
            <text:p>0.0361342782</text:p>
          </table:table-cell>
          <table:table-cell table:formula="of:=[.K96] * [.D96] + [.N96] * [.E96] + [.Q96] * [.H96]" office:value-type="float" office:value="0.0326153328931541" calcext:value-type="float">
            <text:p>0.0326153329</text:p>
          </table:table-cell>
          <table:table-cell table:formula="of:=[.L96] * [.G96] + [.O96] * [.H96] + [.R96] * [.H96]" office:value-type="float" office:value="8.69088243974674" calcext:value-type="float">
            <text:p>8.6908824397</text:p>
          </table:table-cell>
          <table:table-cell/>
          <table:table-cell table:formula="of:=[.B96]-[.S96]" office:value-type="float" office:value="0.251234721809128" calcext:value-type="float">
            <text:p>0.2512347218</text:p>
          </table:table-cell>
          <table:table-cell table:formula="of:=[.A96]-[.T96]" office:value-type="float" office:value="-0.106727232893154" calcext:value-type="float">
            <text:p>-0.1067272329</text:p>
          </table:table-cell>
          <table:table-cell table:formula="of:=[.C96]-[.U96]" office:value-type="float" office:value="1.04400756025326" calcext:value-type="float">
            <text:p>1.0440075603</text:p>
          </table:table-cell>
        </table:table-row>
        <table:table-row table:style-name="ro1">
          <table:table-cell office:value-type="float" office:value="-0.0407867" calcext:value-type="float">
            <text:p>-0.0407867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6492" calcext:value-type="float">
            <text:p>9.6492</text:p>
          </table:table-cell>
          <table:table-cell office:value-type="float" office:value="-0.0301781" calcext:value-type="float">
            <text:p>-0.0301781</text:p>
          </table:table-cell>
          <table:table-cell office:value-type="float" office:value="-0.499544" calcext:value-type="float">
            <text:p>-0.499544</text:p>
          </table:table-cell>
          <table:table-cell office:value-type="float" office:value="0.00541962" calcext:value-type="float">
            <text:p>0.0054196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97])*COS([.E97])" office:value-type="float" office:value="0.877401404519686" calcext:value-type="float">
            <text:p>0.8774014045</text:p>
          </table:table-cell>
          <table:table-cell table:formula="of:=COS([.D97]) * SIN([.E97]) * SIN([.F97]) - SIN([.E97]) * COS([.F97])" office:value-type="float" office:value="0.47642333573916" calcext:value-type="float">
            <text:p>0.4764233357</text:p>
          </table:table-cell>
          <table:table-cell table:formula="of:=COS([.D97]) * SIN([.E97]) * COS([.F97]) + SIN([.D97]) * SIN([.F97])" office:value-type="float" office:value="-0.478963695656505" calcext:value-type="float">
            <text:p>-0.4789636957</text:p>
          </table:table-cell>
          <table:table-cell table:formula="of:=SIN([.D97]) * COS([.E97])" office:value-type="float" office:value="-0.0264863483428759" calcext:value-type="float">
            <text:p>-0.0264863483</text:p>
          </table:table-cell>
          <table:table-cell table:formula="of:=SIN([.D97]) * SIN([.E97]) * SIN([.F97] + COS([.D97]) * COS([.F97]))" office:value-type="float" office:value="0.0122010250199222" calcext:value-type="float">
            <text:p>0.012201025</text:p>
          </table:table-cell>
          <table:table-cell table:formula="of:=SIN([.D97]) * SIN([.E97]) * COS([.F97])- COS([.D97]) * SIN([.F97])" office:value-type="float" office:value="0.00903654154031075" calcext:value-type="float">
            <text:p>0.0090365415</text:p>
          </table:table-cell>
          <table:table-cell table:formula="of:=-SIN([.D97])" office:value-type="float" office:value="0.0301735195868424" calcext:value-type="float">
            <text:p>0.0301735196</text:p>
          </table:table-cell>
          <table:table-cell table:formula="of:=COS([.D97]) * SIN([.F97])" office:value-type="float" office:value="0.00541712579632409" calcext:value-type="float">
            <text:p>0.0054171258</text:p>
          </table:table-cell>
          <table:table-cell table:formula="of:=COS([.E97]) * COS([.F97])" office:value-type="float" office:value="0.877788197209357" calcext:value-type="float">
            <text:p>0.8777881972</text:p>
          </table:table-cell>
          <table:table-cell table:formula="of:=[.J97] * [.G97] + [.M97] * [.H97] + [.P97] * [.H97]" office:value-type="float" office:value="0.0361342781908722" calcext:value-type="float">
            <text:p>0.0361342782</text:p>
          </table:table-cell>
          <table:table-cell table:formula="of:=[.K97] * [.D97] + [.N97] * [.E97] + [.Q97] * [.H97]" office:value-type="float" office:value="0.0326153328931541" calcext:value-type="float">
            <text:p>0.0326153329</text:p>
          </table:table-cell>
          <table:table-cell table:formula="of:=[.L97] * [.G97] + [.O97] * [.H97] + [.R97] * [.H97]" office:value-type="float" office:value="8.69088243974674" calcext:value-type="float">
            <text:p>8.6908824397</text:p>
          </table:table-cell>
          <table:table-cell/>
          <table:table-cell table:formula="of:=[.B97]-[.S97]" office:value-type="float" office:value="0.258375721809128" calcext:value-type="float">
            <text:p>0.2583757218</text:p>
          </table:table-cell>
          <table:table-cell table:formula="of:=[.A97]-[.T97]" office:value-type="float" office:value="-0.0734020328931541" calcext:value-type="float">
            <text:p>-0.0734020329</text:p>
          </table:table-cell>
          <table:table-cell table:formula="of:=[.C97]-[.U97]" office:value-type="float" office:value="0.958317560253258" calcext:value-type="float">
            <text:p>0.9583175603</text:p>
          </table:table-cell>
        </table:table-row>
        <table:table-row table:style-name="ro1">
          <table:table-cell office:value-type="float" office:value="-0.0407867" calcext:value-type="float">
            <text:p>-0.0407867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6492" calcext:value-type="float">
            <text:p>9.6492</text:p>
          </table:table-cell>
          <table:table-cell office:value-type="float" office:value="-0.0301781" calcext:value-type="float">
            <text:p>-0.0301781</text:p>
          </table:table-cell>
          <table:table-cell office:value-type="float" office:value="-0.499544" calcext:value-type="float">
            <text:p>-0.499544</text:p>
          </table:table-cell>
          <table:table-cell office:value-type="float" office:value="0.00541962" calcext:value-type="float">
            <text:p>0.0054196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98])*COS([.E98])" office:value-type="float" office:value="0.877401404519686" calcext:value-type="float">
            <text:p>0.8774014045</text:p>
          </table:table-cell>
          <table:table-cell table:formula="of:=COS([.D98]) * SIN([.E98]) * SIN([.F98]) - SIN([.E98]) * COS([.F98])" office:value-type="float" office:value="0.47642333573916" calcext:value-type="float">
            <text:p>0.4764233357</text:p>
          </table:table-cell>
          <table:table-cell table:formula="of:=COS([.D98]) * SIN([.E98]) * COS([.F98]) + SIN([.D98]) * SIN([.F98])" office:value-type="float" office:value="-0.478963695656505" calcext:value-type="float">
            <text:p>-0.4789636957</text:p>
          </table:table-cell>
          <table:table-cell table:formula="of:=SIN([.D98]) * COS([.E98])" office:value-type="float" office:value="-0.0264863483428759" calcext:value-type="float">
            <text:p>-0.0264863483</text:p>
          </table:table-cell>
          <table:table-cell table:formula="of:=SIN([.D98]) * SIN([.E98]) * SIN([.F98] + COS([.D98]) * COS([.F98]))" office:value-type="float" office:value="0.0122010250199222" calcext:value-type="float">
            <text:p>0.012201025</text:p>
          </table:table-cell>
          <table:table-cell table:formula="of:=SIN([.D98]) * SIN([.E98]) * COS([.F98])- COS([.D98]) * SIN([.F98])" office:value-type="float" office:value="0.00903654154031075" calcext:value-type="float">
            <text:p>0.0090365415</text:p>
          </table:table-cell>
          <table:table-cell table:formula="of:=-SIN([.D98])" office:value-type="float" office:value="0.0301735195868424" calcext:value-type="float">
            <text:p>0.0301735196</text:p>
          </table:table-cell>
          <table:table-cell table:formula="of:=COS([.D98]) * SIN([.F98])" office:value-type="float" office:value="0.00541712579632409" calcext:value-type="float">
            <text:p>0.0054171258</text:p>
          </table:table-cell>
          <table:table-cell table:formula="of:=COS([.E98]) * COS([.F98])" office:value-type="float" office:value="0.877788197209357" calcext:value-type="float">
            <text:p>0.8777881972</text:p>
          </table:table-cell>
          <table:table-cell table:formula="of:=[.J98] * [.G98] + [.M98] * [.H98] + [.P98] * [.H98]" office:value-type="float" office:value="0.0361342781908722" calcext:value-type="float">
            <text:p>0.0361342782</text:p>
          </table:table-cell>
          <table:table-cell table:formula="of:=[.K98] * [.D98] + [.N98] * [.E98] + [.Q98] * [.H98]" office:value-type="float" office:value="0.0326153328931541" calcext:value-type="float">
            <text:p>0.0326153329</text:p>
          </table:table-cell>
          <table:table-cell table:formula="of:=[.L98] * [.G98] + [.O98] * [.H98] + [.R98] * [.H98]" office:value-type="float" office:value="8.69088243974674" calcext:value-type="float">
            <text:p>8.6908824397</text:p>
          </table:table-cell>
          <table:table-cell/>
          <table:table-cell table:formula="of:=[.B98]-[.S98]" office:value-type="float" office:value="0.258375721809128" calcext:value-type="float">
            <text:p>0.2583757218</text:p>
          </table:table-cell>
          <table:table-cell table:formula="of:=[.A98]-[.T98]" office:value-type="float" office:value="-0.0734020328931541" calcext:value-type="float">
            <text:p>-0.0734020329</text:p>
          </table:table-cell>
          <table:table-cell table:formula="of:=[.C98]-[.U98]" office:value-type="float" office:value="0.958317560253258" calcext:value-type="float">
            <text:p>0.9583175603</text:p>
          </table:table-cell>
        </table:table-row>
        <table:table-row table:style-name="ro1">
          <table:table-cell office:value-type="float" office:value="-0.0407867" calcext:value-type="float">
            <text:p>-0.0407867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6492" calcext:value-type="float">
            <text:p>9.6492</text:p>
          </table:table-cell>
          <table:table-cell office:value-type="float" office:value="-0.0301452" calcext:value-type="float">
            <text:p>-0.0301452</text:p>
          </table:table-cell>
          <table:table-cell office:value-type="float" office:value="-0.499663" calcext:value-type="float">
            <text:p>-0.499663</text:p>
          </table:table-cell>
          <table:table-cell office:value-type="float" office:value="0.00549407" calcext:value-type="float">
            <text:p>0.0054940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99])*COS([.E99])" office:value-type="float" office:value="0.877345291120111" calcext:value-type="float">
            <text:p>0.8773452911</text:p>
          </table:table-cell>
          <table:table-cell table:formula="of:=COS([.D99]) * SIN([.E99]) * SIN([.F99]) - SIN([.E99]) * COS([.F99])" office:value-type="float" office:value="0.476491371595854" calcext:value-type="float">
            <text:p>0.4764913716</text:p>
          </table:table-cell>
          <table:table-cell table:formula="of:=COS([.D99]) * SIN([.E99]) * COS([.F99]) + SIN([.D99]) * SIN([.F99])" office:value-type="float" office:value="-0.479070448020464" calcext:value-type="float">
            <text:p>-0.479070448</text:p>
          </table:table-cell>
          <table:table-cell table:formula="of:=SIN([.D99]) * COS([.E99])" office:value-type="float" office:value="-0.0264557634979154" calcext:value-type="float">
            <text:p>-0.0264557635</text:p>
          </table:table-cell>
          <table:table-cell table:formula="of:=SIN([.D99]) * SIN([.E99]) * SIN([.F99] + COS([.D99]) * COS([.F99]))" office:value-type="float" office:value="0.0121909661087384" calcext:value-type="float">
            <text:p>0.0121909661</text:p>
          </table:table-cell>
          <table:table-cell table:formula="of:=SIN([.D99]) * SIN([.E99]) * COS([.F99])- COS([.D99]) * SIN([.F99])" office:value-type="float" office:value="0.00894951098777843" calcext:value-type="float">
            <text:p>0.008949511</text:p>
          </table:table-cell>
          <table:table-cell table:formula="of:=-SIN([.D99])" office:value-type="float" office:value="0.0301406345506879" calcext:value-type="float">
            <text:p>0.0301406346</text:p>
          </table:table-cell>
          <table:table-cell table:formula="of:=COS([.D99]) * SIN([.F99])" office:value-type="float" office:value="0.00549154624047749" calcext:value-type="float">
            <text:p>0.0054915462</text:p>
          </table:table-cell>
          <table:table-cell table:formula="of:=COS([.E99]) * COS([.F99])" office:value-type="float" office:value="0.877730831227063" calcext:value-type="float">
            <text:p>0.8777308312</text:p>
          </table:table-cell>
          <table:table-cell table:formula="of:=[.J99] * [.G99] + [.M99] * [.H99] + [.P99] * [.H99]" office:value-type="float" office:value="0.0361117363171703" calcext:value-type="float">
            <text:p>0.0361117363</text:p>
          </table:table-cell>
          <table:table-cell table:formula="of:=[.K99] * [.D99] + [.N99] * [.E99] + [.Q99] * [.H99]" office:value-type="float" office:value="0.0333618507628576" calcext:value-type="float">
            <text:p>0.0333618508</text:p>
          </table:table-cell>
          <table:table-cell table:formula="of:=[.L99] * [.G99] + [.O99] * [.H99] + [.R99] * [.H99]" office:value-type="float" office:value="8.68946735370545" calcext:value-type="float">
            <text:p>8.6894673537</text:p>
          </table:table-cell>
          <table:table-cell/>
          <table:table-cell table:formula="of:=[.B99]-[.S99]" office:value-type="float" office:value="0.25839826368283" calcext:value-type="float">
            <text:p>0.2583982637</text:p>
          </table:table-cell>
          <table:table-cell table:formula="of:=[.A99]-[.T99]" office:value-type="float" office:value="-0.0741485507628576" calcext:value-type="float">
            <text:p>-0.0741485508</text:p>
          </table:table-cell>
          <table:table-cell table:formula="of:=[.C99]-[.U99]" office:value-type="float" office:value="0.959732646294551" calcext:value-type="float">
            <text:p>0.9597326463</text:p>
          </table:table-cell>
        </table:table-row>
        <table:table-row table:style-name="ro1">
          <table:table-cell office:value-type="float" office:value="-0.0241241" calcext:value-type="float">
            <text:p>-0.0241241</text:p>
          </table:table-cell>
          <table:table-cell office:value-type="float" office:value="0.308792" calcext:value-type="float">
            <text:p>0.308792</text:p>
          </table:table-cell>
          <table:table-cell office:value-type="float" office:value="9.65872" calcext:value-type="float">
            <text:p>9.65872</text:p>
          </table:table-cell>
          <table:table-cell office:value-type="float" office:value="-0.0301452" calcext:value-type="float">
            <text:p>-0.0301452</text:p>
          </table:table-cell>
          <table:table-cell office:value-type="float" office:value="-0.499663" calcext:value-type="float">
            <text:p>-0.499663</text:p>
          </table:table-cell>
          <table:table-cell office:value-type="float" office:value="0.00549407" calcext:value-type="float">
            <text:p>0.0054940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00])*COS([.E100])" office:value-type="float" office:value="0.877345291120111" calcext:value-type="float">
            <text:p>0.8773452911</text:p>
          </table:table-cell>
          <table:table-cell table:formula="of:=COS([.D100]) * SIN([.E100]) * SIN([.F100]) - SIN([.E100]) * COS([.F100])" office:value-type="float" office:value="0.476491371595854" calcext:value-type="float">
            <text:p>0.4764913716</text:p>
          </table:table-cell>
          <table:table-cell table:formula="of:=COS([.D100]) * SIN([.E100]) * COS([.F100]) + SIN([.D100]) * SIN([.F100])" office:value-type="float" office:value="-0.479070448020464" calcext:value-type="float">
            <text:p>-0.479070448</text:p>
          </table:table-cell>
          <table:table-cell table:formula="of:=SIN([.D100]) * COS([.E100])" office:value-type="float" office:value="-0.0264557634979154" calcext:value-type="float">
            <text:p>-0.0264557635</text:p>
          </table:table-cell>
          <table:table-cell table:formula="of:=SIN([.D100]) * SIN([.E100]) * SIN([.F100] + COS([.D100]) * COS([.F100]))" office:value-type="float" office:value="0.0121909661087384" calcext:value-type="float">
            <text:p>0.0121909661</text:p>
          </table:table-cell>
          <table:table-cell table:formula="of:=SIN([.D100]) * SIN([.E100]) * COS([.F100])- COS([.D100]) * SIN([.F100])" office:value-type="float" office:value="0.00894951098777843" calcext:value-type="float">
            <text:p>0.008949511</text:p>
          </table:table-cell>
          <table:table-cell table:formula="of:=-SIN([.D100])" office:value-type="float" office:value="0.0301406345506879" calcext:value-type="float">
            <text:p>0.0301406346</text:p>
          </table:table-cell>
          <table:table-cell table:formula="of:=COS([.D100]) * SIN([.F100])" office:value-type="float" office:value="0.00549154624047749" calcext:value-type="float">
            <text:p>0.0054915462</text:p>
          </table:table-cell>
          <table:table-cell table:formula="of:=COS([.E100]) * COS([.F100])" office:value-type="float" office:value="0.877730831227063" calcext:value-type="float">
            <text:p>0.8777308312</text:p>
          </table:table-cell>
          <table:table-cell table:formula="of:=[.J100] * [.G100] + [.M100] * [.H100] + [.P100] * [.H100]" office:value-type="float" office:value="0.0361117363171703" calcext:value-type="float">
            <text:p>0.0361117363</text:p>
          </table:table-cell>
          <table:table-cell table:formula="of:=[.K100] * [.D100] + [.N100] * [.E100] + [.Q100] * [.H100]" office:value-type="float" office:value="0.0333618507628576" calcext:value-type="float">
            <text:p>0.0333618508</text:p>
          </table:table-cell>
          <table:table-cell table:formula="of:=[.L100] * [.G100] + [.O100] * [.H100] + [.R100] * [.H100]" office:value-type="float" office:value="8.68946735370545" calcext:value-type="float">
            <text:p>8.6894673537</text:p>
          </table:table-cell>
          <table:table-cell/>
          <table:table-cell table:formula="of:=[.B100]-[.S100]" office:value-type="float" office:value="0.27268026368283" calcext:value-type="float">
            <text:p>0.2726802637</text:p>
          </table:table-cell>
          <table:table-cell table:formula="of:=[.A100]-[.T100]" office:value-type="float" office:value="-0.0574859507628576" calcext:value-type="float">
            <text:p>-0.0574859508</text:p>
          </table:table-cell>
          <table:table-cell table:formula="of:=[.C100]-[.U100]" office:value-type="float" office:value="0.969252646294551" calcext:value-type="float">
            <text:p>0.9692526463</text:p>
          </table:table-cell>
        </table:table-row>
        <table:table-row table:style-name="ro1">
          <table:table-cell office:value-type="float" office:value="-0.0241241" calcext:value-type="float">
            <text:p>-0.0241241</text:p>
          </table:table-cell>
          <table:table-cell office:value-type="float" office:value="0.308792" calcext:value-type="float">
            <text:p>0.308792</text:p>
          </table:table-cell>
          <table:table-cell office:value-type="float" office:value="9.65872" calcext:value-type="float">
            <text:p>9.65872</text:p>
          </table:table-cell>
          <table:table-cell office:value-type="float" office:value="-0.0301452" calcext:value-type="float">
            <text:p>-0.0301452</text:p>
          </table:table-cell>
          <table:table-cell office:value-type="float" office:value="-0.499663" calcext:value-type="float">
            <text:p>-0.499663</text:p>
          </table:table-cell>
          <table:table-cell office:value-type="float" office:value="0.00549407" calcext:value-type="float">
            <text:p>0.0054940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01])*COS([.E101])" office:value-type="float" office:value="0.877345291120111" calcext:value-type="float">
            <text:p>0.8773452911</text:p>
          </table:table-cell>
          <table:table-cell table:formula="of:=COS([.D101]) * SIN([.E101]) * SIN([.F101]) - SIN([.E101]) * COS([.F101])" office:value-type="float" office:value="0.476491371595854" calcext:value-type="float">
            <text:p>0.4764913716</text:p>
          </table:table-cell>
          <table:table-cell table:formula="of:=COS([.D101]) * SIN([.E101]) * COS([.F101]) + SIN([.D101]) * SIN([.F101])" office:value-type="float" office:value="-0.479070448020464" calcext:value-type="float">
            <text:p>-0.479070448</text:p>
          </table:table-cell>
          <table:table-cell table:formula="of:=SIN([.D101]) * COS([.E101])" office:value-type="float" office:value="-0.0264557634979154" calcext:value-type="float">
            <text:p>-0.0264557635</text:p>
          </table:table-cell>
          <table:table-cell table:formula="of:=SIN([.D101]) * SIN([.E101]) * SIN([.F101] + COS([.D101]) * COS([.F101]))" office:value-type="float" office:value="0.0121909661087384" calcext:value-type="float">
            <text:p>0.0121909661</text:p>
          </table:table-cell>
          <table:table-cell table:formula="of:=SIN([.D101]) * SIN([.E101]) * COS([.F101])- COS([.D101]) * SIN([.F101])" office:value-type="float" office:value="0.00894951098777843" calcext:value-type="float">
            <text:p>0.008949511</text:p>
          </table:table-cell>
          <table:table-cell table:formula="of:=-SIN([.D101])" office:value-type="float" office:value="0.0301406345506879" calcext:value-type="float">
            <text:p>0.0301406346</text:p>
          </table:table-cell>
          <table:table-cell table:formula="of:=COS([.D101]) * SIN([.F101])" office:value-type="float" office:value="0.00549154624047749" calcext:value-type="float">
            <text:p>0.0054915462</text:p>
          </table:table-cell>
          <table:table-cell table:formula="of:=COS([.E101]) * COS([.F101])" office:value-type="float" office:value="0.877730831227063" calcext:value-type="float">
            <text:p>0.8777308312</text:p>
          </table:table-cell>
          <table:table-cell table:formula="of:=[.J101] * [.G101] + [.M101] * [.H101] + [.P101] * [.H101]" office:value-type="float" office:value="0.0361117363171703" calcext:value-type="float">
            <text:p>0.0361117363</text:p>
          </table:table-cell>
          <table:table-cell table:formula="of:=[.K101] * [.D101] + [.N101] * [.E101] + [.Q101] * [.H101]" office:value-type="float" office:value="0.0333618507628576" calcext:value-type="float">
            <text:p>0.0333618508</text:p>
          </table:table-cell>
          <table:table-cell table:formula="of:=[.L101] * [.G101] + [.O101] * [.H101] + [.R101] * [.H101]" office:value-type="float" office:value="8.68946735370545" calcext:value-type="float">
            <text:p>8.6894673537</text:p>
          </table:table-cell>
          <table:table-cell/>
          <table:table-cell table:formula="of:=[.B101]-[.S101]" office:value-type="float" office:value="0.27268026368283" calcext:value-type="float">
            <text:p>0.2726802637</text:p>
          </table:table-cell>
          <table:table-cell table:formula="of:=[.A101]-[.T101]" office:value-type="float" office:value="-0.0574859507628576" calcext:value-type="float">
            <text:p>-0.0574859508</text:p>
          </table:table-cell>
          <table:table-cell table:formula="of:=[.C101]-[.U101]" office:value-type="float" office:value="0.969252646294551" calcext:value-type="float">
            <text:p>0.9692526463</text:p>
          </table:table-cell>
        </table:table-row>
        <table:table-row table:style-name="ro1">
          <table:table-cell office:value-type="float" office:value="-0.0241241" calcext:value-type="float">
            <text:p>-0.0241241</text:p>
          </table:table-cell>
          <table:table-cell office:value-type="float" office:value="0.308792" calcext:value-type="float">
            <text:p>0.308792</text:p>
          </table:table-cell>
          <table:table-cell office:value-type="float" office:value="9.65872" calcext:value-type="float">
            <text:p>9.65872</text:p>
          </table:table-cell>
          <table:table-cell office:value-type="float" office:value="-0.030157" calcext:value-type="float">
            <text:p>-0.030157</text:p>
          </table:table-cell>
          <table:table-cell office:value-type="float" office:value="-0.499592" calcext:value-type="float">
            <text:p>-0.499592</text:p>
          </table:table-cell>
          <table:table-cell office:value-type="float" office:value="0.00545407" calcext:value-type="float">
            <text:p>0.0054540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02])*COS([.E102])" office:value-type="float" office:value="0.877378979415366" calcext:value-type="float">
            <text:p>0.8773789794</text:p>
          </table:table-cell>
          <table:table-cell table:formula="of:=COS([.D102]) * SIN([.E102]) * SIN([.F102]) - SIN([.E102]) * COS([.F102])" office:value-type="float" office:value="0.476448653269604" calcext:value-type="float">
            <text:p>0.4764486533</text:p>
          </table:table-cell>
          <table:table-cell table:formula="of:=COS([.D102]) * SIN([.E102]) * COS([.F102]) + SIN([.D102]) * SIN([.F102])" office:value-type="float" office:value="-0.479006949393113" calcext:value-type="float">
            <text:p>-0.4790069494</text:p>
          </table:table-cell>
          <table:table-cell table:formula="of:=SIN([.D102]) * COS([.E102])" office:value-type="float" office:value="-0.0264671418355702" calcext:value-type="float">
            <text:p>-0.0264671418</text:p>
          </table:table-cell>
          <table:table-cell table:formula="of:=SIN([.D102]) * SIN([.E102]) * SIN([.F102] + COS([.D102]) * COS([.F102]))" office:value-type="float" office:value="0.0121938395532424" calcext:value-type="float">
            <text:p>0.0121938396</text:p>
          </table:table-cell>
          <table:table-cell table:formula="of:=SIN([.D102]) * SIN([.E102]) * COS([.F102])- COS([.D102]) * SIN([.F102])" office:value-type="float" office:value="0.00899326929250252" calcext:value-type="float">
            <text:p>0.0089932693</text:p>
          </table:table-cell>
          <table:table-cell table:formula="of:=-SIN([.D102])" office:value-type="float" office:value="0.03015242918747" calcext:value-type="float">
            <text:p>0.0301524292</text:p>
          </table:table-cell>
          <table:table-cell table:formula="of:=COS([.D102]) * SIN([.F102])" office:value-type="float" office:value="0.00545156307263894" calcext:value-type="float">
            <text:p>0.0054515631</text:p>
          </table:table-cell>
          <table:table-cell table:formula="of:=COS([.E102]) * COS([.F102])" office:value-type="float" office:value="0.877765038914479" calcext:value-type="float">
            <text:p>0.8777650389</text:p>
          </table:table-cell>
          <table:table-cell table:formula="of:=[.J102] * [.G102] + [.M102] * [.H102] + [.P102] * [.H102]" office:value-type="float" office:value="0.0361158160486187" calcext:value-type="float">
            <text:p>0.036115816</text:p>
          </table:table-cell>
          <table:table-cell table:formula="of:=[.K102] * [.D102] + [.N102] * [.E102] + [.Q102] * [.H102]" office:value-type="float" office:value="0.0329651113851267" calcext:value-type="float">
            <text:p>0.0329651114</text:p>
          </table:table-cell>
          <table:table-cell table:formula="of:=[.L102] * [.G102] + [.O102] * [.H102] + [.R102] * [.H102]" office:value-type="float" office:value="8.69023142042842" calcext:value-type="float">
            <text:p>8.6902314204</text:p>
          </table:table-cell>
          <table:table-cell/>
          <table:table-cell table:formula="of:=[.B102]-[.S102]" office:value-type="float" office:value="0.272676183951381" calcext:value-type="float">
            <text:p>0.272676184</text:p>
          </table:table-cell>
          <table:table-cell table:formula="of:=[.A102]-[.T102]" office:value-type="float" office:value="-0.0570892113851267" calcext:value-type="float">
            <text:p>-0.0570892114</text:p>
          </table:table-cell>
          <table:table-cell table:formula="of:=[.C102]-[.U102]" office:value-type="float" office:value="0.968488579571584" calcext:value-type="float">
            <text:p>0.9684885796</text:p>
          </table:table-cell>
        </table:table-row>
        <table:table-row table:style-name="ro1">
          <table:table-cell office:value-type="float" office:value="-0.0622101" calcext:value-type="float">
            <text:p>-0.0622101</text:p>
          </table:table-cell>
          <table:table-cell office:value-type="float" office:value="0.29689" calcext:value-type="float">
            <text:p>0.29689</text:p>
          </table:table-cell>
          <table:table-cell office:value-type="float" office:value="9.67062" calcext:value-type="float">
            <text:p>9.67062</text:p>
          </table:table-cell>
          <table:table-cell office:value-type="float" office:value="-0.030157" calcext:value-type="float">
            <text:p>-0.030157</text:p>
          </table:table-cell>
          <table:table-cell office:value-type="float" office:value="-0.499592" calcext:value-type="float">
            <text:p>-0.499592</text:p>
          </table:table-cell>
          <table:table-cell office:value-type="float" office:value="0.00545407" calcext:value-type="float">
            <text:p>0.0054540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03])*COS([.E103])" office:value-type="float" office:value="0.877378979415366" calcext:value-type="float">
            <text:p>0.8773789794</text:p>
          </table:table-cell>
          <table:table-cell table:formula="of:=COS([.D103]) * SIN([.E103]) * SIN([.F103]) - SIN([.E103]) * COS([.F103])" office:value-type="float" office:value="0.476448653269604" calcext:value-type="float">
            <text:p>0.4764486533</text:p>
          </table:table-cell>
          <table:table-cell table:formula="of:=COS([.D103]) * SIN([.E103]) * COS([.F103]) + SIN([.D103]) * SIN([.F103])" office:value-type="float" office:value="-0.479006949393113" calcext:value-type="float">
            <text:p>-0.4790069494</text:p>
          </table:table-cell>
          <table:table-cell table:formula="of:=SIN([.D103]) * COS([.E103])" office:value-type="float" office:value="-0.0264671418355702" calcext:value-type="float">
            <text:p>-0.0264671418</text:p>
          </table:table-cell>
          <table:table-cell table:formula="of:=SIN([.D103]) * SIN([.E103]) * SIN([.F103] + COS([.D103]) * COS([.F103]))" office:value-type="float" office:value="0.0121938395532424" calcext:value-type="float">
            <text:p>0.0121938396</text:p>
          </table:table-cell>
          <table:table-cell table:formula="of:=SIN([.D103]) * SIN([.E103]) * COS([.F103])- COS([.D103]) * SIN([.F103])" office:value-type="float" office:value="0.00899326929250252" calcext:value-type="float">
            <text:p>0.0089932693</text:p>
          </table:table-cell>
          <table:table-cell table:formula="of:=-SIN([.D103])" office:value-type="float" office:value="0.03015242918747" calcext:value-type="float">
            <text:p>0.0301524292</text:p>
          </table:table-cell>
          <table:table-cell table:formula="of:=COS([.D103]) * SIN([.F103])" office:value-type="float" office:value="0.00545156307263894" calcext:value-type="float">
            <text:p>0.0054515631</text:p>
          </table:table-cell>
          <table:table-cell table:formula="of:=COS([.E103]) * COS([.F103])" office:value-type="float" office:value="0.877765038914479" calcext:value-type="float">
            <text:p>0.8777650389</text:p>
          </table:table-cell>
          <table:table-cell table:formula="of:=[.J103] * [.G103] + [.M103] * [.H103] + [.P103] * [.H103]" office:value-type="float" office:value="0.0361158160486187" calcext:value-type="float">
            <text:p>0.036115816</text:p>
          </table:table-cell>
          <table:table-cell table:formula="of:=[.K103] * [.D103] + [.N103] * [.E103] + [.Q103] * [.H103]" office:value-type="float" office:value="0.0329651113851267" calcext:value-type="float">
            <text:p>0.0329651114</text:p>
          </table:table-cell>
          <table:table-cell table:formula="of:=[.L103] * [.G103] + [.O103] * [.H103] + [.R103] * [.H103]" office:value-type="float" office:value="8.69023142042842" calcext:value-type="float">
            <text:p>8.6902314204</text:p>
          </table:table-cell>
          <table:table-cell/>
          <table:table-cell table:formula="of:=[.B103]-[.S103]" office:value-type="float" office:value="0.260774183951381" calcext:value-type="float">
            <text:p>0.260774184</text:p>
          </table:table-cell>
          <table:table-cell table:formula="of:=[.A103]-[.T103]" office:value-type="float" office:value="-0.0951752113851267" calcext:value-type="float">
            <text:p>-0.0951752114</text:p>
          </table:table-cell>
          <table:table-cell table:formula="of:=[.C103]-[.U103]" office:value-type="float" office:value="0.980388579571583" calcext:value-type="float">
            <text:p>0.9803885796</text:p>
          </table:table-cell>
        </table:table-row>
        <table:table-row table:style-name="ro1">
          <table:table-cell office:value-type="float" office:value="-0.0622101" calcext:value-type="float">
            <text:p>-0.0622101</text:p>
          </table:table-cell>
          <table:table-cell office:value-type="float" office:value="0.29689" calcext:value-type="float">
            <text:p>0.29689</text:p>
          </table:table-cell>
          <table:table-cell office:value-type="float" office:value="9.67062" calcext:value-type="float">
            <text:p>9.67062</text:p>
          </table:table-cell>
          <table:table-cell office:value-type="float" office:value="-0.0302165" calcext:value-type="float">
            <text:p>-0.0302165</text:p>
          </table:table-cell>
          <table:table-cell office:value-type="float" office:value="-0.499481" calcext:value-type="float">
            <text:p>-0.499481</text:p>
          </table:table-cell>
          <table:table-cell office:value-type="float" office:value="0.00536821" calcext:value-type="float">
            <text:p>0.0053682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04])*COS([.E104])" office:value-type="float" office:value="0.877430549874363" calcext:value-type="float">
            <text:p>0.8774305499</text:p>
          </table:table-cell>
          <table:table-cell table:formula="of:=COS([.D104]) * SIN([.E104]) * SIN([.F104]) - SIN([.E104]) * COS([.F104])" office:value-type="float" office:value="0.476393081789936" calcext:value-type="float">
            <text:p>0.4763930818</text:p>
          </table:table-cell>
          <table:table-cell table:formula="of:=COS([.D104]) * SIN([.E104]) * COS([.F104]) + SIN([.D104]) * SIN([.F104])" office:value-type="float" office:value="-0.478906651523842" calcext:value-type="float">
            <text:p>-0.4789066515</text:p>
          </table:table-cell>
          <table:table-cell table:formula="of:=SIN([.D104]) * COS([.E104])" office:value-type="float" office:value="-0.0265209522373887" calcext:value-type="float">
            <text:p>-0.0265209522</text:p>
          </table:table-cell>
          <table:table-cell table:formula="of:=SIN([.D104]) * SIN([.E104]) * SIN([.F104] + COS([.D104]) * COS([.F104]))" office:value-type="float" office:value="0.0122147293622205" calcext:value-type="float">
            <text:p>0.0122147294</text:p>
          </table:table-cell>
          <table:table-cell table:formula="of:=SIN([.D104]) * SIN([.E104]) * COS([.F104])- COS([.D104]) * SIN([.F104])" office:value-type="float" office:value="0.00910465277015584" calcext:value-type="float">
            <text:p>0.0091046528</text:p>
          </table:table-cell>
          <table:table-cell table:formula="of:=-SIN([.D104])" office:value-type="float" office:value="0.0302119020801335" calcext:value-type="float">
            <text:p>0.0302119021</text:p>
          </table:table-cell>
          <table:table-cell table:formula="of:=COS([.D104]) * SIN([.F104])" office:value-type="float" office:value="0.00536573372820597" calcext:value-type="float">
            <text:p>0.0053657337</text:p>
          </table:table-cell>
          <table:table-cell table:formula="of:=COS([.E104]) * COS([.F104])" office:value-type="float" office:value="0.877818617041218" calcext:value-type="float">
            <text:p>0.877818617</text:p>
          </table:table-cell>
          <table:table-cell table:formula="of:=[.J104] * [.G104] + [.M104] * [.H104] + [.P104] * [.H104]" office:value-type="float" office:value="0.0361713084588988" calcext:value-type="float">
            <text:p>0.0361713085</text:p>
          </table:table-cell>
          <table:table-cell table:formula="of:=[.K104] * [.D104] + [.N104] * [.E104] + [.Q104] * [.H104]" office:value-type="float" office:value="0.0320882337439417" calcext:value-type="float">
            <text:p>0.0320882337</text:p>
          </table:table-cell>
          <table:table-cell table:formula="of:=[.L104] * [.G104] + [.O104] * [.H104] + [.R104] * [.H104]" office:value-type="float" office:value="8.69184804415146" calcext:value-type="float">
            <text:p>8.6918480442</text:p>
          </table:table-cell>
          <table:table-cell/>
          <table:table-cell table:formula="of:=[.B104]-[.S104]" office:value-type="float" office:value="0.260718691541101" calcext:value-type="float">
            <text:p>0.2607186915</text:p>
          </table:table-cell>
          <table:table-cell table:formula="of:=[.A104]-[.T104]" office:value-type="float" office:value="-0.0942983337439416" calcext:value-type="float">
            <text:p>-0.0942983337</text:p>
          </table:table-cell>
          <table:table-cell table:formula="of:=[.C104]-[.U104]" office:value-type="float" office:value="0.978771955848536" calcext:value-type="float">
            <text:p>0.9787719558</text:p>
          </table:table-cell>
        </table:table-row>
        <table:table-row table:style-name="ro1">
          <table:table-cell office:value-type="float" office:value="-0.0407867" calcext:value-type="float">
            <text:p>-0.0407867</text:p>
          </table:table-cell>
          <table:table-cell office:value-type="float" office:value="0.311172" calcext:value-type="float">
            <text:p>0.311172</text:p>
          </table:table-cell>
          <table:table-cell office:value-type="float" office:value="9.68729" calcext:value-type="float">
            <text:p>9.68729</text:p>
          </table:table-cell>
          <table:table-cell office:value-type="float" office:value="-0.0302165" calcext:value-type="float">
            <text:p>-0.0302165</text:p>
          </table:table-cell>
          <table:table-cell office:value-type="float" office:value="-0.499481" calcext:value-type="float">
            <text:p>-0.499481</text:p>
          </table:table-cell>
          <table:table-cell office:value-type="float" office:value="0.00536821" calcext:value-type="float">
            <text:p>0.0053682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05])*COS([.E105])" office:value-type="float" office:value="0.877430549874363" calcext:value-type="float">
            <text:p>0.8774305499</text:p>
          </table:table-cell>
          <table:table-cell table:formula="of:=COS([.D105]) * SIN([.E105]) * SIN([.F105]) - SIN([.E105]) * COS([.F105])" office:value-type="float" office:value="0.476393081789936" calcext:value-type="float">
            <text:p>0.4763930818</text:p>
          </table:table-cell>
          <table:table-cell table:formula="of:=COS([.D105]) * SIN([.E105]) * COS([.F105]) + SIN([.D105]) * SIN([.F105])" office:value-type="float" office:value="-0.478906651523842" calcext:value-type="float">
            <text:p>-0.4789066515</text:p>
          </table:table-cell>
          <table:table-cell table:formula="of:=SIN([.D105]) * COS([.E105])" office:value-type="float" office:value="-0.0265209522373887" calcext:value-type="float">
            <text:p>-0.0265209522</text:p>
          </table:table-cell>
          <table:table-cell table:formula="of:=SIN([.D105]) * SIN([.E105]) * SIN([.F105] + COS([.D105]) * COS([.F105]))" office:value-type="float" office:value="0.0122147293622205" calcext:value-type="float">
            <text:p>0.0122147294</text:p>
          </table:table-cell>
          <table:table-cell table:formula="of:=SIN([.D105]) * SIN([.E105]) * COS([.F105])- COS([.D105]) * SIN([.F105])" office:value-type="float" office:value="0.00910465277015584" calcext:value-type="float">
            <text:p>0.0091046528</text:p>
          </table:table-cell>
          <table:table-cell table:formula="of:=-SIN([.D105])" office:value-type="float" office:value="0.0302119020801335" calcext:value-type="float">
            <text:p>0.0302119021</text:p>
          </table:table-cell>
          <table:table-cell table:formula="of:=COS([.D105]) * SIN([.F105])" office:value-type="float" office:value="0.00536573372820597" calcext:value-type="float">
            <text:p>0.0053657337</text:p>
          </table:table-cell>
          <table:table-cell table:formula="of:=COS([.E105]) * COS([.F105])" office:value-type="float" office:value="0.877818617041218" calcext:value-type="float">
            <text:p>0.877818617</text:p>
          </table:table-cell>
          <table:table-cell table:formula="of:=[.J105] * [.G105] + [.M105] * [.H105] + [.P105] * [.H105]" office:value-type="float" office:value="0.0361713084588988" calcext:value-type="float">
            <text:p>0.0361713085</text:p>
          </table:table-cell>
          <table:table-cell table:formula="of:=[.K105] * [.D105] + [.N105] * [.E105] + [.Q105] * [.H105]" office:value-type="float" office:value="0.0320882337439417" calcext:value-type="float">
            <text:p>0.0320882337</text:p>
          </table:table-cell>
          <table:table-cell table:formula="of:=[.L105] * [.G105] + [.O105] * [.H105] + [.R105] * [.H105]" office:value-type="float" office:value="8.69184804415146" calcext:value-type="float">
            <text:p>8.6918480442</text:p>
          </table:table-cell>
          <table:table-cell/>
          <table:table-cell table:formula="of:=[.B105]-[.S105]" office:value-type="float" office:value="0.275000691541101" calcext:value-type="float">
            <text:p>0.2750006915</text:p>
          </table:table-cell>
          <table:table-cell table:formula="of:=[.A105]-[.T105]" office:value-type="float" office:value="-0.0728749337439417" calcext:value-type="float">
            <text:p>-0.0728749337</text:p>
          </table:table-cell>
          <table:table-cell table:formula="of:=[.C105]-[.U105]" office:value-type="float" office:value="0.995441955848538" calcext:value-type="float">
            <text:p>0.9954419558</text:p>
          </table:table-cell>
        </table:table-row>
        <table:table-row table:style-name="ro1">
          <table:table-cell office:value-type="float" office:value="-0.0407867" calcext:value-type="float">
            <text:p>-0.0407867</text:p>
          </table:table-cell>
          <table:table-cell office:value-type="float" office:value="0.311172" calcext:value-type="float">
            <text:p>0.311172</text:p>
          </table:table-cell>
          <table:table-cell office:value-type="float" office:value="9.68729" calcext:value-type="float">
            <text:p>9.68729</text:p>
          </table:table-cell>
          <table:table-cell office:value-type="float" office:value="-0.0302423" calcext:value-type="float">
            <text:p>-0.0302423</text:p>
          </table:table-cell>
          <table:table-cell office:value-type="float" office:value="-0.49961" calcext:value-type="float">
            <text:p>-0.49961</text:p>
          </table:table-cell>
          <table:table-cell office:value-type="float" office:value="0.00541558" calcext:value-type="float">
            <text:p>0.00541558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06])*COS([.E106])" office:value-type="float" office:value="0.877368099163162" calcext:value-type="float">
            <text:p>0.8773680992</text:p>
          </table:table-cell>
          <table:table-cell table:formula="of:=COS([.D106]) * SIN([.E106]) * SIN([.F106]) - SIN([.E106]) * COS([.F106])" office:value-type="float" office:value="0.476482904985584" calcext:value-type="float">
            <text:p>0.476482905</text:p>
          </table:table-cell>
          <table:table-cell table:formula="of:=COS([.D106]) * SIN([.E106]) * COS([.F106]) + SIN([.D106]) * SIN([.F106])" office:value-type="float" office:value="-0.479020909332939" calcext:value-type="float">
            <text:p>-0.4790209093</text:p>
          </table:table-cell>
          <table:table-cell table:formula="of:=SIN([.D106]) * COS([.E106])" office:value-type="float" office:value="-0.0265417214157605" calcext:value-type="float">
            <text:p>-0.0265417214</text:p>
          </table:table-cell>
          <table:table-cell table:formula="of:=SIN([.D106]) * SIN([.E106]) * SIN([.F106] + COS([.D106]) * COS([.F106]))" office:value-type="float" office:value="0.0122284056905641" calcext:value-type="float">
            <text:p>0.0122284057</text:p>
          </table:table-cell>
          <table:table-cell table:formula="of:=SIN([.D106]) * SIN([.E106]) * COS([.F106])- COS([.D106]) * SIN([.F106])" office:value-type="float" office:value="0.00907308116082275" calcext:value-type="float">
            <text:p>0.0090730812</text:p>
          </table:table-cell>
          <table:table-cell table:formula="of:=-SIN([.D106])" office:value-type="float" office:value="0.030237690292796" calcext:value-type="float">
            <text:p>0.0302376903</text:p>
          </table:table-cell>
          <table:table-cell table:formula="of:=COS([.D106]) * SIN([.F106])" office:value-type="float" office:value="0.0054130771932544" calcext:value-type="float">
            <text:p>0.0054130772</text:p>
          </table:table-cell>
          <table:table-cell table:formula="of:=COS([.E106]) * COS([.F106])" office:value-type="float" office:value="0.877756599303071" calcext:value-type="float">
            <text:p>0.8777565993</text:p>
          </table:table-cell>
          <table:table-cell table:formula="of:=[.J106] * [.G106] + [.M106] * [.H106] + [.P106] * [.H106]" office:value-type="float" office:value="0.0362204949949476" calcext:value-type="float">
            <text:p>0.036220495</text:p>
          </table:table-cell>
          <table:table-cell table:formula="of:=[.K106] * [.D106] + [.N106] * [.E106] + [.Q106] * [.H106]" office:value-type="float" office:value="0.0325287837693849" calcext:value-type="float">
            <text:p>0.0325287838</text:p>
          </table:table-cell>
          <table:table-cell table:formula="of:=[.L106] * [.G106] + [.O106] * [.H106] + [.R106] * [.H106]" office:value-type="float" office:value="8.69093086854616" calcext:value-type="float">
            <text:p>8.6909308685</text:p>
          </table:table-cell>
          <table:table-cell/>
          <table:table-cell table:formula="of:=[.B106]-[.S106]" office:value-type="float" office:value="0.274951505005052" calcext:value-type="float">
            <text:p>0.274951505</text:p>
          </table:table-cell>
          <table:table-cell table:formula="of:=[.A106]-[.T106]" office:value-type="float" office:value="-0.0733154837693849" calcext:value-type="float">
            <text:p>-0.0733154838</text:p>
          </table:table-cell>
          <table:table-cell table:formula="of:=[.C106]-[.U106]" office:value-type="float" office:value="0.996359131453836" calcext:value-type="float">
            <text:p>0.9963591315</text:p>
          </table:table-cell>
        </table:table-row>
        <table:table-row table:style-name="ro1">
          <table:table-cell office:value-type="float" office:value="-0.0241241" calcext:value-type="float">
            <text:p>-0.0241241</text:p>
          </table:table-cell>
          <table:table-cell office:value-type="float" office:value="0.275467" calcext:value-type="float">
            <text:p>0.275467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0302423" calcext:value-type="float">
            <text:p>-0.0302423</text:p>
          </table:table-cell>
          <table:table-cell office:value-type="float" office:value="-0.49961" calcext:value-type="float">
            <text:p>-0.49961</text:p>
          </table:table-cell>
          <table:table-cell office:value-type="float" office:value="0.00541558" calcext:value-type="float">
            <text:p>0.00541558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07])*COS([.E107])" office:value-type="float" office:value="0.877368099163162" calcext:value-type="float">
            <text:p>0.8773680992</text:p>
          </table:table-cell>
          <table:table-cell table:formula="of:=COS([.D107]) * SIN([.E107]) * SIN([.F107]) - SIN([.E107]) * COS([.F107])" office:value-type="float" office:value="0.476482904985584" calcext:value-type="float">
            <text:p>0.476482905</text:p>
          </table:table-cell>
          <table:table-cell table:formula="of:=COS([.D107]) * SIN([.E107]) * COS([.F107]) + SIN([.D107]) * SIN([.F107])" office:value-type="float" office:value="-0.479020909332939" calcext:value-type="float">
            <text:p>-0.4790209093</text:p>
          </table:table-cell>
          <table:table-cell table:formula="of:=SIN([.D107]) * COS([.E107])" office:value-type="float" office:value="-0.0265417214157605" calcext:value-type="float">
            <text:p>-0.0265417214</text:p>
          </table:table-cell>
          <table:table-cell table:formula="of:=SIN([.D107]) * SIN([.E107]) * SIN([.F107] + COS([.D107]) * COS([.F107]))" office:value-type="float" office:value="0.0122284056905641" calcext:value-type="float">
            <text:p>0.0122284057</text:p>
          </table:table-cell>
          <table:table-cell table:formula="of:=SIN([.D107]) * SIN([.E107]) * COS([.F107])- COS([.D107]) * SIN([.F107])" office:value-type="float" office:value="0.00907308116082275" calcext:value-type="float">
            <text:p>0.0090730812</text:p>
          </table:table-cell>
          <table:table-cell table:formula="of:=-SIN([.D107])" office:value-type="float" office:value="0.030237690292796" calcext:value-type="float">
            <text:p>0.0302376903</text:p>
          </table:table-cell>
          <table:table-cell table:formula="of:=COS([.D107]) * SIN([.F107])" office:value-type="float" office:value="0.0054130771932544" calcext:value-type="float">
            <text:p>0.0054130772</text:p>
          </table:table-cell>
          <table:table-cell table:formula="of:=COS([.E107]) * COS([.F107])" office:value-type="float" office:value="0.877756599303071" calcext:value-type="float">
            <text:p>0.8777565993</text:p>
          </table:table-cell>
          <table:table-cell table:formula="of:=[.J107] * [.G107] + [.M107] * [.H107] + [.P107] * [.H107]" office:value-type="float" office:value="0.0362204949949476" calcext:value-type="float">
            <text:p>0.036220495</text:p>
          </table:table-cell>
          <table:table-cell table:formula="of:=[.K107] * [.D107] + [.N107] * [.E107] + [.Q107] * [.H107]" office:value-type="float" office:value="0.0325287837693849" calcext:value-type="float">
            <text:p>0.0325287838</text:p>
          </table:table-cell>
          <table:table-cell table:formula="of:=[.L107] * [.G107] + [.O107] * [.H107] + [.R107] * [.H107]" office:value-type="float" office:value="8.69093086854616" calcext:value-type="float">
            <text:p>8.6909308685</text:p>
          </table:table-cell>
          <table:table-cell/>
          <table:table-cell table:formula="of:=[.B107]-[.S107]" office:value-type="float" office:value="0.239246505005052" calcext:value-type="float">
            <text:p>0.239246505</text:p>
          </table:table-cell>
          <table:table-cell table:formula="of:=[.A107]-[.T107]" office:value-type="float" office:value="-0.0566528837693849" calcext:value-type="float">
            <text:p>-0.0566528838</text:p>
          </table:table-cell>
          <table:table-cell table:formula="of:=[.C107]-[.U107]" office:value-type="float" office:value="1.01301913145384" calcext:value-type="float">
            <text:p>1.0130191315</text:p>
          </table:table-cell>
        </table:table-row>
        <table:table-row table:style-name="ro1">
          <table:table-cell office:value-type="float" office:value="-0.0241241" calcext:value-type="float">
            <text:p>-0.0241241</text:p>
          </table:table-cell>
          <table:table-cell office:value-type="float" office:value="0.275467" calcext:value-type="float">
            <text:p>0.275467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0303144" calcext:value-type="float">
            <text:p>-0.0303144</text:p>
          </table:table-cell>
          <table:table-cell office:value-type="float" office:value="-0.499614" calcext:value-type="float">
            <text:p>-0.499614</text:p>
          </table:table-cell>
          <table:table-cell office:value-type="float" office:value="0.00537715" calcext:value-type="float">
            <text:p>0.0053771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08])*COS([.E108])" office:value-type="float" office:value="0.877364267765043" calcext:value-type="float">
            <text:p>0.8773642678</text:p>
          </table:table-cell>
          <table:table-cell table:formula="of:=COS([.D108]) * SIN([.E108]) * SIN([.F108]) - SIN([.E108]) * COS([.F108])" office:value-type="float" office:value="0.476504904596296" calcext:value-type="float">
            <text:p>0.4765049046</text:p>
          </table:table-cell>
          <table:table-cell table:formula="of:=COS([.D108]) * SIN([.E108]) * COS([.F108]) + SIN([.D108]) * SIN([.F108])" office:value-type="float" office:value="-0.479022697849129" calcext:value-type="float">
            <text:p>-0.4790226978</text:p>
          </table:table-cell>
          <table:table-cell table:formula="of:=SIN([.D108]) * COS([.E108])" office:value-type="float" office:value="-0.0266049215028677" calcext:value-type="float">
            <text:p>-0.0266049215</text:p>
          </table:table-cell>
          <table:table-cell table:formula="of:=SIN([.D108]) * SIN([.E108]) * SIN([.F108] + COS([.D108]) * COS([.F108]))" office:value-type="float" office:value="0.0122573254993436" calcext:value-type="float">
            <text:p>0.0122573255</text:p>
          </table:table-cell>
          <table:table-cell table:formula="of:=SIN([.D108]) * SIN([.E108]) * COS([.F108])- COS([.D108]) * SIN([.F108])" office:value-type="float" office:value="0.00914613975858094" calcext:value-type="float">
            <text:p>0.0091461398</text:p>
          </table:table-cell>
          <table:table-cell table:formula="of:=-SIN([.D108])" office:value-type="float" office:value="0.0303097572454411" calcext:value-type="float">
            <text:p>0.0303097572</text:p>
          </table:table-cell>
          <table:table-cell table:formula="of:=COS([.D108]) * SIN([.F108])" office:value-type="float" office:value="0.00537465358835169" calcext:value-type="float">
            <text:p>0.0053746536</text:p>
          </table:table-cell>
          <table:table-cell table:formula="of:=COS([.E108]) * COS([.F108])" office:value-type="float" office:value="0.877754865023748" calcext:value-type="float">
            <text:p>0.877754865</text:p>
          </table:table-cell>
          <table:table-cell table:formula="of:=[.J108] * [.G108] + [.M108] * [.H108] + [.P108] * [.H108]" office:value-type="float" office:value="0.0363073902772188" calcext:value-type="float">
            <text:p>0.0363073903</text:p>
          </table:table-cell>
          <table:table-cell table:formula="of:=[.K108] * [.D108] + [.N108] * [.E108] + [.Q108] * [.H108]" office:value-type="float" office:value="0.0321027134639235" calcext:value-type="float">
            <text:p>0.0321027135</text:p>
          </table:table-cell>
          <table:table-cell table:formula="of:=[.L108] * [.G108] + [.O108] * [.H108] + [.R108] * [.H108]" office:value-type="float" office:value="8.69162984686683" calcext:value-type="float">
            <text:p>8.6916298469</text:p>
          </table:table-cell>
          <table:table-cell/>
          <table:table-cell table:formula="of:=[.B108]-[.S108]" office:value-type="float" office:value="0.239159609722781" calcext:value-type="float">
            <text:p>0.2391596097</text:p>
          </table:table-cell>
          <table:table-cell table:formula="of:=[.A108]-[.T108]" office:value-type="float" office:value="-0.0562268134639235" calcext:value-type="float">
            <text:p>-0.0562268135</text:p>
          </table:table-cell>
          <table:table-cell table:formula="of:=[.C108]-[.U108]" office:value-type="float" office:value="1.01232015313317" calcext:value-type="float">
            <text:p>1.0123201531</text:p>
          </table:table-cell>
        </table:table-row>
        <table:table-row table:style-name="ro1">
          <table:table-cell office:value-type="float" office:value="-0.0265045" calcext:value-type="float">
            <text:p>-0.0265045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72299" calcext:value-type="float">
            <text:p>9.72299</text:p>
          </table:table-cell>
          <table:table-cell office:value-type="float" office:value="-0.0303144" calcext:value-type="float">
            <text:p>-0.0303144</text:p>
          </table:table-cell>
          <table:table-cell office:value-type="float" office:value="-0.499614" calcext:value-type="float">
            <text:p>-0.499614</text:p>
          </table:table-cell>
          <table:table-cell office:value-type="float" office:value="0.00537715" calcext:value-type="float">
            <text:p>0.0053771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09])*COS([.E109])" office:value-type="float" office:value="0.877364267765043" calcext:value-type="float">
            <text:p>0.8773642678</text:p>
          </table:table-cell>
          <table:table-cell table:formula="of:=COS([.D109]) * SIN([.E109]) * SIN([.F109]) - SIN([.E109]) * COS([.F109])" office:value-type="float" office:value="0.476504904596296" calcext:value-type="float">
            <text:p>0.4765049046</text:p>
          </table:table-cell>
          <table:table-cell table:formula="of:=COS([.D109]) * SIN([.E109]) * COS([.F109]) + SIN([.D109]) * SIN([.F109])" office:value-type="float" office:value="-0.479022697849129" calcext:value-type="float">
            <text:p>-0.4790226978</text:p>
          </table:table-cell>
          <table:table-cell table:formula="of:=SIN([.D109]) * COS([.E109])" office:value-type="float" office:value="-0.0266049215028677" calcext:value-type="float">
            <text:p>-0.0266049215</text:p>
          </table:table-cell>
          <table:table-cell table:formula="of:=SIN([.D109]) * SIN([.E109]) * SIN([.F109] + COS([.D109]) * COS([.F109]))" office:value-type="float" office:value="0.0122573254993436" calcext:value-type="float">
            <text:p>0.0122573255</text:p>
          </table:table-cell>
          <table:table-cell table:formula="of:=SIN([.D109]) * SIN([.E109]) * COS([.F109])- COS([.D109]) * SIN([.F109])" office:value-type="float" office:value="0.00914613975858094" calcext:value-type="float">
            <text:p>0.0091461398</text:p>
          </table:table-cell>
          <table:table-cell table:formula="of:=-SIN([.D109])" office:value-type="float" office:value="0.0303097572454411" calcext:value-type="float">
            <text:p>0.0303097572</text:p>
          </table:table-cell>
          <table:table-cell table:formula="of:=COS([.D109]) * SIN([.F109])" office:value-type="float" office:value="0.00537465358835169" calcext:value-type="float">
            <text:p>0.0053746536</text:p>
          </table:table-cell>
          <table:table-cell table:formula="of:=COS([.E109]) * COS([.F109])" office:value-type="float" office:value="0.877754865023748" calcext:value-type="float">
            <text:p>0.877754865</text:p>
          </table:table-cell>
          <table:table-cell table:formula="of:=[.J109] * [.G109] + [.M109] * [.H109] + [.P109] * [.H109]" office:value-type="float" office:value="0.0363073902772188" calcext:value-type="float">
            <text:p>0.0363073903</text:p>
          </table:table-cell>
          <table:table-cell table:formula="of:=[.K109] * [.D109] + [.N109] * [.E109] + [.Q109] * [.H109]" office:value-type="float" office:value="0.0321027134639235" calcext:value-type="float">
            <text:p>0.0321027135</text:p>
          </table:table-cell>
          <table:table-cell table:formula="of:=[.L109] * [.G109] + [.O109] * [.H109] + [.R109] * [.H109]" office:value-type="float" office:value="8.69162984686683" calcext:value-type="float">
            <text:p>8.6916298469</text:p>
          </table:table-cell>
          <table:table-cell/>
          <table:table-cell table:formula="of:=[.B109]-[.S109]" office:value-type="float" office:value="0.262963609722781" calcext:value-type="float">
            <text:p>0.2629636097</text:p>
          </table:table-cell>
          <table:table-cell table:formula="of:=[.A109]-[.T109]" office:value-type="float" office:value="-0.0586072134639235" calcext:value-type="float">
            <text:p>-0.0586072135</text:p>
          </table:table-cell>
          <table:table-cell table:formula="of:=[.C109]-[.U109]" office:value-type="float" office:value="1.03136015313317" calcext:value-type="float">
            <text:p>1.0313601531</text:p>
          </table:table-cell>
        </table:table-row>
        <table:table-row table:style-name="ro1">
          <table:table-cell office:value-type="float" office:value="-0.0265045" calcext:value-type="float">
            <text:p>-0.0265045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72299" calcext:value-type="float">
            <text:p>9.72299</text:p>
          </table:table-cell>
          <table:table-cell office:value-type="float" office:value="-0.03026" calcext:value-type="float">
            <text:p>-0.03026</text:p>
          </table:table-cell>
          <table:table-cell office:value-type="float" office:value="-0.499395" calcext:value-type="float">
            <text:p>-0.499395</text:p>
          </table:table-cell>
          <table:table-cell office:value-type="float" office:value="0.00530339" calcext:value-type="float">
            <text:p>0.0053033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10])*COS([.E110])" office:value-type="float" office:value="0.87747056470136" calcext:value-type="float">
            <text:p>0.8774705647</text:p>
          </table:table-cell>
          <table:table-cell table:formula="of:=COS([.D110]) * SIN([.E110]) * SIN([.F110]) - SIN([.E110]) * COS([.F110])" office:value-type="float" office:value="0.476349189008744" calcext:value-type="float">
            <text:p>0.476349189</text:p>
          </table:table-cell>
          <table:table-cell table:formula="of:=COS([.D110]) * SIN([.E110]) * COS([.F110]) + SIN([.D110]) * SIN([.F110])" office:value-type="float" office:value="-0.478828999838337" calcext:value-type="float">
            <text:p>-0.4788289998</text:p>
          </table:table-cell>
          <table:table-cell table:formula="of:=SIN([.D110]) * COS([.E110])" office:value-type="float" office:value="-0.0265603666051648" calcext:value-type="float">
            <text:p>-0.0265603666</text:p>
          </table:table-cell>
          <table:table-cell table:formula="of:=SIN([.D110]) * SIN([.E110]) * SIN([.F110] + COS([.D110]) * COS([.F110]))" office:value-type="float" office:value="0.0122298692727451" calcext:value-type="float">
            <text:p>0.0122298693</text:p>
          </table:table-cell>
          <table:table-cell table:formula="of:=SIN([.D110]) * SIN([.E110]) * COS([.F110])- COS([.D110]) * SIN([.F110])" office:value-type="float" office:value="0.0091879955102811" calcext:value-type="float">
            <text:p>0.0091879955</text:p>
          </table:table-cell>
          <table:table-cell table:formula="of:=-SIN([.D110])" office:value-type="float" office:value="0.0302553821944945" calcext:value-type="float">
            <text:p>0.0302553822</text:p>
          </table:table-cell>
          <table:table-cell table:formula="of:=COS([.D110]) * SIN([.F110])" office:value-type="float" office:value="0.00530093726501297" calcext:value-type="float">
            <text:p>0.0053009373</text:p>
          </table:table-cell>
          <table:table-cell table:formula="of:=COS([.E110]) * COS([.F110])" office:value-type="float" office:value="0.877860108247505" calcext:value-type="float">
            <text:p>0.8778601082</text:p>
          </table:table-cell>
          <table:table-cell table:formula="of:=[.J110] * [.G110] + [.M110] * [.H110] + [.P110] * [.H110]" office:value-type="float" office:value="0.036211152775431" calcext:value-type="float">
            <text:p>0.0362111528</text:p>
          </table:table-cell>
          <table:table-cell table:formula="of:=[.K110] * [.D110] + [.N110] * [.E110] + [.Q110] * [.H110]" office:value-type="float" office:value="0.03142732317226" calcext:value-type="float">
            <text:p>0.0314273232</text:p>
          </table:table-cell>
          <table:table-cell table:formula="of:=[.L110] * [.G110] + [.O110] * [.H110] + [.R110] * [.H110]" office:value-type="float" office:value="8.6930714168263" calcext:value-type="float">
            <text:p>8.6930714168</text:p>
          </table:table-cell>
          <table:table-cell/>
          <table:table-cell table:formula="of:=[.B110]-[.S110]" office:value-type="float" office:value="0.263059847224569" calcext:value-type="float">
            <text:p>0.2630598472</text:p>
          </table:table-cell>
          <table:table-cell table:formula="of:=[.A110]-[.T110]" office:value-type="float" office:value="-0.05793182317226" calcext:value-type="float">
            <text:p>-0.0579318232</text:p>
          </table:table-cell>
          <table:table-cell table:formula="of:=[.C110]-[.U110]" office:value-type="float" office:value="1.0299185831737" calcext:value-type="float">
            <text:p>1.0299185832</text:p>
          </table:table-cell>
        </table:table-row>
        <table:table-row table:style-name="ro1">
          <table:table-cell office:value-type="float" office:value="-0.0431671" calcext:value-type="float">
            <text:p>-0.0431671</text:p>
          </table:table-cell>
          <table:table-cell office:value-type="float" office:value="0.29689" calcext:value-type="float">
            <text:p>0.29689</text:p>
          </table:table-cell>
          <table:table-cell office:value-type="float" office:value="9.66824" calcext:value-type="float">
            <text:p>9.66824</text:p>
          </table:table-cell>
          <table:table-cell office:value-type="float" office:value="-0.03026" calcext:value-type="float">
            <text:p>-0.03026</text:p>
          </table:table-cell>
          <table:table-cell office:value-type="float" office:value="-0.499395" calcext:value-type="float">
            <text:p>-0.499395</text:p>
          </table:table-cell>
          <table:table-cell office:value-type="float" office:value="0.00530339" calcext:value-type="float">
            <text:p>0.0053033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11])*COS([.E111])" office:value-type="float" office:value="0.87747056470136" calcext:value-type="float">
            <text:p>0.8774705647</text:p>
          </table:table-cell>
          <table:table-cell table:formula="of:=COS([.D111]) * SIN([.E111]) * SIN([.F111]) - SIN([.E111]) * COS([.F111])" office:value-type="float" office:value="0.476349189008744" calcext:value-type="float">
            <text:p>0.476349189</text:p>
          </table:table-cell>
          <table:table-cell table:formula="of:=COS([.D111]) * SIN([.E111]) * COS([.F111]) + SIN([.D111]) * SIN([.F111])" office:value-type="float" office:value="-0.478828999838337" calcext:value-type="float">
            <text:p>-0.4788289998</text:p>
          </table:table-cell>
          <table:table-cell table:formula="of:=SIN([.D111]) * COS([.E111])" office:value-type="float" office:value="-0.0265603666051648" calcext:value-type="float">
            <text:p>-0.0265603666</text:p>
          </table:table-cell>
          <table:table-cell table:formula="of:=SIN([.D111]) * SIN([.E111]) * SIN([.F111] + COS([.D111]) * COS([.F111]))" office:value-type="float" office:value="0.0122298692727451" calcext:value-type="float">
            <text:p>0.0122298693</text:p>
          </table:table-cell>
          <table:table-cell table:formula="of:=SIN([.D111]) * SIN([.E111]) * COS([.F111])- COS([.D111]) * SIN([.F111])" office:value-type="float" office:value="0.0091879955102811" calcext:value-type="float">
            <text:p>0.0091879955</text:p>
          </table:table-cell>
          <table:table-cell table:formula="of:=-SIN([.D111])" office:value-type="float" office:value="0.0302553821944945" calcext:value-type="float">
            <text:p>0.0302553822</text:p>
          </table:table-cell>
          <table:table-cell table:formula="of:=COS([.D111]) * SIN([.F111])" office:value-type="float" office:value="0.00530093726501297" calcext:value-type="float">
            <text:p>0.0053009373</text:p>
          </table:table-cell>
          <table:table-cell table:formula="of:=COS([.E111]) * COS([.F111])" office:value-type="float" office:value="0.877860108247505" calcext:value-type="float">
            <text:p>0.8778601082</text:p>
          </table:table-cell>
          <table:table-cell table:formula="of:=[.J111] * [.G111] + [.M111] * [.H111] + [.P111] * [.H111]" office:value-type="float" office:value="0.036211152775431" calcext:value-type="float">
            <text:p>0.0362111528</text:p>
          </table:table-cell>
          <table:table-cell table:formula="of:=[.K111] * [.D111] + [.N111] * [.E111] + [.Q111] * [.H111]" office:value-type="float" office:value="0.03142732317226" calcext:value-type="float">
            <text:p>0.0314273232</text:p>
          </table:table-cell>
          <table:table-cell table:formula="of:=[.L111] * [.G111] + [.O111] * [.H111] + [.R111] * [.H111]" office:value-type="float" office:value="8.6930714168263" calcext:value-type="float">
            <text:p>8.6930714168</text:p>
          </table:table-cell>
          <table:table-cell/>
          <table:table-cell table:formula="of:=[.B111]-[.S111]" office:value-type="float" office:value="0.260678847224569" calcext:value-type="float">
            <text:p>0.2606788472</text:p>
          </table:table-cell>
          <table:table-cell table:formula="of:=[.A111]-[.T111]" office:value-type="float" office:value="-0.07459442317226" calcext:value-type="float">
            <text:p>-0.0745944232</text:p>
          </table:table-cell>
          <table:table-cell table:formula="of:=[.C111]-[.U111]" office:value-type="float" office:value="0.9751685831737" calcext:value-type="float">
            <text:p>0.9751685832</text:p>
          </table:table-cell>
        </table:table-row>
        <table:table-row table:style-name="ro1">
          <table:table-cell office:value-type="float" office:value="-0.0431671" calcext:value-type="float">
            <text:p>-0.0431671</text:p>
          </table:table-cell>
          <table:table-cell office:value-type="float" office:value="0.29689" calcext:value-type="float">
            <text:p>0.29689</text:p>
          </table:table-cell>
          <table:table-cell office:value-type="float" office:value="9.66824" calcext:value-type="float">
            <text:p>9.66824</text:p>
          </table:table-cell>
          <table:table-cell office:value-type="float" office:value="-0.0302869" calcext:value-type="float">
            <text:p>-0.0302869</text:p>
          </table:table-cell>
          <table:table-cell office:value-type="float" office:value="-0.499313" calcext:value-type="float">
            <text:p>-0.499313</text:p>
          </table:table-cell>
          <table:table-cell office:value-type="float" office:value="0.00524976" calcext:value-type="float">
            <text:p>0.0052497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12])*COS([.E112])" office:value-type="float" office:value="0.877509098300592" calcext:value-type="float">
            <text:p>0.8775090983</text:p>
          </table:table-cell>
          <table:table-cell table:formula="of:=COS([.D112]) * SIN([.E112]) * SIN([.F112]) - SIN([.E112]) * COS([.F112])" office:value-type="float" office:value="0.476303389152728" calcext:value-type="float">
            <text:p>0.4763033892</text:p>
          </table:table-cell>
          <table:table-cell table:formula="of:=COS([.D112]) * SIN([.E112]) * COS([.F112]) + SIN([.D112]) * SIN([.F112])" office:value-type="float" office:value="-0.47875531080319" calcext:value-type="float">
            <text:p>-0.4787553108</text:p>
          </table:table-cell>
          <table:table-cell table:formula="of:=SIN([.D112]) * COS([.E112])" office:value-type="float" office:value="-0.0265851596294235" calcext:value-type="float">
            <text:p>-0.0265851596</text:p>
          </table:table-cell>
          <table:table-cell table:formula="of:=SIN([.D112]) * SIN([.E112]) * SIN([.F112] + COS([.D112]) * COS([.F112]))" office:value-type="float" office:value="0.0122384766858418" calcext:value-type="float">
            <text:p>0.0122384767</text:p>
          </table:table-cell>
          <table:table-cell table:formula="of:=SIN([.D112]) * SIN([.E112]) * COS([.F112])- COS([.D112]) * SIN([.F112])" office:value-type="float" office:value="0.00925230486487911" calcext:value-type="float">
            <text:p>0.0092523049</text:p>
          </table:table-cell>
          <table:table-cell table:formula="of:=-SIN([.D112])" office:value-type="float" office:value="0.0302822698687552" calcext:value-type="float">
            <text:p>0.0302822699</text:p>
          </table:table-cell>
          <table:table-cell table:formula="of:=COS([.D112]) * SIN([.F112])" office:value-type="float" office:value="0.00524732828851891" calcext:value-type="float">
            <text:p>0.0052473283</text:p>
          </table:table-cell>
          <table:table-cell table:formula="of:=COS([.E112]) * COS([.F112])" office:value-type="float" office:value="0.877899622526646" calcext:value-type="float">
            <text:p>0.8778996225</text:p>
          </table:table-cell>
          <table:table-cell table:formula="of:=[.J112] * [.G112] + [.M112] * [.H112] + [.P112] * [.H112]" office:value-type="float" office:value="0.036231680345451" calcext:value-type="float">
            <text:p>0.0362316803</text:p>
          </table:table-cell>
          <table:table-cell table:formula="of:=[.K112] * [.D112] + [.N112] * [.E112] + [.Q112] * [.H112]" office:value-type="float" office:value="0.0308872336011178" calcext:value-type="float">
            <text:p>0.0308872336</text:p>
          </table:table-cell>
          <table:table-cell table:formula="of:=[.L112] * [.G112] + [.O112] * [.H112] + [.R112] * [.H112]" office:value-type="float" office:value="8.69408888843695" calcext:value-type="float">
            <text:p>8.6940888884</text:p>
          </table:table-cell>
          <table:table-cell/>
          <table:table-cell table:formula="of:=[.B112]-[.S112]" office:value-type="float" office:value="0.260658319654549" calcext:value-type="float">
            <text:p>0.2606583197</text:p>
          </table:table-cell>
          <table:table-cell table:formula="of:=[.A112]-[.T112]" office:value-type="float" office:value="-0.0740543336011178" calcext:value-type="float">
            <text:p>-0.0740543336</text:p>
          </table:table-cell>
          <table:table-cell table:formula="of:=[.C112]-[.U112]" office:value-type="float" office:value="0.974151111563051" calcext:value-type="float">
            <text:p>0.9741511116</text:p>
          </table:table-cell>
        </table:table-row>
        <table:table-row table:style-name="ro1">
          <table:table-cell office:value-type="float" office:value="-0.0574493" calcext:value-type="float">
            <text:p>-0.0574493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68967" calcext:value-type="float">
            <text:p>9.68967</text:p>
          </table:table-cell>
          <table:table-cell office:value-type="float" office:value="-0.0302869" calcext:value-type="float">
            <text:p>-0.0302869</text:p>
          </table:table-cell>
          <table:table-cell office:value-type="float" office:value="-0.499313" calcext:value-type="float">
            <text:p>-0.499313</text:p>
          </table:table-cell>
          <table:table-cell office:value-type="float" office:value="0.00524976" calcext:value-type="float">
            <text:p>0.0052497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13])*COS([.E113])" office:value-type="float" office:value="0.877509098300592" calcext:value-type="float">
            <text:p>0.8775090983</text:p>
          </table:table-cell>
          <table:table-cell table:formula="of:=COS([.D113]) * SIN([.E113]) * SIN([.F113]) - SIN([.E113]) * COS([.F113])" office:value-type="float" office:value="0.476303389152728" calcext:value-type="float">
            <text:p>0.4763033892</text:p>
          </table:table-cell>
          <table:table-cell table:formula="of:=COS([.D113]) * SIN([.E113]) * COS([.F113]) + SIN([.D113]) * SIN([.F113])" office:value-type="float" office:value="-0.47875531080319" calcext:value-type="float">
            <text:p>-0.4787553108</text:p>
          </table:table-cell>
          <table:table-cell table:formula="of:=SIN([.D113]) * COS([.E113])" office:value-type="float" office:value="-0.0265851596294235" calcext:value-type="float">
            <text:p>-0.0265851596</text:p>
          </table:table-cell>
          <table:table-cell table:formula="of:=SIN([.D113]) * SIN([.E113]) * SIN([.F113] + COS([.D113]) * COS([.F113]))" office:value-type="float" office:value="0.0122384766858418" calcext:value-type="float">
            <text:p>0.0122384767</text:p>
          </table:table-cell>
          <table:table-cell table:formula="of:=SIN([.D113]) * SIN([.E113]) * COS([.F113])- COS([.D113]) * SIN([.F113])" office:value-type="float" office:value="0.00925230486487911" calcext:value-type="float">
            <text:p>0.0092523049</text:p>
          </table:table-cell>
          <table:table-cell table:formula="of:=-SIN([.D113])" office:value-type="float" office:value="0.0302822698687552" calcext:value-type="float">
            <text:p>0.0302822699</text:p>
          </table:table-cell>
          <table:table-cell table:formula="of:=COS([.D113]) * SIN([.F113])" office:value-type="float" office:value="0.00524732828851891" calcext:value-type="float">
            <text:p>0.0052473283</text:p>
          </table:table-cell>
          <table:table-cell table:formula="of:=COS([.E113]) * COS([.F113])" office:value-type="float" office:value="0.877899622526646" calcext:value-type="float">
            <text:p>0.8778996225</text:p>
          </table:table-cell>
          <table:table-cell table:formula="of:=[.J113] * [.G113] + [.M113] * [.H113] + [.P113] * [.H113]" office:value-type="float" office:value="0.036231680345451" calcext:value-type="float">
            <text:p>0.0362316803</text:p>
          </table:table-cell>
          <table:table-cell table:formula="of:=[.K113] * [.D113] + [.N113] * [.E113] + [.Q113] * [.H113]" office:value-type="float" office:value="0.0308872336011178" calcext:value-type="float">
            <text:p>0.0308872336</text:p>
          </table:table-cell>
          <table:table-cell table:formula="of:=[.L113] * [.G113] + [.O113] * [.H113] + [.R113] * [.H113]" office:value-type="float" office:value="8.69408888843695" calcext:value-type="float">
            <text:p>8.6940888884</text:p>
          </table:table-cell>
          <table:table-cell/>
          <table:table-cell table:formula="of:=[.B113]-[.S113]" office:value-type="float" office:value="0.255898319654549" calcext:value-type="float">
            <text:p>0.2558983197</text:p>
          </table:table-cell>
          <table:table-cell table:formula="of:=[.A113]-[.T113]" office:value-type="float" office:value="-0.0883365336011178" calcext:value-type="float">
            <text:p>-0.0883365336</text:p>
          </table:table-cell>
          <table:table-cell table:formula="of:=[.C113]-[.U113]" office:value-type="float" office:value="0.99558111156305" calcext:value-type="float">
            <text:p>0.9955811116</text:p>
          </table:table-cell>
        </table:table-row>
        <table:table-row table:style-name="ro1">
          <table:table-cell office:value-type="float" office:value="-0.0574493" calcext:value-type="float">
            <text:p>-0.0574493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68967" calcext:value-type="float">
            <text:p>9.68967</text:p>
          </table:table-cell>
          <table:table-cell office:value-type="float" office:value="-0.0303207" calcext:value-type="float">
            <text:p>-0.0303207</text:p>
          </table:table-cell>
          <table:table-cell office:value-type="float" office:value="-0.499345" calcext:value-type="float">
            <text:p>-0.499345</text:p>
          </table:table-cell>
          <table:table-cell office:value-type="float" office:value="0.00524624" calcext:value-type="float">
            <text:p>0.0052462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14])*COS([.E114])" office:value-type="float" office:value="0.877492883493532" calcext:value-type="float">
            <text:p>0.8774928835</text:p>
          </table:table-cell>
          <table:table-cell table:formula="of:=COS([.D114]) * SIN([.E114]) * SIN([.F114]) - SIN([.E114]) * COS([.F114])" office:value-type="float" office:value="0.4763330304591" calcext:value-type="float">
            <text:p>0.4763330305</text:p>
          </table:table-cell>
          <table:table-cell table:formula="of:=COS([.D114]) * SIN([.E114]) * COS([.F114]) + SIN([.D114]) * SIN([.F114])" office:value-type="float" office:value="-0.478782979562836" calcext:value-type="float">
            <text:p>-0.4787829796</text:p>
          </table:table-cell>
          <table:table-cell table:formula="of:=SIN([.D114]) * COS([.E114])" office:value-type="float" office:value="-0.0266143548958163" calcext:value-type="float">
            <text:p>-0.0266143549</text:p>
          </table:table-cell>
          <table:table-cell table:formula="of:=SIN([.D114]) * SIN([.E114]) * SIN([.F114] + COS([.D114]) * COS([.F114]))" office:value-type="float" office:value="0.0122528141801727" calcext:value-type="float">
            <text:p>0.0122528142</text:p>
          </table:table-cell>
          <table:table-cell table:formula="of:=SIN([.D114]) * SIN([.E114]) * COS([.F114])- COS([.D114]) * SIN([.F114])" office:value-type="float" office:value="0.00927285704594383" calcext:value-type="float">
            <text:p>0.009272857</text:p>
          </table:table-cell>
          <table:table-cell table:formula="of:=-SIN([.D114])" office:value-type="float" office:value="0.0303160543503282" calcext:value-type="float">
            <text:p>0.0303160544</text:p>
          </table:table-cell>
          <table:table-cell table:formula="of:=COS([.D114]) * SIN([.F114])" office:value-type="float" office:value="0.00524380457857671" calcext:value-type="float">
            <text:p>0.0052438046</text:p>
          </table:table-cell>
          <table:table-cell table:formula="of:=COS([.E114]) * COS([.F114])" office:value-type="float" office:value="0.877884316184734" calcext:value-type="float">
            <text:p>0.8778843162</text:p>
          </table:table-cell>
          <table:table-cell table:formula="of:=[.J114] * [.G114] + [.M114] * [.H114] + [.P114] * [.H114]" office:value-type="float" office:value="0.0362766546542171" calcext:value-type="float">
            <text:p>0.0362766547</text:p>
          </table:table-cell>
          <table:table-cell table:formula="of:=[.K114] * [.D114] + [.N114] * [.E114] + [.Q114] * [.H114]" office:value-type="float" office:value="0.0308281524566122" calcext:value-type="float">
            <text:p>0.0308281525</text:p>
          </table:table-cell>
          <table:table-cell table:formula="of:=[.L114] * [.G114] + [.O114] * [.H114] + [.R114] * [.H114]" office:value-type="float" office:value="8.69414029766065" calcext:value-type="float">
            <text:p>8.6941402977</text:p>
          </table:table-cell>
          <table:table-cell/>
          <table:table-cell table:formula="of:=[.B114]-[.S114]" office:value-type="float" office:value="0.255853345345783" calcext:value-type="float">
            <text:p>0.2558533453</text:p>
          </table:table-cell>
          <table:table-cell table:formula="of:=[.A114]-[.T114]" office:value-type="float" office:value="-0.0882774524566122" calcext:value-type="float">
            <text:p>-0.0882774525</text:p>
          </table:table-cell>
          <table:table-cell table:formula="of:=[.C114]-[.U114]" office:value-type="float" office:value="0.995529702339352" calcext:value-type="float">
            <text:p>0.9955297023</text:p>
          </table:table-cell>
        </table:table-row>
        <table:table-row table:style-name="ro1">
          <table:table-cell office:value-type="float" office:value="-0.0384064" calcext:value-type="float">
            <text:p>-0.0384064</text:p>
          </table:table-cell>
          <table:table-cell office:value-type="float" office:value="0.313553" calcext:value-type="float">
            <text:p>0.313553</text:p>
          </table:table-cell>
          <table:table-cell office:value-type="float" office:value="9.69443" calcext:value-type="float">
            <text:p>9.69443</text:p>
          </table:table-cell>
          <table:table-cell office:value-type="float" office:value="-0.0303207" calcext:value-type="float">
            <text:p>-0.0303207</text:p>
          </table:table-cell>
          <table:table-cell office:value-type="float" office:value="-0.499345" calcext:value-type="float">
            <text:p>-0.499345</text:p>
          </table:table-cell>
          <table:table-cell office:value-type="float" office:value="0.00524624" calcext:value-type="float">
            <text:p>0.0052462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15])*COS([.E115])" office:value-type="float" office:value="0.877492883493532" calcext:value-type="float">
            <text:p>0.8774928835</text:p>
          </table:table-cell>
          <table:table-cell table:formula="of:=COS([.D115]) * SIN([.E115]) * SIN([.F115]) - SIN([.E115]) * COS([.F115])" office:value-type="float" office:value="0.4763330304591" calcext:value-type="float">
            <text:p>0.4763330305</text:p>
          </table:table-cell>
          <table:table-cell table:formula="of:=COS([.D115]) * SIN([.E115]) * COS([.F115]) + SIN([.D115]) * SIN([.F115])" office:value-type="float" office:value="-0.478782979562836" calcext:value-type="float">
            <text:p>-0.4787829796</text:p>
          </table:table-cell>
          <table:table-cell table:formula="of:=SIN([.D115]) * COS([.E115])" office:value-type="float" office:value="-0.0266143548958163" calcext:value-type="float">
            <text:p>-0.0266143549</text:p>
          </table:table-cell>
          <table:table-cell table:formula="of:=SIN([.D115]) * SIN([.E115]) * SIN([.F115] + COS([.D115]) * COS([.F115]))" office:value-type="float" office:value="0.0122528141801727" calcext:value-type="float">
            <text:p>0.0122528142</text:p>
          </table:table-cell>
          <table:table-cell table:formula="of:=SIN([.D115]) * SIN([.E115]) * COS([.F115])- COS([.D115]) * SIN([.F115])" office:value-type="float" office:value="0.00927285704594383" calcext:value-type="float">
            <text:p>0.009272857</text:p>
          </table:table-cell>
          <table:table-cell table:formula="of:=-SIN([.D115])" office:value-type="float" office:value="0.0303160543503282" calcext:value-type="float">
            <text:p>0.0303160544</text:p>
          </table:table-cell>
          <table:table-cell table:formula="of:=COS([.D115]) * SIN([.F115])" office:value-type="float" office:value="0.00524380457857671" calcext:value-type="float">
            <text:p>0.0052438046</text:p>
          </table:table-cell>
          <table:table-cell table:formula="of:=COS([.E115]) * COS([.F115])" office:value-type="float" office:value="0.877884316184734" calcext:value-type="float">
            <text:p>0.8778843162</text:p>
          </table:table-cell>
          <table:table-cell table:formula="of:=[.J115] * [.G115] + [.M115] * [.H115] + [.P115] * [.H115]" office:value-type="float" office:value="0.0362766546542171" calcext:value-type="float">
            <text:p>0.0362766547</text:p>
          </table:table-cell>
          <table:table-cell table:formula="of:=[.K115] * [.D115] + [.N115] * [.E115] + [.Q115] * [.H115]" office:value-type="float" office:value="0.0308281524566122" calcext:value-type="float">
            <text:p>0.0308281525</text:p>
          </table:table-cell>
          <table:table-cell table:formula="of:=[.L115] * [.G115] + [.O115] * [.H115] + [.R115] * [.H115]" office:value-type="float" office:value="8.69414029766065" calcext:value-type="float">
            <text:p>8.6941402977</text:p>
          </table:table-cell>
          <table:table-cell/>
          <table:table-cell table:formula="of:=[.B115]-[.S115]" office:value-type="float" office:value="0.277276345345783" calcext:value-type="float">
            <text:p>0.2772763453</text:p>
          </table:table-cell>
          <table:table-cell table:formula="of:=[.A115]-[.T115]" office:value-type="float" office:value="-0.0692345524566122" calcext:value-type="float">
            <text:p>-0.0692345525</text:p>
          </table:table-cell>
          <table:table-cell table:formula="of:=[.C115]-[.U115]" office:value-type="float" office:value="1.00028970233935" calcext:value-type="float">
            <text:p>1.0002897023</text:p>
          </table:table-cell>
        </table:table-row>
        <table:table-row table:style-name="ro1">
          <table:table-cell office:value-type="float" office:value="-0.0384064" calcext:value-type="float">
            <text:p>-0.0384064</text:p>
          </table:table-cell>
          <table:table-cell office:value-type="float" office:value="0.313553" calcext:value-type="float">
            <text:p>0.313553</text:p>
          </table:table-cell>
          <table:table-cell office:value-type="float" office:value="9.69443" calcext:value-type="float">
            <text:p>9.69443</text:p>
          </table:table-cell>
          <table:table-cell office:value-type="float" office:value="-0.0303247" calcext:value-type="float">
            <text:p>-0.0303247</text:p>
          </table:table-cell>
          <table:table-cell office:value-type="float" office:value="-0.499423" calcext:value-type="float">
            <text:p>-0.499423</text:p>
          </table:table-cell>
          <table:table-cell office:value-type="float" office:value="0.00528096" calcext:value-type="float">
            <text:p>0.0052809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16])*COS([.E116])" office:value-type="float" office:value="0.877455441183637" calcext:value-type="float">
            <text:p>0.8774554412</text:p>
          </table:table-cell>
          <table:table-cell table:formula="of:=COS([.D116]) * SIN([.E116]) * SIN([.F116]) - SIN([.E116]) * COS([.F116])" office:value-type="float" office:value="0.476384437498141" calcext:value-type="float">
            <text:p>0.4763844375</text:p>
          </table:table-cell>
          <table:table-cell table:formula="of:=COS([.D116]) * SIN([.E116]) * COS([.F116]) + SIN([.D116]) * SIN([.F116])" office:value-type="float" office:value="-0.478852349721015" calcext:value-type="float">
            <text:p>-0.4788523497</text:p>
          </table:table-cell>
          <table:table-cell table:formula="of:=SIN([.D116]) * COS([.E116])" office:value-type="float" office:value="-0.0266167323216452" calcext:value-type="float">
            <text:p>-0.0266167323</text:p>
          </table:table-cell>
          <table:table-cell table:formula="of:=SIN([.D116]) * SIN([.E116]) * SIN([.F116] + COS([.D116]) * COS([.F116]))" office:value-type="float" office:value="0.0122564504659698" calcext:value-type="float">
            <text:p>0.0122564505</text:p>
          </table:table-cell>
          <table:table-cell table:formula="of:=SIN([.D116]) * SIN([.E116]) * COS([.F116])- COS([.D116]) * SIN([.F116])" office:value-type="float" office:value="0.00924214208836431" calcext:value-type="float">
            <text:p>0.0092421421</text:p>
          </table:table-cell>
          <table:table-cell table:formula="of:=-SIN([.D116])" office:value-type="float" office:value="0.0303200525115369" calcext:value-type="float">
            <text:p>0.0303200525</text:p>
          </table:table-cell>
          <table:table-cell table:formula="of:=COS([.D116]) * SIN([.F116])" office:value-type="float" office:value="0.0052785074987953" calcext:value-type="float">
            <text:p>0.0052785075</text:p>
          </table:table-cell>
          <table:table-cell table:formula="of:=COS([.E116]) * COS([.F116])" office:value-type="float" office:value="0.877846803250021" calcext:value-type="float">
            <text:p>0.8778468033</text:p>
          </table:table-cell>
          <table:table-cell table:formula="of:=[.J116] * [.G116] + [.M116] * [.H116] + [.P116] * [.H116]" office:value-type="float" office:value="0.0362925378609386" calcext:value-type="float">
            <text:p>0.0362925379</text:p>
          </table:table-cell>
          <table:table-cell table:formula="of:=[.K116] * [.D116] + [.N116] * [.E116] + [.Q116] * [.H116]" office:value-type="float" office:value="0.031162005075328" calcext:value-type="float">
            <text:p>0.0311620051</text:p>
          </table:table-cell>
          <table:table-cell table:formula="of:=[.L116] * [.G116] + [.O116] * [.H116] + [.R116] * [.H116]" office:value-type="float" office:value="8.69347166431618" calcext:value-type="float">
            <text:p>8.6934716643</text:p>
          </table:table-cell>
          <table:table-cell/>
          <table:table-cell table:formula="of:=[.B116]-[.S116]" office:value-type="float" office:value="0.277260462139061" calcext:value-type="float">
            <text:p>0.2772604621</text:p>
          </table:table-cell>
          <table:table-cell table:formula="of:=[.A116]-[.T116]" office:value-type="float" office:value="-0.069568405075328" calcext:value-type="float">
            <text:p>-0.0695684051</text:p>
          </table:table-cell>
          <table:table-cell table:formula="of:=[.C116]-[.U116]" office:value-type="float" office:value="1.00095833568382" calcext:value-type="float">
            <text:p>1.0009583357</text:p>
          </table:table-cell>
        </table:table-row>
        <table:table-row table:style-name="ro1">
          <table:table-cell office:value-type="float" office:value="-0.0407867" calcext:value-type="float">
            <text:p>-0.0407867</text:p>
          </table:table-cell>
          <table:table-cell office:value-type="float" office:value="0.325455" calcext:value-type="float">
            <text:p>0.325455</text:p>
          </table:table-cell>
          <table:table-cell office:value-type="float" office:value="9.63968" calcext:value-type="float">
            <text:p>9.63968</text:p>
          </table:table-cell>
          <table:table-cell office:value-type="float" office:value="-0.0303247" calcext:value-type="float">
            <text:p>-0.0303247</text:p>
          </table:table-cell>
          <table:table-cell office:value-type="float" office:value="-0.499423" calcext:value-type="float">
            <text:p>-0.499423</text:p>
          </table:table-cell>
          <table:table-cell office:value-type="float" office:value="0.00528096" calcext:value-type="float">
            <text:p>0.0052809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17])*COS([.E117])" office:value-type="float" office:value="0.877455441183637" calcext:value-type="float">
            <text:p>0.8774554412</text:p>
          </table:table-cell>
          <table:table-cell table:formula="of:=COS([.D117]) * SIN([.E117]) * SIN([.F117]) - SIN([.E117]) * COS([.F117])" office:value-type="float" office:value="0.476384437498141" calcext:value-type="float">
            <text:p>0.4763844375</text:p>
          </table:table-cell>
          <table:table-cell table:formula="of:=COS([.D117]) * SIN([.E117]) * COS([.F117]) + SIN([.D117]) * SIN([.F117])" office:value-type="float" office:value="-0.478852349721015" calcext:value-type="float">
            <text:p>-0.4788523497</text:p>
          </table:table-cell>
          <table:table-cell table:formula="of:=SIN([.D117]) * COS([.E117])" office:value-type="float" office:value="-0.0266167323216452" calcext:value-type="float">
            <text:p>-0.0266167323</text:p>
          </table:table-cell>
          <table:table-cell table:formula="of:=SIN([.D117]) * SIN([.E117]) * SIN([.F117] + COS([.D117]) * COS([.F117]))" office:value-type="float" office:value="0.0122564504659698" calcext:value-type="float">
            <text:p>0.0122564505</text:p>
          </table:table-cell>
          <table:table-cell table:formula="of:=SIN([.D117]) * SIN([.E117]) * COS([.F117])- COS([.D117]) * SIN([.F117])" office:value-type="float" office:value="0.00924214208836431" calcext:value-type="float">
            <text:p>0.0092421421</text:p>
          </table:table-cell>
          <table:table-cell table:formula="of:=-SIN([.D117])" office:value-type="float" office:value="0.0303200525115369" calcext:value-type="float">
            <text:p>0.0303200525</text:p>
          </table:table-cell>
          <table:table-cell table:formula="of:=COS([.D117]) * SIN([.F117])" office:value-type="float" office:value="0.0052785074987953" calcext:value-type="float">
            <text:p>0.0052785075</text:p>
          </table:table-cell>
          <table:table-cell table:formula="of:=COS([.E117]) * COS([.F117])" office:value-type="float" office:value="0.877846803250021" calcext:value-type="float">
            <text:p>0.8778468033</text:p>
          </table:table-cell>
          <table:table-cell table:formula="of:=[.J117] * [.G117] + [.M117] * [.H117] + [.P117] * [.H117]" office:value-type="float" office:value="0.0362925378609386" calcext:value-type="float">
            <text:p>0.0362925379</text:p>
          </table:table-cell>
          <table:table-cell table:formula="of:=[.K117] * [.D117] + [.N117] * [.E117] + [.Q117] * [.H117]" office:value-type="float" office:value="0.031162005075328" calcext:value-type="float">
            <text:p>0.0311620051</text:p>
          </table:table-cell>
          <table:table-cell table:formula="of:=[.L117] * [.G117] + [.O117] * [.H117] + [.R117] * [.H117]" office:value-type="float" office:value="8.69347166431618" calcext:value-type="float">
            <text:p>8.6934716643</text:p>
          </table:table-cell>
          <table:table-cell/>
          <table:table-cell table:formula="of:=[.B117]-[.S117]" office:value-type="float" office:value="0.289162462139061" calcext:value-type="float">
            <text:p>0.2891624621</text:p>
          </table:table-cell>
          <table:table-cell table:formula="of:=[.A117]-[.T117]" office:value-type="float" office:value="-0.071948705075328" calcext:value-type="float">
            <text:p>-0.0719487051</text:p>
          </table:table-cell>
          <table:table-cell table:formula="of:=[.C117]-[.U117]" office:value-type="float" office:value="0.946208335683822" calcext:value-type="float">
            <text:p>0.9462083357</text:p>
          </table:table-cell>
        </table:table-row>
        <table:table-row table:style-name="ro1">
          <table:table-cell office:value-type="float" office:value="-0.0407867" calcext:value-type="float">
            <text:p>-0.0407867</text:p>
          </table:table-cell>
          <table:table-cell office:value-type="float" office:value="0.325455" calcext:value-type="float">
            <text:p>0.325455</text:p>
          </table:table-cell>
          <table:table-cell office:value-type="float" office:value="9.63968" calcext:value-type="float">
            <text:p>9.63968</text:p>
          </table:table-cell>
          <table:table-cell office:value-type="float" office:value="-0.0303913" calcext:value-type="float">
            <text:p>-0.0303913</text:p>
          </table:table-cell>
          <table:table-cell office:value-type="float" office:value="-0.49939" calcext:value-type="float">
            <text:p>-0.49939</text:p>
          </table:table-cell>
          <table:table-cell office:value-type="float" office:value="0.00522852" calcext:value-type="float">
            <text:p>0.0052285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18])*COS([.E118])" office:value-type="float" office:value="0.877469463117454" calcext:value-type="float">
            <text:p>0.8774694631</text:p>
          </table:table-cell>
          <table:table-cell table:formula="of:=COS([.D118]) * SIN([.E118]) * SIN([.F118]) - SIN([.E118]) * COS([.F118])" office:value-type="float" office:value="0.47638085933814" calcext:value-type="float">
            <text:p>0.4763808593</text:p>
          </table:table-cell>
          <table:table-cell table:formula="of:=COS([.D118]) * SIN([.E118]) * COS([.F118]) + SIN([.D118]) * SIN([.F118])" office:value-type="float" office:value="-0.478821315752776" calcext:value-type="float">
            <text:p>-0.4788213158</text:p>
          </table:table-cell>
          <table:table-cell table:formula="of:=SIN([.D118]) * COS([.E118])" office:value-type="float" office:value="-0.0266756510206317" calcext:value-type="float">
            <text:p>-0.026675651</text:p>
          </table:table-cell>
          <table:table-cell table:formula="of:=SIN([.D118]) * SIN([.E118]) * SIN([.F118] + COS([.D118]) * COS([.F118]))" office:value-type="float" office:value="0.0122821942937046" calcext:value-type="float">
            <text:p>0.0122821943</text:p>
          </table:table-cell>
          <table:table-cell table:formula="of:=SIN([.D118]) * SIN([.E118]) * COS([.F118])- COS([.D118]) * SIN([.F118])" office:value-type="float" office:value="0.00932557242851112" calcext:value-type="float">
            <text:p>0.0093255724</text:p>
          </table:table-cell>
          <table:table-cell table:formula="of:=-SIN([.D118])" office:value-type="float" office:value="0.0303866218243296" calcext:value-type="float">
            <text:p>0.0303866218</text:p>
          </table:table-cell>
          <table:table-cell table:formula="of:=COS([.D118]) * SIN([.F118])" office:value-type="float" office:value="0.00522608176262216" calcext:value-type="float">
            <text:p>0.0052260818</text:p>
          </table:table-cell>
          <table:table-cell table:formula="of:=COS([.E118]) * COS([.F118])" office:value-type="float" office:value="0.877862848786564" calcext:value-type="float">
            <text:p>0.8778628488</text:p>
          </table:table-cell>
          <table:table-cell table:formula="of:=[.J118] * [.G118] + [.M118] * [.H118] + [.P118] * [.H118]" office:value-type="float" office:value="0.0363675138762394" calcext:value-type="float">
            <text:p>0.0363675139</text:p>
          </table:table-cell>
          <table:table-cell table:formula="of:=[.K118] * [.D118] + [.N118] * [.E118] + [.Q118] * [.H118]" office:value-type="float" office:value="0.0306041626549608" calcext:value-type="float">
            <text:p>0.0306041627</text:p>
          </table:table-cell>
          <table:table-cell table:formula="of:=[.L118] * [.G118] + [.O118] * [.H118] + [.R118] * [.H118]" office:value-type="float" office:value="8.69444652790773" calcext:value-type="float">
            <text:p>8.6944465279</text:p>
          </table:table-cell>
          <table:table-cell/>
          <table:table-cell table:formula="of:=[.B118]-[.S118]" office:value-type="float" office:value="0.289087486123761" calcext:value-type="float">
            <text:p>0.2890874861</text:p>
          </table:table-cell>
          <table:table-cell table:formula="of:=[.A118]-[.T118]" office:value-type="float" office:value="-0.0713908626549608" calcext:value-type="float">
            <text:p>-0.0713908627</text:p>
          </table:table-cell>
          <table:table-cell table:formula="of:=[.C118]-[.U118]" office:value-type="float" office:value="0.945233472092266" calcext:value-type="float">
            <text:p>0.9452334721</text:p>
          </table:table-cell>
        </table:table-row>
        <table:table-row table:style-name="ro1">
          <table:table-cell office:value-type="float" office:value="-0.0407867" calcext:value-type="float">
            <text:p>-0.0407867</text:p>
          </table:table-cell>
          <table:table-cell office:value-type="float" office:value="0.325455" calcext:value-type="float">
            <text:p>0.325455</text:p>
          </table:table-cell>
          <table:table-cell office:value-type="float" office:value="9.63968" calcext:value-type="float">
            <text:p>9.63968</text:p>
          </table:table-cell>
          <table:table-cell office:value-type="float" office:value="-0.0303913" calcext:value-type="float">
            <text:p>-0.0303913</text:p>
          </table:table-cell>
          <table:table-cell office:value-type="float" office:value="-0.49939" calcext:value-type="float">
            <text:p>-0.49939</text:p>
          </table:table-cell>
          <table:table-cell office:value-type="float" office:value="0.00522852" calcext:value-type="float">
            <text:p>0.0052285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19])*COS([.E119])" office:value-type="float" office:value="0.877469463117454" calcext:value-type="float">
            <text:p>0.8774694631</text:p>
          </table:table-cell>
          <table:table-cell table:formula="of:=COS([.D119]) * SIN([.E119]) * SIN([.F119]) - SIN([.E119]) * COS([.F119])" office:value-type="float" office:value="0.47638085933814" calcext:value-type="float">
            <text:p>0.4763808593</text:p>
          </table:table-cell>
          <table:table-cell table:formula="of:=COS([.D119]) * SIN([.E119]) * COS([.F119]) + SIN([.D119]) * SIN([.F119])" office:value-type="float" office:value="-0.478821315752776" calcext:value-type="float">
            <text:p>-0.4788213158</text:p>
          </table:table-cell>
          <table:table-cell table:formula="of:=SIN([.D119]) * COS([.E119])" office:value-type="float" office:value="-0.0266756510206317" calcext:value-type="float">
            <text:p>-0.026675651</text:p>
          </table:table-cell>
          <table:table-cell table:formula="of:=SIN([.D119]) * SIN([.E119]) * SIN([.F119] + COS([.D119]) * COS([.F119]))" office:value-type="float" office:value="0.0122821942937046" calcext:value-type="float">
            <text:p>0.0122821943</text:p>
          </table:table-cell>
          <table:table-cell table:formula="of:=SIN([.D119]) * SIN([.E119]) * COS([.F119])- COS([.D119]) * SIN([.F119])" office:value-type="float" office:value="0.00932557242851112" calcext:value-type="float">
            <text:p>0.0093255724</text:p>
          </table:table-cell>
          <table:table-cell table:formula="of:=-SIN([.D119])" office:value-type="float" office:value="0.0303866218243296" calcext:value-type="float">
            <text:p>0.0303866218</text:p>
          </table:table-cell>
          <table:table-cell table:formula="of:=COS([.D119]) * SIN([.F119])" office:value-type="float" office:value="0.00522608176262216" calcext:value-type="float">
            <text:p>0.0052260818</text:p>
          </table:table-cell>
          <table:table-cell table:formula="of:=COS([.E119]) * COS([.F119])" office:value-type="float" office:value="0.877862848786564" calcext:value-type="float">
            <text:p>0.8778628488</text:p>
          </table:table-cell>
          <table:table-cell table:formula="of:=[.J119] * [.G119] + [.M119] * [.H119] + [.P119] * [.H119]" office:value-type="float" office:value="0.0363675138762394" calcext:value-type="float">
            <text:p>0.0363675139</text:p>
          </table:table-cell>
          <table:table-cell table:formula="of:=[.K119] * [.D119] + [.N119] * [.E119] + [.Q119] * [.H119]" office:value-type="float" office:value="0.0306041626549608" calcext:value-type="float">
            <text:p>0.0306041627</text:p>
          </table:table-cell>
          <table:table-cell table:formula="of:=[.L119] * [.G119] + [.O119] * [.H119] + [.R119] * [.H119]" office:value-type="float" office:value="8.69444652790773" calcext:value-type="float">
            <text:p>8.6944465279</text:p>
          </table:table-cell>
          <table:table-cell/>
          <table:table-cell table:formula="of:=[.B119]-[.S119]" office:value-type="float" office:value="0.289087486123761" calcext:value-type="float">
            <text:p>0.2890874861</text:p>
          </table:table-cell>
          <table:table-cell table:formula="of:=[.A119]-[.T119]" office:value-type="float" office:value="-0.0713908626549608" calcext:value-type="float">
            <text:p>-0.0713908627</text:p>
          </table:table-cell>
          <table:table-cell table:formula="of:=[.C119]-[.U119]" office:value-type="float" office:value="0.945233472092266" calcext:value-type="float">
            <text:p>0.9452334721</text:p>
          </table:table-cell>
        </table:table-row>
        <table:table-row table:style-name="ro1">
          <table:table-cell office:value-type="float" office:value="-0.0217438" calcext:value-type="float">
            <text:p>-0.0217438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66824" calcext:value-type="float">
            <text:p>9.66824</text:p>
          </table:table-cell>
          <table:table-cell office:value-type="float" office:value="-0.0303913" calcext:value-type="float">
            <text:p>-0.0303913</text:p>
          </table:table-cell>
          <table:table-cell office:value-type="float" office:value="-0.49939" calcext:value-type="float">
            <text:p>-0.49939</text:p>
          </table:table-cell>
          <table:table-cell office:value-type="float" office:value="0.00522852" calcext:value-type="float">
            <text:p>0.0052285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20])*COS([.E120])" office:value-type="float" office:value="0.877469463117454" calcext:value-type="float">
            <text:p>0.8774694631</text:p>
          </table:table-cell>
          <table:table-cell table:formula="of:=COS([.D120]) * SIN([.E120]) * SIN([.F120]) - SIN([.E120]) * COS([.F120])" office:value-type="float" office:value="0.47638085933814" calcext:value-type="float">
            <text:p>0.4763808593</text:p>
          </table:table-cell>
          <table:table-cell table:formula="of:=COS([.D120]) * SIN([.E120]) * COS([.F120]) + SIN([.D120]) * SIN([.F120])" office:value-type="float" office:value="-0.478821315752776" calcext:value-type="float">
            <text:p>-0.4788213158</text:p>
          </table:table-cell>
          <table:table-cell table:formula="of:=SIN([.D120]) * COS([.E120])" office:value-type="float" office:value="-0.0266756510206317" calcext:value-type="float">
            <text:p>-0.026675651</text:p>
          </table:table-cell>
          <table:table-cell table:formula="of:=SIN([.D120]) * SIN([.E120]) * SIN([.F120] + COS([.D120]) * COS([.F120]))" office:value-type="float" office:value="0.0122821942937046" calcext:value-type="float">
            <text:p>0.0122821943</text:p>
          </table:table-cell>
          <table:table-cell table:formula="of:=SIN([.D120]) * SIN([.E120]) * COS([.F120])- COS([.D120]) * SIN([.F120])" office:value-type="float" office:value="0.00932557242851112" calcext:value-type="float">
            <text:p>0.0093255724</text:p>
          </table:table-cell>
          <table:table-cell table:formula="of:=-SIN([.D120])" office:value-type="float" office:value="0.0303866218243296" calcext:value-type="float">
            <text:p>0.0303866218</text:p>
          </table:table-cell>
          <table:table-cell table:formula="of:=COS([.D120]) * SIN([.F120])" office:value-type="float" office:value="0.00522608176262216" calcext:value-type="float">
            <text:p>0.0052260818</text:p>
          </table:table-cell>
          <table:table-cell table:formula="of:=COS([.E120]) * COS([.F120])" office:value-type="float" office:value="0.877862848786564" calcext:value-type="float">
            <text:p>0.8778628488</text:p>
          </table:table-cell>
          <table:table-cell table:formula="of:=[.J120] * [.G120] + [.M120] * [.H120] + [.P120] * [.H120]" office:value-type="float" office:value="0.0363675138762394" calcext:value-type="float">
            <text:p>0.0363675139</text:p>
          </table:table-cell>
          <table:table-cell table:formula="of:=[.K120] * [.D120] + [.N120] * [.E120] + [.Q120] * [.H120]" office:value-type="float" office:value="0.0306041626549608" calcext:value-type="float">
            <text:p>0.0306041627</text:p>
          </table:table-cell>
          <table:table-cell table:formula="of:=[.L120] * [.G120] + [.O120] * [.H120] + [.R120] * [.H120]" office:value-type="float" office:value="8.69444652790773" calcext:value-type="float">
            <text:p>8.6944465279</text:p>
          </table:table-cell>
          <table:table-cell/>
          <table:table-cell table:formula="of:=[.B120]-[.S120]" office:value-type="float" office:value="0.255762486123761" calcext:value-type="float">
            <text:p>0.2557624861</text:p>
          </table:table-cell>
          <table:table-cell table:formula="of:=[.A120]-[.T120]" office:value-type="float" office:value="-0.0523479626549608" calcext:value-type="float">
            <text:p>-0.0523479627</text:p>
          </table:table-cell>
          <table:table-cell table:formula="of:=[.C120]-[.U120]" office:value-type="float" office:value="0.973793472092266" calcext:value-type="float">
            <text:p>0.9737934721</text:p>
          </table:table-cell>
        </table:table-row>
        <table:table-row table:style-name="ro1">
          <table:table-cell office:value-type="float" office:value="-0.0217438" calcext:value-type="float">
            <text:p>-0.0217438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66824" calcext:value-type="float">
            <text:p>9.66824</text:p>
          </table:table-cell>
          <table:table-cell office:value-type="float" office:value="-0.0303913" calcext:value-type="float">
            <text:p>-0.0303913</text:p>
          </table:table-cell>
          <table:table-cell office:value-type="float" office:value="-0.49939" calcext:value-type="float">
            <text:p>-0.49939</text:p>
          </table:table-cell>
          <table:table-cell office:value-type="float" office:value="0.00522852" calcext:value-type="float">
            <text:p>0.0052285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21])*COS([.E121])" office:value-type="float" office:value="0.877469463117454" calcext:value-type="float">
            <text:p>0.8774694631</text:p>
          </table:table-cell>
          <table:table-cell table:formula="of:=COS([.D121]) * SIN([.E121]) * SIN([.F121]) - SIN([.E121]) * COS([.F121])" office:value-type="float" office:value="0.47638085933814" calcext:value-type="float">
            <text:p>0.4763808593</text:p>
          </table:table-cell>
          <table:table-cell table:formula="of:=COS([.D121]) * SIN([.E121]) * COS([.F121]) + SIN([.D121]) * SIN([.F121])" office:value-type="float" office:value="-0.478821315752776" calcext:value-type="float">
            <text:p>-0.4788213158</text:p>
          </table:table-cell>
          <table:table-cell table:formula="of:=SIN([.D121]) * COS([.E121])" office:value-type="float" office:value="-0.0266756510206317" calcext:value-type="float">
            <text:p>-0.026675651</text:p>
          </table:table-cell>
          <table:table-cell table:formula="of:=SIN([.D121]) * SIN([.E121]) * SIN([.F121] + COS([.D121]) * COS([.F121]))" office:value-type="float" office:value="0.0122821942937046" calcext:value-type="float">
            <text:p>0.0122821943</text:p>
          </table:table-cell>
          <table:table-cell table:formula="of:=SIN([.D121]) * SIN([.E121]) * COS([.F121])- COS([.D121]) * SIN([.F121])" office:value-type="float" office:value="0.00932557242851112" calcext:value-type="float">
            <text:p>0.0093255724</text:p>
          </table:table-cell>
          <table:table-cell table:formula="of:=-SIN([.D121])" office:value-type="float" office:value="0.0303866218243296" calcext:value-type="float">
            <text:p>0.0303866218</text:p>
          </table:table-cell>
          <table:table-cell table:formula="of:=COS([.D121]) * SIN([.F121])" office:value-type="float" office:value="0.00522608176262216" calcext:value-type="float">
            <text:p>0.0052260818</text:p>
          </table:table-cell>
          <table:table-cell table:formula="of:=COS([.E121]) * COS([.F121])" office:value-type="float" office:value="0.877862848786564" calcext:value-type="float">
            <text:p>0.8778628488</text:p>
          </table:table-cell>
          <table:table-cell table:formula="of:=[.J121] * [.G121] + [.M121] * [.H121] + [.P121] * [.H121]" office:value-type="float" office:value="0.0363675138762394" calcext:value-type="float">
            <text:p>0.0363675139</text:p>
          </table:table-cell>
          <table:table-cell table:formula="of:=[.K121] * [.D121] + [.N121] * [.E121] + [.Q121] * [.H121]" office:value-type="float" office:value="0.0306041626549608" calcext:value-type="float">
            <text:p>0.0306041627</text:p>
          </table:table-cell>
          <table:table-cell table:formula="of:=[.L121] * [.G121] + [.O121] * [.H121] + [.R121] * [.H121]" office:value-type="float" office:value="8.69444652790773" calcext:value-type="float">
            <text:p>8.6944465279</text:p>
          </table:table-cell>
          <table:table-cell/>
          <table:table-cell table:formula="of:=[.B121]-[.S121]" office:value-type="float" office:value="0.255762486123761" calcext:value-type="float">
            <text:p>0.2557624861</text:p>
          </table:table-cell>
          <table:table-cell table:formula="of:=[.A121]-[.T121]" office:value-type="float" office:value="-0.0523479626549608" calcext:value-type="float">
            <text:p>-0.0523479627</text:p>
          </table:table-cell>
          <table:table-cell table:formula="of:=[.C121]-[.U121]" office:value-type="float" office:value="0.973793472092266" calcext:value-type="float">
            <text:p>0.9737934721</text:p>
          </table:table-cell>
        </table:table-row>
        <table:table-row table:style-name="ro1">
          <table:table-cell office:value-type="float" office:value="-0.0217438" calcext:value-type="float">
            <text:p>-0.0217438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66824" calcext:value-type="float">
            <text:p>9.66824</text:p>
          </table:table-cell>
          <table:table-cell office:value-type="float" office:value="-0.0305023" calcext:value-type="float">
            <text:p>-0.0305023</text:p>
          </table:table-cell>
          <table:table-cell office:value-type="float" office:value="-0.499453" calcext:value-type="float">
            <text:p>-0.499453</text:p>
          </table:table-cell>
          <table:table-cell office:value-type="float" office:value="0.00519687" calcext:value-type="float">
            <text:p>0.0051968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22])*COS([.E122])" office:value-type="float" office:value="0.877436338929303" calcext:value-type="float">
            <text:p>0.8774363389</text:p>
          </table:table-cell>
          <table:table-cell table:formula="of:=COS([.D122]) * SIN([.E122]) * SIN([.F122]) - SIN([.E122]) * COS([.F122])" office:value-type="float" office:value="0.476451113562405" calcext:value-type="float">
            <text:p>0.4764511136</text:p>
          </table:table-cell>
          <table:table-cell table:formula="of:=COS([.D122]) * SIN([.E122]) * COS([.F122]) + SIN([.D122]) * SIN([.F122])" office:value-type="float" office:value="-0.478874670093379" calcext:value-type="float">
            <text:p>-0.4788746701</text:p>
          </table:table-cell>
          <table:table-cell table:formula="of:=SIN([.D122]) * COS([.E122])" office:value-type="float" office:value="-0.0267721297993003" calcext:value-type="float">
            <text:p>-0.0267721298</text:p>
          </table:table-cell>
          <table:table-cell table:formula="of:=SIN([.D122]) * SIN([.E122]) * SIN([.F122] + COS([.D122]) * COS([.F122]))" office:value-type="float" office:value="0.0123281899000447" calcext:value-type="float">
            <text:p>0.0123281899</text:p>
          </table:table-cell>
          <table:table-cell table:formula="of:=SIN([.D122]) * SIN([.E122]) * COS([.F122])- COS([.D122]) * SIN([.F122])" office:value-type="float" office:value="0.00941204544484771" calcext:value-type="float">
            <text:p>0.0094120454</text:p>
          </table:table-cell>
          <table:table-cell table:formula="of:=-SIN([.D122])" office:value-type="float" office:value="0.0304975703793235" calcext:value-type="float">
            <text:p>0.0304975704</text:p>
          </table:table-cell>
          <table:table-cell table:formula="of:=COS([.D122]) * SIN([.F122])" office:value-type="float" office:value="0.00519442924723891" calcext:value-type="float">
            <text:p>0.0051944292</text:p>
          </table:table-cell>
          <table:table-cell table:formula="of:=COS([.E122]) * COS([.F122])" office:value-type="float" office:value="0.877832822206769" calcext:value-type="float">
            <text:p>0.8778328222</text:p>
          </table:table-cell>
          <table:table-cell table:formula="of:=[.J122] * [.G122] + [.M122] * [.H122] + [.P122] * [.H122]" office:value-type="float" office:value="0.0365093176842273" calcext:value-type="float">
            <text:p>0.0365093177</text:p>
          </table:table-cell>
          <table:table-cell table:formula="of:=[.K122] * [.D122] + [.N122] * [.E122] + [.Q122] * [.H122]" office:value-type="float" office:value="0.0302152003915798" calcext:value-type="float">
            <text:p>0.0302152004</text:p>
          </table:table-cell>
          <table:table-cell table:formula="of:=[.L122] * [.G122] + [.O122] * [.H122] + [.R122] * [.H122]" office:value-type="float" office:value="8.69499970298585" calcext:value-type="float">
            <text:p>8.694999703</text:p>
          </table:table-cell>
          <table:table-cell/>
          <table:table-cell table:formula="of:=[.B122]-[.S122]" office:value-type="float" office:value="0.255620682315773" calcext:value-type="float">
            <text:p>0.2556206823</text:p>
          </table:table-cell>
          <table:table-cell table:formula="of:=[.A122]-[.T122]" office:value-type="float" office:value="-0.0519590003915798" calcext:value-type="float">
            <text:p>-0.0519590004</text:p>
          </table:table-cell>
          <table:table-cell table:formula="of:=[.C122]-[.U122]" office:value-type="float" office:value="0.973240297014154" calcext:value-type="float">
            <text:p>0.973240297</text:p>
          </table:table-cell>
        </table:table-row>
        <table:table-row table:style-name="ro1">
          <table:table-cell office:value-type="float" office:value="0.00444031" calcext:value-type="float">
            <text:p>0.00444031</text:p>
          </table:table-cell>
          <table:table-cell office:value-type="float" office:value="0.270706" calcext:value-type="float">
            <text:p>0.270706</text:p>
          </table:table-cell>
          <table:table-cell office:value-type="float" office:value="9.63254" calcext:value-type="float">
            <text:p>9.63254</text:p>
          </table:table-cell>
          <table:table-cell office:value-type="float" office:value="-0.0305023" calcext:value-type="float">
            <text:p>-0.0305023</text:p>
          </table:table-cell>
          <table:table-cell office:value-type="float" office:value="-0.499453" calcext:value-type="float">
            <text:p>-0.499453</text:p>
          </table:table-cell>
          <table:table-cell office:value-type="float" office:value="0.00519687" calcext:value-type="float">
            <text:p>0.0051968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23])*COS([.E123])" office:value-type="float" office:value="0.877436338929303" calcext:value-type="float">
            <text:p>0.8774363389</text:p>
          </table:table-cell>
          <table:table-cell table:formula="of:=COS([.D123]) * SIN([.E123]) * SIN([.F123]) - SIN([.E123]) * COS([.F123])" office:value-type="float" office:value="0.476451113562405" calcext:value-type="float">
            <text:p>0.4764511136</text:p>
          </table:table-cell>
          <table:table-cell table:formula="of:=COS([.D123]) * SIN([.E123]) * COS([.F123]) + SIN([.D123]) * SIN([.F123])" office:value-type="float" office:value="-0.478874670093379" calcext:value-type="float">
            <text:p>-0.4788746701</text:p>
          </table:table-cell>
          <table:table-cell table:formula="of:=SIN([.D123]) * COS([.E123])" office:value-type="float" office:value="-0.0267721297993003" calcext:value-type="float">
            <text:p>-0.0267721298</text:p>
          </table:table-cell>
          <table:table-cell table:formula="of:=SIN([.D123]) * SIN([.E123]) * SIN([.F123] + COS([.D123]) * COS([.F123]))" office:value-type="float" office:value="0.0123281899000447" calcext:value-type="float">
            <text:p>0.0123281899</text:p>
          </table:table-cell>
          <table:table-cell table:formula="of:=SIN([.D123]) * SIN([.E123]) * COS([.F123])- COS([.D123]) * SIN([.F123])" office:value-type="float" office:value="0.00941204544484771" calcext:value-type="float">
            <text:p>0.0094120454</text:p>
          </table:table-cell>
          <table:table-cell table:formula="of:=-SIN([.D123])" office:value-type="float" office:value="0.0304975703793235" calcext:value-type="float">
            <text:p>0.0304975704</text:p>
          </table:table-cell>
          <table:table-cell table:formula="of:=COS([.D123]) * SIN([.F123])" office:value-type="float" office:value="0.00519442924723891" calcext:value-type="float">
            <text:p>0.0051944292</text:p>
          </table:table-cell>
          <table:table-cell table:formula="of:=COS([.E123]) * COS([.F123])" office:value-type="float" office:value="0.877832822206769" calcext:value-type="float">
            <text:p>0.8778328222</text:p>
          </table:table-cell>
          <table:table-cell table:formula="of:=[.J123] * [.G123] + [.M123] * [.H123] + [.P123] * [.H123]" office:value-type="float" office:value="0.0365093176842273" calcext:value-type="float">
            <text:p>0.0365093177</text:p>
          </table:table-cell>
          <table:table-cell table:formula="of:=[.K123] * [.D123] + [.N123] * [.E123] + [.Q123] * [.H123]" office:value-type="float" office:value="0.0302152003915798" calcext:value-type="float">
            <text:p>0.0302152004</text:p>
          </table:table-cell>
          <table:table-cell table:formula="of:=[.L123] * [.G123] + [.O123] * [.H123] + [.R123] * [.H123]" office:value-type="float" office:value="8.69499970298585" calcext:value-type="float">
            <text:p>8.694999703</text:p>
          </table:table-cell>
          <table:table-cell/>
          <table:table-cell table:formula="of:=[.B123]-[.S123]" office:value-type="float" office:value="0.234196682315773" calcext:value-type="float">
            <text:p>0.2341966823</text:p>
          </table:table-cell>
          <table:table-cell table:formula="of:=[.A123]-[.T123]" office:value-type="float" office:value="-0.0257748903915798" calcext:value-type="float">
            <text:p>-0.0257748904</text:p>
          </table:table-cell>
          <table:table-cell table:formula="of:=[.C123]-[.U123]" office:value-type="float" office:value="0.937540297014154" calcext:value-type="float">
            <text:p>0.937540297</text:p>
          </table:table-cell>
        </table:table-row>
        <table:table-row table:style-name="ro1">
          <table:table-cell office:value-type="float" office:value="0.00444031" calcext:value-type="float">
            <text:p>0.00444031</text:p>
          </table:table-cell>
          <table:table-cell office:value-type="float" office:value="0.270706" calcext:value-type="float">
            <text:p>0.270706</text:p>
          </table:table-cell>
          <table:table-cell office:value-type="float" office:value="9.63254" calcext:value-type="float">
            <text:p>9.63254</text:p>
          </table:table-cell>
          <table:table-cell office:value-type="float" office:value="-0.0304923" calcext:value-type="float">
            <text:p>-0.0304923</text:p>
          </table:table-cell>
          <table:table-cell office:value-type="float" office:value="-0.49928" calcext:value-type="float">
            <text:p>-0.49928</text:p>
          </table:table-cell>
          <table:table-cell office:value-type="float" office:value="0.00512052" calcext:value-type="float">
            <text:p>0.0051205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24])*COS([.E124])" office:value-type="float" office:value="0.877519412518494" calcext:value-type="float">
            <text:p>0.8775194125</text:p>
          </table:table-cell>
          <table:table-cell table:formula="of:=COS([.D124]) * SIN([.E124]) * SIN([.F124]) - SIN([.E124]) * COS([.F124])" office:value-type="float" office:value="0.476336756447806" calcext:value-type="float">
            <text:p>0.4763367564</text:p>
          </table:table-cell>
          <table:table-cell table:formula="of:=COS([.D124]) * SIN([.E124]) * COS([.F124]) + SIN([.D124]) * SIN([.F124])" office:value-type="float" office:value="-0.478720823340566" calcext:value-type="float">
            <text:p>-0.4787208233</text:p>
          </table:table-cell>
          <table:table-cell table:formula="of:=SIN([.D124]) * COS([.E124])" office:value-type="float" office:value="-0.0267658811601144" calcext:value-type="float">
            <text:p>-0.0267658812</text:p>
          </table:table-cell>
          <table:table-cell table:formula="of:=SIN([.D124]) * SIN([.E124]) * SIN([.F124] + COS([.D124]) * COS([.F124]))" office:value-type="float" office:value="0.0123196491209137" calcext:value-type="float">
            <text:p>0.0123196491</text:p>
          </table:table-cell>
          <table:table-cell table:formula="of:=SIN([.D124]) * SIN([.E124]) * COS([.F124])- COS([.D124]) * SIN([.F124])" office:value-type="float" office:value="0.00947894572348979" calcext:value-type="float">
            <text:p>0.0094789457</text:p>
          </table:table-cell>
          <table:table-cell table:formula="of:=-SIN([.D124])" office:value-type="float" office:value="0.0304875750293897" calcext:value-type="float">
            <text:p>0.030487575</text:p>
          </table:table-cell>
          <table:table-cell table:formula="of:=COS([.D124]) * SIN([.F124])" office:value-type="float" office:value="0.00511811733896853" calcext:value-type="float">
            <text:p>0.0051181173</text:p>
          </table:table-cell>
          <table:table-cell table:formula="of:=COS([.E124]) * COS([.F124])" office:value-type="float" office:value="0.877916011294988" calcext:value-type="float">
            <text:p>0.8779160113</text:p>
          </table:table-cell>
          <table:table-cell table:formula="of:=[.J124] * [.G124] + [.M124] * [.H124] + [.P124] * [.H124]" office:value-type="float" office:value="0.0364725999188976" calcext:value-type="float">
            <text:p>0.0364725999</text:p>
          </table:table-cell>
          <table:table-cell table:formula="of:=[.K124] * [.D124] + [.N124] * [.E124] + [.Q124] * [.H124]" office:value-type="float" office:value="0.0294819922301683" calcext:value-type="float">
            <text:p>0.0294819922</text:p>
          </table:table-cell>
          <table:table-cell table:formula="of:=[.L124] * [.G124] + [.O124] * [.H124] + [.R124] * [.H124]" office:value-type="float" office:value="8.69647057878108" calcext:value-type="float">
            <text:p>8.6964705788</text:p>
          </table:table-cell>
          <table:table-cell/>
          <table:table-cell table:formula="of:=[.B124]-[.S124]" office:value-type="float" office:value="0.234233400081102" calcext:value-type="float">
            <text:p>0.2342334001</text:p>
          </table:table-cell>
          <table:table-cell table:formula="of:=[.A124]-[.T124]" office:value-type="float" office:value="-0.0250416822301683" calcext:value-type="float">
            <text:p>-0.0250416822</text:p>
          </table:table-cell>
          <table:table-cell table:formula="of:=[.C124]-[.U124]" office:value-type="float" office:value="0.936069421218917" calcext:value-type="float">
            <text:p>0.9360694212</text:p>
          </table:table-cell>
        </table:table-row>
        <table:table-row table:style-name="ro1">
          <table:table-cell office:value-type="float" office:value="-0.0741119" calcext:value-type="float">
            <text:p>-0.0741119</text:p>
          </table:table-cell>
          <table:table-cell office:value-type="float" office:value="0.242142" calcext:value-type="float">
            <text:p>0.242142</text:p>
          </table:table-cell>
          <table:table-cell office:value-type="float" office:value="9.72061" calcext:value-type="float">
            <text:p>9.72061</text:p>
          </table:table-cell>
          <table:table-cell office:value-type="float" office:value="-0.0304127" calcext:value-type="float">
            <text:p>-0.0304127</text:p>
          </table:table-cell>
          <table:table-cell office:value-type="float" office:value="-0.498844" calcext:value-type="float">
            <text:p>-0.498844</text:p>
          </table:table-cell>
          <table:table-cell office:value-type="float" office:value="0.00495757" calcext:value-type="float">
            <text:p>0.0049575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25])*COS([.E125])" office:value-type="float" office:value="0.877730114345045" calcext:value-type="float">
            <text:p>0.8777301143</text:p>
          </table:table-cell>
          <table:table-cell table:formula="of:=COS([.D125]) * SIN([.E125]) * SIN([.F125]) - SIN([.E125]) * COS([.F125])" office:value-type="float" office:value="0.4760342057786" calcext:value-type="float">
            <text:p>0.4760342058</text:p>
          </table:table-cell>
          <table:table-cell table:formula="of:=COS([.D125]) * SIN([.E125]) * COS([.F125]) + SIN([.D125]) * SIN([.F125])" office:value-type="float" office:value="-0.478334374220682" calcext:value-type="float">
            <text:p>-0.4783343742</text:p>
          </table:table-cell>
          <table:table-cell table:formula="of:=SIN([.D125]) * COS([.E125])" office:value-type="float" office:value="-0.026702375786368" calcext:value-type="float">
            <text:p>-0.0267023758</text:p>
          </table:table-cell>
          <table:table-cell table:formula="of:=SIN([.D125]) * SIN([.E125]) * SIN([.F125] + COS([.D125]) * COS([.F125]))" office:value-type="float" office:value="0.0122764277695933" calcext:value-type="float">
            <text:p>0.0122764278</text:p>
          </table:table-cell>
          <table:table-cell table:formula="of:=SIN([.D125]) * SIN([.E125]) * COS([.F125])- COS([.D125]) * SIN([.F125])" office:value-type="float" office:value="0.00959208333982511" calcext:value-type="float">
            <text:p>0.0095920833</text:p>
          </table:table-cell>
          <table:table-cell table:formula="of:=-SIN([.D125])" office:value-type="float" office:value="0.0304080119352778" calcext:value-type="float">
            <text:p>0.0304080119</text:p>
          </table:table-cell>
          <table:table-cell table:formula="of:=COS([.D125]) * SIN([.F125])" office:value-type="float" office:value="0.00495525717031656" calcext:value-type="float">
            <text:p>0.0049552572</text:p>
          </table:table-cell>
          <table:table-cell table:formula="of:=COS([.E125]) * COS([.F125])" office:value-type="float" office:value="0.87812540014289" calcext:value-type="float">
            <text:p>0.8781254001</text:p>
          </table:table-cell>
          <table:table-cell table:formula="of:=[.J125] * [.G125] + [.M125] * [.H125] + [.P125] * [.H125]" office:value-type="float" office:value="0.0363152342593157" calcext:value-type="float">
            <text:p>0.0363152343</text:p>
          </table:table-cell>
          <table:table-cell table:formula="of:=[.K125] * [.D125] + [.N125] * [.E125] + [.Q125] * [.H125]" office:value-type="float" office:value="0.0279600124447244" calcext:value-type="float">
            <text:p>0.0279600124</text:p>
          </table:table-cell>
          <table:table-cell table:formula="of:=[.L125] * [.G125] + [.O125] * [.H125] + [.R125] * [.H125]" office:value-type="float" office:value="8.6996313381306" calcext:value-type="float">
            <text:p>8.6996313381</text:p>
          </table:table-cell>
          <table:table-cell/>
          <table:table-cell table:formula="of:=[.B125]-[.S125]" office:value-type="float" office:value="0.205826765740684" calcext:value-type="float">
            <text:p>0.2058267657</text:p>
          </table:table-cell>
          <table:table-cell table:formula="of:=[.A125]-[.T125]" office:value-type="float" office:value="-0.102071912444724" calcext:value-type="float">
            <text:p>-0.1020719124</text:p>
          </table:table-cell>
          <table:table-cell table:formula="of:=[.C125]-[.U125]" office:value-type="float" office:value="1.0209786618694" calcext:value-type="float">
            <text:p>1.0209786619</text:p>
          </table:table-cell>
        </table:table-row>
        <table:table-row table:style-name="ro1">
          <table:table-cell office:value-type="float" office:value="-0.0741119" calcext:value-type="float">
            <text:p>-0.0741119</text:p>
          </table:table-cell>
          <table:table-cell office:value-type="float" office:value="0.242142" calcext:value-type="float">
            <text:p>0.242142</text:p>
          </table:table-cell>
          <table:table-cell office:value-type="float" office:value="9.72061" calcext:value-type="float">
            <text:p>9.72061</text:p>
          </table:table-cell>
          <table:table-cell office:value-type="float" office:value="-0.0304127" calcext:value-type="float">
            <text:p>-0.0304127</text:p>
          </table:table-cell>
          <table:table-cell office:value-type="float" office:value="-0.498844" calcext:value-type="float">
            <text:p>-0.498844</text:p>
          </table:table-cell>
          <table:table-cell office:value-type="float" office:value="0.00495757" calcext:value-type="float">
            <text:p>0.0049575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26])*COS([.E126])" office:value-type="float" office:value="0.877730114345045" calcext:value-type="float">
            <text:p>0.8777301143</text:p>
          </table:table-cell>
          <table:table-cell table:formula="of:=COS([.D126]) * SIN([.E126]) * SIN([.F126]) - SIN([.E126]) * COS([.F126])" office:value-type="float" office:value="0.4760342057786" calcext:value-type="float">
            <text:p>0.4760342058</text:p>
          </table:table-cell>
          <table:table-cell table:formula="of:=COS([.D126]) * SIN([.E126]) * COS([.F126]) + SIN([.D126]) * SIN([.F126])" office:value-type="float" office:value="-0.478334374220682" calcext:value-type="float">
            <text:p>-0.4783343742</text:p>
          </table:table-cell>
          <table:table-cell table:formula="of:=SIN([.D126]) * COS([.E126])" office:value-type="float" office:value="-0.026702375786368" calcext:value-type="float">
            <text:p>-0.0267023758</text:p>
          </table:table-cell>
          <table:table-cell table:formula="of:=SIN([.D126]) * SIN([.E126]) * SIN([.F126] + COS([.D126]) * COS([.F126]))" office:value-type="float" office:value="0.0122764277695933" calcext:value-type="float">
            <text:p>0.0122764278</text:p>
          </table:table-cell>
          <table:table-cell table:formula="of:=SIN([.D126]) * SIN([.E126]) * COS([.F126])- COS([.D126]) * SIN([.F126])" office:value-type="float" office:value="0.00959208333982511" calcext:value-type="float">
            <text:p>0.0095920833</text:p>
          </table:table-cell>
          <table:table-cell table:formula="of:=-SIN([.D126])" office:value-type="float" office:value="0.0304080119352778" calcext:value-type="float">
            <text:p>0.0304080119</text:p>
          </table:table-cell>
          <table:table-cell table:formula="of:=COS([.D126]) * SIN([.F126])" office:value-type="float" office:value="0.00495525717031656" calcext:value-type="float">
            <text:p>0.0049552572</text:p>
          </table:table-cell>
          <table:table-cell table:formula="of:=COS([.E126]) * COS([.F126])" office:value-type="float" office:value="0.87812540014289" calcext:value-type="float">
            <text:p>0.8781254001</text:p>
          </table:table-cell>
          <table:table-cell table:formula="of:=[.J126] * [.G126] + [.M126] * [.H126] + [.P126] * [.H126]" office:value-type="float" office:value="0.0363152342593157" calcext:value-type="float">
            <text:p>0.0363152343</text:p>
          </table:table-cell>
          <table:table-cell table:formula="of:=[.K126] * [.D126] + [.N126] * [.E126] + [.Q126] * [.H126]" office:value-type="float" office:value="0.0279600124447244" calcext:value-type="float">
            <text:p>0.0279600124</text:p>
          </table:table-cell>
          <table:table-cell table:formula="of:=[.L126] * [.G126] + [.O126] * [.H126] + [.R126] * [.H126]" office:value-type="float" office:value="8.6996313381306" calcext:value-type="float">
            <text:p>8.6996313381</text:p>
          </table:table-cell>
          <table:table-cell/>
          <table:table-cell table:formula="of:=[.B126]-[.S126]" office:value-type="float" office:value="0.205826765740684" calcext:value-type="float">
            <text:p>0.2058267657</text:p>
          </table:table-cell>
          <table:table-cell table:formula="of:=[.A126]-[.T126]" office:value-type="float" office:value="-0.102071912444724" calcext:value-type="float">
            <text:p>-0.1020719124</text:p>
          </table:table-cell>
          <table:table-cell table:formula="of:=[.C126]-[.U126]" office:value-type="float" office:value="1.0209786618694" calcext:value-type="float">
            <text:p>1.0209786619</text:p>
          </table:table-cell>
        </table:table-row>
        <table:table-row table:style-name="ro1">
          <table:table-cell office:value-type="float" office:value="-0.0836334" calcext:value-type="float">
            <text:p>-0.0836334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77774" calcext:value-type="float">
            <text:p>9.77774</text:p>
          </table:table-cell>
          <table:table-cell office:value-type="float" office:value="-0.0304127" calcext:value-type="float">
            <text:p>-0.0304127</text:p>
          </table:table-cell>
          <table:table-cell office:value-type="float" office:value="-0.498844" calcext:value-type="float">
            <text:p>-0.498844</text:p>
          </table:table-cell>
          <table:table-cell office:value-type="float" office:value="0.00495757" calcext:value-type="float">
            <text:p>0.0049575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27])*COS([.E127])" office:value-type="float" office:value="0.877730114345045" calcext:value-type="float">
            <text:p>0.8777301143</text:p>
          </table:table-cell>
          <table:table-cell table:formula="of:=COS([.D127]) * SIN([.E127]) * SIN([.F127]) - SIN([.E127]) * COS([.F127])" office:value-type="float" office:value="0.4760342057786" calcext:value-type="float">
            <text:p>0.4760342058</text:p>
          </table:table-cell>
          <table:table-cell table:formula="of:=COS([.D127]) * SIN([.E127]) * COS([.F127]) + SIN([.D127]) * SIN([.F127])" office:value-type="float" office:value="-0.478334374220682" calcext:value-type="float">
            <text:p>-0.4783343742</text:p>
          </table:table-cell>
          <table:table-cell table:formula="of:=SIN([.D127]) * COS([.E127])" office:value-type="float" office:value="-0.026702375786368" calcext:value-type="float">
            <text:p>-0.0267023758</text:p>
          </table:table-cell>
          <table:table-cell table:formula="of:=SIN([.D127]) * SIN([.E127]) * SIN([.F127] + COS([.D127]) * COS([.F127]))" office:value-type="float" office:value="0.0122764277695933" calcext:value-type="float">
            <text:p>0.0122764278</text:p>
          </table:table-cell>
          <table:table-cell table:formula="of:=SIN([.D127]) * SIN([.E127]) * COS([.F127])- COS([.D127]) * SIN([.F127])" office:value-type="float" office:value="0.00959208333982511" calcext:value-type="float">
            <text:p>0.0095920833</text:p>
          </table:table-cell>
          <table:table-cell table:formula="of:=-SIN([.D127])" office:value-type="float" office:value="0.0304080119352778" calcext:value-type="float">
            <text:p>0.0304080119</text:p>
          </table:table-cell>
          <table:table-cell table:formula="of:=COS([.D127]) * SIN([.F127])" office:value-type="float" office:value="0.00495525717031656" calcext:value-type="float">
            <text:p>0.0049552572</text:p>
          </table:table-cell>
          <table:table-cell table:formula="of:=COS([.E127]) * COS([.F127])" office:value-type="float" office:value="0.87812540014289" calcext:value-type="float">
            <text:p>0.8781254001</text:p>
          </table:table-cell>
          <table:table-cell table:formula="of:=[.J127] * [.G127] + [.M127] * [.H127] + [.P127] * [.H127]" office:value-type="float" office:value="0.0363152342593157" calcext:value-type="float">
            <text:p>0.0363152343</text:p>
          </table:table-cell>
          <table:table-cell table:formula="of:=[.K127] * [.D127] + [.N127] * [.E127] + [.Q127] * [.H127]" office:value-type="float" office:value="0.0279600124447244" calcext:value-type="float">
            <text:p>0.0279600124</text:p>
          </table:table-cell>
          <table:table-cell table:formula="of:=[.L127] * [.G127] + [.O127] * [.H127] + [.R127] * [.H127]" office:value-type="float" office:value="8.6996313381306" calcext:value-type="float">
            <text:p>8.6996313381</text:p>
          </table:table-cell>
          <table:table-cell/>
          <table:table-cell table:formula="of:=[.B127]-[.S127]" office:value-type="float" office:value="0.258194765740684" calcext:value-type="float">
            <text:p>0.2581947657</text:p>
          </table:table-cell>
          <table:table-cell table:formula="of:=[.A127]-[.T127]" office:value-type="float" office:value="-0.111593412444724" calcext:value-type="float">
            <text:p>-0.1115934124</text:p>
          </table:table-cell>
          <table:table-cell table:formula="of:=[.C127]-[.U127]" office:value-type="float" office:value="1.0781086618694" calcext:value-type="float">
            <text:p>1.0781086619</text:p>
          </table:table-cell>
        </table:table-row>
        <table:table-row table:style-name="ro1">
          <table:table-cell office:value-type="float" office:value="-0.0836334" calcext:value-type="float">
            <text:p>-0.0836334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77774" calcext:value-type="float">
            <text:p>9.77774</text:p>
          </table:table-cell>
          <table:table-cell office:value-type="float" office:value="-0.0302386" calcext:value-type="float">
            <text:p>-0.0302386</text:p>
          </table:table-cell>
          <table:table-cell office:value-type="float" office:value="-0.498833" calcext:value-type="float">
            <text:p>-0.498833</text:p>
          </table:table-cell>
          <table:table-cell office:value-type="float" office:value="0.00504871" calcext:value-type="float">
            <text:p>0.0050487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28])*COS([.E128])" office:value-type="float" office:value="0.877740009985482" calcext:value-type="float">
            <text:p>0.87774001</text:p>
          </table:table-cell>
          <table:table-cell table:formula="of:=COS([.D128]) * SIN([.E128]) * SIN([.F128]) - SIN([.E128]) * COS([.F128])" office:value-type="float" office:value="0.47598078257652" calcext:value-type="float">
            <text:p>0.4759807826</text:p>
          </table:table-cell>
          <table:table-cell table:formula="of:=COS([.D128]) * SIN([.E128]) * COS([.F128]) + SIN([.D128]) * SIN([.F128])" office:value-type="float" office:value="-0.4783289194084" calcext:value-type="float">
            <text:p>-0.4783289194</text:p>
          </table:table-cell>
          <table:table-cell table:formula="of:=SIN([.D128]) * COS([.E128])" office:value-type="float" office:value="-0.0265497216748699" calcext:value-type="float">
            <text:p>-0.0265497217</text:p>
          </table:table-cell>
          <table:table-cell table:formula="of:=SIN([.D128]) * SIN([.E128]) * SIN([.F128] + COS([.D128]) * COS([.F128]))" office:value-type="float" office:value="0.0122066700237206" calcext:value-type="float">
            <text:p>0.01220667</text:p>
          </table:table-cell>
          <table:table-cell table:formula="of:=SIN([.D128]) * SIN([.E128]) * COS([.F128])- COS([.D128]) * SIN([.F128])" office:value-type="float" office:value="0.00941740934749133" calcext:value-type="float">
            <text:p>0.0094174093</text:p>
          </table:table-cell>
          <table:table-cell table:formula="of:=-SIN([.D128])" office:value-type="float" office:value="0.030233991984464" calcext:value-type="float">
            <text:p>0.030233992</text:p>
          </table:table-cell>
          <table:table-cell table:formula="of:=COS([.D128]) * SIN([.F128])" office:value-type="float" office:value="0.00504638053566994" calcext:value-type="float">
            <text:p>0.0050463805</text:p>
          </table:table-cell>
          <table:table-cell table:formula="of:=COS([.E128]) * COS([.F128])" office:value-type="float" office:value="0.878130262124461" calcext:value-type="float">
            <text:p>0.8781302621</text:p>
          </table:table-cell>
          <table:table-cell table:formula="of:=[.J128] * [.G128] + [.M128] * [.H128] + [.P128] * [.H128]" office:value-type="float" office:value="0.036105849034022" calcext:value-type="float">
            <text:p>0.036105849</text:p>
          </table:table-cell>
          <table:table-cell table:formula="of:=[.K128] * [.D128] + [.N128] * [.E128] + [.Q128] * [.H128]" office:value-type="float" office:value="0.0289724469296044" calcext:value-type="float">
            <text:p>0.0289724469</text:p>
          </table:table-cell>
          <table:table-cell table:formula="of:=[.L128] * [.G128] + [.O128] * [.H128] + [.R128] * [.H128]" office:value-type="float" office:value="8.69796718042513" calcext:value-type="float">
            <text:p>8.6979671804</text:p>
          </table:table-cell>
          <table:table-cell/>
          <table:table-cell table:formula="of:=[.B128]-[.S128]" office:value-type="float" office:value="0.258404150965978" calcext:value-type="float">
            <text:p>0.258404151</text:p>
          </table:table-cell>
          <table:table-cell table:formula="of:=[.A128]-[.T128]" office:value-type="float" office:value="-0.112605846929604" calcext:value-type="float">
            <text:p>-0.1126058469</text:p>
          </table:table-cell>
          <table:table-cell table:formula="of:=[.C128]-[.U128]" office:value-type="float" office:value="1.07977281957487" calcext:value-type="float">
            <text:p>1.0797728196</text:p>
          </table:table-cell>
        </table:table-row>
        <table:table-row table:style-name="ro1">
          <table:table-cell office:value-type="float" office:value="-0.0836334" calcext:value-type="float">
            <text:p>-0.0836334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77774" calcext:value-type="float">
            <text:p>9.77774</text:p>
          </table:table-cell>
          <table:table-cell office:value-type="float" office:value="-0.0302647" calcext:value-type="float">
            <text:p>-0.0302647</text:p>
          </table:table-cell>
          <table:table-cell office:value-type="float" office:value="-0.499094" calcext:value-type="float">
            <text:p>-0.499094</text:p>
          </table:table-cell>
          <table:table-cell office:value-type="float" office:value="0.00515825" calcext:value-type="float">
            <text:p>0.0051582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29])*COS([.E129])" office:value-type="float" office:value="0.877614481343521" calcext:value-type="float">
            <text:p>0.8776144813</text:p>
          </table:table-cell>
          <table:table-cell table:formula="of:=COS([.D129]) * SIN([.E129]) * SIN([.F129]) - SIN([.E129]) * COS([.F129])" office:value-type="float" office:value="0.476156131627218" calcext:value-type="float">
            <text:p>0.4761561316</text:p>
          </table:table-cell>
          <table:table-cell table:formula="of:=COS([.D129]) * SIN([.E129]) * COS([.F129]) + SIN([.D129]) * SIN([.F129])" office:value-type="float" office:value="-0.478560791402102" calcext:value-type="float">
            <text:p>-0.4785607914</text:p>
          </table:table-cell>
          <table:table-cell table:formula="of:=SIN([.D129]) * COS([.E129])" office:value-type="float" office:value="-0.0265688514203539" calcext:value-type="float">
            <text:p>-0.0265688514</text:p>
          </table:table-cell>
          <table:table-cell table:formula="of:=SIN([.D129]) * SIN([.E129]) * SIN([.F129] + COS([.D129]) * COS([.F129]))" office:value-type="float" office:value="0.0122238960077239" calcext:value-type="float">
            <text:p>0.012223896</text:p>
          </table:table-cell>
          <table:table-cell table:formula="of:=SIN([.D129]) * SIN([.E129]) * COS([.F129])- COS([.D129]) * SIN([.F129])" office:value-type="float" office:value="0.00932733209623517" calcext:value-type="float">
            <text:p>0.0093273321</text:p>
          </table:table-cell>
          <table:table-cell table:formula="of:=-SIN([.D129])" office:value-type="float" office:value="0.0302600800425056" calcext:value-type="float">
            <text:p>0.03026008</text:p>
          </table:table-cell>
          <table:table-cell table:formula="of:=COS([.D129]) * SIN([.F129])" office:value-type="float" office:value="0.00515586496121822" calcext:value-type="float">
            <text:p>0.005155865</text:p>
          </table:table-cell>
          <table:table-cell table:formula="of:=COS([.E129]) * COS([.F129])" office:value-type="float" office:value="0.878004880287439" calcext:value-type="float">
            <text:p>0.8780048803</text:p>
          </table:table-cell>
          <table:table-cell table:formula="of:=[.J129] * [.G129] + [.M129] * [.H129] + [.P129] * [.H129]" office:value-type="float" office:value="0.0361740404970871" calcext:value-type="float">
            <text:p>0.0361740405</text:p>
          </table:table-cell>
          <table:table-cell table:formula="of:=[.K129] * [.D129] + [.N129] * [.E129] + [.Q129] * [.H129]" office:value-type="float" office:value="0.0300158809890013" calcext:value-type="float">
            <text:p>0.030015881</text:p>
          </table:table-cell>
          <table:table-cell table:formula="of:=[.L129] * [.G129] + [.O129] * [.H129] + [.R129] * [.H129]" office:value-type="float" office:value="8.69585568136001" calcext:value-type="float">
            <text:p>8.6958556814</text:p>
          </table:table-cell>
          <table:table-cell/>
          <table:table-cell table:formula="of:=[.B129]-[.S129]" office:value-type="float" office:value="0.258335959502913" calcext:value-type="float">
            <text:p>0.2583359595</text:p>
          </table:table-cell>
          <table:table-cell table:formula="of:=[.A129]-[.T129]" office:value-type="float" office:value="-0.113649280989001" calcext:value-type="float">
            <text:p>-0.113649281</text:p>
          </table:table-cell>
          <table:table-cell table:formula="of:=[.C129]-[.U129]" office:value-type="float" office:value="1.08188431863999" calcext:value-type="float">
            <text:p>1.0818843186</text:p>
          </table:table-cell>
        </table:table-row>
        <table:table-row table:style-name="ro1">
          <table:table-cell office:value-type="float" office:value="-0.0645905" calcext:value-type="float">
            <text:p>-0.0645905</text:p>
          </table:table-cell>
          <table:table-cell office:value-type="float" office:value="0.337357" calcext:value-type="float">
            <text:p>0.337357</text:p>
          </table:table-cell>
          <table:table-cell office:value-type="float" office:value="9.71823" calcext:value-type="float">
            <text:p>9.71823</text:p>
          </table:table-cell>
          <table:table-cell office:value-type="float" office:value="-0.0302647" calcext:value-type="float">
            <text:p>-0.0302647</text:p>
          </table:table-cell>
          <table:table-cell office:value-type="float" office:value="-0.499094" calcext:value-type="float">
            <text:p>-0.499094</text:p>
          </table:table-cell>
          <table:table-cell office:value-type="float" office:value="0.00515825" calcext:value-type="float">
            <text:p>0.0051582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30])*COS([.E130])" office:value-type="float" office:value="0.877614481343521" calcext:value-type="float">
            <text:p>0.8776144813</text:p>
          </table:table-cell>
          <table:table-cell table:formula="of:=COS([.D130]) * SIN([.E130]) * SIN([.F130]) - SIN([.E130]) * COS([.F130])" office:value-type="float" office:value="0.476156131627218" calcext:value-type="float">
            <text:p>0.4761561316</text:p>
          </table:table-cell>
          <table:table-cell table:formula="of:=COS([.D130]) * SIN([.E130]) * COS([.F130]) + SIN([.D130]) * SIN([.F130])" office:value-type="float" office:value="-0.478560791402102" calcext:value-type="float">
            <text:p>-0.4785607914</text:p>
          </table:table-cell>
          <table:table-cell table:formula="of:=SIN([.D130]) * COS([.E130])" office:value-type="float" office:value="-0.0265688514203539" calcext:value-type="float">
            <text:p>-0.0265688514</text:p>
          </table:table-cell>
          <table:table-cell table:formula="of:=SIN([.D130]) * SIN([.E130]) * SIN([.F130] + COS([.D130]) * COS([.F130]))" office:value-type="float" office:value="0.0122238960077239" calcext:value-type="float">
            <text:p>0.012223896</text:p>
          </table:table-cell>
          <table:table-cell table:formula="of:=SIN([.D130]) * SIN([.E130]) * COS([.F130])- COS([.D130]) * SIN([.F130])" office:value-type="float" office:value="0.00932733209623517" calcext:value-type="float">
            <text:p>0.0093273321</text:p>
          </table:table-cell>
          <table:table-cell table:formula="of:=-SIN([.D130])" office:value-type="float" office:value="0.0302600800425056" calcext:value-type="float">
            <text:p>0.03026008</text:p>
          </table:table-cell>
          <table:table-cell table:formula="of:=COS([.D130]) * SIN([.F130])" office:value-type="float" office:value="0.00515586496121822" calcext:value-type="float">
            <text:p>0.005155865</text:p>
          </table:table-cell>
          <table:table-cell table:formula="of:=COS([.E130]) * COS([.F130])" office:value-type="float" office:value="0.878004880287439" calcext:value-type="float">
            <text:p>0.8780048803</text:p>
          </table:table-cell>
          <table:table-cell table:formula="of:=[.J130] * [.G130] + [.M130] * [.H130] + [.P130] * [.H130]" office:value-type="float" office:value="0.0361740404970871" calcext:value-type="float">
            <text:p>0.0361740405</text:p>
          </table:table-cell>
          <table:table-cell table:formula="of:=[.K130] * [.D130] + [.N130] * [.E130] + [.Q130] * [.H130]" office:value-type="float" office:value="0.0300158809890013" calcext:value-type="float">
            <text:p>0.030015881</text:p>
          </table:table-cell>
          <table:table-cell table:formula="of:=[.L130] * [.G130] + [.O130] * [.H130] + [.R130] * [.H130]" office:value-type="float" office:value="8.69585568136001" calcext:value-type="float">
            <text:p>8.6958556814</text:p>
          </table:table-cell>
          <table:table-cell/>
          <table:table-cell table:formula="of:=[.B130]-[.S130]" office:value-type="float" office:value="0.301182959502913" calcext:value-type="float">
            <text:p>0.3011829595</text:p>
          </table:table-cell>
          <table:table-cell table:formula="of:=[.A130]-[.T130]" office:value-type="float" office:value="-0.0946063809890013" calcext:value-type="float">
            <text:p>-0.094606381</text:p>
          </table:table-cell>
          <table:table-cell table:formula="of:=[.C130]-[.U130]" office:value-type="float" office:value="1.02237431863999" calcext:value-type="float">
            <text:p>1.0223743186</text:p>
          </table:table-cell>
        </table:table-row>
        <table:table-row table:style-name="ro1">
          <table:table-cell office:value-type="float" office:value="-0.0645905" calcext:value-type="float">
            <text:p>-0.0645905</text:p>
          </table:table-cell>
          <table:table-cell office:value-type="float" office:value="0.337357" calcext:value-type="float">
            <text:p>0.337357</text:p>
          </table:table-cell>
          <table:table-cell office:value-type="float" office:value="9.71823" calcext:value-type="float">
            <text:p>9.71823</text:p>
          </table:table-cell>
          <table:table-cell office:value-type="float" office:value="-0.0302647" calcext:value-type="float">
            <text:p>-0.0302647</text:p>
          </table:table-cell>
          <table:table-cell office:value-type="float" office:value="-0.499094" calcext:value-type="float">
            <text:p>-0.499094</text:p>
          </table:table-cell>
          <table:table-cell office:value-type="float" office:value="0.00515825" calcext:value-type="float">
            <text:p>0.0051582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31])*COS([.E131])" office:value-type="float" office:value="0.877614481343521" calcext:value-type="float">
            <text:p>0.8776144813</text:p>
          </table:table-cell>
          <table:table-cell table:formula="of:=COS([.D131]) * SIN([.E131]) * SIN([.F131]) - SIN([.E131]) * COS([.F131])" office:value-type="float" office:value="0.476156131627218" calcext:value-type="float">
            <text:p>0.4761561316</text:p>
          </table:table-cell>
          <table:table-cell table:formula="of:=COS([.D131]) * SIN([.E131]) * COS([.F131]) + SIN([.D131]) * SIN([.F131])" office:value-type="float" office:value="-0.478560791402102" calcext:value-type="float">
            <text:p>-0.4785607914</text:p>
          </table:table-cell>
          <table:table-cell table:formula="of:=SIN([.D131]) * COS([.E131])" office:value-type="float" office:value="-0.0265688514203539" calcext:value-type="float">
            <text:p>-0.0265688514</text:p>
          </table:table-cell>
          <table:table-cell table:formula="of:=SIN([.D131]) * SIN([.E131]) * SIN([.F131] + COS([.D131]) * COS([.F131]))" office:value-type="float" office:value="0.0122238960077239" calcext:value-type="float">
            <text:p>0.012223896</text:p>
          </table:table-cell>
          <table:table-cell table:formula="of:=SIN([.D131]) * SIN([.E131]) * COS([.F131])- COS([.D131]) * SIN([.F131])" office:value-type="float" office:value="0.00932733209623517" calcext:value-type="float">
            <text:p>0.0093273321</text:p>
          </table:table-cell>
          <table:table-cell table:formula="of:=-SIN([.D131])" office:value-type="float" office:value="0.0302600800425056" calcext:value-type="float">
            <text:p>0.03026008</text:p>
          </table:table-cell>
          <table:table-cell table:formula="of:=COS([.D131]) * SIN([.F131])" office:value-type="float" office:value="0.00515586496121822" calcext:value-type="float">
            <text:p>0.005155865</text:p>
          </table:table-cell>
          <table:table-cell table:formula="of:=COS([.E131]) * COS([.F131])" office:value-type="float" office:value="0.878004880287439" calcext:value-type="float">
            <text:p>0.8780048803</text:p>
          </table:table-cell>
          <table:table-cell table:formula="of:=[.J131] * [.G131] + [.M131] * [.H131] + [.P131] * [.H131]" office:value-type="float" office:value="0.0361740404970871" calcext:value-type="float">
            <text:p>0.0361740405</text:p>
          </table:table-cell>
          <table:table-cell table:formula="of:=[.K131] * [.D131] + [.N131] * [.E131] + [.Q131] * [.H131]" office:value-type="float" office:value="0.0300158809890013" calcext:value-type="float">
            <text:p>0.030015881</text:p>
          </table:table-cell>
          <table:table-cell table:formula="of:=[.L131] * [.G131] + [.O131] * [.H131] + [.R131] * [.H131]" office:value-type="float" office:value="8.69585568136001" calcext:value-type="float">
            <text:p>8.6958556814</text:p>
          </table:table-cell>
          <table:table-cell/>
          <table:table-cell table:formula="of:=[.B131]-[.S131]" office:value-type="float" office:value="0.301182959502913" calcext:value-type="float">
            <text:p>0.3011829595</text:p>
          </table:table-cell>
          <table:table-cell table:formula="of:=[.A131]-[.T131]" office:value-type="float" office:value="-0.0946063809890013" calcext:value-type="float">
            <text:p>-0.094606381</text:p>
          </table:table-cell>
          <table:table-cell table:formula="of:=[.C131]-[.U131]" office:value-type="float" office:value="1.02237431863999" calcext:value-type="float">
            <text:p>1.0223743186</text:p>
          </table:table-cell>
        </table:table-row>
        <table:table-row table:style-name="ro1">
          <table:table-cell office:value-type="float" office:value="-0.0645905" calcext:value-type="float">
            <text:p>-0.0645905</text:p>
          </table:table-cell>
          <table:table-cell office:value-type="float" office:value="0.337357" calcext:value-type="float">
            <text:p>0.337357</text:p>
          </table:table-cell>
          <table:table-cell office:value-type="float" office:value="9.71823" calcext:value-type="float">
            <text:p>9.71823</text:p>
          </table:table-cell>
          <table:table-cell office:value-type="float" office:value="-0.0302647" calcext:value-type="float">
            <text:p>-0.0302647</text:p>
          </table:table-cell>
          <table:table-cell office:value-type="float" office:value="-0.499094" calcext:value-type="float">
            <text:p>-0.499094</text:p>
          </table:table-cell>
          <table:table-cell office:value-type="float" office:value="0.00515825" calcext:value-type="float">
            <text:p>0.0051582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32])*COS([.E132])" office:value-type="float" office:value="0.877614481343521" calcext:value-type="float">
            <text:p>0.8776144813</text:p>
          </table:table-cell>
          <table:table-cell table:formula="of:=COS([.D132]) * SIN([.E132]) * SIN([.F132]) - SIN([.E132]) * COS([.F132])" office:value-type="float" office:value="0.476156131627218" calcext:value-type="float">
            <text:p>0.4761561316</text:p>
          </table:table-cell>
          <table:table-cell table:formula="of:=COS([.D132]) * SIN([.E132]) * COS([.F132]) + SIN([.D132]) * SIN([.F132])" office:value-type="float" office:value="-0.478560791402102" calcext:value-type="float">
            <text:p>-0.4785607914</text:p>
          </table:table-cell>
          <table:table-cell table:formula="of:=SIN([.D132]) * COS([.E132])" office:value-type="float" office:value="-0.0265688514203539" calcext:value-type="float">
            <text:p>-0.0265688514</text:p>
          </table:table-cell>
          <table:table-cell table:formula="of:=SIN([.D132]) * SIN([.E132]) * SIN([.F132] + COS([.D132]) * COS([.F132]))" office:value-type="float" office:value="0.0122238960077239" calcext:value-type="float">
            <text:p>0.012223896</text:p>
          </table:table-cell>
          <table:table-cell table:formula="of:=SIN([.D132]) * SIN([.E132]) * COS([.F132])- COS([.D132]) * SIN([.F132])" office:value-type="float" office:value="0.00932733209623517" calcext:value-type="float">
            <text:p>0.0093273321</text:p>
          </table:table-cell>
          <table:table-cell table:formula="of:=-SIN([.D132])" office:value-type="float" office:value="0.0302600800425056" calcext:value-type="float">
            <text:p>0.03026008</text:p>
          </table:table-cell>
          <table:table-cell table:formula="of:=COS([.D132]) * SIN([.F132])" office:value-type="float" office:value="0.00515586496121822" calcext:value-type="float">
            <text:p>0.005155865</text:p>
          </table:table-cell>
          <table:table-cell table:formula="of:=COS([.E132]) * COS([.F132])" office:value-type="float" office:value="0.878004880287439" calcext:value-type="float">
            <text:p>0.8780048803</text:p>
          </table:table-cell>
          <table:table-cell table:formula="of:=[.J132] * [.G132] + [.M132] * [.H132] + [.P132] * [.H132]" office:value-type="float" office:value="0.0361740404970871" calcext:value-type="float">
            <text:p>0.0361740405</text:p>
          </table:table-cell>
          <table:table-cell table:formula="of:=[.K132] * [.D132] + [.N132] * [.E132] + [.Q132] * [.H132]" office:value-type="float" office:value="0.0300158809890013" calcext:value-type="float">
            <text:p>0.030015881</text:p>
          </table:table-cell>
          <table:table-cell table:formula="of:=[.L132] * [.G132] + [.O132] * [.H132] + [.R132] * [.H132]" office:value-type="float" office:value="8.69585568136001" calcext:value-type="float">
            <text:p>8.6958556814</text:p>
          </table:table-cell>
          <table:table-cell/>
          <table:table-cell table:formula="of:=[.B132]-[.S132]" office:value-type="float" office:value="0.301182959502913" calcext:value-type="float">
            <text:p>0.3011829595</text:p>
          </table:table-cell>
          <table:table-cell table:formula="of:=[.A132]-[.T132]" office:value-type="float" office:value="-0.0946063809890013" calcext:value-type="float">
            <text:p>-0.094606381</text:p>
          </table:table-cell>
          <table:table-cell table:formula="of:=[.C132]-[.U132]" office:value-type="float" office:value="1.02237431863999" calcext:value-type="float">
            <text:p>1.0223743186</text:p>
          </table:table-cell>
        </table:table-row>
        <table:table-row table:style-name="ro1">
          <table:table-cell office:value-type="float" office:value="-0.0455475" calcext:value-type="float">
            <text:p>-0.0455475</text:p>
          </table:table-cell>
          <table:table-cell office:value-type="float" office:value="0.306412" calcext:value-type="float">
            <text:p>0.306412</text:p>
          </table:table-cell>
          <table:table-cell office:value-type="float" office:value="9.65872" calcext:value-type="float">
            <text:p>9.65872</text:p>
          </table:table-cell>
          <table:table-cell office:value-type="float" office:value="-0.0302647" calcext:value-type="float">
            <text:p>-0.0302647</text:p>
          </table:table-cell>
          <table:table-cell office:value-type="float" office:value="-0.499094" calcext:value-type="float">
            <text:p>-0.499094</text:p>
          </table:table-cell>
          <table:table-cell office:value-type="float" office:value="0.00515825" calcext:value-type="float">
            <text:p>0.0051582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33])*COS([.E133])" office:value-type="float" office:value="0.877614481343521" calcext:value-type="float">
            <text:p>0.8776144813</text:p>
          </table:table-cell>
          <table:table-cell table:formula="of:=COS([.D133]) * SIN([.E133]) * SIN([.F133]) - SIN([.E133]) * COS([.F133])" office:value-type="float" office:value="0.476156131627218" calcext:value-type="float">
            <text:p>0.4761561316</text:p>
          </table:table-cell>
          <table:table-cell table:formula="of:=COS([.D133]) * SIN([.E133]) * COS([.F133]) + SIN([.D133]) * SIN([.F133])" office:value-type="float" office:value="-0.478560791402102" calcext:value-type="float">
            <text:p>-0.4785607914</text:p>
          </table:table-cell>
          <table:table-cell table:formula="of:=SIN([.D133]) * COS([.E133])" office:value-type="float" office:value="-0.0265688514203539" calcext:value-type="float">
            <text:p>-0.0265688514</text:p>
          </table:table-cell>
          <table:table-cell table:formula="of:=SIN([.D133]) * SIN([.E133]) * SIN([.F133] + COS([.D133]) * COS([.F133]))" office:value-type="float" office:value="0.0122238960077239" calcext:value-type="float">
            <text:p>0.012223896</text:p>
          </table:table-cell>
          <table:table-cell table:formula="of:=SIN([.D133]) * SIN([.E133]) * COS([.F133])- COS([.D133]) * SIN([.F133])" office:value-type="float" office:value="0.00932733209623517" calcext:value-type="float">
            <text:p>0.0093273321</text:p>
          </table:table-cell>
          <table:table-cell table:formula="of:=-SIN([.D133])" office:value-type="float" office:value="0.0302600800425056" calcext:value-type="float">
            <text:p>0.03026008</text:p>
          </table:table-cell>
          <table:table-cell table:formula="of:=COS([.D133]) * SIN([.F133])" office:value-type="float" office:value="0.00515586496121822" calcext:value-type="float">
            <text:p>0.005155865</text:p>
          </table:table-cell>
          <table:table-cell table:formula="of:=COS([.E133]) * COS([.F133])" office:value-type="float" office:value="0.878004880287439" calcext:value-type="float">
            <text:p>0.8780048803</text:p>
          </table:table-cell>
          <table:table-cell table:formula="of:=[.J133] * [.G133] + [.M133] * [.H133] + [.P133] * [.H133]" office:value-type="float" office:value="0.0361740404970871" calcext:value-type="float">
            <text:p>0.0361740405</text:p>
          </table:table-cell>
          <table:table-cell table:formula="of:=[.K133] * [.D133] + [.N133] * [.E133] + [.Q133] * [.H133]" office:value-type="float" office:value="0.0300158809890013" calcext:value-type="float">
            <text:p>0.030015881</text:p>
          </table:table-cell>
          <table:table-cell table:formula="of:=[.L133] * [.G133] + [.O133] * [.H133] + [.R133] * [.H133]" office:value-type="float" office:value="8.69585568136001" calcext:value-type="float">
            <text:p>8.6958556814</text:p>
          </table:table-cell>
          <table:table-cell/>
          <table:table-cell table:formula="of:=[.B133]-[.S133]" office:value-type="float" office:value="0.270237959502913" calcext:value-type="float">
            <text:p>0.2702379595</text:p>
          </table:table-cell>
          <table:table-cell table:formula="of:=[.A133]-[.T133]" office:value-type="float" office:value="-0.0755633809890013" calcext:value-type="float">
            <text:p>-0.075563381</text:p>
          </table:table-cell>
          <table:table-cell table:formula="of:=[.C133]-[.U133]" office:value-type="float" office:value="0.962864318639991" calcext:value-type="float">
            <text:p>0.9628643186</text:p>
          </table:table-cell>
        </table:table-row>
        <table:table-row table:style-name="ro1">
          <table:table-cell office:value-type="float" office:value="-0.0455475" calcext:value-type="float">
            <text:p>-0.0455475</text:p>
          </table:table-cell>
          <table:table-cell office:value-type="float" office:value="0.306412" calcext:value-type="float">
            <text:p>0.306412</text:p>
          </table:table-cell>
          <table:table-cell office:value-type="float" office:value="9.65872" calcext:value-type="float">
            <text:p>9.65872</text:p>
          </table:table-cell>
          <table:table-cell office:value-type="float" office:value="-0.0302647" calcext:value-type="float">
            <text:p>-0.0302647</text:p>
          </table:table-cell>
          <table:table-cell office:value-type="float" office:value="-0.499094" calcext:value-type="float">
            <text:p>-0.499094</text:p>
          </table:table-cell>
          <table:table-cell office:value-type="float" office:value="0.00515825" calcext:value-type="float">
            <text:p>0.0051582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34])*COS([.E134])" office:value-type="float" office:value="0.877614481343521" calcext:value-type="float">
            <text:p>0.8776144813</text:p>
          </table:table-cell>
          <table:table-cell table:formula="of:=COS([.D134]) * SIN([.E134]) * SIN([.F134]) - SIN([.E134]) * COS([.F134])" office:value-type="float" office:value="0.476156131627218" calcext:value-type="float">
            <text:p>0.4761561316</text:p>
          </table:table-cell>
          <table:table-cell table:formula="of:=COS([.D134]) * SIN([.E134]) * COS([.F134]) + SIN([.D134]) * SIN([.F134])" office:value-type="float" office:value="-0.478560791402102" calcext:value-type="float">
            <text:p>-0.4785607914</text:p>
          </table:table-cell>
          <table:table-cell table:formula="of:=SIN([.D134]) * COS([.E134])" office:value-type="float" office:value="-0.0265688514203539" calcext:value-type="float">
            <text:p>-0.0265688514</text:p>
          </table:table-cell>
          <table:table-cell table:formula="of:=SIN([.D134]) * SIN([.E134]) * SIN([.F134] + COS([.D134]) * COS([.F134]))" office:value-type="float" office:value="0.0122238960077239" calcext:value-type="float">
            <text:p>0.012223896</text:p>
          </table:table-cell>
          <table:table-cell table:formula="of:=SIN([.D134]) * SIN([.E134]) * COS([.F134])- COS([.D134]) * SIN([.F134])" office:value-type="float" office:value="0.00932733209623517" calcext:value-type="float">
            <text:p>0.0093273321</text:p>
          </table:table-cell>
          <table:table-cell table:formula="of:=-SIN([.D134])" office:value-type="float" office:value="0.0302600800425056" calcext:value-type="float">
            <text:p>0.03026008</text:p>
          </table:table-cell>
          <table:table-cell table:formula="of:=COS([.D134]) * SIN([.F134])" office:value-type="float" office:value="0.00515586496121822" calcext:value-type="float">
            <text:p>0.005155865</text:p>
          </table:table-cell>
          <table:table-cell table:formula="of:=COS([.E134]) * COS([.F134])" office:value-type="float" office:value="0.878004880287439" calcext:value-type="float">
            <text:p>0.8780048803</text:p>
          </table:table-cell>
          <table:table-cell table:formula="of:=[.J134] * [.G134] + [.M134] * [.H134] + [.P134] * [.H134]" office:value-type="float" office:value="0.0361740404970871" calcext:value-type="float">
            <text:p>0.0361740405</text:p>
          </table:table-cell>
          <table:table-cell table:formula="of:=[.K134] * [.D134] + [.N134] * [.E134] + [.Q134] * [.H134]" office:value-type="float" office:value="0.0300158809890013" calcext:value-type="float">
            <text:p>0.030015881</text:p>
          </table:table-cell>
          <table:table-cell table:formula="of:=[.L134] * [.G134] + [.O134] * [.H134] + [.R134] * [.H134]" office:value-type="float" office:value="8.69585568136001" calcext:value-type="float">
            <text:p>8.6958556814</text:p>
          </table:table-cell>
          <table:table-cell/>
          <table:table-cell table:formula="of:=[.B134]-[.S134]" office:value-type="float" office:value="0.270237959502913" calcext:value-type="float">
            <text:p>0.2702379595</text:p>
          </table:table-cell>
          <table:table-cell table:formula="of:=[.A134]-[.T134]" office:value-type="float" office:value="-0.0755633809890013" calcext:value-type="float">
            <text:p>-0.075563381</text:p>
          </table:table-cell>
          <table:table-cell table:formula="of:=[.C134]-[.U134]" office:value-type="float" office:value="0.962864318639991" calcext:value-type="float">
            <text:p>0.9628643186</text:p>
          </table:table-cell>
        </table:table-row>
        <table:table-row table:style-name="ro1">
          <table:table-cell office:value-type="float" office:value="-0.0455475" calcext:value-type="float">
            <text:p>-0.0455475</text:p>
          </table:table-cell>
          <table:table-cell office:value-type="float" office:value="0.306412" calcext:value-type="float">
            <text:p>0.306412</text:p>
          </table:table-cell>
          <table:table-cell office:value-type="float" office:value="9.65872" calcext:value-type="float">
            <text:p>9.65872</text:p>
          </table:table-cell>
          <table:table-cell office:value-type="float" office:value="-0.0304228" calcext:value-type="float">
            <text:p>-0.0304228</text:p>
          </table:table-cell>
          <table:table-cell office:value-type="float" office:value="-0.499366" calcext:value-type="float">
            <text:p>-0.499366</text:p>
          </table:table-cell>
          <table:table-cell office:value-type="float" office:value="0.00519937" calcext:value-type="float">
            <text:p>0.0051993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35])*COS([.E135])" office:value-type="float" office:value="0.877480110190966" calcext:value-type="float">
            <text:p>0.8774801102</text:p>
          </table:table-cell>
          <table:table-cell table:formula="of:=COS([.D135]) * SIN([.E135]) * SIN([.F135]) - SIN([.E135]) * COS([.F135])" office:value-type="float" office:value="0.476373928163892" calcext:value-type="float">
            <text:p>0.4763739282</text:p>
          </table:table-cell>
          <table:table-cell table:formula="of:=COS([.D135]) * SIN([.E135]) * COS([.F135]) + SIN([.D135]) * SIN([.F135])" office:value-type="float" office:value="-0.478799148734598" calcext:value-type="float">
            <text:p>-0.4787991487</text:p>
          </table:table-cell>
          <table:table-cell table:formula="of:=SIN([.D135]) * COS([.E135])" office:value-type="float" office:value="-0.0267036408941382" calcext:value-type="float">
            <text:p>-0.0267036409</text:p>
          </table:table-cell>
          <table:table-cell table:formula="of:=SIN([.D135]) * SIN([.E135]) * SIN([.F135] + COS([.D135]) * COS([.F135]))" office:value-type="float" office:value="0.0122941456872645" calcext:value-type="float">
            <text:p>0.0122941457</text:p>
          </table:table-cell>
          <table:table-cell table:formula="of:=SIN([.D135]) * SIN([.E135]) * COS([.F135])- COS([.D135]) * SIN([.F135])" office:value-type="float" office:value="0.00936915274992631" calcext:value-type="float">
            <text:p>0.0093691527</text:p>
          </table:table-cell>
          <table:table-cell table:formula="of:=-SIN([.D135])" office:value-type="float" office:value="0.0304181072631784" calcext:value-type="float">
            <text:p>0.0304181073</text:p>
          </table:table-cell>
          <table:table-cell table:formula="of:=COS([.D135]) * SIN([.F135])" office:value-type="float" office:value="0.00519694064026979" calcext:value-type="float">
            <text:p>0.0051969406</text:p>
          </table:table-cell>
          <table:table-cell table:formula="of:=COS([.E135]) * COS([.F135])" office:value-type="float" office:value="0.877874475165882" calcext:value-type="float">
            <text:p>0.8778744752</text:p>
          </table:table-cell>
          <table:table-cell table:formula="of:=[.J135] * [.G135] + [.M135] * [.H135] + [.P135] * [.H135]" office:value-type="float" office:value="0.0364017704165943" calcext:value-type="float">
            <text:p>0.0364017704</text:p>
          </table:table-cell>
          <table:table-cell table:formula="of:=[.K135] * [.D135] + [.N135] * [.E135] + [.Q135] * [.H135]" office:value-type="float" office:value="0.0302981111776329" calcext:value-type="float">
            <text:p>0.0302981112</text:p>
          </table:table-cell>
          <table:table-cell table:formula="of:=[.L135] * [.G135] + [.O135] * [.H135] + [.R135] * [.H135]" office:value-type="float" office:value="8.69498755357492" calcext:value-type="float">
            <text:p>8.6949875536</text:p>
          </table:table-cell>
          <table:table-cell/>
          <table:table-cell table:formula="of:=[.B135]-[.S135]" office:value-type="float" office:value="0.270010229583406" calcext:value-type="float">
            <text:p>0.2700102296</text:p>
          </table:table-cell>
          <table:table-cell table:formula="of:=[.A135]-[.T135]" office:value-type="float" office:value="-0.0758456111776329" calcext:value-type="float">
            <text:p>-0.0758456112</text:p>
          </table:table-cell>
          <table:table-cell table:formula="of:=[.C135]-[.U135]" office:value-type="float" office:value="0.96373244642508" calcext:value-type="float">
            <text:p>0.9637324464</text:p>
          </table:table-cell>
        </table:table-row>
        <table:table-row table:style-name="ro1">
          <table:table-cell office:value-type="float" office:value="-0.0455475" calcext:value-type="float">
            <text:p>-0.0455475</text:p>
          </table:table-cell>
          <table:table-cell office:value-type="float" office:value="0.306412" calcext:value-type="float">
            <text:p>0.306412</text:p>
          </table:table-cell>
          <table:table-cell office:value-type="float" office:value="9.65872" calcext:value-type="float">
            <text:p>9.65872</text:p>
          </table:table-cell>
          <table:table-cell office:value-type="float" office:value="-0.0304228" calcext:value-type="float">
            <text:p>-0.0304228</text:p>
          </table:table-cell>
          <table:table-cell office:value-type="float" office:value="-0.499366" calcext:value-type="float">
            <text:p>-0.499366</text:p>
          </table:table-cell>
          <table:table-cell office:value-type="float" office:value="0.00519937" calcext:value-type="float">
            <text:p>0.0051993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36])*COS([.E136])" office:value-type="float" office:value="0.877480110190966" calcext:value-type="float">
            <text:p>0.8774801102</text:p>
          </table:table-cell>
          <table:table-cell table:formula="of:=COS([.D136]) * SIN([.E136]) * SIN([.F136]) - SIN([.E136]) * COS([.F136])" office:value-type="float" office:value="0.476373928163892" calcext:value-type="float">
            <text:p>0.4763739282</text:p>
          </table:table-cell>
          <table:table-cell table:formula="of:=COS([.D136]) * SIN([.E136]) * COS([.F136]) + SIN([.D136]) * SIN([.F136])" office:value-type="float" office:value="-0.478799148734598" calcext:value-type="float">
            <text:p>-0.4787991487</text:p>
          </table:table-cell>
          <table:table-cell table:formula="of:=SIN([.D136]) * COS([.E136])" office:value-type="float" office:value="-0.0267036408941382" calcext:value-type="float">
            <text:p>-0.0267036409</text:p>
          </table:table-cell>
          <table:table-cell table:formula="of:=SIN([.D136]) * SIN([.E136]) * SIN([.F136] + COS([.D136]) * COS([.F136]))" office:value-type="float" office:value="0.0122941456872645" calcext:value-type="float">
            <text:p>0.0122941457</text:p>
          </table:table-cell>
          <table:table-cell table:formula="of:=SIN([.D136]) * SIN([.E136]) * COS([.F136])- COS([.D136]) * SIN([.F136])" office:value-type="float" office:value="0.00936915274992631" calcext:value-type="float">
            <text:p>0.0093691527</text:p>
          </table:table-cell>
          <table:table-cell table:formula="of:=-SIN([.D136])" office:value-type="float" office:value="0.0304181072631784" calcext:value-type="float">
            <text:p>0.0304181073</text:p>
          </table:table-cell>
          <table:table-cell table:formula="of:=COS([.D136]) * SIN([.F136])" office:value-type="float" office:value="0.00519694064026979" calcext:value-type="float">
            <text:p>0.0051969406</text:p>
          </table:table-cell>
          <table:table-cell table:formula="of:=COS([.E136]) * COS([.F136])" office:value-type="float" office:value="0.877874475165882" calcext:value-type="float">
            <text:p>0.8778744752</text:p>
          </table:table-cell>
          <table:table-cell table:formula="of:=[.J136] * [.G136] + [.M136] * [.H136] + [.P136] * [.H136]" office:value-type="float" office:value="0.0364017704165943" calcext:value-type="float">
            <text:p>0.0364017704</text:p>
          </table:table-cell>
          <table:table-cell table:formula="of:=[.K136] * [.D136] + [.N136] * [.E136] + [.Q136] * [.H136]" office:value-type="float" office:value="0.0302981111776329" calcext:value-type="float">
            <text:p>0.0302981112</text:p>
          </table:table-cell>
          <table:table-cell table:formula="of:=[.L136] * [.G136] + [.O136] * [.H136] + [.R136] * [.H136]" office:value-type="float" office:value="8.69498755357492" calcext:value-type="float">
            <text:p>8.6949875536</text:p>
          </table:table-cell>
          <table:table-cell/>
          <table:table-cell table:formula="of:=[.B136]-[.S136]" office:value-type="float" office:value="0.270010229583406" calcext:value-type="float">
            <text:p>0.2700102296</text:p>
          </table:table-cell>
          <table:table-cell table:formula="of:=[.A136]-[.T136]" office:value-type="float" office:value="-0.0758456111776329" calcext:value-type="float">
            <text:p>-0.0758456112</text:p>
          </table:table-cell>
          <table:table-cell table:formula="of:=[.C136]-[.U136]" office:value-type="float" office:value="0.96373244642508" calcext:value-type="float">
            <text:p>0.9637324464</text:p>
          </table:table-cell>
        </table:table-row>
        <table:table-row table:style-name="ro1">
          <table:table-cell office:value-type="float" office:value="-0.00984192" calcext:value-type="float">
            <text:p>-0.00984192</text:p>
          </table:table-cell>
          <table:table-cell office:value-type="float" office:value="0.282608" calcext:value-type="float">
            <text:p>0.282608</text:p>
          </table:table-cell>
          <table:table-cell office:value-type="float" office:value="9.66348" calcext:value-type="float">
            <text:p>9.66348</text:p>
          </table:table-cell>
          <table:table-cell office:value-type="float" office:value="-0.0304228" calcext:value-type="float">
            <text:p>-0.0304228</text:p>
          </table:table-cell>
          <table:table-cell office:value-type="float" office:value="-0.499366" calcext:value-type="float">
            <text:p>-0.499366</text:p>
          </table:table-cell>
          <table:table-cell office:value-type="float" office:value="0.00519937" calcext:value-type="float">
            <text:p>0.0051993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37])*COS([.E137])" office:value-type="float" office:value="0.877480110190966" calcext:value-type="float">
            <text:p>0.8774801102</text:p>
          </table:table-cell>
          <table:table-cell table:formula="of:=COS([.D137]) * SIN([.E137]) * SIN([.F137]) - SIN([.E137]) * COS([.F137])" office:value-type="float" office:value="0.476373928163892" calcext:value-type="float">
            <text:p>0.4763739282</text:p>
          </table:table-cell>
          <table:table-cell table:formula="of:=COS([.D137]) * SIN([.E137]) * COS([.F137]) + SIN([.D137]) * SIN([.F137])" office:value-type="float" office:value="-0.478799148734598" calcext:value-type="float">
            <text:p>-0.4787991487</text:p>
          </table:table-cell>
          <table:table-cell table:formula="of:=SIN([.D137]) * COS([.E137])" office:value-type="float" office:value="-0.0267036408941382" calcext:value-type="float">
            <text:p>-0.0267036409</text:p>
          </table:table-cell>
          <table:table-cell table:formula="of:=SIN([.D137]) * SIN([.E137]) * SIN([.F137] + COS([.D137]) * COS([.F137]))" office:value-type="float" office:value="0.0122941456872645" calcext:value-type="float">
            <text:p>0.0122941457</text:p>
          </table:table-cell>
          <table:table-cell table:formula="of:=SIN([.D137]) * SIN([.E137]) * COS([.F137])- COS([.D137]) * SIN([.F137])" office:value-type="float" office:value="0.00936915274992631" calcext:value-type="float">
            <text:p>0.0093691527</text:p>
          </table:table-cell>
          <table:table-cell table:formula="of:=-SIN([.D137])" office:value-type="float" office:value="0.0304181072631784" calcext:value-type="float">
            <text:p>0.0304181073</text:p>
          </table:table-cell>
          <table:table-cell table:formula="of:=COS([.D137]) * SIN([.F137])" office:value-type="float" office:value="0.00519694064026979" calcext:value-type="float">
            <text:p>0.0051969406</text:p>
          </table:table-cell>
          <table:table-cell table:formula="of:=COS([.E137]) * COS([.F137])" office:value-type="float" office:value="0.877874475165882" calcext:value-type="float">
            <text:p>0.8778744752</text:p>
          </table:table-cell>
          <table:table-cell table:formula="of:=[.J137] * [.G137] + [.M137] * [.H137] + [.P137] * [.H137]" office:value-type="float" office:value="0.0364017704165943" calcext:value-type="float">
            <text:p>0.0364017704</text:p>
          </table:table-cell>
          <table:table-cell table:formula="of:=[.K137] * [.D137] + [.N137] * [.E137] + [.Q137] * [.H137]" office:value-type="float" office:value="0.0302981111776329" calcext:value-type="float">
            <text:p>0.0302981112</text:p>
          </table:table-cell>
          <table:table-cell table:formula="of:=[.L137] * [.G137] + [.O137] * [.H137] + [.R137] * [.H137]" office:value-type="float" office:value="8.69498755357492" calcext:value-type="float">
            <text:p>8.6949875536</text:p>
          </table:table-cell>
          <table:table-cell/>
          <table:table-cell table:formula="of:=[.B137]-[.S137]" office:value-type="float" office:value="0.246206229583406" calcext:value-type="float">
            <text:p>0.2462062296</text:p>
          </table:table-cell>
          <table:table-cell table:formula="of:=[.A137]-[.T137]" office:value-type="float" office:value="-0.0401400311776329" calcext:value-type="float">
            <text:p>-0.0401400312</text:p>
          </table:table-cell>
          <table:table-cell table:formula="of:=[.C137]-[.U137]" office:value-type="float" office:value="0.96849244642508" calcext:value-type="float">
            <text:p>0.9684924464</text:p>
          </table:table-cell>
        </table:table-row>
        <table:table-row table:style-name="ro1">
          <table:table-cell office:value-type="float" office:value="-0.00984192" calcext:value-type="float">
            <text:p>-0.00984192</text:p>
          </table:table-cell>
          <table:table-cell office:value-type="float" office:value="0.282608" calcext:value-type="float">
            <text:p>0.282608</text:p>
          </table:table-cell>
          <table:table-cell office:value-type="float" office:value="9.66348" calcext:value-type="float">
            <text:p>9.66348</text:p>
          </table:table-cell>
          <table:table-cell office:value-type="float" office:value="-0.0304551" calcext:value-type="float">
            <text:p>-0.0304551</text:p>
          </table:table-cell>
          <table:table-cell office:value-type="float" office:value="-0.499308" calcext:value-type="float">
            <text:p>-0.499308</text:p>
          </table:table-cell>
          <table:table-cell office:value-type="float" office:value="0.0051542" calcext:value-type="float">
            <text:p>0.005154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38])*COS([.E138])" office:value-type="float" office:value="0.877507007255316" calcext:value-type="float">
            <text:p>0.8775070073</text:p>
          </table:table-cell>
          <table:table-cell table:formula="of:=COS([.D138]) * SIN([.E138]) * SIN([.F138]) - SIN([.E138]) * COS([.F138])" office:value-type="float" office:value="0.47634500756536" calcext:value-type="float">
            <text:p>0.4763450076</text:p>
          </table:table-cell>
          <table:table-cell table:formula="of:=COS([.D138]) * SIN([.E138]) * COS([.F138]) + SIN([.D138]) * SIN([.F138])" office:value-type="float" office:value="-0.478746688434145" calcext:value-type="float">
            <text:p>-0.4787466884</text:p>
          </table:table-cell>
          <table:table-cell table:formula="of:=SIN([.D138]) * COS([.E138])" office:value-type="float" office:value="-0.0267328291843328" calcext:value-type="float">
            <text:p>-0.0267328292</text:p>
          </table:table-cell>
          <table:table-cell table:formula="of:=SIN([.D138]) * SIN([.E138]) * SIN([.F138] + COS([.D138]) * COS([.F138]))" office:value-type="float" office:value="0.0123055266810231" calcext:value-type="float">
            <text:p>0.0123055267</text:p>
          </table:table-cell>
          <table:table-cell table:formula="of:=SIN([.D138]) * SIN([.E138]) * COS([.F138])- COS([.D138]) * SIN([.F138])" office:value-type="float" office:value="0.00942821935703697" calcext:value-type="float">
            <text:p>0.0094282194</text:p>
          </table:table-cell>
          <table:table-cell table:formula="of:=-SIN([.D138])" office:value-type="float" office:value="0.030450392300878" calcext:value-type="float">
            <text:p>0.0304503923</text:p>
          </table:table-cell>
          <table:table-cell table:formula="of:=COS([.D138]) * SIN([.F138])" office:value-type="float" office:value="0.00515178708041974" calcext:value-type="float">
            <text:p>0.0051517871</text:p>
          </table:table-cell>
          <table:table-cell table:formula="of:=COS([.E138]) * COS([.F138])" office:value-type="float" office:value="0.877902453005512" calcext:value-type="float">
            <text:p>0.877902453</text:p>
          </table:table-cell>
          <table:table-cell table:formula="of:=[.J138] * [.G138] + [.M138] * [.H138] + [.P138] * [.H138]" office:value-type="float" office:value="0.0364321185421435" calcext:value-type="float">
            <text:p>0.0364321185</text:p>
          </table:table-cell>
          <table:table-cell table:formula="of:=[.K138] * [.D138] + [.N138] * [.E138] + [.Q138] * [.H138]" office:value-type="float" office:value="0.0298361306321614" calcext:value-type="float">
            <text:p>0.0298361306</text:p>
          </table:table-cell>
          <table:table-cell table:formula="of:=[.L138] * [.G138] + [.O138] * [.H138] + [.R138] * [.H138]" office:value-type="float" office:value="8.69584058915298" calcext:value-type="float">
            <text:p>8.6958405892</text:p>
          </table:table-cell>
          <table:table-cell/>
          <table:table-cell table:formula="of:=[.B138]-[.S138]" office:value-type="float" office:value="0.246175881457857" calcext:value-type="float">
            <text:p>0.2461758815</text:p>
          </table:table-cell>
          <table:table-cell table:formula="of:=[.A138]-[.T138]" office:value-type="float" office:value="-0.0396780506321614" calcext:value-type="float">
            <text:p>-0.0396780506</text:p>
          </table:table-cell>
          <table:table-cell table:formula="of:=[.C138]-[.U138]" office:value-type="float" office:value="0.967639410847017" calcext:value-type="float">
            <text:p>0.9676394108</text:p>
          </table:table-cell>
        </table:table-row>
        <table:table-row table:style-name="ro1">
          <table:table-cell office:value-type="float" office:value="-0.0693512" calcext:value-type="float">
            <text:p>-0.0693512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69919" calcext:value-type="float">
            <text:p>9.69919</text:p>
          </table:table-cell>
          <table:table-cell office:value-type="float" office:value="-0.0304551" calcext:value-type="float">
            <text:p>-0.0304551</text:p>
          </table:table-cell>
          <table:table-cell office:value-type="float" office:value="-0.499308" calcext:value-type="float">
            <text:p>-0.499308</text:p>
          </table:table-cell>
          <table:table-cell office:value-type="float" office:value="0.0051542" calcext:value-type="float">
            <text:p>0.005154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39])*COS([.E139])" office:value-type="float" office:value="0.877507007255316" calcext:value-type="float">
            <text:p>0.8775070073</text:p>
          </table:table-cell>
          <table:table-cell table:formula="of:=COS([.D139]) * SIN([.E139]) * SIN([.F139]) - SIN([.E139]) * COS([.F139])" office:value-type="float" office:value="0.47634500756536" calcext:value-type="float">
            <text:p>0.4763450076</text:p>
          </table:table-cell>
          <table:table-cell table:formula="of:=COS([.D139]) * SIN([.E139]) * COS([.F139]) + SIN([.D139]) * SIN([.F139])" office:value-type="float" office:value="-0.478746688434145" calcext:value-type="float">
            <text:p>-0.4787466884</text:p>
          </table:table-cell>
          <table:table-cell table:formula="of:=SIN([.D139]) * COS([.E139])" office:value-type="float" office:value="-0.0267328291843328" calcext:value-type="float">
            <text:p>-0.0267328292</text:p>
          </table:table-cell>
          <table:table-cell table:formula="of:=SIN([.D139]) * SIN([.E139]) * SIN([.F139] + COS([.D139]) * COS([.F139]))" office:value-type="float" office:value="0.0123055266810231" calcext:value-type="float">
            <text:p>0.0123055267</text:p>
          </table:table-cell>
          <table:table-cell table:formula="of:=SIN([.D139]) * SIN([.E139]) * COS([.F139])- COS([.D139]) * SIN([.F139])" office:value-type="float" office:value="0.00942821935703697" calcext:value-type="float">
            <text:p>0.0094282194</text:p>
          </table:table-cell>
          <table:table-cell table:formula="of:=-SIN([.D139])" office:value-type="float" office:value="0.030450392300878" calcext:value-type="float">
            <text:p>0.0304503923</text:p>
          </table:table-cell>
          <table:table-cell table:formula="of:=COS([.D139]) * SIN([.F139])" office:value-type="float" office:value="0.00515178708041974" calcext:value-type="float">
            <text:p>0.0051517871</text:p>
          </table:table-cell>
          <table:table-cell table:formula="of:=COS([.E139]) * COS([.F139])" office:value-type="float" office:value="0.877902453005512" calcext:value-type="float">
            <text:p>0.877902453</text:p>
          </table:table-cell>
          <table:table-cell table:formula="of:=[.J139] * [.G139] + [.M139] * [.H139] + [.P139] * [.H139]" office:value-type="float" office:value="0.0364321185421435" calcext:value-type="float">
            <text:p>0.0364321185</text:p>
          </table:table-cell>
          <table:table-cell table:formula="of:=[.K139] * [.D139] + [.N139] * [.E139] + [.Q139] * [.H139]" office:value-type="float" office:value="0.0298361306321614" calcext:value-type="float">
            <text:p>0.0298361306</text:p>
          </table:table-cell>
          <table:table-cell table:formula="of:=[.L139] * [.G139] + [.O139] * [.H139] + [.R139] * [.H139]" office:value-type="float" office:value="8.69584058915298" calcext:value-type="float">
            <text:p>8.6958405892</text:p>
          </table:table-cell>
          <table:table-cell/>
          <table:table-cell table:formula="of:=[.B139]-[.S139]" office:value-type="float" office:value="0.262838881457857" calcext:value-type="float">
            <text:p>0.2628388815</text:p>
          </table:table-cell>
          <table:table-cell table:formula="of:=[.A139]-[.T139]" office:value-type="float" office:value="-0.0991873306321614" calcext:value-type="float">
            <text:p>-0.0991873306</text:p>
          </table:table-cell>
          <table:table-cell table:formula="of:=[.C139]-[.U139]" office:value-type="float" office:value="1.00334941084702" calcext:value-type="float">
            <text:p>1.0033494108</text:p>
          </table:table-cell>
        </table:table-row>
        <table:table-row table:style-name="ro1">
          <table:table-cell office:value-type="float" office:value="-0.0693512" calcext:value-type="float">
            <text:p>-0.0693512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69919" calcext:value-type="float">
            <text:p>9.69919</text:p>
          </table:table-cell>
          <table:table-cell office:value-type="float" office:value="-0.0304144" calcext:value-type="float">
            <text:p>-0.0304144</text:p>
          </table:table-cell>
          <table:table-cell office:value-type="float" office:value="-0.498909" calcext:value-type="float">
            <text:p>-0.498909</text:p>
          </table:table-cell>
          <table:table-cell office:value-type="float" office:value="0.00498771" calcext:value-type="float">
            <text:p>0.0049877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40])*COS([.E140])" office:value-type="float" office:value="0.877698984779576" calcext:value-type="float">
            <text:p>0.8776989848</text:p>
          </table:table-cell>
          <table:table-cell table:formula="of:=COS([.D140]) * SIN([.E140]) * SIN([.F140]) - SIN([.E140]) * COS([.F140])" office:value-type="float" office:value="0.47607651432379" calcext:value-type="float">
            <text:p>0.4760765143</text:p>
          </table:table-cell>
          <table:table-cell table:formula="of:=COS([.D140]) * SIN([.E140]) * COS([.F140]) + SIN([.D140]) * SIN([.F140])" office:value-type="float" office:value="-0.478392253516909" calcext:value-type="float">
            <text:p>-0.4783922535</text:p>
          </table:table-cell>
          <table:table-cell table:formula="of:=SIN([.D140]) * COS([.E140])" office:value-type="float" office:value="-0.0267029222295194" calcext:value-type="float">
            <text:p>-0.0267029222</text:p>
          </table:table-cell>
          <table:table-cell table:formula="of:=SIN([.D140]) * SIN([.E140]) * SIN([.F140] + COS([.D140]) * COS([.F140]))" office:value-type="float" office:value="0.0122788122385858" calcext:value-type="float">
            <text:p>0.0122788122</text:p>
          </table:table-cell>
          <table:table-cell table:formula="of:=SIN([.D140]) * SIN([.E140]) * COS([.F140])- COS([.D140]) * SIN([.F140])" office:value-type="float" office:value="0.00956450433859053" calcext:value-type="float">
            <text:p>0.0095645043</text:p>
          </table:table-cell>
          <table:table-cell table:formula="of:=-SIN([.D140])" office:value-type="float" office:value="0.0304097111491019" calcext:value-type="float">
            <text:p>0.0304097111</text:p>
          </table:table-cell>
          <table:table-cell table:formula="of:=COS([.D140]) * SIN([.F140])" office:value-type="float" office:value="0.0049853826023557" calcext:value-type="float">
            <text:p>0.0049853826</text:p>
          </table:table-cell>
          <table:table-cell table:formula="of:=COS([.E140]) * COS([.F140])" office:value-type="float" office:value="0.878094170366579" calcext:value-type="float">
            <text:p>0.8780941704</text:p>
          </table:table-cell>
          <table:table-cell table:formula="of:=[.J140] * [.G140] + [.M140] * [.H140] + [.P140] * [.H140]" office:value-type="float" office:value="0.0363265314119093" calcext:value-type="float">
            <text:p>0.0363265314</text:p>
          </table:table-cell>
          <table:table-cell table:formula="of:=[.K140] * [.D140] + [.N140] * [.E140] + [.Q140] * [.H140]" office:value-type="float" office:value="0.0282511580306959" calcext:value-type="float">
            <text:p>0.028251158</text:p>
          </table:table-cell>
          <table:table-cell table:formula="of:=[.L140] * [.G140] + [.O140] * [.H140] + [.R140] * [.H140]" office:value-type="float" office:value="8.69905501211066" calcext:value-type="float">
            <text:p>8.6990550121</text:p>
          </table:table-cell>
          <table:table-cell/>
          <table:table-cell table:formula="of:=[.B140]-[.S140]" office:value-type="float" office:value="0.262944468588091" calcext:value-type="float">
            <text:p>0.2629444686</text:p>
          </table:table-cell>
          <table:table-cell table:formula="of:=[.A140]-[.T140]" office:value-type="float" office:value="-0.0976023580306959" calcext:value-type="float">
            <text:p>-0.097602358</text:p>
          </table:table-cell>
          <table:table-cell table:formula="of:=[.C140]-[.U140]" office:value-type="float" office:value="1.00013498788934" calcext:value-type="float">
            <text:p>1.0001349879</text:p>
          </table:table-cell>
        </table:table-row>
        <table:table-row table:style-name="ro1">
          <table:table-cell office:value-type="float" office:value="-0.0693512" calcext:value-type="float">
            <text:p>-0.0693512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69919" calcext:value-type="float">
            <text:p>9.69919</text:p>
          </table:table-cell>
          <table:table-cell office:value-type="float" office:value="-0.0304144" calcext:value-type="float">
            <text:p>-0.0304144</text:p>
          </table:table-cell>
          <table:table-cell office:value-type="float" office:value="-0.498909" calcext:value-type="float">
            <text:p>-0.498909</text:p>
          </table:table-cell>
          <table:table-cell office:value-type="float" office:value="0.00498771" calcext:value-type="float">
            <text:p>0.0049877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41])*COS([.E141])" office:value-type="float" office:value="0.877698984779576" calcext:value-type="float">
            <text:p>0.8776989848</text:p>
          </table:table-cell>
          <table:table-cell table:formula="of:=COS([.D141]) * SIN([.E141]) * SIN([.F141]) - SIN([.E141]) * COS([.F141])" office:value-type="float" office:value="0.47607651432379" calcext:value-type="float">
            <text:p>0.4760765143</text:p>
          </table:table-cell>
          <table:table-cell table:formula="of:=COS([.D141]) * SIN([.E141]) * COS([.F141]) + SIN([.D141]) * SIN([.F141])" office:value-type="float" office:value="-0.478392253516909" calcext:value-type="float">
            <text:p>-0.4783922535</text:p>
          </table:table-cell>
          <table:table-cell table:formula="of:=SIN([.D141]) * COS([.E141])" office:value-type="float" office:value="-0.0267029222295194" calcext:value-type="float">
            <text:p>-0.0267029222</text:p>
          </table:table-cell>
          <table:table-cell table:formula="of:=SIN([.D141]) * SIN([.E141]) * SIN([.F141] + COS([.D141]) * COS([.F141]))" office:value-type="float" office:value="0.0122788122385858" calcext:value-type="float">
            <text:p>0.0122788122</text:p>
          </table:table-cell>
          <table:table-cell table:formula="of:=SIN([.D141]) * SIN([.E141]) * COS([.F141])- COS([.D141]) * SIN([.F141])" office:value-type="float" office:value="0.00956450433859053" calcext:value-type="float">
            <text:p>0.0095645043</text:p>
          </table:table-cell>
          <table:table-cell table:formula="of:=-SIN([.D141])" office:value-type="float" office:value="0.0304097111491019" calcext:value-type="float">
            <text:p>0.0304097111</text:p>
          </table:table-cell>
          <table:table-cell table:formula="of:=COS([.D141]) * SIN([.F141])" office:value-type="float" office:value="0.0049853826023557" calcext:value-type="float">
            <text:p>0.0049853826</text:p>
          </table:table-cell>
          <table:table-cell table:formula="of:=COS([.E141]) * COS([.F141])" office:value-type="float" office:value="0.878094170366579" calcext:value-type="float">
            <text:p>0.8780941704</text:p>
          </table:table-cell>
          <table:table-cell table:formula="of:=[.J141] * [.G141] + [.M141] * [.H141] + [.P141] * [.H141]" office:value-type="float" office:value="0.0363265314119093" calcext:value-type="float">
            <text:p>0.0363265314</text:p>
          </table:table-cell>
          <table:table-cell table:formula="of:=[.K141] * [.D141] + [.N141] * [.E141] + [.Q141] * [.H141]" office:value-type="float" office:value="0.0282511580306959" calcext:value-type="float">
            <text:p>0.028251158</text:p>
          </table:table-cell>
          <table:table-cell table:formula="of:=[.L141] * [.G141] + [.O141] * [.H141] + [.R141] * [.H141]" office:value-type="float" office:value="8.69905501211066" calcext:value-type="float">
            <text:p>8.6990550121</text:p>
          </table:table-cell>
          <table:table-cell/>
          <table:table-cell table:formula="of:=[.B141]-[.S141]" office:value-type="float" office:value="0.262944468588091" calcext:value-type="float">
            <text:p>0.2629444686</text:p>
          </table:table-cell>
          <table:table-cell table:formula="of:=[.A141]-[.T141]" office:value-type="float" office:value="-0.0976023580306959" calcext:value-type="float">
            <text:p>-0.097602358</text:p>
          </table:table-cell>
          <table:table-cell table:formula="of:=[.C141]-[.U141]" office:value-type="float" office:value="1.00013498788934" calcext:value-type="float">
            <text:p>1.0001349879</text:p>
          </table:table-cell>
        </table:table-row>
        <table:table-row table:style-name="ro1">
          <table:table-cell office:value-type="float" office:value="-0.0479279" calcext:value-type="float">
            <text:p>-0.0479279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69681" calcext:value-type="float">
            <text:p>9.69681</text:p>
          </table:table-cell>
          <table:table-cell office:value-type="float" office:value="-0.0304144" calcext:value-type="float">
            <text:p>-0.0304144</text:p>
          </table:table-cell>
          <table:table-cell office:value-type="float" office:value="-0.498909" calcext:value-type="float">
            <text:p>-0.498909</text:p>
          </table:table-cell>
          <table:table-cell office:value-type="float" office:value="0.00498771" calcext:value-type="float">
            <text:p>0.0049877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42])*COS([.E142])" office:value-type="float" office:value="0.877698984779576" calcext:value-type="float">
            <text:p>0.8776989848</text:p>
          </table:table-cell>
          <table:table-cell table:formula="of:=COS([.D142]) * SIN([.E142]) * SIN([.F142]) - SIN([.E142]) * COS([.F142])" office:value-type="float" office:value="0.47607651432379" calcext:value-type="float">
            <text:p>0.4760765143</text:p>
          </table:table-cell>
          <table:table-cell table:formula="of:=COS([.D142]) * SIN([.E142]) * COS([.F142]) + SIN([.D142]) * SIN([.F142])" office:value-type="float" office:value="-0.478392253516909" calcext:value-type="float">
            <text:p>-0.4783922535</text:p>
          </table:table-cell>
          <table:table-cell table:formula="of:=SIN([.D142]) * COS([.E142])" office:value-type="float" office:value="-0.0267029222295194" calcext:value-type="float">
            <text:p>-0.0267029222</text:p>
          </table:table-cell>
          <table:table-cell table:formula="of:=SIN([.D142]) * SIN([.E142]) * SIN([.F142] + COS([.D142]) * COS([.F142]))" office:value-type="float" office:value="0.0122788122385858" calcext:value-type="float">
            <text:p>0.0122788122</text:p>
          </table:table-cell>
          <table:table-cell table:formula="of:=SIN([.D142]) * SIN([.E142]) * COS([.F142])- COS([.D142]) * SIN([.F142])" office:value-type="float" office:value="0.00956450433859053" calcext:value-type="float">
            <text:p>0.0095645043</text:p>
          </table:table-cell>
          <table:table-cell table:formula="of:=-SIN([.D142])" office:value-type="float" office:value="0.0304097111491019" calcext:value-type="float">
            <text:p>0.0304097111</text:p>
          </table:table-cell>
          <table:table-cell table:formula="of:=COS([.D142]) * SIN([.F142])" office:value-type="float" office:value="0.0049853826023557" calcext:value-type="float">
            <text:p>0.0049853826</text:p>
          </table:table-cell>
          <table:table-cell table:formula="of:=COS([.E142]) * COS([.F142])" office:value-type="float" office:value="0.878094170366579" calcext:value-type="float">
            <text:p>0.8780941704</text:p>
          </table:table-cell>
          <table:table-cell table:formula="of:=[.J142] * [.G142] + [.M142] * [.H142] + [.P142] * [.H142]" office:value-type="float" office:value="0.0363265314119093" calcext:value-type="float">
            <text:p>0.0363265314</text:p>
          </table:table-cell>
          <table:table-cell table:formula="of:=[.K142] * [.D142] + [.N142] * [.E142] + [.Q142] * [.H142]" office:value-type="float" office:value="0.0282511580306959" calcext:value-type="float">
            <text:p>0.028251158</text:p>
          </table:table-cell>
          <table:table-cell table:formula="of:=[.L142] * [.G142] + [.O142] * [.H142] + [.R142] * [.H142]" office:value-type="float" office:value="8.69905501211066" calcext:value-type="float">
            <text:p>8.6990550121</text:p>
          </table:table-cell>
          <table:table-cell/>
          <table:table-cell table:formula="of:=[.B142]-[.S142]" office:value-type="float" office:value="0.258183468588091" calcext:value-type="float">
            <text:p>0.2581834686</text:p>
          </table:table-cell>
          <table:table-cell table:formula="of:=[.A142]-[.T142]" office:value-type="float" office:value="-0.0761790580306959" calcext:value-type="float">
            <text:p>-0.076179058</text:p>
          </table:table-cell>
          <table:table-cell table:formula="of:=[.C142]-[.U142]" office:value-type="float" office:value="0.997754987889337" calcext:value-type="float">
            <text:p>0.9977549879</text:p>
          </table:table-cell>
        </table:table-row>
        <table:table-row table:style-name="ro1">
          <table:table-cell office:value-type="float" office:value="-0.0479279" calcext:value-type="float">
            <text:p>-0.0479279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69681" calcext:value-type="float">
            <text:p>9.69681</text:p>
          </table:table-cell>
          <table:table-cell office:value-type="float" office:value="-0.0304182" calcext:value-type="float">
            <text:p>-0.0304182</text:p>
          </table:table-cell>
          <table:table-cell office:value-type="float" office:value="-0.499048" calcext:value-type="float">
            <text:p>-0.499048</text:p>
          </table:table-cell>
          <table:table-cell office:value-type="float" office:value="0.00505125" calcext:value-type="float">
            <text:p>0.0050512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43])*COS([.E143])" office:value-type="float" office:value="0.877632398563626" calcext:value-type="float">
            <text:p>0.8776323986</text:p>
          </table:table-cell>
          <table:table-cell table:formula="of:=COS([.D143]) * SIN([.E143]) * SIN([.F143]) - SIN([.E143]) * COS([.F143])" office:value-type="float" office:value="0.476167408801614" calcext:value-type="float">
            <text:p>0.4761674088</text:p>
          </table:table-cell>
          <table:table-cell table:formula="of:=COS([.D143]) * SIN([.E143]) * COS([.F143]) + SIN([.D143]) * SIN([.F143])" office:value-type="float" office:value="-0.478515991056086" calcext:value-type="float">
            <text:p>-0.4785159911</text:p>
          </table:table-cell>
          <table:table-cell table:formula="of:=SIN([.D143]) * COS([.E143])" office:value-type="float" office:value="-0.0267042345154283" calcext:value-type="float">
            <text:p>-0.0267042345</text:p>
          </table:table-cell>
          <table:table-cell table:formula="of:=SIN([.D143]) * SIN([.E143]) * SIN([.F143] + COS([.D143]) * COS([.F143]))" office:value-type="float" office:value="0.0122839712461853" calcext:value-type="float">
            <text:p>0.0122839712</text:p>
          </table:table-cell>
          <table:table-cell table:formula="of:=SIN([.D143]) * SIN([.E143]) * COS([.F143])- COS([.D143]) * SIN([.F143])" office:value-type="float" office:value="0.00950651976335454" calcext:value-type="float">
            <text:p>0.0095065198</text:p>
          </table:table-cell>
          <table:table-cell table:formula="of:=-SIN([.D143])" office:value-type="float" office:value="0.03041350939145" calcext:value-type="float">
            <text:p>0.0304135094</text:p>
          </table:table-cell>
          <table:table-cell table:formula="of:=COS([.D143]) * SIN([.F143])" office:value-type="float" office:value="0.00504889183240558" calcext:value-type="float">
            <text:p>0.0050488918</text:p>
          </table:table-cell>
          <table:table-cell table:formula="of:=COS([.E143]) * COS([.F143])" office:value-type="float" office:value="0.878027375647024" calcext:value-type="float">
            <text:p>0.8780273756</text:p>
          </table:table-cell>
          <table:table-cell table:formula="of:=[.J143] * [.G143] + [.M143] * [.H143] + [.P143] * [.H143]" office:value-type="float" office:value="0.0363508937850127" calcext:value-type="float">
            <text:p>0.0363508938</text:p>
          </table:table-cell>
          <table:table-cell table:formula="of:=[.K143] * [.D143] + [.N143] * [.E143] + [.Q143] * [.H143]" office:value-type="float" office:value="0.0288646932006992" calcext:value-type="float">
            <text:p>0.0288646932</text:p>
          </table:table-cell>
          <table:table-cell table:formula="of:=[.L143] * [.G143] + [.O143] * [.H143] + [.R143] * [.H143]" office:value-type="float" office:value="8.69783217502171" calcext:value-type="float">
            <text:p>8.697832175</text:p>
          </table:table-cell>
          <table:table-cell/>
          <table:table-cell table:formula="of:=[.B143]-[.S143]" office:value-type="float" office:value="0.258159106214987" calcext:value-type="float">
            <text:p>0.2581591062</text:p>
          </table:table-cell>
          <table:table-cell table:formula="of:=[.A143]-[.T143]" office:value-type="float" office:value="-0.0767925932006992" calcext:value-type="float">
            <text:p>-0.0767925932</text:p>
          </table:table-cell>
          <table:table-cell table:formula="of:=[.C143]-[.U143]" office:value-type="float" office:value="0.998977824978287" calcext:value-type="float">
            <text:p>0.998977825</text:p>
          </table:table-cell>
        </table:table-row>
        <table:table-row table:style-name="ro1">
          <table:table-cell office:value-type="float" office:value="-0.016983" calcext:value-type="float">
            <text:p>-0.016983</text:p>
          </table:table-cell>
          <table:table-cell office:value-type="float" office:value="0.318314" calcext:value-type="float">
            <text:p>0.318314</text:p>
          </table:table-cell>
          <table:table-cell office:value-type="float" office:value="9.73489" calcext:value-type="float">
            <text:p>9.73489</text:p>
          </table:table-cell>
          <table:table-cell office:value-type="float" office:value="-0.0304182" calcext:value-type="float">
            <text:p>-0.0304182</text:p>
          </table:table-cell>
          <table:table-cell office:value-type="float" office:value="-0.499048" calcext:value-type="float">
            <text:p>-0.499048</text:p>
          </table:table-cell>
          <table:table-cell office:value-type="float" office:value="0.00505125" calcext:value-type="float">
            <text:p>0.0050512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44])*COS([.E144])" office:value-type="float" office:value="0.877632398563626" calcext:value-type="float">
            <text:p>0.8776323986</text:p>
          </table:table-cell>
          <table:table-cell table:formula="of:=COS([.D144]) * SIN([.E144]) * SIN([.F144]) - SIN([.E144]) * COS([.F144])" office:value-type="float" office:value="0.476167408801614" calcext:value-type="float">
            <text:p>0.4761674088</text:p>
          </table:table-cell>
          <table:table-cell table:formula="of:=COS([.D144]) * SIN([.E144]) * COS([.F144]) + SIN([.D144]) * SIN([.F144])" office:value-type="float" office:value="-0.478515991056086" calcext:value-type="float">
            <text:p>-0.4785159911</text:p>
          </table:table-cell>
          <table:table-cell table:formula="of:=SIN([.D144]) * COS([.E144])" office:value-type="float" office:value="-0.0267042345154283" calcext:value-type="float">
            <text:p>-0.0267042345</text:p>
          </table:table-cell>
          <table:table-cell table:formula="of:=SIN([.D144]) * SIN([.E144]) * SIN([.F144] + COS([.D144]) * COS([.F144]))" office:value-type="float" office:value="0.0122839712461853" calcext:value-type="float">
            <text:p>0.0122839712</text:p>
          </table:table-cell>
          <table:table-cell table:formula="of:=SIN([.D144]) * SIN([.E144]) * COS([.F144])- COS([.D144]) * SIN([.F144])" office:value-type="float" office:value="0.00950651976335454" calcext:value-type="float">
            <text:p>0.0095065198</text:p>
          </table:table-cell>
          <table:table-cell table:formula="of:=-SIN([.D144])" office:value-type="float" office:value="0.03041350939145" calcext:value-type="float">
            <text:p>0.0304135094</text:p>
          </table:table-cell>
          <table:table-cell table:formula="of:=COS([.D144]) * SIN([.F144])" office:value-type="float" office:value="0.00504889183240558" calcext:value-type="float">
            <text:p>0.0050488918</text:p>
          </table:table-cell>
          <table:table-cell table:formula="of:=COS([.E144]) * COS([.F144])" office:value-type="float" office:value="0.878027375647024" calcext:value-type="float">
            <text:p>0.8780273756</text:p>
          </table:table-cell>
          <table:table-cell table:formula="of:=[.J144] * [.G144] + [.M144] * [.H144] + [.P144] * [.H144]" office:value-type="float" office:value="0.0363508937850127" calcext:value-type="float">
            <text:p>0.0363508938</text:p>
          </table:table-cell>
          <table:table-cell table:formula="of:=[.K144] * [.D144] + [.N144] * [.E144] + [.Q144] * [.H144]" office:value-type="float" office:value="0.0288646932006992" calcext:value-type="float">
            <text:p>0.0288646932</text:p>
          </table:table-cell>
          <table:table-cell table:formula="of:=[.L144] * [.G144] + [.O144] * [.H144] + [.R144] * [.H144]" office:value-type="float" office:value="8.69783217502171" calcext:value-type="float">
            <text:p>8.697832175</text:p>
          </table:table-cell>
          <table:table-cell/>
          <table:table-cell table:formula="of:=[.B144]-[.S144]" office:value-type="float" office:value="0.281963106214987" calcext:value-type="float">
            <text:p>0.2819631062</text:p>
          </table:table-cell>
          <table:table-cell table:formula="of:=[.A144]-[.T144]" office:value-type="float" office:value="-0.0458476932006992" calcext:value-type="float">
            <text:p>-0.0458476932</text:p>
          </table:table-cell>
          <table:table-cell table:formula="of:=[.C144]-[.U144]" office:value-type="float" office:value="1.03705782497829" calcext:value-type="float">
            <text:p>1.037057825</text:p>
          </table:table-cell>
        </table:table-row>
        <table:table-row table:style-name="ro1">
          <table:table-cell office:value-type="float" office:value="-0.016983" calcext:value-type="float">
            <text:p>-0.016983</text:p>
          </table:table-cell>
          <table:table-cell office:value-type="float" office:value="0.318314" calcext:value-type="float">
            <text:p>0.318314</text:p>
          </table:table-cell>
          <table:table-cell office:value-type="float" office:value="9.73489" calcext:value-type="float">
            <text:p>9.73489</text:p>
          </table:table-cell>
          <table:table-cell office:value-type="float" office:value="-0.0304182" calcext:value-type="float">
            <text:p>-0.0304182</text:p>
          </table:table-cell>
          <table:table-cell office:value-type="float" office:value="-0.499048" calcext:value-type="float">
            <text:p>-0.499048</text:p>
          </table:table-cell>
          <table:table-cell office:value-type="float" office:value="0.00505125" calcext:value-type="float">
            <text:p>0.0050512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45])*COS([.E145])" office:value-type="float" office:value="0.877632398563626" calcext:value-type="float">
            <text:p>0.8776323986</text:p>
          </table:table-cell>
          <table:table-cell table:formula="of:=COS([.D145]) * SIN([.E145]) * SIN([.F145]) - SIN([.E145]) * COS([.F145])" office:value-type="float" office:value="0.476167408801614" calcext:value-type="float">
            <text:p>0.4761674088</text:p>
          </table:table-cell>
          <table:table-cell table:formula="of:=COS([.D145]) * SIN([.E145]) * COS([.F145]) + SIN([.D145]) * SIN([.F145])" office:value-type="float" office:value="-0.478515991056086" calcext:value-type="float">
            <text:p>-0.4785159911</text:p>
          </table:table-cell>
          <table:table-cell table:formula="of:=SIN([.D145]) * COS([.E145])" office:value-type="float" office:value="-0.0267042345154283" calcext:value-type="float">
            <text:p>-0.0267042345</text:p>
          </table:table-cell>
          <table:table-cell table:formula="of:=SIN([.D145]) * SIN([.E145]) * SIN([.F145] + COS([.D145]) * COS([.F145]))" office:value-type="float" office:value="0.0122839712461853" calcext:value-type="float">
            <text:p>0.0122839712</text:p>
          </table:table-cell>
          <table:table-cell table:formula="of:=SIN([.D145]) * SIN([.E145]) * COS([.F145])- COS([.D145]) * SIN([.F145])" office:value-type="float" office:value="0.00950651976335454" calcext:value-type="float">
            <text:p>0.0095065198</text:p>
          </table:table-cell>
          <table:table-cell table:formula="of:=-SIN([.D145])" office:value-type="float" office:value="0.03041350939145" calcext:value-type="float">
            <text:p>0.0304135094</text:p>
          </table:table-cell>
          <table:table-cell table:formula="of:=COS([.D145]) * SIN([.F145])" office:value-type="float" office:value="0.00504889183240558" calcext:value-type="float">
            <text:p>0.0050488918</text:p>
          </table:table-cell>
          <table:table-cell table:formula="of:=COS([.E145]) * COS([.F145])" office:value-type="float" office:value="0.878027375647024" calcext:value-type="float">
            <text:p>0.8780273756</text:p>
          </table:table-cell>
          <table:table-cell table:formula="of:=[.J145] * [.G145] + [.M145] * [.H145] + [.P145] * [.H145]" office:value-type="float" office:value="0.0363508937850127" calcext:value-type="float">
            <text:p>0.0363508938</text:p>
          </table:table-cell>
          <table:table-cell table:formula="of:=[.K145] * [.D145] + [.N145] * [.E145] + [.Q145] * [.H145]" office:value-type="float" office:value="0.0288646932006992" calcext:value-type="float">
            <text:p>0.0288646932</text:p>
          </table:table-cell>
          <table:table-cell table:formula="of:=[.L145] * [.G145] + [.O145] * [.H145] + [.R145] * [.H145]" office:value-type="float" office:value="8.69783217502171" calcext:value-type="float">
            <text:p>8.697832175</text:p>
          </table:table-cell>
          <table:table-cell/>
          <table:table-cell table:formula="of:=[.B145]-[.S145]" office:value-type="float" office:value="0.281963106214987" calcext:value-type="float">
            <text:p>0.2819631062</text:p>
          </table:table-cell>
          <table:table-cell table:formula="of:=[.A145]-[.T145]" office:value-type="float" office:value="-0.0458476932006992" calcext:value-type="float">
            <text:p>-0.0458476932</text:p>
          </table:table-cell>
          <table:table-cell table:formula="of:=[.C145]-[.U145]" office:value-type="float" office:value="1.03705782497829" calcext:value-type="float">
            <text:p>1.037057825</text:p>
          </table:table-cell>
        </table:table-row>
        <table:table-row table:style-name="ro1">
          <table:table-cell office:value-type="float" office:value="-0.016983" calcext:value-type="float">
            <text:p>-0.016983</text:p>
          </table:table-cell>
          <table:table-cell office:value-type="float" office:value="0.318314" calcext:value-type="float">
            <text:p>0.318314</text:p>
          </table:table-cell>
          <table:table-cell office:value-type="float" office:value="9.73489" calcext:value-type="float">
            <text:p>9.73489</text:p>
          </table:table-cell>
          <table:table-cell office:value-type="float" office:value="-0.0304182" calcext:value-type="float">
            <text:p>-0.0304182</text:p>
          </table:table-cell>
          <table:table-cell office:value-type="float" office:value="-0.499048" calcext:value-type="float">
            <text:p>-0.499048</text:p>
          </table:table-cell>
          <table:table-cell office:value-type="float" office:value="0.00505125" calcext:value-type="float">
            <text:p>0.0050512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46])*COS([.E146])" office:value-type="float" office:value="0.877632398563626" calcext:value-type="float">
            <text:p>0.8776323986</text:p>
          </table:table-cell>
          <table:table-cell table:formula="of:=COS([.D146]) * SIN([.E146]) * SIN([.F146]) - SIN([.E146]) * COS([.F146])" office:value-type="float" office:value="0.476167408801614" calcext:value-type="float">
            <text:p>0.4761674088</text:p>
          </table:table-cell>
          <table:table-cell table:formula="of:=COS([.D146]) * SIN([.E146]) * COS([.F146]) + SIN([.D146]) * SIN([.F146])" office:value-type="float" office:value="-0.478515991056086" calcext:value-type="float">
            <text:p>-0.4785159911</text:p>
          </table:table-cell>
          <table:table-cell table:formula="of:=SIN([.D146]) * COS([.E146])" office:value-type="float" office:value="-0.0267042345154283" calcext:value-type="float">
            <text:p>-0.0267042345</text:p>
          </table:table-cell>
          <table:table-cell table:formula="of:=SIN([.D146]) * SIN([.E146]) * SIN([.F146] + COS([.D146]) * COS([.F146]))" office:value-type="float" office:value="0.0122839712461853" calcext:value-type="float">
            <text:p>0.0122839712</text:p>
          </table:table-cell>
          <table:table-cell table:formula="of:=SIN([.D146]) * SIN([.E146]) * COS([.F146])- COS([.D146]) * SIN([.F146])" office:value-type="float" office:value="0.00950651976335454" calcext:value-type="float">
            <text:p>0.0095065198</text:p>
          </table:table-cell>
          <table:table-cell table:formula="of:=-SIN([.D146])" office:value-type="float" office:value="0.03041350939145" calcext:value-type="float">
            <text:p>0.0304135094</text:p>
          </table:table-cell>
          <table:table-cell table:formula="of:=COS([.D146]) * SIN([.F146])" office:value-type="float" office:value="0.00504889183240558" calcext:value-type="float">
            <text:p>0.0050488918</text:p>
          </table:table-cell>
          <table:table-cell table:formula="of:=COS([.E146]) * COS([.F146])" office:value-type="float" office:value="0.878027375647024" calcext:value-type="float">
            <text:p>0.8780273756</text:p>
          </table:table-cell>
          <table:table-cell table:formula="of:=[.J146] * [.G146] + [.M146] * [.H146] + [.P146] * [.H146]" office:value-type="float" office:value="0.0363508937850127" calcext:value-type="float">
            <text:p>0.0363508938</text:p>
          </table:table-cell>
          <table:table-cell table:formula="of:=[.K146] * [.D146] + [.N146] * [.E146] + [.Q146] * [.H146]" office:value-type="float" office:value="0.0288646932006992" calcext:value-type="float">
            <text:p>0.0288646932</text:p>
          </table:table-cell>
          <table:table-cell table:formula="of:=[.L146] * [.G146] + [.O146] * [.H146] + [.R146] * [.H146]" office:value-type="float" office:value="8.69783217502171" calcext:value-type="float">
            <text:p>8.697832175</text:p>
          </table:table-cell>
          <table:table-cell/>
          <table:table-cell table:formula="of:=[.B146]-[.S146]" office:value-type="float" office:value="0.281963106214987" calcext:value-type="float">
            <text:p>0.2819631062</text:p>
          </table:table-cell>
          <table:table-cell table:formula="of:=[.A146]-[.T146]" office:value-type="float" office:value="-0.0458476932006992" calcext:value-type="float">
            <text:p>-0.0458476932</text:p>
          </table:table-cell>
          <table:table-cell table:formula="of:=[.C146]-[.U146]" office:value-type="float" office:value="1.03705782497829" calcext:value-type="float">
            <text:p>1.037057825</text:p>
          </table:table-cell>
        </table:table-row>
        <table:table-row table:style-name="ro1">
          <table:table-cell office:value-type="float" office:value="-0.016983" calcext:value-type="float">
            <text:p>-0.016983</text:p>
          </table:table-cell>
          <table:table-cell office:value-type="float" office:value="0.318314" calcext:value-type="float">
            <text:p>0.318314</text:p>
          </table:table-cell>
          <table:table-cell office:value-type="float" office:value="9.73489" calcext:value-type="float">
            <text:p>9.73489</text:p>
          </table:table-cell>
          <table:table-cell office:value-type="float" office:value="-0.030416" calcext:value-type="float">
            <text:p>-0.030416</text:p>
          </table:table-cell>
          <table:table-cell office:value-type="float" office:value="-0.49902" calcext:value-type="float">
            <text:p>-0.49902</text:p>
          </table:table-cell>
          <table:table-cell office:value-type="float" office:value="0.00503939" calcext:value-type="float">
            <text:p>0.0050393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47])*COS([.E147])" office:value-type="float" office:value="0.877645851284793" calcext:value-type="float">
            <text:p>0.8776458513</text:p>
          </table:table-cell>
          <table:table-cell table:formula="of:=COS([.D147]) * SIN([.E147]) * SIN([.F147]) - SIN([.E147]) * COS([.F147])" office:value-type="float" office:value="0.476148649536902" calcext:value-type="float">
            <text:p>0.4761486495</text:p>
          </table:table-cell>
          <table:table-cell table:formula="of:=COS([.D147]) * SIN([.E147]) * COS([.F147]) + SIN([.D147]) * SIN([.F147])" office:value-type="float" office:value="-0.478491106335682" calcext:value-type="float">
            <text:p>-0.4784911063</text:p>
          </table:table-cell>
          <table:table-cell table:formula="of:=SIN([.D147]) * COS([.E147])" office:value-type="float" office:value="-0.0267027112408761" calcext:value-type="float">
            <text:p>-0.0267027112</text:p>
          </table:table-cell>
          <table:table-cell table:formula="of:=SIN([.D147]) * SIN([.E147]) * SIN([.F147] + COS([.D147]) * COS([.F147]))" office:value-type="float" office:value="0.0122823604893151" calcext:value-type="float">
            <text:p>0.0122823605</text:p>
          </table:table-cell>
          <table:table-cell table:formula="of:=SIN([.D147]) * SIN([.E147]) * COS([.F147])- COS([.D147]) * SIN([.F147])" office:value-type="float" office:value="0.00951657460184348" calcext:value-type="float">
            <text:p>0.0095165746</text:p>
          </table:table-cell>
          <table:table-cell table:formula="of:=-SIN([.D147])" office:value-type="float" office:value="0.0304113104090915" calcext:value-type="float">
            <text:p>0.0304113104</text:p>
          </table:table-cell>
          <table:table-cell table:formula="of:=COS([.D147]) * SIN([.F147])" office:value-type="float" office:value="0.00503703780686533" calcext:value-type="float">
            <text:p>0.0050370378</text:p>
          </table:table-cell>
          <table:table-cell table:formula="of:=COS([.E147]) * COS([.F147])" office:value-type="float" office:value="0.878040828188247" calcext:value-type="float">
            <text:p>0.8780408282</text:p>
          </table:table-cell>
          <table:table-cell table:formula="of:=[.J147] * [.G147] + [.M147] * [.H147] + [.P147] * [.H147]" office:value-type="float" office:value="0.0363442718485111" calcext:value-type="float">
            <text:p>0.0363442718</text:p>
          </table:table-cell>
          <table:table-cell table:formula="of:=[.K147] * [.D147] + [.N147] * [.E147] + [.Q147] * [.H147]" office:value-type="float" office:value="0.0287512896515878" calcext:value-type="float">
            <text:p>0.0287512897</text:p>
          </table:table-cell>
          <table:table-cell table:formula="of:=[.L147] * [.G147] + [.O147] * [.H147] + [.R147] * [.H147]" office:value-type="float" office:value="8.69806254734289" calcext:value-type="float">
            <text:p>8.6980625473</text:p>
          </table:table-cell>
          <table:table-cell/>
          <table:table-cell table:formula="of:=[.B147]-[.S147]" office:value-type="float" office:value="0.281969728151489" calcext:value-type="float">
            <text:p>0.2819697282</text:p>
          </table:table-cell>
          <table:table-cell table:formula="of:=[.A147]-[.T147]" office:value-type="float" office:value="-0.0457342896515878" calcext:value-type="float">
            <text:p>-0.0457342897</text:p>
          </table:table-cell>
          <table:table-cell table:formula="of:=[.C147]-[.U147]" office:value-type="float" office:value="1.03682745265711" calcext:value-type="float">
            <text:p>1.0368274527</text:p>
          </table:table-cell>
        </table:table-row>
        <table:table-row table:style-name="ro1">
          <table:table-cell office:value-type="float" office:value="-0.016983" calcext:value-type="float">
            <text:p>-0.016983</text:p>
          </table:table-cell>
          <table:table-cell office:value-type="float" office:value="0.318314" calcext:value-type="float">
            <text:p>0.318314</text:p>
          </table:table-cell>
          <table:table-cell office:value-type="float" office:value="9.73489" calcext:value-type="float">
            <text:p>9.73489</text:p>
          </table:table-cell>
          <table:table-cell office:value-type="float" office:value="-0.0305224" calcext:value-type="float">
            <text:p>-0.0305224</text:p>
          </table:table-cell>
          <table:table-cell office:value-type="float" office:value="-0.498895" calcext:value-type="float">
            <text:p>-0.498895</text:p>
          </table:table-cell>
          <table:table-cell office:value-type="float" office:value="0.00492122" calcext:value-type="float">
            <text:p>0.0049212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48])*COS([.E148])" office:value-type="float" office:value="0.87770279108858" calcext:value-type="float">
            <text:p>0.8777027911</text:p>
          </table:table-cell>
          <table:table-cell table:formula="of:=COS([.D148]) * SIN([.E148]) * SIN([.F148]) - SIN([.E148]) * COS([.F148])" office:value-type="float" office:value="0.476096245010814" calcext:value-type="float">
            <text:p>0.476096245</text:p>
          </table:table-cell>
          <table:table-cell table:formula="of:=COS([.D148]) * SIN([.E148]) * COS([.F148]) + SIN([.D148]) * SIN([.F148])" office:value-type="float" office:value="-0.478377058566614" calcext:value-type="float">
            <text:p>-0.4783770586</text:p>
          </table:table-cell>
          <table:table-cell table:formula="of:=SIN([.D148]) * COS([.E148])" office:value-type="float" office:value="-0.0267979179853921" calcext:value-type="float">
            <text:p>-0.026797918</text:p>
          </table:table-cell>
          <table:table-cell table:formula="of:=SIN([.D148]) * SIN([.E148]) * SIN([.F148] + COS([.D148]) * COS([.F148]))" office:value-type="float" office:value="0.0123215394787057" calcext:value-type="float">
            <text:p>0.0123215395</text:p>
          </table:table-cell>
          <table:table-cell table:formula="of:=SIN([.D148]) * SIN([.E148]) * COS([.F148])- COS([.D148]) * SIN([.F148])" office:value-type="float" office:value="0.00968225850643921" calcext:value-type="float">
            <text:p>0.0096822585</text:p>
          </table:table-cell>
          <table:table-cell table:formula="of:=-SIN([.D148])" office:value-type="float" office:value="0.0305176610234639" calcext:value-type="float">
            <text:p>0.030517661</text:p>
          </table:table-cell>
          <table:table-cell table:formula="of:=COS([.D148]) * SIN([.F148])" office:value-type="float" office:value="0.0049189079773541" calcext:value-type="float">
            <text:p>0.004918908</text:p>
          </table:table-cell>
          <table:table-cell table:formula="of:=COS([.E148]) * COS([.F148])" office:value-type="float" office:value="0.878101158015048" calcext:value-type="float">
            <text:p>0.878101158</text:p>
          </table:table-cell>
          <table:table-cell table:formula="of:=[.J148] * [.G148] + [.M148] * [.H148] + [.P148] * [.H148]" office:value-type="float" office:value="0.0364534817731029" calcext:value-type="float">
            <text:p>0.0364534818</text:p>
          </table:table-cell>
          <table:table-cell table:formula="of:=[.K148] * [.D148] + [.N148] * [.E148] + [.Q148] * [.H148]" office:value-type="float" office:value="0.0275265437111232" calcext:value-type="float">
            <text:p>0.0275265437</text:p>
          </table:table-cell>
          <table:table-cell table:formula="of:=[.L148] * [.G148] + [.O148] * [.H148] + [.R148] * [.H148]" office:value-type="float" office:value="8.70027748191058" calcext:value-type="float">
            <text:p>8.7002774819</text:p>
          </table:table-cell>
          <table:table-cell/>
          <table:table-cell table:formula="of:=[.B148]-[.S148]" office:value-type="float" office:value="0.281860518226897" calcext:value-type="float">
            <text:p>0.2818605182</text:p>
          </table:table-cell>
          <table:table-cell table:formula="of:=[.A148]-[.T148]" office:value-type="float" office:value="-0.0445095437111232" calcext:value-type="float">
            <text:p>-0.0445095437</text:p>
          </table:table-cell>
          <table:table-cell table:formula="of:=[.C148]-[.U148]" office:value-type="float" office:value="1.03461251808942" calcext:value-type="float">
            <text:p>1.0346125181</text:p>
          </table:table-cell>
        </table:table-row>
        <table:table-row table:style-name="ro1">
          <table:table-cell office:value-type="float" office:value="-0.0860138" calcext:value-type="float">
            <text:p>-0.0860138</text:p>
          </table:table-cell>
          <table:table-cell office:value-type="float" office:value="0.29689" calcext:value-type="float">
            <text:p>0.29689</text:p>
          </table:table-cell>
          <table:table-cell office:value-type="float" office:value="9.70871" calcext:value-type="float">
            <text:p>9.70871</text:p>
          </table:table-cell>
          <table:table-cell office:value-type="float" office:value="-0.0305224" calcext:value-type="float">
            <text:p>-0.0305224</text:p>
          </table:table-cell>
          <table:table-cell office:value-type="float" office:value="-0.498895" calcext:value-type="float">
            <text:p>-0.498895</text:p>
          </table:table-cell>
          <table:table-cell office:value-type="float" office:value="0.00492122" calcext:value-type="float">
            <text:p>0.0049212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49])*COS([.E149])" office:value-type="float" office:value="0.87770279108858" calcext:value-type="float">
            <text:p>0.8777027911</text:p>
          </table:table-cell>
          <table:table-cell table:formula="of:=COS([.D149]) * SIN([.E149]) * SIN([.F149]) - SIN([.E149]) * COS([.F149])" office:value-type="float" office:value="0.476096245010814" calcext:value-type="float">
            <text:p>0.476096245</text:p>
          </table:table-cell>
          <table:table-cell table:formula="of:=COS([.D149]) * SIN([.E149]) * COS([.F149]) + SIN([.D149]) * SIN([.F149])" office:value-type="float" office:value="-0.478377058566614" calcext:value-type="float">
            <text:p>-0.4783770586</text:p>
          </table:table-cell>
          <table:table-cell table:formula="of:=SIN([.D149]) * COS([.E149])" office:value-type="float" office:value="-0.0267979179853921" calcext:value-type="float">
            <text:p>-0.026797918</text:p>
          </table:table-cell>
          <table:table-cell table:formula="of:=SIN([.D149]) * SIN([.E149]) * SIN([.F149] + COS([.D149]) * COS([.F149]))" office:value-type="float" office:value="0.0123215394787057" calcext:value-type="float">
            <text:p>0.0123215395</text:p>
          </table:table-cell>
          <table:table-cell table:formula="of:=SIN([.D149]) * SIN([.E149]) * COS([.F149])- COS([.D149]) * SIN([.F149])" office:value-type="float" office:value="0.00968225850643921" calcext:value-type="float">
            <text:p>0.0096822585</text:p>
          </table:table-cell>
          <table:table-cell table:formula="of:=-SIN([.D149])" office:value-type="float" office:value="0.0305176610234639" calcext:value-type="float">
            <text:p>0.030517661</text:p>
          </table:table-cell>
          <table:table-cell table:formula="of:=COS([.D149]) * SIN([.F149])" office:value-type="float" office:value="0.0049189079773541" calcext:value-type="float">
            <text:p>0.004918908</text:p>
          </table:table-cell>
          <table:table-cell table:formula="of:=COS([.E149]) * COS([.F149])" office:value-type="float" office:value="0.878101158015048" calcext:value-type="float">
            <text:p>0.878101158</text:p>
          </table:table-cell>
          <table:table-cell table:formula="of:=[.J149] * [.G149] + [.M149] * [.H149] + [.P149] * [.H149]" office:value-type="float" office:value="0.0364534817731029" calcext:value-type="float">
            <text:p>0.0364534818</text:p>
          </table:table-cell>
          <table:table-cell table:formula="of:=[.K149] * [.D149] + [.N149] * [.E149] + [.Q149] * [.H149]" office:value-type="float" office:value="0.0275265437111232" calcext:value-type="float">
            <text:p>0.0275265437</text:p>
          </table:table-cell>
          <table:table-cell table:formula="of:=[.L149] * [.G149] + [.O149] * [.H149] + [.R149] * [.H149]" office:value-type="float" office:value="8.70027748191058" calcext:value-type="float">
            <text:p>8.7002774819</text:p>
          </table:table-cell>
          <table:table-cell/>
          <table:table-cell table:formula="of:=[.B149]-[.S149]" office:value-type="float" office:value="0.260436518226897" calcext:value-type="float">
            <text:p>0.2604365182</text:p>
          </table:table-cell>
          <table:table-cell table:formula="of:=[.A149]-[.T149]" office:value-type="float" office:value="-0.113540343711123" calcext:value-type="float">
            <text:p>-0.1135403437</text:p>
          </table:table-cell>
          <table:table-cell table:formula="of:=[.C149]-[.U149]" office:value-type="float" office:value="1.00843251808942" calcext:value-type="float">
            <text:p>1.0084325181</text:p>
          </table:table-cell>
        </table:table-row>
        <table:table-row table:style-name="ro1">
          <table:table-cell office:value-type="float" office:value="-0.0860138" calcext:value-type="float">
            <text:p>-0.0860138</text:p>
          </table:table-cell>
          <table:table-cell office:value-type="float" office:value="0.29689" calcext:value-type="float">
            <text:p>0.29689</text:p>
          </table:table-cell>
          <table:table-cell office:value-type="float" office:value="9.70871" calcext:value-type="float">
            <text:p>9.70871</text:p>
          </table:table-cell>
          <table:table-cell office:value-type="float" office:value="-0.0305224" calcext:value-type="float">
            <text:p>-0.0305224</text:p>
          </table:table-cell>
          <table:table-cell office:value-type="float" office:value="-0.498895" calcext:value-type="float">
            <text:p>-0.498895</text:p>
          </table:table-cell>
          <table:table-cell office:value-type="float" office:value="0.00492122" calcext:value-type="float">
            <text:p>0.0049212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50])*COS([.E150])" office:value-type="float" office:value="0.87770279108858" calcext:value-type="float">
            <text:p>0.8777027911</text:p>
          </table:table-cell>
          <table:table-cell table:formula="of:=COS([.D150]) * SIN([.E150]) * SIN([.F150]) - SIN([.E150]) * COS([.F150])" office:value-type="float" office:value="0.476096245010814" calcext:value-type="float">
            <text:p>0.476096245</text:p>
          </table:table-cell>
          <table:table-cell table:formula="of:=COS([.D150]) * SIN([.E150]) * COS([.F150]) + SIN([.D150]) * SIN([.F150])" office:value-type="float" office:value="-0.478377058566614" calcext:value-type="float">
            <text:p>-0.4783770586</text:p>
          </table:table-cell>
          <table:table-cell table:formula="of:=SIN([.D150]) * COS([.E150])" office:value-type="float" office:value="-0.0267979179853921" calcext:value-type="float">
            <text:p>-0.026797918</text:p>
          </table:table-cell>
          <table:table-cell table:formula="of:=SIN([.D150]) * SIN([.E150]) * SIN([.F150] + COS([.D150]) * COS([.F150]))" office:value-type="float" office:value="0.0123215394787057" calcext:value-type="float">
            <text:p>0.0123215395</text:p>
          </table:table-cell>
          <table:table-cell table:formula="of:=SIN([.D150]) * SIN([.E150]) * COS([.F150])- COS([.D150]) * SIN([.F150])" office:value-type="float" office:value="0.00968225850643921" calcext:value-type="float">
            <text:p>0.0096822585</text:p>
          </table:table-cell>
          <table:table-cell table:formula="of:=-SIN([.D150])" office:value-type="float" office:value="0.0305176610234639" calcext:value-type="float">
            <text:p>0.030517661</text:p>
          </table:table-cell>
          <table:table-cell table:formula="of:=COS([.D150]) * SIN([.F150])" office:value-type="float" office:value="0.0049189079773541" calcext:value-type="float">
            <text:p>0.004918908</text:p>
          </table:table-cell>
          <table:table-cell table:formula="of:=COS([.E150]) * COS([.F150])" office:value-type="float" office:value="0.878101158015048" calcext:value-type="float">
            <text:p>0.878101158</text:p>
          </table:table-cell>
          <table:table-cell table:formula="of:=[.J150] * [.G150] + [.M150] * [.H150] + [.P150] * [.H150]" office:value-type="float" office:value="0.0364534817731029" calcext:value-type="float">
            <text:p>0.0364534818</text:p>
          </table:table-cell>
          <table:table-cell table:formula="of:=[.K150] * [.D150] + [.N150] * [.E150] + [.Q150] * [.H150]" office:value-type="float" office:value="0.0275265437111232" calcext:value-type="float">
            <text:p>0.0275265437</text:p>
          </table:table-cell>
          <table:table-cell table:formula="of:=[.L150] * [.G150] + [.O150] * [.H150] + [.R150] * [.H150]" office:value-type="float" office:value="8.70027748191058" calcext:value-type="float">
            <text:p>8.7002774819</text:p>
          </table:table-cell>
          <table:table-cell/>
          <table:table-cell table:formula="of:=[.B150]-[.S150]" office:value-type="float" office:value="0.260436518226897" calcext:value-type="float">
            <text:p>0.2604365182</text:p>
          </table:table-cell>
          <table:table-cell table:formula="of:=[.A150]-[.T150]" office:value-type="float" office:value="-0.113540343711123" calcext:value-type="float">
            <text:p>-0.1135403437</text:p>
          </table:table-cell>
          <table:table-cell table:formula="of:=[.C150]-[.U150]" office:value-type="float" office:value="1.00843251808942" calcext:value-type="float">
            <text:p>1.0084325181</text:p>
          </table:table-cell>
        </table:table-row>
        <table:table-row table:style-name="ro1">
          <table:table-cell office:value-type="float" office:value="-0.0312653" calcext:value-type="float">
            <text:p>-0.0312653</text:p>
          </table:table-cell>
          <table:table-cell office:value-type="float" office:value="0.289749" calcext:value-type="float">
            <text:p>0.289749</text:p>
          </table:table-cell>
          <table:table-cell office:value-type="float" office:value="9.7587" calcext:value-type="float">
            <text:p>9.7587</text:p>
          </table:table-cell>
          <table:table-cell office:value-type="float" office:value="-0.0305224" calcext:value-type="float">
            <text:p>-0.0305224</text:p>
          </table:table-cell>
          <table:table-cell office:value-type="float" office:value="-0.498895" calcext:value-type="float">
            <text:p>-0.498895</text:p>
          </table:table-cell>
          <table:table-cell office:value-type="float" office:value="0.00492122" calcext:value-type="float">
            <text:p>0.0049212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51])*COS([.E151])" office:value-type="float" office:value="0.87770279108858" calcext:value-type="float">
            <text:p>0.8777027911</text:p>
          </table:table-cell>
          <table:table-cell table:formula="of:=COS([.D151]) * SIN([.E151]) * SIN([.F151]) - SIN([.E151]) * COS([.F151])" office:value-type="float" office:value="0.476096245010814" calcext:value-type="float">
            <text:p>0.476096245</text:p>
          </table:table-cell>
          <table:table-cell table:formula="of:=COS([.D151]) * SIN([.E151]) * COS([.F151]) + SIN([.D151]) * SIN([.F151])" office:value-type="float" office:value="-0.478377058566614" calcext:value-type="float">
            <text:p>-0.4783770586</text:p>
          </table:table-cell>
          <table:table-cell table:formula="of:=SIN([.D151]) * COS([.E151])" office:value-type="float" office:value="-0.0267979179853921" calcext:value-type="float">
            <text:p>-0.026797918</text:p>
          </table:table-cell>
          <table:table-cell table:formula="of:=SIN([.D151]) * SIN([.E151]) * SIN([.F151] + COS([.D151]) * COS([.F151]))" office:value-type="float" office:value="0.0123215394787057" calcext:value-type="float">
            <text:p>0.0123215395</text:p>
          </table:table-cell>
          <table:table-cell table:formula="of:=SIN([.D151]) * SIN([.E151]) * COS([.F151])- COS([.D151]) * SIN([.F151])" office:value-type="float" office:value="0.00968225850643921" calcext:value-type="float">
            <text:p>0.0096822585</text:p>
          </table:table-cell>
          <table:table-cell table:formula="of:=-SIN([.D151])" office:value-type="float" office:value="0.0305176610234639" calcext:value-type="float">
            <text:p>0.030517661</text:p>
          </table:table-cell>
          <table:table-cell table:formula="of:=COS([.D151]) * SIN([.F151])" office:value-type="float" office:value="0.0049189079773541" calcext:value-type="float">
            <text:p>0.004918908</text:p>
          </table:table-cell>
          <table:table-cell table:formula="of:=COS([.E151]) * COS([.F151])" office:value-type="float" office:value="0.878101158015048" calcext:value-type="float">
            <text:p>0.878101158</text:p>
          </table:table-cell>
          <table:table-cell table:formula="of:=[.J151] * [.G151] + [.M151] * [.H151] + [.P151] * [.H151]" office:value-type="float" office:value="0.0364534817731029" calcext:value-type="float">
            <text:p>0.0364534818</text:p>
          </table:table-cell>
          <table:table-cell table:formula="of:=[.K151] * [.D151] + [.N151] * [.E151] + [.Q151] * [.H151]" office:value-type="float" office:value="0.0275265437111232" calcext:value-type="float">
            <text:p>0.0275265437</text:p>
          </table:table-cell>
          <table:table-cell table:formula="of:=[.L151] * [.G151] + [.O151] * [.H151] + [.R151] * [.H151]" office:value-type="float" office:value="8.70027748191058" calcext:value-type="float">
            <text:p>8.7002774819</text:p>
          </table:table-cell>
          <table:table-cell/>
          <table:table-cell table:formula="of:=[.B151]-[.S151]" office:value-type="float" office:value="0.253295518226897" calcext:value-type="float">
            <text:p>0.2532955182</text:p>
          </table:table-cell>
          <table:table-cell table:formula="of:=[.A151]-[.T151]" office:value-type="float" office:value="-0.0587918437111232" calcext:value-type="float">
            <text:p>-0.0587918437</text:p>
          </table:table-cell>
          <table:table-cell table:formula="of:=[.C151]-[.U151]" office:value-type="float" office:value="1.05842251808942" calcext:value-type="float">
            <text:p>1.0584225181</text:p>
          </table:table-cell>
        </table:table-row>
        <table:table-row table:style-name="ro1">
          <table:table-cell office:value-type="float" office:value="-0.0312653" calcext:value-type="float">
            <text:p>-0.0312653</text:p>
          </table:table-cell>
          <table:table-cell office:value-type="float" office:value="0.289749" calcext:value-type="float">
            <text:p>0.289749</text:p>
          </table:table-cell>
          <table:table-cell office:value-type="float" office:value="9.7587" calcext:value-type="float">
            <text:p>9.7587</text:p>
          </table:table-cell>
          <table:table-cell office:value-type="float" office:value="-0.0305339" calcext:value-type="float">
            <text:p>-0.0305339</text:p>
          </table:table-cell>
          <table:table-cell office:value-type="float" office:value="-0.499211" calcext:value-type="float">
            <text:p>-0.499211</text:p>
          </table:table-cell>
          <table:table-cell office:value-type="float" office:value="0.00506459" calcext:value-type="float">
            <text:p>0.0050645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52])*COS([.E152])" office:value-type="float" office:value="0.877551317565669" calcext:value-type="float">
            <text:p>0.8775513176</text:p>
          </table:table-cell>
          <table:table-cell table:formula="of:=COS([.D152]) * SIN([.E152]) * SIN([.F152]) - SIN([.E152]) * COS([.F152])" office:value-type="float" office:value="0.476303391323419" calcext:value-type="float">
            <text:p>0.4763033913</text:p>
          </table:table-cell>
          <table:table-cell table:formula="of:=COS([.D152]) * SIN([.E152]) * COS([.F152]) + SIN([.D152]) * SIN([.F152])" office:value-type="float" office:value="-0.478658308312428" calcext:value-type="float">
            <text:p>-0.4786583083</text:p>
          </table:table-cell>
          <table:table-cell table:formula="of:=SIN([.D152]) * COS([.E152])" office:value-type="float" office:value="-0.0268033944649457" calcext:value-type="float">
            <text:p>-0.0268033945</text:p>
          </table:table-cell>
          <table:table-cell table:formula="of:=SIN([.D152]) * SIN([.E152]) * SIN([.F152] + COS([.D152]) * COS([.F152]))" office:value-type="float" office:value="0.0123344442983095" calcext:value-type="float">
            <text:p>0.0123344443</text:p>
          </table:table-cell>
          <table:table-cell table:formula="of:=SIN([.D152]) * SIN([.E152]) * COS([.F152])- COS([.D152]) * SIN([.F152])" office:value-type="float" office:value="0.00955291849397375" calcext:value-type="float">
            <text:p>0.0095529185</text:p>
          </table:table-cell>
          <table:table-cell table:formula="of:=-SIN([.D152])" office:value-type="float" office:value="0.0305291556650643" calcext:value-type="float">
            <text:p>0.0305291557</text:p>
          </table:table-cell>
          <table:table-cell table:formula="of:=COS([.D152]) * SIN([.F152])" office:value-type="float" office:value="0.00506220763549108" calcext:value-type="float">
            <text:p>0.0050622076</text:p>
          </table:table-cell>
          <table:table-cell table:formula="of:=COS([.E152]) * COS([.F152])" office:value-type="float" office:value="0.877949295592708" calcext:value-type="float">
            <text:p>0.8779492956</text:p>
          </table:table-cell>
          <table:table-cell table:formula="of:=[.J152] * [.G152] + [.M152] * [.H152] + [.P152] * [.H152]" office:value-type="float" office:value="0.0365124597611621" calcext:value-type="float">
            <text:p>0.0365124598</text:p>
          </table:table-cell>
          <table:table-cell table:formula="of:=[.K152] * [.D152] + [.N152] * [.E152] + [.Q152] * [.H152]" office:value-type="float" office:value="0.0289087444348791" calcext:value-type="float">
            <text:p>0.0289087444</text:p>
          </table:table-cell>
          <table:table-cell table:formula="of:=[.L152] * [.G152] + [.O152] * [.H152] + [.R152] * [.H152]" office:value-type="float" office:value="8.69752169804948" calcext:value-type="float">
            <text:p>8.697521698</text:p>
          </table:table-cell>
          <table:table-cell/>
          <table:table-cell table:formula="of:=[.B152]-[.S152]" office:value-type="float" office:value="0.253236540238838" calcext:value-type="float">
            <text:p>0.2532365402</text:p>
          </table:table-cell>
          <table:table-cell table:formula="of:=[.A152]-[.T152]" office:value-type="float" office:value="-0.0601740444348791" calcext:value-type="float">
            <text:p>-0.0601740444</text:p>
          </table:table-cell>
          <table:table-cell table:formula="of:=[.C152]-[.U152]" office:value-type="float" office:value="1.06117830195052" calcext:value-type="float">
            <text:p>1.061178302</text:p>
          </table:table-cell>
        </table:table-row>
        <table:table-row table:style-name="ro1">
          <table:table-cell office:value-type="float" office:value="-0.0479279" calcext:value-type="float">
            <text:p>-0.0479279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71109" calcext:value-type="float">
            <text:p>9.71109</text:p>
          </table:table-cell>
          <table:table-cell office:value-type="float" office:value="-0.0305339" calcext:value-type="float">
            <text:p>-0.0305339</text:p>
          </table:table-cell>
          <table:table-cell office:value-type="float" office:value="-0.499211" calcext:value-type="float">
            <text:p>-0.499211</text:p>
          </table:table-cell>
          <table:table-cell office:value-type="float" office:value="0.00506459" calcext:value-type="float">
            <text:p>0.0050645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53])*COS([.E153])" office:value-type="float" office:value="0.877551317565669" calcext:value-type="float">
            <text:p>0.8775513176</text:p>
          </table:table-cell>
          <table:table-cell table:formula="of:=COS([.D153]) * SIN([.E153]) * SIN([.F153]) - SIN([.E153]) * COS([.F153])" office:value-type="float" office:value="0.476303391323419" calcext:value-type="float">
            <text:p>0.4763033913</text:p>
          </table:table-cell>
          <table:table-cell table:formula="of:=COS([.D153]) * SIN([.E153]) * COS([.F153]) + SIN([.D153]) * SIN([.F153])" office:value-type="float" office:value="-0.478658308312428" calcext:value-type="float">
            <text:p>-0.4786583083</text:p>
          </table:table-cell>
          <table:table-cell table:formula="of:=SIN([.D153]) * COS([.E153])" office:value-type="float" office:value="-0.0268033944649457" calcext:value-type="float">
            <text:p>-0.0268033945</text:p>
          </table:table-cell>
          <table:table-cell table:formula="of:=SIN([.D153]) * SIN([.E153]) * SIN([.F153] + COS([.D153]) * COS([.F153]))" office:value-type="float" office:value="0.0123344442983095" calcext:value-type="float">
            <text:p>0.0123344443</text:p>
          </table:table-cell>
          <table:table-cell table:formula="of:=SIN([.D153]) * SIN([.E153]) * COS([.F153])- COS([.D153]) * SIN([.F153])" office:value-type="float" office:value="0.00955291849397375" calcext:value-type="float">
            <text:p>0.0095529185</text:p>
          </table:table-cell>
          <table:table-cell table:formula="of:=-SIN([.D153])" office:value-type="float" office:value="0.0305291556650643" calcext:value-type="float">
            <text:p>0.0305291557</text:p>
          </table:table-cell>
          <table:table-cell table:formula="of:=COS([.D153]) * SIN([.F153])" office:value-type="float" office:value="0.00506220763549108" calcext:value-type="float">
            <text:p>0.0050622076</text:p>
          </table:table-cell>
          <table:table-cell table:formula="of:=COS([.E153]) * COS([.F153])" office:value-type="float" office:value="0.877949295592708" calcext:value-type="float">
            <text:p>0.8779492956</text:p>
          </table:table-cell>
          <table:table-cell table:formula="of:=[.J153] * [.G153] + [.M153] * [.H153] + [.P153] * [.H153]" office:value-type="float" office:value="0.0365124597611621" calcext:value-type="float">
            <text:p>0.0365124598</text:p>
          </table:table-cell>
          <table:table-cell table:formula="of:=[.K153] * [.D153] + [.N153] * [.E153] + [.Q153] * [.H153]" office:value-type="float" office:value="0.0289087444348791" calcext:value-type="float">
            <text:p>0.0289087444</text:p>
          </table:table-cell>
          <table:table-cell table:formula="of:=[.L153] * [.G153] + [.O153] * [.H153] + [.R153] * [.H153]" office:value-type="float" office:value="8.69752169804948" calcext:value-type="float">
            <text:p>8.697521698</text:p>
          </table:table-cell>
          <table:table-cell/>
          <table:table-cell table:formula="of:=[.B153]-[.S153]" office:value-type="float" office:value="0.255617540238838" calcext:value-type="float">
            <text:p>0.2556175402</text:p>
          </table:table-cell>
          <table:table-cell table:formula="of:=[.A153]-[.T153]" office:value-type="float" office:value="-0.0768366444348791" calcext:value-type="float">
            <text:p>-0.0768366444</text:p>
          </table:table-cell>
          <table:table-cell table:formula="of:=[.C153]-[.U153]" office:value-type="float" office:value="1.01356830195052" calcext:value-type="float">
            <text:p>1.013568302</text:p>
          </table:table-cell>
        </table:table-row>
        <table:table-row table:style-name="ro1">
          <table:table-cell office:value-type="float" office:value="-0.0479279" calcext:value-type="float">
            <text:p>-0.0479279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71109" calcext:value-type="float">
            <text:p>9.71109</text:p>
          </table:table-cell>
          <table:table-cell office:value-type="float" office:value="-0.0304953" calcext:value-type="float">
            <text:p>-0.0304953</text:p>
          </table:table-cell>
          <table:table-cell office:value-type="float" office:value="-0.499016" calcext:value-type="float">
            <text:p>-0.499016</text:p>
          </table:table-cell>
          <table:table-cell office:value-type="float" office:value="0.00499365" calcext:value-type="float">
            <text:p>0.0049936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54])*COS([.E154])" office:value-type="float" office:value="0.877645644364322" calcext:value-type="float">
            <text:p>0.8776456444</text:p>
          </table:table-cell>
          <table:table-cell table:formula="of:=COS([.D154]) * SIN([.E154]) * SIN([.F154]) - SIN([.E154]) * COS([.F154])" office:value-type="float" office:value="0.476167149655145" calcext:value-type="float">
            <text:p>0.4761671497</text:p>
          </table:table-cell>
          <table:table-cell table:formula="of:=COS([.D154]) * SIN([.E154]) * COS([.F154]) + SIN([.D154]) * SIN([.F154])" office:value-type="float" office:value="-0.478485554768533" calcext:value-type="float">
            <text:p>-0.4784855548</text:p>
          </table:table-cell>
          <table:table-cell table:formula="of:=SIN([.D154]) * COS([.E154])" office:value-type="float" office:value="-0.0267723668395553" calcext:value-type="float">
            <text:p>-0.0267723668</text:p>
          </table:table-cell>
          <table:table-cell table:formula="of:=SIN([.D154]) * SIN([.E154]) * SIN([.F154] + COS([.D154]) * COS([.F154]))" office:value-type="float" office:value="0.012313907366525" calcext:value-type="float">
            <text:p>0.0123139074</text:p>
          </table:table-cell>
          <table:table-cell table:formula="of:=SIN([.D154]) * SIN([.E154]) * COS([.F154])- COS([.D154]) * SIN([.F154])" office:value-type="float" office:value="0.00960013333485617" calcext:value-type="float">
            <text:p>0.0096001333</text:p>
          </table:table-cell>
          <table:table-cell table:formula="of:=-SIN([.D154])" office:value-type="float" office:value="0.03049057363469" calcext:value-type="float">
            <text:p>0.0304905736</text:p>
          </table:table-cell>
          <table:table-cell table:formula="of:=COS([.D154]) * SIN([.F154])" office:value-type="float" office:value="0.00499130747988349" calcext:value-type="float">
            <text:p>0.0049913075</text:p>
          </table:table-cell>
          <table:table-cell table:formula="of:=COS([.E154]) * COS([.F154])" office:value-type="float" office:value="0.878042943891585" calcext:value-type="float">
            <text:p>0.8780429439</text:p>
          </table:table-cell>
          <table:table-cell table:formula="of:=[.J154] * [.G154] + [.M154] * [.H154] + [.P154] * [.H154]" office:value-type="float" office:value="0.0364384265923199" calcext:value-type="float">
            <text:p>0.0364384266</text:p>
          </table:table-cell>
          <table:table-cell table:formula="of:=[.K154] * [.D154] + [.N154] * [.E154] + [.Q154] * [.H154]" office:value-type="float" office:value="0.0282491164255658" calcext:value-type="float">
            <text:p>0.0282491164</text:p>
          </table:table-cell>
          <table:table-cell table:formula="of:=[.L154] * [.G154] + [.O154] * [.H154] + [.R154] * [.H154]" office:value-type="float" office:value="8.69890215681913" calcext:value-type="float">
            <text:p>8.6989021568</text:p>
          </table:table-cell>
          <table:table-cell/>
          <table:table-cell table:formula="of:=[.B154]-[.S154]" office:value-type="float" office:value="0.25569157340768" calcext:value-type="float">
            <text:p>0.2556915734</text:p>
          </table:table-cell>
          <table:table-cell table:formula="of:=[.A154]-[.T154]" office:value-type="float" office:value="-0.0761770164255658" calcext:value-type="float">
            <text:p>-0.0761770164</text:p>
          </table:table-cell>
          <table:table-cell table:formula="of:=[.C154]-[.U154]" office:value-type="float" office:value="1.01218784318087" calcext:value-type="float">
            <text:p>1.0121878432</text:p>
          </table:table-cell>
        </table:table-row>
        <table:table-row table:style-name="ro1">
          <table:table-cell office:value-type="float" office:value="-0.0717316" calcext:value-type="float">
            <text:p>-0.0717316</text:p>
          </table:table-cell>
          <table:table-cell office:value-type="float" office:value="0.277847" calcext:value-type="float">
            <text:p>0.277847</text:p>
          </table:table-cell>
          <table:table-cell office:value-type="float" office:value="9.72299" calcext:value-type="float">
            <text:p>9.72299</text:p>
          </table:table-cell>
          <table:table-cell office:value-type="float" office:value="-0.0304953" calcext:value-type="float">
            <text:p>-0.0304953</text:p>
          </table:table-cell>
          <table:table-cell office:value-type="float" office:value="-0.499016" calcext:value-type="float">
            <text:p>-0.499016</text:p>
          </table:table-cell>
          <table:table-cell office:value-type="float" office:value="0.00499365" calcext:value-type="float">
            <text:p>0.0049936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55])*COS([.E155])" office:value-type="float" office:value="0.877645644364322" calcext:value-type="float">
            <text:p>0.8776456444</text:p>
          </table:table-cell>
          <table:table-cell table:formula="of:=COS([.D155]) * SIN([.E155]) * SIN([.F155]) - SIN([.E155]) * COS([.F155])" office:value-type="float" office:value="0.476167149655145" calcext:value-type="float">
            <text:p>0.4761671497</text:p>
          </table:table-cell>
          <table:table-cell table:formula="of:=COS([.D155]) * SIN([.E155]) * COS([.F155]) + SIN([.D155]) * SIN([.F155])" office:value-type="float" office:value="-0.478485554768533" calcext:value-type="float">
            <text:p>-0.4784855548</text:p>
          </table:table-cell>
          <table:table-cell table:formula="of:=SIN([.D155]) * COS([.E155])" office:value-type="float" office:value="-0.0267723668395553" calcext:value-type="float">
            <text:p>-0.0267723668</text:p>
          </table:table-cell>
          <table:table-cell table:formula="of:=SIN([.D155]) * SIN([.E155]) * SIN([.F155] + COS([.D155]) * COS([.F155]))" office:value-type="float" office:value="0.012313907366525" calcext:value-type="float">
            <text:p>0.0123139074</text:p>
          </table:table-cell>
          <table:table-cell table:formula="of:=SIN([.D155]) * SIN([.E155]) * COS([.F155])- COS([.D155]) * SIN([.F155])" office:value-type="float" office:value="0.00960013333485617" calcext:value-type="float">
            <text:p>0.0096001333</text:p>
          </table:table-cell>
          <table:table-cell table:formula="of:=-SIN([.D155])" office:value-type="float" office:value="0.03049057363469" calcext:value-type="float">
            <text:p>0.0304905736</text:p>
          </table:table-cell>
          <table:table-cell table:formula="of:=COS([.D155]) * SIN([.F155])" office:value-type="float" office:value="0.00499130747988349" calcext:value-type="float">
            <text:p>0.0049913075</text:p>
          </table:table-cell>
          <table:table-cell table:formula="of:=COS([.E155]) * COS([.F155])" office:value-type="float" office:value="0.878042943891585" calcext:value-type="float">
            <text:p>0.8780429439</text:p>
          </table:table-cell>
          <table:table-cell table:formula="of:=[.J155] * [.G155] + [.M155] * [.H155] + [.P155] * [.H155]" office:value-type="float" office:value="0.0364384265923199" calcext:value-type="float">
            <text:p>0.0364384266</text:p>
          </table:table-cell>
          <table:table-cell table:formula="of:=[.K155] * [.D155] + [.N155] * [.E155] + [.Q155] * [.H155]" office:value-type="float" office:value="0.0282491164255658" calcext:value-type="float">
            <text:p>0.0282491164</text:p>
          </table:table-cell>
          <table:table-cell table:formula="of:=[.L155] * [.G155] + [.O155] * [.H155] + [.R155] * [.H155]" office:value-type="float" office:value="8.69890215681913" calcext:value-type="float">
            <text:p>8.6989021568</text:p>
          </table:table-cell>
          <table:table-cell/>
          <table:table-cell table:formula="of:=[.B155]-[.S155]" office:value-type="float" office:value="0.24140857340768" calcext:value-type="float">
            <text:p>0.2414085734</text:p>
          </table:table-cell>
          <table:table-cell table:formula="of:=[.A155]-[.T155]" office:value-type="float" office:value="-0.0999807164255658" calcext:value-type="float">
            <text:p>-0.0999807164</text:p>
          </table:table-cell>
          <table:table-cell table:formula="of:=[.C155]-[.U155]" office:value-type="float" office:value="1.02408784318087" calcext:value-type="float">
            <text:p>1.0240878432</text:p>
          </table:table-cell>
        </table:table-row>
        <table:table-row table:style-name="ro1">
          <table:table-cell office:value-type="float" office:value="-0.0717316" calcext:value-type="float">
            <text:p>-0.0717316</text:p>
          </table:table-cell>
          <table:table-cell office:value-type="float" office:value="0.277847" calcext:value-type="float">
            <text:p>0.277847</text:p>
          </table:table-cell>
          <table:table-cell office:value-type="float" office:value="9.72299" calcext:value-type="float">
            <text:p>9.72299</text:p>
          </table:table-cell>
          <table:table-cell office:value-type="float" office:value="-0.0304809" calcext:value-type="float">
            <text:p>-0.0304809</text:p>
          </table:table-cell>
          <table:table-cell office:value-type="float" office:value="-0.498931" calcext:value-type="float">
            <text:p>-0.498931</text:p>
          </table:table-cell>
          <table:table-cell office:value-type="float" office:value="0.00496144" calcext:value-type="float">
            <text:p>0.0049614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56])*COS([.E156])" office:value-type="float" office:value="0.877686685479838" calcext:value-type="float">
            <text:p>0.8776866855</text:p>
          </table:table-cell>
          <table:table-cell table:formula="of:=COS([.D156]) * SIN([.E156]) * SIN([.F156]) - SIN([.E156]) * COS([.F156])" office:value-type="float" office:value="0.476108367194684" calcext:value-type="float">
            <text:p>0.4761083672</text:p>
          </table:table-cell>
          <table:table-cell table:formula="of:=COS([.D156]) * SIN([.E156]) * COS([.F156]) + SIN([.D156]) * SIN([.F156])" office:value-type="float" office:value="-0.478410187303266" calcext:value-type="float">
            <text:p>-0.4784101873</text:p>
          </table:table-cell>
          <table:table-cell table:formula="of:=SIN([.D156]) * COS([.E156])" office:value-type="float" office:value="-0.0267609683452762" calcext:value-type="float">
            <text:p>-0.0267609683</text:p>
          </table:table-cell>
          <table:table-cell table:formula="of:=SIN([.D156]) * SIN([.E156]) * SIN([.F156] + COS([.D156]) * COS([.F156]))" office:value-type="float" office:value="0.0123059276156273" calcext:value-type="float">
            <text:p>0.0123059276</text:p>
          </table:table-cell>
          <table:table-cell table:formula="of:=SIN([.D156]) * SIN([.E156]) * COS([.F156])- COS([.D156]) * SIN([.F156])" office:value-type="float" office:value="0.00962316551796225" calcext:value-type="float">
            <text:p>0.0096231655</text:p>
          </table:table-cell>
          <table:table-cell table:formula="of:=-SIN([.D156])" office:value-type="float" office:value="0.0304761803267463" calcext:value-type="float">
            <text:p>0.0304761803</text:p>
          </table:table-cell>
          <table:table-cell table:formula="of:=COS([.D156]) * SIN([.F156])" office:value-type="float" office:value="0.00495911503248183" calcext:value-type="float">
            <text:p>0.004959115</text:p>
          </table:table-cell>
          <table:table-cell table:formula="of:=COS([.E156]) * COS([.F156])" office:value-type="float" office:value="0.87808375874393" calcext:value-type="float">
            <text:p>0.8780837587</text:p>
          </table:table-cell>
          <table:table-cell table:formula="of:=[.J156] * [.G156] + [.M156] * [.H156] + [.P156] * [.H156]" office:value-type="float" office:value="0.0364090774184065" calcext:value-type="float">
            <text:p>0.0364090774</text:p>
          </table:table-cell>
          <table:table-cell table:formula="of:=[.K156] * [.D156] + [.N156] * [.E156] + [.Q156] * [.H156]" office:value-type="float" office:value="0.0279473070175049" calcext:value-type="float">
            <text:p>0.027947307</text:p>
          </table:table-cell>
          <table:table-cell table:formula="of:=[.L156] * [.G156] + [.O156] * [.H156] + [.R156] * [.H156]" office:value-type="float" office:value="8.69952785776654" calcext:value-type="float">
            <text:p>8.6995278578</text:p>
          </table:table-cell>
          <table:table-cell/>
          <table:table-cell table:formula="of:=[.B156]-[.S156]" office:value-type="float" office:value="0.241437922581593" calcext:value-type="float">
            <text:p>0.2414379226</text:p>
          </table:table-cell>
          <table:table-cell table:formula="of:=[.A156]-[.T156]" office:value-type="float" office:value="-0.0996789070175049" calcext:value-type="float">
            <text:p>-0.099678907</text:p>
          </table:table-cell>
          <table:table-cell table:formula="of:=[.C156]-[.U156]" office:value-type="float" office:value="1.02346214223346" calcext:value-type="float">
            <text:p>1.0234621422</text:p>
          </table:table-cell>
        </table:table-row>
        <table:table-row table:style-name="ro1">
          <table:table-cell office:value-type="float" office:value="-0.0717316" calcext:value-type="float">
            <text:p>-0.0717316</text:p>
          </table:table-cell>
          <table:table-cell office:value-type="float" office:value="0.277847" calcext:value-type="float">
            <text:p>0.277847</text:p>
          </table:table-cell>
          <table:table-cell office:value-type="float" office:value="9.72299" calcext:value-type="float">
            <text:p>9.72299</text:p>
          </table:table-cell>
          <table:table-cell office:value-type="float" office:value="-0.0304809" calcext:value-type="float">
            <text:p>-0.0304809</text:p>
          </table:table-cell>
          <table:table-cell office:value-type="float" office:value="-0.498931" calcext:value-type="float">
            <text:p>-0.498931</text:p>
          </table:table-cell>
          <table:table-cell office:value-type="float" office:value="0.00496144" calcext:value-type="float">
            <text:p>0.0049614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57])*COS([.E157])" office:value-type="float" office:value="0.877686685479838" calcext:value-type="float">
            <text:p>0.8776866855</text:p>
          </table:table-cell>
          <table:table-cell table:formula="of:=COS([.D157]) * SIN([.E157]) * SIN([.F157]) - SIN([.E157]) * COS([.F157])" office:value-type="float" office:value="0.476108367194684" calcext:value-type="float">
            <text:p>0.4761083672</text:p>
          </table:table-cell>
          <table:table-cell table:formula="of:=COS([.D157]) * SIN([.E157]) * COS([.F157]) + SIN([.D157]) * SIN([.F157])" office:value-type="float" office:value="-0.478410187303266" calcext:value-type="float">
            <text:p>-0.4784101873</text:p>
          </table:table-cell>
          <table:table-cell table:formula="of:=SIN([.D157]) * COS([.E157])" office:value-type="float" office:value="-0.0267609683452762" calcext:value-type="float">
            <text:p>-0.0267609683</text:p>
          </table:table-cell>
          <table:table-cell table:formula="of:=SIN([.D157]) * SIN([.E157]) * SIN([.F157] + COS([.D157]) * COS([.F157]))" office:value-type="float" office:value="0.0123059276156273" calcext:value-type="float">
            <text:p>0.0123059276</text:p>
          </table:table-cell>
          <table:table-cell table:formula="of:=SIN([.D157]) * SIN([.E157]) * COS([.F157])- COS([.D157]) * SIN([.F157])" office:value-type="float" office:value="0.00962316551796225" calcext:value-type="float">
            <text:p>0.0096231655</text:p>
          </table:table-cell>
          <table:table-cell table:formula="of:=-SIN([.D157])" office:value-type="float" office:value="0.0304761803267463" calcext:value-type="float">
            <text:p>0.0304761803</text:p>
          </table:table-cell>
          <table:table-cell table:formula="of:=COS([.D157]) * SIN([.F157])" office:value-type="float" office:value="0.00495911503248183" calcext:value-type="float">
            <text:p>0.004959115</text:p>
          </table:table-cell>
          <table:table-cell table:formula="of:=COS([.E157]) * COS([.F157])" office:value-type="float" office:value="0.87808375874393" calcext:value-type="float">
            <text:p>0.8780837587</text:p>
          </table:table-cell>
          <table:table-cell table:formula="of:=[.J157] * [.G157] + [.M157] * [.H157] + [.P157] * [.H157]" office:value-type="float" office:value="0.0364090774184065" calcext:value-type="float">
            <text:p>0.0364090774</text:p>
          </table:table-cell>
          <table:table-cell table:formula="of:=[.K157] * [.D157] + [.N157] * [.E157] + [.Q157] * [.H157]" office:value-type="float" office:value="0.0279473070175049" calcext:value-type="float">
            <text:p>0.027947307</text:p>
          </table:table-cell>
          <table:table-cell table:formula="of:=[.L157] * [.G157] + [.O157] * [.H157] + [.R157] * [.H157]" office:value-type="float" office:value="8.69952785776654" calcext:value-type="float">
            <text:p>8.6995278578</text:p>
          </table:table-cell>
          <table:table-cell/>
          <table:table-cell table:formula="of:=[.B157]-[.S157]" office:value-type="float" office:value="0.241437922581593" calcext:value-type="float">
            <text:p>0.2414379226</text:p>
          </table:table-cell>
          <table:table-cell table:formula="of:=[.A157]-[.T157]" office:value-type="float" office:value="-0.0996789070175049" calcext:value-type="float">
            <text:p>-0.099678907</text:p>
          </table:table-cell>
          <table:table-cell table:formula="of:=[.C157]-[.U157]" office:value-type="float" office:value="1.02346214223346" calcext:value-type="float">
            <text:p>1.0234621422</text:p>
          </table:table-cell>
        </table:table-row>
        <table:table-row table:style-name="ro1">
          <table:table-cell office:value-type="float" office:value="-0.0669708" calcext:value-type="float">
            <text:p>-0.0669708</text:p>
          </table:table-cell>
          <table:table-cell office:value-type="float" office:value="0.306412" calcext:value-type="float">
            <text:p>0.306412</text:p>
          </table:table-cell>
          <table:table-cell office:value-type="float" office:value="9.673" calcext:value-type="float">
            <text:p>9.673</text:p>
          </table:table-cell>
          <table:table-cell office:value-type="float" office:value="-0.0304809" calcext:value-type="float">
            <text:p>-0.0304809</text:p>
          </table:table-cell>
          <table:table-cell office:value-type="float" office:value="-0.498931" calcext:value-type="float">
            <text:p>-0.498931</text:p>
          </table:table-cell>
          <table:table-cell office:value-type="float" office:value="0.00496144" calcext:value-type="float">
            <text:p>0.0049614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58])*COS([.E158])" office:value-type="float" office:value="0.877686685479838" calcext:value-type="float">
            <text:p>0.8776866855</text:p>
          </table:table-cell>
          <table:table-cell table:formula="of:=COS([.D158]) * SIN([.E158]) * SIN([.F158]) - SIN([.E158]) * COS([.F158])" office:value-type="float" office:value="0.476108367194684" calcext:value-type="float">
            <text:p>0.4761083672</text:p>
          </table:table-cell>
          <table:table-cell table:formula="of:=COS([.D158]) * SIN([.E158]) * COS([.F158]) + SIN([.D158]) * SIN([.F158])" office:value-type="float" office:value="-0.478410187303266" calcext:value-type="float">
            <text:p>-0.4784101873</text:p>
          </table:table-cell>
          <table:table-cell table:formula="of:=SIN([.D158]) * COS([.E158])" office:value-type="float" office:value="-0.0267609683452762" calcext:value-type="float">
            <text:p>-0.0267609683</text:p>
          </table:table-cell>
          <table:table-cell table:formula="of:=SIN([.D158]) * SIN([.E158]) * SIN([.F158] + COS([.D158]) * COS([.F158]))" office:value-type="float" office:value="0.0123059276156273" calcext:value-type="float">
            <text:p>0.0123059276</text:p>
          </table:table-cell>
          <table:table-cell table:formula="of:=SIN([.D158]) * SIN([.E158]) * COS([.F158])- COS([.D158]) * SIN([.F158])" office:value-type="float" office:value="0.00962316551796225" calcext:value-type="float">
            <text:p>0.0096231655</text:p>
          </table:table-cell>
          <table:table-cell table:formula="of:=-SIN([.D158])" office:value-type="float" office:value="0.0304761803267463" calcext:value-type="float">
            <text:p>0.0304761803</text:p>
          </table:table-cell>
          <table:table-cell table:formula="of:=COS([.D158]) * SIN([.F158])" office:value-type="float" office:value="0.00495911503248183" calcext:value-type="float">
            <text:p>0.004959115</text:p>
          </table:table-cell>
          <table:table-cell table:formula="of:=COS([.E158]) * COS([.F158])" office:value-type="float" office:value="0.87808375874393" calcext:value-type="float">
            <text:p>0.8780837587</text:p>
          </table:table-cell>
          <table:table-cell table:formula="of:=[.J158] * [.G158] + [.M158] * [.H158] + [.P158] * [.H158]" office:value-type="float" office:value="0.0364090774184065" calcext:value-type="float">
            <text:p>0.0364090774</text:p>
          </table:table-cell>
          <table:table-cell table:formula="of:=[.K158] * [.D158] + [.N158] * [.E158] + [.Q158] * [.H158]" office:value-type="float" office:value="0.0279473070175049" calcext:value-type="float">
            <text:p>0.027947307</text:p>
          </table:table-cell>
          <table:table-cell table:formula="of:=[.L158] * [.G158] + [.O158] * [.H158] + [.R158] * [.H158]" office:value-type="float" office:value="8.69952785776654" calcext:value-type="float">
            <text:p>8.6995278578</text:p>
          </table:table-cell>
          <table:table-cell/>
          <table:table-cell table:formula="of:=[.B158]-[.S158]" office:value-type="float" office:value="0.270002922581593" calcext:value-type="float">
            <text:p>0.2700029226</text:p>
          </table:table-cell>
          <table:table-cell table:formula="of:=[.A158]-[.T158]" office:value-type="float" office:value="-0.0949181070175049" calcext:value-type="float">
            <text:p>-0.094918107</text:p>
          </table:table-cell>
          <table:table-cell table:formula="of:=[.C158]-[.U158]" office:value-type="float" office:value="0.97347214223346" calcext:value-type="float">
            <text:p>0.9734721422</text:p>
          </table:table-cell>
        </table:table-row>
        <table:table-row table:style-name="ro1">
          <table:table-cell office:value-type="float" office:value="-0.0669708" calcext:value-type="float">
            <text:p>-0.0669708</text:p>
          </table:table-cell>
          <table:table-cell office:value-type="float" office:value="0.306412" calcext:value-type="float">
            <text:p>0.306412</text:p>
          </table:table-cell>
          <table:table-cell office:value-type="float" office:value="9.673" calcext:value-type="float">
            <text:p>9.673</text:p>
          </table:table-cell>
          <table:table-cell office:value-type="float" office:value="-0.0304809" calcext:value-type="float">
            <text:p>-0.0304809</text:p>
          </table:table-cell>
          <table:table-cell office:value-type="float" office:value="-0.498931" calcext:value-type="float">
            <text:p>-0.498931</text:p>
          </table:table-cell>
          <table:table-cell office:value-type="float" office:value="0.00496144" calcext:value-type="float">
            <text:p>0.0049614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59])*COS([.E159])" office:value-type="float" office:value="0.877686685479838" calcext:value-type="float">
            <text:p>0.8776866855</text:p>
          </table:table-cell>
          <table:table-cell table:formula="of:=COS([.D159]) * SIN([.E159]) * SIN([.F159]) - SIN([.E159]) * COS([.F159])" office:value-type="float" office:value="0.476108367194684" calcext:value-type="float">
            <text:p>0.4761083672</text:p>
          </table:table-cell>
          <table:table-cell table:formula="of:=COS([.D159]) * SIN([.E159]) * COS([.F159]) + SIN([.D159]) * SIN([.F159])" office:value-type="float" office:value="-0.478410187303266" calcext:value-type="float">
            <text:p>-0.4784101873</text:p>
          </table:table-cell>
          <table:table-cell table:formula="of:=SIN([.D159]) * COS([.E159])" office:value-type="float" office:value="-0.0267609683452762" calcext:value-type="float">
            <text:p>-0.0267609683</text:p>
          </table:table-cell>
          <table:table-cell table:formula="of:=SIN([.D159]) * SIN([.E159]) * SIN([.F159] + COS([.D159]) * COS([.F159]))" office:value-type="float" office:value="0.0123059276156273" calcext:value-type="float">
            <text:p>0.0123059276</text:p>
          </table:table-cell>
          <table:table-cell table:formula="of:=SIN([.D159]) * SIN([.E159]) * COS([.F159])- COS([.D159]) * SIN([.F159])" office:value-type="float" office:value="0.00962316551796225" calcext:value-type="float">
            <text:p>0.0096231655</text:p>
          </table:table-cell>
          <table:table-cell table:formula="of:=-SIN([.D159])" office:value-type="float" office:value="0.0304761803267463" calcext:value-type="float">
            <text:p>0.0304761803</text:p>
          </table:table-cell>
          <table:table-cell table:formula="of:=COS([.D159]) * SIN([.F159])" office:value-type="float" office:value="0.00495911503248183" calcext:value-type="float">
            <text:p>0.004959115</text:p>
          </table:table-cell>
          <table:table-cell table:formula="of:=COS([.E159]) * COS([.F159])" office:value-type="float" office:value="0.87808375874393" calcext:value-type="float">
            <text:p>0.8780837587</text:p>
          </table:table-cell>
          <table:table-cell table:formula="of:=[.J159] * [.G159] + [.M159] * [.H159] + [.P159] * [.H159]" office:value-type="float" office:value="0.0364090774184065" calcext:value-type="float">
            <text:p>0.0364090774</text:p>
          </table:table-cell>
          <table:table-cell table:formula="of:=[.K159] * [.D159] + [.N159] * [.E159] + [.Q159] * [.H159]" office:value-type="float" office:value="0.0279473070175049" calcext:value-type="float">
            <text:p>0.027947307</text:p>
          </table:table-cell>
          <table:table-cell table:formula="of:=[.L159] * [.G159] + [.O159] * [.H159] + [.R159] * [.H159]" office:value-type="float" office:value="8.69952785776654" calcext:value-type="float">
            <text:p>8.6995278578</text:p>
          </table:table-cell>
          <table:table-cell/>
          <table:table-cell table:formula="of:=[.B159]-[.S159]" office:value-type="float" office:value="0.270002922581593" calcext:value-type="float">
            <text:p>0.2700029226</text:p>
          </table:table-cell>
          <table:table-cell table:formula="of:=[.A159]-[.T159]" office:value-type="float" office:value="-0.0949181070175049" calcext:value-type="float">
            <text:p>-0.094918107</text:p>
          </table:table-cell>
          <table:table-cell table:formula="of:=[.C159]-[.U159]" office:value-type="float" office:value="0.97347214223346" calcext:value-type="float">
            <text:p>0.9734721422</text:p>
          </table:table-cell>
        </table:table-row>
        <table:table-row table:style-name="ro1">
          <table:table-cell office:value-type="float" office:value="-0.0669708" calcext:value-type="float">
            <text:p>-0.0669708</text:p>
          </table:table-cell>
          <table:table-cell office:value-type="float" office:value="0.306412" calcext:value-type="float">
            <text:p>0.306412</text:p>
          </table:table-cell>
          <table:table-cell office:value-type="float" office:value="9.673" calcext:value-type="float">
            <text:p>9.673</text:p>
          </table:table-cell>
          <table:table-cell office:value-type="float" office:value="-0.0304809" calcext:value-type="float">
            <text:p>-0.0304809</text:p>
          </table:table-cell>
          <table:table-cell office:value-type="float" office:value="-0.498931" calcext:value-type="float">
            <text:p>-0.498931</text:p>
          </table:table-cell>
          <table:table-cell office:value-type="float" office:value="0.00496144" calcext:value-type="float">
            <text:p>0.0049614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60])*COS([.E160])" office:value-type="float" office:value="0.877686685479838" calcext:value-type="float">
            <text:p>0.8776866855</text:p>
          </table:table-cell>
          <table:table-cell table:formula="of:=COS([.D160]) * SIN([.E160]) * SIN([.F160]) - SIN([.E160]) * COS([.F160])" office:value-type="float" office:value="0.476108367194684" calcext:value-type="float">
            <text:p>0.4761083672</text:p>
          </table:table-cell>
          <table:table-cell table:formula="of:=COS([.D160]) * SIN([.E160]) * COS([.F160]) + SIN([.D160]) * SIN([.F160])" office:value-type="float" office:value="-0.478410187303266" calcext:value-type="float">
            <text:p>-0.4784101873</text:p>
          </table:table-cell>
          <table:table-cell table:formula="of:=SIN([.D160]) * COS([.E160])" office:value-type="float" office:value="-0.0267609683452762" calcext:value-type="float">
            <text:p>-0.0267609683</text:p>
          </table:table-cell>
          <table:table-cell table:formula="of:=SIN([.D160]) * SIN([.E160]) * SIN([.F160] + COS([.D160]) * COS([.F160]))" office:value-type="float" office:value="0.0123059276156273" calcext:value-type="float">
            <text:p>0.0123059276</text:p>
          </table:table-cell>
          <table:table-cell table:formula="of:=SIN([.D160]) * SIN([.E160]) * COS([.F160])- COS([.D160]) * SIN([.F160])" office:value-type="float" office:value="0.00962316551796225" calcext:value-type="float">
            <text:p>0.0096231655</text:p>
          </table:table-cell>
          <table:table-cell table:formula="of:=-SIN([.D160])" office:value-type="float" office:value="0.0304761803267463" calcext:value-type="float">
            <text:p>0.0304761803</text:p>
          </table:table-cell>
          <table:table-cell table:formula="of:=COS([.D160]) * SIN([.F160])" office:value-type="float" office:value="0.00495911503248183" calcext:value-type="float">
            <text:p>0.004959115</text:p>
          </table:table-cell>
          <table:table-cell table:formula="of:=COS([.E160]) * COS([.F160])" office:value-type="float" office:value="0.87808375874393" calcext:value-type="float">
            <text:p>0.8780837587</text:p>
          </table:table-cell>
          <table:table-cell table:formula="of:=[.J160] * [.G160] + [.M160] * [.H160] + [.P160] * [.H160]" office:value-type="float" office:value="0.0364090774184065" calcext:value-type="float">
            <text:p>0.0364090774</text:p>
          </table:table-cell>
          <table:table-cell table:formula="of:=[.K160] * [.D160] + [.N160] * [.E160] + [.Q160] * [.H160]" office:value-type="float" office:value="0.0279473070175049" calcext:value-type="float">
            <text:p>0.027947307</text:p>
          </table:table-cell>
          <table:table-cell table:formula="of:=[.L160] * [.G160] + [.O160] * [.H160] + [.R160] * [.H160]" office:value-type="float" office:value="8.69952785776654" calcext:value-type="float">
            <text:p>8.6995278578</text:p>
          </table:table-cell>
          <table:table-cell/>
          <table:table-cell table:formula="of:=[.B160]-[.S160]" office:value-type="float" office:value="0.270002922581593" calcext:value-type="float">
            <text:p>0.2700029226</text:p>
          </table:table-cell>
          <table:table-cell table:formula="of:=[.A160]-[.T160]" office:value-type="float" office:value="-0.0949181070175049" calcext:value-type="float">
            <text:p>-0.094918107</text:p>
          </table:table-cell>
          <table:table-cell table:formula="of:=[.C160]-[.U160]" office:value-type="float" office:value="0.97347214223346" calcext:value-type="float">
            <text:p>0.9734721422</text:p>
          </table:table-cell>
        </table:table-row>
        <table:table-row table:style-name="ro1">
          <table:table-cell office:value-type="float" office:value="-0.0669708" calcext:value-type="float">
            <text:p>-0.0669708</text:p>
          </table:table-cell>
          <table:table-cell office:value-type="float" office:value="0.306412" calcext:value-type="float">
            <text:p>0.306412</text:p>
          </table:table-cell>
          <table:table-cell office:value-type="float" office:value="9.673" calcext:value-type="float">
            <text:p>9.673</text:p>
          </table:table-cell>
          <table:table-cell office:value-type="float" office:value="-0.0304269" calcext:value-type="float">
            <text:p>-0.0304269</text:p>
          </table:table-cell>
          <table:table-cell office:value-type="float" office:value="-0.49902" calcext:value-type="float">
            <text:p>-0.49902</text:p>
          </table:table-cell>
          <table:table-cell office:value-type="float" office:value="0.0050333" calcext:value-type="float">
            <text:p>0.005033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61])*COS([.E161])" office:value-type="float" office:value="0.877645560173104" calcext:value-type="float">
            <text:p>0.8776455602</text:p>
          </table:table-cell>
          <table:table-cell table:formula="of:=COS([.D161]) * SIN([.E161]) * SIN([.F161]) - SIN([.E161]) * COS([.F161])" office:value-type="float" office:value="0.476151578091249" calcext:value-type="float">
            <text:p>0.4761515781</text:p>
          </table:table-cell>
          <table:table-cell table:formula="of:=COS([.D161]) * SIN([.E161]) * COS([.F161]) + SIN([.D161]) * SIN([.F161])" office:value-type="float" office:value="-0.478490831979096" calcext:value-type="float">
            <text:p>-0.478490832</text:p>
          </table:table-cell>
          <table:table-cell table:formula="of:=SIN([.D161]) * COS([.E161])" office:value-type="float" office:value="-0.0267122775790686" calcext:value-type="float">
            <text:p>-0.0267122776</text:p>
          </table:table-cell>
          <table:table-cell table:formula="of:=SIN([.D161]) * SIN([.E161]) * SIN([.F161] + COS([.D161]) * COS([.F161]))" office:value-type="float" office:value="0.0122867107724664" calcext:value-type="float">
            <text:p>0.0122867108</text:p>
          </table:table-cell>
          <table:table-cell table:formula="of:=SIN([.D161]) * SIN([.E161]) * COS([.F161])- COS([.D161]) * SIN([.F161])" office:value-type="float" office:value="0.00952787770484771" calcext:value-type="float">
            <text:p>0.0095278777</text:p>
          </table:table-cell>
          <table:table-cell table:formula="of:=-SIN([.D161])" office:value-type="float" office:value="0.0304222053656982" calcext:value-type="float">
            <text:p>0.0304222054</text:p>
          </table:table-cell>
          <table:table-cell table:formula="of:=COS([.D161]) * SIN([.F161])" office:value-type="float" office:value="0.00503094903213154" calcext:value-type="float">
            <text:p>0.005030949</text:p>
          </table:table-cell>
          <table:table-cell table:formula="of:=COS([.E161]) * COS([.F161])" office:value-type="float" office:value="0.878040855119165" calcext:value-type="float">
            <text:p>0.8780408551</text:p>
          </table:table-cell>
          <table:table-cell table:formula="of:=[.J161] * [.G161] + [.M161] * [.H161] + [.P161] * [.H161]" office:value-type="float" office:value="0.0363572923089703" calcext:value-type="float">
            <text:p>0.0363572923</text:p>
          </table:table-cell>
          <table:table-cell table:formula="of:=[.K161] * [.D161] + [.N161] * [.E161] + [.Q161] * [.H161]" office:value-type="float" office:value="0.0286841696537882" calcext:value-type="float">
            <text:p>0.0286841697</text:p>
          </table:table-cell>
          <table:table-cell table:formula="of:=[.L161] * [.G161] + [.O161] * [.H161] + [.R161] * [.H161]" office:value-type="float" office:value="8.69817358167532" calcext:value-type="float">
            <text:p>8.6981735817</text:p>
          </table:table-cell>
          <table:table-cell/>
          <table:table-cell table:formula="of:=[.B161]-[.S161]" office:value-type="float" office:value="0.27005470769103" calcext:value-type="float">
            <text:p>0.2700547077</text:p>
          </table:table-cell>
          <table:table-cell table:formula="of:=[.A161]-[.T161]" office:value-type="float" office:value="-0.0956549696537882" calcext:value-type="float">
            <text:p>-0.0956549697</text:p>
          </table:table-cell>
          <table:table-cell table:formula="of:=[.C161]-[.U161]" office:value-type="float" office:value="0.974826418324678" calcext:value-type="float">
            <text:p>0.9748264183</text:p>
          </table:table-cell>
        </table:table-row>
        <table:table-row table:style-name="ro1">
          <table:table-cell office:value-type="float" office:value="-0.055069" calcext:value-type="float">
            <text:p>-0.055069</text:p>
          </table:table-cell>
          <table:table-cell office:value-type="float" office:value="0.308792" calcext:value-type="float">
            <text:p>0.308792</text:p>
          </table:table-cell>
          <table:table-cell office:value-type="float" office:value="9.70871" calcext:value-type="float">
            <text:p>9.70871</text:p>
          </table:table-cell>
          <table:table-cell office:value-type="float" office:value="-0.0304269" calcext:value-type="float">
            <text:p>-0.0304269</text:p>
          </table:table-cell>
          <table:table-cell office:value-type="float" office:value="-0.49902" calcext:value-type="float">
            <text:p>-0.49902</text:p>
          </table:table-cell>
          <table:table-cell office:value-type="float" office:value="0.0050333" calcext:value-type="float">
            <text:p>0.005033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62])*COS([.E162])" office:value-type="float" office:value="0.877645560173104" calcext:value-type="float">
            <text:p>0.8776455602</text:p>
          </table:table-cell>
          <table:table-cell table:formula="of:=COS([.D162]) * SIN([.E162]) * SIN([.F162]) - SIN([.E162]) * COS([.F162])" office:value-type="float" office:value="0.476151578091249" calcext:value-type="float">
            <text:p>0.4761515781</text:p>
          </table:table-cell>
          <table:table-cell table:formula="of:=COS([.D162]) * SIN([.E162]) * COS([.F162]) + SIN([.D162]) * SIN([.F162])" office:value-type="float" office:value="-0.478490831979096" calcext:value-type="float">
            <text:p>-0.478490832</text:p>
          </table:table-cell>
          <table:table-cell table:formula="of:=SIN([.D162]) * COS([.E162])" office:value-type="float" office:value="-0.0267122775790686" calcext:value-type="float">
            <text:p>-0.0267122776</text:p>
          </table:table-cell>
          <table:table-cell table:formula="of:=SIN([.D162]) * SIN([.E162]) * SIN([.F162] + COS([.D162]) * COS([.F162]))" office:value-type="float" office:value="0.0122867107724664" calcext:value-type="float">
            <text:p>0.0122867108</text:p>
          </table:table-cell>
          <table:table-cell table:formula="of:=SIN([.D162]) * SIN([.E162]) * COS([.F162])- COS([.D162]) * SIN([.F162])" office:value-type="float" office:value="0.00952787770484771" calcext:value-type="float">
            <text:p>0.0095278777</text:p>
          </table:table-cell>
          <table:table-cell table:formula="of:=-SIN([.D162])" office:value-type="float" office:value="0.0304222053656982" calcext:value-type="float">
            <text:p>0.0304222054</text:p>
          </table:table-cell>
          <table:table-cell table:formula="of:=COS([.D162]) * SIN([.F162])" office:value-type="float" office:value="0.00503094903213154" calcext:value-type="float">
            <text:p>0.005030949</text:p>
          </table:table-cell>
          <table:table-cell table:formula="of:=COS([.E162]) * COS([.F162])" office:value-type="float" office:value="0.878040855119165" calcext:value-type="float">
            <text:p>0.8780408551</text:p>
          </table:table-cell>
          <table:table-cell table:formula="of:=[.J162] * [.G162] + [.M162] * [.H162] + [.P162] * [.H162]" office:value-type="float" office:value="0.0363572923089703" calcext:value-type="float">
            <text:p>0.0363572923</text:p>
          </table:table-cell>
          <table:table-cell table:formula="of:=[.K162] * [.D162] + [.N162] * [.E162] + [.Q162] * [.H162]" office:value-type="float" office:value="0.0286841696537882" calcext:value-type="float">
            <text:p>0.0286841697</text:p>
          </table:table-cell>
          <table:table-cell table:formula="of:=[.L162] * [.G162] + [.O162] * [.H162] + [.R162] * [.H162]" office:value-type="float" office:value="8.69817358167532" calcext:value-type="float">
            <text:p>8.6981735817</text:p>
          </table:table-cell>
          <table:table-cell/>
          <table:table-cell table:formula="of:=[.B162]-[.S162]" office:value-type="float" office:value="0.27243470769103" calcext:value-type="float">
            <text:p>0.2724347077</text:p>
          </table:table-cell>
          <table:table-cell table:formula="of:=[.A162]-[.T162]" office:value-type="float" office:value="-0.0837531696537882" calcext:value-type="float">
            <text:p>-0.0837531697</text:p>
          </table:table-cell>
          <table:table-cell table:formula="of:=[.C162]-[.U162]" office:value-type="float" office:value="1.01053641832468" calcext:value-type="float">
            <text:p>1.0105364183</text:p>
          </table:table-cell>
        </table:table-row>
        <table:table-row table:style-name="ro1">
          <table:table-cell office:value-type="float" office:value="-0.055069" calcext:value-type="float">
            <text:p>-0.055069</text:p>
          </table:table-cell>
          <table:table-cell office:value-type="float" office:value="0.308792" calcext:value-type="float">
            <text:p>0.308792</text:p>
          </table:table-cell>
          <table:table-cell office:value-type="float" office:value="9.70871" calcext:value-type="float">
            <text:p>9.70871</text:p>
          </table:table-cell>
          <table:table-cell office:value-type="float" office:value="-0.0304779" calcext:value-type="float">
            <text:p>-0.0304779</text:p>
          </table:table-cell>
          <table:table-cell office:value-type="float" office:value="-0.499194" calcext:value-type="float">
            <text:p>-0.499194</text:p>
          </table:table-cell>
          <table:table-cell office:value-type="float" office:value="0.0050875" calcext:value-type="float">
            <text:p>0.005087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63])*COS([.E163])" office:value-type="float" office:value="0.877560951733932" calcext:value-type="float">
            <text:p>0.8775609517</text:p>
          </table:table-cell>
          <table:table-cell table:formula="of:=COS([.D163]) * SIN([.E163]) * SIN([.F163]) - SIN([.E163]) * COS([.F163])" office:value-type="float" office:value="0.476277519663661" calcext:value-type="float">
            <text:p>0.4762775197</text:p>
          </table:table-cell>
          <table:table-cell table:formula="of:=COS([.D163]) * SIN([.E163]) * COS([.F163]) + SIN([.D163]) * SIN([.F163])" office:value-type="float" office:value="-0.478644566736142" calcext:value-type="float">
            <text:p>-0.4786445667</text:p>
          </table:table-cell>
          <table:table-cell table:formula="of:=SIN([.D163]) * COS([.E163])" office:value-type="float" office:value="-0.026754499550083" calcext:value-type="float">
            <text:p>-0.0267544996</text:p>
          </table:table-cell>
          <table:table-cell table:formula="of:=SIN([.D163]) * SIN([.E163]) * SIN([.F163] + COS([.D163]) * COS([.F163]))" office:value-type="float" office:value="0.0123116374975658" calcext:value-type="float">
            <text:p>0.0123116375</text:p>
          </table:table-cell>
          <table:table-cell table:formula="of:=SIN([.D163]) * SIN([.E163]) * COS([.F163])- COS([.D163]) * SIN([.F163])" office:value-type="float" office:value="0.00950275803348984" calcext:value-type="float">
            <text:p>0.009502758</text:p>
          </table:table-cell>
          <table:table-cell table:formula="of:=-SIN([.D163])" office:value-type="float" office:value="0.0304731817201291" calcext:value-type="float">
            <text:p>0.0304731817</text:p>
          </table:table-cell>
          <table:table-cell table:formula="of:=COS([.D163]) * SIN([.F163])" office:value-type="float" office:value="0.00508511535133708" calcext:value-type="float">
            <text:p>0.0050851154</text:p>
          </table:table-cell>
          <table:table-cell table:formula="of:=COS([.E163]) * COS([.F163])" office:value-type="float" office:value="0.877957331721609" calcext:value-type="float">
            <text:p>0.8779573317</text:p>
          </table:table-cell>
          <table:table-cell table:formula="of:=[.J163] * [.G163] + [.M163] * [.H163] + [.P163] * [.H163]" office:value-type="float" office:value="0.0364430852664522" calcext:value-type="float">
            <text:p>0.0364430853</text:p>
          </table:table-cell>
          <table:table-cell table:formula="of:=[.K163] * [.D163] + [.N163] * [.E163] + [.Q163] * [.H163]" office:value-type="float" office:value="0.0291722962575864" calcext:value-type="float">
            <text:p>0.0291722963</text:p>
          </table:table-cell>
          <table:table-cell table:formula="of:=[.L163] * [.G163] + [.O163] * [.H163] + [.R163] * [.H163]" office:value-type="float" office:value="8.69710887959997" calcext:value-type="float">
            <text:p>8.6971088796</text:p>
          </table:table-cell>
          <table:table-cell/>
          <table:table-cell table:formula="of:=[.B163]-[.S163]" office:value-type="float" office:value="0.272348914733548" calcext:value-type="float">
            <text:p>0.2723489147</text:p>
          </table:table-cell>
          <table:table-cell table:formula="of:=[.A163]-[.T163]" office:value-type="float" office:value="-0.0842412962575864" calcext:value-type="float">
            <text:p>-0.0842412963</text:p>
          </table:table-cell>
          <table:table-cell table:formula="of:=[.C163]-[.U163]" office:value-type="float" office:value="1.01160112040003" calcext:value-type="float">
            <text:p>1.0116011204</text:p>
          </table:table-cell>
        </table:table-row>
        <table:table-row table:style-name="ro1">
          <table:table-cell office:value-type="float" office:value="-0.055069" calcext:value-type="float">
            <text:p>-0.055069</text:p>
          </table:table-cell>
          <table:table-cell office:value-type="float" office:value="0.308792" calcext:value-type="float">
            <text:p>0.308792</text:p>
          </table:table-cell>
          <table:table-cell office:value-type="float" office:value="9.70871" calcext:value-type="float">
            <text:p>9.70871</text:p>
          </table:table-cell>
          <table:table-cell office:value-type="float" office:value="-0.0304779" calcext:value-type="float">
            <text:p>-0.0304779</text:p>
          </table:table-cell>
          <table:table-cell office:value-type="float" office:value="-0.499194" calcext:value-type="float">
            <text:p>-0.499194</text:p>
          </table:table-cell>
          <table:table-cell office:value-type="float" office:value="0.0050875" calcext:value-type="float">
            <text:p>0.005087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64])*COS([.E164])" office:value-type="float" office:value="0.877560951733932" calcext:value-type="float">
            <text:p>0.8775609517</text:p>
          </table:table-cell>
          <table:table-cell table:formula="of:=COS([.D164]) * SIN([.E164]) * SIN([.F164]) - SIN([.E164]) * COS([.F164])" office:value-type="float" office:value="0.476277519663661" calcext:value-type="float">
            <text:p>0.4762775197</text:p>
          </table:table-cell>
          <table:table-cell table:formula="of:=COS([.D164]) * SIN([.E164]) * COS([.F164]) + SIN([.D164]) * SIN([.F164])" office:value-type="float" office:value="-0.478644566736142" calcext:value-type="float">
            <text:p>-0.4786445667</text:p>
          </table:table-cell>
          <table:table-cell table:formula="of:=SIN([.D164]) * COS([.E164])" office:value-type="float" office:value="-0.026754499550083" calcext:value-type="float">
            <text:p>-0.0267544996</text:p>
          </table:table-cell>
          <table:table-cell table:formula="of:=SIN([.D164]) * SIN([.E164]) * SIN([.F164] + COS([.D164]) * COS([.F164]))" office:value-type="float" office:value="0.0123116374975658" calcext:value-type="float">
            <text:p>0.0123116375</text:p>
          </table:table-cell>
          <table:table-cell table:formula="of:=SIN([.D164]) * SIN([.E164]) * COS([.F164])- COS([.D164]) * SIN([.F164])" office:value-type="float" office:value="0.00950275803348984" calcext:value-type="float">
            <text:p>0.009502758</text:p>
          </table:table-cell>
          <table:table-cell table:formula="of:=-SIN([.D164])" office:value-type="float" office:value="0.0304731817201291" calcext:value-type="float">
            <text:p>0.0304731817</text:p>
          </table:table-cell>
          <table:table-cell table:formula="of:=COS([.D164]) * SIN([.F164])" office:value-type="float" office:value="0.00508511535133708" calcext:value-type="float">
            <text:p>0.0050851154</text:p>
          </table:table-cell>
          <table:table-cell table:formula="of:=COS([.E164]) * COS([.F164])" office:value-type="float" office:value="0.877957331721609" calcext:value-type="float">
            <text:p>0.8779573317</text:p>
          </table:table-cell>
          <table:table-cell table:formula="of:=[.J164] * [.G164] + [.M164] * [.H164] + [.P164] * [.H164]" office:value-type="float" office:value="0.0364430852664522" calcext:value-type="float">
            <text:p>0.0364430853</text:p>
          </table:table-cell>
          <table:table-cell table:formula="of:=[.K164] * [.D164] + [.N164] * [.E164] + [.Q164] * [.H164]" office:value-type="float" office:value="0.0291722962575864" calcext:value-type="float">
            <text:p>0.0291722963</text:p>
          </table:table-cell>
          <table:table-cell table:formula="of:=[.L164] * [.G164] + [.O164] * [.H164] + [.R164] * [.H164]" office:value-type="float" office:value="8.69710887959997" calcext:value-type="float">
            <text:p>8.6971088796</text:p>
          </table:table-cell>
          <table:table-cell/>
          <table:table-cell table:formula="of:=[.B164]-[.S164]" office:value-type="float" office:value="0.272348914733548" calcext:value-type="float">
            <text:p>0.2723489147</text:p>
          </table:table-cell>
          <table:table-cell table:formula="of:=[.A164]-[.T164]" office:value-type="float" office:value="-0.0842412962575864" calcext:value-type="float">
            <text:p>-0.0842412963</text:p>
          </table:table-cell>
          <table:table-cell table:formula="of:=[.C164]-[.U164]" office:value-type="float" office:value="1.01160112040003" calcext:value-type="float">
            <text:p>1.0116011204</text:p>
          </table:table-cell>
        </table:table-row>
        <table:table-row table:style-name="ro1">
          <table:table-cell office:value-type="float" office:value="-0.055069" calcext:value-type="float">
            <text:p>-0.055069</text:p>
          </table:table-cell>
          <table:table-cell office:value-type="float" office:value="0.308792" calcext:value-type="float">
            <text:p>0.308792</text:p>
          </table:table-cell>
          <table:table-cell office:value-type="float" office:value="9.70871" calcext:value-type="float">
            <text:p>9.70871</text:p>
          </table:table-cell>
          <table:table-cell office:value-type="float" office:value="-0.0304779" calcext:value-type="float">
            <text:p>-0.0304779</text:p>
          </table:table-cell>
          <table:table-cell office:value-type="float" office:value="-0.499194" calcext:value-type="float">
            <text:p>-0.499194</text:p>
          </table:table-cell>
          <table:table-cell office:value-type="float" office:value="0.0050875" calcext:value-type="float">
            <text:p>0.005087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65])*COS([.E165])" office:value-type="float" office:value="0.877560951733932" calcext:value-type="float">
            <text:p>0.8775609517</text:p>
          </table:table-cell>
          <table:table-cell table:formula="of:=COS([.D165]) * SIN([.E165]) * SIN([.F165]) - SIN([.E165]) * COS([.F165])" office:value-type="float" office:value="0.476277519663661" calcext:value-type="float">
            <text:p>0.4762775197</text:p>
          </table:table-cell>
          <table:table-cell table:formula="of:=COS([.D165]) * SIN([.E165]) * COS([.F165]) + SIN([.D165]) * SIN([.F165])" office:value-type="float" office:value="-0.478644566736142" calcext:value-type="float">
            <text:p>-0.4786445667</text:p>
          </table:table-cell>
          <table:table-cell table:formula="of:=SIN([.D165]) * COS([.E165])" office:value-type="float" office:value="-0.026754499550083" calcext:value-type="float">
            <text:p>-0.0267544996</text:p>
          </table:table-cell>
          <table:table-cell table:formula="of:=SIN([.D165]) * SIN([.E165]) * SIN([.F165] + COS([.D165]) * COS([.F165]))" office:value-type="float" office:value="0.0123116374975658" calcext:value-type="float">
            <text:p>0.0123116375</text:p>
          </table:table-cell>
          <table:table-cell table:formula="of:=SIN([.D165]) * SIN([.E165]) * COS([.F165])- COS([.D165]) * SIN([.F165])" office:value-type="float" office:value="0.00950275803348984" calcext:value-type="float">
            <text:p>0.009502758</text:p>
          </table:table-cell>
          <table:table-cell table:formula="of:=-SIN([.D165])" office:value-type="float" office:value="0.0304731817201291" calcext:value-type="float">
            <text:p>0.0304731817</text:p>
          </table:table-cell>
          <table:table-cell table:formula="of:=COS([.D165]) * SIN([.F165])" office:value-type="float" office:value="0.00508511535133708" calcext:value-type="float">
            <text:p>0.0050851154</text:p>
          </table:table-cell>
          <table:table-cell table:formula="of:=COS([.E165]) * COS([.F165])" office:value-type="float" office:value="0.877957331721609" calcext:value-type="float">
            <text:p>0.8779573317</text:p>
          </table:table-cell>
          <table:table-cell table:formula="of:=[.J165] * [.G165] + [.M165] * [.H165] + [.P165] * [.H165]" office:value-type="float" office:value="0.0364430852664522" calcext:value-type="float">
            <text:p>0.0364430853</text:p>
          </table:table-cell>
          <table:table-cell table:formula="of:=[.K165] * [.D165] + [.N165] * [.E165] + [.Q165] * [.H165]" office:value-type="float" office:value="0.0291722962575864" calcext:value-type="float">
            <text:p>0.0291722963</text:p>
          </table:table-cell>
          <table:table-cell table:formula="of:=[.L165] * [.G165] + [.O165] * [.H165] + [.R165] * [.H165]" office:value-type="float" office:value="8.69710887959997" calcext:value-type="float">
            <text:p>8.6971088796</text:p>
          </table:table-cell>
          <table:table-cell/>
          <table:table-cell table:formula="of:=[.B165]-[.S165]" office:value-type="float" office:value="0.272348914733548" calcext:value-type="float">
            <text:p>0.2723489147</text:p>
          </table:table-cell>
          <table:table-cell table:formula="of:=[.A165]-[.T165]" office:value-type="float" office:value="-0.0842412962575864" calcext:value-type="float">
            <text:p>-0.0842412963</text:p>
          </table:table-cell>
          <table:table-cell table:formula="of:=[.C165]-[.U165]" office:value-type="float" office:value="1.01160112040003" calcext:value-type="float">
            <text:p>1.0116011204</text:p>
          </table:table-cell>
        </table:table-row>
        <table:table-row table:style-name="ro1">
          <table:table-cell office:value-type="float" office:value="-0.0717316" calcext:value-type="float">
            <text:p>-0.0717316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9.70633" calcext:value-type="float">
            <text:p>9.70633</text:p>
          </table:table-cell>
          <table:table-cell office:value-type="float" office:value="-0.0304779" calcext:value-type="float">
            <text:p>-0.0304779</text:p>
          </table:table-cell>
          <table:table-cell office:value-type="float" office:value="-0.499194" calcext:value-type="float">
            <text:p>-0.499194</text:p>
          </table:table-cell>
          <table:table-cell office:value-type="float" office:value="0.0050875" calcext:value-type="float">
            <text:p>0.005087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66])*COS([.E166])" office:value-type="float" office:value="0.877560951733932" calcext:value-type="float">
            <text:p>0.8775609517</text:p>
          </table:table-cell>
          <table:table-cell table:formula="of:=COS([.D166]) * SIN([.E166]) * SIN([.F166]) - SIN([.E166]) * COS([.F166])" office:value-type="float" office:value="0.476277519663661" calcext:value-type="float">
            <text:p>0.4762775197</text:p>
          </table:table-cell>
          <table:table-cell table:formula="of:=COS([.D166]) * SIN([.E166]) * COS([.F166]) + SIN([.D166]) * SIN([.F166])" office:value-type="float" office:value="-0.478644566736142" calcext:value-type="float">
            <text:p>-0.4786445667</text:p>
          </table:table-cell>
          <table:table-cell table:formula="of:=SIN([.D166]) * COS([.E166])" office:value-type="float" office:value="-0.026754499550083" calcext:value-type="float">
            <text:p>-0.0267544996</text:p>
          </table:table-cell>
          <table:table-cell table:formula="of:=SIN([.D166]) * SIN([.E166]) * SIN([.F166] + COS([.D166]) * COS([.F166]))" office:value-type="float" office:value="0.0123116374975658" calcext:value-type="float">
            <text:p>0.0123116375</text:p>
          </table:table-cell>
          <table:table-cell table:formula="of:=SIN([.D166]) * SIN([.E166]) * COS([.F166])- COS([.D166]) * SIN([.F166])" office:value-type="float" office:value="0.00950275803348984" calcext:value-type="float">
            <text:p>0.009502758</text:p>
          </table:table-cell>
          <table:table-cell table:formula="of:=-SIN([.D166])" office:value-type="float" office:value="0.0304731817201291" calcext:value-type="float">
            <text:p>0.0304731817</text:p>
          </table:table-cell>
          <table:table-cell table:formula="of:=COS([.D166]) * SIN([.F166])" office:value-type="float" office:value="0.00508511535133708" calcext:value-type="float">
            <text:p>0.0050851154</text:p>
          </table:table-cell>
          <table:table-cell table:formula="of:=COS([.E166]) * COS([.F166])" office:value-type="float" office:value="0.877957331721609" calcext:value-type="float">
            <text:p>0.8779573317</text:p>
          </table:table-cell>
          <table:table-cell table:formula="of:=[.J166] * [.G166] + [.M166] * [.H166] + [.P166] * [.H166]" office:value-type="float" office:value="0.0364430852664522" calcext:value-type="float">
            <text:p>0.0364430853</text:p>
          </table:table-cell>
          <table:table-cell table:formula="of:=[.K166] * [.D166] + [.N166] * [.E166] + [.Q166] * [.H166]" office:value-type="float" office:value="0.0291722962575864" calcext:value-type="float">
            <text:p>0.0291722963</text:p>
          </table:table-cell>
          <table:table-cell table:formula="of:=[.L166] * [.G166] + [.O166] * [.H166] + [.R166] * [.H166]" office:value-type="float" office:value="8.69710887959997" calcext:value-type="float">
            <text:p>8.6971088796</text:p>
          </table:table-cell>
          <table:table-cell/>
          <table:table-cell table:formula="of:=[.B166]-[.S166]" office:value-type="float" office:value="0.250925914733548" calcext:value-type="float">
            <text:p>0.2509259147</text:p>
          </table:table-cell>
          <table:table-cell table:formula="of:=[.A166]-[.T166]" office:value-type="float" office:value="-0.100903896257586" calcext:value-type="float">
            <text:p>-0.1009038963</text:p>
          </table:table-cell>
          <table:table-cell table:formula="of:=[.C166]-[.U166]" office:value-type="float" office:value="1.00922112040003" calcext:value-type="float">
            <text:p>1.0092211204</text:p>
          </table:table-cell>
        </table:table-row>
        <table:table-row table:style-name="ro1">
          <table:table-cell office:value-type="float" office:value="-0.0717316" calcext:value-type="float">
            <text:p>-0.0717316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9.70633" calcext:value-type="float">
            <text:p>9.70633</text:p>
          </table:table-cell>
          <table:table-cell office:value-type="float" office:value="-0.0304779" calcext:value-type="float">
            <text:p>-0.0304779</text:p>
          </table:table-cell>
          <table:table-cell office:value-type="float" office:value="-0.499194" calcext:value-type="float">
            <text:p>-0.499194</text:p>
          </table:table-cell>
          <table:table-cell office:value-type="float" office:value="0.0050875" calcext:value-type="float">
            <text:p>0.005087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67])*COS([.E167])" office:value-type="float" office:value="0.877560951733932" calcext:value-type="float">
            <text:p>0.8775609517</text:p>
          </table:table-cell>
          <table:table-cell table:formula="of:=COS([.D167]) * SIN([.E167]) * SIN([.F167]) - SIN([.E167]) * COS([.F167])" office:value-type="float" office:value="0.476277519663661" calcext:value-type="float">
            <text:p>0.4762775197</text:p>
          </table:table-cell>
          <table:table-cell table:formula="of:=COS([.D167]) * SIN([.E167]) * COS([.F167]) + SIN([.D167]) * SIN([.F167])" office:value-type="float" office:value="-0.478644566736142" calcext:value-type="float">
            <text:p>-0.4786445667</text:p>
          </table:table-cell>
          <table:table-cell table:formula="of:=SIN([.D167]) * COS([.E167])" office:value-type="float" office:value="-0.026754499550083" calcext:value-type="float">
            <text:p>-0.0267544996</text:p>
          </table:table-cell>
          <table:table-cell table:formula="of:=SIN([.D167]) * SIN([.E167]) * SIN([.F167] + COS([.D167]) * COS([.F167]))" office:value-type="float" office:value="0.0123116374975658" calcext:value-type="float">
            <text:p>0.0123116375</text:p>
          </table:table-cell>
          <table:table-cell table:formula="of:=SIN([.D167]) * SIN([.E167]) * COS([.F167])- COS([.D167]) * SIN([.F167])" office:value-type="float" office:value="0.00950275803348984" calcext:value-type="float">
            <text:p>0.009502758</text:p>
          </table:table-cell>
          <table:table-cell table:formula="of:=-SIN([.D167])" office:value-type="float" office:value="0.0304731817201291" calcext:value-type="float">
            <text:p>0.0304731817</text:p>
          </table:table-cell>
          <table:table-cell table:formula="of:=COS([.D167]) * SIN([.F167])" office:value-type="float" office:value="0.00508511535133708" calcext:value-type="float">
            <text:p>0.0050851154</text:p>
          </table:table-cell>
          <table:table-cell table:formula="of:=COS([.E167]) * COS([.F167])" office:value-type="float" office:value="0.877957331721609" calcext:value-type="float">
            <text:p>0.8779573317</text:p>
          </table:table-cell>
          <table:table-cell table:formula="of:=[.J167] * [.G167] + [.M167] * [.H167] + [.P167] * [.H167]" office:value-type="float" office:value="0.0364430852664522" calcext:value-type="float">
            <text:p>0.0364430853</text:p>
          </table:table-cell>
          <table:table-cell table:formula="of:=[.K167] * [.D167] + [.N167] * [.E167] + [.Q167] * [.H167]" office:value-type="float" office:value="0.0291722962575864" calcext:value-type="float">
            <text:p>0.0291722963</text:p>
          </table:table-cell>
          <table:table-cell table:formula="of:=[.L167] * [.G167] + [.O167] * [.H167] + [.R167] * [.H167]" office:value-type="float" office:value="8.69710887959997" calcext:value-type="float">
            <text:p>8.6971088796</text:p>
          </table:table-cell>
          <table:table-cell/>
          <table:table-cell table:formula="of:=[.B167]-[.S167]" office:value-type="float" office:value="0.250925914733548" calcext:value-type="float">
            <text:p>0.2509259147</text:p>
          </table:table-cell>
          <table:table-cell table:formula="of:=[.A167]-[.T167]" office:value-type="float" office:value="-0.100903896257586" calcext:value-type="float">
            <text:p>-0.1009038963</text:p>
          </table:table-cell>
          <table:table-cell table:formula="of:=[.C167]-[.U167]" office:value-type="float" office:value="1.00922112040003" calcext:value-type="float">
            <text:p>1.0092211204</text:p>
          </table:table-cell>
        </table:table-row>
        <table:table-row table:style-name="ro1">
          <table:table-cell office:value-type="float" office:value="-0.0717316" calcext:value-type="float">
            <text:p>-0.0717316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9.70633" calcext:value-type="float">
            <text:p>9.70633</text:p>
          </table:table-cell>
          <table:table-cell office:value-type="float" office:value="-0.0305214" calcext:value-type="float">
            <text:p>-0.0305214</text:p>
          </table:table-cell>
          <table:table-cell office:value-type="float" office:value="-0.499223" calcext:value-type="float">
            <text:p>-0.499223</text:p>
          </table:table-cell>
          <table:table-cell office:value-type="float" office:value="0.00507736" calcext:value-type="float">
            <text:p>0.0050773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68])*COS([.E168])" office:value-type="float" office:value="0.877545910356227" calcext:value-type="float">
            <text:p>0.8775459104</text:p>
          </table:table-cell>
          <table:table-cell table:formula="of:=COS([.D168]) * SIN([.E168]) * SIN([.F168]) - SIN([.E168]) * COS([.F168])" office:value-type="float" office:value="0.476307730792267" calcext:value-type="float">
            <text:p>0.4763077308</text:p>
          </table:table-cell>
          <table:table-cell table:formula="of:=COS([.D168]) * SIN([.E168]) * COS([.F168]) + SIN([.D168]) * SIN([.F168])" office:value-type="float" office:value="-0.478669316842482" calcext:value-type="float">
            <text:p>-0.4786693168</text:p>
          </table:table-cell>
          <table:table-cell table:formula="of:=SIN([.D168]) * COS([.E168])" office:value-type="float" office:value="-0.026792249757467" calcext:value-type="float">
            <text:p>-0.0267922498</text:p>
          </table:table-cell>
          <table:table-cell table:formula="of:=SIN([.D168]) * SIN([.E168]) * SIN([.F168] + COS([.D168]) * COS([.F168]))" office:value-type="float" office:value="0.0123297702748736" calcext:value-type="float">
            <text:p>0.0123297703</text:p>
          </table:table-cell>
          <table:table-cell table:formula="of:=SIN([.D168]) * SIN([.E168]) * COS([.F168])- COS([.D168]) * SIN([.F168])" office:value-type="float" office:value="0.00953449193387012" calcext:value-type="float">
            <text:p>0.0095344919</text:p>
          </table:table-cell>
          <table:table-cell table:formula="of:=-SIN([.D168])" office:value-type="float" office:value="0.0305166614892209" calcext:value-type="float">
            <text:p>0.0305166615</text:p>
          </table:table-cell>
          <table:table-cell table:formula="of:=COS([.D168]) * SIN([.F168])" office:value-type="float" office:value="0.00507497345617343" calcext:value-type="float">
            <text:p>0.0050749735</text:p>
          </table:table-cell>
          <table:table-cell table:formula="of:=COS([.E168]) * COS([.F168])" office:value-type="float" office:value="0.877943493954545" calcext:value-type="float">
            <text:p>0.877943494</text:p>
          </table:table-cell>
          <table:table-cell table:formula="of:=[.J168] * [.G168] + [.M168] * [.H168] + [.P168] * [.H168]" office:value-type="float" office:value="0.036499234971188" calcext:value-type="float">
            <text:p>0.036499235</text:p>
          </table:table-cell>
          <table:table-cell table:formula="of:=[.K168] * [.D168] + [.N168] * [.E168] + [.Q168] * [.H168]" office:value-type="float" office:value="0.0290418561899633" calcext:value-type="float">
            <text:p>0.0290418562</text:p>
          </table:table-cell>
          <table:table-cell table:formula="of:=[.L168] * [.G168] + [.O168] * [.H168] + [.R168] * [.H168]" office:value-type="float" office:value="8.69728426170647" calcext:value-type="float">
            <text:p>8.6972842617</text:p>
          </table:table-cell>
          <table:table-cell/>
          <table:table-cell table:formula="of:=[.B168]-[.S168]" office:value-type="float" office:value="0.250869765028812" calcext:value-type="float">
            <text:p>0.250869765</text:p>
          </table:table-cell>
          <table:table-cell table:formula="of:=[.A168]-[.T168]" office:value-type="float" office:value="-0.100773456189963" calcext:value-type="float">
            <text:p>-0.1007734562</text:p>
          </table:table-cell>
          <table:table-cell table:formula="of:=[.C168]-[.U168]" office:value-type="float" office:value="1.00904573829353" calcext:value-type="float">
            <text:p>1.0090457383</text:p>
          </table:table-cell>
        </table:table-row>
        <table:table-row table:style-name="ro1">
          <table:table-cell office:value-type="float" office:value="-0.0717316" calcext:value-type="float">
            <text:p>-0.0717316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9.70633" calcext:value-type="float">
            <text:p>9.70633</text:p>
          </table:table-cell>
          <table:table-cell office:value-type="float" office:value="-0.0305214" calcext:value-type="float">
            <text:p>-0.0305214</text:p>
          </table:table-cell>
          <table:table-cell office:value-type="float" office:value="-0.499223" calcext:value-type="float">
            <text:p>-0.499223</text:p>
          </table:table-cell>
          <table:table-cell office:value-type="float" office:value="0.00507736" calcext:value-type="float">
            <text:p>0.0050773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69])*COS([.E169])" office:value-type="float" office:value="0.877545910356227" calcext:value-type="float">
            <text:p>0.8775459104</text:p>
          </table:table-cell>
          <table:table-cell table:formula="of:=COS([.D169]) * SIN([.E169]) * SIN([.F169]) - SIN([.E169]) * COS([.F169])" office:value-type="float" office:value="0.476307730792267" calcext:value-type="float">
            <text:p>0.4763077308</text:p>
          </table:table-cell>
          <table:table-cell table:formula="of:=COS([.D169]) * SIN([.E169]) * COS([.F169]) + SIN([.D169]) * SIN([.F169])" office:value-type="float" office:value="-0.478669316842482" calcext:value-type="float">
            <text:p>-0.4786693168</text:p>
          </table:table-cell>
          <table:table-cell table:formula="of:=SIN([.D169]) * COS([.E169])" office:value-type="float" office:value="-0.026792249757467" calcext:value-type="float">
            <text:p>-0.0267922498</text:p>
          </table:table-cell>
          <table:table-cell table:formula="of:=SIN([.D169]) * SIN([.E169]) * SIN([.F169] + COS([.D169]) * COS([.F169]))" office:value-type="float" office:value="0.0123297702748736" calcext:value-type="float">
            <text:p>0.0123297703</text:p>
          </table:table-cell>
          <table:table-cell table:formula="of:=SIN([.D169]) * SIN([.E169]) * COS([.F169])- COS([.D169]) * SIN([.F169])" office:value-type="float" office:value="0.00953449193387012" calcext:value-type="float">
            <text:p>0.0095344919</text:p>
          </table:table-cell>
          <table:table-cell table:formula="of:=-SIN([.D169])" office:value-type="float" office:value="0.0305166614892209" calcext:value-type="float">
            <text:p>0.0305166615</text:p>
          </table:table-cell>
          <table:table-cell table:formula="of:=COS([.D169]) * SIN([.F169])" office:value-type="float" office:value="0.00507497345617343" calcext:value-type="float">
            <text:p>0.0050749735</text:p>
          </table:table-cell>
          <table:table-cell table:formula="of:=COS([.E169]) * COS([.F169])" office:value-type="float" office:value="0.877943493954545" calcext:value-type="float">
            <text:p>0.877943494</text:p>
          </table:table-cell>
          <table:table-cell table:formula="of:=[.J169] * [.G169] + [.M169] * [.H169] + [.P169] * [.H169]" office:value-type="float" office:value="0.036499234971188" calcext:value-type="float">
            <text:p>0.036499235</text:p>
          </table:table-cell>
          <table:table-cell table:formula="of:=[.K169] * [.D169] + [.N169] * [.E169] + [.Q169] * [.H169]" office:value-type="float" office:value="0.0290418561899633" calcext:value-type="float">
            <text:p>0.0290418562</text:p>
          </table:table-cell>
          <table:table-cell table:formula="of:=[.L169] * [.G169] + [.O169] * [.H169] + [.R169] * [.H169]" office:value-type="float" office:value="8.69728426170647" calcext:value-type="float">
            <text:p>8.6972842617</text:p>
          </table:table-cell>
          <table:table-cell/>
          <table:table-cell table:formula="of:=[.B169]-[.S169]" office:value-type="float" office:value="0.250869765028812" calcext:value-type="float">
            <text:p>0.250869765</text:p>
          </table:table-cell>
          <table:table-cell table:formula="of:=[.A169]-[.T169]" office:value-type="float" office:value="-0.100773456189963" calcext:value-type="float">
            <text:p>-0.1007734562</text:p>
          </table:table-cell>
          <table:table-cell table:formula="of:=[.C169]-[.U169]" office:value-type="float" office:value="1.00904573829353" calcext:value-type="float">
            <text:p>1.0090457383</text:p>
          </table:table-cell>
        </table:table-row>
        <table:table-row table:style-name="ro1">
          <table:table-cell office:value-type="float" office:value="-0.0407867" calcext:value-type="float">
            <text:p>-0.0407867</text:p>
          </table:table-cell>
          <table:table-cell office:value-type="float" office:value="0.268326" calcext:value-type="float">
            <text:p>0.268326</text:p>
          </table:table-cell>
          <table:table-cell office:value-type="float" office:value="9.66824" calcext:value-type="float">
            <text:p>9.66824</text:p>
          </table:table-cell>
          <table:table-cell office:value-type="float" office:value="-0.0305214" calcext:value-type="float">
            <text:p>-0.0305214</text:p>
          </table:table-cell>
          <table:table-cell office:value-type="float" office:value="-0.499223" calcext:value-type="float">
            <text:p>-0.499223</text:p>
          </table:table-cell>
          <table:table-cell office:value-type="float" office:value="0.00507736" calcext:value-type="float">
            <text:p>0.0050773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70])*COS([.E170])" office:value-type="float" office:value="0.877545910356227" calcext:value-type="float">
            <text:p>0.8775459104</text:p>
          </table:table-cell>
          <table:table-cell table:formula="of:=COS([.D170]) * SIN([.E170]) * SIN([.F170]) - SIN([.E170]) * COS([.F170])" office:value-type="float" office:value="0.476307730792267" calcext:value-type="float">
            <text:p>0.4763077308</text:p>
          </table:table-cell>
          <table:table-cell table:formula="of:=COS([.D170]) * SIN([.E170]) * COS([.F170]) + SIN([.D170]) * SIN([.F170])" office:value-type="float" office:value="-0.478669316842482" calcext:value-type="float">
            <text:p>-0.4786693168</text:p>
          </table:table-cell>
          <table:table-cell table:formula="of:=SIN([.D170]) * COS([.E170])" office:value-type="float" office:value="-0.026792249757467" calcext:value-type="float">
            <text:p>-0.0267922498</text:p>
          </table:table-cell>
          <table:table-cell table:formula="of:=SIN([.D170]) * SIN([.E170]) * SIN([.F170] + COS([.D170]) * COS([.F170]))" office:value-type="float" office:value="0.0123297702748736" calcext:value-type="float">
            <text:p>0.0123297703</text:p>
          </table:table-cell>
          <table:table-cell table:formula="of:=SIN([.D170]) * SIN([.E170]) * COS([.F170])- COS([.D170]) * SIN([.F170])" office:value-type="float" office:value="0.00953449193387012" calcext:value-type="float">
            <text:p>0.0095344919</text:p>
          </table:table-cell>
          <table:table-cell table:formula="of:=-SIN([.D170])" office:value-type="float" office:value="0.0305166614892209" calcext:value-type="float">
            <text:p>0.0305166615</text:p>
          </table:table-cell>
          <table:table-cell table:formula="of:=COS([.D170]) * SIN([.F170])" office:value-type="float" office:value="0.00507497345617343" calcext:value-type="float">
            <text:p>0.0050749735</text:p>
          </table:table-cell>
          <table:table-cell table:formula="of:=COS([.E170]) * COS([.F170])" office:value-type="float" office:value="0.877943493954545" calcext:value-type="float">
            <text:p>0.877943494</text:p>
          </table:table-cell>
          <table:table-cell table:formula="of:=[.J170] * [.G170] + [.M170] * [.H170] + [.P170] * [.H170]" office:value-type="float" office:value="0.036499234971188" calcext:value-type="float">
            <text:p>0.036499235</text:p>
          </table:table-cell>
          <table:table-cell table:formula="of:=[.K170] * [.D170] + [.N170] * [.E170] + [.Q170] * [.H170]" office:value-type="float" office:value="0.0290418561899633" calcext:value-type="float">
            <text:p>0.0290418562</text:p>
          </table:table-cell>
          <table:table-cell table:formula="of:=[.L170] * [.G170] + [.O170] * [.H170] + [.R170] * [.H170]" office:value-type="float" office:value="8.69728426170647" calcext:value-type="float">
            <text:p>8.6972842617</text:p>
          </table:table-cell>
          <table:table-cell/>
          <table:table-cell table:formula="of:=[.B170]-[.S170]" office:value-type="float" office:value="0.231826765028812" calcext:value-type="float">
            <text:p>0.231826765</text:p>
          </table:table-cell>
          <table:table-cell table:formula="of:=[.A170]-[.T170]" office:value-type="float" office:value="-0.0698285561899633" calcext:value-type="float">
            <text:p>-0.0698285562</text:p>
          </table:table-cell>
          <table:table-cell table:formula="of:=[.C170]-[.U170]" office:value-type="float" office:value="0.970955738293531" calcext:value-type="float">
            <text:p>0.9709557383</text:p>
          </table:table-cell>
        </table:table-row>
        <table:table-row table:style-name="ro1">
          <table:table-cell office:value-type="float" office:value="-0.0407867" calcext:value-type="float">
            <text:p>-0.0407867</text:p>
          </table:table-cell>
          <table:table-cell office:value-type="float" office:value="0.268326" calcext:value-type="float">
            <text:p>0.268326</text:p>
          </table:table-cell>
          <table:table-cell office:value-type="float" office:value="9.66824" calcext:value-type="float">
            <text:p>9.66824</text:p>
          </table:table-cell>
          <table:table-cell office:value-type="float" office:value="-0.0304689" calcext:value-type="float">
            <text:p>-0.0304689</text:p>
          </table:table-cell>
          <table:table-cell office:value-type="float" office:value="-0.499261" calcext:value-type="float">
            <text:p>-0.499261</text:p>
          </table:table-cell>
          <table:table-cell office:value-type="float" office:value="0.00512421" calcext:value-type="float">
            <text:p>0.0051242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71])*COS([.E171])" office:value-type="float" office:value="0.87752913129669" calcext:value-type="float">
            <text:p>0.8775291313</text:p>
          </table:table-cell>
          <table:table-cell table:formula="of:=COS([.D171]) * SIN([.E171]) * SIN([.F171]) - SIN([.E171]) * COS([.F171])" office:value-type="float" office:value="0.476318384689611" calcext:value-type="float">
            <text:p>0.4763183847</text:p>
          </table:table-cell>
          <table:table-cell table:formula="of:=COS([.D171]) * SIN([.E171]) * COS([.F171]) + SIN([.D171]) * SIN([.F171])" office:value-type="float" office:value="-0.478704475634294" calcext:value-type="float">
            <text:p>-0.4787044756</text:p>
          </table:table-cell>
          <table:table-cell table:formula="of:=SIN([.D171]) * COS([.E171])" office:value-type="float" office:value="-0.0267456243287693" calcext:value-type="float">
            <text:p>-0.0267456243</text:p>
          </table:table-cell>
          <table:table-cell table:formula="of:=SIN([.D171]) * SIN([.E171]) * SIN([.F171] + COS([.D171]) * COS([.F171]))" office:value-type="float" office:value="0.0123098032892566" calcext:value-type="float">
            <text:p>0.0123098033</text:p>
          </table:table-cell>
          <table:table-cell table:formula="of:=SIN([.D171]) * SIN([.E171]) * COS([.F171])- COS([.D171]) * SIN([.F171])" office:value-type="float" office:value="0.00946354698144206" calcext:value-type="float">
            <text:p>0.009463547</text:p>
          </table:table-cell>
          <table:table-cell table:formula="of:=-SIN([.D171])" office:value-type="float" office:value="0.0304641858986323" calcext:value-type="float">
            <text:p>0.0304641859</text:p>
          </table:table-cell>
          <table:table-cell table:formula="of:=COS([.D171]) * SIN([.F171])" office:value-type="float" office:value="0.00512180922950962" calcext:value-type="float">
            <text:p>0.0051218092</text:p>
          </table:table-cell>
          <table:table-cell table:formula="of:=COS([.E171]) * COS([.F171])" office:value-type="float" office:value="0.877925091500537" calcext:value-type="float">
            <text:p>0.8779250915</text:p>
          </table:table-cell>
          <table:table-cell table:formula="of:=[.J171] * [.G171] + [.M171] * [.H171] + [.P171] * [.H171]" office:value-type="float" office:value="0.0364419033846574" calcext:value-type="float">
            <text:p>0.0364419034</text:p>
          </table:table-cell>
          <table:table-cell table:formula="of:=[.K171] * [.D171] + [.N171] * [.E171] + [.Q171] * [.H171]" office:value-type="float" office:value="0.0295350285179275" calcext:value-type="float">
            <text:p>0.0295350285</text:p>
          </table:table-cell>
          <table:table-cell table:formula="of:=[.L171] * [.G171] + [.O171] * [.H171] + [.R171] * [.H171]" office:value-type="float" office:value="8.69640865712339" calcext:value-type="float">
            <text:p>8.6964086571</text:p>
          </table:table-cell>
          <table:table-cell/>
          <table:table-cell table:formula="of:=[.B171]-[.S171]" office:value-type="float" office:value="0.231884096615343" calcext:value-type="float">
            <text:p>0.2318840966</text:p>
          </table:table-cell>
          <table:table-cell table:formula="of:=[.A171]-[.T171]" office:value-type="float" office:value="-0.0703217285179275" calcext:value-type="float">
            <text:p>-0.0703217285</text:p>
          </table:table-cell>
          <table:table-cell table:formula="of:=[.C171]-[.U171]" office:value-type="float" office:value="0.971831342876609" calcext:value-type="float">
            <text:p>0.9718313429</text:p>
          </table:table-cell>
        </table:table-row>
        <table:table-row table:style-name="ro1">
          <table:table-cell office:value-type="float" office:value="-0.0503082" calcext:value-type="float">
            <text:p>-0.0503082</text:p>
          </table:table-cell>
          <table:table-cell office:value-type="float" office:value="0.275467" calcext:value-type="float">
            <text:p>0.275467</text:p>
          </table:table-cell>
          <table:table-cell office:value-type="float" office:value="9.71347" calcext:value-type="float">
            <text:p>9.71347</text:p>
          </table:table-cell>
          <table:table-cell office:value-type="float" office:value="-0.0304689" calcext:value-type="float">
            <text:p>-0.0304689</text:p>
          </table:table-cell>
          <table:table-cell office:value-type="float" office:value="-0.499261" calcext:value-type="float">
            <text:p>-0.499261</text:p>
          </table:table-cell>
          <table:table-cell office:value-type="float" office:value="0.00512421" calcext:value-type="float">
            <text:p>0.0051242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72])*COS([.E172])" office:value-type="float" office:value="0.87752913129669" calcext:value-type="float">
            <text:p>0.8775291313</text:p>
          </table:table-cell>
          <table:table-cell table:formula="of:=COS([.D172]) * SIN([.E172]) * SIN([.F172]) - SIN([.E172]) * COS([.F172])" office:value-type="float" office:value="0.476318384689611" calcext:value-type="float">
            <text:p>0.4763183847</text:p>
          </table:table-cell>
          <table:table-cell table:formula="of:=COS([.D172]) * SIN([.E172]) * COS([.F172]) + SIN([.D172]) * SIN([.F172])" office:value-type="float" office:value="-0.478704475634294" calcext:value-type="float">
            <text:p>-0.4787044756</text:p>
          </table:table-cell>
          <table:table-cell table:formula="of:=SIN([.D172]) * COS([.E172])" office:value-type="float" office:value="-0.0267456243287693" calcext:value-type="float">
            <text:p>-0.0267456243</text:p>
          </table:table-cell>
          <table:table-cell table:formula="of:=SIN([.D172]) * SIN([.E172]) * SIN([.F172] + COS([.D172]) * COS([.F172]))" office:value-type="float" office:value="0.0123098032892566" calcext:value-type="float">
            <text:p>0.0123098033</text:p>
          </table:table-cell>
          <table:table-cell table:formula="of:=SIN([.D172]) * SIN([.E172]) * COS([.F172])- COS([.D172]) * SIN([.F172])" office:value-type="float" office:value="0.00946354698144206" calcext:value-type="float">
            <text:p>0.009463547</text:p>
          </table:table-cell>
          <table:table-cell table:formula="of:=-SIN([.D172])" office:value-type="float" office:value="0.0304641858986323" calcext:value-type="float">
            <text:p>0.0304641859</text:p>
          </table:table-cell>
          <table:table-cell table:formula="of:=COS([.D172]) * SIN([.F172])" office:value-type="float" office:value="0.00512180922950962" calcext:value-type="float">
            <text:p>0.0051218092</text:p>
          </table:table-cell>
          <table:table-cell table:formula="of:=COS([.E172]) * COS([.F172])" office:value-type="float" office:value="0.877925091500537" calcext:value-type="float">
            <text:p>0.8779250915</text:p>
          </table:table-cell>
          <table:table-cell table:formula="of:=[.J172] * [.G172] + [.M172] * [.H172] + [.P172] * [.H172]" office:value-type="float" office:value="0.0364419033846574" calcext:value-type="float">
            <text:p>0.0364419034</text:p>
          </table:table-cell>
          <table:table-cell table:formula="of:=[.K172] * [.D172] + [.N172] * [.E172] + [.Q172] * [.H172]" office:value-type="float" office:value="0.0295350285179275" calcext:value-type="float">
            <text:p>0.0295350285</text:p>
          </table:table-cell>
          <table:table-cell table:formula="of:=[.L172] * [.G172] + [.O172] * [.H172] + [.R172] * [.H172]" office:value-type="float" office:value="8.69640865712339" calcext:value-type="float">
            <text:p>8.6964086571</text:p>
          </table:table-cell>
          <table:table-cell/>
          <table:table-cell table:formula="of:=[.B172]-[.S172]" office:value-type="float" office:value="0.239025096615343" calcext:value-type="float">
            <text:p>0.2390250966</text:p>
          </table:table-cell>
          <table:table-cell table:formula="of:=[.A172]-[.T172]" office:value-type="float" office:value="-0.0798432285179275" calcext:value-type="float">
            <text:p>-0.0798432285</text:p>
          </table:table-cell>
          <table:table-cell table:formula="of:=[.C172]-[.U172]" office:value-type="float" office:value="1.01706134287661" calcext:value-type="float">
            <text:p>1.0170613429</text:p>
          </table:table-cell>
        </table:table-row>
        <table:table-row table:style-name="ro1">
          <table:table-cell office:value-type="float" office:value="-0.0503082" calcext:value-type="float">
            <text:p>-0.0503082</text:p>
          </table:table-cell>
          <table:table-cell office:value-type="float" office:value="0.275467" calcext:value-type="float">
            <text:p>0.275467</text:p>
          </table:table-cell>
          <table:table-cell office:value-type="float" office:value="9.71347" calcext:value-type="float">
            <text:p>9.71347</text:p>
          </table:table-cell>
          <table:table-cell office:value-type="float" office:value="-0.0304689" calcext:value-type="float">
            <text:p>-0.0304689</text:p>
          </table:table-cell>
          <table:table-cell office:value-type="float" office:value="-0.499261" calcext:value-type="float">
            <text:p>-0.499261</text:p>
          </table:table-cell>
          <table:table-cell office:value-type="float" office:value="0.00512421" calcext:value-type="float">
            <text:p>0.0051242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73])*COS([.E173])" office:value-type="float" office:value="0.87752913129669" calcext:value-type="float">
            <text:p>0.8775291313</text:p>
          </table:table-cell>
          <table:table-cell table:formula="of:=COS([.D173]) * SIN([.E173]) * SIN([.F173]) - SIN([.E173]) * COS([.F173])" office:value-type="float" office:value="0.476318384689611" calcext:value-type="float">
            <text:p>0.4763183847</text:p>
          </table:table-cell>
          <table:table-cell table:formula="of:=COS([.D173]) * SIN([.E173]) * COS([.F173]) + SIN([.D173]) * SIN([.F173])" office:value-type="float" office:value="-0.478704475634294" calcext:value-type="float">
            <text:p>-0.4787044756</text:p>
          </table:table-cell>
          <table:table-cell table:formula="of:=SIN([.D173]) * COS([.E173])" office:value-type="float" office:value="-0.0267456243287693" calcext:value-type="float">
            <text:p>-0.0267456243</text:p>
          </table:table-cell>
          <table:table-cell table:formula="of:=SIN([.D173]) * SIN([.E173]) * SIN([.F173] + COS([.D173]) * COS([.F173]))" office:value-type="float" office:value="0.0123098032892566" calcext:value-type="float">
            <text:p>0.0123098033</text:p>
          </table:table-cell>
          <table:table-cell table:formula="of:=SIN([.D173]) * SIN([.E173]) * COS([.F173])- COS([.D173]) * SIN([.F173])" office:value-type="float" office:value="0.00946354698144206" calcext:value-type="float">
            <text:p>0.009463547</text:p>
          </table:table-cell>
          <table:table-cell table:formula="of:=-SIN([.D173])" office:value-type="float" office:value="0.0304641858986323" calcext:value-type="float">
            <text:p>0.0304641859</text:p>
          </table:table-cell>
          <table:table-cell table:formula="of:=COS([.D173]) * SIN([.F173])" office:value-type="float" office:value="0.00512180922950962" calcext:value-type="float">
            <text:p>0.0051218092</text:p>
          </table:table-cell>
          <table:table-cell table:formula="of:=COS([.E173]) * COS([.F173])" office:value-type="float" office:value="0.877925091500537" calcext:value-type="float">
            <text:p>0.8779250915</text:p>
          </table:table-cell>
          <table:table-cell table:formula="of:=[.J173] * [.G173] + [.M173] * [.H173] + [.P173] * [.H173]" office:value-type="float" office:value="0.0364419033846574" calcext:value-type="float">
            <text:p>0.0364419034</text:p>
          </table:table-cell>
          <table:table-cell table:formula="of:=[.K173] * [.D173] + [.N173] * [.E173] + [.Q173] * [.H173]" office:value-type="float" office:value="0.0295350285179275" calcext:value-type="float">
            <text:p>0.0295350285</text:p>
          </table:table-cell>
          <table:table-cell table:formula="of:=[.L173] * [.G173] + [.O173] * [.H173] + [.R173] * [.H173]" office:value-type="float" office:value="8.69640865712339" calcext:value-type="float">
            <text:p>8.6964086571</text:p>
          </table:table-cell>
          <table:table-cell/>
          <table:table-cell table:formula="of:=[.B173]-[.S173]" office:value-type="float" office:value="0.239025096615343" calcext:value-type="float">
            <text:p>0.2390250966</text:p>
          </table:table-cell>
          <table:table-cell table:formula="of:=[.A173]-[.T173]" office:value-type="float" office:value="-0.0798432285179275" calcext:value-type="float">
            <text:p>-0.0798432285</text:p>
          </table:table-cell>
          <table:table-cell table:formula="of:=[.C173]-[.U173]" office:value-type="float" office:value="1.01706134287661" calcext:value-type="float">
            <text:p>1.0170613429</text:p>
          </table:table-cell>
        </table:table-row>
        <table:table-row table:style-name="ro1">
          <table:table-cell office:value-type="float" office:value="-0.0503082" calcext:value-type="float">
            <text:p>-0.0503082</text:p>
          </table:table-cell>
          <table:table-cell office:value-type="float" office:value="0.275467" calcext:value-type="float">
            <text:p>0.275467</text:p>
          </table:table-cell>
          <table:table-cell office:value-type="float" office:value="9.71347" calcext:value-type="float">
            <text:p>9.71347</text:p>
          </table:table-cell>
          <table:table-cell office:value-type="float" office:value="-0.0303586" calcext:value-type="float">
            <text:p>-0.0303586</text:p>
          </table:table-cell>
          <table:table-cell office:value-type="float" office:value="-0.49903" calcext:value-type="float">
            <text:p>-0.49903</text:p>
          </table:table-cell>
          <table:table-cell office:value-type="float" office:value="0.00507576" calcext:value-type="float">
            <text:p>0.0050757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74])*COS([.E174])" office:value-type="float" office:value="0.877642599083109" calcext:value-type="float">
            <text:p>0.8776425991</text:p>
          </table:table-cell>
          <table:table-cell table:formula="of:=COS([.D174]) * SIN([.E174]) * SIN([.F174]) - SIN([.E174]) * COS([.F174])" office:value-type="float" office:value="0.476139895961532" calcext:value-type="float">
            <text:p>0.476139896</text:p>
          </table:table-cell>
          <table:table-cell table:formula="of:=COS([.D174]) * SIN([.E174]) * COS([.F174]) + SIN([.D174]) * SIN([.F174])" office:value-type="float" office:value="-0.478501444105952" calcext:value-type="float">
            <text:p>-0.4785014441</text:p>
          </table:table-cell>
          <table:table-cell table:formula="of:=SIN([.D174]) * COS([.E174])" office:value-type="float" office:value="-0.0266521890603154" calcext:value-type="float">
            <text:p>-0.0266521891</text:p>
          </table:table-cell>
          <table:table-cell table:formula="of:=SIN([.D174]) * SIN([.E174]) * SIN([.F174] + COS([.D174]) * COS([.F174]))" office:value-type="float" office:value="0.0122597092828026" calcext:value-type="float">
            <text:p>0.0122597093</text:p>
          </table:table-cell>
          <table:table-cell table:formula="of:=SIN([.D174]) * SIN([.E174]) * COS([.F174])- COS([.D174]) * SIN([.F174])" office:value-type="float" office:value="0.0094530202676011" calcext:value-type="float">
            <text:p>0.0094530203</text:p>
          </table:table-cell>
          <table:table-cell table:formula="of:=-SIN([.D174])" office:value-type="float" office:value="0.0303539369082958" calcext:value-type="float">
            <text:p>0.0303539369</text:p>
          </table:table-cell>
          <table:table-cell table:formula="of:=COS([.D174]) * SIN([.F174])" office:value-type="float" office:value="0.0050733993715741" calcext:value-type="float">
            <text:p>0.0050733994</text:p>
          </table:table-cell>
          <table:table-cell table:formula="of:=COS([.E174]) * COS([.F174])" office:value-type="float" office:value="0.878035881041509" calcext:value-type="float">
            <text:p>0.878035881</text:p>
          </table:table-cell>
          <table:table-cell table:formula="of:=[.J174] * [.G174] + [.M174] * [.H174] + [.P174] * [.H174]" office:value-type="float" office:value="0.0362771289102078" calcext:value-type="float">
            <text:p>0.0362771289</text:p>
          </table:table-cell>
          <table:table-cell table:formula="of:=[.K174] * [.D174] + [.N174] * [.E174] + [.Q174] * [.H174]" office:value-type="float" office:value="0.0291464104724915" calcext:value-type="float">
            <text:p>0.0291464105</text:p>
          </table:table-cell>
          <table:table-cell table:formula="of:=[.L174] * [.G174] + [.O174] * [.H174] + [.R174] * [.H174]" office:value-type="float" office:value="8.69739123282928" calcext:value-type="float">
            <text:p>8.6973912328</text:p>
          </table:table-cell>
          <table:table-cell/>
          <table:table-cell table:formula="of:=[.B174]-[.S174]" office:value-type="float" office:value="0.239189871089792" calcext:value-type="float">
            <text:p>0.2391898711</text:p>
          </table:table-cell>
          <table:table-cell table:formula="of:=[.A174]-[.T174]" office:value-type="float" office:value="-0.0794546104724915" calcext:value-type="float">
            <text:p>-0.0794546105</text:p>
          </table:table-cell>
          <table:table-cell table:formula="of:=[.C174]-[.U174]" office:value-type="float" office:value="1.01607876717072" calcext:value-type="float">
            <text:p>1.0160787672</text:p>
          </table:table-cell>
        </table:table-row>
        <table:table-row table:style-name="ro1">
          <table:table-cell office:value-type="float" office:value="-0.0312653" calcext:value-type="float">
            <text:p>-0.0312653</text:p>
          </table:table-cell>
          <table:table-cell office:value-type="float" office:value="0.284988" calcext:value-type="float">
            <text:p>0.284988</text:p>
          </table:table-cell>
          <table:table-cell office:value-type="float" office:value="9.6492" calcext:value-type="float">
            <text:p>9.6492</text:p>
          </table:table-cell>
          <table:table-cell office:value-type="float" office:value="-0.0303586" calcext:value-type="float">
            <text:p>-0.0303586</text:p>
          </table:table-cell>
          <table:table-cell office:value-type="float" office:value="-0.49903" calcext:value-type="float">
            <text:p>-0.49903</text:p>
          </table:table-cell>
          <table:table-cell office:value-type="float" office:value="0.00507576" calcext:value-type="float">
            <text:p>0.0050757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75])*COS([.E175])" office:value-type="float" office:value="0.877642599083109" calcext:value-type="float">
            <text:p>0.8776425991</text:p>
          </table:table-cell>
          <table:table-cell table:formula="of:=COS([.D175]) * SIN([.E175]) * SIN([.F175]) - SIN([.E175]) * COS([.F175])" office:value-type="float" office:value="0.476139895961532" calcext:value-type="float">
            <text:p>0.476139896</text:p>
          </table:table-cell>
          <table:table-cell table:formula="of:=COS([.D175]) * SIN([.E175]) * COS([.F175]) + SIN([.D175]) * SIN([.F175])" office:value-type="float" office:value="-0.478501444105952" calcext:value-type="float">
            <text:p>-0.4785014441</text:p>
          </table:table-cell>
          <table:table-cell table:formula="of:=SIN([.D175]) * COS([.E175])" office:value-type="float" office:value="-0.0266521890603154" calcext:value-type="float">
            <text:p>-0.0266521891</text:p>
          </table:table-cell>
          <table:table-cell table:formula="of:=SIN([.D175]) * SIN([.E175]) * SIN([.F175] + COS([.D175]) * COS([.F175]))" office:value-type="float" office:value="0.0122597092828026" calcext:value-type="float">
            <text:p>0.0122597093</text:p>
          </table:table-cell>
          <table:table-cell table:formula="of:=SIN([.D175]) * SIN([.E175]) * COS([.F175])- COS([.D175]) * SIN([.F175])" office:value-type="float" office:value="0.0094530202676011" calcext:value-type="float">
            <text:p>0.0094530203</text:p>
          </table:table-cell>
          <table:table-cell table:formula="of:=-SIN([.D175])" office:value-type="float" office:value="0.0303539369082958" calcext:value-type="float">
            <text:p>0.0303539369</text:p>
          </table:table-cell>
          <table:table-cell table:formula="of:=COS([.D175]) * SIN([.F175])" office:value-type="float" office:value="0.0050733993715741" calcext:value-type="float">
            <text:p>0.0050733994</text:p>
          </table:table-cell>
          <table:table-cell table:formula="of:=COS([.E175]) * COS([.F175])" office:value-type="float" office:value="0.878035881041509" calcext:value-type="float">
            <text:p>0.878035881</text:p>
          </table:table-cell>
          <table:table-cell table:formula="of:=[.J175] * [.G175] + [.M175] * [.H175] + [.P175] * [.H175]" office:value-type="float" office:value="0.0362771289102078" calcext:value-type="float">
            <text:p>0.0362771289</text:p>
          </table:table-cell>
          <table:table-cell table:formula="of:=[.K175] * [.D175] + [.N175] * [.E175] + [.Q175] * [.H175]" office:value-type="float" office:value="0.0291464104724915" calcext:value-type="float">
            <text:p>0.0291464105</text:p>
          </table:table-cell>
          <table:table-cell table:formula="of:=[.L175] * [.G175] + [.O175] * [.H175] + [.R175] * [.H175]" office:value-type="float" office:value="8.69739123282928" calcext:value-type="float">
            <text:p>8.6973912328</text:p>
          </table:table-cell>
          <table:table-cell/>
          <table:table-cell table:formula="of:=[.B175]-[.S175]" office:value-type="float" office:value="0.248710871089792" calcext:value-type="float">
            <text:p>0.2487108711</text:p>
          </table:table-cell>
          <table:table-cell table:formula="of:=[.A175]-[.T175]" office:value-type="float" office:value="-0.0604117104724915" calcext:value-type="float">
            <text:p>-0.0604117105</text:p>
          </table:table-cell>
          <table:table-cell table:formula="of:=[.C175]-[.U175]" office:value-type="float" office:value="0.95180876717072" calcext:value-type="float">
            <text:p>0.9518087672</text:p>
          </table:table-cell>
        </table:table-row>
        <table:table-row table:style-name="ro1">
          <table:table-cell office:value-type="float" office:value="-0.0312653" calcext:value-type="float">
            <text:p>-0.0312653</text:p>
          </table:table-cell>
          <table:table-cell office:value-type="float" office:value="0.284988" calcext:value-type="float">
            <text:p>0.284988</text:p>
          </table:table-cell>
          <table:table-cell office:value-type="float" office:value="9.6492" calcext:value-type="float">
            <text:p>9.6492</text:p>
          </table:table-cell>
          <table:table-cell office:value-type="float" office:value="-0.0303586" calcext:value-type="float">
            <text:p>-0.0303586</text:p>
          </table:table-cell>
          <table:table-cell office:value-type="float" office:value="-0.49903" calcext:value-type="float">
            <text:p>-0.49903</text:p>
          </table:table-cell>
          <table:table-cell office:value-type="float" office:value="0.00507576" calcext:value-type="float">
            <text:p>0.0050757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76])*COS([.E176])" office:value-type="float" office:value="0.877642599083109" calcext:value-type="float">
            <text:p>0.8776425991</text:p>
          </table:table-cell>
          <table:table-cell table:formula="of:=COS([.D176]) * SIN([.E176]) * SIN([.F176]) - SIN([.E176]) * COS([.F176])" office:value-type="float" office:value="0.476139895961532" calcext:value-type="float">
            <text:p>0.476139896</text:p>
          </table:table-cell>
          <table:table-cell table:formula="of:=COS([.D176]) * SIN([.E176]) * COS([.F176]) + SIN([.D176]) * SIN([.F176])" office:value-type="float" office:value="-0.478501444105952" calcext:value-type="float">
            <text:p>-0.4785014441</text:p>
          </table:table-cell>
          <table:table-cell table:formula="of:=SIN([.D176]) * COS([.E176])" office:value-type="float" office:value="-0.0266521890603154" calcext:value-type="float">
            <text:p>-0.0266521891</text:p>
          </table:table-cell>
          <table:table-cell table:formula="of:=SIN([.D176]) * SIN([.E176]) * SIN([.F176] + COS([.D176]) * COS([.F176]))" office:value-type="float" office:value="0.0122597092828026" calcext:value-type="float">
            <text:p>0.0122597093</text:p>
          </table:table-cell>
          <table:table-cell table:formula="of:=SIN([.D176]) * SIN([.E176]) * COS([.F176])- COS([.D176]) * SIN([.F176])" office:value-type="float" office:value="0.0094530202676011" calcext:value-type="float">
            <text:p>0.0094530203</text:p>
          </table:table-cell>
          <table:table-cell table:formula="of:=-SIN([.D176])" office:value-type="float" office:value="0.0303539369082958" calcext:value-type="float">
            <text:p>0.0303539369</text:p>
          </table:table-cell>
          <table:table-cell table:formula="of:=COS([.D176]) * SIN([.F176])" office:value-type="float" office:value="0.0050733993715741" calcext:value-type="float">
            <text:p>0.0050733994</text:p>
          </table:table-cell>
          <table:table-cell table:formula="of:=COS([.E176]) * COS([.F176])" office:value-type="float" office:value="0.878035881041509" calcext:value-type="float">
            <text:p>0.878035881</text:p>
          </table:table-cell>
          <table:table-cell table:formula="of:=[.J176] * [.G176] + [.M176] * [.H176] + [.P176] * [.H176]" office:value-type="float" office:value="0.0362771289102078" calcext:value-type="float">
            <text:p>0.0362771289</text:p>
          </table:table-cell>
          <table:table-cell table:formula="of:=[.K176] * [.D176] + [.N176] * [.E176] + [.Q176] * [.H176]" office:value-type="float" office:value="0.0291464104724915" calcext:value-type="float">
            <text:p>0.0291464105</text:p>
          </table:table-cell>
          <table:table-cell table:formula="of:=[.L176] * [.G176] + [.O176] * [.H176] + [.R176] * [.H176]" office:value-type="float" office:value="8.69739123282928" calcext:value-type="float">
            <text:p>8.6973912328</text:p>
          </table:table-cell>
          <table:table-cell/>
          <table:table-cell table:formula="of:=[.B176]-[.S176]" office:value-type="float" office:value="0.248710871089792" calcext:value-type="float">
            <text:p>0.2487108711</text:p>
          </table:table-cell>
          <table:table-cell table:formula="of:=[.A176]-[.T176]" office:value-type="float" office:value="-0.0604117104724915" calcext:value-type="float">
            <text:p>-0.0604117105</text:p>
          </table:table-cell>
          <table:table-cell table:formula="of:=[.C176]-[.U176]" office:value-type="float" office:value="0.95180876717072" calcext:value-type="float">
            <text:p>0.9518087672</text:p>
          </table:table-cell>
        </table:table-row>
        <table:table-row table:style-name="ro1">
          <table:table-cell office:value-type="float" office:value="-0.0312653" calcext:value-type="float">
            <text:p>-0.0312653</text:p>
          </table:table-cell>
          <table:table-cell office:value-type="float" office:value="0.284988" calcext:value-type="float">
            <text:p>0.284988</text:p>
          </table:table-cell>
          <table:table-cell office:value-type="float" office:value="9.6492" calcext:value-type="float">
            <text:p>9.6492</text:p>
          </table:table-cell>
          <table:table-cell office:value-type="float" office:value="-0.0303586" calcext:value-type="float">
            <text:p>-0.0303586</text:p>
          </table:table-cell>
          <table:table-cell office:value-type="float" office:value="-0.49903" calcext:value-type="float">
            <text:p>-0.49903</text:p>
          </table:table-cell>
          <table:table-cell office:value-type="float" office:value="0.00507576" calcext:value-type="float">
            <text:p>0.0050757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77])*COS([.E177])" office:value-type="float" office:value="0.877642599083109" calcext:value-type="float">
            <text:p>0.8776425991</text:p>
          </table:table-cell>
          <table:table-cell table:formula="of:=COS([.D177]) * SIN([.E177]) * SIN([.F177]) - SIN([.E177]) * COS([.F177])" office:value-type="float" office:value="0.476139895961532" calcext:value-type="float">
            <text:p>0.476139896</text:p>
          </table:table-cell>
          <table:table-cell table:formula="of:=COS([.D177]) * SIN([.E177]) * COS([.F177]) + SIN([.D177]) * SIN([.F177])" office:value-type="float" office:value="-0.478501444105952" calcext:value-type="float">
            <text:p>-0.4785014441</text:p>
          </table:table-cell>
          <table:table-cell table:formula="of:=SIN([.D177]) * COS([.E177])" office:value-type="float" office:value="-0.0266521890603154" calcext:value-type="float">
            <text:p>-0.0266521891</text:p>
          </table:table-cell>
          <table:table-cell table:formula="of:=SIN([.D177]) * SIN([.E177]) * SIN([.F177] + COS([.D177]) * COS([.F177]))" office:value-type="float" office:value="0.0122597092828026" calcext:value-type="float">
            <text:p>0.0122597093</text:p>
          </table:table-cell>
          <table:table-cell table:formula="of:=SIN([.D177]) * SIN([.E177]) * COS([.F177])- COS([.D177]) * SIN([.F177])" office:value-type="float" office:value="0.0094530202676011" calcext:value-type="float">
            <text:p>0.0094530203</text:p>
          </table:table-cell>
          <table:table-cell table:formula="of:=-SIN([.D177])" office:value-type="float" office:value="0.0303539369082958" calcext:value-type="float">
            <text:p>0.0303539369</text:p>
          </table:table-cell>
          <table:table-cell table:formula="of:=COS([.D177]) * SIN([.F177])" office:value-type="float" office:value="0.0050733993715741" calcext:value-type="float">
            <text:p>0.0050733994</text:p>
          </table:table-cell>
          <table:table-cell table:formula="of:=COS([.E177]) * COS([.F177])" office:value-type="float" office:value="0.878035881041509" calcext:value-type="float">
            <text:p>0.878035881</text:p>
          </table:table-cell>
          <table:table-cell table:formula="of:=[.J177] * [.G177] + [.M177] * [.H177] + [.P177] * [.H177]" office:value-type="float" office:value="0.0362771289102078" calcext:value-type="float">
            <text:p>0.0362771289</text:p>
          </table:table-cell>
          <table:table-cell table:formula="of:=[.K177] * [.D177] + [.N177] * [.E177] + [.Q177] * [.H177]" office:value-type="float" office:value="0.0291464104724915" calcext:value-type="float">
            <text:p>0.0291464105</text:p>
          </table:table-cell>
          <table:table-cell table:formula="of:=[.L177] * [.G177] + [.O177] * [.H177] + [.R177] * [.H177]" office:value-type="float" office:value="8.69739123282928" calcext:value-type="float">
            <text:p>8.6973912328</text:p>
          </table:table-cell>
          <table:table-cell/>
          <table:table-cell table:formula="of:=[.B177]-[.S177]" office:value-type="float" office:value="0.248710871089792" calcext:value-type="float">
            <text:p>0.2487108711</text:p>
          </table:table-cell>
          <table:table-cell table:formula="of:=[.A177]-[.T177]" office:value-type="float" office:value="-0.0604117104724915" calcext:value-type="float">
            <text:p>-0.0604117105</text:p>
          </table:table-cell>
          <table:table-cell table:formula="of:=[.C177]-[.U177]" office:value-type="float" office:value="0.95180876717072" calcext:value-type="float">
            <text:p>0.9518087672</text:p>
          </table:table-cell>
        </table:table-row>
        <table:table-row table:style-name="ro1">
          <table:table-cell office:value-type="float" office:value="-0.0312653" calcext:value-type="float">
            <text:p>-0.0312653</text:p>
          </table:table-cell>
          <table:table-cell office:value-type="float" office:value="0.284988" calcext:value-type="float">
            <text:p>0.284988</text:p>
          </table:table-cell>
          <table:table-cell office:value-type="float" office:value="9.6492" calcext:value-type="float">
            <text:p>9.6492</text:p>
          </table:table-cell>
          <table:table-cell office:value-type="float" office:value="-0.0302913" calcext:value-type="float">
            <text:p>-0.0302913</text:p>
          </table:table-cell>
          <table:table-cell office:value-type="float" office:value="-0.498941" calcext:value-type="float">
            <text:p>-0.498941</text:p>
          </table:table-cell>
          <table:table-cell office:value-type="float" office:value="0.00507097" calcext:value-type="float">
            <text:p>0.0050709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78])*COS([.E178])" office:value-type="float" office:value="0.877686960863662" calcext:value-type="float">
            <text:p>0.8776869609</text:p>
          </table:table-cell>
          <table:table-cell table:formula="of:=COS([.D178]) * SIN([.E178]) * SIN([.F178]) - SIN([.E178]) * COS([.F178])" office:value-type="float" office:value="0.476064442935972" calcext:value-type="float">
            <text:p>0.4760644429</text:p>
          </table:table-cell>
          <table:table-cell table:formula="of:=COS([.D178]) * SIN([.E178]) * COS([.F178]) + SIN([.D178]) * SIN([.F178])" office:value-type="float" office:value="-0.478423834523066" calcext:value-type="float">
            <text:p>-0.4784238345</text:p>
          </table:table-cell>
          <table:table-cell table:formula="of:=SIN([.D178]) * COS([.E178])" office:value-type="float" office:value="-0.0265944135505652" calcext:value-type="float">
            <text:p>-0.0265944136</text:p>
          </table:table-cell>
          <table:table-cell table:formula="of:=SIN([.D178]) * SIN([.E178]) * SIN([.F178] + COS([.D178]) * COS([.F178]))" office:value-type="float" office:value="0.0122305211740776" calcext:value-type="float">
            <text:p>0.0122305212</text:p>
          </table:table-cell>
          <table:table-cell table:formula="of:=SIN([.D178]) * SIN([.E178]) * COS([.F178])- COS([.D178]) * SIN([.F178])" office:value-type="float" office:value="0.00942323837727526" calcext:value-type="float">
            <text:p>0.0094232384</text:p>
          </table:table-cell>
          <table:table-cell table:formula="of:=-SIN([.D178])" office:value-type="float" office:value="0.0302866678505644" calcext:value-type="float">
            <text:p>0.0302866679</text:p>
          </table:table-cell>
          <table:table-cell table:formula="of:=COS([.D178]) * SIN([.F178])" office:value-type="float" office:value="0.00506862198791552" calcext:value-type="float">
            <text:p>0.005068622</text:p>
          </table:table-cell>
          <table:table-cell table:formula="of:=COS([.E178]) * COS([.F178])" office:value-type="float" office:value="0.87807849144523" calcext:value-type="float">
            <text:p>0.8780784914</text:p>
          </table:table-cell>
          <table:table-cell table:formula="of:=[.J178] * [.G178] + [.M178] * [.H178] + [.P178] * [.H178]" office:value-type="float" office:value="0.036184092139992" calcext:value-type="float">
            <text:p>0.0361840921</text:p>
          </table:table-cell>
          <table:table-cell table:formula="of:=[.K178] * [.D178] + [.N178] * [.E178] + [.Q178] * [.H178]" office:value-type="float" office:value="0.0291495761561502" calcext:value-type="float">
            <text:p>0.0291495762</text:p>
          </table:table-cell>
          <table:table-cell table:formula="of:=[.L178] * [.G178] + [.O178] * [.H178] + [.R178] * [.H178]" office:value-type="float" office:value="8.69751695226055" calcext:value-type="float">
            <text:p>8.6975169523</text:p>
          </table:table-cell>
          <table:table-cell/>
          <table:table-cell table:formula="of:=[.B178]-[.S178]" office:value-type="float" office:value="0.248803907860008" calcext:value-type="float">
            <text:p>0.2488039079</text:p>
          </table:table-cell>
          <table:table-cell table:formula="of:=[.A178]-[.T178]" office:value-type="float" office:value="-0.0604148761561502" calcext:value-type="float">
            <text:p>-0.0604148762</text:p>
          </table:table-cell>
          <table:table-cell table:formula="of:=[.C178]-[.U178]" office:value-type="float" office:value="0.951683047739451" calcext:value-type="float">
            <text:p>0.9516830477</text:p>
          </table:table-cell>
        </table:table-row>
        <table:table-row table:style-name="ro1">
          <table:table-cell office:value-type="float" office:value="-0.00746155" calcext:value-type="float">
            <text:p>-0.00746155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65872" calcext:value-type="float">
            <text:p>9.65872</text:p>
          </table:table-cell>
          <table:table-cell office:value-type="float" office:value="-0.0302913" calcext:value-type="float">
            <text:p>-0.0302913</text:p>
          </table:table-cell>
          <table:table-cell office:value-type="float" office:value="-0.498941" calcext:value-type="float">
            <text:p>-0.498941</text:p>
          </table:table-cell>
          <table:table-cell office:value-type="float" office:value="0.00507097" calcext:value-type="float">
            <text:p>0.0050709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79])*COS([.E179])" office:value-type="float" office:value="0.877686960863662" calcext:value-type="float">
            <text:p>0.8776869609</text:p>
          </table:table-cell>
          <table:table-cell table:formula="of:=COS([.D179]) * SIN([.E179]) * SIN([.F179]) - SIN([.E179]) * COS([.F179])" office:value-type="float" office:value="0.476064442935972" calcext:value-type="float">
            <text:p>0.4760644429</text:p>
          </table:table-cell>
          <table:table-cell table:formula="of:=COS([.D179]) * SIN([.E179]) * COS([.F179]) + SIN([.D179]) * SIN([.F179])" office:value-type="float" office:value="-0.478423834523066" calcext:value-type="float">
            <text:p>-0.4784238345</text:p>
          </table:table-cell>
          <table:table-cell table:formula="of:=SIN([.D179]) * COS([.E179])" office:value-type="float" office:value="-0.0265944135505652" calcext:value-type="float">
            <text:p>-0.0265944136</text:p>
          </table:table-cell>
          <table:table-cell table:formula="of:=SIN([.D179]) * SIN([.E179]) * SIN([.F179] + COS([.D179]) * COS([.F179]))" office:value-type="float" office:value="0.0122305211740776" calcext:value-type="float">
            <text:p>0.0122305212</text:p>
          </table:table-cell>
          <table:table-cell table:formula="of:=SIN([.D179]) * SIN([.E179]) * COS([.F179])- COS([.D179]) * SIN([.F179])" office:value-type="float" office:value="0.00942323837727526" calcext:value-type="float">
            <text:p>0.0094232384</text:p>
          </table:table-cell>
          <table:table-cell table:formula="of:=-SIN([.D179])" office:value-type="float" office:value="0.0302866678505644" calcext:value-type="float">
            <text:p>0.0302866679</text:p>
          </table:table-cell>
          <table:table-cell table:formula="of:=COS([.D179]) * SIN([.F179])" office:value-type="float" office:value="0.00506862198791552" calcext:value-type="float">
            <text:p>0.005068622</text:p>
          </table:table-cell>
          <table:table-cell table:formula="of:=COS([.E179]) * COS([.F179])" office:value-type="float" office:value="0.87807849144523" calcext:value-type="float">
            <text:p>0.8780784914</text:p>
          </table:table-cell>
          <table:table-cell table:formula="of:=[.J179] * [.G179] + [.M179] * [.H179] + [.P179] * [.H179]" office:value-type="float" office:value="0.036184092139992" calcext:value-type="float">
            <text:p>0.0361840921</text:p>
          </table:table-cell>
          <table:table-cell table:formula="of:=[.K179] * [.D179] + [.N179] * [.E179] + [.Q179] * [.H179]" office:value-type="float" office:value="0.0291495761561502" calcext:value-type="float">
            <text:p>0.0291495762</text:p>
          </table:table-cell>
          <table:table-cell table:formula="of:=[.L179] * [.G179] + [.O179] * [.H179] + [.R179] * [.H179]" office:value-type="float" office:value="8.69751695226055" calcext:value-type="float">
            <text:p>8.6975169523</text:p>
          </table:table-cell>
          <table:table-cell/>
          <table:table-cell table:formula="of:=[.B179]-[.S179]" office:value-type="float" office:value="0.263086907860008" calcext:value-type="float">
            <text:p>0.2630869079</text:p>
          </table:table-cell>
          <table:table-cell table:formula="of:=[.A179]-[.T179]" office:value-type="float" office:value="-0.0366111261561502" calcext:value-type="float">
            <text:p>-0.0366111262</text:p>
          </table:table-cell>
          <table:table-cell table:formula="of:=[.C179]-[.U179]" office:value-type="float" office:value="0.961203047739451" calcext:value-type="float">
            <text:p>0.9612030477</text:p>
          </table:table-cell>
        </table:table-row>
        <table:table-row table:style-name="ro1">
          <table:table-cell office:value-type="float" office:value="-0.00746155" calcext:value-type="float">
            <text:p>-0.00746155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65872" calcext:value-type="float">
            <text:p>9.65872</text:p>
          </table:table-cell>
          <table:table-cell office:value-type="float" office:value="-0.0302913" calcext:value-type="float">
            <text:p>-0.0302913</text:p>
          </table:table-cell>
          <table:table-cell office:value-type="float" office:value="-0.498941" calcext:value-type="float">
            <text:p>-0.498941</text:p>
          </table:table-cell>
          <table:table-cell office:value-type="float" office:value="0.00507097" calcext:value-type="float">
            <text:p>0.0050709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80])*COS([.E180])" office:value-type="float" office:value="0.877686960863662" calcext:value-type="float">
            <text:p>0.8776869609</text:p>
          </table:table-cell>
          <table:table-cell table:formula="of:=COS([.D180]) * SIN([.E180]) * SIN([.F180]) - SIN([.E180]) * COS([.F180])" office:value-type="float" office:value="0.476064442935972" calcext:value-type="float">
            <text:p>0.4760644429</text:p>
          </table:table-cell>
          <table:table-cell table:formula="of:=COS([.D180]) * SIN([.E180]) * COS([.F180]) + SIN([.D180]) * SIN([.F180])" office:value-type="float" office:value="-0.478423834523066" calcext:value-type="float">
            <text:p>-0.4784238345</text:p>
          </table:table-cell>
          <table:table-cell table:formula="of:=SIN([.D180]) * COS([.E180])" office:value-type="float" office:value="-0.0265944135505652" calcext:value-type="float">
            <text:p>-0.0265944136</text:p>
          </table:table-cell>
          <table:table-cell table:formula="of:=SIN([.D180]) * SIN([.E180]) * SIN([.F180] + COS([.D180]) * COS([.F180]))" office:value-type="float" office:value="0.0122305211740776" calcext:value-type="float">
            <text:p>0.0122305212</text:p>
          </table:table-cell>
          <table:table-cell table:formula="of:=SIN([.D180]) * SIN([.E180]) * COS([.F180])- COS([.D180]) * SIN([.F180])" office:value-type="float" office:value="0.00942323837727526" calcext:value-type="float">
            <text:p>0.0094232384</text:p>
          </table:table-cell>
          <table:table-cell table:formula="of:=-SIN([.D180])" office:value-type="float" office:value="0.0302866678505644" calcext:value-type="float">
            <text:p>0.0302866679</text:p>
          </table:table-cell>
          <table:table-cell table:formula="of:=COS([.D180]) * SIN([.F180])" office:value-type="float" office:value="0.00506862198791552" calcext:value-type="float">
            <text:p>0.005068622</text:p>
          </table:table-cell>
          <table:table-cell table:formula="of:=COS([.E180]) * COS([.F180])" office:value-type="float" office:value="0.87807849144523" calcext:value-type="float">
            <text:p>0.8780784914</text:p>
          </table:table-cell>
          <table:table-cell table:formula="of:=[.J180] * [.G180] + [.M180] * [.H180] + [.P180] * [.H180]" office:value-type="float" office:value="0.036184092139992" calcext:value-type="float">
            <text:p>0.0361840921</text:p>
          </table:table-cell>
          <table:table-cell table:formula="of:=[.K180] * [.D180] + [.N180] * [.E180] + [.Q180] * [.H180]" office:value-type="float" office:value="0.0291495761561502" calcext:value-type="float">
            <text:p>0.0291495762</text:p>
          </table:table-cell>
          <table:table-cell table:formula="of:=[.L180] * [.G180] + [.O180] * [.H180] + [.R180] * [.H180]" office:value-type="float" office:value="8.69751695226055" calcext:value-type="float">
            <text:p>8.6975169523</text:p>
          </table:table-cell>
          <table:table-cell/>
          <table:table-cell table:formula="of:=[.B180]-[.S180]" office:value-type="float" office:value="0.263086907860008" calcext:value-type="float">
            <text:p>0.2630869079</text:p>
          </table:table-cell>
          <table:table-cell table:formula="of:=[.A180]-[.T180]" office:value-type="float" office:value="-0.0366111261561502" calcext:value-type="float">
            <text:p>-0.0366111262</text:p>
          </table:table-cell>
          <table:table-cell table:formula="of:=[.C180]-[.U180]" office:value-type="float" office:value="0.961203047739451" calcext:value-type="float">
            <text:p>0.9612030477</text:p>
          </table:table-cell>
        </table:table-row>
        <table:table-row table:style-name="ro1">
          <table:table-cell office:value-type="float" office:value="-0.00746155" calcext:value-type="float">
            <text:p>-0.00746155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65872" calcext:value-type="float">
            <text:p>9.65872</text:p>
          </table:table-cell>
          <table:table-cell office:value-type="float" office:value="-0.0302861" calcext:value-type="float">
            <text:p>-0.0302861</text:p>
          </table:table-cell>
          <table:table-cell office:value-type="float" office:value="-0.498812" calcext:value-type="float">
            <text:p>-0.498812</text:p>
          </table:table-cell>
          <table:table-cell office:value-type="float" office:value="0.00501261" calcext:value-type="float">
            <text:p>0.0050126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81])*COS([.E181])" office:value-type="float" office:value="0.877748789505327" calcext:value-type="float">
            <text:p>0.8777487895</text:p>
          </table:table-cell>
          <table:table-cell table:formula="of:=COS([.D181]) * SIN([.E181]) * SIN([.F181]) - SIN([.E181]) * COS([.F181])" office:value-type="float" office:value="0.47597978661959" calcext:value-type="float">
            <text:p>0.4759797866</text:p>
          </table:table-cell>
          <table:table-cell table:formula="of:=COS([.D181]) * SIN([.E181]) * COS([.F181]) + SIN([.D181]) * SIN([.F181])" office:value-type="float" office:value="-0.478309032847718" calcext:value-type="float">
            <text:p>-0.4783090328</text:p>
          </table:table-cell>
          <table:table-cell table:formula="of:=SIN([.D181]) * COS([.E181])" office:value-type="float" office:value="-0.0265917185099589" calcext:value-type="float">
            <text:p>-0.0265917185</text:p>
          </table:table-cell>
          <table:table-cell table:formula="of:=SIN([.D181]) * SIN([.E181]) * SIN([.F181] + COS([.D181]) * COS([.F181]))" office:value-type="float" office:value="0.0122250773172005" calcext:value-type="float">
            <text:p>0.0122250773</text:p>
          </table:table-cell>
          <table:table-cell table:formula="of:=SIN([.D181]) * SIN([.E181]) * COS([.F181])- COS([.D181]) * SIN([.F181])" office:value-type="float" office:value="0.00947565716387114" calcext:value-type="float">
            <text:p>0.0094756572</text:p>
          </table:table-cell>
          <table:table-cell table:formula="of:=-SIN([.D181])" office:value-type="float" office:value="0.030281470235636" calcext:value-type="float">
            <text:p>0.0302814702</text:p>
          </table:table-cell>
          <table:table-cell table:formula="of:=COS([.D181]) * SIN([.F181])" office:value-type="float" office:value="0.00501029029113243" calcext:value-type="float">
            <text:p>0.0050102903</text:p>
          </table:table-cell>
          <table:table-cell table:formula="of:=COS([.E181]) * COS([.F181])" office:value-type="float" office:value="0.878140467702972" calcext:value-type="float">
            <text:p>0.8781404677</text:p>
          </table:table-cell>
          <table:table-cell table:formula="of:=[.J181] * [.G181] + [.M181] * [.H181] + [.P181] * [.H181]" office:value-type="float" office:value="0.0361595669116352" calcext:value-type="float">
            <text:p>0.0361595669</text:p>
          </table:table-cell>
          <table:table-cell table:formula="of:=[.K181] * [.D181] + [.N181] * [.E181] + [.Q181] * [.H181]" office:value-type="float" office:value="0.0285872581708109" calcext:value-type="float">
            <text:p>0.0285872582</text:p>
          </table:table-cell>
          <table:table-cell table:formula="of:=[.L181] * [.G181] + [.O181] * [.H181] + [.R181] * [.H181]" office:value-type="float" office:value="8.69863802369506" calcext:value-type="float">
            <text:p>8.6986380237</text:p>
          </table:table-cell>
          <table:table-cell/>
          <table:table-cell table:formula="of:=[.B181]-[.S181]" office:value-type="float" office:value="0.263111433088365" calcext:value-type="float">
            <text:p>0.2631114331</text:p>
          </table:table-cell>
          <table:table-cell table:formula="of:=[.A181]-[.T181]" office:value-type="float" office:value="-0.0360488081708108" calcext:value-type="float">
            <text:p>-0.0360488082</text:p>
          </table:table-cell>
          <table:table-cell table:formula="of:=[.C181]-[.U181]" office:value-type="float" office:value="0.960081976304942" calcext:value-type="float">
            <text:p>0.9600819763</text:p>
          </table:table-cell>
        </table:table-row>
        <table:table-row table:style-name="ro1">
          <table:table-cell office:value-type="float" office:value="-0.0455475" calcext:value-type="float">
            <text:p>-0.0455475</text:p>
          </table:table-cell>
          <table:table-cell office:value-type="float" office:value="0.337357" calcext:value-type="float">
            <text:p>0.337357</text:p>
          </table:table-cell>
          <table:table-cell office:value-type="float" office:value="9.67062" calcext:value-type="float">
            <text:p>9.67062</text:p>
          </table:table-cell>
          <table:table-cell office:value-type="float" office:value="-0.0302861" calcext:value-type="float">
            <text:p>-0.0302861</text:p>
          </table:table-cell>
          <table:table-cell office:value-type="float" office:value="-0.498812" calcext:value-type="float">
            <text:p>-0.498812</text:p>
          </table:table-cell>
          <table:table-cell office:value-type="float" office:value="0.00501261" calcext:value-type="float">
            <text:p>0.0050126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82])*COS([.E182])" office:value-type="float" office:value="0.877748789505327" calcext:value-type="float">
            <text:p>0.8777487895</text:p>
          </table:table-cell>
          <table:table-cell table:formula="of:=COS([.D182]) * SIN([.E182]) * SIN([.F182]) - SIN([.E182]) * COS([.F182])" office:value-type="float" office:value="0.47597978661959" calcext:value-type="float">
            <text:p>0.4759797866</text:p>
          </table:table-cell>
          <table:table-cell table:formula="of:=COS([.D182]) * SIN([.E182]) * COS([.F182]) + SIN([.D182]) * SIN([.F182])" office:value-type="float" office:value="-0.478309032847718" calcext:value-type="float">
            <text:p>-0.4783090328</text:p>
          </table:table-cell>
          <table:table-cell table:formula="of:=SIN([.D182]) * COS([.E182])" office:value-type="float" office:value="-0.0265917185099589" calcext:value-type="float">
            <text:p>-0.0265917185</text:p>
          </table:table-cell>
          <table:table-cell table:formula="of:=SIN([.D182]) * SIN([.E182]) * SIN([.F182] + COS([.D182]) * COS([.F182]))" office:value-type="float" office:value="0.0122250773172005" calcext:value-type="float">
            <text:p>0.0122250773</text:p>
          </table:table-cell>
          <table:table-cell table:formula="of:=SIN([.D182]) * SIN([.E182]) * COS([.F182])- COS([.D182]) * SIN([.F182])" office:value-type="float" office:value="0.00947565716387114" calcext:value-type="float">
            <text:p>0.0094756572</text:p>
          </table:table-cell>
          <table:table-cell table:formula="of:=-SIN([.D182])" office:value-type="float" office:value="0.030281470235636" calcext:value-type="float">
            <text:p>0.0302814702</text:p>
          </table:table-cell>
          <table:table-cell table:formula="of:=COS([.D182]) * SIN([.F182])" office:value-type="float" office:value="0.00501029029113243" calcext:value-type="float">
            <text:p>0.0050102903</text:p>
          </table:table-cell>
          <table:table-cell table:formula="of:=COS([.E182]) * COS([.F182])" office:value-type="float" office:value="0.878140467702972" calcext:value-type="float">
            <text:p>0.8781404677</text:p>
          </table:table-cell>
          <table:table-cell table:formula="of:=[.J182] * [.G182] + [.M182] * [.H182] + [.P182] * [.H182]" office:value-type="float" office:value="0.0361595669116352" calcext:value-type="float">
            <text:p>0.0361595669</text:p>
          </table:table-cell>
          <table:table-cell table:formula="of:=[.K182] * [.D182] + [.N182] * [.E182] + [.Q182] * [.H182]" office:value-type="float" office:value="0.0285872581708109" calcext:value-type="float">
            <text:p>0.0285872582</text:p>
          </table:table-cell>
          <table:table-cell table:formula="of:=[.L182] * [.G182] + [.O182] * [.H182] + [.R182] * [.H182]" office:value-type="float" office:value="8.69863802369506" calcext:value-type="float">
            <text:p>8.6986380237</text:p>
          </table:table-cell>
          <table:table-cell/>
          <table:table-cell table:formula="of:=[.B182]-[.S182]" office:value-type="float" office:value="0.301197433088365" calcext:value-type="float">
            <text:p>0.3011974331</text:p>
          </table:table-cell>
          <table:table-cell table:formula="of:=[.A182]-[.T182]" office:value-type="float" office:value="-0.0741347581708108" calcext:value-type="float">
            <text:p>-0.0741347582</text:p>
          </table:table-cell>
          <table:table-cell table:formula="of:=[.C182]-[.U182]" office:value-type="float" office:value="0.97198197630494" calcext:value-type="float">
            <text:p>0.9719819763</text:p>
          </table:table-cell>
        </table:table-row>
        <table:table-row table:style-name="ro1">
          <table:table-cell office:value-type="float" office:value="-0.0455475" calcext:value-type="float">
            <text:p>-0.0455475</text:p>
          </table:table-cell>
          <table:table-cell office:value-type="float" office:value="0.337357" calcext:value-type="float">
            <text:p>0.337357</text:p>
          </table:table-cell>
          <table:table-cell office:value-type="float" office:value="9.67062" calcext:value-type="float">
            <text:p>9.67062</text:p>
          </table:table-cell>
          <table:table-cell office:value-type="float" office:value="-0.0302861" calcext:value-type="float">
            <text:p>-0.0302861</text:p>
          </table:table-cell>
          <table:table-cell office:value-type="float" office:value="-0.498812" calcext:value-type="float">
            <text:p>-0.498812</text:p>
          </table:table-cell>
          <table:table-cell office:value-type="float" office:value="0.00501261" calcext:value-type="float">
            <text:p>0.0050126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83])*COS([.E183])" office:value-type="float" office:value="0.877748789505327" calcext:value-type="float">
            <text:p>0.8777487895</text:p>
          </table:table-cell>
          <table:table-cell table:formula="of:=COS([.D183]) * SIN([.E183]) * SIN([.F183]) - SIN([.E183]) * COS([.F183])" office:value-type="float" office:value="0.47597978661959" calcext:value-type="float">
            <text:p>0.4759797866</text:p>
          </table:table-cell>
          <table:table-cell table:formula="of:=COS([.D183]) * SIN([.E183]) * COS([.F183]) + SIN([.D183]) * SIN([.F183])" office:value-type="float" office:value="-0.478309032847718" calcext:value-type="float">
            <text:p>-0.4783090328</text:p>
          </table:table-cell>
          <table:table-cell table:formula="of:=SIN([.D183]) * COS([.E183])" office:value-type="float" office:value="-0.0265917185099589" calcext:value-type="float">
            <text:p>-0.0265917185</text:p>
          </table:table-cell>
          <table:table-cell table:formula="of:=SIN([.D183]) * SIN([.E183]) * SIN([.F183] + COS([.D183]) * COS([.F183]))" office:value-type="float" office:value="0.0122250773172005" calcext:value-type="float">
            <text:p>0.0122250773</text:p>
          </table:table-cell>
          <table:table-cell table:formula="of:=SIN([.D183]) * SIN([.E183]) * COS([.F183])- COS([.D183]) * SIN([.F183])" office:value-type="float" office:value="0.00947565716387114" calcext:value-type="float">
            <text:p>0.0094756572</text:p>
          </table:table-cell>
          <table:table-cell table:formula="of:=-SIN([.D183])" office:value-type="float" office:value="0.030281470235636" calcext:value-type="float">
            <text:p>0.0302814702</text:p>
          </table:table-cell>
          <table:table-cell table:formula="of:=COS([.D183]) * SIN([.F183])" office:value-type="float" office:value="0.00501029029113243" calcext:value-type="float">
            <text:p>0.0050102903</text:p>
          </table:table-cell>
          <table:table-cell table:formula="of:=COS([.E183]) * COS([.F183])" office:value-type="float" office:value="0.878140467702972" calcext:value-type="float">
            <text:p>0.8781404677</text:p>
          </table:table-cell>
          <table:table-cell table:formula="of:=[.J183] * [.G183] + [.M183] * [.H183] + [.P183] * [.H183]" office:value-type="float" office:value="0.0361595669116352" calcext:value-type="float">
            <text:p>0.0361595669</text:p>
          </table:table-cell>
          <table:table-cell table:formula="of:=[.K183] * [.D183] + [.N183] * [.E183] + [.Q183] * [.H183]" office:value-type="float" office:value="0.0285872581708109" calcext:value-type="float">
            <text:p>0.0285872582</text:p>
          </table:table-cell>
          <table:table-cell table:formula="of:=[.L183] * [.G183] + [.O183] * [.H183] + [.R183] * [.H183]" office:value-type="float" office:value="8.69863802369506" calcext:value-type="float">
            <text:p>8.6986380237</text:p>
          </table:table-cell>
          <table:table-cell/>
          <table:table-cell table:formula="of:=[.B183]-[.S183]" office:value-type="float" office:value="0.301197433088365" calcext:value-type="float">
            <text:p>0.3011974331</text:p>
          </table:table-cell>
          <table:table-cell table:formula="of:=[.A183]-[.T183]" office:value-type="float" office:value="-0.0741347581708108" calcext:value-type="float">
            <text:p>-0.0741347582</text:p>
          </table:table-cell>
          <table:table-cell table:formula="of:=[.C183]-[.U183]" office:value-type="float" office:value="0.97198197630494" calcext:value-type="float">
            <text:p>0.9719819763</text:p>
          </table:table-cell>
        </table:table-row>
        <table:table-row table:style-name="ro1">
          <table:table-cell office:value-type="float" office:value="-0.0455475" calcext:value-type="float">
            <text:p>-0.0455475</text:p>
          </table:table-cell>
          <table:table-cell office:value-type="float" office:value="0.337357" calcext:value-type="float">
            <text:p>0.337357</text:p>
          </table:table-cell>
          <table:table-cell office:value-type="float" office:value="9.67062" calcext:value-type="float">
            <text:p>9.67062</text:p>
          </table:table-cell>
          <table:table-cell office:value-type="float" office:value="-0.0303189" calcext:value-type="float">
            <text:p>-0.0303189</text:p>
          </table:table-cell>
          <table:table-cell office:value-type="float" office:value="-0.498535" calcext:value-type="float">
            <text:p>-0.498535</text:p>
          </table:table-cell>
          <table:table-cell office:value-type="float" office:value="0.0048633" calcext:value-type="float">
            <text:p>0.004863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84])*COS([.E184])" office:value-type="float" office:value="0.877880334237726" calcext:value-type="float">
            <text:p>0.8778803342</text:p>
          </table:table-cell>
          <table:table-cell table:formula="of:=COS([.D184]) * SIN([.E184]) * SIN([.F184]) - SIN([.E184]) * COS([.F184])" office:value-type="float" office:value="0.475809454409822" calcext:value-type="float">
            <text:p>0.4758094544</text:p>
          </table:table-cell>
          <table:table-cell table:formula="of:=COS([.D184]) * SIN([.E184]) * COS([.F184]) + SIN([.D184]) * SIN([.F184])" office:value-type="float" office:value="-0.478061396525108" calcext:value-type="float">
            <text:p>-0.4780613965</text:p>
          </table:table-cell>
          <table:table-cell table:formula="of:=SIN([.D184]) * COS([.E184])" office:value-type="float" office:value="-0.0266245246368658" calcext:value-type="float">
            <text:p>-0.0266245246</text:p>
          </table:table-cell>
          <table:table-cell table:formula="of:=SIN([.D184]) * SIN([.E184]) * SIN([.F184] + COS([.D184]) * COS([.F184]))" office:value-type="float" office:value="0.012230926522605" calcext:value-type="float">
            <text:p>0.0122309265</text:p>
          </table:table-cell>
          <table:table-cell table:formula="of:=SIN([.D184]) * SIN([.E184]) * COS([.F184])- COS([.D184]) * SIN([.F184])" office:value-type="float" office:value="0.00963322159711517" calcext:value-type="float">
            <text:p>0.0096332216</text:p>
          </table:table-cell>
          <table:table-cell table:formula="of:=-SIN([.D184])" office:value-type="float" office:value="0.0303142551776261" calcext:value-type="float">
            <text:p>0.0303142552</text:p>
          </table:table-cell>
          <table:table-cell table:formula="of:=COS([.D184]) * SIN([.F184])" office:value-type="float" office:value="0.00486104574969761" calcext:value-type="float">
            <text:p>0.0048610457</text:p>
          </table:table-cell>
          <table:table-cell table:formula="of:=COS([.E184]) * COS([.F184])" office:value-type="float" office:value="0.878273591880186" calcext:value-type="float">
            <text:p>0.8782735919</text:p>
          </table:table-cell>
          <table:table-cell table:formula="of:=[.J184] * [.G184] + [.M184] * [.H184] + [.P184] * [.H184]" office:value-type="float" office:value="0.036159359299451" calcext:value-type="float">
            <text:p>0.0361593593</text:p>
          </table:table-cell>
          <table:table-cell table:formula="of:=[.K184] * [.D184] + [.N184] * [.E184] + [.Q184] * [.H184]" office:value-type="float" office:value="0.0271146841257838" calcext:value-type="float">
            <text:p>0.0271146841</text:p>
          </table:table-cell>
          <table:table-cell table:formula="of:=[.L184] * [.G184] + [.O184] * [.H184] + [.R184] * [.H184]" office:value-type="float" office:value="8.70148677207756" calcext:value-type="float">
            <text:p>8.7014867721</text:p>
          </table:table-cell>
          <table:table-cell/>
          <table:table-cell table:formula="of:=[.B184]-[.S184]" office:value-type="float" office:value="0.301197640700549" calcext:value-type="float">
            <text:p>0.3011976407</text:p>
          </table:table-cell>
          <table:table-cell table:formula="of:=[.A184]-[.T184]" office:value-type="float" office:value="-0.0726621841257838" calcext:value-type="float">
            <text:p>-0.0726621841</text:p>
          </table:table-cell>
          <table:table-cell table:formula="of:=[.C184]-[.U184]" office:value-type="float" office:value="0.969133227922443" calcext:value-type="float">
            <text:p>0.9691332279</text:p>
          </table:table-cell>
        </table:table-row>
        <table:table-row table:style-name="ro1">
          <table:table-cell office:value-type="float" office:value="-0.0931549" calcext:value-type="float">
            <text:p>-0.0931549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66586" calcext:value-type="float">
            <text:p>9.66586</text:p>
          </table:table-cell>
          <table:table-cell office:value-type="float" office:value="-0.0303189" calcext:value-type="float">
            <text:p>-0.0303189</text:p>
          </table:table-cell>
          <table:table-cell office:value-type="float" office:value="-0.498535" calcext:value-type="float">
            <text:p>-0.498535</text:p>
          </table:table-cell>
          <table:table-cell office:value-type="float" office:value="0.0048633" calcext:value-type="float">
            <text:p>0.004863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85])*COS([.E185])" office:value-type="float" office:value="0.877880334237726" calcext:value-type="float">
            <text:p>0.8778803342</text:p>
          </table:table-cell>
          <table:table-cell table:formula="of:=COS([.D185]) * SIN([.E185]) * SIN([.F185]) - SIN([.E185]) * COS([.F185])" office:value-type="float" office:value="0.475809454409822" calcext:value-type="float">
            <text:p>0.4758094544</text:p>
          </table:table-cell>
          <table:table-cell table:formula="of:=COS([.D185]) * SIN([.E185]) * COS([.F185]) + SIN([.D185]) * SIN([.F185])" office:value-type="float" office:value="-0.478061396525108" calcext:value-type="float">
            <text:p>-0.4780613965</text:p>
          </table:table-cell>
          <table:table-cell table:formula="of:=SIN([.D185]) * COS([.E185])" office:value-type="float" office:value="-0.0266245246368658" calcext:value-type="float">
            <text:p>-0.0266245246</text:p>
          </table:table-cell>
          <table:table-cell table:formula="of:=SIN([.D185]) * SIN([.E185]) * SIN([.F185] + COS([.D185]) * COS([.F185]))" office:value-type="float" office:value="0.012230926522605" calcext:value-type="float">
            <text:p>0.0122309265</text:p>
          </table:table-cell>
          <table:table-cell table:formula="of:=SIN([.D185]) * SIN([.E185]) * COS([.F185])- COS([.D185]) * SIN([.F185])" office:value-type="float" office:value="0.00963322159711517" calcext:value-type="float">
            <text:p>0.0096332216</text:p>
          </table:table-cell>
          <table:table-cell table:formula="of:=-SIN([.D185])" office:value-type="float" office:value="0.0303142551776261" calcext:value-type="float">
            <text:p>0.0303142552</text:p>
          </table:table-cell>
          <table:table-cell table:formula="of:=COS([.D185]) * SIN([.F185])" office:value-type="float" office:value="0.00486104574969761" calcext:value-type="float">
            <text:p>0.0048610457</text:p>
          </table:table-cell>
          <table:table-cell table:formula="of:=COS([.E185]) * COS([.F185])" office:value-type="float" office:value="0.878273591880186" calcext:value-type="float">
            <text:p>0.8782735919</text:p>
          </table:table-cell>
          <table:table-cell table:formula="of:=[.J185] * [.G185] + [.M185] * [.H185] + [.P185] * [.H185]" office:value-type="float" office:value="0.036159359299451" calcext:value-type="float">
            <text:p>0.0361593593</text:p>
          </table:table-cell>
          <table:table-cell table:formula="of:=[.K185] * [.D185] + [.N185] * [.E185] + [.Q185] * [.H185]" office:value-type="float" office:value="0.0271146841257838" calcext:value-type="float">
            <text:p>0.0271146841</text:p>
          </table:table-cell>
          <table:table-cell table:formula="of:=[.L185] * [.G185] + [.O185] * [.H185] + [.R185] * [.H185]" office:value-type="float" office:value="8.70148677207756" calcext:value-type="float">
            <text:p>8.7014867721</text:p>
          </table:table-cell>
          <table:table-cell/>
          <table:table-cell table:formula="of:=[.B185]-[.S185]" office:value-type="float" office:value="0.258350640700549" calcext:value-type="float">
            <text:p>0.2583506407</text:p>
          </table:table-cell>
          <table:table-cell table:formula="of:=[.A185]-[.T185]" office:value-type="float" office:value="-0.120269584125784" calcext:value-type="float">
            <text:p>-0.1202695841</text:p>
          </table:table-cell>
          <table:table-cell table:formula="of:=[.C185]-[.U185]" office:value-type="float" office:value="0.964373227922444" calcext:value-type="float">
            <text:p>0.9643732279</text:p>
          </table:table-cell>
        </table:table-row>
        <table:table-row table:style-name="ro1">
          <table:table-cell office:value-type="float" office:value="-0.0931549" calcext:value-type="float">
            <text:p>-0.0931549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66586" calcext:value-type="float">
            <text:p>9.66586</text:p>
          </table:table-cell>
          <table:table-cell office:value-type="float" office:value="-0.0304699" calcext:value-type="float">
            <text:p>-0.0304699</text:p>
          </table:table-cell>
          <table:table-cell office:value-type="float" office:value="-0.498681" calcext:value-type="float">
            <text:p>-0.498681</text:p>
          </table:table-cell>
          <table:table-cell office:value-type="float" office:value="0.00484873" calcext:value-type="float">
            <text:p>0.0048487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86])*COS([.E186])" office:value-type="float" office:value="0.877806518625678" calcext:value-type="float">
            <text:p>0.8778065186</text:p>
          </table:table-cell>
          <table:table-cell table:formula="of:=COS([.D186]) * SIN([.E186]) * SIN([.F186]) - SIN([.E186]) * COS([.F186])" office:value-type="float" office:value="0.47594406350724" calcext:value-type="float">
            <text:p>0.4759440635</text:p>
          </table:table-cell>
          <table:table-cell table:formula="of:=COS([.D186]) * SIN([.E186]) * COS([.F186]) + SIN([.D186]) * SIN([.F186])" office:value-type="float" office:value="-0.47818768973923" calcext:value-type="float">
            <text:p>-0.4781876897</text:p>
          </table:table-cell>
          <table:table-cell table:formula="of:=SIN([.D186]) * COS([.E186])" office:value-type="float" office:value="-0.0267549572538795" calcext:value-type="float">
            <text:p>-0.0267549573</text:p>
          </table:table-cell>
          <table:table-cell table:formula="of:=SIN([.D186]) * SIN([.E186]) * SIN([.F186] + COS([.D186]) * COS([.F186]))" office:value-type="float" office:value="0.0122949696216385" calcext:value-type="float">
            <text:p>0.0122949696</text:p>
          </table:table-cell>
          <table:table-cell table:formula="of:=SIN([.D186]) * SIN([.E186]) * COS([.F186])- COS([.D186]) * SIN([.F186])" office:value-type="float" office:value="0.00972387918693953" calcext:value-type="float">
            <text:p>0.0097238792</text:p>
          </table:table-cell>
          <table:table-cell table:formula="of:=-SIN([.D186])" office:value-type="float" office:value="0.030465185434476" calcext:value-type="float">
            <text:p>0.0304651854</text:p>
          </table:table-cell>
          <table:table-cell table:formula="of:=COS([.D186]) * SIN([.F186])" office:value-type="float" office:value="0.00484646036752758" calcext:value-type="float">
            <text:p>0.0048464604</text:p>
          </table:table-cell>
          <table:table-cell table:formula="of:=COS([.E186]) * COS([.F186])" office:value-type="float" office:value="0.878203837133166" calcext:value-type="float">
            <text:p>0.8782038371</text:p>
          </table:table-cell>
          <table:table-cell table:formula="of:=[.J186] * [.G186] + [.M186] * [.H186] + [.P186] * [.H186]" office:value-type="float" office:value="0.0363602361698457" calcext:value-type="float">
            <text:p>0.0363602362</text:p>
          </table:table-cell>
          <table:table-cell table:formula="of:=[.K186] * [.D186] + [.N186] * [.E186] + [.Q186] * [.H186]" office:value-type="float" office:value="0.0268620758352227" calcext:value-type="float">
            <text:p>0.0268620758</text:p>
          </table:table-cell>
          <table:table-cell table:formula="of:=[.L186] * [.G186] + [.O186] * [.H186] + [.R186] * [.H186]" office:value-type="float" office:value="8.70169161993703" calcext:value-type="float">
            <text:p>8.7016916199</text:p>
          </table:table-cell>
          <table:table-cell/>
          <table:table-cell table:formula="of:=[.B186]-[.S186]" office:value-type="float" office:value="0.258149763830154" calcext:value-type="float">
            <text:p>0.2581497638</text:p>
          </table:table-cell>
          <table:table-cell table:formula="of:=[.A186]-[.T186]" office:value-type="float" office:value="-0.120016975835223" calcext:value-type="float">
            <text:p>-0.1200169758</text:p>
          </table:table-cell>
          <table:table-cell table:formula="of:=[.C186]-[.U186]" office:value-type="float" office:value="0.964168380062967" calcext:value-type="float">
            <text:p>0.9641683801</text:p>
          </table:table-cell>
        </table:table-row>
        <table:table-row table:style-name="ro1">
          <table:table-cell office:value-type="float" office:value="-0.000320435" calcext:value-type="float">
            <text:p>-0.000320435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71109" calcext:value-type="float">
            <text:p>9.71109</text:p>
          </table:table-cell>
          <table:table-cell office:value-type="float" office:value="-0.0304699" calcext:value-type="float">
            <text:p>-0.0304699</text:p>
          </table:table-cell>
          <table:table-cell office:value-type="float" office:value="-0.498681" calcext:value-type="float">
            <text:p>-0.498681</text:p>
          </table:table-cell>
          <table:table-cell office:value-type="float" office:value="0.00484873" calcext:value-type="float">
            <text:p>0.0048487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87])*COS([.E187])" office:value-type="float" office:value="0.877806518625678" calcext:value-type="float">
            <text:p>0.8778065186</text:p>
          </table:table-cell>
          <table:table-cell table:formula="of:=COS([.D187]) * SIN([.E187]) * SIN([.F187]) - SIN([.E187]) * COS([.F187])" office:value-type="float" office:value="0.47594406350724" calcext:value-type="float">
            <text:p>0.4759440635</text:p>
          </table:table-cell>
          <table:table-cell table:formula="of:=COS([.D187]) * SIN([.E187]) * COS([.F187]) + SIN([.D187]) * SIN([.F187])" office:value-type="float" office:value="-0.47818768973923" calcext:value-type="float">
            <text:p>-0.4781876897</text:p>
          </table:table-cell>
          <table:table-cell table:formula="of:=SIN([.D187]) * COS([.E187])" office:value-type="float" office:value="-0.0267549572538795" calcext:value-type="float">
            <text:p>-0.0267549573</text:p>
          </table:table-cell>
          <table:table-cell table:formula="of:=SIN([.D187]) * SIN([.E187]) * SIN([.F187] + COS([.D187]) * COS([.F187]))" office:value-type="float" office:value="0.0122949696216385" calcext:value-type="float">
            <text:p>0.0122949696</text:p>
          </table:table-cell>
          <table:table-cell table:formula="of:=SIN([.D187]) * SIN([.E187]) * COS([.F187])- COS([.D187]) * SIN([.F187])" office:value-type="float" office:value="0.00972387918693953" calcext:value-type="float">
            <text:p>0.0097238792</text:p>
          </table:table-cell>
          <table:table-cell table:formula="of:=-SIN([.D187])" office:value-type="float" office:value="0.030465185434476" calcext:value-type="float">
            <text:p>0.0304651854</text:p>
          </table:table-cell>
          <table:table-cell table:formula="of:=COS([.D187]) * SIN([.F187])" office:value-type="float" office:value="0.00484646036752758" calcext:value-type="float">
            <text:p>0.0048464604</text:p>
          </table:table-cell>
          <table:table-cell table:formula="of:=COS([.E187]) * COS([.F187])" office:value-type="float" office:value="0.878203837133166" calcext:value-type="float">
            <text:p>0.8782038371</text:p>
          </table:table-cell>
          <table:table-cell table:formula="of:=[.J187] * [.G187] + [.M187] * [.H187] + [.P187] * [.H187]" office:value-type="float" office:value="0.0363602361698457" calcext:value-type="float">
            <text:p>0.0363602362</text:p>
          </table:table-cell>
          <table:table-cell table:formula="of:=[.K187] * [.D187] + [.N187] * [.E187] + [.Q187] * [.H187]" office:value-type="float" office:value="0.0268620758352227" calcext:value-type="float">
            <text:p>0.0268620758</text:p>
          </table:table-cell>
          <table:table-cell table:formula="of:=[.L187] * [.G187] + [.O187] * [.H187] + [.R187] * [.H187]" office:value-type="float" office:value="8.70169161993703" calcext:value-type="float">
            <text:p>8.7016916199</text:p>
          </table:table-cell>
          <table:table-cell/>
          <table:table-cell table:formula="of:=[.B187]-[.S187]" office:value-type="float" office:value="0.258149763830154" calcext:value-type="float">
            <text:p>0.2581497638</text:p>
          </table:table-cell>
          <table:table-cell table:formula="of:=[.A187]-[.T187]" office:value-type="float" office:value="-0.0271825108352227" calcext:value-type="float">
            <text:p>-0.0271825108</text:p>
          </table:table-cell>
          <table:table-cell table:formula="of:=[.C187]-[.U187]" office:value-type="float" office:value="1.00939838006297" calcext:value-type="float">
            <text:p>1.0093983801</text:p>
          </table:table-cell>
        </table:table-row>
        <table:table-row table:style-name="ro1">
          <table:table-cell office:value-type="float" office:value="-0.000320435" calcext:value-type="float">
            <text:p>-0.000320435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71109" calcext:value-type="float">
            <text:p>9.71109</text:p>
          </table:table-cell>
          <table:table-cell office:value-type="float" office:value="-0.0304693" calcext:value-type="float">
            <text:p>-0.0304693</text:p>
          </table:table-cell>
          <table:table-cell office:value-type="float" office:value="-0.499019" calcext:value-type="float">
            <text:p>-0.499019</text:p>
          </table:table-cell>
          <table:table-cell office:value-type="float" office:value="0.00500935" calcext:value-type="float">
            <text:p>0.0050093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88])*COS([.E188])" office:value-type="float" office:value="0.877644905126348" calcext:value-type="float">
            <text:p>0.8776449051</text:p>
          </table:table-cell>
          <table:table-cell table:formula="of:=COS([.D188]) * SIN([.E188]) * SIN([.F188]) - SIN([.E188]) * COS([.F188])" office:value-type="float" office:value="0.476162221282062" calcext:value-type="float">
            <text:p>0.4761622213</text:p>
          </table:table-cell>
          <table:table-cell table:formula="of:=COS([.D188]) * SIN([.E188]) * COS([.F188]) + SIN([.D188]) * SIN([.F188])" office:value-type="float" office:value="-0.478488877841348" calcext:value-type="float">
            <text:p>-0.4784888778</text:p>
          </table:table-cell>
          <table:table-cell table:formula="of:=SIN([.D188]) * COS([.E188])" office:value-type="float" office:value="-0.0267495043060772" calcext:value-type="float">
            <text:p>-0.0267495043</text:p>
          </table:table-cell>
          <table:table-cell table:formula="of:=SIN([.D188]) * SIN([.E188]) * SIN([.F188] + COS([.D188]) * COS([.F188]))" office:value-type="float" office:value="0.012303608003346" calcext:value-type="float">
            <text:p>0.012303608</text:p>
          </table:table-cell>
          <table:table-cell table:formula="of:=SIN([.D188]) * SIN([.E188]) * COS([.F188])- COS([.D188]) * SIN([.F188])" office:value-type="float" office:value="0.00957207929343753" calcext:value-type="float">
            <text:p>0.0095720793</text:p>
          </table:table-cell>
          <table:table-cell table:formula="of:=-SIN([.D188])" office:value-type="float" office:value="0.0304645857129734" calcext:value-type="float">
            <text:p>0.0304645857</text:p>
          </table:table-cell>
          <table:table-cell table:formula="of:=COS([.D188]) * SIN([.F188])" office:value-type="float" office:value="0.00500700395343877" calcext:value-type="float">
            <text:p>0.005007004</text:p>
          </table:table-cell>
          <table:table-cell table:formula="of:=COS([.E188]) * COS([.F188])" office:value-type="float" office:value="0.87804143927273" calcext:value-type="float">
            <text:p>0.8780414393</text:p>
          </table:table-cell>
          <table:table-cell table:formula="of:=[.J188] * [.G188] + [.M188] * [.H188] + [.P188] * [.H188]" office:value-type="float" office:value="0.0364077977875828" calcext:value-type="float">
            <text:p>0.0364077978</text:p>
          </table:table-cell>
          <table:table-cell table:formula="of:=[.K188] * [.D188] + [.N188] * [.E188] + [.Q188] * [.H188]" office:value-type="float" office:value="0.0284205750125687" calcext:value-type="float">
            <text:p>0.028420575</text:p>
          </table:table-cell>
          <table:table-cell table:formula="of:=[.L188] * [.G188] + [.O188] * [.H188] + [.R188] * [.H188]" office:value-type="float" office:value="8.69861248194844" calcext:value-type="float">
            <text:p>8.6986124819</text:p>
          </table:table-cell>
          <table:table-cell/>
          <table:table-cell table:formula="of:=[.B188]-[.S188]" office:value-type="float" office:value="0.258102202212417" calcext:value-type="float">
            <text:p>0.2581022022</text:p>
          </table:table-cell>
          <table:table-cell table:formula="of:=[.A188]-[.T188]" office:value-type="float" office:value="-0.0287410100125687" calcext:value-type="float">
            <text:p>-0.02874101</text:p>
          </table:table-cell>
          <table:table-cell table:formula="of:=[.C188]-[.U188]" office:value-type="float" office:value="1.01247751805156" calcext:value-type="float">
            <text:p>1.0124775181</text:p>
          </table:table-cell>
        </table:table-row>
        <table:table-row table:style-name="ro1">
          <table:table-cell office:value-type="float" office:value="-0.0526886" calcext:value-type="float">
            <text:p>-0.0526886</text:p>
          </table:table-cell>
          <table:table-cell office:value-type="float" office:value="0.304031" calcext:value-type="float">
            <text:p>0.304031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0304693" calcext:value-type="float">
            <text:p>-0.0304693</text:p>
          </table:table-cell>
          <table:table-cell office:value-type="float" office:value="-0.499019" calcext:value-type="float">
            <text:p>-0.499019</text:p>
          </table:table-cell>
          <table:table-cell office:value-type="float" office:value="0.00500935" calcext:value-type="float">
            <text:p>0.0050093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89])*COS([.E189])" office:value-type="float" office:value="0.877644905126348" calcext:value-type="float">
            <text:p>0.8776449051</text:p>
          </table:table-cell>
          <table:table-cell table:formula="of:=COS([.D189]) * SIN([.E189]) * SIN([.F189]) - SIN([.E189]) * COS([.F189])" office:value-type="float" office:value="0.476162221282062" calcext:value-type="float">
            <text:p>0.4761622213</text:p>
          </table:table-cell>
          <table:table-cell table:formula="of:=COS([.D189]) * SIN([.E189]) * COS([.F189]) + SIN([.D189]) * SIN([.F189])" office:value-type="float" office:value="-0.478488877841348" calcext:value-type="float">
            <text:p>-0.4784888778</text:p>
          </table:table-cell>
          <table:table-cell table:formula="of:=SIN([.D189]) * COS([.E189])" office:value-type="float" office:value="-0.0267495043060772" calcext:value-type="float">
            <text:p>-0.0267495043</text:p>
          </table:table-cell>
          <table:table-cell table:formula="of:=SIN([.D189]) * SIN([.E189]) * SIN([.F189] + COS([.D189]) * COS([.F189]))" office:value-type="float" office:value="0.012303608003346" calcext:value-type="float">
            <text:p>0.012303608</text:p>
          </table:table-cell>
          <table:table-cell table:formula="of:=SIN([.D189]) * SIN([.E189]) * COS([.F189])- COS([.D189]) * SIN([.F189])" office:value-type="float" office:value="0.00957207929343753" calcext:value-type="float">
            <text:p>0.0095720793</text:p>
          </table:table-cell>
          <table:table-cell table:formula="of:=-SIN([.D189])" office:value-type="float" office:value="0.0304645857129734" calcext:value-type="float">
            <text:p>0.0304645857</text:p>
          </table:table-cell>
          <table:table-cell table:formula="of:=COS([.D189]) * SIN([.F189])" office:value-type="float" office:value="0.00500700395343877" calcext:value-type="float">
            <text:p>0.005007004</text:p>
          </table:table-cell>
          <table:table-cell table:formula="of:=COS([.E189]) * COS([.F189])" office:value-type="float" office:value="0.87804143927273" calcext:value-type="float">
            <text:p>0.8780414393</text:p>
          </table:table-cell>
          <table:table-cell table:formula="of:=[.J189] * [.G189] + [.M189] * [.H189] + [.P189] * [.H189]" office:value-type="float" office:value="0.0364077977875828" calcext:value-type="float">
            <text:p>0.0364077978</text:p>
          </table:table-cell>
          <table:table-cell table:formula="of:=[.K189] * [.D189] + [.N189] * [.E189] + [.Q189] * [.H189]" office:value-type="float" office:value="0.0284205750125687" calcext:value-type="float">
            <text:p>0.028420575</text:p>
          </table:table-cell>
          <table:table-cell table:formula="of:=[.L189] * [.G189] + [.O189] * [.H189] + [.R189] * [.H189]" office:value-type="float" office:value="8.69861248194844" calcext:value-type="float">
            <text:p>8.6986124819</text:p>
          </table:table-cell>
          <table:table-cell/>
          <table:table-cell table:formula="of:=[.B189]-[.S189]" office:value-type="float" office:value="0.267623202212417" calcext:value-type="float">
            <text:p>0.2676232022</text:p>
          </table:table-cell>
          <table:table-cell table:formula="of:=[.A189]-[.T189]" office:value-type="float" office:value="-0.0811091750125687" calcext:value-type="float">
            <text:p>-0.081109175</text:p>
          </table:table-cell>
          <table:table-cell table:formula="of:=[.C189]-[.U189]" office:value-type="float" office:value="1.00533751805156" calcext:value-type="float">
            <text:p>1.0053375181</text:p>
          </table:table-cell>
        </table:table-row>
        <table:table-row table:style-name="ro1">
          <table:table-cell office:value-type="float" office:value="-0.0526886" calcext:value-type="float">
            <text:p>-0.0526886</text:p>
          </table:table-cell>
          <table:table-cell office:value-type="float" office:value="0.304031" calcext:value-type="float">
            <text:p>0.304031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0304693" calcext:value-type="float">
            <text:p>-0.0304693</text:p>
          </table:table-cell>
          <table:table-cell office:value-type="float" office:value="-0.499019" calcext:value-type="float">
            <text:p>-0.499019</text:p>
          </table:table-cell>
          <table:table-cell office:value-type="float" office:value="0.00500935" calcext:value-type="float">
            <text:p>0.0050093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90])*COS([.E190])" office:value-type="float" office:value="0.877644905126348" calcext:value-type="float">
            <text:p>0.8776449051</text:p>
          </table:table-cell>
          <table:table-cell table:formula="of:=COS([.D190]) * SIN([.E190]) * SIN([.F190]) - SIN([.E190]) * COS([.F190])" office:value-type="float" office:value="0.476162221282062" calcext:value-type="float">
            <text:p>0.4761622213</text:p>
          </table:table-cell>
          <table:table-cell table:formula="of:=COS([.D190]) * SIN([.E190]) * COS([.F190]) + SIN([.D190]) * SIN([.F190])" office:value-type="float" office:value="-0.478488877841348" calcext:value-type="float">
            <text:p>-0.4784888778</text:p>
          </table:table-cell>
          <table:table-cell table:formula="of:=SIN([.D190]) * COS([.E190])" office:value-type="float" office:value="-0.0267495043060772" calcext:value-type="float">
            <text:p>-0.0267495043</text:p>
          </table:table-cell>
          <table:table-cell table:formula="of:=SIN([.D190]) * SIN([.E190]) * SIN([.F190] + COS([.D190]) * COS([.F190]))" office:value-type="float" office:value="0.012303608003346" calcext:value-type="float">
            <text:p>0.012303608</text:p>
          </table:table-cell>
          <table:table-cell table:formula="of:=SIN([.D190]) * SIN([.E190]) * COS([.F190])- COS([.D190]) * SIN([.F190])" office:value-type="float" office:value="0.00957207929343753" calcext:value-type="float">
            <text:p>0.0095720793</text:p>
          </table:table-cell>
          <table:table-cell table:formula="of:=-SIN([.D190])" office:value-type="float" office:value="0.0304645857129734" calcext:value-type="float">
            <text:p>0.0304645857</text:p>
          </table:table-cell>
          <table:table-cell table:formula="of:=COS([.D190]) * SIN([.F190])" office:value-type="float" office:value="0.00500700395343877" calcext:value-type="float">
            <text:p>0.005007004</text:p>
          </table:table-cell>
          <table:table-cell table:formula="of:=COS([.E190]) * COS([.F190])" office:value-type="float" office:value="0.87804143927273" calcext:value-type="float">
            <text:p>0.8780414393</text:p>
          </table:table-cell>
          <table:table-cell table:formula="of:=[.J190] * [.G190] + [.M190] * [.H190] + [.P190] * [.H190]" office:value-type="float" office:value="0.0364077977875828" calcext:value-type="float">
            <text:p>0.0364077978</text:p>
          </table:table-cell>
          <table:table-cell table:formula="of:=[.K190] * [.D190] + [.N190] * [.E190] + [.Q190] * [.H190]" office:value-type="float" office:value="0.0284205750125687" calcext:value-type="float">
            <text:p>0.028420575</text:p>
          </table:table-cell>
          <table:table-cell table:formula="of:=[.L190] * [.G190] + [.O190] * [.H190] + [.R190] * [.H190]" office:value-type="float" office:value="8.69861248194844" calcext:value-type="float">
            <text:p>8.6986124819</text:p>
          </table:table-cell>
          <table:table-cell/>
          <table:table-cell table:formula="of:=[.B190]-[.S190]" office:value-type="float" office:value="0.267623202212417" calcext:value-type="float">
            <text:p>0.2676232022</text:p>
          </table:table-cell>
          <table:table-cell table:formula="of:=[.A190]-[.T190]" office:value-type="float" office:value="-0.0811091750125687" calcext:value-type="float">
            <text:p>-0.081109175</text:p>
          </table:table-cell>
          <table:table-cell table:formula="of:=[.C190]-[.U190]" office:value-type="float" office:value="1.00533751805156" calcext:value-type="float">
            <text:p>1.0053375181</text:p>
          </table:table-cell>
        </table:table-row>
        <table:table-row table:style-name="ro1">
          <table:table-cell office:value-type="float" office:value="-0.0526886" calcext:value-type="float">
            <text:p>-0.0526886</text:p>
          </table:table-cell>
          <table:table-cell office:value-type="float" office:value="0.304031" calcext:value-type="float">
            <text:p>0.304031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0304693" calcext:value-type="float">
            <text:p>-0.0304693</text:p>
          </table:table-cell>
          <table:table-cell office:value-type="float" office:value="-0.499019" calcext:value-type="float">
            <text:p>-0.499019</text:p>
          </table:table-cell>
          <table:table-cell office:value-type="float" office:value="0.00500935" calcext:value-type="float">
            <text:p>0.0050093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91])*COS([.E191])" office:value-type="float" office:value="0.877644905126348" calcext:value-type="float">
            <text:p>0.8776449051</text:p>
          </table:table-cell>
          <table:table-cell table:formula="of:=COS([.D191]) * SIN([.E191]) * SIN([.F191]) - SIN([.E191]) * COS([.F191])" office:value-type="float" office:value="0.476162221282062" calcext:value-type="float">
            <text:p>0.4761622213</text:p>
          </table:table-cell>
          <table:table-cell table:formula="of:=COS([.D191]) * SIN([.E191]) * COS([.F191]) + SIN([.D191]) * SIN([.F191])" office:value-type="float" office:value="-0.478488877841348" calcext:value-type="float">
            <text:p>-0.4784888778</text:p>
          </table:table-cell>
          <table:table-cell table:formula="of:=SIN([.D191]) * COS([.E191])" office:value-type="float" office:value="-0.0267495043060772" calcext:value-type="float">
            <text:p>-0.0267495043</text:p>
          </table:table-cell>
          <table:table-cell table:formula="of:=SIN([.D191]) * SIN([.E191]) * SIN([.F191] + COS([.D191]) * COS([.F191]))" office:value-type="float" office:value="0.012303608003346" calcext:value-type="float">
            <text:p>0.012303608</text:p>
          </table:table-cell>
          <table:table-cell table:formula="of:=SIN([.D191]) * SIN([.E191]) * COS([.F191])- COS([.D191]) * SIN([.F191])" office:value-type="float" office:value="0.00957207929343753" calcext:value-type="float">
            <text:p>0.0095720793</text:p>
          </table:table-cell>
          <table:table-cell table:formula="of:=-SIN([.D191])" office:value-type="float" office:value="0.0304645857129734" calcext:value-type="float">
            <text:p>0.0304645857</text:p>
          </table:table-cell>
          <table:table-cell table:formula="of:=COS([.D191]) * SIN([.F191])" office:value-type="float" office:value="0.00500700395343877" calcext:value-type="float">
            <text:p>0.005007004</text:p>
          </table:table-cell>
          <table:table-cell table:formula="of:=COS([.E191]) * COS([.F191])" office:value-type="float" office:value="0.87804143927273" calcext:value-type="float">
            <text:p>0.8780414393</text:p>
          </table:table-cell>
          <table:table-cell table:formula="of:=[.J191] * [.G191] + [.M191] * [.H191] + [.P191] * [.H191]" office:value-type="float" office:value="0.0364077977875828" calcext:value-type="float">
            <text:p>0.0364077978</text:p>
          </table:table-cell>
          <table:table-cell table:formula="of:=[.K191] * [.D191] + [.N191] * [.E191] + [.Q191] * [.H191]" office:value-type="float" office:value="0.0284205750125687" calcext:value-type="float">
            <text:p>0.028420575</text:p>
          </table:table-cell>
          <table:table-cell table:formula="of:=[.L191] * [.G191] + [.O191] * [.H191] + [.R191] * [.H191]" office:value-type="float" office:value="8.69861248194844" calcext:value-type="float">
            <text:p>8.6986124819</text:p>
          </table:table-cell>
          <table:table-cell/>
          <table:table-cell table:formula="of:=[.B191]-[.S191]" office:value-type="float" office:value="0.267623202212417" calcext:value-type="float">
            <text:p>0.2676232022</text:p>
          </table:table-cell>
          <table:table-cell table:formula="of:=[.A191]-[.T191]" office:value-type="float" office:value="-0.0811091750125687" calcext:value-type="float">
            <text:p>-0.081109175</text:p>
          </table:table-cell>
          <table:table-cell table:formula="of:=[.C191]-[.U191]" office:value-type="float" office:value="1.00533751805156" calcext:value-type="float">
            <text:p>1.0053375181</text:p>
          </table:table-cell>
        </table:table-row>
        <table:table-row table:style-name="ro1">
          <table:table-cell office:value-type="float" office:value="-0.0526886" calcext:value-type="float">
            <text:p>-0.0526886</text:p>
          </table:table-cell>
          <table:table-cell office:value-type="float" office:value="0.304031" calcext:value-type="float">
            <text:p>0.304031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0304639" calcext:value-type="float">
            <text:p>-0.0304639</text:p>
          </table:table-cell>
          <table:table-cell office:value-type="float" office:value="-0.498688" calcext:value-type="float">
            <text:p>-0.498688</text:p>
          </table:table-cell>
          <table:table-cell office:value-type="float" office:value="0.00485531" calcext:value-type="float">
            <text:p>0.0048553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92])*COS([.E192])" office:value-type="float" office:value="0.877803332798357" calcext:value-type="float">
            <text:p>0.8778033328</text:p>
          </table:table-cell>
          <table:table-cell table:formula="of:=COS([.D192]) * SIN([.E192]) * SIN([.F192]) - SIN([.E192]) * COS([.F192])" office:value-type="float" office:value="0.475947019891551" calcext:value-type="float">
            <text:p>0.4759470199</text:p>
          </table:table-cell>
          <table:table-cell table:formula="of:=COS([.D192]) * SIN([.E192]) * COS([.F192]) + SIN([.D192]) * SIN([.F192])" office:value-type="float" office:value="-0.478194077793446" calcext:value-type="float">
            <text:p>-0.4781940778</text:p>
          </table:table-cell>
          <table:table-cell table:formula="of:=SIN([.D192]) * COS([.E192])" office:value-type="float" office:value="-0.0267495884401329" calcext:value-type="float">
            <text:p>-0.0267495884</text:p>
          </table:table-cell>
          <table:table-cell table:formula="of:=SIN([.D192]) * SIN([.E192]) * SIN([.F192] + COS([.D192]) * COS([.F192]))" office:value-type="float" office:value="0.0122927599202854" calcext:value-type="float">
            <text:p>0.0122927599</text:p>
          </table:table-cell>
          <table:table-cell table:formula="of:=SIN([.D192]) * SIN([.E192]) * COS([.F192])- COS([.D192]) * SIN([.F192])" office:value-type="float" office:value="0.00971461997126919" calcext:value-type="float">
            <text:p>0.00971462</text:p>
          </table:table-cell>
          <table:table-cell table:formula="of:=-SIN([.D192])" office:value-type="float" office:value="0.0304591882189566" calcext:value-type="float">
            <text:p>0.0304591882</text:p>
          </table:table-cell>
          <table:table-cell table:formula="of:=COS([.D192]) * SIN([.F192])" office:value-type="float" office:value="0.00485303812327844" calcext:value-type="float">
            <text:p>0.0048530381</text:p>
          </table:table-cell>
          <table:table-cell table:formula="of:=COS([.E192]) * COS([.F192])" office:value-type="float" office:value="0.878200461239966" calcext:value-type="float">
            <text:p>0.8782004612</text:p>
          </table:table-cell>
          <table:table-cell table:formula="of:=[.J192] * [.G192] + [.M192] * [.H192] + [.P192] * [.H192]" office:value-type="float" office:value="0.0363540778324721" calcext:value-type="float">
            <text:p>0.0363540778</text:p>
          </table:table-cell>
          <table:table-cell table:formula="of:=[.K192] * [.D192] + [.N192] * [.E192] + [.Q192] * [.H192]" office:value-type="float" office:value="0.0269303193297272" calcext:value-type="float">
            <text:p>0.0269303193</text:p>
          </table:table-cell>
          <table:table-cell table:formula="of:=[.L192] * [.G192] + [.O192] * [.H192] + [.R192] * [.H192]" office:value-type="float" office:value="8.70156779587011" calcext:value-type="float">
            <text:p>8.7015677959</text:p>
          </table:table-cell>
          <table:table-cell/>
          <table:table-cell table:formula="of:=[.B192]-[.S192]" office:value-type="float" office:value="0.267676922167528" calcext:value-type="float">
            <text:p>0.2676769222</text:p>
          </table:table-cell>
          <table:table-cell table:formula="of:=[.A192]-[.T192]" office:value-type="float" office:value="-0.0796189193297272" calcext:value-type="float">
            <text:p>-0.0796189193</text:p>
          </table:table-cell>
          <table:table-cell table:formula="of:=[.C192]-[.U192]" office:value-type="float" office:value="1.00238220412989" calcext:value-type="float">
            <text:p>1.0023822041</text:p>
          </table:table-cell>
        </table:table-row>
        <table:table-row table:style-name="ro1">
          <table:table-cell office:value-type="float" office:value="-0.0812531" calcext:value-type="float">
            <text:p>-0.0812531</text:p>
          </table:table-cell>
          <table:table-cell office:value-type="float" office:value="0.308792" calcext:value-type="float">
            <text:p>0.308792</text:p>
          </table:table-cell>
          <table:table-cell office:value-type="float" office:value="9.81345" calcext:value-type="float">
            <text:p>9.81345</text:p>
          </table:table-cell>
          <table:table-cell office:value-type="float" office:value="-0.0304639" calcext:value-type="float">
            <text:p>-0.0304639</text:p>
          </table:table-cell>
          <table:table-cell office:value-type="float" office:value="-0.498688" calcext:value-type="float">
            <text:p>-0.498688</text:p>
          </table:table-cell>
          <table:table-cell office:value-type="float" office:value="0.00485531" calcext:value-type="float">
            <text:p>0.0048553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93])*COS([.E193])" office:value-type="float" office:value="0.877803332798357" calcext:value-type="float">
            <text:p>0.8778033328</text:p>
          </table:table-cell>
          <table:table-cell table:formula="of:=COS([.D193]) * SIN([.E193]) * SIN([.F193]) - SIN([.E193]) * COS([.F193])" office:value-type="float" office:value="0.475947019891551" calcext:value-type="float">
            <text:p>0.4759470199</text:p>
          </table:table-cell>
          <table:table-cell table:formula="of:=COS([.D193]) * SIN([.E193]) * COS([.F193]) + SIN([.D193]) * SIN([.F193])" office:value-type="float" office:value="-0.478194077793446" calcext:value-type="float">
            <text:p>-0.4781940778</text:p>
          </table:table-cell>
          <table:table-cell table:formula="of:=SIN([.D193]) * COS([.E193])" office:value-type="float" office:value="-0.0267495884401329" calcext:value-type="float">
            <text:p>-0.0267495884</text:p>
          </table:table-cell>
          <table:table-cell table:formula="of:=SIN([.D193]) * SIN([.E193]) * SIN([.F193] + COS([.D193]) * COS([.F193]))" office:value-type="float" office:value="0.0122927599202854" calcext:value-type="float">
            <text:p>0.0122927599</text:p>
          </table:table-cell>
          <table:table-cell table:formula="of:=SIN([.D193]) * SIN([.E193]) * COS([.F193])- COS([.D193]) * SIN([.F193])" office:value-type="float" office:value="0.00971461997126919" calcext:value-type="float">
            <text:p>0.00971462</text:p>
          </table:table-cell>
          <table:table-cell table:formula="of:=-SIN([.D193])" office:value-type="float" office:value="0.0304591882189566" calcext:value-type="float">
            <text:p>0.0304591882</text:p>
          </table:table-cell>
          <table:table-cell table:formula="of:=COS([.D193]) * SIN([.F193])" office:value-type="float" office:value="0.00485303812327844" calcext:value-type="float">
            <text:p>0.0048530381</text:p>
          </table:table-cell>
          <table:table-cell table:formula="of:=COS([.E193]) * COS([.F193])" office:value-type="float" office:value="0.878200461239966" calcext:value-type="float">
            <text:p>0.8782004612</text:p>
          </table:table-cell>
          <table:table-cell table:formula="of:=[.J193] * [.G193] + [.M193] * [.H193] + [.P193] * [.H193]" office:value-type="float" office:value="0.0363540778324721" calcext:value-type="float">
            <text:p>0.0363540778</text:p>
          </table:table-cell>
          <table:table-cell table:formula="of:=[.K193] * [.D193] + [.N193] * [.E193] + [.Q193] * [.H193]" office:value-type="float" office:value="0.0269303193297272" calcext:value-type="float">
            <text:p>0.0269303193</text:p>
          </table:table-cell>
          <table:table-cell table:formula="of:=[.L193] * [.G193] + [.O193] * [.H193] + [.R193] * [.H193]" office:value-type="float" office:value="8.70156779587011" calcext:value-type="float">
            <text:p>8.7015677959</text:p>
          </table:table-cell>
          <table:table-cell/>
          <table:table-cell table:formula="of:=[.B193]-[.S193]" office:value-type="float" office:value="0.272437922167528" calcext:value-type="float">
            <text:p>0.2724379222</text:p>
          </table:table-cell>
          <table:table-cell table:formula="of:=[.A193]-[.T193]" office:value-type="float" office:value="-0.108183419329727" calcext:value-type="float">
            <text:p>-0.1081834193</text:p>
          </table:table-cell>
          <table:table-cell table:formula="of:=[.C193]-[.U193]" office:value-type="float" office:value="1.11188220412989" calcext:value-type="float">
            <text:p>1.1118822041</text:p>
          </table:table-cell>
        </table:table-row>
        <table:table-row table:style-name="ro1">
          <table:table-cell office:value-type="float" office:value="-0.0812531" calcext:value-type="float">
            <text:p>-0.0812531</text:p>
          </table:table-cell>
          <table:table-cell office:value-type="float" office:value="0.308792" calcext:value-type="float">
            <text:p>0.308792</text:p>
          </table:table-cell>
          <table:table-cell office:value-type="float" office:value="9.81345" calcext:value-type="float">
            <text:p>9.81345</text:p>
          </table:table-cell>
          <table:table-cell office:value-type="float" office:value="-0.0304639" calcext:value-type="float">
            <text:p>-0.0304639</text:p>
          </table:table-cell>
          <table:table-cell office:value-type="float" office:value="-0.498688" calcext:value-type="float">
            <text:p>-0.498688</text:p>
          </table:table-cell>
          <table:table-cell office:value-type="float" office:value="0.00485531" calcext:value-type="float">
            <text:p>0.0048553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94])*COS([.E194])" office:value-type="float" office:value="0.877803332798357" calcext:value-type="float">
            <text:p>0.8778033328</text:p>
          </table:table-cell>
          <table:table-cell table:formula="of:=COS([.D194]) * SIN([.E194]) * SIN([.F194]) - SIN([.E194]) * COS([.F194])" office:value-type="float" office:value="0.475947019891551" calcext:value-type="float">
            <text:p>0.4759470199</text:p>
          </table:table-cell>
          <table:table-cell table:formula="of:=COS([.D194]) * SIN([.E194]) * COS([.F194]) + SIN([.D194]) * SIN([.F194])" office:value-type="float" office:value="-0.478194077793446" calcext:value-type="float">
            <text:p>-0.4781940778</text:p>
          </table:table-cell>
          <table:table-cell table:formula="of:=SIN([.D194]) * COS([.E194])" office:value-type="float" office:value="-0.0267495884401329" calcext:value-type="float">
            <text:p>-0.0267495884</text:p>
          </table:table-cell>
          <table:table-cell table:formula="of:=SIN([.D194]) * SIN([.E194]) * SIN([.F194] + COS([.D194]) * COS([.F194]))" office:value-type="float" office:value="0.0122927599202854" calcext:value-type="float">
            <text:p>0.0122927599</text:p>
          </table:table-cell>
          <table:table-cell table:formula="of:=SIN([.D194]) * SIN([.E194]) * COS([.F194])- COS([.D194]) * SIN([.F194])" office:value-type="float" office:value="0.00971461997126919" calcext:value-type="float">
            <text:p>0.00971462</text:p>
          </table:table-cell>
          <table:table-cell table:formula="of:=-SIN([.D194])" office:value-type="float" office:value="0.0304591882189566" calcext:value-type="float">
            <text:p>0.0304591882</text:p>
          </table:table-cell>
          <table:table-cell table:formula="of:=COS([.D194]) * SIN([.F194])" office:value-type="float" office:value="0.00485303812327844" calcext:value-type="float">
            <text:p>0.0048530381</text:p>
          </table:table-cell>
          <table:table-cell table:formula="of:=COS([.E194]) * COS([.F194])" office:value-type="float" office:value="0.878200461239966" calcext:value-type="float">
            <text:p>0.8782004612</text:p>
          </table:table-cell>
          <table:table-cell table:formula="of:=[.J194] * [.G194] + [.M194] * [.H194] + [.P194] * [.H194]" office:value-type="float" office:value="0.0363540778324721" calcext:value-type="float">
            <text:p>0.0363540778</text:p>
          </table:table-cell>
          <table:table-cell table:formula="of:=[.K194] * [.D194] + [.N194] * [.E194] + [.Q194] * [.H194]" office:value-type="float" office:value="0.0269303193297272" calcext:value-type="float">
            <text:p>0.0269303193</text:p>
          </table:table-cell>
          <table:table-cell table:formula="of:=[.L194] * [.G194] + [.O194] * [.H194] + [.R194] * [.H194]" office:value-type="float" office:value="8.70156779587011" calcext:value-type="float">
            <text:p>8.7015677959</text:p>
          </table:table-cell>
          <table:table-cell/>
          <table:table-cell table:formula="of:=[.B194]-[.S194]" office:value-type="float" office:value="0.272437922167528" calcext:value-type="float">
            <text:p>0.2724379222</text:p>
          </table:table-cell>
          <table:table-cell table:formula="of:=[.A194]-[.T194]" office:value-type="float" office:value="-0.108183419329727" calcext:value-type="float">
            <text:p>-0.1081834193</text:p>
          </table:table-cell>
          <table:table-cell table:formula="of:=[.C194]-[.U194]" office:value-type="float" office:value="1.11188220412989" calcext:value-type="float">
            <text:p>1.1118822041</text:p>
          </table:table-cell>
        </table:table-row>
        <table:table-row table:style-name="ro1">
          <table:table-cell office:value-type="float" office:value="-0.0812531" calcext:value-type="float">
            <text:p>-0.0812531</text:p>
          </table:table-cell>
          <table:table-cell office:value-type="float" office:value="0.308792" calcext:value-type="float">
            <text:p>0.308792</text:p>
          </table:table-cell>
          <table:table-cell office:value-type="float" office:value="9.81345" calcext:value-type="float">
            <text:p>9.81345</text:p>
          </table:table-cell>
          <table:table-cell office:value-type="float" office:value="-0.0305031" calcext:value-type="float">
            <text:p>-0.0305031</text:p>
          </table:table-cell>
          <table:table-cell office:value-type="float" office:value="-0.4988" calcext:value-type="float">
            <text:p>-0.4988</text:p>
          </table:table-cell>
          <table:table-cell office:value-type="float" office:value="0.00488716" calcext:value-type="float">
            <text:p>0.0048871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95])*COS([.E195])" office:value-type="float" office:value="0.877748736294263" calcext:value-type="float">
            <text:p>0.8777487363</text:p>
          </table:table-cell>
          <table:table-cell table:formula="of:=COS([.D195]) * SIN([.E195]) * SIN([.F195]) - SIN([.E195]) * COS([.F195])" office:value-type="float" office:value="0.476029597688433" calcext:value-type="float">
            <text:p>0.4760295977</text:p>
          </table:table-cell>
          <table:table-cell table:formula="of:=COS([.D195]) * SIN([.E195]) * COS([.F195]) + SIN([.D195]) * SIN([.F195])" office:value-type="float" office:value="-0.478292903488866" calcext:value-type="float">
            <text:p>-0.4782929035</text:p>
          </table:table-cell>
          <table:table-cell table:formula="of:=SIN([.D195]) * COS([.E195])" office:value-type="float" office:value="-0.026782364446456" calcext:value-type="float">
            <text:p>-0.0267823644</text:p>
          </table:table-cell>
          <table:table-cell table:formula="of:=SIN([.D195]) * SIN([.E195]) * SIN([.F195] + COS([.D195]) * COS([.F195]))" office:value-type="float" office:value="0.0123113429851092" calcext:value-type="float">
            <text:p>0.012311343</text:p>
          </table:table-cell>
          <table:table-cell table:formula="of:=SIN([.D195]) * SIN([.E195]) * COS([.F195])- COS([.D195]) * SIN([.F195])" office:value-type="float" office:value="0.00970452778286613" calcext:value-type="float">
            <text:p>0.0097045278</text:p>
          </table:table-cell>
          <table:table-cell table:formula="of:=-SIN([.D195])" office:value-type="float" office:value="0.0304983700071865" calcext:value-type="float">
            <text:p>0.03049837</text:p>
          </table:table-cell>
          <table:table-cell table:formula="of:=COS([.D195]) * SIN([.F195])" office:value-type="float" office:value="0.00488486712852952" calcext:value-type="float">
            <text:p>0.0048848671</text:p>
          </table:table-cell>
          <table:table-cell table:formula="of:=COS([.E195]) * COS([.F195])" office:value-type="float" office:value="0.878146753460207" calcext:value-type="float">
            <text:p>0.8781467535</text:p>
          </table:table-cell>
          <table:table-cell table:formula="of:=[.J195] * [.G195] + [.M195] * [.H195] + [.P195] * [.H195]" office:value-type="float" office:value="0.0364168544951583" calcext:value-type="float">
            <text:p>0.0364168545</text:p>
          </table:table-cell>
          <table:table-cell table:formula="of:=[.K195] * [.D195] + [.N195] * [.E195] + [.Q195] * [.H195]" office:value-type="float" office:value="0.0272104215573668" calcext:value-type="float">
            <text:p>0.0272104216</text:p>
          </table:table-cell>
          <table:table-cell table:formula="of:=[.L195] * [.G195] + [.O195] * [.H195] + [.R195] * [.H195]" office:value-type="float" office:value="8.70094255618212" calcext:value-type="float">
            <text:p>8.7009425562</text:p>
          </table:table-cell>
          <table:table-cell/>
          <table:table-cell table:formula="of:=[.B195]-[.S195]" office:value-type="float" office:value="0.272375145504842" calcext:value-type="float">
            <text:p>0.2723751455</text:p>
          </table:table-cell>
          <table:table-cell table:formula="of:=[.A195]-[.T195]" office:value-type="float" office:value="-0.108463521557367" calcext:value-type="float">
            <text:p>-0.1084635216</text:p>
          </table:table-cell>
          <table:table-cell table:formula="of:=[.C195]-[.U195]" office:value-type="float" office:value="1.11250744381788" calcext:value-type="float">
            <text:p>1.1125074438</text:p>
          </table:table-cell>
        </table:table-row>
        <table:table-row table:style-name="ro1">
          <table:table-cell office:value-type="float" office:value="-0.0503082" calcext:value-type="float">
            <text:p>-0.0503082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65872" calcext:value-type="float">
            <text:p>9.65872</text:p>
          </table:table-cell>
          <table:table-cell office:value-type="float" office:value="-0.0305031" calcext:value-type="float">
            <text:p>-0.0305031</text:p>
          </table:table-cell>
          <table:table-cell office:value-type="float" office:value="-0.4988" calcext:value-type="float">
            <text:p>-0.4988</text:p>
          </table:table-cell>
          <table:table-cell office:value-type="float" office:value="0.00488716" calcext:value-type="float">
            <text:p>0.0048871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96])*COS([.E196])" office:value-type="float" office:value="0.877748736294263" calcext:value-type="float">
            <text:p>0.8777487363</text:p>
          </table:table-cell>
          <table:table-cell table:formula="of:=COS([.D196]) * SIN([.E196]) * SIN([.F196]) - SIN([.E196]) * COS([.F196])" office:value-type="float" office:value="0.476029597688433" calcext:value-type="float">
            <text:p>0.4760295977</text:p>
          </table:table-cell>
          <table:table-cell table:formula="of:=COS([.D196]) * SIN([.E196]) * COS([.F196]) + SIN([.D196]) * SIN([.F196])" office:value-type="float" office:value="-0.478292903488866" calcext:value-type="float">
            <text:p>-0.4782929035</text:p>
          </table:table-cell>
          <table:table-cell table:formula="of:=SIN([.D196]) * COS([.E196])" office:value-type="float" office:value="-0.026782364446456" calcext:value-type="float">
            <text:p>-0.0267823644</text:p>
          </table:table-cell>
          <table:table-cell table:formula="of:=SIN([.D196]) * SIN([.E196]) * SIN([.F196] + COS([.D196]) * COS([.F196]))" office:value-type="float" office:value="0.0123113429851092" calcext:value-type="float">
            <text:p>0.012311343</text:p>
          </table:table-cell>
          <table:table-cell table:formula="of:=SIN([.D196]) * SIN([.E196]) * COS([.F196])- COS([.D196]) * SIN([.F196])" office:value-type="float" office:value="0.00970452778286613" calcext:value-type="float">
            <text:p>0.0097045278</text:p>
          </table:table-cell>
          <table:table-cell table:formula="of:=-SIN([.D196])" office:value-type="float" office:value="0.0304983700071865" calcext:value-type="float">
            <text:p>0.03049837</text:p>
          </table:table-cell>
          <table:table-cell table:formula="of:=COS([.D196]) * SIN([.F196])" office:value-type="float" office:value="0.00488486712852952" calcext:value-type="float">
            <text:p>0.0048848671</text:p>
          </table:table-cell>
          <table:table-cell table:formula="of:=COS([.E196]) * COS([.F196])" office:value-type="float" office:value="0.878146753460207" calcext:value-type="float">
            <text:p>0.8781467535</text:p>
          </table:table-cell>
          <table:table-cell table:formula="of:=[.J196] * [.G196] + [.M196] * [.H196] + [.P196] * [.H196]" office:value-type="float" office:value="0.0364168544951583" calcext:value-type="float">
            <text:p>0.0364168545</text:p>
          </table:table-cell>
          <table:table-cell table:formula="of:=[.K196] * [.D196] + [.N196] * [.E196] + [.Q196] * [.H196]" office:value-type="float" office:value="0.0272104215573668" calcext:value-type="float">
            <text:p>0.0272104216</text:p>
          </table:table-cell>
          <table:table-cell table:formula="of:=[.L196] * [.G196] + [.O196] * [.H196] + [.R196] * [.H196]" office:value-type="float" office:value="8.70094255618212" calcext:value-type="float">
            <text:p>8.7009425562</text:p>
          </table:table-cell>
          <table:table-cell/>
          <table:table-cell table:formula="of:=[.B196]-[.S196]" office:value-type="float" office:value="0.255713145504842" calcext:value-type="float">
            <text:p>0.2557131455</text:p>
          </table:table-cell>
          <table:table-cell table:formula="of:=[.A196]-[.T196]" office:value-type="float" office:value="-0.0775186215573668" calcext:value-type="float">
            <text:p>-0.0775186216</text:p>
          </table:table-cell>
          <table:table-cell table:formula="of:=[.C196]-[.U196]" office:value-type="float" office:value="0.957777443817884" calcext:value-type="float">
            <text:p>0.9577774438</text:p>
          </table:table-cell>
        </table:table-row>
        <table:table-row table:style-name="ro1">
          <table:table-cell office:value-type="float" office:value="-0.0503082" calcext:value-type="float">
            <text:p>-0.0503082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65872" calcext:value-type="float">
            <text:p>9.65872</text:p>
          </table:table-cell>
          <table:table-cell office:value-type="float" office:value="-0.0305444" calcext:value-type="float">
            <text:p>-0.0305444</text:p>
          </table:table-cell>
          <table:table-cell office:value-type="float" office:value="-0.499093" calcext:value-type="float">
            <text:p>-0.499093</text:p>
          </table:table-cell>
          <table:table-cell office:value-type="float" office:value="0.00500312" calcext:value-type="float">
            <text:p>0.0050031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97])*COS([.E197])" office:value-type="float" office:value="0.877607494113628" calcext:value-type="float">
            <text:p>0.8776074941</text:p>
          </table:table-cell>
          <table:table-cell table:formula="of:=COS([.D197]) * SIN([.E197]) * SIN([.F197]) - SIN([.E197]) * COS([.F197])" office:value-type="float" office:value="0.476229870563127" calcext:value-type="float">
            <text:p>0.4762298706</text:p>
          </table:table-cell>
          <table:table-cell table:formula="of:=COS([.D197]) * SIN([.E197]) * COS([.F197]) + SIN([.D197]) * SIN([.F197])" office:value-type="float" office:value="-0.478552925739625" calcext:value-type="float">
            <text:p>-0.4785529257</text:p>
          </table:table-cell>
          <table:table-cell table:formula="of:=SIN([.D197]) * COS([.E197])" office:value-type="float" office:value="-0.026814333765504" calcext:value-type="float">
            <text:p>-0.0268143338</text:p>
          </table:table-cell>
          <table:table-cell table:formula="of:=SIN([.D197]) * SIN([.E197]) * SIN([.F197] + COS([.D197]) * COS([.F197]))" office:value-type="float" office:value="0.0123355322213624" calcext:value-type="float">
            <text:p>0.0123355322</text:p>
          </table:table-cell>
          <table:table-cell table:formula="of:=SIN([.D197]) * SIN([.E197]) * COS([.F197])- COS([.D197]) * SIN([.F197])" office:value-type="float" office:value="0.00961622552887088" calcext:value-type="float">
            <text:p>0.0096162255</text:p>
          </table:table-cell>
          <table:table-cell table:formula="of:=-SIN([.D197])" office:value-type="float" office:value="0.0305396507690865" calcext:value-type="float">
            <text:p>0.0305396508</text:p>
          </table:table-cell>
          <table:table-cell table:formula="of:=COS([.D197]) * SIN([.F197])" office:value-type="float" office:value="0.00500076546250162" calcext:value-type="float">
            <text:p>0.0050007655</text:p>
          </table:table-cell>
          <table:table-cell table:formula="of:=COS([.E197]) * COS([.F197])" office:value-type="float" office:value="0.878006050931668" calcext:value-type="float">
            <text:p>0.8780060509</text:p>
          </table:table-cell>
          <table:table-cell table:formula="of:=[.J197] * [.G197] + [.M197] * [.H197] + [.P197] * [.H197]" office:value-type="float" office:value="0.0365081066351078" calcext:value-type="float">
            <text:p>0.0365081066</text:p>
          </table:table-cell>
          <table:table-cell table:formula="of:=[.K197] * [.D197] + [.N197] * [.E197] + [.Q197] * [.H197]" office:value-type="float" office:value="0.0283047680911311" calcext:value-type="float">
            <text:p>0.0283047681</text:p>
          </table:table-cell>
          <table:table-cell table:formula="of:=[.L197] * [.G197] + [.O197] * [.H197] + [.R197] * [.H197]" office:value-type="float" office:value="8.69869830931328" calcext:value-type="float">
            <text:p>8.6986983093</text:p>
          </table:table-cell>
          <table:table-cell/>
          <table:table-cell table:formula="of:=[.B197]-[.S197]" office:value-type="float" office:value="0.255621893364892" calcext:value-type="float">
            <text:p>0.2556218934</text:p>
          </table:table-cell>
          <table:table-cell table:formula="of:=[.A197]-[.T197]" office:value-type="float" office:value="-0.0786129680911311" calcext:value-type="float">
            <text:p>-0.0786129681</text:p>
          </table:table-cell>
          <table:table-cell table:formula="of:=[.C197]-[.U197]" office:value-type="float" office:value="0.960021690686716" calcext:value-type="float">
            <text:p>0.9600216907</text:p>
          </table:table-cell>
        </table:table-row>
        <table:table-row table:style-name="ro1">
          <table:table-cell office:value-type="float" office:value="-0.0431671" calcext:value-type="float">
            <text:p>-0.0431671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67776" calcext:value-type="float">
            <text:p>9.67776</text:p>
          </table:table-cell>
          <table:table-cell office:value-type="float" office:value="-0.0305444" calcext:value-type="float">
            <text:p>-0.0305444</text:p>
          </table:table-cell>
          <table:table-cell office:value-type="float" office:value="-0.499093" calcext:value-type="float">
            <text:p>-0.499093</text:p>
          </table:table-cell>
          <table:table-cell office:value-type="float" office:value="0.00500312" calcext:value-type="float">
            <text:p>0.0050031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98])*COS([.E198])" office:value-type="float" office:value="0.877607494113628" calcext:value-type="float">
            <text:p>0.8776074941</text:p>
          </table:table-cell>
          <table:table-cell table:formula="of:=COS([.D198]) * SIN([.E198]) * SIN([.F198]) - SIN([.E198]) * COS([.F198])" office:value-type="float" office:value="0.476229870563127" calcext:value-type="float">
            <text:p>0.4762298706</text:p>
          </table:table-cell>
          <table:table-cell table:formula="of:=COS([.D198]) * SIN([.E198]) * COS([.F198]) + SIN([.D198]) * SIN([.F198])" office:value-type="float" office:value="-0.478552925739625" calcext:value-type="float">
            <text:p>-0.4785529257</text:p>
          </table:table-cell>
          <table:table-cell table:formula="of:=SIN([.D198]) * COS([.E198])" office:value-type="float" office:value="-0.026814333765504" calcext:value-type="float">
            <text:p>-0.0268143338</text:p>
          </table:table-cell>
          <table:table-cell table:formula="of:=SIN([.D198]) * SIN([.E198]) * SIN([.F198] + COS([.D198]) * COS([.F198]))" office:value-type="float" office:value="0.0123355322213624" calcext:value-type="float">
            <text:p>0.0123355322</text:p>
          </table:table-cell>
          <table:table-cell table:formula="of:=SIN([.D198]) * SIN([.E198]) * COS([.F198])- COS([.D198]) * SIN([.F198])" office:value-type="float" office:value="0.00961622552887088" calcext:value-type="float">
            <text:p>0.0096162255</text:p>
          </table:table-cell>
          <table:table-cell table:formula="of:=-SIN([.D198])" office:value-type="float" office:value="0.0305396507690865" calcext:value-type="float">
            <text:p>0.0305396508</text:p>
          </table:table-cell>
          <table:table-cell table:formula="of:=COS([.D198]) * SIN([.F198])" office:value-type="float" office:value="0.00500076546250162" calcext:value-type="float">
            <text:p>0.0050007655</text:p>
          </table:table-cell>
          <table:table-cell table:formula="of:=COS([.E198]) * COS([.F198])" office:value-type="float" office:value="0.878006050931668" calcext:value-type="float">
            <text:p>0.8780060509</text:p>
          </table:table-cell>
          <table:table-cell table:formula="of:=[.J198] * [.G198] + [.M198] * [.H198] + [.P198] * [.H198]" office:value-type="float" office:value="0.0365081066351078" calcext:value-type="float">
            <text:p>0.0365081066</text:p>
          </table:table-cell>
          <table:table-cell table:formula="of:=[.K198] * [.D198] + [.N198] * [.E198] + [.Q198] * [.H198]" office:value-type="float" office:value="0.0283047680911311" calcext:value-type="float">
            <text:p>0.0283047681</text:p>
          </table:table-cell>
          <table:table-cell table:formula="of:=[.L198] * [.G198] + [.O198] * [.H198] + [.R198] * [.H198]" office:value-type="float" office:value="8.69869830931328" calcext:value-type="float">
            <text:p>8.6986983093</text:p>
          </table:table-cell>
          <table:table-cell/>
          <table:table-cell table:formula="of:=[.B198]-[.S198]" office:value-type="float" office:value="0.255621893364892" calcext:value-type="float">
            <text:p>0.2556218934</text:p>
          </table:table-cell>
          <table:table-cell table:formula="of:=[.A198]-[.T198]" office:value-type="float" office:value="-0.0714718680911311" calcext:value-type="float">
            <text:p>-0.0714718681</text:p>
          </table:table-cell>
          <table:table-cell table:formula="of:=[.C198]-[.U198]" office:value-type="float" office:value="0.979061690686715" calcext:value-type="float">
            <text:p>0.9790616907</text:p>
          </table:table-cell>
        </table:table-row>
        <table:table-row table:style-name="ro1">
          <table:table-cell office:value-type="float" office:value="-0.0431671" calcext:value-type="float">
            <text:p>-0.0431671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67776" calcext:value-type="float">
            <text:p>9.67776</text:p>
          </table:table-cell>
          <table:table-cell office:value-type="float" office:value="-0.0305444" calcext:value-type="float">
            <text:p>-0.0305444</text:p>
          </table:table-cell>
          <table:table-cell office:value-type="float" office:value="-0.499093" calcext:value-type="float">
            <text:p>-0.499093</text:p>
          </table:table-cell>
          <table:table-cell office:value-type="float" office:value="0.00500312" calcext:value-type="float">
            <text:p>0.0050031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199])*COS([.E199])" office:value-type="float" office:value="0.877607494113628" calcext:value-type="float">
            <text:p>0.8776074941</text:p>
          </table:table-cell>
          <table:table-cell table:formula="of:=COS([.D199]) * SIN([.E199]) * SIN([.F199]) - SIN([.E199]) * COS([.F199])" office:value-type="float" office:value="0.476229870563127" calcext:value-type="float">
            <text:p>0.4762298706</text:p>
          </table:table-cell>
          <table:table-cell table:formula="of:=COS([.D199]) * SIN([.E199]) * COS([.F199]) + SIN([.D199]) * SIN([.F199])" office:value-type="float" office:value="-0.478552925739625" calcext:value-type="float">
            <text:p>-0.4785529257</text:p>
          </table:table-cell>
          <table:table-cell table:formula="of:=SIN([.D199]) * COS([.E199])" office:value-type="float" office:value="-0.026814333765504" calcext:value-type="float">
            <text:p>-0.0268143338</text:p>
          </table:table-cell>
          <table:table-cell table:formula="of:=SIN([.D199]) * SIN([.E199]) * SIN([.F199] + COS([.D199]) * COS([.F199]))" office:value-type="float" office:value="0.0123355322213624" calcext:value-type="float">
            <text:p>0.0123355322</text:p>
          </table:table-cell>
          <table:table-cell table:formula="of:=SIN([.D199]) * SIN([.E199]) * COS([.F199])- COS([.D199]) * SIN([.F199])" office:value-type="float" office:value="0.00961622552887088" calcext:value-type="float">
            <text:p>0.0096162255</text:p>
          </table:table-cell>
          <table:table-cell table:formula="of:=-SIN([.D199])" office:value-type="float" office:value="0.0305396507690865" calcext:value-type="float">
            <text:p>0.0305396508</text:p>
          </table:table-cell>
          <table:table-cell table:formula="of:=COS([.D199]) * SIN([.F199])" office:value-type="float" office:value="0.00500076546250162" calcext:value-type="float">
            <text:p>0.0050007655</text:p>
          </table:table-cell>
          <table:table-cell table:formula="of:=COS([.E199]) * COS([.F199])" office:value-type="float" office:value="0.878006050931668" calcext:value-type="float">
            <text:p>0.8780060509</text:p>
          </table:table-cell>
          <table:table-cell table:formula="of:=[.J199] * [.G199] + [.M199] * [.H199] + [.P199] * [.H199]" office:value-type="float" office:value="0.0365081066351078" calcext:value-type="float">
            <text:p>0.0365081066</text:p>
          </table:table-cell>
          <table:table-cell table:formula="of:=[.K199] * [.D199] + [.N199] * [.E199] + [.Q199] * [.H199]" office:value-type="float" office:value="0.0283047680911311" calcext:value-type="float">
            <text:p>0.0283047681</text:p>
          </table:table-cell>
          <table:table-cell table:formula="of:=[.L199] * [.G199] + [.O199] * [.H199] + [.R199] * [.H199]" office:value-type="float" office:value="8.69869830931328" calcext:value-type="float">
            <text:p>8.6986983093</text:p>
          </table:table-cell>
          <table:table-cell/>
          <table:table-cell table:formula="of:=[.B199]-[.S199]" office:value-type="float" office:value="0.255621893364892" calcext:value-type="float">
            <text:p>0.2556218934</text:p>
          </table:table-cell>
          <table:table-cell table:formula="of:=[.A199]-[.T199]" office:value-type="float" office:value="-0.0714718680911311" calcext:value-type="float">
            <text:p>-0.0714718681</text:p>
          </table:table-cell>
          <table:table-cell table:formula="of:=[.C199]-[.U199]" office:value-type="float" office:value="0.979061690686715" calcext:value-type="float">
            <text:p>0.9790616907</text:p>
          </table:table-cell>
        </table:table-row>
        <table:table-row table:style-name="ro1">
          <table:table-cell office:value-type="float" office:value="-0.0431671" calcext:value-type="float">
            <text:p>-0.0431671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67776" calcext:value-type="float">
            <text:p>9.67776</text:p>
          </table:table-cell>
          <table:table-cell office:value-type="float" office:value="-0.0305542" calcext:value-type="float">
            <text:p>-0.0305542</text:p>
          </table:table-cell>
          <table:table-cell office:value-type="float" office:value="-0.499146" calcext:value-type="float">
            <text:p>-0.499146</text:p>
          </table:table-cell>
          <table:table-cell office:value-type="float" office:value="0.00502245" calcext:value-type="float">
            <text:p>0.0050224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00])*COS([.E200])" office:value-type="float" office:value="0.877581874541641" calcext:value-type="float">
            <text:p>0.8775818745</text:p>
          </table:table-cell>
          <table:table-cell table:formula="of:=COS([.D200]) * SIN([.E200]) * SIN([.F200]) - SIN([.E200]) * COS([.F200])" office:value-type="float" office:value="0.476266877469118" calcext:value-type="float">
            <text:p>0.4762668775</text:p>
          </table:table-cell>
          <table:table-cell table:formula="of:=COS([.D200]) * SIN([.E200]) * COS([.F200]) + SIN([.D200]) * SIN([.F200])" office:value-type="float" office:value="-0.478599887559714" calcext:value-type="float">
            <text:p>-0.4785998876</text:p>
          </table:table-cell>
          <table:table-cell table:formula="of:=SIN([.D200]) * COS([.E200])" office:value-type="float" office:value="-0.0268221593212835" calcext:value-type="float">
            <text:p>-0.0268221593</text:p>
          </table:table-cell>
          <table:table-cell table:formula="of:=SIN([.D200]) * SIN([.E200]) * SIN([.F200] + COS([.D200]) * COS([.F200]))" office:value-type="float" office:value="0.0123408370082558" calcext:value-type="float">
            <text:p>0.012340837</text:p>
          </table:table-cell>
          <table:table-cell table:formula="of:=SIN([.D200]) * SIN([.E200]) * COS([.F200])- COS([.D200]) * SIN([.F200])" office:value-type="float" office:value="0.00960301477221842" calcext:value-type="float">
            <text:p>0.0096030148</text:p>
          </table:table-cell>
          <table:table-cell table:formula="of:=-SIN([.D200])" office:value-type="float" office:value="0.0305494461964694" calcext:value-type="float">
            <text:p>0.0305494462</text:p>
          </table:table-cell>
          <table:table-cell table:formula="of:=COS([.D200]) * SIN([.F200])" office:value-type="float" office:value="0.00502008469999524" calcext:value-type="float">
            <text:p>0.0050200847</text:p>
          </table:table-cell>
          <table:table-cell table:formula="of:=COS([.E200]) * COS([.F200])" office:value-type="float" office:value="0.877980597584658" calcext:value-type="float">
            <text:p>0.8779805976</text:p>
          </table:table-cell>
          <table:table-cell table:formula="of:=[.J200] * [.G200] + [.M200] * [.H200] + [.P200] * [.H200]" office:value-type="float" office:value="0.0365274113768212" calcext:value-type="float">
            <text:p>0.0365274114</text:p>
          </table:table-cell>
          <table:table-cell table:formula="of:=[.K200] * [.D200] + [.N200] * [.E200] + [.Q200] * [.H200]" office:value-type="float" office:value="0.0284849972030635" calcext:value-type="float">
            <text:p>0.0284849972</text:p>
          </table:table-cell>
          <table:table-cell table:formula="of:=[.L200] * [.G200] + [.O200] * [.H200] + [.R200] * [.H200]" office:value-type="float" office:value="8.69831940109739" calcext:value-type="float">
            <text:p>8.6983194011</text:p>
          </table:table-cell>
          <table:table-cell/>
          <table:table-cell table:formula="of:=[.B200]-[.S200]" office:value-type="float" office:value="0.255602588623179" calcext:value-type="float">
            <text:p>0.2556025886</text:p>
          </table:table-cell>
          <table:table-cell table:formula="of:=[.A200]-[.T200]" office:value-type="float" office:value="-0.0716520972030635" calcext:value-type="float">
            <text:p>-0.0716520972</text:p>
          </table:table-cell>
          <table:table-cell table:formula="of:=[.C200]-[.U200]" office:value-type="float" office:value="0.979440598902608" calcext:value-type="float">
            <text:p>0.9794405989</text:p>
          </table:table-cell>
        </table:table-row>
        <table:table-row table:style-name="ro1">
          <table:table-cell office:value-type="float" office:value="-0.0788727" calcext:value-type="float">
            <text:p>-0.0788727</text:p>
          </table:table-cell>
          <table:table-cell office:value-type="float" office:value="0.313553" calcext:value-type="float">
            <text:p>0.313553</text:p>
          </table:table-cell>
          <table:table-cell office:value-type="float" office:value="9.68491" calcext:value-type="float">
            <text:p>9.68491</text:p>
          </table:table-cell>
          <table:table-cell office:value-type="float" office:value="-0.0305542" calcext:value-type="float">
            <text:p>-0.0305542</text:p>
          </table:table-cell>
          <table:table-cell office:value-type="float" office:value="-0.499146" calcext:value-type="float">
            <text:p>-0.499146</text:p>
          </table:table-cell>
          <table:table-cell office:value-type="float" office:value="0.00502245" calcext:value-type="float">
            <text:p>0.0050224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01])*COS([.E201])" office:value-type="float" office:value="0.877581874541641" calcext:value-type="float">
            <text:p>0.8775818745</text:p>
          </table:table-cell>
          <table:table-cell table:formula="of:=COS([.D201]) * SIN([.E201]) * SIN([.F201]) - SIN([.E201]) * COS([.F201])" office:value-type="float" office:value="0.476266877469118" calcext:value-type="float">
            <text:p>0.4762668775</text:p>
          </table:table-cell>
          <table:table-cell table:formula="of:=COS([.D201]) * SIN([.E201]) * COS([.F201]) + SIN([.D201]) * SIN([.F201])" office:value-type="float" office:value="-0.478599887559714" calcext:value-type="float">
            <text:p>-0.4785998876</text:p>
          </table:table-cell>
          <table:table-cell table:formula="of:=SIN([.D201]) * COS([.E201])" office:value-type="float" office:value="-0.0268221593212835" calcext:value-type="float">
            <text:p>-0.0268221593</text:p>
          </table:table-cell>
          <table:table-cell table:formula="of:=SIN([.D201]) * SIN([.E201]) * SIN([.F201] + COS([.D201]) * COS([.F201]))" office:value-type="float" office:value="0.0123408370082558" calcext:value-type="float">
            <text:p>0.012340837</text:p>
          </table:table-cell>
          <table:table-cell table:formula="of:=SIN([.D201]) * SIN([.E201]) * COS([.F201])- COS([.D201]) * SIN([.F201])" office:value-type="float" office:value="0.00960301477221842" calcext:value-type="float">
            <text:p>0.0096030148</text:p>
          </table:table-cell>
          <table:table-cell table:formula="of:=-SIN([.D201])" office:value-type="float" office:value="0.0305494461964694" calcext:value-type="float">
            <text:p>0.0305494462</text:p>
          </table:table-cell>
          <table:table-cell table:formula="of:=COS([.D201]) * SIN([.F201])" office:value-type="float" office:value="0.00502008469999524" calcext:value-type="float">
            <text:p>0.0050200847</text:p>
          </table:table-cell>
          <table:table-cell table:formula="of:=COS([.E201]) * COS([.F201])" office:value-type="float" office:value="0.877980597584658" calcext:value-type="float">
            <text:p>0.8779805976</text:p>
          </table:table-cell>
          <table:table-cell table:formula="of:=[.J201] * [.G201] + [.M201] * [.H201] + [.P201] * [.H201]" office:value-type="float" office:value="0.0365274113768212" calcext:value-type="float">
            <text:p>0.0365274114</text:p>
          </table:table-cell>
          <table:table-cell table:formula="of:=[.K201] * [.D201] + [.N201] * [.E201] + [.Q201] * [.H201]" office:value-type="float" office:value="0.0284849972030635" calcext:value-type="float">
            <text:p>0.0284849972</text:p>
          </table:table-cell>
          <table:table-cell table:formula="of:=[.L201] * [.G201] + [.O201] * [.H201] + [.R201] * [.H201]" office:value-type="float" office:value="8.69831940109739" calcext:value-type="float">
            <text:p>8.6983194011</text:p>
          </table:table-cell>
          <table:table-cell/>
          <table:table-cell table:formula="of:=[.B201]-[.S201]" office:value-type="float" office:value="0.277025588623179" calcext:value-type="float">
            <text:p>0.2770255886</text:p>
          </table:table-cell>
          <table:table-cell table:formula="of:=[.A201]-[.T201]" office:value-type="float" office:value="-0.107357697203064" calcext:value-type="float">
            <text:p>-0.1073576972</text:p>
          </table:table-cell>
          <table:table-cell table:formula="of:=[.C201]-[.U201]" office:value-type="float" office:value="0.986590598902609" calcext:value-type="float">
            <text:p>0.9865905989</text:p>
          </table:table-cell>
        </table:table-row>
        <table:table-row table:style-name="ro1">
          <table:table-cell office:value-type="float" office:value="-0.0788727" calcext:value-type="float">
            <text:p>-0.0788727</text:p>
          </table:table-cell>
          <table:table-cell office:value-type="float" office:value="0.313553" calcext:value-type="float">
            <text:p>0.313553</text:p>
          </table:table-cell>
          <table:table-cell office:value-type="float" office:value="9.68491" calcext:value-type="float">
            <text:p>9.68491</text:p>
          </table:table-cell>
          <table:table-cell office:value-type="float" office:value="-0.030562" calcext:value-type="float">
            <text:p>-0.030562</text:p>
          </table:table-cell>
          <table:table-cell office:value-type="float" office:value="-0.49912" calcext:value-type="float">
            <text:p>-0.49912</text:p>
          </table:table-cell>
          <table:table-cell office:value-type="float" office:value="0.00500612" calcext:value-type="float">
            <text:p>0.0050061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02])*COS([.E202])" office:value-type="float" office:value="0.877594104767242" calcext:value-type="float">
            <text:p>0.8775941048</text:p>
          </table:table-cell>
          <table:table-cell table:formula="of:=COS([.D202]) * SIN([.E202]) * SIN([.F202]) - SIN([.E202]) * COS([.F202])" office:value-type="float" office:value="0.476252016832909" calcext:value-type="float">
            <text:p>0.4762520168</text:p>
          </table:table-cell>
          <table:table-cell table:formula="of:=COS([.D202]) * SIN([.E202]) * COS([.F202]) + SIN([.D202]) * SIN([.F202])" office:value-type="float" office:value="-0.478576535826127" calcext:value-type="float">
            <text:p>-0.4785765358</text:p>
          </table:table-cell>
          <table:table-cell table:formula="of:=SIN([.D202]) * COS([.E202])" office:value-type="float" office:value="-0.0268293847524325" calcext:value-type="float">
            <text:p>-0.0268293848</text:p>
          </table:table-cell>
          <table:table-cell table:formula="of:=SIN([.D202]) * SIN([.E202]) * SIN([.F202] + COS([.D202]) * COS([.F202]))" office:value-type="float" office:value="0.0123432683994123" calcext:value-type="float">
            <text:p>0.0123432684</text:p>
          </table:table-cell>
          <table:table-cell table:formula="of:=SIN([.D202]) * SIN([.E202]) * COS([.F202])- COS([.D202]) * SIN([.F202])" office:value-type="float" office:value="0.00962237366742721" calcext:value-type="float">
            <text:p>0.0096223737</text:p>
          </table:table-cell>
          <table:table-cell table:formula="of:=-SIN([.D202])" office:value-type="float" office:value="0.0305572425549426" calcext:value-type="float">
            <text:p>0.0305572426</text:p>
          </table:table-cell>
          <table:table-cell table:formula="of:=COS([.D202]) * SIN([.F202])" office:value-type="float" office:value="0.00500376133407563" calcext:value-type="float">
            <text:p>0.0050037613</text:p>
          </table:table-cell>
          <table:table-cell table:formula="of:=COS([.E202]) * COS([.F202])" office:value-type="float" office:value="0.877993114598098" calcext:value-type="float">
            <text:p>0.8779931146</text:p>
          </table:table-cell>
          <table:table-cell table:formula="of:=[.J202] * [.G202] + [.M202] * [.H202] + [.P202] * [.H202]" office:value-type="float" office:value="0.0365330064645989" calcext:value-type="float">
            <text:p>0.0365330065</text:p>
          </table:table-cell>
          <table:table-cell table:formula="of:=[.K202] * [.D202] + [.N202] * [.E202] + [.Q202] * [.H202]" office:value-type="float" office:value="0.0283208748119792" calcext:value-type="float">
            <text:p>0.0283208748</text:p>
          </table:table-cell>
          <table:table-cell table:formula="of:=[.L202] * [.G202] + [.O202] * [.H202] + [.R202] * [.H202]" office:value-type="float" office:value="8.69863178500215" calcext:value-type="float">
            <text:p>8.698631785</text:p>
          </table:table-cell>
          <table:table-cell/>
          <table:table-cell table:formula="of:=[.B202]-[.S202]" office:value-type="float" office:value="0.277019993535401" calcext:value-type="float">
            <text:p>0.2770199935</text:p>
          </table:table-cell>
          <table:table-cell table:formula="of:=[.A202]-[.T202]" office:value-type="float" office:value="-0.107193574811979" calcext:value-type="float">
            <text:p>-0.1071935748</text:p>
          </table:table-cell>
          <table:table-cell table:formula="of:=[.C202]-[.U202]" office:value-type="float" office:value="0.986278214997855" calcext:value-type="float">
            <text:p>0.986278215</text:p>
          </table:table-cell>
        </table:table-row>
        <table:table-row table:style-name="ro1">
          <table:table-cell office:value-type="float" office:value="-0.0217438" calcext:value-type="float">
            <text:p>-0.0217438</text:p>
          </table:table-cell>
          <table:table-cell office:value-type="float" office:value="0.313553" calcext:value-type="float">
            <text:p>0.313553</text:p>
          </table:table-cell>
          <table:table-cell office:value-type="float" office:value="9.6492" calcext:value-type="float">
            <text:p>9.6492</text:p>
          </table:table-cell>
          <table:table-cell office:value-type="float" office:value="-0.030562" calcext:value-type="float">
            <text:p>-0.030562</text:p>
          </table:table-cell>
          <table:table-cell office:value-type="float" office:value="-0.49912" calcext:value-type="float">
            <text:p>-0.49912</text:p>
          </table:table-cell>
          <table:table-cell office:value-type="float" office:value="0.00500612" calcext:value-type="float">
            <text:p>0.0050061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03])*COS([.E203])" office:value-type="float" office:value="0.877594104767242" calcext:value-type="float">
            <text:p>0.8775941048</text:p>
          </table:table-cell>
          <table:table-cell table:formula="of:=COS([.D203]) * SIN([.E203]) * SIN([.F203]) - SIN([.E203]) * COS([.F203])" office:value-type="float" office:value="0.476252016832909" calcext:value-type="float">
            <text:p>0.4762520168</text:p>
          </table:table-cell>
          <table:table-cell table:formula="of:=COS([.D203]) * SIN([.E203]) * COS([.F203]) + SIN([.D203]) * SIN([.F203])" office:value-type="float" office:value="-0.478576535826127" calcext:value-type="float">
            <text:p>-0.4785765358</text:p>
          </table:table-cell>
          <table:table-cell table:formula="of:=SIN([.D203]) * COS([.E203])" office:value-type="float" office:value="-0.0268293847524325" calcext:value-type="float">
            <text:p>-0.0268293848</text:p>
          </table:table-cell>
          <table:table-cell table:formula="of:=SIN([.D203]) * SIN([.E203]) * SIN([.F203] + COS([.D203]) * COS([.F203]))" office:value-type="float" office:value="0.0123432683994123" calcext:value-type="float">
            <text:p>0.0123432684</text:p>
          </table:table-cell>
          <table:table-cell table:formula="of:=SIN([.D203]) * SIN([.E203]) * COS([.F203])- COS([.D203]) * SIN([.F203])" office:value-type="float" office:value="0.00962237366742721" calcext:value-type="float">
            <text:p>0.0096223737</text:p>
          </table:table-cell>
          <table:table-cell table:formula="of:=-SIN([.D203])" office:value-type="float" office:value="0.0305572425549426" calcext:value-type="float">
            <text:p>0.0305572426</text:p>
          </table:table-cell>
          <table:table-cell table:formula="of:=COS([.D203]) * SIN([.F203])" office:value-type="float" office:value="0.00500376133407563" calcext:value-type="float">
            <text:p>0.0050037613</text:p>
          </table:table-cell>
          <table:table-cell table:formula="of:=COS([.E203]) * COS([.F203])" office:value-type="float" office:value="0.877993114598098" calcext:value-type="float">
            <text:p>0.8779931146</text:p>
          </table:table-cell>
          <table:table-cell table:formula="of:=[.J203] * [.G203] + [.M203] * [.H203] + [.P203] * [.H203]" office:value-type="float" office:value="0.0365330064645989" calcext:value-type="float">
            <text:p>0.0365330065</text:p>
          </table:table-cell>
          <table:table-cell table:formula="of:=[.K203] * [.D203] + [.N203] * [.E203] + [.Q203] * [.H203]" office:value-type="float" office:value="0.0283208748119792" calcext:value-type="float">
            <text:p>0.0283208748</text:p>
          </table:table-cell>
          <table:table-cell table:formula="of:=[.L203] * [.G203] + [.O203] * [.H203] + [.R203] * [.H203]" office:value-type="float" office:value="8.69863178500215" calcext:value-type="float">
            <text:p>8.698631785</text:p>
          </table:table-cell>
          <table:table-cell/>
          <table:table-cell table:formula="of:=[.B203]-[.S203]" office:value-type="float" office:value="0.277019993535401" calcext:value-type="float">
            <text:p>0.2770199935</text:p>
          </table:table-cell>
          <table:table-cell table:formula="of:=[.A203]-[.T203]" office:value-type="float" office:value="-0.0500646748119792" calcext:value-type="float">
            <text:p>-0.0500646748</text:p>
          </table:table-cell>
          <table:table-cell table:formula="of:=[.C203]-[.U203]" office:value-type="float" office:value="0.950568214997855" calcext:value-type="float">
            <text:p>0.950568215</text:p>
          </table:table-cell>
        </table:table-row>
        <table:table-row table:style-name="ro1">
          <table:table-cell office:value-type="float" office:value="-0.0217438" calcext:value-type="float">
            <text:p>-0.0217438</text:p>
          </table:table-cell>
          <table:table-cell office:value-type="float" office:value="0.313553" calcext:value-type="float">
            <text:p>0.313553</text:p>
          </table:table-cell>
          <table:table-cell office:value-type="float" office:value="9.6492" calcext:value-type="float">
            <text:p>9.6492</text:p>
          </table:table-cell>
          <table:table-cell office:value-type="float" office:value="-0.0306319" calcext:value-type="float">
            <text:p>-0.0306319</text:p>
          </table:table-cell>
          <table:table-cell office:value-type="float" office:value="-0.499383" calcext:value-type="float">
            <text:p>-0.499383</text:p>
          </table:table-cell>
          <table:table-cell office:value-type="float" office:value="0.00509171" calcext:value-type="float">
            <text:p>0.0050917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04])*COS([.E204])" office:value-type="float" office:value="0.877466370195019" calcext:value-type="float">
            <text:p>0.8774663702</text:p>
          </table:table-cell>
          <table:table-cell table:formula="of:=COS([.D204]) * SIN([.E204]) * SIN([.F204]) - SIN([.E204]) * COS([.F204])" office:value-type="float" office:value="0.476440587359092" calcext:value-type="float">
            <text:p>0.4764405874</text:p>
          </table:table-cell>
          <table:table-cell table:formula="of:=COS([.D204]) * SIN([.E204]) * COS([.F204]) + SIN([.D204]) * SIN([.F204])" office:value-type="float" office:value="-0.478809063863567" calcext:value-type="float">
            <text:p>-0.4788090639</text:p>
          </table:table-cell>
          <table:table-cell table:formula="of:=SIN([.D204]) * COS([.E204])" office:value-type="float" office:value="-0.0268868720678003" calcext:value-type="float">
            <text:p>-0.0268868721</text:p>
          </table:table-cell>
          <table:table-cell table:formula="of:=SIN([.D204]) * SIN([.E204]) * SIN([.F204] + COS([.D204]) * COS([.F204]))" office:value-type="float" office:value="0.0123781116496542" calcext:value-type="float">
            <text:p>0.0123781116</text:p>
          </table:table-cell>
          <table:table-cell table:formula="of:=SIN([.D204]) * SIN([.E204]) * COS([.F204])- COS([.D204]) * SIN([.F204])" office:value-type="float" office:value="0.00957734271400263" calcext:value-type="float">
            <text:p>0.0095773427</text:p>
          </table:table-cell>
          <table:table-cell table:formula="of:=-SIN([.D204])" office:value-type="float" office:value="0.0306271098382223" calcext:value-type="float">
            <text:p>0.0306271098</text:p>
          </table:table-cell>
          <table:table-cell table:formula="of:=COS([.D204]) * SIN([.F204])" office:value-type="float" office:value="0.00508929938666737" calcext:value-type="float">
            <text:p>0.0050892994</text:p>
          </table:table-cell>
          <table:table-cell table:formula="of:=COS([.E204]) * COS([.F204])" office:value-type="float" office:value="0.877866820690151" calcext:value-type="float">
            <text:p>0.8778668207</text:p>
          </table:table-cell>
          <table:table-cell table:formula="of:=[.J204] * [.G204] + [.M204] * [.H204] + [.P204] * [.H204]" office:value-type="float" office:value="0.0366543301501353" calcext:value-type="float">
            <text:p>0.0366543302</text:p>
          </table:table-cell>
          <table:table-cell table:formula="of:=[.K204] * [.D204] + [.N204] * [.E204] + [.Q204] * [.H204]" office:value-type="float" office:value="0.029099435031476" calcext:value-type="float">
            <text:p>0.029099435</text:p>
          </table:table-cell>
          <table:table-cell table:formula="of:=[.L204] * [.G204] + [.O204] * [.H204] + [.R204] * [.H204]" office:value-type="float" office:value="8.6969528013607" calcext:value-type="float">
            <text:p>8.6969528014</text:p>
          </table:table-cell>
          <table:table-cell/>
          <table:table-cell table:formula="of:=[.B204]-[.S204]" office:value-type="float" office:value="0.276898669849865" calcext:value-type="float">
            <text:p>0.2768986698</text:p>
          </table:table-cell>
          <table:table-cell table:formula="of:=[.A204]-[.T204]" office:value-type="float" office:value="-0.050843235031476" calcext:value-type="float">
            <text:p>-0.050843235</text:p>
          </table:table-cell>
          <table:table-cell table:formula="of:=[.C204]-[.U204]" office:value-type="float" office:value="0.952247198639297" calcext:value-type="float">
            <text:p>0.9522471986</text:p>
          </table:table-cell>
        </table:table-row>
        <table:table-row table:style-name="ro1">
          <table:table-cell office:value-type="float" office:value="-0.0217438" calcext:value-type="float">
            <text:p>-0.0217438</text:p>
          </table:table-cell>
          <table:table-cell office:value-type="float" office:value="0.313553" calcext:value-type="float">
            <text:p>0.313553</text:p>
          </table:table-cell>
          <table:table-cell office:value-type="float" office:value="9.6492" calcext:value-type="float">
            <text:p>9.6492</text:p>
          </table:table-cell>
          <table:table-cell office:value-type="float" office:value="-0.0306319" calcext:value-type="float">
            <text:p>-0.0306319</text:p>
          </table:table-cell>
          <table:table-cell office:value-type="float" office:value="-0.499383" calcext:value-type="float">
            <text:p>-0.499383</text:p>
          </table:table-cell>
          <table:table-cell office:value-type="float" office:value="0.00509171" calcext:value-type="float">
            <text:p>0.0050917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05])*COS([.E205])" office:value-type="float" office:value="0.877466370195019" calcext:value-type="float">
            <text:p>0.8774663702</text:p>
          </table:table-cell>
          <table:table-cell table:formula="of:=COS([.D205]) * SIN([.E205]) * SIN([.F205]) - SIN([.E205]) * COS([.F205])" office:value-type="float" office:value="0.476440587359092" calcext:value-type="float">
            <text:p>0.4764405874</text:p>
          </table:table-cell>
          <table:table-cell table:formula="of:=COS([.D205]) * SIN([.E205]) * COS([.F205]) + SIN([.D205]) * SIN([.F205])" office:value-type="float" office:value="-0.478809063863567" calcext:value-type="float">
            <text:p>-0.4788090639</text:p>
          </table:table-cell>
          <table:table-cell table:formula="of:=SIN([.D205]) * COS([.E205])" office:value-type="float" office:value="-0.0268868720678003" calcext:value-type="float">
            <text:p>-0.0268868721</text:p>
          </table:table-cell>
          <table:table-cell table:formula="of:=SIN([.D205]) * SIN([.E205]) * SIN([.F205] + COS([.D205]) * COS([.F205]))" office:value-type="float" office:value="0.0123781116496542" calcext:value-type="float">
            <text:p>0.0123781116</text:p>
          </table:table-cell>
          <table:table-cell table:formula="of:=SIN([.D205]) * SIN([.E205]) * COS([.F205])- COS([.D205]) * SIN([.F205])" office:value-type="float" office:value="0.00957734271400263" calcext:value-type="float">
            <text:p>0.0095773427</text:p>
          </table:table-cell>
          <table:table-cell table:formula="of:=-SIN([.D205])" office:value-type="float" office:value="0.0306271098382223" calcext:value-type="float">
            <text:p>0.0306271098</text:p>
          </table:table-cell>
          <table:table-cell table:formula="of:=COS([.D205]) * SIN([.F205])" office:value-type="float" office:value="0.00508929938666737" calcext:value-type="float">
            <text:p>0.0050892994</text:p>
          </table:table-cell>
          <table:table-cell table:formula="of:=COS([.E205]) * COS([.F205])" office:value-type="float" office:value="0.877866820690151" calcext:value-type="float">
            <text:p>0.8778668207</text:p>
          </table:table-cell>
          <table:table-cell table:formula="of:=[.J205] * [.G205] + [.M205] * [.H205] + [.P205] * [.H205]" office:value-type="float" office:value="0.0366543301501353" calcext:value-type="float">
            <text:p>0.0366543302</text:p>
          </table:table-cell>
          <table:table-cell table:formula="of:=[.K205] * [.D205] + [.N205] * [.E205] + [.Q205] * [.H205]" office:value-type="float" office:value="0.029099435031476" calcext:value-type="float">
            <text:p>0.029099435</text:p>
          </table:table-cell>
          <table:table-cell table:formula="of:=[.L205] * [.G205] + [.O205] * [.H205] + [.R205] * [.H205]" office:value-type="float" office:value="8.6969528013607" calcext:value-type="float">
            <text:p>8.6969528014</text:p>
          </table:table-cell>
          <table:table-cell/>
          <table:table-cell table:formula="of:=[.B205]-[.S205]" office:value-type="float" office:value="0.276898669849865" calcext:value-type="float">
            <text:p>0.2768986698</text:p>
          </table:table-cell>
          <table:table-cell table:formula="of:=[.A205]-[.T205]" office:value-type="float" office:value="-0.050843235031476" calcext:value-type="float">
            <text:p>-0.050843235</text:p>
          </table:table-cell>
          <table:table-cell table:formula="of:=[.C205]-[.U205]" office:value-type="float" office:value="0.952247198639297" calcext:value-type="float">
            <text:p>0.9522471986</text:p>
          </table:table-cell>
        </table:table-row>
        <table:table-row table:style-name="ro1">
          <table:table-cell office:value-type="float" office:value="-0.0217438" calcext:value-type="float">
            <text:p>-0.0217438</text:p>
          </table:table-cell>
          <table:table-cell office:value-type="float" office:value="0.313553" calcext:value-type="float">
            <text:p>0.313553</text:p>
          </table:table-cell>
          <table:table-cell office:value-type="float" office:value="9.6492" calcext:value-type="float">
            <text:p>9.6492</text:p>
          </table:table-cell>
          <table:table-cell office:value-type="float" office:value="-0.0306319" calcext:value-type="float">
            <text:p>-0.0306319</text:p>
          </table:table-cell>
          <table:table-cell office:value-type="float" office:value="-0.499383" calcext:value-type="float">
            <text:p>-0.499383</text:p>
          </table:table-cell>
          <table:table-cell office:value-type="float" office:value="0.00509171" calcext:value-type="float">
            <text:p>0.0050917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06])*COS([.E206])" office:value-type="float" office:value="0.877466370195019" calcext:value-type="float">
            <text:p>0.8774663702</text:p>
          </table:table-cell>
          <table:table-cell table:formula="of:=COS([.D206]) * SIN([.E206]) * SIN([.F206]) - SIN([.E206]) * COS([.F206])" office:value-type="float" office:value="0.476440587359092" calcext:value-type="float">
            <text:p>0.4764405874</text:p>
          </table:table-cell>
          <table:table-cell table:formula="of:=COS([.D206]) * SIN([.E206]) * COS([.F206]) + SIN([.D206]) * SIN([.F206])" office:value-type="float" office:value="-0.478809063863567" calcext:value-type="float">
            <text:p>-0.4788090639</text:p>
          </table:table-cell>
          <table:table-cell table:formula="of:=SIN([.D206]) * COS([.E206])" office:value-type="float" office:value="-0.0268868720678003" calcext:value-type="float">
            <text:p>-0.0268868721</text:p>
          </table:table-cell>
          <table:table-cell table:formula="of:=SIN([.D206]) * SIN([.E206]) * SIN([.F206] + COS([.D206]) * COS([.F206]))" office:value-type="float" office:value="0.0123781116496542" calcext:value-type="float">
            <text:p>0.0123781116</text:p>
          </table:table-cell>
          <table:table-cell table:formula="of:=SIN([.D206]) * SIN([.E206]) * COS([.F206])- COS([.D206]) * SIN([.F206])" office:value-type="float" office:value="0.00957734271400263" calcext:value-type="float">
            <text:p>0.0095773427</text:p>
          </table:table-cell>
          <table:table-cell table:formula="of:=-SIN([.D206])" office:value-type="float" office:value="0.0306271098382223" calcext:value-type="float">
            <text:p>0.0306271098</text:p>
          </table:table-cell>
          <table:table-cell table:formula="of:=COS([.D206]) * SIN([.F206])" office:value-type="float" office:value="0.00508929938666737" calcext:value-type="float">
            <text:p>0.0050892994</text:p>
          </table:table-cell>
          <table:table-cell table:formula="of:=COS([.E206]) * COS([.F206])" office:value-type="float" office:value="0.877866820690151" calcext:value-type="float">
            <text:p>0.8778668207</text:p>
          </table:table-cell>
          <table:table-cell table:formula="of:=[.J206] * [.G206] + [.M206] * [.H206] + [.P206] * [.H206]" office:value-type="float" office:value="0.0366543301501353" calcext:value-type="float">
            <text:p>0.0366543302</text:p>
          </table:table-cell>
          <table:table-cell table:formula="of:=[.K206] * [.D206] + [.N206] * [.E206] + [.Q206] * [.H206]" office:value-type="float" office:value="0.029099435031476" calcext:value-type="float">
            <text:p>0.029099435</text:p>
          </table:table-cell>
          <table:table-cell table:formula="of:=[.L206] * [.G206] + [.O206] * [.H206] + [.R206] * [.H206]" office:value-type="float" office:value="8.6969528013607" calcext:value-type="float">
            <text:p>8.6969528014</text:p>
          </table:table-cell>
          <table:table-cell/>
          <table:table-cell table:formula="of:=[.B206]-[.S206]" office:value-type="float" office:value="0.276898669849865" calcext:value-type="float">
            <text:p>0.2768986698</text:p>
          </table:table-cell>
          <table:table-cell table:formula="of:=[.A206]-[.T206]" office:value-type="float" office:value="-0.050843235031476" calcext:value-type="float">
            <text:p>-0.050843235</text:p>
          </table:table-cell>
          <table:table-cell table:formula="of:=[.C206]-[.U206]" office:value-type="float" office:value="0.952247198639297" calcext:value-type="float">
            <text:p>0.9522471986</text:p>
          </table:table-cell>
        </table:table-row>
        <table:table-row table:style-name="ro1">
          <table:table-cell office:value-type="float" office:value="-0.0217438" calcext:value-type="float">
            <text:p>-0.0217438</text:p>
          </table:table-cell>
          <table:table-cell office:value-type="float" office:value="0.313553" calcext:value-type="float">
            <text:p>0.313553</text:p>
          </table:table-cell>
          <table:table-cell office:value-type="float" office:value="9.6492" calcext:value-type="float">
            <text:p>9.6492</text:p>
          </table:table-cell>
          <table:table-cell office:value-type="float" office:value="-0.030693" calcext:value-type="float">
            <text:p>-0.030693</text:p>
          </table:table-cell>
          <table:table-cell office:value-type="float" office:value="-0.499239" calcext:value-type="float">
            <text:p>-0.499239</text:p>
          </table:table-cell>
          <table:table-cell office:value-type="float" office:value="0.00498964" calcext:value-type="float">
            <text:p>0.0049896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07])*COS([.E207])" office:value-type="float" office:value="0.877533643485074" calcext:value-type="float">
            <text:p>0.8775336435</text:p>
          </table:table-cell>
          <table:table-cell table:formula="of:=COS([.D207]) * SIN([.E207]) * SIN([.F207]) - SIN([.E207]) * COS([.F207])" office:value-type="float" office:value="0.476363906993048" calcext:value-type="float">
            <text:p>0.476363907</text:p>
          </table:table-cell>
          <table:table-cell table:formula="of:=COS([.D207]) * SIN([.E207]) * COS([.F207]) + SIN([.D207]) * SIN([.F207])" office:value-type="float" office:value="-0.478679233451011" calcext:value-type="float">
            <text:p>-0.4786792335</text:p>
          </table:table-cell>
          <table:table-cell table:formula="of:=SIN([.D207]) * COS([.E207])" office:value-type="float" office:value="-0.0269426011687448" calcext:value-type="float">
            <text:p>-0.0269426012</text:p>
          </table:table-cell>
          <table:table-cell table:formula="of:=SIN([.D207]) * SIN([.E207]) * SIN([.F207] + COS([.D207]) * COS([.F207]))" office:value-type="float" office:value="0.0123987045475182" calcext:value-type="float">
            <text:p>0.0123987045</text:p>
          </table:table-cell>
          <table:table-cell table:formula="of:=SIN([.D207]) * SIN([.E207]) * COS([.F207])- COS([.D207]) * SIN([.F207])" office:value-type="float" office:value="0.00970474658668304" calcext:value-type="float">
            <text:p>0.0097047466</text:p>
          </table:table-cell>
          <table:table-cell table:formula="of:=-SIN([.D207])" office:value-type="float" office:value="0.0306881811177857" calcext:value-type="float">
            <text:p>0.0306881811</text:p>
          </table:table-cell>
          <table:table-cell table:formula="of:=COS([.D207]) * SIN([.F207])" office:value-type="float" office:value="0.00498726921942763" calcext:value-type="float">
            <text:p>0.0049872692</text:p>
          </table:table-cell>
          <table:table-cell table:formula="of:=COS([.E207]) * COS([.F207])" office:value-type="float" office:value="0.877936221690642" calcext:value-type="float">
            <text:p>0.8779362217</text:p>
          </table:table-cell>
          <table:table-cell table:formula="of:=[.J207] * [.G207] + [.M207] * [.H207] + [.P207] * [.H207]" office:value-type="float" office:value="0.0367066835006009" calcext:value-type="float">
            <text:p>0.0367066835</text:p>
          </table:table-cell>
          <table:table-cell table:formula="of:=[.K207] * [.D207] + [.N207] * [.E207] + [.Q207] * [.H207]" office:value-type="float" office:value="0.0280642840934547" calcext:value-type="float">
            <text:p>0.0280642841</text:p>
          </table:table-cell>
          <table:table-cell table:formula="of:=[.L207] * [.G207] + [.O207] * [.H207] + [.R207] * [.H207]" office:value-type="float" office:value="8.69888148911779" calcext:value-type="float">
            <text:p>8.6988814891</text:p>
          </table:table-cell>
          <table:table-cell/>
          <table:table-cell table:formula="of:=[.B207]-[.S207]" office:value-type="float" office:value="0.276846316499399" calcext:value-type="float">
            <text:p>0.2768463165</text:p>
          </table:table-cell>
          <table:table-cell table:formula="of:=[.A207]-[.T207]" office:value-type="float" office:value="-0.0498080840934547" calcext:value-type="float">
            <text:p>-0.0498080841</text:p>
          </table:table-cell>
          <table:table-cell table:formula="of:=[.C207]-[.U207]" office:value-type="float" office:value="0.950318510882211" calcext:value-type="float">
            <text:p>0.9503185109</text:p>
          </table:table-cell>
        </table:table-row>
        <table:table-row table:style-name="ro1">
          <table:table-cell office:value-type="float" office:value="-0.0669708" calcext:value-type="float">
            <text:p>-0.0669708</text:p>
          </table:table-cell>
          <table:table-cell office:value-type="float" office:value="0.268326" calcext:value-type="float">
            <text:p>0.268326</text:p>
          </table:table-cell>
          <table:table-cell office:value-type="float" office:value="9.70157" calcext:value-type="float">
            <text:p>9.70157</text:p>
          </table:table-cell>
          <table:table-cell office:value-type="float" office:value="-0.030693" calcext:value-type="float">
            <text:p>-0.030693</text:p>
          </table:table-cell>
          <table:table-cell office:value-type="float" office:value="-0.499239" calcext:value-type="float">
            <text:p>-0.499239</text:p>
          </table:table-cell>
          <table:table-cell office:value-type="float" office:value="0.00498964" calcext:value-type="float">
            <text:p>0.0049896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08])*COS([.E208])" office:value-type="float" office:value="0.877533643485074" calcext:value-type="float">
            <text:p>0.8775336435</text:p>
          </table:table-cell>
          <table:table-cell table:formula="of:=COS([.D208]) * SIN([.E208]) * SIN([.F208]) - SIN([.E208]) * COS([.F208])" office:value-type="float" office:value="0.476363906993048" calcext:value-type="float">
            <text:p>0.476363907</text:p>
          </table:table-cell>
          <table:table-cell table:formula="of:=COS([.D208]) * SIN([.E208]) * COS([.F208]) + SIN([.D208]) * SIN([.F208])" office:value-type="float" office:value="-0.478679233451011" calcext:value-type="float">
            <text:p>-0.4786792335</text:p>
          </table:table-cell>
          <table:table-cell table:formula="of:=SIN([.D208]) * COS([.E208])" office:value-type="float" office:value="-0.0269426011687448" calcext:value-type="float">
            <text:p>-0.0269426012</text:p>
          </table:table-cell>
          <table:table-cell table:formula="of:=SIN([.D208]) * SIN([.E208]) * SIN([.F208] + COS([.D208]) * COS([.F208]))" office:value-type="float" office:value="0.0123987045475182" calcext:value-type="float">
            <text:p>0.0123987045</text:p>
          </table:table-cell>
          <table:table-cell table:formula="of:=SIN([.D208]) * SIN([.E208]) * COS([.F208])- COS([.D208]) * SIN([.F208])" office:value-type="float" office:value="0.00970474658668304" calcext:value-type="float">
            <text:p>0.0097047466</text:p>
          </table:table-cell>
          <table:table-cell table:formula="of:=-SIN([.D208])" office:value-type="float" office:value="0.0306881811177857" calcext:value-type="float">
            <text:p>0.0306881811</text:p>
          </table:table-cell>
          <table:table-cell table:formula="of:=COS([.D208]) * SIN([.F208])" office:value-type="float" office:value="0.00498726921942763" calcext:value-type="float">
            <text:p>0.0049872692</text:p>
          </table:table-cell>
          <table:table-cell table:formula="of:=COS([.E208]) * COS([.F208])" office:value-type="float" office:value="0.877936221690642" calcext:value-type="float">
            <text:p>0.8779362217</text:p>
          </table:table-cell>
          <table:table-cell table:formula="of:=[.J208] * [.G208] + [.M208] * [.H208] + [.P208] * [.H208]" office:value-type="float" office:value="0.0367066835006009" calcext:value-type="float">
            <text:p>0.0367066835</text:p>
          </table:table-cell>
          <table:table-cell table:formula="of:=[.K208] * [.D208] + [.N208] * [.E208] + [.Q208] * [.H208]" office:value-type="float" office:value="0.0280642840934547" calcext:value-type="float">
            <text:p>0.0280642841</text:p>
          </table:table-cell>
          <table:table-cell table:formula="of:=[.L208] * [.G208] + [.O208] * [.H208] + [.R208] * [.H208]" office:value-type="float" office:value="8.69888148911779" calcext:value-type="float">
            <text:p>8.6988814891</text:p>
          </table:table-cell>
          <table:table-cell/>
          <table:table-cell table:formula="of:=[.B208]-[.S208]" office:value-type="float" office:value="0.231619316499399" calcext:value-type="float">
            <text:p>0.2316193165</text:p>
          </table:table-cell>
          <table:table-cell table:formula="of:=[.A208]-[.T208]" office:value-type="float" office:value="-0.0950350840934547" calcext:value-type="float">
            <text:p>-0.0950350841</text:p>
          </table:table-cell>
          <table:table-cell table:formula="of:=[.C208]-[.U208]" office:value-type="float" office:value="1.00268851088221" calcext:value-type="float">
            <text:p>1.0026885109</text:p>
          </table:table-cell>
        </table:table-row>
        <table:table-row table:style-name="ro1">
          <table:table-cell office:value-type="float" office:value="-0.0241241" calcext:value-type="float">
            <text:p>-0.0241241</text:p>
          </table:table-cell>
          <table:table-cell office:value-type="float" office:value="0.280228" calcext:value-type="float">
            <text:p>0.280228</text:p>
          </table:table-cell>
          <table:table-cell office:value-type="float" office:value="9.66348" calcext:value-type="float">
            <text:p>9.66348</text:p>
          </table:table-cell>
          <table:table-cell office:value-type="float" office:value="-0.030693" calcext:value-type="float">
            <text:p>-0.030693</text:p>
          </table:table-cell>
          <table:table-cell office:value-type="float" office:value="-0.499239" calcext:value-type="float">
            <text:p>-0.499239</text:p>
          </table:table-cell>
          <table:table-cell office:value-type="float" office:value="0.00498964" calcext:value-type="float">
            <text:p>0.0049896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09])*COS([.E209])" office:value-type="float" office:value="0.877533643485074" calcext:value-type="float">
            <text:p>0.8775336435</text:p>
          </table:table-cell>
          <table:table-cell table:formula="of:=COS([.D209]) * SIN([.E209]) * SIN([.F209]) - SIN([.E209]) * COS([.F209])" office:value-type="float" office:value="0.476363906993048" calcext:value-type="float">
            <text:p>0.476363907</text:p>
          </table:table-cell>
          <table:table-cell table:formula="of:=COS([.D209]) * SIN([.E209]) * COS([.F209]) + SIN([.D209]) * SIN([.F209])" office:value-type="float" office:value="-0.478679233451011" calcext:value-type="float">
            <text:p>-0.4786792335</text:p>
          </table:table-cell>
          <table:table-cell table:formula="of:=SIN([.D209]) * COS([.E209])" office:value-type="float" office:value="-0.0269426011687448" calcext:value-type="float">
            <text:p>-0.0269426012</text:p>
          </table:table-cell>
          <table:table-cell table:formula="of:=SIN([.D209]) * SIN([.E209]) * SIN([.F209] + COS([.D209]) * COS([.F209]))" office:value-type="float" office:value="0.0123987045475182" calcext:value-type="float">
            <text:p>0.0123987045</text:p>
          </table:table-cell>
          <table:table-cell table:formula="of:=SIN([.D209]) * SIN([.E209]) * COS([.F209])- COS([.D209]) * SIN([.F209])" office:value-type="float" office:value="0.00970474658668304" calcext:value-type="float">
            <text:p>0.0097047466</text:p>
          </table:table-cell>
          <table:table-cell table:formula="of:=-SIN([.D209])" office:value-type="float" office:value="0.0306881811177857" calcext:value-type="float">
            <text:p>0.0306881811</text:p>
          </table:table-cell>
          <table:table-cell table:formula="of:=COS([.D209]) * SIN([.F209])" office:value-type="float" office:value="0.00498726921942763" calcext:value-type="float">
            <text:p>0.0049872692</text:p>
          </table:table-cell>
          <table:table-cell table:formula="of:=COS([.E209]) * COS([.F209])" office:value-type="float" office:value="0.877936221690642" calcext:value-type="float">
            <text:p>0.8779362217</text:p>
          </table:table-cell>
          <table:table-cell table:formula="of:=[.J209] * [.G209] + [.M209] * [.H209] + [.P209] * [.H209]" office:value-type="float" office:value="0.0367066835006009" calcext:value-type="float">
            <text:p>0.0367066835</text:p>
          </table:table-cell>
          <table:table-cell table:formula="of:=[.K209] * [.D209] + [.N209] * [.E209] + [.Q209] * [.H209]" office:value-type="float" office:value="0.0280642840934547" calcext:value-type="float">
            <text:p>0.0280642841</text:p>
          </table:table-cell>
          <table:table-cell table:formula="of:=[.L209] * [.G209] + [.O209] * [.H209] + [.R209] * [.H209]" office:value-type="float" office:value="8.69888148911779" calcext:value-type="float">
            <text:p>8.6988814891</text:p>
          </table:table-cell>
          <table:table-cell/>
          <table:table-cell table:formula="of:=[.B209]-[.S209]" office:value-type="float" office:value="0.243521316499399" calcext:value-type="float">
            <text:p>0.2435213165</text:p>
          </table:table-cell>
          <table:table-cell table:formula="of:=[.A209]-[.T209]" office:value-type="float" office:value="-0.0521883840934547" calcext:value-type="float">
            <text:p>-0.0521883841</text:p>
          </table:table-cell>
          <table:table-cell table:formula="of:=[.C209]-[.U209]" office:value-type="float" office:value="0.96459851088221" calcext:value-type="float">
            <text:p>0.9645985109</text:p>
          </table:table-cell>
        </table:table-row>
        <table:table-row table:style-name="ro1">
          <table:table-cell office:value-type="float" office:value="-0.0241241" calcext:value-type="float">
            <text:p>-0.0241241</text:p>
          </table:table-cell>
          <table:table-cell office:value-type="float" office:value="0.280228" calcext:value-type="float">
            <text:p>0.280228</text:p>
          </table:table-cell>
          <table:table-cell office:value-type="float" office:value="9.66348" calcext:value-type="float">
            <text:p>9.66348</text:p>
          </table:table-cell>
          <table:table-cell office:value-type="float" office:value="-0.0305912" calcext:value-type="float">
            <text:p>-0.0305912</text:p>
          </table:table-cell>
          <table:table-cell office:value-type="float" office:value="-0.499282" calcext:value-type="float">
            <text:p>-0.499282</text:p>
          </table:table-cell>
          <table:table-cell office:value-type="float" office:value="0.00506649" calcext:value-type="float">
            <text:p>0.0050664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10])*COS([.E210])" office:value-type="float" office:value="0.877515803940416" calcext:value-type="float">
            <text:p>0.8775158039</text:p>
          </table:table-cell>
          <table:table-cell table:formula="of:=COS([.D210]) * SIN([.E210]) * SIN([.F210]) - SIN([.E210]) * COS([.F210])" office:value-type="float" office:value="0.476364499333048" calcext:value-type="float">
            <text:p>0.4763644993</text:p>
          </table:table-cell>
          <table:table-cell table:formula="of:=COS([.D210]) * SIN([.E210]) * COS([.F210]) + SIN([.D210]) * SIN([.F210])" office:value-type="float" office:value="-0.478720117681085" calcext:value-type="float">
            <text:p>-0.4787201177</text:p>
          </table:table-cell>
          <table:table-cell table:formula="of:=SIN([.D210]) * COS([.E210])" office:value-type="float" office:value="-0.0268526384097459" calcext:value-type="float">
            <text:p>-0.0268526384</text:p>
          </table:table-cell>
          <table:table-cell table:formula="of:=SIN([.D210]) * SIN([.E210]) * SIN([.F210] + COS([.D210]) * COS([.F210]))" office:value-type="float" office:value="0.0123591940652411" calcext:value-type="float">
            <text:p>0.0123591941</text:p>
          </table:table-cell>
          <table:table-cell table:formula="of:=SIN([.D210]) * SIN([.E210]) * COS([.F210])- COS([.D210]) * SIN([.F210])" office:value-type="float" office:value="0.00958035292150728" calcext:value-type="float">
            <text:p>0.0095803529</text:p>
          </table:table-cell>
          <table:table-cell table:formula="of:=-SIN([.D210])" office:value-type="float" office:value="0.0305864289060494" calcext:value-type="float">
            <text:p>0.0305864289</text:p>
          </table:table-cell>
          <table:table-cell table:formula="of:=COS([.D210]) * SIN([.F210])" office:value-type="float" office:value="0.00506409785430053" calcext:value-type="float">
            <text:p>0.0050640979</text:p>
          </table:table-cell>
          <table:table-cell table:formula="of:=COS([.E210]) * COS([.F210])" office:value-type="float" office:value="0.877915295324844" calcext:value-type="float">
            <text:p>0.8779152953</text:p>
          </table:table-cell>
          <table:table-cell table:formula="of:=[.J210] * [.G210] + [.M210] * [.H210] + [.P210] * [.H210]" office:value-type="float" office:value="0.0365911468637742" calcext:value-type="float">
            <text:p>0.0365911469</text:p>
          </table:table-cell>
          <table:table-cell table:formula="of:=[.K210] * [.D210] + [.N210] * [.E210] + [.Q210] * [.H210]" office:value-type="float" office:value="0.0288848741688663" calcext:value-type="float">
            <text:p>0.0288848742</text:p>
          </table:table-cell>
          <table:table-cell table:formula="of:=[.L210] * [.G210] + [.O210] * [.H210] + [.R210] * [.H210]" office:value-type="float" office:value="8.69745735281424" calcext:value-type="float">
            <text:p>8.6974573528</text:p>
          </table:table-cell>
          <table:table-cell/>
          <table:table-cell table:formula="of:=[.B210]-[.S210]" office:value-type="float" office:value="0.243636853136226" calcext:value-type="float">
            <text:p>0.2436368531</text:p>
          </table:table-cell>
          <table:table-cell table:formula="of:=[.A210]-[.T210]" office:value-type="float" office:value="-0.0530089741688663" calcext:value-type="float">
            <text:p>-0.0530089742</text:p>
          </table:table-cell>
          <table:table-cell table:formula="of:=[.C210]-[.U210]" office:value-type="float" office:value="0.966022647185762" calcext:value-type="float">
            <text:p>0.9660226472</text:p>
          </table:table-cell>
        </table:table-row>
        <table:table-row table:style-name="ro1">
          <table:table-cell office:value-type="float" office:value="0.00444031" calcext:value-type="float">
            <text:p>0.00444031</text:p>
          </table:table-cell>
          <table:table-cell office:value-type="float" office:value="0.251663" calcext:value-type="float">
            <text:p>0.251663</text:p>
          </table:table-cell>
          <table:table-cell office:value-type="float" office:value="9.72061" calcext:value-type="float">
            <text:p>9.72061</text:p>
          </table:table-cell>
          <table:table-cell office:value-type="float" office:value="-0.0305912" calcext:value-type="float">
            <text:p>-0.0305912</text:p>
          </table:table-cell>
          <table:table-cell office:value-type="float" office:value="-0.499282" calcext:value-type="float">
            <text:p>-0.499282</text:p>
          </table:table-cell>
          <table:table-cell office:value-type="float" office:value="0.00506649" calcext:value-type="float">
            <text:p>0.0050664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11])*COS([.E211])" office:value-type="float" office:value="0.877515803940416" calcext:value-type="float">
            <text:p>0.8775158039</text:p>
          </table:table-cell>
          <table:table-cell table:formula="of:=COS([.D211]) * SIN([.E211]) * SIN([.F211]) - SIN([.E211]) * COS([.F211])" office:value-type="float" office:value="0.476364499333048" calcext:value-type="float">
            <text:p>0.4763644993</text:p>
          </table:table-cell>
          <table:table-cell table:formula="of:=COS([.D211]) * SIN([.E211]) * COS([.F211]) + SIN([.D211]) * SIN([.F211])" office:value-type="float" office:value="-0.478720117681085" calcext:value-type="float">
            <text:p>-0.4787201177</text:p>
          </table:table-cell>
          <table:table-cell table:formula="of:=SIN([.D211]) * COS([.E211])" office:value-type="float" office:value="-0.0268526384097459" calcext:value-type="float">
            <text:p>-0.0268526384</text:p>
          </table:table-cell>
          <table:table-cell table:formula="of:=SIN([.D211]) * SIN([.E211]) * SIN([.F211] + COS([.D211]) * COS([.F211]))" office:value-type="float" office:value="0.0123591940652411" calcext:value-type="float">
            <text:p>0.0123591941</text:p>
          </table:table-cell>
          <table:table-cell table:formula="of:=SIN([.D211]) * SIN([.E211]) * COS([.F211])- COS([.D211]) * SIN([.F211])" office:value-type="float" office:value="0.00958035292150728" calcext:value-type="float">
            <text:p>0.0095803529</text:p>
          </table:table-cell>
          <table:table-cell table:formula="of:=-SIN([.D211])" office:value-type="float" office:value="0.0305864289060494" calcext:value-type="float">
            <text:p>0.0305864289</text:p>
          </table:table-cell>
          <table:table-cell table:formula="of:=COS([.D211]) * SIN([.F211])" office:value-type="float" office:value="0.00506409785430053" calcext:value-type="float">
            <text:p>0.0050640979</text:p>
          </table:table-cell>
          <table:table-cell table:formula="of:=COS([.E211]) * COS([.F211])" office:value-type="float" office:value="0.877915295324844" calcext:value-type="float">
            <text:p>0.8779152953</text:p>
          </table:table-cell>
          <table:table-cell table:formula="of:=[.J211] * [.G211] + [.M211] * [.H211] + [.P211] * [.H211]" office:value-type="float" office:value="0.0365911468637742" calcext:value-type="float">
            <text:p>0.0365911469</text:p>
          </table:table-cell>
          <table:table-cell table:formula="of:=[.K211] * [.D211] + [.N211] * [.E211] + [.Q211] * [.H211]" office:value-type="float" office:value="0.0288848741688663" calcext:value-type="float">
            <text:p>0.0288848742</text:p>
          </table:table-cell>
          <table:table-cell table:formula="of:=[.L211] * [.G211] + [.O211] * [.H211] + [.R211] * [.H211]" office:value-type="float" office:value="8.69745735281424" calcext:value-type="float">
            <text:p>8.6974573528</text:p>
          </table:table-cell>
          <table:table-cell/>
          <table:table-cell table:formula="of:=[.B211]-[.S211]" office:value-type="float" office:value="0.215071853136226" calcext:value-type="float">
            <text:p>0.2150718531</text:p>
          </table:table-cell>
          <table:table-cell table:formula="of:=[.A211]-[.T211]" office:value-type="float" office:value="-0.0244445641688663" calcext:value-type="float">
            <text:p>-0.0244445642</text:p>
          </table:table-cell>
          <table:table-cell table:formula="of:=[.C211]-[.U211]" office:value-type="float" office:value="1.02315264718576" calcext:value-type="float">
            <text:p>1.0231526472</text:p>
          </table:table-cell>
        </table:table-row>
        <table:table-row table:style-name="ro1">
          <table:table-cell office:value-type="float" office:value="0.00444031" calcext:value-type="float">
            <text:p>0.00444031</text:p>
          </table:table-cell>
          <table:table-cell office:value-type="float" office:value="0.251663" calcext:value-type="float">
            <text:p>0.251663</text:p>
          </table:table-cell>
          <table:table-cell office:value-type="float" office:value="9.72061" calcext:value-type="float">
            <text:p>9.72061</text:p>
          </table:table-cell>
          <table:table-cell office:value-type="float" office:value="-0.0305378" calcext:value-type="float">
            <text:p>-0.0305378</text:p>
          </table:table-cell>
          <table:table-cell office:value-type="float" office:value="-0.499064" calcext:value-type="float">
            <text:p>-0.499064</text:p>
          </table:table-cell>
          <table:table-cell office:value-type="float" office:value="0.00499281" calcext:value-type="float">
            <text:p>0.0049928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12])*COS([.E212])" office:value-type="float" office:value="0.877621544480369" calcext:value-type="float">
            <text:p>0.8776215445</text:p>
          </table:table-cell>
          <table:table-cell table:formula="of:=COS([.D212]) * SIN([.E212]) * SIN([.F212]) - SIN([.E212]) * COS([.F212])" office:value-type="float" office:value="0.476209491742756" calcext:value-type="float">
            <text:p>0.4762094917</text:p>
          </table:table-cell>
          <table:table-cell table:formula="of:=COS([.D212]) * SIN([.E212]) * COS([.F212]) + SIN([.D212]) * SIN([.F212])" office:value-type="float" office:value="-0.478527248549731" calcext:value-type="float">
            <text:p>-0.4785272485</text:p>
          </table:table-cell>
          <table:table-cell table:formula="of:=SIN([.D212]) * COS([.E212])" office:value-type="float" office:value="-0.026808965350663" calcext:value-type="float">
            <text:p>-0.0268089654</text:p>
          </table:table-cell>
          <table:table-cell table:formula="of:=SIN([.D212]) * SIN([.E212]) * SIN([.F212] + COS([.D212]) * COS([.F212]))" office:value-type="float" office:value="0.0123321326576903" calcext:value-type="float">
            <text:p>0.0123321327</text:p>
          </table:table-cell>
          <table:table-cell table:formula="of:=SIN([.D212]) * SIN([.E212]) * COS([.F212])- COS([.D212]) * SIN([.F212])" office:value-type="float" office:value="0.00962259545256562" calcext:value-type="float">
            <text:p>0.0096225955</text:p>
          </table:table-cell>
          <table:table-cell table:formula="of:=-SIN([.D212])" office:value-type="float" office:value="0.0305330538469512" calcext:value-type="float">
            <text:p>0.0305330538</text:p>
          </table:table-cell>
          <table:table-cell table:formula="of:=COS([.D212]) * SIN([.F212])" office:value-type="float" office:value="0.00499046140649464" calcext:value-type="float">
            <text:p>0.0049904614</text:p>
          </table:table-cell>
          <table:table-cell table:formula="of:=COS([.E212]) * COS([.F212])" office:value-type="float" office:value="0.878019975884479" calcext:value-type="float">
            <text:p>0.8780199759</text:p>
          </table:table-cell>
          <table:table-cell table:formula="of:=[.J212] * [.G212] + [.M212] * [.H212] + [.P212] * [.H212]" office:value-type="float" office:value="0.0364960672636246" calcext:value-type="float">
            <text:p>0.0364960673</text:p>
          </table:table-cell>
          <table:table-cell table:formula="of:=[.K212] * [.D212] + [.N212] * [.E212] + [.Q212] * [.H212]" office:value-type="float" office:value="0.0282096081140279" calcext:value-type="float">
            <text:p>0.0282096081</text:p>
          </table:table-cell>
          <table:table-cell table:formula="of:=[.L212] * [.G212] + [.O212] * [.H212] + [.R212] * [.H212]" office:value-type="float" office:value="8.69889719910304" calcext:value-type="float">
            <text:p>8.6988971991</text:p>
          </table:table-cell>
          <table:table-cell/>
          <table:table-cell table:formula="of:=[.B212]-[.S212]" office:value-type="float" office:value="0.215166932736375" calcext:value-type="float">
            <text:p>0.2151669327</text:p>
          </table:table-cell>
          <table:table-cell table:formula="of:=[.A212]-[.T212]" office:value-type="float" office:value="-0.0237692981140279" calcext:value-type="float">
            <text:p>-0.0237692981</text:p>
          </table:table-cell>
          <table:table-cell table:formula="of:=[.C212]-[.U212]" office:value-type="float" office:value="1.02171280089697" calcext:value-type="float">
            <text:p>1.0217128009</text:p>
          </table:table-cell>
        </table:table-row>
        <table:table-row table:style-name="ro1">
          <table:table-cell office:value-type="float" office:value="0.00444031" calcext:value-type="float">
            <text:p>0.00444031</text:p>
          </table:table-cell>
          <table:table-cell office:value-type="float" office:value="0.251663" calcext:value-type="float">
            <text:p>0.251663</text:p>
          </table:table-cell>
          <table:table-cell office:value-type="float" office:value="9.72061" calcext:value-type="float">
            <text:p>9.72061</text:p>
          </table:table-cell>
          <table:table-cell office:value-type="float" office:value="-0.0305378" calcext:value-type="float">
            <text:p>-0.0305378</text:p>
          </table:table-cell>
          <table:table-cell office:value-type="float" office:value="-0.499064" calcext:value-type="float">
            <text:p>-0.499064</text:p>
          </table:table-cell>
          <table:table-cell office:value-type="float" office:value="0.00499281" calcext:value-type="float">
            <text:p>0.0049928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13])*COS([.E213])" office:value-type="float" office:value="0.877621544480369" calcext:value-type="float">
            <text:p>0.8776215445</text:p>
          </table:table-cell>
          <table:table-cell table:formula="of:=COS([.D213]) * SIN([.E213]) * SIN([.F213]) - SIN([.E213]) * COS([.F213])" office:value-type="float" office:value="0.476209491742756" calcext:value-type="float">
            <text:p>0.4762094917</text:p>
          </table:table-cell>
          <table:table-cell table:formula="of:=COS([.D213]) * SIN([.E213]) * COS([.F213]) + SIN([.D213]) * SIN([.F213])" office:value-type="float" office:value="-0.478527248549731" calcext:value-type="float">
            <text:p>-0.4785272485</text:p>
          </table:table-cell>
          <table:table-cell table:formula="of:=SIN([.D213]) * COS([.E213])" office:value-type="float" office:value="-0.026808965350663" calcext:value-type="float">
            <text:p>-0.0268089654</text:p>
          </table:table-cell>
          <table:table-cell table:formula="of:=SIN([.D213]) * SIN([.E213]) * SIN([.F213] + COS([.D213]) * COS([.F213]))" office:value-type="float" office:value="0.0123321326576903" calcext:value-type="float">
            <text:p>0.0123321327</text:p>
          </table:table-cell>
          <table:table-cell table:formula="of:=SIN([.D213]) * SIN([.E213]) * COS([.F213])- COS([.D213]) * SIN([.F213])" office:value-type="float" office:value="0.00962259545256562" calcext:value-type="float">
            <text:p>0.0096225955</text:p>
          </table:table-cell>
          <table:table-cell table:formula="of:=-SIN([.D213])" office:value-type="float" office:value="0.0305330538469512" calcext:value-type="float">
            <text:p>0.0305330538</text:p>
          </table:table-cell>
          <table:table-cell table:formula="of:=COS([.D213]) * SIN([.F213])" office:value-type="float" office:value="0.00499046140649464" calcext:value-type="float">
            <text:p>0.0049904614</text:p>
          </table:table-cell>
          <table:table-cell table:formula="of:=COS([.E213]) * COS([.F213])" office:value-type="float" office:value="0.878019975884479" calcext:value-type="float">
            <text:p>0.8780199759</text:p>
          </table:table-cell>
          <table:table-cell table:formula="of:=[.J213] * [.G213] + [.M213] * [.H213] + [.P213] * [.H213]" office:value-type="float" office:value="0.0364960672636246" calcext:value-type="float">
            <text:p>0.0364960673</text:p>
          </table:table-cell>
          <table:table-cell table:formula="of:=[.K213] * [.D213] + [.N213] * [.E213] + [.Q213] * [.H213]" office:value-type="float" office:value="0.0282096081140279" calcext:value-type="float">
            <text:p>0.0282096081</text:p>
          </table:table-cell>
          <table:table-cell table:formula="of:=[.L213] * [.G213] + [.O213] * [.H213] + [.R213] * [.H213]" office:value-type="float" office:value="8.69889719910304" calcext:value-type="float">
            <text:p>8.6988971991</text:p>
          </table:table-cell>
          <table:table-cell/>
          <table:table-cell table:formula="of:=[.B213]-[.S213]" office:value-type="float" office:value="0.215166932736375" calcext:value-type="float">
            <text:p>0.2151669327</text:p>
          </table:table-cell>
          <table:table-cell table:formula="of:=[.A213]-[.T213]" office:value-type="float" office:value="-0.0237692981140279" calcext:value-type="float">
            <text:p>-0.0237692981</text:p>
          </table:table-cell>
          <table:table-cell table:formula="of:=[.C213]-[.U213]" office:value-type="float" office:value="1.02171280089697" calcext:value-type="float">
            <text:p>1.0217128009</text:p>
          </table:table-cell>
        </table:table-row>
        <table:table-row table:style-name="ro1">
          <table:table-cell office:value-type="float" office:value="-0.0669708" calcext:value-type="float">
            <text:p>-0.0669708</text:p>
          </table:table-cell>
          <table:table-cell office:value-type="float" office:value="0.273087" calcext:value-type="float">
            <text:p>0.273087</text:p>
          </table:table-cell>
          <table:table-cell office:value-type="float" office:value="9.62064" calcext:value-type="float">
            <text:p>9.62064</text:p>
          </table:table-cell>
          <table:table-cell office:value-type="float" office:value="-0.0305378" calcext:value-type="float">
            <text:p>-0.0305378</text:p>
          </table:table-cell>
          <table:table-cell office:value-type="float" office:value="-0.499064" calcext:value-type="float">
            <text:p>-0.499064</text:p>
          </table:table-cell>
          <table:table-cell office:value-type="float" office:value="0.00499281" calcext:value-type="float">
            <text:p>0.0049928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14])*COS([.E214])" office:value-type="float" office:value="0.877621544480369" calcext:value-type="float">
            <text:p>0.8776215445</text:p>
          </table:table-cell>
          <table:table-cell table:formula="of:=COS([.D214]) * SIN([.E214]) * SIN([.F214]) - SIN([.E214]) * COS([.F214])" office:value-type="float" office:value="0.476209491742756" calcext:value-type="float">
            <text:p>0.4762094917</text:p>
          </table:table-cell>
          <table:table-cell table:formula="of:=COS([.D214]) * SIN([.E214]) * COS([.F214]) + SIN([.D214]) * SIN([.F214])" office:value-type="float" office:value="-0.478527248549731" calcext:value-type="float">
            <text:p>-0.4785272485</text:p>
          </table:table-cell>
          <table:table-cell table:formula="of:=SIN([.D214]) * COS([.E214])" office:value-type="float" office:value="-0.026808965350663" calcext:value-type="float">
            <text:p>-0.0268089654</text:p>
          </table:table-cell>
          <table:table-cell table:formula="of:=SIN([.D214]) * SIN([.E214]) * SIN([.F214] + COS([.D214]) * COS([.F214]))" office:value-type="float" office:value="0.0123321326576903" calcext:value-type="float">
            <text:p>0.0123321327</text:p>
          </table:table-cell>
          <table:table-cell table:formula="of:=SIN([.D214]) * SIN([.E214]) * COS([.F214])- COS([.D214]) * SIN([.F214])" office:value-type="float" office:value="0.00962259545256562" calcext:value-type="float">
            <text:p>0.0096225955</text:p>
          </table:table-cell>
          <table:table-cell table:formula="of:=-SIN([.D214])" office:value-type="float" office:value="0.0305330538469512" calcext:value-type="float">
            <text:p>0.0305330538</text:p>
          </table:table-cell>
          <table:table-cell table:formula="of:=COS([.D214]) * SIN([.F214])" office:value-type="float" office:value="0.00499046140649464" calcext:value-type="float">
            <text:p>0.0049904614</text:p>
          </table:table-cell>
          <table:table-cell table:formula="of:=COS([.E214]) * COS([.F214])" office:value-type="float" office:value="0.878019975884479" calcext:value-type="float">
            <text:p>0.8780199759</text:p>
          </table:table-cell>
          <table:table-cell table:formula="of:=[.J214] * [.G214] + [.M214] * [.H214] + [.P214] * [.H214]" office:value-type="float" office:value="0.0364960672636246" calcext:value-type="float">
            <text:p>0.0364960673</text:p>
          </table:table-cell>
          <table:table-cell table:formula="of:=[.K214] * [.D214] + [.N214] * [.E214] + [.Q214] * [.H214]" office:value-type="float" office:value="0.0282096081140279" calcext:value-type="float">
            <text:p>0.0282096081</text:p>
          </table:table-cell>
          <table:table-cell table:formula="of:=[.L214] * [.G214] + [.O214] * [.H214] + [.R214] * [.H214]" office:value-type="float" office:value="8.69889719910304" calcext:value-type="float">
            <text:p>8.6988971991</text:p>
          </table:table-cell>
          <table:table-cell/>
          <table:table-cell table:formula="of:=[.B214]-[.S214]" office:value-type="float" office:value="0.236590932736375" calcext:value-type="float">
            <text:p>0.2365909327</text:p>
          </table:table-cell>
          <table:table-cell table:formula="of:=[.A214]-[.T214]" office:value-type="float" office:value="-0.095180408114028" calcext:value-type="float">
            <text:p>-0.0951804081</text:p>
          </table:table-cell>
          <table:table-cell table:formula="of:=[.C214]-[.U214]" office:value-type="float" office:value="0.921742800896965" calcext:value-type="float">
            <text:p>0.9217428009</text:p>
          </table:table-cell>
        </table:table-row>
        <table:table-row table:style-name="ro1">
          <table:table-cell office:value-type="float" office:value="-0.0669708" calcext:value-type="float">
            <text:p>-0.0669708</text:p>
          </table:table-cell>
          <table:table-cell office:value-type="float" office:value="0.273087" calcext:value-type="float">
            <text:p>0.273087</text:p>
          </table:table-cell>
          <table:table-cell office:value-type="float" office:value="9.62064" calcext:value-type="float">
            <text:p>9.62064</text:p>
          </table:table-cell>
          <table:table-cell office:value-type="float" office:value="-0.0303719" calcext:value-type="float">
            <text:p>-0.0303719</text:p>
          </table:table-cell>
          <table:table-cell office:value-type="float" office:value="-0.498446" calcext:value-type="float">
            <text:p>-0.498446</text:p>
          </table:table-cell>
          <table:table-cell office:value-type="float" office:value="0.00479164" calcext:value-type="float">
            <text:p>0.0047916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15])*COS([.E215])" office:value-type="float" office:value="0.877921453205933" calcext:value-type="float">
            <text:p>0.8779214532</text:p>
          </table:table-cell>
          <table:table-cell table:formula="of:=COS([.D215]) * SIN([.E215]) * SIN([.F215]) - SIN([.E215]) * COS([.F215])" office:value-type="float" office:value="0.475766076934288" calcext:value-type="float">
            <text:p>0.4757660769</text:p>
          </table:table-cell>
          <table:table-cell table:formula="of:=COS([.D215]) * SIN([.E215]) * COS([.F215]) + SIN([.D215]) * SIN([.F215])" office:value-type="float" office:value="-0.477980742311674" calcext:value-type="float">
            <text:p>-0.4779807423</text:p>
          </table:table-cell>
          <table:table-cell table:formula="of:=SIN([.D215]) * COS([.E215])" office:value-type="float" office:value="-0.0266723444109263" calcext:value-type="float">
            <text:p>-0.0266723444</text:p>
          </table:table-cell>
          <table:table-cell table:formula="of:=SIN([.D215]) * SIN([.E215]) * SIN([.F215] + COS([.D215]) * COS([.F215]))" office:value-type="float" office:value="0.0122497294645536" calcext:value-type="float">
            <text:p>0.0122497295</text:p>
          </table:table-cell>
          <table:table-cell table:formula="of:=SIN([.D215]) * SIN([.E215]) * COS([.F215])- COS([.D215]) * SIN([.F215])" office:value-type="float" office:value="0.00972781622303182" calcext:value-type="float">
            <text:p>0.0097278162</text:p>
          </table:table-cell>
          <table:table-cell table:formula="of:=-SIN([.D215])" office:value-type="float" office:value="0.0303672307771449" calcext:value-type="float">
            <text:p>0.0303672308</text:p>
          </table:table-cell>
          <table:table-cell table:formula="of:=COS([.D215]) * SIN([.F215])" office:value-type="float" office:value="0.00478941181280655" calcext:value-type="float">
            <text:p>0.0047894118</text:p>
          </table:table-cell>
          <table:table-cell table:formula="of:=COS([.E215]) * COS([.F215])" office:value-type="float" office:value="0.878316446146098" calcext:value-type="float">
            <text:p>0.8783164461</text:p>
          </table:table-cell>
          <table:table-cell table:formula="of:=[.J215] * [.G215] + [.M215] * [.H215] + [.P215] * [.H215]" office:value-type="float" office:value="0.0362098863889422" calcext:value-type="float">
            <text:p>0.0362098864</text:p>
          </table:table-cell>
          <table:table-cell table:formula="of:=[.K215] * [.D215] + [.N215] * [.E215] + [.Q215] * [.H215]" office:value-type="float" office:value="0.0263804874007748" calcext:value-type="float">
            <text:p>0.0263804874</text:p>
          </table:table-cell>
          <table:table-cell table:formula="of:=[.L215] * [.G215] + [.O215] * [.H215] + [.R215] * [.H215]" office:value-type="float" office:value="8.70283377121748" calcext:value-type="float">
            <text:p>8.7028337712</text:p>
          </table:table-cell>
          <table:table-cell/>
          <table:table-cell table:formula="of:=[.B215]-[.S215]" office:value-type="float" office:value="0.236877113611058" calcext:value-type="float">
            <text:p>0.2368771136</text:p>
          </table:table-cell>
          <table:table-cell table:formula="of:=[.A215]-[.T215]" office:value-type="float" office:value="-0.0933512874007748" calcext:value-type="float">
            <text:p>-0.0933512874</text:p>
          </table:table-cell>
          <table:table-cell table:formula="of:=[.C215]-[.U215]" office:value-type="float" office:value="0.917806228782524" calcext:value-type="float">
            <text:p>0.9178062288</text:p>
          </table:table-cell>
        </table:table-row>
        <table:table-row table:style-name="ro1">
          <table:table-cell office:value-type="float" office:value="-0.0288849" calcext:value-type="float">
            <text:p>-0.0288849</text:p>
          </table:table-cell>
          <table:table-cell office:value-type="float" office:value="0.304031" calcext:value-type="float">
            <text:p>0.304031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0303719" calcext:value-type="float">
            <text:p>-0.0303719</text:p>
          </table:table-cell>
          <table:table-cell office:value-type="float" office:value="-0.498446" calcext:value-type="float">
            <text:p>-0.498446</text:p>
          </table:table-cell>
          <table:table-cell office:value-type="float" office:value="0.00479164" calcext:value-type="float">
            <text:p>0.0047916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16])*COS([.E216])" office:value-type="float" office:value="0.877921453205933" calcext:value-type="float">
            <text:p>0.8779214532</text:p>
          </table:table-cell>
          <table:table-cell table:formula="of:=COS([.D216]) * SIN([.E216]) * SIN([.F216]) - SIN([.E216]) * COS([.F216])" office:value-type="float" office:value="0.475766076934288" calcext:value-type="float">
            <text:p>0.4757660769</text:p>
          </table:table-cell>
          <table:table-cell table:formula="of:=COS([.D216]) * SIN([.E216]) * COS([.F216]) + SIN([.D216]) * SIN([.F216])" office:value-type="float" office:value="-0.477980742311674" calcext:value-type="float">
            <text:p>-0.4779807423</text:p>
          </table:table-cell>
          <table:table-cell table:formula="of:=SIN([.D216]) * COS([.E216])" office:value-type="float" office:value="-0.0266723444109263" calcext:value-type="float">
            <text:p>-0.0266723444</text:p>
          </table:table-cell>
          <table:table-cell table:formula="of:=SIN([.D216]) * SIN([.E216]) * SIN([.F216] + COS([.D216]) * COS([.F216]))" office:value-type="float" office:value="0.0122497294645536" calcext:value-type="float">
            <text:p>0.0122497295</text:p>
          </table:table-cell>
          <table:table-cell table:formula="of:=SIN([.D216]) * SIN([.E216]) * COS([.F216])- COS([.D216]) * SIN([.F216])" office:value-type="float" office:value="0.00972781622303182" calcext:value-type="float">
            <text:p>0.0097278162</text:p>
          </table:table-cell>
          <table:table-cell table:formula="of:=-SIN([.D216])" office:value-type="float" office:value="0.0303672307771449" calcext:value-type="float">
            <text:p>0.0303672308</text:p>
          </table:table-cell>
          <table:table-cell table:formula="of:=COS([.D216]) * SIN([.F216])" office:value-type="float" office:value="0.00478941181280655" calcext:value-type="float">
            <text:p>0.0047894118</text:p>
          </table:table-cell>
          <table:table-cell table:formula="of:=COS([.E216]) * COS([.F216])" office:value-type="float" office:value="0.878316446146098" calcext:value-type="float">
            <text:p>0.8783164461</text:p>
          </table:table-cell>
          <table:table-cell table:formula="of:=[.J216] * [.G216] + [.M216] * [.H216] + [.P216] * [.H216]" office:value-type="float" office:value="0.0362098863889422" calcext:value-type="float">
            <text:p>0.0362098864</text:p>
          </table:table-cell>
          <table:table-cell table:formula="of:=[.K216] * [.D216] + [.N216] * [.E216] + [.Q216] * [.H216]" office:value-type="float" office:value="0.0263804874007748" calcext:value-type="float">
            <text:p>0.0263804874</text:p>
          </table:table-cell>
          <table:table-cell table:formula="of:=[.L216] * [.G216] + [.O216] * [.H216] + [.R216] * [.H216]" office:value-type="float" office:value="8.70283377121748" calcext:value-type="float">
            <text:p>8.7028337712</text:p>
          </table:table-cell>
          <table:table-cell/>
          <table:table-cell table:formula="of:=[.B216]-[.S216]" office:value-type="float" office:value="0.267821113611058" calcext:value-type="float">
            <text:p>0.2678211136</text:p>
          </table:table-cell>
          <table:table-cell table:formula="of:=[.A216]-[.T216]" office:value-type="float" office:value="-0.0552653874007748" calcext:value-type="float">
            <text:p>-0.0552653874</text:p>
          </table:table-cell>
          <table:table-cell table:formula="of:=[.C216]-[.U216]" office:value-type="float" office:value="1.00111622878253" calcext:value-type="float">
            <text:p>1.0011162288</text:p>
          </table:table-cell>
        </table:table-row>
        <table:table-row table:style-name="ro1">
          <table:table-cell office:value-type="float" office:value="-0.0288849" calcext:value-type="float">
            <text:p>-0.0288849</text:p>
          </table:table-cell>
          <table:table-cell office:value-type="float" office:value="0.304031" calcext:value-type="float">
            <text:p>0.304031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0303719" calcext:value-type="float">
            <text:p>-0.0303719</text:p>
          </table:table-cell>
          <table:table-cell office:value-type="float" office:value="-0.498446" calcext:value-type="float">
            <text:p>-0.498446</text:p>
          </table:table-cell>
          <table:table-cell office:value-type="float" office:value="0.00479164" calcext:value-type="float">
            <text:p>0.0047916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17])*COS([.E217])" office:value-type="float" office:value="0.877921453205933" calcext:value-type="float">
            <text:p>0.8779214532</text:p>
          </table:table-cell>
          <table:table-cell table:formula="of:=COS([.D217]) * SIN([.E217]) * SIN([.F217]) - SIN([.E217]) * COS([.F217])" office:value-type="float" office:value="0.475766076934288" calcext:value-type="float">
            <text:p>0.4757660769</text:p>
          </table:table-cell>
          <table:table-cell table:formula="of:=COS([.D217]) * SIN([.E217]) * COS([.F217]) + SIN([.D217]) * SIN([.F217])" office:value-type="float" office:value="-0.477980742311674" calcext:value-type="float">
            <text:p>-0.4779807423</text:p>
          </table:table-cell>
          <table:table-cell table:formula="of:=SIN([.D217]) * COS([.E217])" office:value-type="float" office:value="-0.0266723444109263" calcext:value-type="float">
            <text:p>-0.0266723444</text:p>
          </table:table-cell>
          <table:table-cell table:formula="of:=SIN([.D217]) * SIN([.E217]) * SIN([.F217] + COS([.D217]) * COS([.F217]))" office:value-type="float" office:value="0.0122497294645536" calcext:value-type="float">
            <text:p>0.0122497295</text:p>
          </table:table-cell>
          <table:table-cell table:formula="of:=SIN([.D217]) * SIN([.E217]) * COS([.F217])- COS([.D217]) * SIN([.F217])" office:value-type="float" office:value="0.00972781622303182" calcext:value-type="float">
            <text:p>0.0097278162</text:p>
          </table:table-cell>
          <table:table-cell table:formula="of:=-SIN([.D217])" office:value-type="float" office:value="0.0303672307771449" calcext:value-type="float">
            <text:p>0.0303672308</text:p>
          </table:table-cell>
          <table:table-cell table:formula="of:=COS([.D217]) * SIN([.F217])" office:value-type="float" office:value="0.00478941181280655" calcext:value-type="float">
            <text:p>0.0047894118</text:p>
          </table:table-cell>
          <table:table-cell table:formula="of:=COS([.E217]) * COS([.F217])" office:value-type="float" office:value="0.878316446146098" calcext:value-type="float">
            <text:p>0.8783164461</text:p>
          </table:table-cell>
          <table:table-cell table:formula="of:=[.J217] * [.G217] + [.M217] * [.H217] + [.P217] * [.H217]" office:value-type="float" office:value="0.0362098863889422" calcext:value-type="float">
            <text:p>0.0362098864</text:p>
          </table:table-cell>
          <table:table-cell table:formula="of:=[.K217] * [.D217] + [.N217] * [.E217] + [.Q217] * [.H217]" office:value-type="float" office:value="0.0263804874007748" calcext:value-type="float">
            <text:p>0.0263804874</text:p>
          </table:table-cell>
          <table:table-cell table:formula="of:=[.L217] * [.G217] + [.O217] * [.H217] + [.R217] * [.H217]" office:value-type="float" office:value="8.70283377121748" calcext:value-type="float">
            <text:p>8.7028337712</text:p>
          </table:table-cell>
          <table:table-cell/>
          <table:table-cell table:formula="of:=[.B217]-[.S217]" office:value-type="float" office:value="0.267821113611058" calcext:value-type="float">
            <text:p>0.2678211136</text:p>
          </table:table-cell>
          <table:table-cell table:formula="of:=[.A217]-[.T217]" office:value-type="float" office:value="-0.0552653874007748" calcext:value-type="float">
            <text:p>-0.0552653874</text:p>
          </table:table-cell>
          <table:table-cell table:formula="of:=[.C217]-[.U217]" office:value-type="float" office:value="1.00111622878253" calcext:value-type="float">
            <text:p>1.0011162288</text:p>
          </table:table-cell>
        </table:table-row>
        <table:table-row table:style-name="ro1">
          <table:table-cell office:value-type="float" office:value="-0.0288849" calcext:value-type="float">
            <text:p>-0.0288849</text:p>
          </table:table-cell>
          <table:table-cell office:value-type="float" office:value="0.304031" calcext:value-type="float">
            <text:p>0.304031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0303159" calcext:value-type="float">
            <text:p>-0.0303159</text:p>
          </table:table-cell>
          <table:table-cell office:value-type="float" office:value="-0.498492" calcext:value-type="float">
            <text:p>-0.498492</text:p>
          </table:table-cell>
          <table:table-cell office:value-type="float" office:value="0.00484457" calcext:value-type="float">
            <text:p>0.0048445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18])*COS([.E218])" office:value-type="float" office:value="0.87790096384134" calcext:value-type="float">
            <text:p>0.8779009638</text:p>
          </table:table-cell>
          <table:table-cell table:formula="of:=COS([.D218]) * SIN([.E218]) * SIN([.F218]) - SIN([.E218]) * COS([.F218])" office:value-type="float" office:value="0.475780865666227" calcext:value-type="float">
            <text:p>0.4757808657</text:p>
          </table:table-cell>
          <table:table-cell table:formula="of:=COS([.D218]) * SIN([.E218]) * COS([.F218]) + SIN([.D218]) * SIN([.F218])" office:value-type="float" office:value="-0.478023152292342" calcext:value-type="float">
            <text:p>-0.4780231523</text:p>
          </table:table-cell>
          <table:table-cell table:formula="of:=SIN([.D218]) * COS([.E218])" office:value-type="float" office:value="-0.026622514170346" calcext:value-type="float">
            <text:p>-0.0266225142</text:p>
          </table:table-cell>
          <table:table-cell table:formula="of:=SIN([.D218]) * SIN([.E218]) * SIN([.F218] + COS([.D218]) * COS([.F218]))" office:value-type="float" office:value="0.0122286064410611" calcext:value-type="float">
            <text:p>0.0122286064</text:p>
          </table:table-cell>
          <table:table-cell table:formula="of:=SIN([.D218]) * SIN([.E218]) * COS([.F218])- COS([.D218]) * SIN([.F218])" office:value-type="float" office:value="0.00964936516239554" calcext:value-type="float">
            <text:p>0.0096493652</text:p>
          </table:table-cell>
          <table:table-cell table:formula="of:=-SIN([.D218])" office:value-type="float" office:value="0.0303112565562376" calcext:value-type="float">
            <text:p>0.0303112566</text:p>
          </table:table-cell>
          <table:table-cell table:formula="of:=COS([.D218]) * SIN([.F218])" office:value-type="float" office:value="0.00484232501877982" calcext:value-type="float">
            <text:p>0.004842325</text:p>
          </table:table-cell>
          <table:table-cell table:formula="of:=COS([.E218]) * COS([.F218])" office:value-type="float" office:value="0.878294230667864" calcext:value-type="float">
            <text:p>0.8782942307</text:p>
          </table:table-cell>
          <table:table-cell table:formula="of:=[.J218] * [.G218] + [.M218] * [.H218] + [.P218] * [.H218]" office:value-type="float" office:value="0.0361496753817379" calcext:value-type="float">
            <text:p>0.0361496754</text:p>
          </table:table-cell>
          <table:table-cell table:formula="of:=[.K218] * [.D218] + [.N218] * [.E218] + [.Q218] * [.H218]" office:value-type="float" office:value="0.026935197556574" calcext:value-type="float">
            <text:p>0.0269351976</text:p>
          </table:table-cell>
          <table:table-cell table:formula="of:=[.L218] * [.G218] + [.O218] * [.H218] + [.R218] * [.H218]" office:value-type="float" office:value="8.70184723913655" calcext:value-type="float">
            <text:p>8.7018472391</text:p>
          </table:table-cell>
          <table:table-cell/>
          <table:table-cell table:formula="of:=[.B218]-[.S218]" office:value-type="float" office:value="0.267881324618262" calcext:value-type="float">
            <text:p>0.2678813246</text:p>
          </table:table-cell>
          <table:table-cell table:formula="of:=[.A218]-[.T218]" office:value-type="float" office:value="-0.055820097556574" calcext:value-type="float">
            <text:p>-0.0558200976</text:p>
          </table:table-cell>
          <table:table-cell table:formula="of:=[.C218]-[.U218]" office:value-type="float" office:value="1.00210276086345" calcext:value-type="float">
            <text:p>1.0021027609</text:p>
          </table:table-cell>
        </table:table-row>
        <table:table-row table:style-name="ro1">
          <table:table-cell office:value-type="float" office:value="-0.0288849" calcext:value-type="float">
            <text:p>-0.0288849</text:p>
          </table:table-cell>
          <table:table-cell office:value-type="float" office:value="0.304031" calcext:value-type="float">
            <text:p>0.304031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0303159" calcext:value-type="float">
            <text:p>-0.0303159</text:p>
          </table:table-cell>
          <table:table-cell office:value-type="float" office:value="-0.498492" calcext:value-type="float">
            <text:p>-0.498492</text:p>
          </table:table-cell>
          <table:table-cell office:value-type="float" office:value="0.00484457" calcext:value-type="float">
            <text:p>0.0048445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19])*COS([.E219])" office:value-type="float" office:value="0.87790096384134" calcext:value-type="float">
            <text:p>0.8779009638</text:p>
          </table:table-cell>
          <table:table-cell table:formula="of:=COS([.D219]) * SIN([.E219]) * SIN([.F219]) - SIN([.E219]) * COS([.F219])" office:value-type="float" office:value="0.475780865666227" calcext:value-type="float">
            <text:p>0.4757808657</text:p>
          </table:table-cell>
          <table:table-cell table:formula="of:=COS([.D219]) * SIN([.E219]) * COS([.F219]) + SIN([.D219]) * SIN([.F219])" office:value-type="float" office:value="-0.478023152292342" calcext:value-type="float">
            <text:p>-0.4780231523</text:p>
          </table:table-cell>
          <table:table-cell table:formula="of:=SIN([.D219]) * COS([.E219])" office:value-type="float" office:value="-0.026622514170346" calcext:value-type="float">
            <text:p>-0.0266225142</text:p>
          </table:table-cell>
          <table:table-cell table:formula="of:=SIN([.D219]) * SIN([.E219]) * SIN([.F219] + COS([.D219]) * COS([.F219]))" office:value-type="float" office:value="0.0122286064410611" calcext:value-type="float">
            <text:p>0.0122286064</text:p>
          </table:table-cell>
          <table:table-cell table:formula="of:=SIN([.D219]) * SIN([.E219]) * COS([.F219])- COS([.D219]) * SIN([.F219])" office:value-type="float" office:value="0.00964936516239554" calcext:value-type="float">
            <text:p>0.0096493652</text:p>
          </table:table-cell>
          <table:table-cell table:formula="of:=-SIN([.D219])" office:value-type="float" office:value="0.0303112565562376" calcext:value-type="float">
            <text:p>0.0303112566</text:p>
          </table:table-cell>
          <table:table-cell table:formula="of:=COS([.D219]) * SIN([.F219])" office:value-type="float" office:value="0.00484232501877982" calcext:value-type="float">
            <text:p>0.004842325</text:p>
          </table:table-cell>
          <table:table-cell table:formula="of:=COS([.E219]) * COS([.F219])" office:value-type="float" office:value="0.878294230667864" calcext:value-type="float">
            <text:p>0.8782942307</text:p>
          </table:table-cell>
          <table:table-cell table:formula="of:=[.J219] * [.G219] + [.M219] * [.H219] + [.P219] * [.H219]" office:value-type="float" office:value="0.0361496753817379" calcext:value-type="float">
            <text:p>0.0361496754</text:p>
          </table:table-cell>
          <table:table-cell table:formula="of:=[.K219] * [.D219] + [.N219] * [.E219] + [.Q219] * [.H219]" office:value-type="float" office:value="0.026935197556574" calcext:value-type="float">
            <text:p>0.0269351976</text:p>
          </table:table-cell>
          <table:table-cell table:formula="of:=[.L219] * [.G219] + [.O219] * [.H219] + [.R219] * [.H219]" office:value-type="float" office:value="8.70184723913655" calcext:value-type="float">
            <text:p>8.7018472391</text:p>
          </table:table-cell>
          <table:table-cell/>
          <table:table-cell table:formula="of:=[.B219]-[.S219]" office:value-type="float" office:value="0.267881324618262" calcext:value-type="float">
            <text:p>0.2678813246</text:p>
          </table:table-cell>
          <table:table-cell table:formula="of:=[.A219]-[.T219]" office:value-type="float" office:value="-0.055820097556574" calcext:value-type="float">
            <text:p>-0.0558200976</text:p>
          </table:table-cell>
          <table:table-cell table:formula="of:=[.C219]-[.U219]" office:value-type="float" office:value="1.00210276086345" calcext:value-type="float">
            <text:p>1.0021027609</text:p>
          </table:table-cell>
        </table:table-row>
        <table:table-row table:style-name="ro1">
          <table:table-cell office:value-type="float" office:value="-0.0431671" calcext:value-type="float">
            <text:p>-0.0431671</text:p>
          </table:table-cell>
          <table:table-cell office:value-type="float" office:value="0.36116" calcext:value-type="float">
            <text:p>0.36116</text:p>
          </table:table-cell>
          <table:table-cell office:value-type="float" office:value="9.69443" calcext:value-type="float">
            <text:p>9.69443</text:p>
          </table:table-cell>
          <table:table-cell office:value-type="float" office:value="-0.0303591" calcext:value-type="float">
            <text:p>-0.0303591</text:p>
          </table:table-cell>
          <table:table-cell office:value-type="float" office:value="-0.498415" calcext:value-type="float">
            <text:p>-0.498415</text:p>
          </table:table-cell>
          <table:table-cell office:value-type="float" office:value="0.00478393" calcext:value-type="float">
            <text:p>0.0047839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20])*COS([.E220])" office:value-type="float" office:value="0.877936607186245" calcext:value-type="float">
            <text:p>0.8779366072</text:p>
          </table:table-cell>
          <table:table-cell table:formula="of:=COS([.D220]) * SIN([.E220]) * SIN([.F220]) - SIN([.E220]) * COS([.F220])" office:value-type="float" office:value="0.475742679959711" calcext:value-type="float">
            <text:p>0.47574268</text:p>
          </table:table-cell>
          <table:table-cell table:formula="of:=COS([.D220]) * SIN([.E220]) * COS([.F220]) + SIN([.D220]) * SIN([.F220])" office:value-type="float" office:value="-0.477953434903609" calcext:value-type="float">
            <text:p>-0.4779534349</text:p>
          </table:table-cell>
          <table:table-cell table:formula="of:=SIN([.D220]) * COS([.E220])" office:value-type="float" office:value="-0.0266615568509582" calcext:value-type="float">
            <text:p>-0.0266615569</text:p>
          </table:table-cell>
          <table:table-cell table:formula="of:=SIN([.D220]) * SIN([.E220]) * SIN([.F220] + COS([.D220]) * COS([.F220]))" office:value-type="float" office:value="0.0122438143729513" calcext:value-type="float">
            <text:p>0.0122438144</text:p>
          </table:table-cell>
          <table:table-cell table:formula="of:=SIN([.D220]) * SIN([.E220]) * COS([.F220])- COS([.D220]) * SIN([.F220])" office:value-type="float" office:value="0.00972857847145495" calcext:value-type="float">
            <text:p>0.0097285785</text:p>
          </table:table-cell>
          <table:table-cell table:formula="of:=-SIN([.D220])" office:value-type="float" office:value="0.0303544366778986" calcext:value-type="float">
            <text:p>0.0303544367</text:p>
          </table:table-cell>
          <table:table-cell table:formula="of:=COS([.D220]) * SIN([.F220])" office:value-type="float" office:value="0.0047817073160311" calcext:value-type="float">
            <text:p>0.0047817073</text:p>
          </table:table-cell>
          <table:table-cell table:formula="of:=COS([.E220]) * COS([.F220])" office:value-type="float" office:value="0.878331297873853" calcext:value-type="float">
            <text:p>0.8783312979</text:p>
          </table:table-cell>
          <table:table-cell table:formula="of:=[.J220] * [.G220] + [.M220] * [.H220] + [.P220] * [.H220]" office:value-type="float" office:value="0.0361902223040161" calcext:value-type="float">
            <text:p>0.0361902223</text:p>
          </table:table-cell>
          <table:table-cell table:formula="of:=[.K220] * [.D220] + [.N220] * [.E220] + [.Q220] * [.H220]" office:value-type="float" office:value="0.0263151113612454" calcext:value-type="float">
            <text:p>0.0263151114</text:p>
          </table:table-cell>
          <table:table-cell table:formula="of:=[.L220] * [.G220] + [.O220] * [.H220] + [.R220] * [.H220]" office:value-type="float" office:value="8.70298678818402" calcext:value-type="float">
            <text:p>8.7029867882</text:p>
          </table:table-cell>
          <table:table-cell/>
          <table:table-cell table:formula="of:=[.B220]-[.S220]" office:value-type="float" office:value="0.324969777695984" calcext:value-type="float">
            <text:p>0.3249697777</text:p>
          </table:table-cell>
          <table:table-cell table:formula="of:=[.A220]-[.T220]" office:value-type="float" office:value="-0.0694822113612454" calcext:value-type="float">
            <text:p>-0.0694822114</text:p>
          </table:table-cell>
          <table:table-cell table:formula="of:=[.C220]-[.U220]" office:value-type="float" office:value="0.991443211815984" calcext:value-type="float">
            <text:p>0.9914432118</text:p>
          </table:table-cell>
        </table:table-row>
        <table:table-row table:style-name="ro1">
          <table:table-cell office:value-type="float" office:value="-0.0741119" calcext:value-type="float">
            <text:p>-0.0741119</text:p>
          </table:table-cell>
          <table:table-cell office:value-type="float" office:value="0.334976" calcext:value-type="float">
            <text:p>0.334976</text:p>
          </table:table-cell>
          <table:table-cell office:value-type="float" office:value="9.69443" calcext:value-type="float">
            <text:p>9.69443</text:p>
          </table:table-cell>
          <table:table-cell office:value-type="float" office:value="-0.0303591" calcext:value-type="float">
            <text:p>-0.0303591</text:p>
          </table:table-cell>
          <table:table-cell office:value-type="float" office:value="-0.498415" calcext:value-type="float">
            <text:p>-0.498415</text:p>
          </table:table-cell>
          <table:table-cell office:value-type="float" office:value="0.00478393" calcext:value-type="float">
            <text:p>0.0047839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21])*COS([.E221])" office:value-type="float" office:value="0.877936607186245" calcext:value-type="float">
            <text:p>0.8779366072</text:p>
          </table:table-cell>
          <table:table-cell table:formula="of:=COS([.D221]) * SIN([.E221]) * SIN([.F221]) - SIN([.E221]) * COS([.F221])" office:value-type="float" office:value="0.475742679959711" calcext:value-type="float">
            <text:p>0.47574268</text:p>
          </table:table-cell>
          <table:table-cell table:formula="of:=COS([.D221]) * SIN([.E221]) * COS([.F221]) + SIN([.D221]) * SIN([.F221])" office:value-type="float" office:value="-0.477953434903609" calcext:value-type="float">
            <text:p>-0.4779534349</text:p>
          </table:table-cell>
          <table:table-cell table:formula="of:=SIN([.D221]) * COS([.E221])" office:value-type="float" office:value="-0.0266615568509582" calcext:value-type="float">
            <text:p>-0.0266615569</text:p>
          </table:table-cell>
          <table:table-cell table:formula="of:=SIN([.D221]) * SIN([.E221]) * SIN([.F221] + COS([.D221]) * COS([.F221]))" office:value-type="float" office:value="0.0122438143729513" calcext:value-type="float">
            <text:p>0.0122438144</text:p>
          </table:table-cell>
          <table:table-cell table:formula="of:=SIN([.D221]) * SIN([.E221]) * COS([.F221])- COS([.D221]) * SIN([.F221])" office:value-type="float" office:value="0.00972857847145495" calcext:value-type="float">
            <text:p>0.0097285785</text:p>
          </table:table-cell>
          <table:table-cell table:formula="of:=-SIN([.D221])" office:value-type="float" office:value="0.0303544366778986" calcext:value-type="float">
            <text:p>0.0303544367</text:p>
          </table:table-cell>
          <table:table-cell table:formula="of:=COS([.D221]) * SIN([.F221])" office:value-type="float" office:value="0.0047817073160311" calcext:value-type="float">
            <text:p>0.0047817073</text:p>
          </table:table-cell>
          <table:table-cell table:formula="of:=COS([.E221]) * COS([.F221])" office:value-type="float" office:value="0.878331297873853" calcext:value-type="float">
            <text:p>0.8783312979</text:p>
          </table:table-cell>
          <table:table-cell table:formula="of:=[.J221] * [.G221] + [.M221] * [.H221] + [.P221] * [.H221]" office:value-type="float" office:value="0.0361902223040161" calcext:value-type="float">
            <text:p>0.0361902223</text:p>
          </table:table-cell>
          <table:table-cell table:formula="of:=[.K221] * [.D221] + [.N221] * [.E221] + [.Q221] * [.H221]" office:value-type="float" office:value="0.0263151113612454" calcext:value-type="float">
            <text:p>0.0263151114</text:p>
          </table:table-cell>
          <table:table-cell table:formula="of:=[.L221] * [.G221] + [.O221] * [.H221] + [.R221] * [.H221]" office:value-type="float" office:value="8.70298678818402" calcext:value-type="float">
            <text:p>8.7029867882</text:p>
          </table:table-cell>
          <table:table-cell/>
          <table:table-cell table:formula="of:=[.B221]-[.S221]" office:value-type="float" office:value="0.298785777695984" calcext:value-type="float">
            <text:p>0.2987857777</text:p>
          </table:table-cell>
          <table:table-cell table:formula="of:=[.A221]-[.T221]" office:value-type="float" office:value="-0.100427011361245" calcext:value-type="float">
            <text:p>-0.1004270114</text:p>
          </table:table-cell>
          <table:table-cell table:formula="of:=[.C221]-[.U221]" office:value-type="float" office:value="0.991443211815984" calcext:value-type="float">
            <text:p>0.9914432118</text:p>
          </table:table-cell>
        </table:table-row>
        <table:table-row table:style-name="ro1">
          <table:table-cell office:value-type="float" office:value="-0.0741119" calcext:value-type="float">
            <text:p>-0.0741119</text:p>
          </table:table-cell>
          <table:table-cell office:value-type="float" office:value="0.334976" calcext:value-type="float">
            <text:p>0.334976</text:p>
          </table:table-cell>
          <table:table-cell office:value-type="float" office:value="9.69443" calcext:value-type="float">
            <text:p>9.69443</text:p>
          </table:table-cell>
          <table:table-cell office:value-type="float" office:value="-0.0305776" calcext:value-type="float">
            <text:p>-0.0305776</text:p>
          </table:table-cell>
          <table:table-cell office:value-type="float" office:value="-0.49865" calcext:value-type="float">
            <text:p>-0.49865</text:p>
          </table:table-cell>
          <table:table-cell office:value-type="float" office:value="0.00477464" calcext:value-type="float">
            <text:p>0.0047746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22])*COS([.E222])" office:value-type="float" office:value="0.877818450968663" calcext:value-type="float">
            <text:p>0.877818451</text:p>
          </table:table-cell>
          <table:table-cell table:formula="of:=COS([.D222]) * SIN([.E222]) * SIN([.F222]) - SIN([.E222]) * COS([.F222])" office:value-type="float" office:value="0.475952564870833" calcext:value-type="float">
            <text:p>0.4759525649</text:p>
          </table:table-cell>
          <table:table-cell table:formula="of:=COS([.D222]) * SIN([.E222]) * COS([.F222]) + SIN([.D222]) * SIN([.F222])" office:value-type="float" office:value="-0.478157333177829" calcext:value-type="float">
            <text:p>-0.4781573332</text:p>
          </table:table-cell>
          <table:table-cell table:formula="of:=SIN([.D222]) * COS([.E222])" office:value-type="float" office:value="-0.0268499501295662" calcext:value-type="float">
            <text:p>-0.0268499501</text:p>
          </table:table-cell>
          <table:table-cell table:formula="of:=SIN([.D222]) * SIN([.E222]) * SIN([.F222] + COS([.D222]) * COS([.F222]))" office:value-type="float" office:value="0.0123371076517761" calcext:value-type="float">
            <text:p>0.0123371077</text:p>
          </table:table-cell>
          <table:table-cell table:formula="of:=SIN([.D222]) * SIN([.E222]) * COS([.F222])- COS([.D222]) * SIN([.F222])" office:value-type="float" office:value="0.0098486073340938" calcext:value-type="float">
            <text:p>0.0098486073</text:p>
          </table:table-cell>
          <table:table-cell table:formula="of:=-SIN([.D222])" office:value-type="float" office:value="0.0305728352663112" calcext:value-type="float">
            <text:p>0.0305728353</text:p>
          </table:table-cell>
          <table:table-cell table:formula="of:=COS([.D222]) * SIN([.F222])" office:value-type="float" office:value="0.00477238992159556" calcext:value-type="float">
            <text:p>0.0047723899</text:p>
          </table:table-cell>
          <table:table-cell table:formula="of:=COS([.E222]) * COS([.F222])" office:value-type="float" office:value="0.87821897591765" calcext:value-type="float">
            <text:p>0.8782189759</text:p>
          </table:table-cell>
          <table:table-cell table:formula="of:=[.J222] * [.G222] + [.M222] * [.H222] + [.P222] * [.H222]" office:value-type="float" office:value="0.0364842743401013" calcext:value-type="float">
            <text:p>0.0364842743</text:p>
          </table:table-cell>
          <table:table-cell table:formula="of:=[.K222] * [.D222] + [.N222] * [.E222] + [.Q222] * [.H222]" office:value-type="float" office:value="0.0260640353534839" calcext:value-type="float">
            <text:p>0.0260640354</text:p>
          </table:table-cell>
          <table:table-cell table:formula="of:=[.L222] * [.G222] + [.O222] * [.H222] + [.R222] * [.H222]" office:value-type="float" office:value="8.70306231586709" calcext:value-type="float">
            <text:p>8.7030623159</text:p>
          </table:table-cell>
          <table:table-cell/>
          <table:table-cell table:formula="of:=[.B222]-[.S222]" office:value-type="float" office:value="0.298491725659899" calcext:value-type="float">
            <text:p>0.2984917257</text:p>
          </table:table-cell>
          <table:table-cell table:formula="of:=[.A222]-[.T222]" office:value-type="float" office:value="-0.100175935353484" calcext:value-type="float">
            <text:p>-0.1001759354</text:p>
          </table:table-cell>
          <table:table-cell table:formula="of:=[.C222]-[.U222]" office:value-type="float" office:value="0.991367684132912" calcext:value-type="float">
            <text:p>0.9913676841</text:p>
          </table:table-cell>
        </table:table-row>
        <table:table-row table:style-name="ro1">
          <table:table-cell office:value-type="float" office:value="-0.0574493" calcext:value-type="float">
            <text:p>-0.0574493</text:p>
          </table:table-cell>
          <table:table-cell office:value-type="float" office:value="0.308792" calcext:value-type="float">
            <text:p>0.308792</text:p>
          </table:table-cell>
          <table:table-cell office:value-type="float" office:value="9.6254" calcext:value-type="float">
            <text:p>9.6254</text:p>
          </table:table-cell>
          <table:table-cell office:value-type="float" office:value="-0.0305776" calcext:value-type="float">
            <text:p>-0.0305776</text:p>
          </table:table-cell>
          <table:table-cell office:value-type="float" office:value="-0.49865" calcext:value-type="float">
            <text:p>-0.49865</text:p>
          </table:table-cell>
          <table:table-cell office:value-type="float" office:value="0.00477464" calcext:value-type="float">
            <text:p>0.0047746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23])*COS([.E223])" office:value-type="float" office:value="0.877818450968663" calcext:value-type="float">
            <text:p>0.877818451</text:p>
          </table:table-cell>
          <table:table-cell table:formula="of:=COS([.D223]) * SIN([.E223]) * SIN([.F223]) - SIN([.E223]) * COS([.F223])" office:value-type="float" office:value="0.475952564870833" calcext:value-type="float">
            <text:p>0.4759525649</text:p>
          </table:table-cell>
          <table:table-cell table:formula="of:=COS([.D223]) * SIN([.E223]) * COS([.F223]) + SIN([.D223]) * SIN([.F223])" office:value-type="float" office:value="-0.478157333177829" calcext:value-type="float">
            <text:p>-0.4781573332</text:p>
          </table:table-cell>
          <table:table-cell table:formula="of:=SIN([.D223]) * COS([.E223])" office:value-type="float" office:value="-0.0268499501295662" calcext:value-type="float">
            <text:p>-0.0268499501</text:p>
          </table:table-cell>
          <table:table-cell table:formula="of:=SIN([.D223]) * SIN([.E223]) * SIN([.F223] + COS([.D223]) * COS([.F223]))" office:value-type="float" office:value="0.0123371076517761" calcext:value-type="float">
            <text:p>0.0123371077</text:p>
          </table:table-cell>
          <table:table-cell table:formula="of:=SIN([.D223]) * SIN([.E223]) * COS([.F223])- COS([.D223]) * SIN([.F223])" office:value-type="float" office:value="0.0098486073340938" calcext:value-type="float">
            <text:p>0.0098486073</text:p>
          </table:table-cell>
          <table:table-cell table:formula="of:=-SIN([.D223])" office:value-type="float" office:value="0.0305728352663112" calcext:value-type="float">
            <text:p>0.0305728353</text:p>
          </table:table-cell>
          <table:table-cell table:formula="of:=COS([.D223]) * SIN([.F223])" office:value-type="float" office:value="0.00477238992159556" calcext:value-type="float">
            <text:p>0.0047723899</text:p>
          </table:table-cell>
          <table:table-cell table:formula="of:=COS([.E223]) * COS([.F223])" office:value-type="float" office:value="0.87821897591765" calcext:value-type="float">
            <text:p>0.8782189759</text:p>
          </table:table-cell>
          <table:table-cell table:formula="of:=[.J223] * [.G223] + [.M223] * [.H223] + [.P223] * [.H223]" office:value-type="float" office:value="0.0364842743401013" calcext:value-type="float">
            <text:p>0.0364842743</text:p>
          </table:table-cell>
          <table:table-cell table:formula="of:=[.K223] * [.D223] + [.N223] * [.E223] + [.Q223] * [.H223]" office:value-type="float" office:value="0.0260640353534839" calcext:value-type="float">
            <text:p>0.0260640354</text:p>
          </table:table-cell>
          <table:table-cell table:formula="of:=[.L223] * [.G223] + [.O223] * [.H223] + [.R223] * [.H223]" office:value-type="float" office:value="8.70306231586709" calcext:value-type="float">
            <text:p>8.7030623159</text:p>
          </table:table-cell>
          <table:table-cell/>
          <table:table-cell table:formula="of:=[.B223]-[.S223]" office:value-type="float" office:value="0.272307725659899" calcext:value-type="float">
            <text:p>0.2723077257</text:p>
          </table:table-cell>
          <table:table-cell table:formula="of:=[.A223]-[.T223]" office:value-type="float" office:value="-0.0835133353534839" calcext:value-type="float">
            <text:p>-0.0835133354</text:p>
          </table:table-cell>
          <table:table-cell table:formula="of:=[.C223]-[.U223]" office:value-type="float" office:value="0.922337684132913" calcext:value-type="float">
            <text:p>0.9223376841</text:p>
          </table:table-cell>
        </table:table-row>
        <table:table-row table:style-name="ro1">
          <table:table-cell office:value-type="float" office:value="-0.0574493" calcext:value-type="float">
            <text:p>-0.0574493</text:p>
          </table:table-cell>
          <table:table-cell office:value-type="float" office:value="0.308792" calcext:value-type="float">
            <text:p>0.308792</text:p>
          </table:table-cell>
          <table:table-cell office:value-type="float" office:value="9.6254" calcext:value-type="float">
            <text:p>9.6254</text:p>
          </table:table-cell>
          <table:table-cell office:value-type="float" office:value="-0.0306991" calcext:value-type="float">
            <text:p>-0.0306991</text:p>
          </table:table-cell>
          <table:table-cell office:value-type="float" office:value="-0.498997" calcext:value-type="float">
            <text:p>-0.498997</text:p>
          </table:table-cell>
          <table:table-cell office:value-type="float" office:value="0.00487167" calcext:value-type="float">
            <text:p>0.0048716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24])*COS([.E224])" office:value-type="float" office:value="0.877649258160577" calcext:value-type="float">
            <text:p>0.8776492582</text:p>
          </table:table-cell>
          <table:table-cell table:formula="of:=COS([.D224]) * SIN([.E224]) * SIN([.F224]) - SIN([.E224]) * COS([.F224])" office:value-type="float" office:value="0.476209197570135" calcext:value-type="float">
            <text:p>0.4762091976</text:p>
          </table:table-cell>
          <table:table-cell table:formula="of:=COS([.D224]) * SIN([.E224]) * COS([.F224]) + SIN([.D224]) * SIN([.F224])" office:value-type="float" office:value="-0.47846345703737" calcext:value-type="float">
            <text:p>-0.478463457</text:p>
          </table:table-cell>
          <table:table-cell table:formula="of:=SIN([.D224]) * COS([.E224])" office:value-type="float" office:value="-0.0269515095528379" calcext:value-type="float">
            <text:p>-0.0269515096</text:p>
          </table:table-cell>
          <table:table-cell table:formula="of:=SIN([.D224]) * SIN([.E224]) * SIN([.F224] + COS([.D224]) * COS([.F224]))" office:value-type="float" office:value="0.0123947375209638" calcext:value-type="float">
            <text:p>0.0123947375</text:p>
          </table:table-cell>
          <table:table-cell table:formula="of:=SIN([.D224]) * SIN([.E224]) * COS([.F224])- COS([.D224]) * SIN([.F224])" office:value-type="float" office:value="0.00981906630120404" calcext:value-type="float">
            <text:p>0.0098190663</text:p>
          </table:table-cell>
          <table:table-cell table:formula="of:=-SIN([.D224])" office:value-type="float" office:value="0.0306942782441565" calcext:value-type="float">
            <text:p>0.0306942782</text:p>
          </table:table-cell>
          <table:table-cell table:formula="of:=COS([.D224]) * SIN([.F224])" office:value-type="float" office:value="0.00486935530383138" calcext:value-type="float">
            <text:p>0.0048693553</text:p>
          </table:table-cell>
          <table:table-cell table:formula="of:=COS([.E224]) * COS([.F224])" office:value-type="float" office:value="0.878052564609216" calcext:value-type="float">
            <text:p>0.8780525646</text:p>
          </table:table-cell>
          <table:table-cell table:formula="of:=[.J224] * [.G224] + [.M224] * [.H224] + [.P224] * [.H224]" office:value-type="float" office:value="0.0366791331749221" calcext:value-type="float">
            <text:p>0.0366791332</text:p>
          </table:table-cell>
          <table:table-cell table:formula="of:=[.K224] * [.D224] + [.N224] * [.E224] + [.Q224] * [.H224]" office:value-type="float" office:value="0.0269155513616739" calcext:value-type="float">
            <text:p>0.0269155514</text:p>
          </table:table-cell>
          <table:table-cell table:formula="of:=[.L224] * [.G224] + [.O224] * [.H224] + [.R224] * [.H224]" office:value-type="float" office:value="8.70114198292212" calcext:value-type="float">
            <text:p>8.7011419829</text:p>
          </table:table-cell>
          <table:table-cell/>
          <table:table-cell table:formula="of:=[.B224]-[.S224]" office:value-type="float" office:value="0.272112866825078" calcext:value-type="float">
            <text:p>0.2721128668</text:p>
          </table:table-cell>
          <table:table-cell table:formula="of:=[.A224]-[.T224]" office:value-type="float" office:value="-0.0843648513616739" calcext:value-type="float">
            <text:p>-0.0843648514</text:p>
          </table:table-cell>
          <table:table-cell table:formula="of:=[.C224]-[.U224]" office:value-type="float" office:value="0.924258017077882" calcext:value-type="float">
            <text:p>0.9242580171</text:p>
          </table:table-cell>
        </table:table-row>
        <table:table-row table:style-name="ro1">
          <table:table-cell office:value-type="float" office:value="-0.0312653" calcext:value-type="float">
            <text:p>-0.0312653</text:p>
          </table:table-cell>
          <table:table-cell office:value-type="float" office:value="0.265945" calcext:value-type="float">
            <text:p>0.265945</text:p>
          </table:table-cell>
          <table:table-cell office:value-type="float" office:value="9.67776" calcext:value-type="float">
            <text:p>9.67776</text:p>
          </table:table-cell>
          <table:table-cell office:value-type="float" office:value="-0.0306991" calcext:value-type="float">
            <text:p>-0.0306991</text:p>
          </table:table-cell>
          <table:table-cell office:value-type="float" office:value="-0.498997" calcext:value-type="float">
            <text:p>-0.498997</text:p>
          </table:table-cell>
          <table:table-cell office:value-type="float" office:value="0.00487167" calcext:value-type="float">
            <text:p>0.0048716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25])*COS([.E225])" office:value-type="float" office:value="0.877649258160577" calcext:value-type="float">
            <text:p>0.8776492582</text:p>
          </table:table-cell>
          <table:table-cell table:formula="of:=COS([.D225]) * SIN([.E225]) * SIN([.F225]) - SIN([.E225]) * COS([.F225])" office:value-type="float" office:value="0.476209197570135" calcext:value-type="float">
            <text:p>0.4762091976</text:p>
          </table:table-cell>
          <table:table-cell table:formula="of:=COS([.D225]) * SIN([.E225]) * COS([.F225]) + SIN([.D225]) * SIN([.F225])" office:value-type="float" office:value="-0.47846345703737" calcext:value-type="float">
            <text:p>-0.478463457</text:p>
          </table:table-cell>
          <table:table-cell table:formula="of:=SIN([.D225]) * COS([.E225])" office:value-type="float" office:value="-0.0269515095528379" calcext:value-type="float">
            <text:p>-0.0269515096</text:p>
          </table:table-cell>
          <table:table-cell table:formula="of:=SIN([.D225]) * SIN([.E225]) * SIN([.F225] + COS([.D225]) * COS([.F225]))" office:value-type="float" office:value="0.0123947375209638" calcext:value-type="float">
            <text:p>0.0123947375</text:p>
          </table:table-cell>
          <table:table-cell table:formula="of:=SIN([.D225]) * SIN([.E225]) * COS([.F225])- COS([.D225]) * SIN([.F225])" office:value-type="float" office:value="0.00981906630120404" calcext:value-type="float">
            <text:p>0.0098190663</text:p>
          </table:table-cell>
          <table:table-cell table:formula="of:=-SIN([.D225])" office:value-type="float" office:value="0.0306942782441565" calcext:value-type="float">
            <text:p>0.0306942782</text:p>
          </table:table-cell>
          <table:table-cell table:formula="of:=COS([.D225]) * SIN([.F225])" office:value-type="float" office:value="0.00486935530383138" calcext:value-type="float">
            <text:p>0.0048693553</text:p>
          </table:table-cell>
          <table:table-cell table:formula="of:=COS([.E225]) * COS([.F225])" office:value-type="float" office:value="0.878052564609216" calcext:value-type="float">
            <text:p>0.8780525646</text:p>
          </table:table-cell>
          <table:table-cell table:formula="of:=[.J225] * [.G225] + [.M225] * [.H225] + [.P225] * [.H225]" office:value-type="float" office:value="0.0366791331749221" calcext:value-type="float">
            <text:p>0.0366791332</text:p>
          </table:table-cell>
          <table:table-cell table:formula="of:=[.K225] * [.D225] + [.N225] * [.E225] + [.Q225] * [.H225]" office:value-type="float" office:value="0.0269155513616739" calcext:value-type="float">
            <text:p>0.0269155514</text:p>
          </table:table-cell>
          <table:table-cell table:formula="of:=[.L225] * [.G225] + [.O225] * [.H225] + [.R225] * [.H225]" office:value-type="float" office:value="8.70114198292212" calcext:value-type="float">
            <text:p>8.7011419829</text:p>
          </table:table-cell>
          <table:table-cell/>
          <table:table-cell table:formula="of:=[.B225]-[.S225]" office:value-type="float" office:value="0.229265866825078" calcext:value-type="float">
            <text:p>0.2292658668</text:p>
          </table:table-cell>
          <table:table-cell table:formula="of:=[.A225]-[.T225]" office:value-type="float" office:value="-0.0581808513616739" calcext:value-type="float">
            <text:p>-0.0581808514</text:p>
          </table:table-cell>
          <table:table-cell table:formula="of:=[.C225]-[.U225]" office:value-type="float" office:value="0.976618017077881" calcext:value-type="float">
            <text:p>0.9766180171</text:p>
          </table:table-cell>
        </table:table-row>
        <table:table-row table:style-name="ro1">
          <table:table-cell office:value-type="float" office:value="-0.0312653" calcext:value-type="float">
            <text:p>-0.0312653</text:p>
          </table:table-cell>
          <table:table-cell office:value-type="float" office:value="0.265945" calcext:value-type="float">
            <text:p>0.265945</text:p>
          </table:table-cell>
          <table:table-cell office:value-type="float" office:value="9.67776" calcext:value-type="float">
            <text:p>9.67776</text:p>
          </table:table-cell>
          <table:table-cell office:value-type="float" office:value="-0.0307442" calcext:value-type="float">
            <text:p>-0.0307442</text:p>
          </table:table-cell>
          <table:table-cell office:value-type="float" office:value="-0.499108" calcext:value-type="float">
            <text:p>-0.499108</text:p>
          </table:table-cell>
          <table:table-cell office:value-type="float" office:value="0.00489941" calcext:value-type="float">
            <text:p>0.0048994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26])*COS([.E226])" office:value-type="float" office:value="0.877594942946129" calcext:value-type="float">
            <text:p>0.8775949429</text:p>
          </table:table-cell>
          <table:table-cell table:formula="of:=COS([.D226]) * SIN([.E226]) * SIN([.F226]) - SIN([.E226]) * COS([.F226])" office:value-type="float" office:value="0.476292851130529" calcext:value-type="float">
            <text:p>0.4762928511</text:p>
          </table:table-cell>
          <table:table-cell table:formula="of:=COS([.D226]) * SIN([.E226]) * COS([.F226]) + SIN([.D226]) * SIN([.F226])" office:value-type="float" office:value="-0.478561216403163" calcext:value-type="float">
            <text:p>-0.4785612164</text:p>
          </table:table-cell>
          <table:table-cell table:formula="of:=SIN([.D226]) * COS([.E226])" office:value-type="float" office:value="-0.0269894585120226" calcext:value-type="float">
            <text:p>-0.0269894585</text:p>
          </table:table-cell>
          <table:table-cell table:formula="of:=SIN([.D226]) * SIN([.E226]) * SIN([.F226] + COS([.D226]) * COS([.F226]))" office:value-type="float" office:value="0.0124156759374292" calcext:value-type="float">
            <text:p>0.0124156759</text:p>
          </table:table-cell>
          <table:table-cell table:formula="of:=SIN([.D226]) * SIN([.E226]) * COS([.F226])- COS([.D226]) * SIN([.F226])" office:value-type="float" office:value="0.00981591232398127" calcext:value-type="float">
            <text:p>0.0098159123</text:p>
          </table:table-cell>
          <table:table-cell table:formula="of:=-SIN([.D226])" office:value-type="float" office:value="0.0307393569626906" calcext:value-type="float">
            <text:p>0.030739357</text:p>
          </table:table-cell>
          <table:table-cell table:formula="of:=COS([.D226]) * SIN([.F226])" office:value-type="float" office:value="0.00489707511512271" calcext:value-type="float">
            <text:p>0.0048970751</text:p>
          </table:table-cell>
          <table:table-cell table:formula="of:=COS([.E226]) * COS([.F226])" office:value-type="float" office:value="0.877999322334575" calcext:value-type="float">
            <text:p>0.8779993223</text:p>
          </table:table-cell>
          <table:table-cell table:formula="of:=[.J226] * [.G226] + [.M226] * [.H226] + [.P226] * [.H226]" office:value-type="float" office:value="0.0367490048165466" calcext:value-type="float">
            <text:p>0.0367490048</text:p>
          </table:table-cell>
          <table:table-cell table:formula="of:=[.K226] * [.D226] + [.N226] * [.E226] + [.Q226] * [.H226]" office:value-type="float" office:value="0.027151330268697" calcext:value-type="float">
            <text:p>0.0271513303</text:p>
          </table:table-cell>
          <table:table-cell table:formula="of:=[.L226] * [.G226] + [.O226] * [.H226] + [.R226] * [.H226]" office:value-type="float" office:value="8.70058929965385" calcext:value-type="float">
            <text:p>8.7005892997</text:p>
          </table:table-cell>
          <table:table-cell/>
          <table:table-cell table:formula="of:=[.B226]-[.S226]" office:value-type="float" office:value="0.229195995183453" calcext:value-type="float">
            <text:p>0.2291959952</text:p>
          </table:table-cell>
          <table:table-cell table:formula="of:=[.A226]-[.T226]" office:value-type="float" office:value="-0.058416630268697" calcext:value-type="float">
            <text:p>-0.0584166303</text:p>
          </table:table-cell>
          <table:table-cell table:formula="of:=[.C226]-[.U226]" office:value-type="float" office:value="0.977170700346147" calcext:value-type="float">
            <text:p>0.9771707003</text:p>
          </table:table-cell>
        </table:table-row>
        <table:table-row table:style-name="ro1">
          <table:table-cell office:value-type="float" office:value="-0.0312653" calcext:value-type="float">
            <text:p>-0.0312653</text:p>
          </table:table-cell>
          <table:table-cell office:value-type="float" office:value="0.265945" calcext:value-type="float">
            <text:p>0.265945</text:p>
          </table:table-cell>
          <table:table-cell office:value-type="float" office:value="9.67776" calcext:value-type="float">
            <text:p>9.67776</text:p>
          </table:table-cell>
          <table:table-cell office:value-type="float" office:value="-0.0307442" calcext:value-type="float">
            <text:p>-0.0307442</text:p>
          </table:table-cell>
          <table:table-cell office:value-type="float" office:value="-0.499108" calcext:value-type="float">
            <text:p>-0.499108</text:p>
          </table:table-cell>
          <table:table-cell office:value-type="float" office:value="0.00489941" calcext:value-type="float">
            <text:p>0.0048994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27])*COS([.E227])" office:value-type="float" office:value="0.877594942946129" calcext:value-type="float">
            <text:p>0.8775949429</text:p>
          </table:table-cell>
          <table:table-cell table:formula="of:=COS([.D227]) * SIN([.E227]) * SIN([.F227]) - SIN([.E227]) * COS([.F227])" office:value-type="float" office:value="0.476292851130529" calcext:value-type="float">
            <text:p>0.4762928511</text:p>
          </table:table-cell>
          <table:table-cell table:formula="of:=COS([.D227]) * SIN([.E227]) * COS([.F227]) + SIN([.D227]) * SIN([.F227])" office:value-type="float" office:value="-0.478561216403163" calcext:value-type="float">
            <text:p>-0.4785612164</text:p>
          </table:table-cell>
          <table:table-cell table:formula="of:=SIN([.D227]) * COS([.E227])" office:value-type="float" office:value="-0.0269894585120226" calcext:value-type="float">
            <text:p>-0.0269894585</text:p>
          </table:table-cell>
          <table:table-cell table:formula="of:=SIN([.D227]) * SIN([.E227]) * SIN([.F227] + COS([.D227]) * COS([.F227]))" office:value-type="float" office:value="0.0124156759374292" calcext:value-type="float">
            <text:p>0.0124156759</text:p>
          </table:table-cell>
          <table:table-cell table:formula="of:=SIN([.D227]) * SIN([.E227]) * COS([.F227])- COS([.D227]) * SIN([.F227])" office:value-type="float" office:value="0.00981591232398127" calcext:value-type="float">
            <text:p>0.0098159123</text:p>
          </table:table-cell>
          <table:table-cell table:formula="of:=-SIN([.D227])" office:value-type="float" office:value="0.0307393569626906" calcext:value-type="float">
            <text:p>0.030739357</text:p>
          </table:table-cell>
          <table:table-cell table:formula="of:=COS([.D227]) * SIN([.F227])" office:value-type="float" office:value="0.00489707511512271" calcext:value-type="float">
            <text:p>0.0048970751</text:p>
          </table:table-cell>
          <table:table-cell table:formula="of:=COS([.E227]) * COS([.F227])" office:value-type="float" office:value="0.877999322334575" calcext:value-type="float">
            <text:p>0.8779993223</text:p>
          </table:table-cell>
          <table:table-cell table:formula="of:=[.J227] * [.G227] + [.M227] * [.H227] + [.P227] * [.H227]" office:value-type="float" office:value="0.0367490048165466" calcext:value-type="float">
            <text:p>0.0367490048</text:p>
          </table:table-cell>
          <table:table-cell table:formula="of:=[.K227] * [.D227] + [.N227] * [.E227] + [.Q227] * [.H227]" office:value-type="float" office:value="0.027151330268697" calcext:value-type="float">
            <text:p>0.0271513303</text:p>
          </table:table-cell>
          <table:table-cell table:formula="of:=[.L227] * [.G227] + [.O227] * [.H227] + [.R227] * [.H227]" office:value-type="float" office:value="8.70058929965385" calcext:value-type="float">
            <text:p>8.7005892997</text:p>
          </table:table-cell>
          <table:table-cell/>
          <table:table-cell table:formula="of:=[.B227]-[.S227]" office:value-type="float" office:value="0.229195995183453" calcext:value-type="float">
            <text:p>0.2291959952</text:p>
          </table:table-cell>
          <table:table-cell table:formula="of:=[.A227]-[.T227]" office:value-type="float" office:value="-0.058416630268697" calcext:value-type="float">
            <text:p>-0.0584166303</text:p>
          </table:table-cell>
          <table:table-cell table:formula="of:=[.C227]-[.U227]" office:value-type="float" office:value="0.977170700346147" calcext:value-type="float">
            <text:p>0.9771707003</text:p>
          </table:table-cell>
        </table:table-row>
        <table:table-row table:style-name="ro1">
          <table:table-cell office:value-type="float" office:value="-0.0764923" calcext:value-type="float">
            <text:p>-0.0764923</text:p>
          </table:table-cell>
          <table:table-cell office:value-type="float" office:value="0.29689" calcext:value-type="float">
            <text:p>0.29689</text:p>
          </table:table-cell>
          <table:table-cell office:value-type="float" office:value="9.72299" calcext:value-type="float">
            <text:p>9.72299</text:p>
          </table:table-cell>
          <table:table-cell office:value-type="float" office:value="-0.0307442" calcext:value-type="float">
            <text:p>-0.0307442</text:p>
          </table:table-cell>
          <table:table-cell office:value-type="float" office:value="-0.499108" calcext:value-type="float">
            <text:p>-0.499108</text:p>
          </table:table-cell>
          <table:table-cell office:value-type="float" office:value="0.00489941" calcext:value-type="float">
            <text:p>0.0048994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28])*COS([.E228])" office:value-type="float" office:value="0.877594942946129" calcext:value-type="float">
            <text:p>0.8775949429</text:p>
          </table:table-cell>
          <table:table-cell table:formula="of:=COS([.D228]) * SIN([.E228]) * SIN([.F228]) - SIN([.E228]) * COS([.F228])" office:value-type="float" office:value="0.476292851130529" calcext:value-type="float">
            <text:p>0.4762928511</text:p>
          </table:table-cell>
          <table:table-cell table:formula="of:=COS([.D228]) * SIN([.E228]) * COS([.F228]) + SIN([.D228]) * SIN([.F228])" office:value-type="float" office:value="-0.478561216403163" calcext:value-type="float">
            <text:p>-0.4785612164</text:p>
          </table:table-cell>
          <table:table-cell table:formula="of:=SIN([.D228]) * COS([.E228])" office:value-type="float" office:value="-0.0269894585120226" calcext:value-type="float">
            <text:p>-0.0269894585</text:p>
          </table:table-cell>
          <table:table-cell table:formula="of:=SIN([.D228]) * SIN([.E228]) * SIN([.F228] + COS([.D228]) * COS([.F228]))" office:value-type="float" office:value="0.0124156759374292" calcext:value-type="float">
            <text:p>0.0124156759</text:p>
          </table:table-cell>
          <table:table-cell table:formula="of:=SIN([.D228]) * SIN([.E228]) * COS([.F228])- COS([.D228]) * SIN([.F228])" office:value-type="float" office:value="0.00981591232398127" calcext:value-type="float">
            <text:p>0.0098159123</text:p>
          </table:table-cell>
          <table:table-cell table:formula="of:=-SIN([.D228])" office:value-type="float" office:value="0.0307393569626906" calcext:value-type="float">
            <text:p>0.030739357</text:p>
          </table:table-cell>
          <table:table-cell table:formula="of:=COS([.D228]) * SIN([.F228])" office:value-type="float" office:value="0.00489707511512271" calcext:value-type="float">
            <text:p>0.0048970751</text:p>
          </table:table-cell>
          <table:table-cell table:formula="of:=COS([.E228]) * COS([.F228])" office:value-type="float" office:value="0.877999322334575" calcext:value-type="float">
            <text:p>0.8779993223</text:p>
          </table:table-cell>
          <table:table-cell table:formula="of:=[.J228] * [.G228] + [.M228] * [.H228] + [.P228] * [.H228]" office:value-type="float" office:value="0.0367490048165466" calcext:value-type="float">
            <text:p>0.0367490048</text:p>
          </table:table-cell>
          <table:table-cell table:formula="of:=[.K228] * [.D228] + [.N228] * [.E228] + [.Q228] * [.H228]" office:value-type="float" office:value="0.027151330268697" calcext:value-type="float">
            <text:p>0.0271513303</text:p>
          </table:table-cell>
          <table:table-cell table:formula="of:=[.L228] * [.G228] + [.O228] * [.H228] + [.R228] * [.H228]" office:value-type="float" office:value="8.70058929965385" calcext:value-type="float">
            <text:p>8.7005892997</text:p>
          </table:table-cell>
          <table:table-cell/>
          <table:table-cell table:formula="of:=[.B228]-[.S228]" office:value-type="float" office:value="0.260140995183453" calcext:value-type="float">
            <text:p>0.2601409952</text:p>
          </table:table-cell>
          <table:table-cell table:formula="of:=[.A228]-[.T228]" office:value-type="float" office:value="-0.103643630268697" calcext:value-type="float">
            <text:p>-0.1036436303</text:p>
          </table:table-cell>
          <table:table-cell table:formula="of:=[.C228]-[.U228]" office:value-type="float" office:value="1.02240070034615" calcext:value-type="float">
            <text:p>1.0224007003</text:p>
          </table:table-cell>
        </table:table-row>
        <table:table-row table:style-name="ro1">
          <table:table-cell office:value-type="float" office:value="-0.0764923" calcext:value-type="float">
            <text:p>-0.0764923</text:p>
          </table:table-cell>
          <table:table-cell office:value-type="float" office:value="0.29689" calcext:value-type="float">
            <text:p>0.29689</text:p>
          </table:table-cell>
          <table:table-cell office:value-type="float" office:value="9.72299" calcext:value-type="float">
            <text:p>9.72299</text:p>
          </table:table-cell>
          <table:table-cell office:value-type="float" office:value="-0.0307442" calcext:value-type="float">
            <text:p>-0.0307442</text:p>
          </table:table-cell>
          <table:table-cell office:value-type="float" office:value="-0.499108" calcext:value-type="float">
            <text:p>-0.499108</text:p>
          </table:table-cell>
          <table:table-cell office:value-type="float" office:value="0.00489941" calcext:value-type="float">
            <text:p>0.0048994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29])*COS([.E229])" office:value-type="float" office:value="0.877594942946129" calcext:value-type="float">
            <text:p>0.8775949429</text:p>
          </table:table-cell>
          <table:table-cell table:formula="of:=COS([.D229]) * SIN([.E229]) * SIN([.F229]) - SIN([.E229]) * COS([.F229])" office:value-type="float" office:value="0.476292851130529" calcext:value-type="float">
            <text:p>0.4762928511</text:p>
          </table:table-cell>
          <table:table-cell table:formula="of:=COS([.D229]) * SIN([.E229]) * COS([.F229]) + SIN([.D229]) * SIN([.F229])" office:value-type="float" office:value="-0.478561216403163" calcext:value-type="float">
            <text:p>-0.4785612164</text:p>
          </table:table-cell>
          <table:table-cell table:formula="of:=SIN([.D229]) * COS([.E229])" office:value-type="float" office:value="-0.0269894585120226" calcext:value-type="float">
            <text:p>-0.0269894585</text:p>
          </table:table-cell>
          <table:table-cell table:formula="of:=SIN([.D229]) * SIN([.E229]) * SIN([.F229] + COS([.D229]) * COS([.F229]))" office:value-type="float" office:value="0.0124156759374292" calcext:value-type="float">
            <text:p>0.0124156759</text:p>
          </table:table-cell>
          <table:table-cell table:formula="of:=SIN([.D229]) * SIN([.E229]) * COS([.F229])- COS([.D229]) * SIN([.F229])" office:value-type="float" office:value="0.00981591232398127" calcext:value-type="float">
            <text:p>0.0098159123</text:p>
          </table:table-cell>
          <table:table-cell table:formula="of:=-SIN([.D229])" office:value-type="float" office:value="0.0307393569626906" calcext:value-type="float">
            <text:p>0.030739357</text:p>
          </table:table-cell>
          <table:table-cell table:formula="of:=COS([.D229]) * SIN([.F229])" office:value-type="float" office:value="0.00489707511512271" calcext:value-type="float">
            <text:p>0.0048970751</text:p>
          </table:table-cell>
          <table:table-cell table:formula="of:=COS([.E229]) * COS([.F229])" office:value-type="float" office:value="0.877999322334575" calcext:value-type="float">
            <text:p>0.8779993223</text:p>
          </table:table-cell>
          <table:table-cell table:formula="of:=[.J229] * [.G229] + [.M229] * [.H229] + [.P229] * [.H229]" office:value-type="float" office:value="0.0367490048165466" calcext:value-type="float">
            <text:p>0.0367490048</text:p>
          </table:table-cell>
          <table:table-cell table:formula="of:=[.K229] * [.D229] + [.N229] * [.E229] + [.Q229] * [.H229]" office:value-type="float" office:value="0.027151330268697" calcext:value-type="float">
            <text:p>0.0271513303</text:p>
          </table:table-cell>
          <table:table-cell table:formula="of:=[.L229] * [.G229] + [.O229] * [.H229] + [.R229] * [.H229]" office:value-type="float" office:value="8.70058929965385" calcext:value-type="float">
            <text:p>8.7005892997</text:p>
          </table:table-cell>
          <table:table-cell/>
          <table:table-cell table:formula="of:=[.B229]-[.S229]" office:value-type="float" office:value="0.260140995183453" calcext:value-type="float">
            <text:p>0.2601409952</text:p>
          </table:table-cell>
          <table:table-cell table:formula="of:=[.A229]-[.T229]" office:value-type="float" office:value="-0.103643630268697" calcext:value-type="float">
            <text:p>-0.1036436303</text:p>
          </table:table-cell>
          <table:table-cell table:formula="of:=[.C229]-[.U229]" office:value-type="float" office:value="1.02240070034615" calcext:value-type="float">
            <text:p>1.0224007003</text:p>
          </table:table-cell>
        </table:table-row>
        <table:table-row table:style-name="ro1">
          <table:table-cell office:value-type="float" office:value="-0.0764923" calcext:value-type="float">
            <text:p>-0.0764923</text:p>
          </table:table-cell>
          <table:table-cell office:value-type="float" office:value="0.29689" calcext:value-type="float">
            <text:p>0.29689</text:p>
          </table:table-cell>
          <table:table-cell office:value-type="float" office:value="9.72299" calcext:value-type="float">
            <text:p>9.72299</text:p>
          </table:table-cell>
          <table:table-cell office:value-type="float" office:value="-0.0307442" calcext:value-type="float">
            <text:p>-0.0307442</text:p>
          </table:table-cell>
          <table:table-cell office:value-type="float" office:value="-0.499108" calcext:value-type="float">
            <text:p>-0.499108</text:p>
          </table:table-cell>
          <table:table-cell office:value-type="float" office:value="0.00489941" calcext:value-type="float">
            <text:p>0.0048994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30])*COS([.E230])" office:value-type="float" office:value="0.877594942946129" calcext:value-type="float">
            <text:p>0.8775949429</text:p>
          </table:table-cell>
          <table:table-cell table:formula="of:=COS([.D230]) * SIN([.E230]) * SIN([.F230]) - SIN([.E230]) * COS([.F230])" office:value-type="float" office:value="0.476292851130529" calcext:value-type="float">
            <text:p>0.4762928511</text:p>
          </table:table-cell>
          <table:table-cell table:formula="of:=COS([.D230]) * SIN([.E230]) * COS([.F230]) + SIN([.D230]) * SIN([.F230])" office:value-type="float" office:value="-0.478561216403163" calcext:value-type="float">
            <text:p>-0.4785612164</text:p>
          </table:table-cell>
          <table:table-cell table:formula="of:=SIN([.D230]) * COS([.E230])" office:value-type="float" office:value="-0.0269894585120226" calcext:value-type="float">
            <text:p>-0.0269894585</text:p>
          </table:table-cell>
          <table:table-cell table:formula="of:=SIN([.D230]) * SIN([.E230]) * SIN([.F230] + COS([.D230]) * COS([.F230]))" office:value-type="float" office:value="0.0124156759374292" calcext:value-type="float">
            <text:p>0.0124156759</text:p>
          </table:table-cell>
          <table:table-cell table:formula="of:=SIN([.D230]) * SIN([.E230]) * COS([.F230])- COS([.D230]) * SIN([.F230])" office:value-type="float" office:value="0.00981591232398127" calcext:value-type="float">
            <text:p>0.0098159123</text:p>
          </table:table-cell>
          <table:table-cell table:formula="of:=-SIN([.D230])" office:value-type="float" office:value="0.0307393569626906" calcext:value-type="float">
            <text:p>0.030739357</text:p>
          </table:table-cell>
          <table:table-cell table:formula="of:=COS([.D230]) * SIN([.F230])" office:value-type="float" office:value="0.00489707511512271" calcext:value-type="float">
            <text:p>0.0048970751</text:p>
          </table:table-cell>
          <table:table-cell table:formula="of:=COS([.E230]) * COS([.F230])" office:value-type="float" office:value="0.877999322334575" calcext:value-type="float">
            <text:p>0.8779993223</text:p>
          </table:table-cell>
          <table:table-cell table:formula="of:=[.J230] * [.G230] + [.M230] * [.H230] + [.P230] * [.H230]" office:value-type="float" office:value="0.0367490048165466" calcext:value-type="float">
            <text:p>0.0367490048</text:p>
          </table:table-cell>
          <table:table-cell table:formula="of:=[.K230] * [.D230] + [.N230] * [.E230] + [.Q230] * [.H230]" office:value-type="float" office:value="0.027151330268697" calcext:value-type="float">
            <text:p>0.0271513303</text:p>
          </table:table-cell>
          <table:table-cell table:formula="of:=[.L230] * [.G230] + [.O230] * [.H230] + [.R230] * [.H230]" office:value-type="float" office:value="8.70058929965385" calcext:value-type="float">
            <text:p>8.7005892997</text:p>
          </table:table-cell>
          <table:table-cell/>
          <table:table-cell table:formula="of:=[.B230]-[.S230]" office:value-type="float" office:value="0.260140995183453" calcext:value-type="float">
            <text:p>0.2601409952</text:p>
          </table:table-cell>
          <table:table-cell table:formula="of:=[.A230]-[.T230]" office:value-type="float" office:value="-0.103643630268697" calcext:value-type="float">
            <text:p>-0.1036436303</text:p>
          </table:table-cell>
          <table:table-cell table:formula="of:=[.C230]-[.U230]" office:value-type="float" office:value="1.02240070034615" calcext:value-type="float">
            <text:p>1.0224007003</text:p>
          </table:table-cell>
        </table:table-row>
        <table:table-row table:style-name="ro1">
          <table:table-cell office:value-type="float" office:value="-0.0764923" calcext:value-type="float">
            <text:p>-0.0764923</text:p>
          </table:table-cell>
          <table:table-cell office:value-type="float" office:value="0.29689" calcext:value-type="float">
            <text:p>0.29689</text:p>
          </table:table-cell>
          <table:table-cell office:value-type="float" office:value="9.72299" calcext:value-type="float">
            <text:p>9.72299</text:p>
          </table:table-cell>
          <table:table-cell office:value-type="float" office:value="-0.0306144" calcext:value-type="float">
            <text:p>-0.0306144</text:p>
          </table:table-cell>
          <table:table-cell office:value-type="float" office:value="-0.498822" calcext:value-type="float">
            <text:p>-0.498822</text:p>
          </table:table-cell>
          <table:table-cell office:value-type="float" office:value="0.00483563" calcext:value-type="float">
            <text:p>0.0048356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31])*COS([.E231])" office:value-type="float" office:value="0.877735230513438" calcext:value-type="float">
            <text:p>0.8777352305</text:p>
          </table:table-cell>
          <table:table-cell table:formula="of:=COS([.D231]) * SIN([.E231]) * SIN([.F231]) - SIN([.E231]) * COS([.F231])" office:value-type="float" office:value="0.476073589886788" calcext:value-type="float">
            <text:p>0.4760735899</text:p>
          </table:table-cell>
          <table:table-cell table:formula="of:=COS([.D231]) * SIN([.E231]) * COS([.F231]) + SIN([.D231]) * SIN([.F231])" office:value-type="float" office:value="-0.478309672961753" calcext:value-type="float">
            <text:p>-0.478309673</text:p>
          </table:table-cell>
          <table:table-cell table:formula="of:=SIN([.D231]) * COS([.E231])" office:value-type="float" office:value="-0.026879735566897" calcext:value-type="float">
            <text:p>-0.0268797356</text:p>
          </table:table-cell>
          <table:table-cell table:formula="of:=SIN([.D231]) * SIN([.E231]) * SIN([.F231] + COS([.D231]) * COS([.F231]))" office:value-type="float" office:value="0.0123563200702147" calcext:value-type="float">
            <text:p>0.0123563201</text:p>
          </table:table-cell>
          <table:table-cell table:formula="of:=SIN([.D231]) * SIN([.E231]) * COS([.F231])- COS([.D231]) * SIN([.F231])" office:value-type="float" office:value="0.0098098619869661" calcext:value-type="float">
            <text:p>0.009809862</text:p>
          </table:table-cell>
          <table:table-cell table:formula="of:=-SIN([.D231])" office:value-type="float" office:value="0.0306096180431328" calcext:value-type="float">
            <text:p>0.030609618</text:p>
          </table:table-cell>
          <table:table-cell table:formula="of:=COS([.D231]) * SIN([.F231])" office:value-type="float" office:value="0.00483334526379692" calcext:value-type="float">
            <text:p>0.0048333453</text:p>
          </table:table-cell>
          <table:table-cell table:formula="of:=COS([.E231]) * COS([.F231])" office:value-type="float" office:value="0.87813644916893" calcext:value-type="float">
            <text:p>0.8781364492</text:p>
          </table:table-cell>
          <table:table-cell table:formula="of:=[.J231] * [.G231] + [.M231] * [.H231] + [.P231] * [.H231]" office:value-type="float" office:value="0.0365528482671112" calcext:value-type="float">
            <text:p>0.0365528483</text:p>
          </table:table-cell>
          <table:table-cell table:formula="of:=[.K231] * [.D231] + [.N231] * [.E231] + [.Q231] * [.H231]" office:value-type="float" office:value="0.0266284719849151" calcext:value-type="float">
            <text:p>0.026628472</text:p>
          </table:table-cell>
          <table:table-cell table:formula="of:=[.L231] * [.G231] + [.O231] * [.H231] + [.R231] * [.H231]" office:value-type="float" office:value="8.70187384932778" calcext:value-type="float">
            <text:p>8.7018738493</text:p>
          </table:table-cell>
          <table:table-cell/>
          <table:table-cell table:formula="of:=[.B231]-[.S231]" office:value-type="float" office:value="0.260337151732889" calcext:value-type="float">
            <text:p>0.2603371517</text:p>
          </table:table-cell>
          <table:table-cell table:formula="of:=[.A231]-[.T231]" office:value-type="float" office:value="-0.103120771984915" calcext:value-type="float">
            <text:p>-0.103120772</text:p>
          </table:table-cell>
          <table:table-cell table:formula="of:=[.C231]-[.U231]" office:value-type="float" office:value="1.02111615067222" calcext:value-type="float">
            <text:p>1.0211161507</text:p>
          </table:table-cell>
        </table:table-row>
        <table:table-row table:style-name="ro1">
          <table:table-cell office:value-type="float" office:value="-0.0741119" calcext:value-type="float">
            <text:p>-0.0741119</text:p>
          </table:table-cell>
          <table:table-cell office:value-type="float" office:value="0.275467" calcext:value-type="float">
            <text:p>0.275467</text:p>
          </table:table-cell>
          <table:table-cell office:value-type="float" office:value="9.66348" calcext:value-type="float">
            <text:p>9.66348</text:p>
          </table:table-cell>
          <table:table-cell office:value-type="float" office:value="-0.0306144" calcext:value-type="float">
            <text:p>-0.0306144</text:p>
          </table:table-cell>
          <table:table-cell office:value-type="float" office:value="-0.498822" calcext:value-type="float">
            <text:p>-0.498822</text:p>
          </table:table-cell>
          <table:table-cell office:value-type="float" office:value="0.00483563" calcext:value-type="float">
            <text:p>0.0048356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32])*COS([.E232])" office:value-type="float" office:value="0.877735230513438" calcext:value-type="float">
            <text:p>0.8777352305</text:p>
          </table:table-cell>
          <table:table-cell table:formula="of:=COS([.D232]) * SIN([.E232]) * SIN([.F232]) - SIN([.E232]) * COS([.F232])" office:value-type="float" office:value="0.476073589886788" calcext:value-type="float">
            <text:p>0.4760735899</text:p>
          </table:table-cell>
          <table:table-cell table:formula="of:=COS([.D232]) * SIN([.E232]) * COS([.F232]) + SIN([.D232]) * SIN([.F232])" office:value-type="float" office:value="-0.478309672961753" calcext:value-type="float">
            <text:p>-0.478309673</text:p>
          </table:table-cell>
          <table:table-cell table:formula="of:=SIN([.D232]) * COS([.E232])" office:value-type="float" office:value="-0.026879735566897" calcext:value-type="float">
            <text:p>-0.0268797356</text:p>
          </table:table-cell>
          <table:table-cell table:formula="of:=SIN([.D232]) * SIN([.E232]) * SIN([.F232] + COS([.D232]) * COS([.F232]))" office:value-type="float" office:value="0.0123563200702147" calcext:value-type="float">
            <text:p>0.0123563201</text:p>
          </table:table-cell>
          <table:table-cell table:formula="of:=SIN([.D232]) * SIN([.E232]) * COS([.F232])- COS([.D232]) * SIN([.F232])" office:value-type="float" office:value="0.0098098619869661" calcext:value-type="float">
            <text:p>0.009809862</text:p>
          </table:table-cell>
          <table:table-cell table:formula="of:=-SIN([.D232])" office:value-type="float" office:value="0.0306096180431328" calcext:value-type="float">
            <text:p>0.030609618</text:p>
          </table:table-cell>
          <table:table-cell table:formula="of:=COS([.D232]) * SIN([.F232])" office:value-type="float" office:value="0.00483334526379692" calcext:value-type="float">
            <text:p>0.0048333453</text:p>
          </table:table-cell>
          <table:table-cell table:formula="of:=COS([.E232]) * COS([.F232])" office:value-type="float" office:value="0.87813644916893" calcext:value-type="float">
            <text:p>0.8781364492</text:p>
          </table:table-cell>
          <table:table-cell table:formula="of:=[.J232] * [.G232] + [.M232] * [.H232] + [.P232] * [.H232]" office:value-type="float" office:value="0.0365528482671112" calcext:value-type="float">
            <text:p>0.0365528483</text:p>
          </table:table-cell>
          <table:table-cell table:formula="of:=[.K232] * [.D232] + [.N232] * [.E232] + [.Q232] * [.H232]" office:value-type="float" office:value="0.0266284719849151" calcext:value-type="float">
            <text:p>0.026628472</text:p>
          </table:table-cell>
          <table:table-cell table:formula="of:=[.L232] * [.G232] + [.O232] * [.H232] + [.R232] * [.H232]" office:value-type="float" office:value="8.70187384932778" calcext:value-type="float">
            <text:p>8.7018738493</text:p>
          </table:table-cell>
          <table:table-cell/>
          <table:table-cell table:formula="of:=[.B232]-[.S232]" office:value-type="float" office:value="0.238914151732889" calcext:value-type="float">
            <text:p>0.2389141517</text:p>
          </table:table-cell>
          <table:table-cell table:formula="of:=[.A232]-[.T232]" office:value-type="float" office:value="-0.100740371984915" calcext:value-type="float">
            <text:p>-0.100740372</text:p>
          </table:table-cell>
          <table:table-cell table:formula="of:=[.C232]-[.U232]" office:value-type="float" office:value="0.961606150672216" calcext:value-type="float">
            <text:p>0.9616061507</text:p>
          </table:table-cell>
        </table:table-row>
        <table:table-row table:style-name="ro1">
          <table:table-cell office:value-type="float" office:value="-0.0741119" calcext:value-type="float">
            <text:p>-0.0741119</text:p>
          </table:table-cell>
          <table:table-cell office:value-type="float" office:value="0.275467" calcext:value-type="float">
            <text:p>0.275467</text:p>
          </table:table-cell>
          <table:table-cell office:value-type="float" office:value="9.66348" calcext:value-type="float">
            <text:p>9.66348</text:p>
          </table:table-cell>
          <table:table-cell office:value-type="float" office:value="-0.0305911" calcext:value-type="float">
            <text:p>-0.0305911</text:p>
          </table:table-cell>
          <table:table-cell office:value-type="float" office:value="-0.499012" calcext:value-type="float">
            <text:p>-0.499012</text:p>
          </table:table-cell>
          <table:table-cell office:value-type="float" office:value="0.00493893" calcext:value-type="float">
            <text:p>0.0049389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33])*COS([.E233])" office:value-type="float" office:value="0.877644988888644" calcext:value-type="float">
            <text:p>0.8776449889</text:p>
          </table:table-cell>
          <table:table-cell table:formula="of:=COS([.D233]) * SIN([.E233]) * SIN([.F233]) - SIN([.E233]) * COS([.F233])" office:value-type="float" office:value="0.47618996618457" calcext:value-type="float">
            <text:p>0.4761899662</text:p>
          </table:table-cell>
          <table:table-cell table:formula="of:=COS([.D233]) * SIN([.E233]) * COS([.F233]) + SIN([.D233]) * SIN([.F233])" office:value-type="float" office:value="-0.478479578673841" calcext:value-type="float">
            <text:p>-0.4784795787</text:p>
          </table:table-cell>
          <table:table-cell table:formula="of:=SIN([.D233]) * COS([.E233])" office:value-type="float" office:value="-0.0268565037188787" calcext:value-type="float">
            <text:p>-0.0268565037</text:p>
          </table:table-cell>
          <table:table-cell table:formula="of:=SIN([.D233]) * SIN([.E233]) * SIN([.F233] + COS([.D233]) * COS([.F233]))" office:value-type="float" office:value="0.0123520378320547" calcext:value-type="float">
            <text:p>0.0123520378</text:p>
          </table:table-cell>
          <table:table-cell table:formula="of:=SIN([.D233]) * SIN([.E233]) * COS([.F233])- COS([.D233]) * SIN([.F233])" office:value-type="float" office:value="0.00970056248367052" calcext:value-type="float">
            <text:p>0.0097005625</text:p>
          </table:table-cell>
          <table:table-cell table:formula="of:=-SIN([.D233])" office:value-type="float" office:value="0.0305863289528366" calcext:value-type="float">
            <text:p>0.030586329</text:p>
          </table:table-cell>
          <table:table-cell table:formula="of:=COS([.D233]) * SIN([.F233])" office:value-type="float" office:value="0.00493659914701391" calcext:value-type="float">
            <text:p>0.0049365991</text:p>
          </table:table-cell>
          <table:table-cell table:formula="of:=COS([.E233]) * COS([.F233])" office:value-type="float" office:value="0.878045096723171" calcext:value-type="float">
            <text:p>0.8780450967</text:p>
          </table:table-cell>
          <table:table-cell table:formula="of:=[.J233] * [.G233] + [.M233] * [.H233] + [.P233] * [.H233]" office:value-type="float" office:value="0.0365522872927879" calcext:value-type="float">
            <text:p>0.0365522873</text:p>
          </table:table-cell>
          <table:table-cell table:formula="of:=[.K233] * [.D233] + [.N233] * [.E233] + [.Q233] * [.H233]" office:value-type="float" office:value="0.0276476816635382" calcext:value-type="float">
            <text:p>0.0276476817</text:p>
          </table:table-cell>
          <table:table-cell table:formula="of:=[.L233] * [.G233] + [.O233] * [.H233] + [.R233] * [.H233]" office:value-type="float" office:value="8.69990746022705" calcext:value-type="float">
            <text:p>8.6999074602</text:p>
          </table:table-cell>
          <table:table-cell/>
          <table:table-cell table:formula="of:=[.B233]-[.S233]" office:value-type="float" office:value="0.238914712707212" calcext:value-type="float">
            <text:p>0.2389147127</text:p>
          </table:table-cell>
          <table:table-cell table:formula="of:=[.A233]-[.T233]" office:value-type="float" office:value="-0.101759581663538" calcext:value-type="float">
            <text:p>-0.1017595817</text:p>
          </table:table-cell>
          <table:table-cell table:formula="of:=[.C233]-[.U233]" office:value-type="float" office:value="0.963572539772947" calcext:value-type="float">
            <text:p>0.9635725398</text:p>
          </table:table-cell>
        </table:table-row>
        <table:table-row table:style-name="ro1">
          <table:table-cell office:value-type="float" office:value="-0.0741119" calcext:value-type="float">
            <text:p>-0.0741119</text:p>
          </table:table-cell>
          <table:table-cell office:value-type="float" office:value="0.275467" calcext:value-type="float">
            <text:p>0.275467</text:p>
          </table:table-cell>
          <table:table-cell office:value-type="float" office:value="9.66348" calcext:value-type="float">
            <text:p>9.66348</text:p>
          </table:table-cell>
          <table:table-cell office:value-type="float" office:value="-0.0305911" calcext:value-type="float">
            <text:p>-0.0305911</text:p>
          </table:table-cell>
          <table:table-cell office:value-type="float" office:value="-0.499012" calcext:value-type="float">
            <text:p>-0.499012</text:p>
          </table:table-cell>
          <table:table-cell office:value-type="float" office:value="0.00493893" calcext:value-type="float">
            <text:p>0.0049389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34])*COS([.E234])" office:value-type="float" office:value="0.877644988888644" calcext:value-type="float">
            <text:p>0.8776449889</text:p>
          </table:table-cell>
          <table:table-cell table:formula="of:=COS([.D234]) * SIN([.E234]) * SIN([.F234]) - SIN([.E234]) * COS([.F234])" office:value-type="float" office:value="0.47618996618457" calcext:value-type="float">
            <text:p>0.4761899662</text:p>
          </table:table-cell>
          <table:table-cell table:formula="of:=COS([.D234]) * SIN([.E234]) * COS([.F234]) + SIN([.D234]) * SIN([.F234])" office:value-type="float" office:value="-0.478479578673841" calcext:value-type="float">
            <text:p>-0.4784795787</text:p>
          </table:table-cell>
          <table:table-cell table:formula="of:=SIN([.D234]) * COS([.E234])" office:value-type="float" office:value="-0.0268565037188787" calcext:value-type="float">
            <text:p>-0.0268565037</text:p>
          </table:table-cell>
          <table:table-cell table:formula="of:=SIN([.D234]) * SIN([.E234]) * SIN([.F234] + COS([.D234]) * COS([.F234]))" office:value-type="float" office:value="0.0123520378320547" calcext:value-type="float">
            <text:p>0.0123520378</text:p>
          </table:table-cell>
          <table:table-cell table:formula="of:=SIN([.D234]) * SIN([.E234]) * COS([.F234])- COS([.D234]) * SIN([.F234])" office:value-type="float" office:value="0.00970056248367052" calcext:value-type="float">
            <text:p>0.0097005625</text:p>
          </table:table-cell>
          <table:table-cell table:formula="of:=-SIN([.D234])" office:value-type="float" office:value="0.0305863289528366" calcext:value-type="float">
            <text:p>0.030586329</text:p>
          </table:table-cell>
          <table:table-cell table:formula="of:=COS([.D234]) * SIN([.F234])" office:value-type="float" office:value="0.00493659914701391" calcext:value-type="float">
            <text:p>0.0049365991</text:p>
          </table:table-cell>
          <table:table-cell table:formula="of:=COS([.E234]) * COS([.F234])" office:value-type="float" office:value="0.878045096723171" calcext:value-type="float">
            <text:p>0.8780450967</text:p>
          </table:table-cell>
          <table:table-cell table:formula="of:=[.J234] * [.G234] + [.M234] * [.H234] + [.P234] * [.H234]" office:value-type="float" office:value="0.0365522872927879" calcext:value-type="float">
            <text:p>0.0365522873</text:p>
          </table:table-cell>
          <table:table-cell table:formula="of:=[.K234] * [.D234] + [.N234] * [.E234] + [.Q234] * [.H234]" office:value-type="float" office:value="0.0276476816635382" calcext:value-type="float">
            <text:p>0.0276476817</text:p>
          </table:table-cell>
          <table:table-cell table:formula="of:=[.L234] * [.G234] + [.O234] * [.H234] + [.R234] * [.H234]" office:value-type="float" office:value="8.69990746022705" calcext:value-type="float">
            <text:p>8.6999074602</text:p>
          </table:table-cell>
          <table:table-cell/>
          <table:table-cell table:formula="of:=[.B234]-[.S234]" office:value-type="float" office:value="0.238914712707212" calcext:value-type="float">
            <text:p>0.2389147127</text:p>
          </table:table-cell>
          <table:table-cell table:formula="of:=[.A234]-[.T234]" office:value-type="float" office:value="-0.101759581663538" calcext:value-type="float">
            <text:p>-0.1017595817</text:p>
          </table:table-cell>
          <table:table-cell table:formula="of:=[.C234]-[.U234]" office:value-type="float" office:value="0.963572539772947" calcext:value-type="float">
            <text:p>0.9635725398</text:p>
          </table:table-cell>
        </table:table-row>
        <table:table-row table:style-name="ro1">
          <table:table-cell office:value-type="float" office:value="-0.0741119" calcext:value-type="float">
            <text:p>-0.0741119</text:p>
          </table:table-cell>
          <table:table-cell office:value-type="float" office:value="0.275467" calcext:value-type="float">
            <text:p>0.275467</text:p>
          </table:table-cell>
          <table:table-cell office:value-type="float" office:value="9.66348" calcext:value-type="float">
            <text:p>9.66348</text:p>
          </table:table-cell>
          <table:table-cell office:value-type="float" office:value="-0.0305911" calcext:value-type="float">
            <text:p>-0.0305911</text:p>
          </table:table-cell>
          <table:table-cell office:value-type="float" office:value="-0.499012" calcext:value-type="float">
            <text:p>-0.499012</text:p>
          </table:table-cell>
          <table:table-cell office:value-type="float" office:value="0.00493893" calcext:value-type="float">
            <text:p>0.0049389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35])*COS([.E235])" office:value-type="float" office:value="0.877644988888644" calcext:value-type="float">
            <text:p>0.8776449889</text:p>
          </table:table-cell>
          <table:table-cell table:formula="of:=COS([.D235]) * SIN([.E235]) * SIN([.F235]) - SIN([.E235]) * COS([.F235])" office:value-type="float" office:value="0.47618996618457" calcext:value-type="float">
            <text:p>0.4761899662</text:p>
          </table:table-cell>
          <table:table-cell table:formula="of:=COS([.D235]) * SIN([.E235]) * COS([.F235]) + SIN([.D235]) * SIN([.F235])" office:value-type="float" office:value="-0.478479578673841" calcext:value-type="float">
            <text:p>-0.4784795787</text:p>
          </table:table-cell>
          <table:table-cell table:formula="of:=SIN([.D235]) * COS([.E235])" office:value-type="float" office:value="-0.0268565037188787" calcext:value-type="float">
            <text:p>-0.0268565037</text:p>
          </table:table-cell>
          <table:table-cell table:formula="of:=SIN([.D235]) * SIN([.E235]) * SIN([.F235] + COS([.D235]) * COS([.F235]))" office:value-type="float" office:value="0.0123520378320547" calcext:value-type="float">
            <text:p>0.0123520378</text:p>
          </table:table-cell>
          <table:table-cell table:formula="of:=SIN([.D235]) * SIN([.E235]) * COS([.F235])- COS([.D235]) * SIN([.F235])" office:value-type="float" office:value="0.00970056248367052" calcext:value-type="float">
            <text:p>0.0097005625</text:p>
          </table:table-cell>
          <table:table-cell table:formula="of:=-SIN([.D235])" office:value-type="float" office:value="0.0305863289528366" calcext:value-type="float">
            <text:p>0.030586329</text:p>
          </table:table-cell>
          <table:table-cell table:formula="of:=COS([.D235]) * SIN([.F235])" office:value-type="float" office:value="0.00493659914701391" calcext:value-type="float">
            <text:p>0.0049365991</text:p>
          </table:table-cell>
          <table:table-cell table:formula="of:=COS([.E235]) * COS([.F235])" office:value-type="float" office:value="0.878045096723171" calcext:value-type="float">
            <text:p>0.8780450967</text:p>
          </table:table-cell>
          <table:table-cell table:formula="of:=[.J235] * [.G235] + [.M235] * [.H235] + [.P235] * [.H235]" office:value-type="float" office:value="0.0365522872927879" calcext:value-type="float">
            <text:p>0.0365522873</text:p>
          </table:table-cell>
          <table:table-cell table:formula="of:=[.K235] * [.D235] + [.N235] * [.E235] + [.Q235] * [.H235]" office:value-type="float" office:value="0.0276476816635382" calcext:value-type="float">
            <text:p>0.0276476817</text:p>
          </table:table-cell>
          <table:table-cell table:formula="of:=[.L235] * [.G235] + [.O235] * [.H235] + [.R235] * [.H235]" office:value-type="float" office:value="8.69990746022705" calcext:value-type="float">
            <text:p>8.6999074602</text:p>
          </table:table-cell>
          <table:table-cell/>
          <table:table-cell table:formula="of:=[.B235]-[.S235]" office:value-type="float" office:value="0.238914712707212" calcext:value-type="float">
            <text:p>0.2389147127</text:p>
          </table:table-cell>
          <table:table-cell table:formula="of:=[.A235]-[.T235]" office:value-type="float" office:value="-0.101759581663538" calcext:value-type="float">
            <text:p>-0.1017595817</text:p>
          </table:table-cell>
          <table:table-cell table:formula="of:=[.C235]-[.U235]" office:value-type="float" office:value="0.963572539772947" calcext:value-type="float">
            <text:p>0.9635725398</text:p>
          </table:table-cell>
        </table:table-row>
        <table:table-row table:style-name="ro1">
          <table:table-cell office:value-type="float" office:value="-0.0741119" calcext:value-type="float">
            <text:p>-0.0741119</text:p>
          </table:table-cell>
          <table:table-cell office:value-type="float" office:value="0.304031" calcext:value-type="float">
            <text:p>0.304031</text:p>
          </table:table-cell>
          <table:table-cell office:value-type="float" office:value="9.68015" calcext:value-type="float">
            <text:p>9.68015</text:p>
          </table:table-cell>
          <table:table-cell office:value-type="float" office:value="-0.0305911" calcext:value-type="float">
            <text:p>-0.0305911</text:p>
          </table:table-cell>
          <table:table-cell office:value-type="float" office:value="-0.499012" calcext:value-type="float">
            <text:p>-0.499012</text:p>
          </table:table-cell>
          <table:table-cell office:value-type="float" office:value="0.00493893" calcext:value-type="float">
            <text:p>0.0049389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36])*COS([.E236])" office:value-type="float" office:value="0.877644988888644" calcext:value-type="float">
            <text:p>0.8776449889</text:p>
          </table:table-cell>
          <table:table-cell table:formula="of:=COS([.D236]) * SIN([.E236]) * SIN([.F236]) - SIN([.E236]) * COS([.F236])" office:value-type="float" office:value="0.47618996618457" calcext:value-type="float">
            <text:p>0.4761899662</text:p>
          </table:table-cell>
          <table:table-cell table:formula="of:=COS([.D236]) * SIN([.E236]) * COS([.F236]) + SIN([.D236]) * SIN([.F236])" office:value-type="float" office:value="-0.478479578673841" calcext:value-type="float">
            <text:p>-0.4784795787</text:p>
          </table:table-cell>
          <table:table-cell table:formula="of:=SIN([.D236]) * COS([.E236])" office:value-type="float" office:value="-0.0268565037188787" calcext:value-type="float">
            <text:p>-0.0268565037</text:p>
          </table:table-cell>
          <table:table-cell table:formula="of:=SIN([.D236]) * SIN([.E236]) * SIN([.F236] + COS([.D236]) * COS([.F236]))" office:value-type="float" office:value="0.0123520378320547" calcext:value-type="float">
            <text:p>0.0123520378</text:p>
          </table:table-cell>
          <table:table-cell table:formula="of:=SIN([.D236]) * SIN([.E236]) * COS([.F236])- COS([.D236]) * SIN([.F236])" office:value-type="float" office:value="0.00970056248367052" calcext:value-type="float">
            <text:p>0.0097005625</text:p>
          </table:table-cell>
          <table:table-cell table:formula="of:=-SIN([.D236])" office:value-type="float" office:value="0.0305863289528366" calcext:value-type="float">
            <text:p>0.030586329</text:p>
          </table:table-cell>
          <table:table-cell table:formula="of:=COS([.D236]) * SIN([.F236])" office:value-type="float" office:value="0.00493659914701391" calcext:value-type="float">
            <text:p>0.0049365991</text:p>
          </table:table-cell>
          <table:table-cell table:formula="of:=COS([.E236]) * COS([.F236])" office:value-type="float" office:value="0.878045096723171" calcext:value-type="float">
            <text:p>0.8780450967</text:p>
          </table:table-cell>
          <table:table-cell table:formula="of:=[.J236] * [.G236] + [.M236] * [.H236] + [.P236] * [.H236]" office:value-type="float" office:value="0.0365522872927879" calcext:value-type="float">
            <text:p>0.0365522873</text:p>
          </table:table-cell>
          <table:table-cell table:formula="of:=[.K236] * [.D236] + [.N236] * [.E236] + [.Q236] * [.H236]" office:value-type="float" office:value="0.0276476816635382" calcext:value-type="float">
            <text:p>0.0276476817</text:p>
          </table:table-cell>
          <table:table-cell table:formula="of:=[.L236] * [.G236] + [.O236] * [.H236] + [.R236] * [.H236]" office:value-type="float" office:value="8.69990746022705" calcext:value-type="float">
            <text:p>8.6999074602</text:p>
          </table:table-cell>
          <table:table-cell/>
          <table:table-cell table:formula="of:=[.B236]-[.S236]" office:value-type="float" office:value="0.267478712707212" calcext:value-type="float">
            <text:p>0.2674787127</text:p>
          </table:table-cell>
          <table:table-cell table:formula="of:=[.A236]-[.T236]" office:value-type="float" office:value="-0.101759581663538" calcext:value-type="float">
            <text:p>-0.1017595817</text:p>
          </table:table-cell>
          <table:table-cell table:formula="of:=[.C236]-[.U236]" office:value-type="float" office:value="0.980242539772947" calcext:value-type="float">
            <text:p>0.9802425398</text:p>
          </table:table-cell>
        </table:table-row>
        <table:table-row table:style-name="ro1">
          <table:table-cell office:value-type="float" office:value="-0.0741119" calcext:value-type="float">
            <text:p>-0.0741119</text:p>
          </table:table-cell>
          <table:table-cell office:value-type="float" office:value="0.304031" calcext:value-type="float">
            <text:p>0.304031</text:p>
          </table:table-cell>
          <table:table-cell office:value-type="float" office:value="9.68015" calcext:value-type="float">
            <text:p>9.68015</text:p>
          </table:table-cell>
          <table:table-cell office:value-type="float" office:value="-0.0305911" calcext:value-type="float">
            <text:p>-0.0305911</text:p>
          </table:table-cell>
          <table:table-cell office:value-type="float" office:value="-0.499012" calcext:value-type="float">
            <text:p>-0.499012</text:p>
          </table:table-cell>
          <table:table-cell office:value-type="float" office:value="0.00493893" calcext:value-type="float">
            <text:p>0.0049389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37])*COS([.E237])" office:value-type="float" office:value="0.877644988888644" calcext:value-type="float">
            <text:p>0.8776449889</text:p>
          </table:table-cell>
          <table:table-cell table:formula="of:=COS([.D237]) * SIN([.E237]) * SIN([.F237]) - SIN([.E237]) * COS([.F237])" office:value-type="float" office:value="0.47618996618457" calcext:value-type="float">
            <text:p>0.4761899662</text:p>
          </table:table-cell>
          <table:table-cell table:formula="of:=COS([.D237]) * SIN([.E237]) * COS([.F237]) + SIN([.D237]) * SIN([.F237])" office:value-type="float" office:value="-0.478479578673841" calcext:value-type="float">
            <text:p>-0.4784795787</text:p>
          </table:table-cell>
          <table:table-cell table:formula="of:=SIN([.D237]) * COS([.E237])" office:value-type="float" office:value="-0.0268565037188787" calcext:value-type="float">
            <text:p>-0.0268565037</text:p>
          </table:table-cell>
          <table:table-cell table:formula="of:=SIN([.D237]) * SIN([.E237]) * SIN([.F237] + COS([.D237]) * COS([.F237]))" office:value-type="float" office:value="0.0123520378320547" calcext:value-type="float">
            <text:p>0.0123520378</text:p>
          </table:table-cell>
          <table:table-cell table:formula="of:=SIN([.D237]) * SIN([.E237]) * COS([.F237])- COS([.D237]) * SIN([.F237])" office:value-type="float" office:value="0.00970056248367052" calcext:value-type="float">
            <text:p>0.0097005625</text:p>
          </table:table-cell>
          <table:table-cell table:formula="of:=-SIN([.D237])" office:value-type="float" office:value="0.0305863289528366" calcext:value-type="float">
            <text:p>0.030586329</text:p>
          </table:table-cell>
          <table:table-cell table:formula="of:=COS([.D237]) * SIN([.F237])" office:value-type="float" office:value="0.00493659914701391" calcext:value-type="float">
            <text:p>0.0049365991</text:p>
          </table:table-cell>
          <table:table-cell table:formula="of:=COS([.E237]) * COS([.F237])" office:value-type="float" office:value="0.878045096723171" calcext:value-type="float">
            <text:p>0.8780450967</text:p>
          </table:table-cell>
          <table:table-cell table:formula="of:=[.J237] * [.G237] + [.M237] * [.H237] + [.P237] * [.H237]" office:value-type="float" office:value="0.0365522872927879" calcext:value-type="float">
            <text:p>0.0365522873</text:p>
          </table:table-cell>
          <table:table-cell table:formula="of:=[.K237] * [.D237] + [.N237] * [.E237] + [.Q237] * [.H237]" office:value-type="float" office:value="0.0276476816635382" calcext:value-type="float">
            <text:p>0.0276476817</text:p>
          </table:table-cell>
          <table:table-cell table:formula="of:=[.L237] * [.G237] + [.O237] * [.H237] + [.R237] * [.H237]" office:value-type="float" office:value="8.69990746022705" calcext:value-type="float">
            <text:p>8.6999074602</text:p>
          </table:table-cell>
          <table:table-cell/>
          <table:table-cell table:formula="of:=[.B237]-[.S237]" office:value-type="float" office:value="0.267478712707212" calcext:value-type="float">
            <text:p>0.2674787127</text:p>
          </table:table-cell>
          <table:table-cell table:formula="of:=[.A237]-[.T237]" office:value-type="float" office:value="-0.101759581663538" calcext:value-type="float">
            <text:p>-0.1017595817</text:p>
          </table:table-cell>
          <table:table-cell table:formula="of:=[.C237]-[.U237]" office:value-type="float" office:value="0.980242539772947" calcext:value-type="float">
            <text:p>0.9802425398</text:p>
          </table:table-cell>
        </table:table-row>
        <table:table-row table:style-name="ro1">
          <table:table-cell office:value-type="float" office:value="-0.0741119" calcext:value-type="float">
            <text:p>-0.0741119</text:p>
          </table:table-cell>
          <table:table-cell office:value-type="float" office:value="0.304031" calcext:value-type="float">
            <text:p>0.304031</text:p>
          </table:table-cell>
          <table:table-cell office:value-type="float" office:value="9.68015" calcext:value-type="float">
            <text:p>9.68015</text:p>
          </table:table-cell>
          <table:table-cell office:value-type="float" office:value="-0.0305911" calcext:value-type="float">
            <text:p>-0.0305911</text:p>
          </table:table-cell>
          <table:table-cell office:value-type="float" office:value="-0.499012" calcext:value-type="float">
            <text:p>-0.499012</text:p>
          </table:table-cell>
          <table:table-cell office:value-type="float" office:value="0.00493893" calcext:value-type="float">
            <text:p>0.0049389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38])*COS([.E238])" office:value-type="float" office:value="0.877644988888644" calcext:value-type="float">
            <text:p>0.8776449889</text:p>
          </table:table-cell>
          <table:table-cell table:formula="of:=COS([.D238]) * SIN([.E238]) * SIN([.F238]) - SIN([.E238]) * COS([.F238])" office:value-type="float" office:value="0.47618996618457" calcext:value-type="float">
            <text:p>0.4761899662</text:p>
          </table:table-cell>
          <table:table-cell table:formula="of:=COS([.D238]) * SIN([.E238]) * COS([.F238]) + SIN([.D238]) * SIN([.F238])" office:value-type="float" office:value="-0.478479578673841" calcext:value-type="float">
            <text:p>-0.4784795787</text:p>
          </table:table-cell>
          <table:table-cell table:formula="of:=SIN([.D238]) * COS([.E238])" office:value-type="float" office:value="-0.0268565037188787" calcext:value-type="float">
            <text:p>-0.0268565037</text:p>
          </table:table-cell>
          <table:table-cell table:formula="of:=SIN([.D238]) * SIN([.E238]) * SIN([.F238] + COS([.D238]) * COS([.F238]))" office:value-type="float" office:value="0.0123520378320547" calcext:value-type="float">
            <text:p>0.0123520378</text:p>
          </table:table-cell>
          <table:table-cell table:formula="of:=SIN([.D238]) * SIN([.E238]) * COS([.F238])- COS([.D238]) * SIN([.F238])" office:value-type="float" office:value="0.00970056248367052" calcext:value-type="float">
            <text:p>0.0097005625</text:p>
          </table:table-cell>
          <table:table-cell table:formula="of:=-SIN([.D238])" office:value-type="float" office:value="0.0305863289528366" calcext:value-type="float">
            <text:p>0.030586329</text:p>
          </table:table-cell>
          <table:table-cell table:formula="of:=COS([.D238]) * SIN([.F238])" office:value-type="float" office:value="0.00493659914701391" calcext:value-type="float">
            <text:p>0.0049365991</text:p>
          </table:table-cell>
          <table:table-cell table:formula="of:=COS([.E238]) * COS([.F238])" office:value-type="float" office:value="0.878045096723171" calcext:value-type="float">
            <text:p>0.8780450967</text:p>
          </table:table-cell>
          <table:table-cell table:formula="of:=[.J238] * [.G238] + [.M238] * [.H238] + [.P238] * [.H238]" office:value-type="float" office:value="0.0365522872927879" calcext:value-type="float">
            <text:p>0.0365522873</text:p>
          </table:table-cell>
          <table:table-cell table:formula="of:=[.K238] * [.D238] + [.N238] * [.E238] + [.Q238] * [.H238]" office:value-type="float" office:value="0.0276476816635382" calcext:value-type="float">
            <text:p>0.0276476817</text:p>
          </table:table-cell>
          <table:table-cell table:formula="of:=[.L238] * [.G238] + [.O238] * [.H238] + [.R238] * [.H238]" office:value-type="float" office:value="8.69990746022705" calcext:value-type="float">
            <text:p>8.6999074602</text:p>
          </table:table-cell>
          <table:table-cell/>
          <table:table-cell table:formula="of:=[.B238]-[.S238]" office:value-type="float" office:value="0.267478712707212" calcext:value-type="float">
            <text:p>0.2674787127</text:p>
          </table:table-cell>
          <table:table-cell table:formula="of:=[.A238]-[.T238]" office:value-type="float" office:value="-0.101759581663538" calcext:value-type="float">
            <text:p>-0.1017595817</text:p>
          </table:table-cell>
          <table:table-cell table:formula="of:=[.C238]-[.U238]" office:value-type="float" office:value="0.980242539772947" calcext:value-type="float">
            <text:p>0.9802425398</text:p>
          </table:table-cell>
        </table:table-row>
        <table:table-row table:style-name="ro1">
          <table:table-cell office:value-type="float" office:value="-0.0741119" calcext:value-type="float">
            <text:p>-0.0741119</text:p>
          </table:table-cell>
          <table:table-cell office:value-type="float" office:value="0.304031" calcext:value-type="float">
            <text:p>0.304031</text:p>
          </table:table-cell>
          <table:table-cell office:value-type="float" office:value="9.68015" calcext:value-type="float">
            <text:p>9.68015</text:p>
          </table:table-cell>
          <table:table-cell office:value-type="float" office:value="-0.0305422" calcext:value-type="float">
            <text:p>-0.0305422</text:p>
          </table:table-cell>
          <table:table-cell office:value-type="float" office:value="-0.499151" calcext:value-type="float">
            <text:p>-0.499151</text:p>
          </table:table-cell>
          <table:table-cell office:value-type="float" office:value="0.00503171" calcext:value-type="float">
            <text:p>0.0050317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39])*COS([.E239])" office:value-type="float" office:value="0.877579804070072" calcext:value-type="float">
            <text:p>0.8775798041</text:p>
          </table:table-cell>
          <table:table-cell table:formula="of:=COS([.D239]) * SIN([.E239]) * SIN([.F239]) - SIN([.E239]) * COS([.F239])" office:value-type="float" office:value="0.476266791707856" calcext:value-type="float">
            <text:p>0.4762667917</text:p>
          </table:table-cell>
          <table:table-cell table:formula="of:=COS([.D239]) * SIN([.E239]) * COS([.F239]) + SIN([.D239]) * SIN([.F239])" office:value-type="float" office:value="-0.478604651111875" calcext:value-type="float">
            <text:p>-0.4786046511</text:p>
          </table:table-cell>
          <table:table-cell table:formula="of:=SIN([.D239]) * COS([.E239])" office:value-type="float" office:value="-0.0268115552488106" calcext:value-type="float">
            <text:p>-0.0268115552</text:p>
          </table:table-cell>
          <table:table-cell table:formula="of:=SIN([.D239]) * SIN([.E239]) * SIN([.F239] + COS([.D239]) * COS([.F239]))" office:value-type="float" office:value="0.01233617997693" calcext:value-type="float">
            <text:p>0.01233618</text:p>
          </table:table-cell>
          <table:table-cell table:formula="of:=SIN([.D239]) * SIN([.E239]) * COS([.F239])- COS([.D239]) * SIN([.F239])" office:value-type="float" office:value="0.00958814938428447" calcext:value-type="float">
            <text:p>0.0095881494</text:p>
          </table:table-cell>
          <table:table-cell table:formula="of:=-SIN([.D239])" office:value-type="float" office:value="0.0305374517951892" calcext:value-type="float">
            <text:p>0.0305374518</text:p>
          </table:table-cell>
          <table:table-cell table:formula="of:=COS([.D239]) * SIN([.F239])" office:value-type="float" office:value="0.00502934210522186" calcext:value-type="float">
            <text:p>0.0050293421</text:p>
          </table:table-cell>
          <table:table-cell table:formula="of:=COS([.E239]) * COS([.F239])" office:value-type="float" office:value="0.877978163353431" calcext:value-type="float">
            <text:p>0.8779781634</text:p>
          </table:table-cell>
          <table:table-cell table:formula="of:=[.J239] * [.G239] + [.M239] * [.H239] + [.P239] * [.H239]" office:value-type="float" office:value="0.0365137861545103" calcext:value-type="float">
            <text:p>0.0365137862</text:p>
          </table:table-cell>
          <table:table-cell table:formula="of:=[.K239] * [.D239] + [.N239] * [.E239] + [.Q239] * [.H239]" office:value-type="float" office:value="0.02858370045381" calcext:value-type="float">
            <text:p>0.0285837005</text:p>
          </table:table-cell>
          <table:table-cell table:formula="of:=[.L239] * [.G239] + [.O239] * [.H239] + [.R239] * [.H239]" office:value-type="float" office:value="8.69814986482962" calcext:value-type="float">
            <text:p>8.6981498648</text:p>
          </table:table-cell>
          <table:table-cell/>
          <table:table-cell table:formula="of:=[.B239]-[.S239]" office:value-type="float" office:value="0.26751721384549" calcext:value-type="float">
            <text:p>0.2675172138</text:p>
          </table:table-cell>
          <table:table-cell table:formula="of:=[.A239]-[.T239]" office:value-type="float" office:value="-0.10269560045381" calcext:value-type="float">
            <text:p>-0.1026956005</text:p>
          </table:table-cell>
          <table:table-cell table:formula="of:=[.C239]-[.U239]" office:value-type="float" office:value="0.982000135170383" calcext:value-type="float">
            <text:p>0.9820001352</text:p>
          </table:table-cell>
        </table:table-row>
        <table:table-row table:style-name="ro1">
          <table:table-cell office:value-type="float" office:value="-0.0622101" calcext:value-type="float">
            <text:p>-0.0622101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69443" calcext:value-type="float">
            <text:p>9.69443</text:p>
          </table:table-cell>
          <table:table-cell office:value-type="float" office:value="-0.0305422" calcext:value-type="float">
            <text:p>-0.0305422</text:p>
          </table:table-cell>
          <table:table-cell office:value-type="float" office:value="-0.499151" calcext:value-type="float">
            <text:p>-0.499151</text:p>
          </table:table-cell>
          <table:table-cell office:value-type="float" office:value="0.00503171" calcext:value-type="float">
            <text:p>0.0050317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40])*COS([.E240])" office:value-type="float" office:value="0.877579804070072" calcext:value-type="float">
            <text:p>0.8775798041</text:p>
          </table:table-cell>
          <table:table-cell table:formula="of:=COS([.D240]) * SIN([.E240]) * SIN([.F240]) - SIN([.E240]) * COS([.F240])" office:value-type="float" office:value="0.476266791707856" calcext:value-type="float">
            <text:p>0.4762667917</text:p>
          </table:table-cell>
          <table:table-cell table:formula="of:=COS([.D240]) * SIN([.E240]) * COS([.F240]) + SIN([.D240]) * SIN([.F240])" office:value-type="float" office:value="-0.478604651111875" calcext:value-type="float">
            <text:p>-0.4786046511</text:p>
          </table:table-cell>
          <table:table-cell table:formula="of:=SIN([.D240]) * COS([.E240])" office:value-type="float" office:value="-0.0268115552488106" calcext:value-type="float">
            <text:p>-0.0268115552</text:p>
          </table:table-cell>
          <table:table-cell table:formula="of:=SIN([.D240]) * SIN([.E240]) * SIN([.F240] + COS([.D240]) * COS([.F240]))" office:value-type="float" office:value="0.01233617997693" calcext:value-type="float">
            <text:p>0.01233618</text:p>
          </table:table-cell>
          <table:table-cell table:formula="of:=SIN([.D240]) * SIN([.E240]) * COS([.F240])- COS([.D240]) * SIN([.F240])" office:value-type="float" office:value="0.00958814938428447" calcext:value-type="float">
            <text:p>0.0095881494</text:p>
          </table:table-cell>
          <table:table-cell table:formula="of:=-SIN([.D240])" office:value-type="float" office:value="0.0305374517951892" calcext:value-type="float">
            <text:p>0.0305374518</text:p>
          </table:table-cell>
          <table:table-cell table:formula="of:=COS([.D240]) * SIN([.F240])" office:value-type="float" office:value="0.00502934210522186" calcext:value-type="float">
            <text:p>0.0050293421</text:p>
          </table:table-cell>
          <table:table-cell table:formula="of:=COS([.E240]) * COS([.F240])" office:value-type="float" office:value="0.877978163353431" calcext:value-type="float">
            <text:p>0.8779781634</text:p>
          </table:table-cell>
          <table:table-cell table:formula="of:=[.J240] * [.G240] + [.M240] * [.H240] + [.P240] * [.H240]" office:value-type="float" office:value="0.0365137861545103" calcext:value-type="float">
            <text:p>0.0365137862</text:p>
          </table:table-cell>
          <table:table-cell table:formula="of:=[.K240] * [.D240] + [.N240] * [.E240] + [.Q240] * [.H240]" office:value-type="float" office:value="0.02858370045381" calcext:value-type="float">
            <text:p>0.0285837005</text:p>
          </table:table-cell>
          <table:table-cell table:formula="of:=[.L240] * [.G240] + [.O240] * [.H240] + [.R240] * [.H240]" office:value-type="float" office:value="8.69814986482962" calcext:value-type="float">
            <text:p>8.6981498648</text:p>
          </table:table-cell>
          <table:table-cell/>
          <table:table-cell table:formula="of:=[.B240]-[.S240]" office:value-type="float" office:value="0.25561621384549" calcext:value-type="float">
            <text:p>0.2556162138</text:p>
          </table:table-cell>
          <table:table-cell table:formula="of:=[.A240]-[.T240]" office:value-type="float" office:value="-0.09079380045381" calcext:value-type="float">
            <text:p>-0.0907938005</text:p>
          </table:table-cell>
          <table:table-cell table:formula="of:=[.C240]-[.U240]" office:value-type="float" office:value="0.996280135170384" calcext:value-type="float">
            <text:p>0.9962801352</text:p>
          </table:table-cell>
        </table:table-row>
        <table:table-row table:style-name="ro1">
          <table:table-cell office:value-type="float" office:value="-0.0622101" calcext:value-type="float">
            <text:p>-0.0622101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69443" calcext:value-type="float">
            <text:p>9.69443</text:p>
          </table:table-cell>
          <table:table-cell office:value-type="float" office:value="-0.0305422" calcext:value-type="float">
            <text:p>-0.0305422</text:p>
          </table:table-cell>
          <table:table-cell office:value-type="float" office:value="-0.499151" calcext:value-type="float">
            <text:p>-0.499151</text:p>
          </table:table-cell>
          <table:table-cell office:value-type="float" office:value="0.00503171" calcext:value-type="float">
            <text:p>0.0050317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41])*COS([.E241])" office:value-type="float" office:value="0.877579804070072" calcext:value-type="float">
            <text:p>0.8775798041</text:p>
          </table:table-cell>
          <table:table-cell table:formula="of:=COS([.D241]) * SIN([.E241]) * SIN([.F241]) - SIN([.E241]) * COS([.F241])" office:value-type="float" office:value="0.476266791707856" calcext:value-type="float">
            <text:p>0.4762667917</text:p>
          </table:table-cell>
          <table:table-cell table:formula="of:=COS([.D241]) * SIN([.E241]) * COS([.F241]) + SIN([.D241]) * SIN([.F241])" office:value-type="float" office:value="-0.478604651111875" calcext:value-type="float">
            <text:p>-0.4786046511</text:p>
          </table:table-cell>
          <table:table-cell table:formula="of:=SIN([.D241]) * COS([.E241])" office:value-type="float" office:value="-0.0268115552488106" calcext:value-type="float">
            <text:p>-0.0268115552</text:p>
          </table:table-cell>
          <table:table-cell table:formula="of:=SIN([.D241]) * SIN([.E241]) * SIN([.F241] + COS([.D241]) * COS([.F241]))" office:value-type="float" office:value="0.01233617997693" calcext:value-type="float">
            <text:p>0.01233618</text:p>
          </table:table-cell>
          <table:table-cell table:formula="of:=SIN([.D241]) * SIN([.E241]) * COS([.F241])- COS([.D241]) * SIN([.F241])" office:value-type="float" office:value="0.00958814938428447" calcext:value-type="float">
            <text:p>0.0095881494</text:p>
          </table:table-cell>
          <table:table-cell table:formula="of:=-SIN([.D241])" office:value-type="float" office:value="0.0305374517951892" calcext:value-type="float">
            <text:p>0.0305374518</text:p>
          </table:table-cell>
          <table:table-cell table:formula="of:=COS([.D241]) * SIN([.F241])" office:value-type="float" office:value="0.00502934210522186" calcext:value-type="float">
            <text:p>0.0050293421</text:p>
          </table:table-cell>
          <table:table-cell table:formula="of:=COS([.E241]) * COS([.F241])" office:value-type="float" office:value="0.877978163353431" calcext:value-type="float">
            <text:p>0.8779781634</text:p>
          </table:table-cell>
          <table:table-cell table:formula="of:=[.J241] * [.G241] + [.M241] * [.H241] + [.P241] * [.H241]" office:value-type="float" office:value="0.0365137861545103" calcext:value-type="float">
            <text:p>0.0365137862</text:p>
          </table:table-cell>
          <table:table-cell table:formula="of:=[.K241] * [.D241] + [.N241] * [.E241] + [.Q241] * [.H241]" office:value-type="float" office:value="0.02858370045381" calcext:value-type="float">
            <text:p>0.0285837005</text:p>
          </table:table-cell>
          <table:table-cell table:formula="of:=[.L241] * [.G241] + [.O241] * [.H241] + [.R241] * [.H241]" office:value-type="float" office:value="8.69814986482962" calcext:value-type="float">
            <text:p>8.6981498648</text:p>
          </table:table-cell>
          <table:table-cell/>
          <table:table-cell table:formula="of:=[.B241]-[.S241]" office:value-type="float" office:value="0.25561621384549" calcext:value-type="float">
            <text:p>0.2556162138</text:p>
          </table:table-cell>
          <table:table-cell table:formula="of:=[.A241]-[.T241]" office:value-type="float" office:value="-0.09079380045381" calcext:value-type="float">
            <text:p>-0.0907938005</text:p>
          </table:table-cell>
          <table:table-cell table:formula="of:=[.C241]-[.U241]" office:value-type="float" office:value="0.996280135170384" calcext:value-type="float">
            <text:p>0.9962801352</text:p>
          </table:table-cell>
        </table:table-row>
        <table:table-row table:style-name="ro1">
          <table:table-cell office:value-type="float" office:value="-0.0622101" calcext:value-type="float">
            <text:p>-0.0622101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69443" calcext:value-type="float">
            <text:p>9.69443</text:p>
          </table:table-cell>
          <table:table-cell office:value-type="float" office:value="-0.030601" calcext:value-type="float">
            <text:p>-0.030601</text:p>
          </table:table-cell>
          <table:table-cell office:value-type="float" office:value="-0.499409" calcext:value-type="float">
            <text:p>-0.499409</text:p>
          </table:table-cell>
          <table:table-cell office:value-type="float" office:value="0.00512139" calcext:value-type="float">
            <text:p>0.0051213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42])*COS([.E242])" office:value-type="float" office:value="0.877454755129651" calcext:value-type="float">
            <text:p>0.8774547551</text:p>
          </table:table-cell>
          <table:table-cell table:formula="of:=COS([.D242]) * SIN([.E242]) * SIN([.F242]) - SIN([.E242]) * COS([.F242])" office:value-type="float" office:value="0.476449013568419" calcext:value-type="float">
            <text:p>0.4764490136</text:p>
          </table:table-cell>
          <table:table-cell table:formula="of:=COS([.D242]) * SIN([.E242]) * COS([.F242]) + SIN([.D242]) * SIN([.F242])" office:value-type="float" office:value="-0.478833008798694" calcext:value-type="float">
            <text:p>-0.4788330088</text:p>
          </table:table-cell>
          <table:table-cell table:formula="of:=SIN([.D242]) * COS([.E242])" office:value-type="float" office:value="-0.0268593773819684" calcext:value-type="float">
            <text:p>-0.0268593774</text:p>
          </table:table-cell>
          <table:table-cell table:formula="of:=SIN([.D242]) * SIN([.E242]) * SIN([.F242] + COS([.D242]) * COS([.F242]))" office:value-type="float" office:value="0.0123664579965944" calcext:value-type="float">
            <text:p>0.012366458</text:p>
          </table:table-cell>
          <table:table-cell table:formula="of:=SIN([.D242]) * SIN([.E242]) * COS([.F242])- COS([.D242]) * SIN([.F242])" office:value-type="float" office:value="0.00953357791048227" calcext:value-type="float">
            <text:p>0.0095335779</text:p>
          </table:table-cell>
          <table:table-cell table:formula="of:=-SIN([.D242])" office:value-type="float" office:value="0.0305962243194126" calcext:value-type="float">
            <text:p>0.0305962243</text:p>
          </table:table-cell>
          <table:table-cell table:formula="of:=COS([.D242]) * SIN([.F242])" office:value-type="float" office:value="0.00511896992069185" calcext:value-type="float">
            <text:p>0.0051189699</text:p>
          </table:table-cell>
          <table:table-cell table:formula="of:=COS([.E242]) * COS([.F242])" office:value-type="float" office:value="0.877854236520514" calcext:value-type="float">
            <text:p>0.8778542365</text:p>
          </table:table-cell>
          <table:table-cell table:formula="of:=[.J242] * [.G242] + [.M242] * [.H242] + [.P242] * [.H242]" office:value-type="float" office:value="0.036621099986953" calcext:value-type="float">
            <text:p>0.0366211</text:p>
          </table:table-cell>
          <table:table-cell table:formula="of:=[.K242] * [.D242] + [.N242] * [.E242] + [.Q242] * [.H242]" office:value-type="float" office:value="0.0294101685369517" calcext:value-type="float">
            <text:p>0.0294101685</text:p>
          </table:table-cell>
          <table:table-cell table:formula="of:=[.L242] * [.G242] + [.O242] * [.H242] + [.R242] * [.H242]" office:value-type="float" office:value="8.69640058142377" calcext:value-type="float">
            <text:p>8.6964005814</text:p>
          </table:table-cell>
          <table:table-cell/>
          <table:table-cell table:formula="of:=[.B242]-[.S242]" office:value-type="float" office:value="0.255508900013047" calcext:value-type="float">
            <text:p>0.2555089</text:p>
          </table:table-cell>
          <table:table-cell table:formula="of:=[.A242]-[.T242]" office:value-type="float" office:value="-0.0916202685369517" calcext:value-type="float">
            <text:p>-0.0916202685</text:p>
          </table:table-cell>
          <table:table-cell table:formula="of:=[.C242]-[.U242]" office:value-type="float" office:value="0.998029418576234" calcext:value-type="float">
            <text:p>0.9980294186</text:p>
          </table:table-cell>
        </table:table-row>
        <table:table-row table:style-name="ro1">
          <table:table-cell office:value-type="float" office:value="-0.055069" calcext:value-type="float">
            <text:p>-0.055069</text:p>
          </table:table-cell>
          <table:table-cell office:value-type="float" office:value="0.313553" calcext:value-type="float">
            <text:p>0.313553</text:p>
          </table:table-cell>
          <table:table-cell office:value-type="float" office:value="9.6373" calcext:value-type="float">
            <text:p>9.6373</text:p>
          </table:table-cell>
          <table:table-cell office:value-type="float" office:value="-0.030601" calcext:value-type="float">
            <text:p>-0.030601</text:p>
          </table:table-cell>
          <table:table-cell office:value-type="float" office:value="-0.499409" calcext:value-type="float">
            <text:p>-0.499409</text:p>
          </table:table-cell>
          <table:table-cell office:value-type="float" office:value="0.00512139" calcext:value-type="float">
            <text:p>0.0051213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43])*COS([.E243])" office:value-type="float" office:value="0.877454755129651" calcext:value-type="float">
            <text:p>0.8774547551</text:p>
          </table:table-cell>
          <table:table-cell table:formula="of:=COS([.D243]) * SIN([.E243]) * SIN([.F243]) - SIN([.E243]) * COS([.F243])" office:value-type="float" office:value="0.476449013568419" calcext:value-type="float">
            <text:p>0.4764490136</text:p>
          </table:table-cell>
          <table:table-cell table:formula="of:=COS([.D243]) * SIN([.E243]) * COS([.F243]) + SIN([.D243]) * SIN([.F243])" office:value-type="float" office:value="-0.478833008798694" calcext:value-type="float">
            <text:p>-0.4788330088</text:p>
          </table:table-cell>
          <table:table-cell table:formula="of:=SIN([.D243]) * COS([.E243])" office:value-type="float" office:value="-0.0268593773819684" calcext:value-type="float">
            <text:p>-0.0268593774</text:p>
          </table:table-cell>
          <table:table-cell table:formula="of:=SIN([.D243]) * SIN([.E243]) * SIN([.F243] + COS([.D243]) * COS([.F243]))" office:value-type="float" office:value="0.0123664579965944" calcext:value-type="float">
            <text:p>0.012366458</text:p>
          </table:table-cell>
          <table:table-cell table:formula="of:=SIN([.D243]) * SIN([.E243]) * COS([.F243])- COS([.D243]) * SIN([.F243])" office:value-type="float" office:value="0.00953357791048227" calcext:value-type="float">
            <text:p>0.0095335779</text:p>
          </table:table-cell>
          <table:table-cell table:formula="of:=-SIN([.D243])" office:value-type="float" office:value="0.0305962243194126" calcext:value-type="float">
            <text:p>0.0305962243</text:p>
          </table:table-cell>
          <table:table-cell table:formula="of:=COS([.D243]) * SIN([.F243])" office:value-type="float" office:value="0.00511896992069185" calcext:value-type="float">
            <text:p>0.0051189699</text:p>
          </table:table-cell>
          <table:table-cell table:formula="of:=COS([.E243]) * COS([.F243])" office:value-type="float" office:value="0.877854236520514" calcext:value-type="float">
            <text:p>0.8778542365</text:p>
          </table:table-cell>
          <table:table-cell table:formula="of:=[.J243] * [.G243] + [.M243] * [.H243] + [.P243] * [.H243]" office:value-type="float" office:value="0.036621099986953" calcext:value-type="float">
            <text:p>0.0366211</text:p>
          </table:table-cell>
          <table:table-cell table:formula="of:=[.K243] * [.D243] + [.N243] * [.E243] + [.Q243] * [.H243]" office:value-type="float" office:value="0.0294101685369517" calcext:value-type="float">
            <text:p>0.0294101685</text:p>
          </table:table-cell>
          <table:table-cell table:formula="of:=[.L243] * [.G243] + [.O243] * [.H243] + [.R243] * [.H243]" office:value-type="float" office:value="8.69640058142377" calcext:value-type="float">
            <text:p>8.6964005814</text:p>
          </table:table-cell>
          <table:table-cell/>
          <table:table-cell table:formula="of:=[.B243]-[.S243]" office:value-type="float" office:value="0.276931900013047" calcext:value-type="float">
            <text:p>0.2769319</text:p>
          </table:table-cell>
          <table:table-cell table:formula="of:=[.A243]-[.T243]" office:value-type="float" office:value="-0.0844791685369517" calcext:value-type="float">
            <text:p>-0.0844791685</text:p>
          </table:table-cell>
          <table:table-cell table:formula="of:=[.C243]-[.U243]" office:value-type="float" office:value="0.940899418576233" calcext:value-type="float">
            <text:p>0.9408994186</text:p>
          </table:table-cell>
        </table:table-row>
        <table:table-row table:style-name="ro1">
          <table:table-cell office:value-type="float" office:value="-0.055069" calcext:value-type="float">
            <text:p>-0.055069</text:p>
          </table:table-cell>
          <table:table-cell office:value-type="float" office:value="0.313553" calcext:value-type="float">
            <text:p>0.313553</text:p>
          </table:table-cell>
          <table:table-cell office:value-type="float" office:value="9.6373" calcext:value-type="float">
            <text:p>9.6373</text:p>
          </table:table-cell>
          <table:table-cell office:value-type="float" office:value="-0.0305848" calcext:value-type="float">
            <text:p>-0.0305848</text:p>
          </table:table-cell>
          <table:table-cell office:value-type="float" office:value="-0.499485" calcext:value-type="float">
            <text:p>-0.499485</text:p>
          </table:table-cell>
          <table:table-cell office:value-type="float" office:value="0.0051666" calcext:value-type="float">
            <text:p>0.005166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44])*COS([.E244])" office:value-type="float" office:value="0.877418807707352" calcext:value-type="float">
            <text:p>0.8774188077</text:p>
          </table:table-cell>
          <table:table-cell table:formula="of:=COS([.D244]) * SIN([.E244]) * SIN([.F244]) - SIN([.E244]) * COS([.F244])" office:value-type="float" office:value="0.47649363100364" calcext:value-type="float">
            <text:p>0.476493631</text:p>
          </table:table-cell>
          <table:table-cell table:formula="of:=COS([.D244]) * SIN([.E244]) * COS([.F244]) + SIN([.D244]) * SIN([.F244])" office:value-type="float" office:value="-0.478901118684693" calcext:value-type="float">
            <text:p>-0.4789011187</text:p>
          </table:table-cell>
          <table:table-cell table:formula="of:=SIN([.D244]) * COS([.E244])" office:value-type="float" office:value="-0.0268440495149985" calcext:value-type="float">
            <text:p>-0.0268440495</text:p>
          </table:table-cell>
          <table:table-cell table:formula="of:=SIN([.D244]) * SIN([.E244]) * SIN([.F244] + COS([.D244]) * COS([.F244]))" office:value-type="float" office:value="0.0123619924098599" calcext:value-type="float">
            <text:p>0.0123619924</text:p>
          </table:table-cell>
          <table:table-cell table:formula="of:=SIN([.D244]) * SIN([.E244]) * COS([.F244])- COS([.D244]) * SIN([.F244])" office:value-type="float" office:value="0.00948266931311101" calcext:value-type="float">
            <text:p>0.0094826693</text:p>
          </table:table-cell>
          <table:table-cell table:formula="of:=-SIN([.D244])" office:value-type="float" office:value="0.0305800318998183" calcext:value-type="float">
            <text:p>0.0305800319</text:p>
          </table:table-cell>
          <table:table-cell table:formula="of:=COS([.D244]) * SIN([.F244])" office:value-type="float" office:value="0.00516416071685801" calcext:value-type="float">
            <text:p>0.0051641607</text:p>
          </table:table-cell>
          <table:table-cell table:formula="of:=COS([.E244]) * COS([.F244])" office:value-type="float" office:value="0.877817633398446" calcext:value-type="float">
            <text:p>0.8778176334</text:p>
          </table:table-cell>
          <table:table-cell table:formula="of:=[.J244] * [.G244] + [.M244] * [.H244] + [.P244] * [.H244]" office:value-type="float" office:value="0.0366126273712343" calcext:value-type="float">
            <text:p>0.0366126274</text:p>
          </table:table-cell>
          <table:table-cell table:formula="of:=[.K244] * [.D244] + [.N244] * [.E244] + [.Q244] * [.H244]" office:value-type="float" office:value="0.0298606828408494" calcext:value-type="float">
            <text:p>0.0298606828</text:p>
          </table:table-cell>
          <table:table-cell table:formula="of:=[.L244] * [.G244] + [.O244] * [.H244] + [.R244] * [.H244]" office:value-type="float" office:value="8.69554296657326" calcext:value-type="float">
            <text:p>8.6955429666</text:p>
          </table:table-cell>
          <table:table-cell/>
          <table:table-cell table:formula="of:=[.B244]-[.S244]" office:value-type="float" office:value="0.276940372628766" calcext:value-type="float">
            <text:p>0.2769403726</text:p>
          </table:table-cell>
          <table:table-cell table:formula="of:=[.A244]-[.T244]" office:value-type="float" office:value="-0.0849296828408494" calcext:value-type="float">
            <text:p>-0.0849296828</text:p>
          </table:table-cell>
          <table:table-cell table:formula="of:=[.C244]-[.U244]" office:value-type="float" office:value="0.941757033426743" calcext:value-type="float">
            <text:p>0.9417570334</text:p>
          </table:table-cell>
        </table:table-row>
        <table:table-row table:style-name="ro1">
          <table:table-cell office:value-type="float" office:value="-0.036026" calcext:value-type="float">
            <text:p>-0.036026</text:p>
          </table:table-cell>
          <table:table-cell office:value-type="float" office:value="0.301651" calcext:value-type="float">
            <text:p>0.301651</text:p>
          </table:table-cell>
          <table:table-cell office:value-type="float" office:value="9.66586" calcext:value-type="float">
            <text:p>9.66586</text:p>
          </table:table-cell>
          <table:table-cell office:value-type="float" office:value="-0.0306386" calcext:value-type="float">
            <text:p>-0.0306386</text:p>
          </table:table-cell>
          <table:table-cell office:value-type="float" office:value="-0.499589" calcext:value-type="float">
            <text:p>-0.499589</text:p>
          </table:table-cell>
          <table:table-cell office:value-type="float" office:value="0.00518582" calcext:value-type="float">
            <text:p>0.0051858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45])*COS([.E245])" office:value-type="float" office:value="0.877367567615216" calcext:value-type="float">
            <text:p>0.8773675676</text:p>
          </table:table-cell>
          <table:table-cell table:formula="of:=COS([.D245]) * SIN([.E245]) * SIN([.F245]) - SIN([.E245]) * COS([.F245])" office:value-type="float" office:value="0.476575203236543" calcext:value-type="float">
            <text:p>0.4765752032</text:p>
          </table:table-cell>
          <table:table-cell table:formula="of:=COS([.D245]) * SIN([.E245]) * COS([.F245]) + SIN([.D245]) * SIN([.F245])" office:value-type="float" office:value="-0.478992396558412" calcext:value-type="float">
            <text:p>-0.4789923966</text:p>
          </table:table-cell>
          <table:table-cell table:formula="of:=SIN([.D245]) * COS([.E245])" office:value-type="float" office:value="-0.0268897284932047" calcext:value-type="float">
            <text:p>-0.0268897285</text:p>
          </table:table-cell>
          <table:table-cell table:formula="of:=SIN([.D245]) * SIN([.E245]) * SIN([.F245] + COS([.D245]) * COS([.F245]))" office:value-type="float" office:value="0.0123862287579978" calcext:value-type="float">
            <text:p>0.0123862288</text:p>
          </table:table-cell>
          <table:table-cell table:formula="of:=SIN([.D245]) * SIN([.E245]) * COS([.F245])- COS([.D245]) * SIN([.F245])" office:value-type="float" office:value="0.00949201857113012" calcext:value-type="float">
            <text:p>0.0094920186</text:p>
          </table:table-cell>
          <table:table-cell table:formula="of:=-SIN([.D245])" office:value-type="float" office:value="0.0306338066944311" calcext:value-type="float">
            <text:p>0.0306338067</text:p>
          </table:table-cell>
          <table:table-cell table:formula="of:=COS([.D245]) * SIN([.F245])" office:value-type="float" office:value="0.00518336293151111" calcext:value-type="float">
            <text:p>0.0051833629</text:p>
          </table:table-cell>
          <table:table-cell table:formula="of:=COS([.E245]) * COS([.F245])" office:value-type="float" office:value="0.877767728743017" calcext:value-type="float">
            <text:p>0.8777677287</text:p>
          </table:table-cell>
          <table:table-cell table:formula="of:=[.J245] * [.G245] + [.M245] * [.H245] + [.P245] * [.H245]" office:value-type="float" office:value="0.0366919663720186" calcext:value-type="float">
            <text:p>0.0366919664</text:p>
          </table:table-cell>
          <table:table-cell table:formula="of:=[.K245] * [.D245] + [.N245] * [.E245] + [.Q245] * [.H245]" office:value-type="float" office:value="0.0300073360679464" calcext:value-type="float">
            <text:p>0.0300073361</text:p>
          </table:table-cell>
          <table:table-cell table:formula="of:=[.L245] * [.G245] + [.O245] * [.H245] + [.R245] * [.H245]" office:value-type="float" office:value="8.69514552367864" calcext:value-type="float">
            <text:p>8.6951455237</text:p>
          </table:table-cell>
          <table:table-cell/>
          <table:table-cell table:formula="of:=[.B245]-[.S245]" office:value-type="float" office:value="0.264959033627981" calcext:value-type="float">
            <text:p>0.2649590336</text:p>
          </table:table-cell>
          <table:table-cell table:formula="of:=[.A245]-[.T245]" office:value-type="float" office:value="-0.0660333360679464" calcext:value-type="float">
            <text:p>-0.0660333361</text:p>
          </table:table-cell>
          <table:table-cell table:formula="of:=[.C245]-[.U245]" office:value-type="float" office:value="0.970714476321362" calcext:value-type="float">
            <text:p>0.9707144763</text:p>
          </table:table-cell>
        </table:table-row>
        <table:table-row table:style-name="ro1">
          <table:table-cell office:value-type="float" office:value="-0.0407867" calcext:value-type="float">
            <text:p>-0.0407867</text:p>
          </table:table-cell>
          <table:table-cell office:value-type="float" office:value="0.29689" calcext:value-type="float">
            <text:p>0.29689</text:p>
          </table:table-cell>
          <table:table-cell office:value-type="float" office:value="9.68729" calcext:value-type="float">
            <text:p>9.68729</text:p>
          </table:table-cell>
          <table:table-cell office:value-type="float" office:value="-0.0306386" calcext:value-type="float">
            <text:p>-0.0306386</text:p>
          </table:table-cell>
          <table:table-cell office:value-type="float" office:value="-0.499589" calcext:value-type="float">
            <text:p>-0.499589</text:p>
          </table:table-cell>
          <table:table-cell office:value-type="float" office:value="0.00518582" calcext:value-type="float">
            <text:p>0.0051858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46])*COS([.E246])" office:value-type="float" office:value="0.877367567615216" calcext:value-type="float">
            <text:p>0.8773675676</text:p>
          </table:table-cell>
          <table:table-cell table:formula="of:=COS([.D246]) * SIN([.E246]) * SIN([.F246]) - SIN([.E246]) * COS([.F246])" office:value-type="float" office:value="0.476575203236543" calcext:value-type="float">
            <text:p>0.4765752032</text:p>
          </table:table-cell>
          <table:table-cell table:formula="of:=COS([.D246]) * SIN([.E246]) * COS([.F246]) + SIN([.D246]) * SIN([.F246])" office:value-type="float" office:value="-0.478992396558412" calcext:value-type="float">
            <text:p>-0.4789923966</text:p>
          </table:table-cell>
          <table:table-cell table:formula="of:=SIN([.D246]) * COS([.E246])" office:value-type="float" office:value="-0.0268897284932047" calcext:value-type="float">
            <text:p>-0.0268897285</text:p>
          </table:table-cell>
          <table:table-cell table:formula="of:=SIN([.D246]) * SIN([.E246]) * SIN([.F246] + COS([.D246]) * COS([.F246]))" office:value-type="float" office:value="0.0123862287579978" calcext:value-type="float">
            <text:p>0.0123862288</text:p>
          </table:table-cell>
          <table:table-cell table:formula="of:=SIN([.D246]) * SIN([.E246]) * COS([.F246])- COS([.D246]) * SIN([.F246])" office:value-type="float" office:value="0.00949201857113012" calcext:value-type="float">
            <text:p>0.0094920186</text:p>
          </table:table-cell>
          <table:table-cell table:formula="of:=-SIN([.D246])" office:value-type="float" office:value="0.0306338066944311" calcext:value-type="float">
            <text:p>0.0306338067</text:p>
          </table:table-cell>
          <table:table-cell table:formula="of:=COS([.D246]) * SIN([.F246])" office:value-type="float" office:value="0.00518336293151111" calcext:value-type="float">
            <text:p>0.0051833629</text:p>
          </table:table-cell>
          <table:table-cell table:formula="of:=COS([.E246]) * COS([.F246])" office:value-type="float" office:value="0.877767728743017" calcext:value-type="float">
            <text:p>0.8777677287</text:p>
          </table:table-cell>
          <table:table-cell table:formula="of:=[.J246] * [.G246] + [.M246] * [.H246] + [.P246] * [.H246]" office:value-type="float" office:value="0.0366919663720186" calcext:value-type="float">
            <text:p>0.0366919664</text:p>
          </table:table-cell>
          <table:table-cell table:formula="of:=[.K246] * [.D246] + [.N246] * [.E246] + [.Q246] * [.H246]" office:value-type="float" office:value="0.0300073360679464" calcext:value-type="float">
            <text:p>0.0300073361</text:p>
          </table:table-cell>
          <table:table-cell table:formula="of:=[.L246] * [.G246] + [.O246] * [.H246] + [.R246] * [.H246]" office:value-type="float" office:value="8.69514552367864" calcext:value-type="float">
            <text:p>8.6951455237</text:p>
          </table:table-cell>
          <table:table-cell/>
          <table:table-cell table:formula="of:=[.B246]-[.S246]" office:value-type="float" office:value="0.260198033627981" calcext:value-type="float">
            <text:p>0.2601980336</text:p>
          </table:table-cell>
          <table:table-cell table:formula="of:=[.A246]-[.T246]" office:value-type="float" office:value="-0.0707940360679464" calcext:value-type="float">
            <text:p>-0.0707940361</text:p>
          </table:table-cell>
          <table:table-cell table:formula="of:=[.C246]-[.U246]" office:value-type="float" office:value="0.992144476321363" calcext:value-type="float">
            <text:p>0.9921444763</text:p>
          </table:table-cell>
        </table:table-row>
        <table:table-row table:style-name="ro1">
          <table:table-cell office:value-type="float" office:value="-0.0407867" calcext:value-type="float">
            <text:p>-0.0407867</text:p>
          </table:table-cell>
          <table:table-cell office:value-type="float" office:value="0.29689" calcext:value-type="float">
            <text:p>0.29689</text:p>
          </table:table-cell>
          <table:table-cell office:value-type="float" office:value="9.68729" calcext:value-type="float">
            <text:p>9.68729</text:p>
          </table:table-cell>
          <table:table-cell office:value-type="float" office:value="-0.030667" calcext:value-type="float">
            <text:p>-0.030667</text:p>
          </table:table-cell>
          <table:table-cell office:value-type="float" office:value="-0.499543" calcext:value-type="float">
            <text:p>-0.499543</text:p>
          </table:table-cell>
          <table:table-cell office:value-type="float" office:value="0.00514841" calcext:value-type="float">
            <text:p>0.0051484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47])*COS([.E247])" office:value-type="float" office:value="0.877388829284486" calcext:value-type="float">
            <text:p>0.8773888293</text:p>
          </table:table-cell>
          <table:table-cell table:formula="of:=COS([.D247]) * SIN([.E247]) * SIN([.F247]) - SIN([.E247]) * COS([.F247])" office:value-type="float" office:value="0.476553041106848" calcext:value-type="float">
            <text:p>0.4765530411</text:p>
          </table:table-cell>
          <table:table-cell table:formula="of:=COS([.D247]) * SIN([.E247]) * COS([.F247]) + SIN([.D247]) * SIN([.F247])" office:value-type="float" office:value="-0.47895071345002" calcext:value-type="float">
            <text:p>-0.4789507135</text:p>
          </table:table-cell>
          <table:table-cell table:formula="of:=SIN([.D247]) * COS([.E247])" office:value-type="float" office:value="-0.0269153213949843" calcext:value-type="float">
            <text:p>-0.0269153214</text:p>
          </table:table-cell>
          <table:table-cell table:formula="of:=SIN([.D247]) * SIN([.E247]) * SIN([.F247] + COS([.D247]) * COS([.F247]))" office:value-type="float" office:value="0.0123963613933373" calcext:value-type="float">
            <text:p>0.0123963614</text:p>
          </table:table-cell>
          <table:table-cell table:formula="of:=SIN([.D247]) * SIN([.E247]) * COS([.F247])- COS([.D247]) * SIN([.F247])" office:value-type="float" office:value="0.00954177862876903" calcext:value-type="float">
            <text:p>0.0095417786</text:p>
          </table:table-cell>
          <table:table-cell table:formula="of:=-SIN([.D247])" office:value-type="float" office:value="0.0306621933532379" calcext:value-type="float">
            <text:p>0.0306621934</text:p>
          </table:table-cell>
          <table:table-cell table:formula="of:=COS([.D247]) * SIN([.F247])" office:value-type="float" office:value="0.00514596650696663" calcext:value-type="float">
            <text:p>0.0051459665</text:p>
          </table:table-cell>
          <table:table-cell table:formula="of:=COS([.E247]) * COS([.F247])" office:value-type="float" office:value="0.877789934179195" calcext:value-type="float">
            <text:p>0.8777899342</text:p>
          </table:table-cell>
          <table:table-cell table:formula="of:=[.J247] * [.G247] + [.M247] * [.H247] + [.P247] * [.H247]" office:value-type="float" office:value="0.0367193451908852" calcext:value-type="float">
            <text:p>0.0367193452</text:p>
          </table:table-cell>
          <table:table-cell table:formula="of:=[.K247] * [.D247] + [.N247] * [.E247] + [.Q247] * [.H247]" office:value-type="float" office:value="0.0296235040971373" calcext:value-type="float">
            <text:p>0.0296235041</text:p>
          </table:table-cell>
          <table:table-cell table:formula="of:=[.L247] * [.G247] + [.O247] * [.H247] + [.R247] * [.H247]" office:value-type="float" office:value="8.69585078551805" calcext:value-type="float">
            <text:p>8.6958507855</text:p>
          </table:table-cell>
          <table:table-cell/>
          <table:table-cell table:formula="of:=[.B247]-[.S247]" office:value-type="float" office:value="0.260170654809115" calcext:value-type="float">
            <text:p>0.2601706548</text:p>
          </table:table-cell>
          <table:table-cell table:formula="of:=[.A247]-[.T247]" office:value-type="float" office:value="-0.0704102040971373" calcext:value-type="float">
            <text:p>-0.0704102041</text:p>
          </table:table-cell>
          <table:table-cell table:formula="of:=[.C247]-[.U247]" office:value-type="float" office:value="0.99143921448195" calcext:value-type="float">
            <text:p>0.9914392145</text:p>
          </table:table-cell>
        </table:table-row>
        <table:table-row table:style-name="ro1">
          <table:table-cell office:value-type="float" office:value="-0.016983" calcext:value-type="float">
            <text:p>-0.016983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68253" calcext:value-type="float">
            <text:p>9.68253</text:p>
          </table:table-cell>
          <table:table-cell office:value-type="float" office:value="-0.030667" calcext:value-type="float">
            <text:p>-0.030667</text:p>
          </table:table-cell>
          <table:table-cell office:value-type="float" office:value="-0.499543" calcext:value-type="float">
            <text:p>-0.499543</text:p>
          </table:table-cell>
          <table:table-cell office:value-type="float" office:value="0.00514841" calcext:value-type="float">
            <text:p>0.0051484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48])*COS([.E248])" office:value-type="float" office:value="0.877388829284486" calcext:value-type="float">
            <text:p>0.8773888293</text:p>
          </table:table-cell>
          <table:table-cell table:formula="of:=COS([.D248]) * SIN([.E248]) * SIN([.F248]) - SIN([.E248]) * COS([.F248])" office:value-type="float" office:value="0.476553041106848" calcext:value-type="float">
            <text:p>0.4765530411</text:p>
          </table:table-cell>
          <table:table-cell table:formula="of:=COS([.D248]) * SIN([.E248]) * COS([.F248]) + SIN([.D248]) * SIN([.F248])" office:value-type="float" office:value="-0.47895071345002" calcext:value-type="float">
            <text:p>-0.4789507135</text:p>
          </table:table-cell>
          <table:table-cell table:formula="of:=SIN([.D248]) * COS([.E248])" office:value-type="float" office:value="-0.0269153213949843" calcext:value-type="float">
            <text:p>-0.0269153214</text:p>
          </table:table-cell>
          <table:table-cell table:formula="of:=SIN([.D248]) * SIN([.E248]) * SIN([.F248] + COS([.D248]) * COS([.F248]))" office:value-type="float" office:value="0.0123963613933373" calcext:value-type="float">
            <text:p>0.0123963614</text:p>
          </table:table-cell>
          <table:table-cell table:formula="of:=SIN([.D248]) * SIN([.E248]) * COS([.F248])- COS([.D248]) * SIN([.F248])" office:value-type="float" office:value="0.00954177862876903" calcext:value-type="float">
            <text:p>0.0095417786</text:p>
          </table:table-cell>
          <table:table-cell table:formula="of:=-SIN([.D248])" office:value-type="float" office:value="0.0306621933532379" calcext:value-type="float">
            <text:p>0.0306621934</text:p>
          </table:table-cell>
          <table:table-cell table:formula="of:=COS([.D248]) * SIN([.F248])" office:value-type="float" office:value="0.00514596650696663" calcext:value-type="float">
            <text:p>0.0051459665</text:p>
          </table:table-cell>
          <table:table-cell table:formula="of:=COS([.E248]) * COS([.F248])" office:value-type="float" office:value="0.877789934179195" calcext:value-type="float">
            <text:p>0.8777899342</text:p>
          </table:table-cell>
          <table:table-cell table:formula="of:=[.J248] * [.G248] + [.M248] * [.H248] + [.P248] * [.H248]" office:value-type="float" office:value="0.0367193451908852" calcext:value-type="float">
            <text:p>0.0367193452</text:p>
          </table:table-cell>
          <table:table-cell table:formula="of:=[.K248] * [.D248] + [.N248] * [.E248] + [.Q248] * [.H248]" office:value-type="float" office:value="0.0296235040971373" calcext:value-type="float">
            <text:p>0.0296235041</text:p>
          </table:table-cell>
          <table:table-cell table:formula="of:=[.L248] * [.G248] + [.O248] * [.H248] + [.R248] * [.H248]" office:value-type="float" office:value="8.69585078551805" calcext:value-type="float">
            <text:p>8.6958507855</text:p>
          </table:table-cell>
          <table:table-cell/>
          <table:table-cell table:formula="of:=[.B248]-[.S248]" office:value-type="float" office:value="0.262551654809115" calcext:value-type="float">
            <text:p>0.2625516548</text:p>
          </table:table-cell>
          <table:table-cell table:formula="of:=[.A248]-[.T248]" office:value-type="float" office:value="-0.0466065040971373" calcext:value-type="float">
            <text:p>-0.0466065041</text:p>
          </table:table-cell>
          <table:table-cell table:formula="of:=[.C248]-[.U248]" office:value-type="float" office:value="0.986679214481949" calcext:value-type="float">
            <text:p>0.9866792145</text:p>
          </table:table-cell>
        </table:table-row>
        <table:table-row table:style-name="ro1">
          <table:table-cell office:value-type="float" office:value="-0.016983" calcext:value-type="float">
            <text:p>-0.016983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68253" calcext:value-type="float">
            <text:p>9.68253</text:p>
          </table:table-cell>
          <table:table-cell office:value-type="float" office:value="-0.030667" calcext:value-type="float">
            <text:p>-0.030667</text:p>
          </table:table-cell>
          <table:table-cell office:value-type="float" office:value="-0.499543" calcext:value-type="float">
            <text:p>-0.499543</text:p>
          </table:table-cell>
          <table:table-cell office:value-type="float" office:value="0.00514841" calcext:value-type="float">
            <text:p>0.0051484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49])*COS([.E249])" office:value-type="float" office:value="0.877388829284486" calcext:value-type="float">
            <text:p>0.8773888293</text:p>
          </table:table-cell>
          <table:table-cell table:formula="of:=COS([.D249]) * SIN([.E249]) * SIN([.F249]) - SIN([.E249]) * COS([.F249])" office:value-type="float" office:value="0.476553041106848" calcext:value-type="float">
            <text:p>0.4765530411</text:p>
          </table:table-cell>
          <table:table-cell table:formula="of:=COS([.D249]) * SIN([.E249]) * COS([.F249]) + SIN([.D249]) * SIN([.F249])" office:value-type="float" office:value="-0.47895071345002" calcext:value-type="float">
            <text:p>-0.4789507135</text:p>
          </table:table-cell>
          <table:table-cell table:formula="of:=SIN([.D249]) * COS([.E249])" office:value-type="float" office:value="-0.0269153213949843" calcext:value-type="float">
            <text:p>-0.0269153214</text:p>
          </table:table-cell>
          <table:table-cell table:formula="of:=SIN([.D249]) * SIN([.E249]) * SIN([.F249] + COS([.D249]) * COS([.F249]))" office:value-type="float" office:value="0.0123963613933373" calcext:value-type="float">
            <text:p>0.0123963614</text:p>
          </table:table-cell>
          <table:table-cell table:formula="of:=SIN([.D249]) * SIN([.E249]) * COS([.F249])- COS([.D249]) * SIN([.F249])" office:value-type="float" office:value="0.00954177862876903" calcext:value-type="float">
            <text:p>0.0095417786</text:p>
          </table:table-cell>
          <table:table-cell table:formula="of:=-SIN([.D249])" office:value-type="float" office:value="0.0306621933532379" calcext:value-type="float">
            <text:p>0.0306621934</text:p>
          </table:table-cell>
          <table:table-cell table:formula="of:=COS([.D249]) * SIN([.F249])" office:value-type="float" office:value="0.00514596650696663" calcext:value-type="float">
            <text:p>0.0051459665</text:p>
          </table:table-cell>
          <table:table-cell table:formula="of:=COS([.E249]) * COS([.F249])" office:value-type="float" office:value="0.877789934179195" calcext:value-type="float">
            <text:p>0.8777899342</text:p>
          </table:table-cell>
          <table:table-cell table:formula="of:=[.J249] * [.G249] + [.M249] * [.H249] + [.P249] * [.H249]" office:value-type="float" office:value="0.0367193451908852" calcext:value-type="float">
            <text:p>0.0367193452</text:p>
          </table:table-cell>
          <table:table-cell table:formula="of:=[.K249] * [.D249] + [.N249] * [.E249] + [.Q249] * [.H249]" office:value-type="float" office:value="0.0296235040971373" calcext:value-type="float">
            <text:p>0.0296235041</text:p>
          </table:table-cell>
          <table:table-cell table:formula="of:=[.L249] * [.G249] + [.O249] * [.H249] + [.R249] * [.H249]" office:value-type="float" office:value="8.69585078551805" calcext:value-type="float">
            <text:p>8.6958507855</text:p>
          </table:table-cell>
          <table:table-cell/>
          <table:table-cell table:formula="of:=[.B249]-[.S249]" office:value-type="float" office:value="0.262551654809115" calcext:value-type="float">
            <text:p>0.2625516548</text:p>
          </table:table-cell>
          <table:table-cell table:formula="of:=[.A249]-[.T249]" office:value-type="float" office:value="-0.0466065040971373" calcext:value-type="float">
            <text:p>-0.0466065041</text:p>
          </table:table-cell>
          <table:table-cell table:formula="of:=[.C249]-[.U249]" office:value-type="float" office:value="0.986679214481949" calcext:value-type="float">
            <text:p>0.9866792145</text:p>
          </table:table-cell>
        </table:table-row>
        <table:table-row table:style-name="ro1">
          <table:table-cell office:value-type="float" office:value="-0.016983" calcext:value-type="float">
            <text:p>-0.016983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68253" calcext:value-type="float">
            <text:p>9.68253</text:p>
          </table:table-cell>
          <table:table-cell office:value-type="float" office:value="-0.0306659" calcext:value-type="float">
            <text:p>-0.0306659</text:p>
          </table:table-cell>
          <table:table-cell office:value-type="float" office:value="-0.4995" calcext:value-type="float">
            <text:p>-0.4995</text:p>
          </table:table-cell>
          <table:table-cell office:value-type="float" office:value="0.00512846" calcext:value-type="float">
            <text:p>0.0051284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50])*COS([.E250])" office:value-type="float" office:value="0.877409446445872" calcext:value-type="float">
            <text:p>0.8774094464</text:p>
          </table:table-cell>
          <table:table-cell table:formula="of:=COS([.D250]) * SIN([.E250]) * SIN([.F250]) - SIN([.E250]) * COS([.F250])" office:value-type="float" office:value="0.476525090119971" calcext:value-type="float">
            <text:p>0.4765250901</text:p>
          </table:table-cell>
          <table:table-cell table:formula="of:=COS([.D250]) * SIN([.E250]) * COS([.F250]) + SIN([.D250]) * SIN([.F250])" office:value-type="float" office:value="-0.478912433679857" calcext:value-type="float">
            <text:p>-0.4789124337</text:p>
          </table:table-cell>
          <table:table-cell table:formula="of:=SIN([.D250]) * COS([.E250])" office:value-type="float" office:value="-0.0269149878011373" calcext:value-type="float">
            <text:p>-0.0269149878</text:p>
          </table:table-cell>
          <table:table-cell table:formula="of:=SIN([.D250]) * SIN([.E250]) * SIN([.F250] + COS([.D250]) * COS([.F250]))" office:value-type="float" office:value="0.0123947840372688" calcext:value-type="float">
            <text:p>0.012394784</text:p>
          </table:table-cell>
          <table:table-cell table:formula="of:=SIN([.D250]) * SIN([.E250]) * COS([.F250])- COS([.D250]) * SIN([.F250])" office:value-type="float" office:value="0.00956003632994635" calcext:value-type="float">
            <text:p>0.0095600363</text:p>
          </table:table-cell>
          <table:table-cell table:formula="of:=-SIN([.D250])" office:value-type="float" office:value="0.0306610938704345" calcext:value-type="float">
            <text:p>0.0306610939</text:p>
          </table:table-cell>
          <table:table-cell table:formula="of:=COS([.D250]) * SIN([.F250])" office:value-type="float" office:value="0.00512602632359062" calcext:value-type="float">
            <text:p>0.0051260263</text:p>
          </table:table-cell>
          <table:table-cell table:formula="of:=COS([.E250]) * COS([.F250])" office:value-type="float" office:value="0.877810621132034" calcext:value-type="float">
            <text:p>0.8778106211</text:p>
          </table:table-cell>
          <table:table-cell table:formula="of:=[.J250] * [.G250] + [.M250] * [.H250] + [.P250] * [.H250]" office:value-type="float" office:value="0.0367118394791127" calcext:value-type="float">
            <text:p>0.0367118395</text:p>
          </table:table-cell>
          <table:table-cell table:formula="of:=[.K250] * [.D250] + [.N250] * [.E250] + [.Q250] * [.H250]" office:value-type="float" office:value="0.0294307925834623" calcext:value-type="float">
            <text:p>0.0294307926</text:p>
          </table:table-cell>
          <table:table-cell table:formula="of:=[.L250] * [.G250] + [.O250] * [.H250] + [.R250] * [.H250]" office:value-type="float" office:value="8.6962324431274" calcext:value-type="float">
            <text:p>8.6962324431</text:p>
          </table:table-cell>
          <table:table-cell/>
          <table:table-cell table:formula="of:=[.B250]-[.S250]" office:value-type="float" office:value="0.262559160520887" calcext:value-type="float">
            <text:p>0.2625591605</text:p>
          </table:table-cell>
          <table:table-cell table:formula="of:=[.A250]-[.T250]" office:value-type="float" office:value="-0.0464137925834623" calcext:value-type="float">
            <text:p>-0.0464137926</text:p>
          </table:table-cell>
          <table:table-cell table:formula="of:=[.C250]-[.U250]" office:value-type="float" office:value="0.986297556872596" calcext:value-type="float">
            <text:p>0.9862975569</text:p>
          </table:table-cell>
        </table:table-row>
        <table:table-row table:style-name="ro1">
          <table:table-cell office:value-type="float" office:value="-0.0526886" calcext:value-type="float">
            <text:p>-0.0526886</text:p>
          </table:table-cell>
          <table:table-cell office:value-type="float" office:value="0.301651" calcext:value-type="float">
            <text:p>0.301651</text:p>
          </table:table-cell>
          <table:table-cell office:value-type="float" office:value="9.68729" calcext:value-type="float">
            <text:p>9.68729</text:p>
          </table:table-cell>
          <table:table-cell office:value-type="float" office:value="-0.0306659" calcext:value-type="float">
            <text:p>-0.0306659</text:p>
          </table:table-cell>
          <table:table-cell office:value-type="float" office:value="-0.4995" calcext:value-type="float">
            <text:p>-0.4995</text:p>
          </table:table-cell>
          <table:table-cell office:value-type="float" office:value="0.00512846" calcext:value-type="float">
            <text:p>0.0051284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51])*COS([.E251])" office:value-type="float" office:value="0.877409446445872" calcext:value-type="float">
            <text:p>0.8774094464</text:p>
          </table:table-cell>
          <table:table-cell table:formula="of:=COS([.D251]) * SIN([.E251]) * SIN([.F251]) - SIN([.E251]) * COS([.F251])" office:value-type="float" office:value="0.476525090119971" calcext:value-type="float">
            <text:p>0.4765250901</text:p>
          </table:table-cell>
          <table:table-cell table:formula="of:=COS([.D251]) * SIN([.E251]) * COS([.F251]) + SIN([.D251]) * SIN([.F251])" office:value-type="float" office:value="-0.478912433679857" calcext:value-type="float">
            <text:p>-0.4789124337</text:p>
          </table:table-cell>
          <table:table-cell table:formula="of:=SIN([.D251]) * COS([.E251])" office:value-type="float" office:value="-0.0269149878011373" calcext:value-type="float">
            <text:p>-0.0269149878</text:p>
          </table:table-cell>
          <table:table-cell table:formula="of:=SIN([.D251]) * SIN([.E251]) * SIN([.F251] + COS([.D251]) * COS([.F251]))" office:value-type="float" office:value="0.0123947840372688" calcext:value-type="float">
            <text:p>0.012394784</text:p>
          </table:table-cell>
          <table:table-cell table:formula="of:=SIN([.D251]) * SIN([.E251]) * COS([.F251])- COS([.D251]) * SIN([.F251])" office:value-type="float" office:value="0.00956003632994635" calcext:value-type="float">
            <text:p>0.0095600363</text:p>
          </table:table-cell>
          <table:table-cell table:formula="of:=-SIN([.D251])" office:value-type="float" office:value="0.0306610938704345" calcext:value-type="float">
            <text:p>0.0306610939</text:p>
          </table:table-cell>
          <table:table-cell table:formula="of:=COS([.D251]) * SIN([.F251])" office:value-type="float" office:value="0.00512602632359062" calcext:value-type="float">
            <text:p>0.0051260263</text:p>
          </table:table-cell>
          <table:table-cell table:formula="of:=COS([.E251]) * COS([.F251])" office:value-type="float" office:value="0.877810621132034" calcext:value-type="float">
            <text:p>0.8778106211</text:p>
          </table:table-cell>
          <table:table-cell table:formula="of:=[.J251] * [.G251] + [.M251] * [.H251] + [.P251] * [.H251]" office:value-type="float" office:value="0.0367118394791127" calcext:value-type="float">
            <text:p>0.0367118395</text:p>
          </table:table-cell>
          <table:table-cell table:formula="of:=[.K251] * [.D251] + [.N251] * [.E251] + [.Q251] * [.H251]" office:value-type="float" office:value="0.0294307925834623" calcext:value-type="float">
            <text:p>0.0294307926</text:p>
          </table:table-cell>
          <table:table-cell table:formula="of:=[.L251] * [.G251] + [.O251] * [.H251] + [.R251] * [.H251]" office:value-type="float" office:value="8.6962324431274" calcext:value-type="float">
            <text:p>8.6962324431</text:p>
          </table:table-cell>
          <table:table-cell/>
          <table:table-cell table:formula="of:=[.B251]-[.S251]" office:value-type="float" office:value="0.264939160520887" calcext:value-type="float">
            <text:p>0.2649391605</text:p>
          </table:table-cell>
          <table:table-cell table:formula="of:=[.A251]-[.T251]" office:value-type="float" office:value="-0.0821193925834623" calcext:value-type="float">
            <text:p>-0.0821193926</text:p>
          </table:table-cell>
          <table:table-cell table:formula="of:=[.C251]-[.U251]" office:value-type="float" office:value="0.991057556872597" calcext:value-type="float">
            <text:p>0.9910575569</text:p>
          </table:table-cell>
        </table:table-row>
        <table:table-row table:style-name="ro1">
          <table:table-cell office:value-type="float" office:value="-0.0526886" calcext:value-type="float">
            <text:p>-0.0526886</text:p>
          </table:table-cell>
          <table:table-cell office:value-type="float" office:value="0.301651" calcext:value-type="float">
            <text:p>0.301651</text:p>
          </table:table-cell>
          <table:table-cell office:value-type="float" office:value="9.68729" calcext:value-type="float">
            <text:p>9.68729</text:p>
          </table:table-cell>
          <table:table-cell office:value-type="float" office:value="-0.0306659" calcext:value-type="float">
            <text:p>-0.0306659</text:p>
          </table:table-cell>
          <table:table-cell office:value-type="float" office:value="-0.4995" calcext:value-type="float">
            <text:p>-0.4995</text:p>
          </table:table-cell>
          <table:table-cell office:value-type="float" office:value="0.00512846" calcext:value-type="float">
            <text:p>0.0051284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52])*COS([.E252])" office:value-type="float" office:value="0.877409446445872" calcext:value-type="float">
            <text:p>0.8774094464</text:p>
          </table:table-cell>
          <table:table-cell table:formula="of:=COS([.D252]) * SIN([.E252]) * SIN([.F252]) - SIN([.E252]) * COS([.F252])" office:value-type="float" office:value="0.476525090119971" calcext:value-type="float">
            <text:p>0.4765250901</text:p>
          </table:table-cell>
          <table:table-cell table:formula="of:=COS([.D252]) * SIN([.E252]) * COS([.F252]) + SIN([.D252]) * SIN([.F252])" office:value-type="float" office:value="-0.478912433679857" calcext:value-type="float">
            <text:p>-0.4789124337</text:p>
          </table:table-cell>
          <table:table-cell table:formula="of:=SIN([.D252]) * COS([.E252])" office:value-type="float" office:value="-0.0269149878011373" calcext:value-type="float">
            <text:p>-0.0269149878</text:p>
          </table:table-cell>
          <table:table-cell table:formula="of:=SIN([.D252]) * SIN([.E252]) * SIN([.F252] + COS([.D252]) * COS([.F252]))" office:value-type="float" office:value="0.0123947840372688" calcext:value-type="float">
            <text:p>0.012394784</text:p>
          </table:table-cell>
          <table:table-cell table:formula="of:=SIN([.D252]) * SIN([.E252]) * COS([.F252])- COS([.D252]) * SIN([.F252])" office:value-type="float" office:value="0.00956003632994635" calcext:value-type="float">
            <text:p>0.0095600363</text:p>
          </table:table-cell>
          <table:table-cell table:formula="of:=-SIN([.D252])" office:value-type="float" office:value="0.0306610938704345" calcext:value-type="float">
            <text:p>0.0306610939</text:p>
          </table:table-cell>
          <table:table-cell table:formula="of:=COS([.D252]) * SIN([.F252])" office:value-type="float" office:value="0.00512602632359062" calcext:value-type="float">
            <text:p>0.0051260263</text:p>
          </table:table-cell>
          <table:table-cell table:formula="of:=COS([.E252]) * COS([.F252])" office:value-type="float" office:value="0.877810621132034" calcext:value-type="float">
            <text:p>0.8778106211</text:p>
          </table:table-cell>
          <table:table-cell table:formula="of:=[.J252] * [.G252] + [.M252] * [.H252] + [.P252] * [.H252]" office:value-type="float" office:value="0.0367118394791127" calcext:value-type="float">
            <text:p>0.0367118395</text:p>
          </table:table-cell>
          <table:table-cell table:formula="of:=[.K252] * [.D252] + [.N252] * [.E252] + [.Q252] * [.H252]" office:value-type="float" office:value="0.0294307925834623" calcext:value-type="float">
            <text:p>0.0294307926</text:p>
          </table:table-cell>
          <table:table-cell table:formula="of:=[.L252] * [.G252] + [.O252] * [.H252] + [.R252] * [.H252]" office:value-type="float" office:value="8.6962324431274" calcext:value-type="float">
            <text:p>8.6962324431</text:p>
          </table:table-cell>
          <table:table-cell/>
          <table:table-cell table:formula="of:=[.B252]-[.S252]" office:value-type="float" office:value="0.264939160520887" calcext:value-type="float">
            <text:p>0.2649391605</text:p>
          </table:table-cell>
          <table:table-cell table:formula="of:=[.A252]-[.T252]" office:value-type="float" office:value="-0.0821193925834623" calcext:value-type="float">
            <text:p>-0.0821193926</text:p>
          </table:table-cell>
          <table:table-cell table:formula="of:=[.C252]-[.U252]" office:value-type="float" office:value="0.991057556872597" calcext:value-type="float">
            <text:p>0.9910575569</text:p>
          </table:table-cell>
        </table:table-row>
        <table:table-row table:style-name="ro1">
          <table:table-cell office:value-type="float" office:value="-0.0526886" calcext:value-type="float">
            <text:p>-0.0526886</text:p>
          </table:table-cell>
          <table:table-cell office:value-type="float" office:value="0.301651" calcext:value-type="float">
            <text:p>0.301651</text:p>
          </table:table-cell>
          <table:table-cell office:value-type="float" office:value="9.68729" calcext:value-type="float">
            <text:p>9.68729</text:p>
          </table:table-cell>
          <table:table-cell office:value-type="float" office:value="-0.0306632" calcext:value-type="float">
            <text:p>-0.0306632</text:p>
          </table:table-cell>
          <table:table-cell office:value-type="float" office:value="-0.499283" calcext:value-type="float">
            <text:p>-0.499283</text:p>
          </table:table-cell>
          <table:table-cell office:value-type="float" office:value="0.0050274" calcext:value-type="float">
            <text:p>0.005027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53])*COS([.E253])" office:value-type="float" office:value="0.877513389705253" calcext:value-type="float">
            <text:p>0.8775133897</text:p>
          </table:table-cell>
          <table:table-cell table:formula="of:=COS([.D253]) * SIN([.E253]) * SIN([.F253]) - SIN([.E253]) * COS([.F253])" office:value-type="float" office:value="0.476384179716288" calcext:value-type="float">
            <text:p>0.4763841797</text:p>
          </table:table-cell>
          <table:table-cell table:formula="of:=COS([.D253]) * SIN([.E253]) * COS([.F253]) + SIN([.D253]) * SIN([.F253])" office:value-type="float" office:value="-0.478719200150337" calcext:value-type="float">
            <text:p>-0.4787192002</text:p>
          </table:table-cell>
          <table:table-cell table:formula="of:=SIN([.D253]) * COS([.E253])" office:value-type="float" office:value="-0.0269158047988637" calcext:value-type="float">
            <text:p>-0.0269158048</text:p>
          </table:table-cell>
          <table:table-cell table:formula="of:=SIN([.D253]) * SIN([.E253]) * SIN([.F253] + COS([.D253]) * COS([.F253]))" office:value-type="float" office:value="0.0123879728651298" calcext:value-type="float">
            <text:p>0.0123879729</text:p>
          </table:table-cell>
          <table:table-cell table:formula="of:=SIN([.D253]) * SIN([.E253]) * COS([.F253])- COS([.D253]) * SIN([.F253])" office:value-type="float" office:value="0.00965392168354231" calcext:value-type="float">
            <text:p>0.0096539217</text:p>
          </table:table-cell>
          <table:table-cell table:formula="of:=-SIN([.D253])" office:value-type="float" office:value="0.0306583951397597" calcext:value-type="float">
            <text:p>0.0306583951</text:p>
          </table:table-cell>
          <table:table-cell table:formula="of:=COS([.D253]) * SIN([.F253])" office:value-type="float" office:value="0.00502501555668418" calcext:value-type="float">
            <text:p>0.0050250156</text:p>
          </table:table-cell>
          <table:table-cell table:formula="of:=COS([.E253]) * COS([.F253])" office:value-type="float" office:value="0.877914989736222" calcext:value-type="float">
            <text:p>0.8779149897</text:p>
          </table:table-cell>
          <table:table-cell table:formula="of:=[.J253] * [.G253] + [.M253] * [.H253] + [.P253] * [.H253]" office:value-type="float" office:value="0.0366773853407815" calcext:value-type="float">
            <text:p>0.0366773853</text:p>
          </table:table-cell>
          <table:table-cell table:formula="of:=[.K253] * [.D253] + [.N253] * [.E253] + [.Q253] * [.H253]" office:value-type="float" office:value="0.0284525848200079" calcext:value-type="float">
            <text:p>0.0284525848</text:p>
          </table:table-cell>
          <table:table-cell table:formula="of:=[.L253] * [.G253] + [.O253] * [.H253] + [.R253] * [.H253]" office:value-type="float" office:value="8.69817533191369" calcext:value-type="float">
            <text:p>8.6981753319</text:p>
          </table:table-cell>
          <table:table-cell/>
          <table:table-cell table:formula="of:=[.B253]-[.S253]" office:value-type="float" office:value="0.264973614659218" calcext:value-type="float">
            <text:p>0.2649736147</text:p>
          </table:table-cell>
          <table:table-cell table:formula="of:=[.A253]-[.T253]" office:value-type="float" office:value="-0.0811411848200079" calcext:value-type="float">
            <text:p>-0.0811411848</text:p>
          </table:table-cell>
          <table:table-cell table:formula="of:=[.C253]-[.U253]" office:value-type="float" office:value="0.989114668086314" calcext:value-type="float">
            <text:p>0.9891146681</text:p>
          </table:table-cell>
        </table:table-row>
        <table:table-row table:style-name="ro1">
          <table:table-cell office:value-type="float" office:value="-0.0455475" calcext:value-type="float">
            <text:p>-0.0455475</text:p>
          </table:table-cell>
          <table:table-cell office:value-type="float" office:value="0.284988" calcext:value-type="float">
            <text:p>0.284988</text:p>
          </table:table-cell>
          <table:table-cell office:value-type="float" office:value="9.72537" calcext:value-type="float">
            <text:p>9.72537</text:p>
          </table:table-cell>
          <table:table-cell office:value-type="float" office:value="-0.0306632" calcext:value-type="float">
            <text:p>-0.0306632</text:p>
          </table:table-cell>
          <table:table-cell office:value-type="float" office:value="-0.499283" calcext:value-type="float">
            <text:p>-0.499283</text:p>
          </table:table-cell>
          <table:table-cell office:value-type="float" office:value="0.0050274" calcext:value-type="float">
            <text:p>0.005027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54])*COS([.E254])" office:value-type="float" office:value="0.877513389705253" calcext:value-type="float">
            <text:p>0.8775133897</text:p>
          </table:table-cell>
          <table:table-cell table:formula="of:=COS([.D254]) * SIN([.E254]) * SIN([.F254]) - SIN([.E254]) * COS([.F254])" office:value-type="float" office:value="0.476384179716288" calcext:value-type="float">
            <text:p>0.4763841797</text:p>
          </table:table-cell>
          <table:table-cell table:formula="of:=COS([.D254]) * SIN([.E254]) * COS([.F254]) + SIN([.D254]) * SIN([.F254])" office:value-type="float" office:value="-0.478719200150337" calcext:value-type="float">
            <text:p>-0.4787192002</text:p>
          </table:table-cell>
          <table:table-cell table:formula="of:=SIN([.D254]) * COS([.E254])" office:value-type="float" office:value="-0.0269158047988637" calcext:value-type="float">
            <text:p>-0.0269158048</text:p>
          </table:table-cell>
          <table:table-cell table:formula="of:=SIN([.D254]) * SIN([.E254]) * SIN([.F254] + COS([.D254]) * COS([.F254]))" office:value-type="float" office:value="0.0123879728651298" calcext:value-type="float">
            <text:p>0.0123879729</text:p>
          </table:table-cell>
          <table:table-cell table:formula="of:=SIN([.D254]) * SIN([.E254]) * COS([.F254])- COS([.D254]) * SIN([.F254])" office:value-type="float" office:value="0.00965392168354231" calcext:value-type="float">
            <text:p>0.0096539217</text:p>
          </table:table-cell>
          <table:table-cell table:formula="of:=-SIN([.D254])" office:value-type="float" office:value="0.0306583951397597" calcext:value-type="float">
            <text:p>0.0306583951</text:p>
          </table:table-cell>
          <table:table-cell table:formula="of:=COS([.D254]) * SIN([.F254])" office:value-type="float" office:value="0.00502501555668418" calcext:value-type="float">
            <text:p>0.0050250156</text:p>
          </table:table-cell>
          <table:table-cell table:formula="of:=COS([.E254]) * COS([.F254])" office:value-type="float" office:value="0.877914989736222" calcext:value-type="float">
            <text:p>0.8779149897</text:p>
          </table:table-cell>
          <table:table-cell table:formula="of:=[.J254] * [.G254] + [.M254] * [.H254] + [.P254] * [.H254]" office:value-type="float" office:value="0.0366773853407815" calcext:value-type="float">
            <text:p>0.0366773853</text:p>
          </table:table-cell>
          <table:table-cell table:formula="of:=[.K254] * [.D254] + [.N254] * [.E254] + [.Q254] * [.H254]" office:value-type="float" office:value="0.0284525848200079" calcext:value-type="float">
            <text:p>0.0284525848</text:p>
          </table:table-cell>
          <table:table-cell table:formula="of:=[.L254] * [.G254] + [.O254] * [.H254] + [.R254] * [.H254]" office:value-type="float" office:value="8.69817533191369" calcext:value-type="float">
            <text:p>8.6981753319</text:p>
          </table:table-cell>
          <table:table-cell/>
          <table:table-cell table:formula="of:=[.B254]-[.S254]" office:value-type="float" office:value="0.248310614659218" calcext:value-type="float">
            <text:p>0.2483106147</text:p>
          </table:table-cell>
          <table:table-cell table:formula="of:=[.A254]-[.T254]" office:value-type="float" office:value="-0.0740000848200079" calcext:value-type="float">
            <text:p>-0.0740000848</text:p>
          </table:table-cell>
          <table:table-cell table:formula="of:=[.C254]-[.U254]" office:value-type="float" office:value="1.02719466808631" calcext:value-type="float">
            <text:p>1.0271946681</text:p>
          </table:table-cell>
        </table:table-row>
        <table:table-row table:style-name="ro1">
          <table:table-cell office:value-type="float" office:value="-0.0455475" calcext:value-type="float">
            <text:p>-0.0455475</text:p>
          </table:table-cell>
          <table:table-cell office:value-type="float" office:value="0.284988" calcext:value-type="float">
            <text:p>0.284988</text:p>
          </table:table-cell>
          <table:table-cell office:value-type="float" office:value="9.72537" calcext:value-type="float">
            <text:p>9.72537</text:p>
          </table:table-cell>
          <table:table-cell office:value-type="float" office:value="-0.0306632" calcext:value-type="float">
            <text:p>-0.0306632</text:p>
          </table:table-cell>
          <table:table-cell office:value-type="float" office:value="-0.499283" calcext:value-type="float">
            <text:p>-0.499283</text:p>
          </table:table-cell>
          <table:table-cell office:value-type="float" office:value="0.0050274" calcext:value-type="float">
            <text:p>0.005027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55])*COS([.E255])" office:value-type="float" office:value="0.877513389705253" calcext:value-type="float">
            <text:p>0.8775133897</text:p>
          </table:table-cell>
          <table:table-cell table:formula="of:=COS([.D255]) * SIN([.E255]) * SIN([.F255]) - SIN([.E255]) * COS([.F255])" office:value-type="float" office:value="0.476384179716288" calcext:value-type="float">
            <text:p>0.4763841797</text:p>
          </table:table-cell>
          <table:table-cell table:formula="of:=COS([.D255]) * SIN([.E255]) * COS([.F255]) + SIN([.D255]) * SIN([.F255])" office:value-type="float" office:value="-0.478719200150337" calcext:value-type="float">
            <text:p>-0.4787192002</text:p>
          </table:table-cell>
          <table:table-cell table:formula="of:=SIN([.D255]) * COS([.E255])" office:value-type="float" office:value="-0.0269158047988637" calcext:value-type="float">
            <text:p>-0.0269158048</text:p>
          </table:table-cell>
          <table:table-cell table:formula="of:=SIN([.D255]) * SIN([.E255]) * SIN([.F255] + COS([.D255]) * COS([.F255]))" office:value-type="float" office:value="0.0123879728651298" calcext:value-type="float">
            <text:p>0.0123879729</text:p>
          </table:table-cell>
          <table:table-cell table:formula="of:=SIN([.D255]) * SIN([.E255]) * COS([.F255])- COS([.D255]) * SIN([.F255])" office:value-type="float" office:value="0.00965392168354231" calcext:value-type="float">
            <text:p>0.0096539217</text:p>
          </table:table-cell>
          <table:table-cell table:formula="of:=-SIN([.D255])" office:value-type="float" office:value="0.0306583951397597" calcext:value-type="float">
            <text:p>0.0306583951</text:p>
          </table:table-cell>
          <table:table-cell table:formula="of:=COS([.D255]) * SIN([.F255])" office:value-type="float" office:value="0.00502501555668418" calcext:value-type="float">
            <text:p>0.0050250156</text:p>
          </table:table-cell>
          <table:table-cell table:formula="of:=COS([.E255]) * COS([.F255])" office:value-type="float" office:value="0.877914989736222" calcext:value-type="float">
            <text:p>0.8779149897</text:p>
          </table:table-cell>
          <table:table-cell table:formula="of:=[.J255] * [.G255] + [.M255] * [.H255] + [.P255] * [.H255]" office:value-type="float" office:value="0.0366773853407815" calcext:value-type="float">
            <text:p>0.0366773853</text:p>
          </table:table-cell>
          <table:table-cell table:formula="of:=[.K255] * [.D255] + [.N255] * [.E255] + [.Q255] * [.H255]" office:value-type="float" office:value="0.0284525848200079" calcext:value-type="float">
            <text:p>0.0284525848</text:p>
          </table:table-cell>
          <table:table-cell table:formula="of:=[.L255] * [.G255] + [.O255] * [.H255] + [.R255] * [.H255]" office:value-type="float" office:value="8.69817533191369" calcext:value-type="float">
            <text:p>8.6981753319</text:p>
          </table:table-cell>
          <table:table-cell/>
          <table:table-cell table:formula="of:=[.B255]-[.S255]" office:value-type="float" office:value="0.248310614659218" calcext:value-type="float">
            <text:p>0.2483106147</text:p>
          </table:table-cell>
          <table:table-cell table:formula="of:=[.A255]-[.T255]" office:value-type="float" office:value="-0.0740000848200079" calcext:value-type="float">
            <text:p>-0.0740000848</text:p>
          </table:table-cell>
          <table:table-cell table:formula="of:=[.C255]-[.U255]" office:value-type="float" office:value="1.02719466808631" calcext:value-type="float">
            <text:p>1.0271946681</text:p>
          </table:table-cell>
        </table:table-row>
        <table:table-row table:style-name="ro1">
          <table:table-cell office:value-type="float" office:value="-0.0455475" calcext:value-type="float">
            <text:p>-0.0455475</text:p>
          </table:table-cell>
          <table:table-cell office:value-type="float" office:value="0.284988" calcext:value-type="float">
            <text:p>0.284988</text:p>
          </table:table-cell>
          <table:table-cell office:value-type="float" office:value="9.72537" calcext:value-type="float">
            <text:p>9.72537</text:p>
          </table:table-cell>
          <table:table-cell office:value-type="float" office:value="-0.0306681" calcext:value-type="float">
            <text:p>-0.0306681</text:p>
          </table:table-cell>
          <table:table-cell office:value-type="float" office:value="-0.499344" calcext:value-type="float">
            <text:p>-0.499344</text:p>
          </table:table-cell>
          <table:table-cell office:value-type="float" office:value="0.0050534" calcext:value-type="float">
            <text:p>0.005053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56])*COS([.E256])" office:value-type="float" office:value="0.877484063340952" calcext:value-type="float">
            <text:p>0.8774840633</text:p>
          </table:table-cell>
          <table:table-cell table:formula="of:=COS([.D256]) * SIN([.E256]) * SIN([.F256]) - SIN([.E256]) * COS([.F256])" office:value-type="float" office:value="0.476424956064884" calcext:value-type="float">
            <text:p>0.4764249561</text:p>
          </table:table-cell>
          <table:table-cell table:formula="of:=COS([.D256]) * SIN([.E256]) * COS([.F256]) + SIN([.D256]) * SIN([.F256])" office:value-type="float" office:value="-0.478773414094051" calcext:value-type="float">
            <text:p>-0.4787734141</text:p>
          </table:table-cell>
          <table:table-cell table:formula="of:=SIN([.D256]) * COS([.E256])" office:value-type="float" office:value="-0.0269192089945334" calcext:value-type="float">
            <text:p>-0.026919209</text:p>
          </table:table-cell>
          <table:table-cell table:formula="of:=SIN([.D256]) * SIN([.E256]) * SIN([.F256] + COS([.D256]) * COS([.F256]))" office:value-type="float" office:value="0.012391540232413" calcext:value-type="float">
            <text:p>0.0123915402</text:p>
          </table:table-cell>
          <table:table-cell table:formula="of:=SIN([.D256]) * SIN([.E256]) * COS([.F256])- COS([.D256]) * SIN([.F256])" office:value-type="float" office:value="0.00963192011768197" calcext:value-type="float">
            <text:p>0.0096319201</text:p>
          </table:table-cell>
          <table:table-cell table:formula="of:=-SIN([.D256])" office:value-type="float" office:value="0.0306632928360042" calcext:value-type="float">
            <text:p>0.0306632928</text:p>
          </table:table-cell>
          <table:table-cell table:formula="of:=COS([.D256]) * SIN([.F256])" office:value-type="float" office:value="0.00505100224529985" calcext:value-type="float">
            <text:p>0.0050510022</text:p>
          </table:table-cell>
          <table:table-cell table:formula="of:=COS([.E256]) * COS([.F256])" office:value-type="float" office:value="0.87788566685621" calcext:value-type="float">
            <text:p>0.8778856669</text:p>
          </table:table-cell>
          <table:table-cell table:formula="of:=[.J256] * [.G256] + [.M256] * [.H256] + [.P256] * [.H256]" office:value-type="float" office:value="0.0366920216464133" calcext:value-type="float">
            <text:p>0.0366920216</text:p>
          </table:table-cell>
          <table:table-cell table:formula="of:=[.K256] * [.D256] + [.N256] * [.E256] + [.Q256] * [.H256]" office:value-type="float" office:value="0.028701132543031" calcext:value-type="float">
            <text:p>0.0287011325</text:p>
          </table:table-cell>
          <table:table-cell table:formula="of:=[.L256] * [.G256] + [.O256] * [.H256] + [.R256] * [.H256]" office:value-type="float" office:value="8.69767235234415" calcext:value-type="float">
            <text:p>8.6976723523</text:p>
          </table:table-cell>
          <table:table-cell/>
          <table:table-cell table:formula="of:=[.B256]-[.S256]" office:value-type="float" office:value="0.248295978353587" calcext:value-type="float">
            <text:p>0.2482959784</text:p>
          </table:table-cell>
          <table:table-cell table:formula="of:=[.A256]-[.T256]" office:value-type="float" office:value="-0.074248632543031" calcext:value-type="float">
            <text:p>-0.0742486325</text:p>
          </table:table-cell>
          <table:table-cell table:formula="of:=[.C256]-[.U256]" office:value-type="float" office:value="1.02769764765585" calcext:value-type="float">
            <text:p>1.0276976477</text:p>
          </table:table-cell>
        </table:table-row>
        <table:table-row table:style-name="ro1">
          <table:table-cell office:value-type="float" office:value="-0.036026" calcext:value-type="float">
            <text:p>-0.036026</text:p>
          </table:table-cell>
          <table:table-cell office:value-type="float" office:value="0.301651" calcext:value-type="float">
            <text:p>0.301651</text:p>
          </table:table-cell>
          <table:table-cell office:value-type="float" office:value="9.69205" calcext:value-type="float">
            <text:p>9.69205</text:p>
          </table:table-cell>
          <table:table-cell office:value-type="float" office:value="-0.0306681" calcext:value-type="float">
            <text:p>-0.0306681</text:p>
          </table:table-cell>
          <table:table-cell office:value-type="float" office:value="-0.499344" calcext:value-type="float">
            <text:p>-0.499344</text:p>
          </table:table-cell>
          <table:table-cell office:value-type="float" office:value="0.0050534" calcext:value-type="float">
            <text:p>0.005053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57])*COS([.E257])" office:value-type="float" office:value="0.877484063340952" calcext:value-type="float">
            <text:p>0.8774840633</text:p>
          </table:table-cell>
          <table:table-cell table:formula="of:=COS([.D257]) * SIN([.E257]) * SIN([.F257]) - SIN([.E257]) * COS([.F257])" office:value-type="float" office:value="0.476424956064884" calcext:value-type="float">
            <text:p>0.4764249561</text:p>
          </table:table-cell>
          <table:table-cell table:formula="of:=COS([.D257]) * SIN([.E257]) * COS([.F257]) + SIN([.D257]) * SIN([.F257])" office:value-type="float" office:value="-0.478773414094051" calcext:value-type="float">
            <text:p>-0.4787734141</text:p>
          </table:table-cell>
          <table:table-cell table:formula="of:=SIN([.D257]) * COS([.E257])" office:value-type="float" office:value="-0.0269192089945334" calcext:value-type="float">
            <text:p>-0.026919209</text:p>
          </table:table-cell>
          <table:table-cell table:formula="of:=SIN([.D257]) * SIN([.E257]) * SIN([.F257] + COS([.D257]) * COS([.F257]))" office:value-type="float" office:value="0.012391540232413" calcext:value-type="float">
            <text:p>0.0123915402</text:p>
          </table:table-cell>
          <table:table-cell table:formula="of:=SIN([.D257]) * SIN([.E257]) * COS([.F257])- COS([.D257]) * SIN([.F257])" office:value-type="float" office:value="0.00963192011768197" calcext:value-type="float">
            <text:p>0.0096319201</text:p>
          </table:table-cell>
          <table:table-cell table:formula="of:=-SIN([.D257])" office:value-type="float" office:value="0.0306632928360042" calcext:value-type="float">
            <text:p>0.0306632928</text:p>
          </table:table-cell>
          <table:table-cell table:formula="of:=COS([.D257]) * SIN([.F257])" office:value-type="float" office:value="0.00505100224529985" calcext:value-type="float">
            <text:p>0.0050510022</text:p>
          </table:table-cell>
          <table:table-cell table:formula="of:=COS([.E257]) * COS([.F257])" office:value-type="float" office:value="0.87788566685621" calcext:value-type="float">
            <text:p>0.8778856669</text:p>
          </table:table-cell>
          <table:table-cell table:formula="of:=[.J257] * [.G257] + [.M257] * [.H257] + [.P257] * [.H257]" office:value-type="float" office:value="0.0366920216464133" calcext:value-type="float">
            <text:p>0.0366920216</text:p>
          </table:table-cell>
          <table:table-cell table:formula="of:=[.K257] * [.D257] + [.N257] * [.E257] + [.Q257] * [.H257]" office:value-type="float" office:value="0.028701132543031" calcext:value-type="float">
            <text:p>0.0287011325</text:p>
          </table:table-cell>
          <table:table-cell table:formula="of:=[.L257] * [.G257] + [.O257] * [.H257] + [.R257] * [.H257]" office:value-type="float" office:value="8.69767235234415" calcext:value-type="float">
            <text:p>8.6976723523</text:p>
          </table:table-cell>
          <table:table-cell/>
          <table:table-cell table:formula="of:=[.B257]-[.S257]" office:value-type="float" office:value="0.264958978353587" calcext:value-type="float">
            <text:p>0.2649589784</text:p>
          </table:table-cell>
          <table:table-cell table:formula="of:=[.A257]-[.T257]" office:value-type="float" office:value="-0.064727132543031" calcext:value-type="float">
            <text:p>-0.0647271325</text:p>
          </table:table-cell>
          <table:table-cell table:formula="of:=[.C257]-[.U257]" office:value-type="float" office:value="0.994377647655854" calcext:value-type="float">
            <text:p>0.9943776477</text:p>
          </table:table-cell>
        </table:table-row>
        <table:table-row table:style-name="ro1">
          <table:table-cell office:value-type="float" office:value="-0.036026" calcext:value-type="float">
            <text:p>-0.036026</text:p>
          </table:table-cell>
          <table:table-cell office:value-type="float" office:value="0.301651" calcext:value-type="float">
            <text:p>0.301651</text:p>
          </table:table-cell>
          <table:table-cell office:value-type="float" office:value="9.69205" calcext:value-type="float">
            <text:p>9.69205</text:p>
          </table:table-cell>
          <table:table-cell office:value-type="float" office:value="-0.0306681" calcext:value-type="float">
            <text:p>-0.0306681</text:p>
          </table:table-cell>
          <table:table-cell office:value-type="float" office:value="-0.499344" calcext:value-type="float">
            <text:p>-0.499344</text:p>
          </table:table-cell>
          <table:table-cell office:value-type="float" office:value="0.0050534" calcext:value-type="float">
            <text:p>0.005053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58])*COS([.E258])" office:value-type="float" office:value="0.877484063340952" calcext:value-type="float">
            <text:p>0.8774840633</text:p>
          </table:table-cell>
          <table:table-cell table:formula="of:=COS([.D258]) * SIN([.E258]) * SIN([.F258]) - SIN([.E258]) * COS([.F258])" office:value-type="float" office:value="0.476424956064884" calcext:value-type="float">
            <text:p>0.4764249561</text:p>
          </table:table-cell>
          <table:table-cell table:formula="of:=COS([.D258]) * SIN([.E258]) * COS([.F258]) + SIN([.D258]) * SIN([.F258])" office:value-type="float" office:value="-0.478773414094051" calcext:value-type="float">
            <text:p>-0.4787734141</text:p>
          </table:table-cell>
          <table:table-cell table:formula="of:=SIN([.D258]) * COS([.E258])" office:value-type="float" office:value="-0.0269192089945334" calcext:value-type="float">
            <text:p>-0.026919209</text:p>
          </table:table-cell>
          <table:table-cell table:formula="of:=SIN([.D258]) * SIN([.E258]) * SIN([.F258] + COS([.D258]) * COS([.F258]))" office:value-type="float" office:value="0.012391540232413" calcext:value-type="float">
            <text:p>0.0123915402</text:p>
          </table:table-cell>
          <table:table-cell table:formula="of:=SIN([.D258]) * SIN([.E258]) * COS([.F258])- COS([.D258]) * SIN([.F258])" office:value-type="float" office:value="0.00963192011768197" calcext:value-type="float">
            <text:p>0.0096319201</text:p>
          </table:table-cell>
          <table:table-cell table:formula="of:=-SIN([.D258])" office:value-type="float" office:value="0.0306632928360042" calcext:value-type="float">
            <text:p>0.0306632928</text:p>
          </table:table-cell>
          <table:table-cell table:formula="of:=COS([.D258]) * SIN([.F258])" office:value-type="float" office:value="0.00505100224529985" calcext:value-type="float">
            <text:p>0.0050510022</text:p>
          </table:table-cell>
          <table:table-cell table:formula="of:=COS([.E258]) * COS([.F258])" office:value-type="float" office:value="0.87788566685621" calcext:value-type="float">
            <text:p>0.8778856669</text:p>
          </table:table-cell>
          <table:table-cell table:formula="of:=[.J258] * [.G258] + [.M258] * [.H258] + [.P258] * [.H258]" office:value-type="float" office:value="0.0366920216464133" calcext:value-type="float">
            <text:p>0.0366920216</text:p>
          </table:table-cell>
          <table:table-cell table:formula="of:=[.K258] * [.D258] + [.N258] * [.E258] + [.Q258] * [.H258]" office:value-type="float" office:value="0.028701132543031" calcext:value-type="float">
            <text:p>0.0287011325</text:p>
          </table:table-cell>
          <table:table-cell table:formula="of:=[.L258] * [.G258] + [.O258] * [.H258] + [.R258] * [.H258]" office:value-type="float" office:value="8.69767235234415" calcext:value-type="float">
            <text:p>8.6976723523</text:p>
          </table:table-cell>
          <table:table-cell/>
          <table:table-cell table:formula="of:=[.B258]-[.S258]" office:value-type="float" office:value="0.264958978353587" calcext:value-type="float">
            <text:p>0.2649589784</text:p>
          </table:table-cell>
          <table:table-cell table:formula="of:=[.A258]-[.T258]" office:value-type="float" office:value="-0.064727132543031" calcext:value-type="float">
            <text:p>-0.0647271325</text:p>
          </table:table-cell>
          <table:table-cell table:formula="of:=[.C258]-[.U258]" office:value-type="float" office:value="0.994377647655854" calcext:value-type="float">
            <text:p>0.9943776477</text:p>
          </table:table-cell>
        </table:table-row>
        <table:table-row table:style-name="ro1">
          <table:table-cell office:value-type="float" office:value="-0.036026" calcext:value-type="float">
            <text:p>-0.036026</text:p>
          </table:table-cell>
          <table:table-cell office:value-type="float" office:value="0.301651" calcext:value-type="float">
            <text:p>0.301651</text:p>
          </table:table-cell>
          <table:table-cell office:value-type="float" office:value="9.69205" calcext:value-type="float">
            <text:p>9.69205</text:p>
          </table:table-cell>
          <table:table-cell office:value-type="float" office:value="-0.0306011" calcext:value-type="float">
            <text:p>-0.0306011</text:p>
          </table:table-cell>
          <table:table-cell office:value-type="float" office:value="-0.499244" calcext:value-type="float">
            <text:p>-0.499244</text:p>
          </table:table-cell>
          <table:table-cell office:value-type="float" office:value="0.00504307" calcext:value-type="float">
            <text:p>0.0050430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59])*COS([.E259])" office:value-type="float" office:value="0.877533723126414" calcext:value-type="float">
            <text:p>0.8775337231</text:p>
          </table:table-cell>
          <table:table-cell table:formula="of:=COS([.D259]) * SIN([.E259]) * SIN([.F259]) - SIN([.E259]) * COS([.F259])" office:value-type="float" office:value="0.476342571776138" calcext:value-type="float">
            <text:p>0.4763425718</text:p>
          </table:table-cell>
          <table:table-cell table:formula="of:=COS([.D259]) * SIN([.E259]) * COS([.F259]) + SIN([.D259]) * SIN([.F259])" office:value-type="float" office:value="-0.478686017397863" calcext:value-type="float">
            <text:p>-0.4786860174</text:p>
          </table:table-cell>
          <table:table-cell table:formula="of:=SIN([.D259]) * COS([.E259])" office:value-type="float" office:value="-0.0268618824718052" calcext:value-type="float">
            <text:p>-0.0268618825</text:p>
          </table:table-cell>
          <table:table-cell table:formula="of:=SIN([.D259]) * SIN([.E259]) * SIN([.F259] + COS([.D259]) * COS([.F259]))" office:value-type="float" office:value="0.012362145599763" calcext:value-type="float">
            <text:p>0.0123621456</text:p>
          </table:table-cell>
          <table:table-cell table:formula="of:=SIN([.D259]) * SIN([.E259]) * COS([.F259])- COS([.D259]) * SIN([.F259])" office:value-type="float" office:value="0.00960748199268623" calcext:value-type="float">
            <text:p>0.009607482</text:p>
          </table:table-cell>
          <table:table-cell table:formula="of:=-SIN([.D259])" office:value-type="float" office:value="0.0305963242725951" calcext:value-type="float">
            <text:p>0.0305963243</text:p>
          </table:table-cell>
          <table:table-cell table:formula="of:=COS([.D259]) * SIN([.F259])" office:value-type="float" office:value="0.0050406875836651" calcext:value-type="float">
            <text:p>0.0050406876</text:p>
          </table:table-cell>
          <table:table-cell table:formula="of:=COS([.E259]) * COS([.F259])" office:value-type="float" office:value="0.877933592612524" calcext:value-type="float">
            <text:p>0.8779335926</text:p>
          </table:table-cell>
          <table:table-cell table:formula="of:=[.J259] * [.G259] + [.M259] * [.H259] + [.P259] * [.H259]" office:value-type="float" office:value="0.0365975296477403" calcext:value-type="float">
            <text:p>0.0365975296</text:p>
          </table:table-cell>
          <table:table-cell table:formula="of:=[.K259] * [.D259] + [.N259] * [.E259] + [.Q259] * [.H259]" office:value-type="float" office:value="0.0286504046289311" calcext:value-type="float">
            <text:p>0.0286504046</text:p>
          </table:table-cell>
          <table:table-cell table:formula="of:=[.L259] * [.G259] + [.O259] * [.H259] + [.R259] * [.H259]" office:value-type="float" office:value="8.69790253113106" calcext:value-type="float">
            <text:p>8.6979025311</text:p>
          </table:table-cell>
          <table:table-cell/>
          <table:table-cell table:formula="of:=[.B259]-[.S259]" office:value-type="float" office:value="0.26505347035226" calcext:value-type="float">
            <text:p>0.2650534704</text:p>
          </table:table-cell>
          <table:table-cell table:formula="of:=[.A259]-[.T259]" office:value-type="float" office:value="-0.0646764046289311" calcext:value-type="float">
            <text:p>-0.0646764046</text:p>
          </table:table-cell>
          <table:table-cell table:formula="of:=[.C259]-[.U259]" office:value-type="float" office:value="0.994147468868938" calcext:value-type="float">
            <text:p>0.9941474689</text:p>
          </table:table-cell>
        </table:table-row>
        <table:table-row table:style-name="ro1">
          <table:table-cell office:value-type="float" office:value="-0.0645905" calcext:value-type="float">
            <text:p>-0.0645905</text:p>
          </table:table-cell>
          <table:table-cell office:value-type="float" office:value="0.306412" calcext:value-type="float">
            <text:p>0.306412</text:p>
          </table:table-cell>
          <table:table-cell office:value-type="float" office:value="9.64444" calcext:value-type="float">
            <text:p>9.64444</text:p>
          </table:table-cell>
          <table:table-cell office:value-type="float" office:value="-0.0306011" calcext:value-type="float">
            <text:p>-0.0306011</text:p>
          </table:table-cell>
          <table:table-cell office:value-type="float" office:value="-0.499244" calcext:value-type="float">
            <text:p>-0.499244</text:p>
          </table:table-cell>
          <table:table-cell office:value-type="float" office:value="0.00504307" calcext:value-type="float">
            <text:p>0.0050430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60])*COS([.E260])" office:value-type="float" office:value="0.877533723126414" calcext:value-type="float">
            <text:p>0.8775337231</text:p>
          </table:table-cell>
          <table:table-cell table:formula="of:=COS([.D260]) * SIN([.E260]) * SIN([.F260]) - SIN([.E260]) * COS([.F260])" office:value-type="float" office:value="0.476342571776138" calcext:value-type="float">
            <text:p>0.4763425718</text:p>
          </table:table-cell>
          <table:table-cell table:formula="of:=COS([.D260]) * SIN([.E260]) * COS([.F260]) + SIN([.D260]) * SIN([.F260])" office:value-type="float" office:value="-0.478686017397863" calcext:value-type="float">
            <text:p>-0.4786860174</text:p>
          </table:table-cell>
          <table:table-cell table:formula="of:=SIN([.D260]) * COS([.E260])" office:value-type="float" office:value="-0.0268618824718052" calcext:value-type="float">
            <text:p>-0.0268618825</text:p>
          </table:table-cell>
          <table:table-cell table:formula="of:=SIN([.D260]) * SIN([.E260]) * SIN([.F260] + COS([.D260]) * COS([.F260]))" office:value-type="float" office:value="0.012362145599763" calcext:value-type="float">
            <text:p>0.0123621456</text:p>
          </table:table-cell>
          <table:table-cell table:formula="of:=SIN([.D260]) * SIN([.E260]) * COS([.F260])- COS([.D260]) * SIN([.F260])" office:value-type="float" office:value="0.00960748199268623" calcext:value-type="float">
            <text:p>0.009607482</text:p>
          </table:table-cell>
          <table:table-cell table:formula="of:=-SIN([.D260])" office:value-type="float" office:value="0.0305963242725951" calcext:value-type="float">
            <text:p>0.0305963243</text:p>
          </table:table-cell>
          <table:table-cell table:formula="of:=COS([.D260]) * SIN([.F260])" office:value-type="float" office:value="0.0050406875836651" calcext:value-type="float">
            <text:p>0.0050406876</text:p>
          </table:table-cell>
          <table:table-cell table:formula="of:=COS([.E260]) * COS([.F260])" office:value-type="float" office:value="0.877933592612524" calcext:value-type="float">
            <text:p>0.8779335926</text:p>
          </table:table-cell>
          <table:table-cell table:formula="of:=[.J260] * [.G260] + [.M260] * [.H260] + [.P260] * [.H260]" office:value-type="float" office:value="0.0365975296477403" calcext:value-type="float">
            <text:p>0.0365975296</text:p>
          </table:table-cell>
          <table:table-cell table:formula="of:=[.K260] * [.D260] + [.N260] * [.E260] + [.Q260] * [.H260]" office:value-type="float" office:value="0.0286504046289311" calcext:value-type="float">
            <text:p>0.0286504046</text:p>
          </table:table-cell>
          <table:table-cell table:formula="of:=[.L260] * [.G260] + [.O260] * [.H260] + [.R260] * [.H260]" office:value-type="float" office:value="8.69790253113106" calcext:value-type="float">
            <text:p>8.6979025311</text:p>
          </table:table-cell>
          <table:table-cell/>
          <table:table-cell table:formula="of:=[.B260]-[.S260]" office:value-type="float" office:value="0.26981447035226" calcext:value-type="float">
            <text:p>0.2698144704</text:p>
          </table:table-cell>
          <table:table-cell table:formula="of:=[.A260]-[.T260]" office:value-type="float" office:value="-0.0932409046289311" calcext:value-type="float">
            <text:p>-0.0932409046</text:p>
          </table:table-cell>
          <table:table-cell table:formula="of:=[.C260]-[.U260]" office:value-type="float" office:value="0.946537468868938" calcext:value-type="float">
            <text:p>0.9465374689</text:p>
          </table:table-cell>
        </table:table-row>
        <table:table-row table:style-name="ro1">
          <table:table-cell office:value-type="float" office:value="-0.0645905" calcext:value-type="float">
            <text:p>-0.0645905</text:p>
          </table:table-cell>
          <table:table-cell office:value-type="float" office:value="0.306412" calcext:value-type="float">
            <text:p>0.306412</text:p>
          </table:table-cell>
          <table:table-cell office:value-type="float" office:value="9.64444" calcext:value-type="float">
            <text:p>9.64444</text:p>
          </table:table-cell>
          <table:table-cell office:value-type="float" office:value="-0.0305982" calcext:value-type="float">
            <text:p>-0.0305982</text:p>
          </table:table-cell>
          <table:table-cell office:value-type="float" office:value="-0.499172" calcext:value-type="float">
            <text:p>-0.499172</text:p>
          </table:table-cell>
          <table:table-cell office:value-type="float" office:value="0.00501062" calcext:value-type="float">
            <text:p>0.0050106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61])*COS([.E261])" office:value-type="float" office:value="0.877568253472522" calcext:value-type="float">
            <text:p>0.8775682535</text:p>
          </table:table-cell>
          <table:table-cell table:formula="of:=COS([.D261]) * SIN([.E261]) * SIN([.F261]) - SIN([.E261]) * COS([.F261])" office:value-type="float" office:value="0.476295282132887" calcext:value-type="float">
            <text:p>0.4762952821</text:p>
          </table:table-cell>
          <table:table-cell table:formula="of:=COS([.D261]) * SIN([.E261]) * COS([.F261]) + SIN([.D261]) * SIN([.F261])" office:value-type="float" office:value="-0.478621947691893" calcext:value-type="float">
            <text:p>-0.4786219477</text:p>
          </table:table-cell>
          <table:table-cell table:formula="of:=SIN([.D261]) * COS([.E261])" office:value-type="float" office:value="-0.0268603921359773" calcext:value-type="float">
            <text:p>-0.0268603921</text:p>
          </table:table-cell>
          <table:table-cell table:formula="of:=SIN([.D261]) * SIN([.E261]) * SIN([.F261] + COS([.D261]) * COS([.F261]))" office:value-type="float" office:value="0.0123590893822546" calcext:value-type="float">
            <text:p>0.0123590894</text:p>
          </table:table-cell>
          <table:table-cell table:formula="of:=SIN([.D261]) * SIN([.E261]) * COS([.F261])- COS([.D261]) * SIN([.F261])" office:value-type="float" office:value="0.0096365967071501" calcext:value-type="float">
            <text:p>0.0096365967</text:p>
          </table:table-cell>
          <table:table-cell table:formula="of:=-SIN([.D261])" office:value-type="float" office:value="0.0305934256301801" calcext:value-type="float">
            <text:p>0.0305934256</text:p>
          </table:table-cell>
          <table:table-cell table:formula="of:=COS([.D261]) * SIN([.F261])" office:value-type="float" office:value="0.00500825363037978" calcext:value-type="float">
            <text:p>0.0050082536</text:p>
          </table:table-cell>
          <table:table-cell table:formula="of:=COS([.E261]) * COS([.F261])" office:value-type="float" office:value="0.877968203975248" calcext:value-type="float">
            <text:p>0.877968204</text:p>
          </table:table-cell>
          <table:table-cell table:formula="of:=[.J261] * [.G261] + [.M261] * [.H261] + [.P261] * [.H261]" office:value-type="float" office:value="0.0365837282431872" calcext:value-type="float">
            <text:p>0.0365837282</text:p>
          </table:table-cell>
          <table:table-cell table:formula="of:=[.K261] * [.D261] + [.N261] * [.E261] + [.Q261] * [.H261]" office:value-type="float" office:value="0.0283377959108445" calcext:value-type="float">
            <text:p>0.0283377959</text:p>
          </table:table-cell>
          <table:table-cell table:formula="of:=[.L261] * [.G261] + [.O261] * [.H261] + [.R261] * [.H261]" office:value-type="float" office:value="8.6985270466875" calcext:value-type="float">
            <text:p>8.6985270467</text:p>
          </table:table-cell>
          <table:table-cell/>
          <table:table-cell table:formula="of:=[.B261]-[.S261]" office:value-type="float" office:value="0.269828271756813" calcext:value-type="float">
            <text:p>0.2698282718</text:p>
          </table:table-cell>
          <table:table-cell table:formula="of:=[.A261]-[.T261]" office:value-type="float" office:value="-0.0929282959108445" calcext:value-type="float">
            <text:p>-0.0929282959</text:p>
          </table:table-cell>
          <table:table-cell table:formula="of:=[.C261]-[.U261]" office:value-type="float" office:value="0.945912953312501" calcext:value-type="float">
            <text:p>0.9459129533</text:p>
          </table:table-cell>
        </table:table-row>
        <table:table-row table:style-name="ro1">
          <table:table-cell office:value-type="float" office:value="-0.0526886" calcext:value-type="float">
            <text:p>-0.0526886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76822" calcext:value-type="float">
            <text:p>9.76822</text:p>
          </table:table-cell>
          <table:table-cell office:value-type="float" office:value="-0.0305982" calcext:value-type="float">
            <text:p>-0.0305982</text:p>
          </table:table-cell>
          <table:table-cell office:value-type="float" office:value="-0.499172" calcext:value-type="float">
            <text:p>-0.499172</text:p>
          </table:table-cell>
          <table:table-cell office:value-type="float" office:value="0.00501062" calcext:value-type="float">
            <text:p>0.0050106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62])*COS([.E262])" office:value-type="float" office:value="0.877568253472522" calcext:value-type="float">
            <text:p>0.8775682535</text:p>
          </table:table-cell>
          <table:table-cell table:formula="of:=COS([.D262]) * SIN([.E262]) * SIN([.F262]) - SIN([.E262]) * COS([.F262])" office:value-type="float" office:value="0.476295282132887" calcext:value-type="float">
            <text:p>0.4762952821</text:p>
          </table:table-cell>
          <table:table-cell table:formula="of:=COS([.D262]) * SIN([.E262]) * COS([.F262]) + SIN([.D262]) * SIN([.F262])" office:value-type="float" office:value="-0.478621947691893" calcext:value-type="float">
            <text:p>-0.4786219477</text:p>
          </table:table-cell>
          <table:table-cell table:formula="of:=SIN([.D262]) * COS([.E262])" office:value-type="float" office:value="-0.0268603921359773" calcext:value-type="float">
            <text:p>-0.0268603921</text:p>
          </table:table-cell>
          <table:table-cell table:formula="of:=SIN([.D262]) * SIN([.E262]) * SIN([.F262] + COS([.D262]) * COS([.F262]))" office:value-type="float" office:value="0.0123590893822546" calcext:value-type="float">
            <text:p>0.0123590894</text:p>
          </table:table-cell>
          <table:table-cell table:formula="of:=SIN([.D262]) * SIN([.E262]) * COS([.F262])- COS([.D262]) * SIN([.F262])" office:value-type="float" office:value="0.0096365967071501" calcext:value-type="float">
            <text:p>0.0096365967</text:p>
          </table:table-cell>
          <table:table-cell table:formula="of:=-SIN([.D262])" office:value-type="float" office:value="0.0305934256301801" calcext:value-type="float">
            <text:p>0.0305934256</text:p>
          </table:table-cell>
          <table:table-cell table:formula="of:=COS([.D262]) * SIN([.F262])" office:value-type="float" office:value="0.00500825363037978" calcext:value-type="float">
            <text:p>0.0050082536</text:p>
          </table:table-cell>
          <table:table-cell table:formula="of:=COS([.E262]) * COS([.F262])" office:value-type="float" office:value="0.877968203975248" calcext:value-type="float">
            <text:p>0.877968204</text:p>
          </table:table-cell>
          <table:table-cell table:formula="of:=[.J262] * [.G262] + [.M262] * [.H262] + [.P262] * [.H262]" office:value-type="float" office:value="0.0365837282431872" calcext:value-type="float">
            <text:p>0.0365837282</text:p>
          </table:table-cell>
          <table:table-cell table:formula="of:=[.K262] * [.D262] + [.N262] * [.E262] + [.Q262] * [.H262]" office:value-type="float" office:value="0.0283377959108445" calcext:value-type="float">
            <text:p>0.0283377959</text:p>
          </table:table-cell>
          <table:table-cell table:formula="of:=[.L262] * [.G262] + [.O262] * [.H262] + [.R262] * [.H262]" office:value-type="float" office:value="8.6985270466875" calcext:value-type="float">
            <text:p>8.6985270467</text:p>
          </table:table-cell>
          <table:table-cell/>
          <table:table-cell table:formula="of:=[.B262]-[.S262]" office:value-type="float" office:value="0.262687271756813" calcext:value-type="float">
            <text:p>0.2626872718</text:p>
          </table:table-cell>
          <table:table-cell table:formula="of:=[.A262]-[.T262]" office:value-type="float" office:value="-0.0810263959108445" calcext:value-type="float">
            <text:p>-0.0810263959</text:p>
          </table:table-cell>
          <table:table-cell table:formula="of:=[.C262]-[.U262]" office:value-type="float" office:value="1.0696929533125" calcext:value-type="float">
            <text:p>1.0696929533</text:p>
          </table:table-cell>
        </table:table-row>
        <table:table-row table:style-name="ro1">
          <table:table-cell office:value-type="float" office:value="-0.0526886" calcext:value-type="float">
            <text:p>-0.0526886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76822" calcext:value-type="float">
            <text:p>9.76822</text:p>
          </table:table-cell>
          <table:table-cell office:value-type="float" office:value="-0.0305982" calcext:value-type="float">
            <text:p>-0.0305982</text:p>
          </table:table-cell>
          <table:table-cell office:value-type="float" office:value="-0.499172" calcext:value-type="float">
            <text:p>-0.499172</text:p>
          </table:table-cell>
          <table:table-cell office:value-type="float" office:value="0.00501062" calcext:value-type="float">
            <text:p>0.0050106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63])*COS([.E263])" office:value-type="float" office:value="0.877568253472522" calcext:value-type="float">
            <text:p>0.8775682535</text:p>
          </table:table-cell>
          <table:table-cell table:formula="of:=COS([.D263]) * SIN([.E263]) * SIN([.F263]) - SIN([.E263]) * COS([.F263])" office:value-type="float" office:value="0.476295282132887" calcext:value-type="float">
            <text:p>0.4762952821</text:p>
          </table:table-cell>
          <table:table-cell table:formula="of:=COS([.D263]) * SIN([.E263]) * COS([.F263]) + SIN([.D263]) * SIN([.F263])" office:value-type="float" office:value="-0.478621947691893" calcext:value-type="float">
            <text:p>-0.4786219477</text:p>
          </table:table-cell>
          <table:table-cell table:formula="of:=SIN([.D263]) * COS([.E263])" office:value-type="float" office:value="-0.0268603921359773" calcext:value-type="float">
            <text:p>-0.0268603921</text:p>
          </table:table-cell>
          <table:table-cell table:formula="of:=SIN([.D263]) * SIN([.E263]) * SIN([.F263] + COS([.D263]) * COS([.F263]))" office:value-type="float" office:value="0.0123590893822546" calcext:value-type="float">
            <text:p>0.0123590894</text:p>
          </table:table-cell>
          <table:table-cell table:formula="of:=SIN([.D263]) * SIN([.E263]) * COS([.F263])- COS([.D263]) * SIN([.F263])" office:value-type="float" office:value="0.0096365967071501" calcext:value-type="float">
            <text:p>0.0096365967</text:p>
          </table:table-cell>
          <table:table-cell table:formula="of:=-SIN([.D263])" office:value-type="float" office:value="0.0305934256301801" calcext:value-type="float">
            <text:p>0.0305934256</text:p>
          </table:table-cell>
          <table:table-cell table:formula="of:=COS([.D263]) * SIN([.F263])" office:value-type="float" office:value="0.00500825363037978" calcext:value-type="float">
            <text:p>0.0050082536</text:p>
          </table:table-cell>
          <table:table-cell table:formula="of:=COS([.E263]) * COS([.F263])" office:value-type="float" office:value="0.877968203975248" calcext:value-type="float">
            <text:p>0.877968204</text:p>
          </table:table-cell>
          <table:table-cell table:formula="of:=[.J263] * [.G263] + [.M263] * [.H263] + [.P263] * [.H263]" office:value-type="float" office:value="0.0365837282431872" calcext:value-type="float">
            <text:p>0.0365837282</text:p>
          </table:table-cell>
          <table:table-cell table:formula="of:=[.K263] * [.D263] + [.N263] * [.E263] + [.Q263] * [.H263]" office:value-type="float" office:value="0.0283377959108445" calcext:value-type="float">
            <text:p>0.0283377959</text:p>
          </table:table-cell>
          <table:table-cell table:formula="of:=[.L263] * [.G263] + [.O263] * [.H263] + [.R263] * [.H263]" office:value-type="float" office:value="8.6985270466875" calcext:value-type="float">
            <text:p>8.6985270467</text:p>
          </table:table-cell>
          <table:table-cell/>
          <table:table-cell table:formula="of:=[.B263]-[.S263]" office:value-type="float" office:value="0.262687271756813" calcext:value-type="float">
            <text:p>0.2626872718</text:p>
          </table:table-cell>
          <table:table-cell table:formula="of:=[.A263]-[.T263]" office:value-type="float" office:value="-0.0810263959108445" calcext:value-type="float">
            <text:p>-0.0810263959</text:p>
          </table:table-cell>
          <table:table-cell table:formula="of:=[.C263]-[.U263]" office:value-type="float" office:value="1.0696929533125" calcext:value-type="float">
            <text:p>1.0696929533</text:p>
          </table:table-cell>
        </table:table-row>
        <table:table-row table:style-name="ro1">
          <table:table-cell office:value-type="float" office:value="-0.0526886" calcext:value-type="float">
            <text:p>-0.0526886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76822" calcext:value-type="float">
            <text:p>9.76822</text:p>
          </table:table-cell>
          <table:table-cell office:value-type="float" office:value="-0.0306364" calcext:value-type="float">
            <text:p>-0.0306364</text:p>
          </table:table-cell>
          <table:table-cell office:value-type="float" office:value="-0.499339" calcext:value-type="float">
            <text:p>-0.499339</text:p>
          </table:table-cell>
          <table:table-cell office:value-type="float" office:value="0.00506832" calcext:value-type="float">
            <text:p>0.0050683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64])*COS([.E264])" office:value-type="float" office:value="0.877487309353208" calcext:value-type="float">
            <text:p>0.8774873094</text:p>
          </table:table-cell>
          <table:table-cell table:formula="of:=COS([.D264]) * SIN([.E264]) * SIN([.F264]) - SIN([.E264]) * COS([.F264])" office:value-type="float" office:value="0.476413409365845" calcext:value-type="float">
            <text:p>0.4764134094</text:p>
          </table:table-cell>
          <table:table-cell table:formula="of:=COS([.D264]) * SIN([.E264]) * COS([.F264]) + SIN([.D264]) * SIN([.F264])" office:value-type="float" office:value="-0.478769752689004" calcext:value-type="float">
            <text:p>-0.4787697527</text:p>
          </table:table-cell>
          <table:table-cell table:formula="of:=SIN([.D264]) * COS([.E264])" office:value-type="float" office:value="-0.0268914660755558" calcext:value-type="float">
            <text:p>-0.0268914661</text:p>
          </table:table-cell>
          <table:table-cell table:formula="of:=SIN([.D264]) * SIN([.E264]) * SIN([.F264] + COS([.D264]) * COS([.F264]))" office:value-type="float" office:value="0.012378746734625" calcext:value-type="float">
            <text:p>0.0123787467</text:p>
          </table:table-cell>
          <table:table-cell table:formula="of:=SIN([.D264]) * SIN([.E264]) * COS([.F264])- COS([.D264]) * SIN([.F264])" office:value-type="float" office:value="0.00960169462495999" calcext:value-type="float">
            <text:p>0.0096016946</text:p>
          </table:table-cell>
          <table:table-cell table:formula="of:=-SIN([.D264])" office:value-type="float" office:value="0.0306316077268723" calcext:value-type="float">
            <text:p>0.0306316077</text:p>
          </table:table-cell>
          <table:table-cell table:formula="of:=COS([.D264]) * SIN([.F264])" office:value-type="float" office:value="0.00506591996247502" calcext:value-type="float">
            <text:p>0.00506592</text:p>
          </table:table-cell>
          <table:table-cell table:formula="of:=COS([.E264]) * COS([.F264])" office:value-type="float" office:value="0.87788799477521" calcext:value-type="float">
            <text:p>0.8778879948</text:p>
          </table:table-cell>
          <table:table-cell table:formula="of:=[.J264] * [.G264] + [.M264] * [.H264] + [.P264] * [.H264]" office:value-type="float" office:value="0.0366533881829023" calcext:value-type="float">
            <text:p>0.0366533882</text:p>
          </table:table-cell>
          <table:table-cell table:formula="of:=[.K264] * [.D264] + [.N264] * [.E264] + [.Q264] * [.H264]" office:value-type="float" office:value="0.0288692328418385" calcext:value-type="float">
            <text:p>0.0288692328</text:p>
          </table:table-cell>
          <table:table-cell table:formula="of:=[.L264] * [.G264] + [.O264] * [.H264] + [.R264] * [.H264]" office:value-type="float" office:value="8.69739895612167" calcext:value-type="float">
            <text:p>8.6973989561</text:p>
          </table:table-cell>
          <table:table-cell/>
          <table:table-cell table:formula="of:=[.B264]-[.S264]" office:value-type="float" office:value="0.262617611817098" calcext:value-type="float">
            <text:p>0.2626176118</text:p>
          </table:table-cell>
          <table:table-cell table:formula="of:=[.A264]-[.T264]" office:value-type="float" office:value="-0.0815578328418385" calcext:value-type="float">
            <text:p>-0.0815578328</text:p>
          </table:table-cell>
          <table:table-cell table:formula="of:=[.C264]-[.U264]" office:value-type="float" office:value="1.07082104387833" calcext:value-type="float">
            <text:p>1.0708210439</text:p>
          </table:table-cell>
        </table:table-row>
        <table:table-row table:style-name="ro1">
          <table:table-cell office:value-type="float" office:value="-0.0526886" calcext:value-type="float">
            <text:p>-0.0526886</text:p>
          </table:table-cell>
          <table:table-cell office:value-type="float" office:value="0.280228" calcext:value-type="float">
            <text:p>0.280228</text:p>
          </table:table-cell>
          <table:table-cell office:value-type="float" office:value="9.62064" calcext:value-type="float">
            <text:p>9.62064</text:p>
          </table:table-cell>
          <table:table-cell office:value-type="float" office:value="-0.0306364" calcext:value-type="float">
            <text:p>-0.0306364</text:p>
          </table:table-cell>
          <table:table-cell office:value-type="float" office:value="-0.499339" calcext:value-type="float">
            <text:p>-0.499339</text:p>
          </table:table-cell>
          <table:table-cell office:value-type="float" office:value="0.00506832" calcext:value-type="float">
            <text:p>0.0050683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65])*COS([.E265])" office:value-type="float" office:value="0.877487309353208" calcext:value-type="float">
            <text:p>0.8774873094</text:p>
          </table:table-cell>
          <table:table-cell table:formula="of:=COS([.D265]) * SIN([.E265]) * SIN([.F265]) - SIN([.E265]) * COS([.F265])" office:value-type="float" office:value="0.476413409365845" calcext:value-type="float">
            <text:p>0.4764134094</text:p>
          </table:table-cell>
          <table:table-cell table:formula="of:=COS([.D265]) * SIN([.E265]) * COS([.F265]) + SIN([.D265]) * SIN([.F265])" office:value-type="float" office:value="-0.478769752689004" calcext:value-type="float">
            <text:p>-0.4787697527</text:p>
          </table:table-cell>
          <table:table-cell table:formula="of:=SIN([.D265]) * COS([.E265])" office:value-type="float" office:value="-0.0268914660755558" calcext:value-type="float">
            <text:p>-0.0268914661</text:p>
          </table:table-cell>
          <table:table-cell table:formula="of:=SIN([.D265]) * SIN([.E265]) * SIN([.F265] + COS([.D265]) * COS([.F265]))" office:value-type="float" office:value="0.012378746734625" calcext:value-type="float">
            <text:p>0.0123787467</text:p>
          </table:table-cell>
          <table:table-cell table:formula="of:=SIN([.D265]) * SIN([.E265]) * COS([.F265])- COS([.D265]) * SIN([.F265])" office:value-type="float" office:value="0.00960169462495999" calcext:value-type="float">
            <text:p>0.0096016946</text:p>
          </table:table-cell>
          <table:table-cell table:formula="of:=-SIN([.D265])" office:value-type="float" office:value="0.0306316077268723" calcext:value-type="float">
            <text:p>0.0306316077</text:p>
          </table:table-cell>
          <table:table-cell table:formula="of:=COS([.D265]) * SIN([.F265])" office:value-type="float" office:value="0.00506591996247502" calcext:value-type="float">
            <text:p>0.00506592</text:p>
          </table:table-cell>
          <table:table-cell table:formula="of:=COS([.E265]) * COS([.F265])" office:value-type="float" office:value="0.87788799477521" calcext:value-type="float">
            <text:p>0.8778879948</text:p>
          </table:table-cell>
          <table:table-cell table:formula="of:=[.J265] * [.G265] + [.M265] * [.H265] + [.P265] * [.H265]" office:value-type="float" office:value="0.0366533881829023" calcext:value-type="float">
            <text:p>0.0366533882</text:p>
          </table:table-cell>
          <table:table-cell table:formula="of:=[.K265] * [.D265] + [.N265] * [.E265] + [.Q265] * [.H265]" office:value-type="float" office:value="0.0288692328418385" calcext:value-type="float">
            <text:p>0.0288692328</text:p>
          </table:table-cell>
          <table:table-cell table:formula="of:=[.L265] * [.G265] + [.O265] * [.H265] + [.R265] * [.H265]" office:value-type="float" office:value="8.69739895612167" calcext:value-type="float">
            <text:p>8.6973989561</text:p>
          </table:table-cell>
          <table:table-cell/>
          <table:table-cell table:formula="of:=[.B265]-[.S265]" office:value-type="float" office:value="0.243574611817098" calcext:value-type="float">
            <text:p>0.2435746118</text:p>
          </table:table-cell>
          <table:table-cell table:formula="of:=[.A265]-[.T265]" office:value-type="float" office:value="-0.0815578328418385" calcext:value-type="float">
            <text:p>-0.0815578328</text:p>
          </table:table-cell>
          <table:table-cell table:formula="of:=[.C265]-[.U265]" office:value-type="float" office:value="0.923241043878331" calcext:value-type="float">
            <text:p>0.9232410439</text:p>
          </table:table-cell>
        </table:table-row>
        <table:table-row table:style-name="ro1">
          <table:table-cell office:value-type="float" office:value="-0.0526886" calcext:value-type="float">
            <text:p>-0.0526886</text:p>
          </table:table-cell>
          <table:table-cell office:value-type="float" office:value="0.280228" calcext:value-type="float">
            <text:p>0.280228</text:p>
          </table:table-cell>
          <table:table-cell office:value-type="float" office:value="9.62064" calcext:value-type="float">
            <text:p>9.62064</text:p>
          </table:table-cell>
          <table:table-cell office:value-type="float" office:value="-0.0306364" calcext:value-type="float">
            <text:p>-0.0306364</text:p>
          </table:table-cell>
          <table:table-cell office:value-type="float" office:value="-0.499339" calcext:value-type="float">
            <text:p>-0.499339</text:p>
          </table:table-cell>
          <table:table-cell office:value-type="float" office:value="0.00506832" calcext:value-type="float">
            <text:p>0.0050683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66])*COS([.E266])" office:value-type="float" office:value="0.877487309353208" calcext:value-type="float">
            <text:p>0.8774873094</text:p>
          </table:table-cell>
          <table:table-cell table:formula="of:=COS([.D266]) * SIN([.E266]) * SIN([.F266]) - SIN([.E266]) * COS([.F266])" office:value-type="float" office:value="0.476413409365845" calcext:value-type="float">
            <text:p>0.4764134094</text:p>
          </table:table-cell>
          <table:table-cell table:formula="of:=COS([.D266]) * SIN([.E266]) * COS([.F266]) + SIN([.D266]) * SIN([.F266])" office:value-type="float" office:value="-0.478769752689004" calcext:value-type="float">
            <text:p>-0.4787697527</text:p>
          </table:table-cell>
          <table:table-cell table:formula="of:=SIN([.D266]) * COS([.E266])" office:value-type="float" office:value="-0.0268914660755558" calcext:value-type="float">
            <text:p>-0.0268914661</text:p>
          </table:table-cell>
          <table:table-cell table:formula="of:=SIN([.D266]) * SIN([.E266]) * SIN([.F266] + COS([.D266]) * COS([.F266]))" office:value-type="float" office:value="0.012378746734625" calcext:value-type="float">
            <text:p>0.0123787467</text:p>
          </table:table-cell>
          <table:table-cell table:formula="of:=SIN([.D266]) * SIN([.E266]) * COS([.F266])- COS([.D266]) * SIN([.F266])" office:value-type="float" office:value="0.00960169462495999" calcext:value-type="float">
            <text:p>0.0096016946</text:p>
          </table:table-cell>
          <table:table-cell table:formula="of:=-SIN([.D266])" office:value-type="float" office:value="0.0306316077268723" calcext:value-type="float">
            <text:p>0.0306316077</text:p>
          </table:table-cell>
          <table:table-cell table:formula="of:=COS([.D266]) * SIN([.F266])" office:value-type="float" office:value="0.00506591996247502" calcext:value-type="float">
            <text:p>0.00506592</text:p>
          </table:table-cell>
          <table:table-cell table:formula="of:=COS([.E266]) * COS([.F266])" office:value-type="float" office:value="0.87788799477521" calcext:value-type="float">
            <text:p>0.8778879948</text:p>
          </table:table-cell>
          <table:table-cell table:formula="of:=[.J266] * [.G266] + [.M266] * [.H266] + [.P266] * [.H266]" office:value-type="float" office:value="0.0366533881829023" calcext:value-type="float">
            <text:p>0.0366533882</text:p>
          </table:table-cell>
          <table:table-cell table:formula="of:=[.K266] * [.D266] + [.N266] * [.E266] + [.Q266] * [.H266]" office:value-type="float" office:value="0.0288692328418385" calcext:value-type="float">
            <text:p>0.0288692328</text:p>
          </table:table-cell>
          <table:table-cell table:formula="of:=[.L266] * [.G266] + [.O266] * [.H266] + [.R266] * [.H266]" office:value-type="float" office:value="8.69739895612167" calcext:value-type="float">
            <text:p>8.6973989561</text:p>
          </table:table-cell>
          <table:table-cell/>
          <table:table-cell table:formula="of:=[.B266]-[.S266]" office:value-type="float" office:value="0.243574611817098" calcext:value-type="float">
            <text:p>0.2435746118</text:p>
          </table:table-cell>
          <table:table-cell table:formula="of:=[.A266]-[.T266]" office:value-type="float" office:value="-0.0815578328418385" calcext:value-type="float">
            <text:p>-0.0815578328</text:p>
          </table:table-cell>
          <table:table-cell table:formula="of:=[.C266]-[.U266]" office:value-type="float" office:value="0.923241043878331" calcext:value-type="float">
            <text:p>0.9232410439</text:p>
          </table:table-cell>
        </table:table-row>
        <table:table-row table:style-name="ro1">
          <table:table-cell office:value-type="float" office:value="-0.0526886" calcext:value-type="float">
            <text:p>-0.0526886</text:p>
          </table:table-cell>
          <table:table-cell office:value-type="float" office:value="0.280228" calcext:value-type="float">
            <text:p>0.280228</text:p>
          </table:table-cell>
          <table:table-cell office:value-type="float" office:value="9.62064" calcext:value-type="float">
            <text:p>9.62064</text:p>
          </table:table-cell>
          <table:table-cell office:value-type="float" office:value="-0.0306364" calcext:value-type="float">
            <text:p>-0.0306364</text:p>
          </table:table-cell>
          <table:table-cell office:value-type="float" office:value="-0.499339" calcext:value-type="float">
            <text:p>-0.499339</text:p>
          </table:table-cell>
          <table:table-cell office:value-type="float" office:value="0.00506832" calcext:value-type="float">
            <text:p>0.0050683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67])*COS([.E267])" office:value-type="float" office:value="0.877487309353208" calcext:value-type="float">
            <text:p>0.8774873094</text:p>
          </table:table-cell>
          <table:table-cell table:formula="of:=COS([.D267]) * SIN([.E267]) * SIN([.F267]) - SIN([.E267]) * COS([.F267])" office:value-type="float" office:value="0.476413409365845" calcext:value-type="float">
            <text:p>0.4764134094</text:p>
          </table:table-cell>
          <table:table-cell table:formula="of:=COS([.D267]) * SIN([.E267]) * COS([.F267]) + SIN([.D267]) * SIN([.F267])" office:value-type="float" office:value="-0.478769752689004" calcext:value-type="float">
            <text:p>-0.4787697527</text:p>
          </table:table-cell>
          <table:table-cell table:formula="of:=SIN([.D267]) * COS([.E267])" office:value-type="float" office:value="-0.0268914660755558" calcext:value-type="float">
            <text:p>-0.0268914661</text:p>
          </table:table-cell>
          <table:table-cell table:formula="of:=SIN([.D267]) * SIN([.E267]) * SIN([.F267] + COS([.D267]) * COS([.F267]))" office:value-type="float" office:value="0.012378746734625" calcext:value-type="float">
            <text:p>0.0123787467</text:p>
          </table:table-cell>
          <table:table-cell table:formula="of:=SIN([.D267]) * SIN([.E267]) * COS([.F267])- COS([.D267]) * SIN([.F267])" office:value-type="float" office:value="0.00960169462495999" calcext:value-type="float">
            <text:p>0.0096016946</text:p>
          </table:table-cell>
          <table:table-cell table:formula="of:=-SIN([.D267])" office:value-type="float" office:value="0.0306316077268723" calcext:value-type="float">
            <text:p>0.0306316077</text:p>
          </table:table-cell>
          <table:table-cell table:formula="of:=COS([.D267]) * SIN([.F267])" office:value-type="float" office:value="0.00506591996247502" calcext:value-type="float">
            <text:p>0.00506592</text:p>
          </table:table-cell>
          <table:table-cell table:formula="of:=COS([.E267]) * COS([.F267])" office:value-type="float" office:value="0.87788799477521" calcext:value-type="float">
            <text:p>0.8778879948</text:p>
          </table:table-cell>
          <table:table-cell table:formula="of:=[.J267] * [.G267] + [.M267] * [.H267] + [.P267] * [.H267]" office:value-type="float" office:value="0.0366533881829023" calcext:value-type="float">
            <text:p>0.0366533882</text:p>
          </table:table-cell>
          <table:table-cell table:formula="of:=[.K267] * [.D267] + [.N267] * [.E267] + [.Q267] * [.H267]" office:value-type="float" office:value="0.0288692328418385" calcext:value-type="float">
            <text:p>0.0288692328</text:p>
          </table:table-cell>
          <table:table-cell table:formula="of:=[.L267] * [.G267] + [.O267] * [.H267] + [.R267] * [.H267]" office:value-type="float" office:value="8.69739895612167" calcext:value-type="float">
            <text:p>8.6973989561</text:p>
          </table:table-cell>
          <table:table-cell/>
          <table:table-cell table:formula="of:=[.B267]-[.S267]" office:value-type="float" office:value="0.243574611817098" calcext:value-type="float">
            <text:p>0.2435746118</text:p>
          </table:table-cell>
          <table:table-cell table:formula="of:=[.A267]-[.T267]" office:value-type="float" office:value="-0.0815578328418385" calcext:value-type="float">
            <text:p>-0.0815578328</text:p>
          </table:table-cell>
          <table:table-cell table:formula="of:=[.C267]-[.U267]" office:value-type="float" office:value="0.923241043878331" calcext:value-type="float">
            <text:p>0.9232410439</text:p>
          </table:table-cell>
        </table:table-row>
        <table:table-row table:style-name="ro1">
          <table:table-cell office:value-type="float" office:value="-0.0526886" calcext:value-type="float">
            <text:p>-0.0526886</text:p>
          </table:table-cell>
          <table:table-cell office:value-type="float" office:value="0.280228" calcext:value-type="float">
            <text:p>0.280228</text:p>
          </table:table-cell>
          <table:table-cell office:value-type="float" office:value="9.62064" calcext:value-type="float">
            <text:p>9.62064</text:p>
          </table:table-cell>
          <table:table-cell office:value-type="float" office:value="-0.0306359" calcext:value-type="float">
            <text:p>-0.0306359</text:p>
          </table:table-cell>
          <table:table-cell office:value-type="float" office:value="-0.499342" calcext:value-type="float">
            <text:p>-0.499342</text:p>
          </table:table-cell>
          <table:table-cell office:value-type="float" office:value="0.00507037" calcext:value-type="float">
            <text:p>0.0050703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68])*COS([.E268])" office:value-type="float" office:value="0.877485886932911" calcext:value-type="float">
            <text:p>0.8774858869</text:p>
          </table:table-cell>
          <table:table-cell table:formula="of:=COS([.D268]) * SIN([.E268]) * SIN([.F268]) - SIN([.E268]) * COS([.F268])" office:value-type="float" office:value="0.476415043507034" calcext:value-type="float">
            <text:p>0.4764150435</text:p>
          </table:table-cell>
          <table:table-cell table:formula="of:=COS([.D268]) * SIN([.E268]) * COS([.F268]) + SIN([.D268]) * SIN([.F268])" office:value-type="float" office:value="-0.478772447734852" calcext:value-type="float">
            <text:p>-0.4787724477</text:p>
          </table:table-cell>
          <table:table-cell table:formula="of:=SIN([.D268]) * COS([.E268])" office:value-type="float" office:value="-0.0268909833290857" calcext:value-type="float">
            <text:p>-0.0268909833</text:p>
          </table:table-cell>
          <table:table-cell table:formula="of:=SIN([.D268]) * SIN([.E268]) * SIN([.F268] + COS([.D268]) * COS([.F268]))" office:value-type="float" office:value="0.0123786290229533" calcext:value-type="float">
            <text:p>0.012378629</text:p>
          </table:table-cell>
          <table:table-cell table:formula="of:=SIN([.D268]) * SIN([.E268]) * COS([.F268])- COS([.D268]) * SIN([.F268])" office:value-type="float" office:value="0.00959948674790985" calcext:value-type="float">
            <text:p>0.0095994867</text:p>
          </table:table-cell>
          <table:table-cell table:formula="of:=-SIN([.D268])" office:value-type="float" office:value="0.0306311079614974" calcext:value-type="float">
            <text:p>0.030631108</text:p>
          </table:table-cell>
          <table:table-cell table:formula="of:=COS([.D268]) * SIN([.F268])" office:value-type="float" office:value="0.00506796905182406" calcext:value-type="float">
            <text:p>0.0050679691</text:p>
          </table:table-cell>
          <table:table-cell table:formula="of:=COS([.E268]) * COS([.F268])" office:value-type="float" office:value="0.877886549130441" calcext:value-type="float">
            <text:p>0.8778865491</text:p>
          </table:table-cell>
          <table:table-cell table:formula="of:=[.J268] * [.G268] + [.M268] * [.H268] + [.P268] * [.H268]" office:value-type="float" office:value="0.0366532213976345" calcext:value-type="float">
            <text:p>0.0366532214</text:p>
          </table:table-cell>
          <table:table-cell table:formula="of:=[.K268] * [.D268] + [.N268] * [.E268] + [.Q268] * [.H268]" office:value-type="float" office:value="0.0288895237029191" calcext:value-type="float">
            <text:p>0.0288895237</text:p>
          </table:table-cell>
          <table:table-cell table:formula="of:=[.L268] * [.G268] + [.O268] * [.H268] + [.R268] * [.H268]" office:value-type="float" office:value="8.69736315160784" calcext:value-type="float">
            <text:p>8.6973631516</text:p>
          </table:table-cell>
          <table:table-cell/>
          <table:table-cell table:formula="of:=[.B268]-[.S268]" office:value-type="float" office:value="0.243574778602365" calcext:value-type="float">
            <text:p>0.2435747786</text:p>
          </table:table-cell>
          <table:table-cell table:formula="of:=[.A268]-[.T268]" office:value-type="float" office:value="-0.0815781237029191" calcext:value-type="float">
            <text:p>-0.0815781237</text:p>
          </table:table-cell>
          <table:table-cell table:formula="of:=[.C268]-[.U268]" office:value-type="float" office:value="0.923276848392156" calcext:value-type="float">
            <text:p>0.9232768484</text:p>
          </table:table-cell>
        </table:table-row>
        <table:table-row table:style-name="ro1">
          <table:table-cell office:value-type="float" office:value="-0.0122223" calcext:value-type="float">
            <text:p>-0.0122223</text:p>
          </table:table-cell>
          <table:table-cell office:value-type="float" office:value="0.332596" calcext:value-type="float">
            <text:p>0.332596</text:p>
          </table:table-cell>
          <table:table-cell office:value-type="float" office:value="9.71823" calcext:value-type="float">
            <text:p>9.71823</text:p>
          </table:table-cell>
          <table:table-cell office:value-type="float" office:value="-0.0306359" calcext:value-type="float">
            <text:p>-0.0306359</text:p>
          </table:table-cell>
          <table:table-cell office:value-type="float" office:value="-0.499342" calcext:value-type="float">
            <text:p>-0.499342</text:p>
          </table:table-cell>
          <table:table-cell office:value-type="float" office:value="0.00507037" calcext:value-type="float">
            <text:p>0.0050703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69])*COS([.E269])" office:value-type="float" office:value="0.877485886932911" calcext:value-type="float">
            <text:p>0.8774858869</text:p>
          </table:table-cell>
          <table:table-cell table:formula="of:=COS([.D269]) * SIN([.E269]) * SIN([.F269]) - SIN([.E269]) * COS([.F269])" office:value-type="float" office:value="0.476415043507034" calcext:value-type="float">
            <text:p>0.4764150435</text:p>
          </table:table-cell>
          <table:table-cell table:formula="of:=COS([.D269]) * SIN([.E269]) * COS([.F269]) + SIN([.D269]) * SIN([.F269])" office:value-type="float" office:value="-0.478772447734852" calcext:value-type="float">
            <text:p>-0.4787724477</text:p>
          </table:table-cell>
          <table:table-cell table:formula="of:=SIN([.D269]) * COS([.E269])" office:value-type="float" office:value="-0.0268909833290857" calcext:value-type="float">
            <text:p>-0.0268909833</text:p>
          </table:table-cell>
          <table:table-cell table:formula="of:=SIN([.D269]) * SIN([.E269]) * SIN([.F269] + COS([.D269]) * COS([.F269]))" office:value-type="float" office:value="0.0123786290229533" calcext:value-type="float">
            <text:p>0.012378629</text:p>
          </table:table-cell>
          <table:table-cell table:formula="of:=SIN([.D269]) * SIN([.E269]) * COS([.F269])- COS([.D269]) * SIN([.F269])" office:value-type="float" office:value="0.00959948674790985" calcext:value-type="float">
            <text:p>0.0095994867</text:p>
          </table:table-cell>
          <table:table-cell table:formula="of:=-SIN([.D269])" office:value-type="float" office:value="0.0306311079614974" calcext:value-type="float">
            <text:p>0.030631108</text:p>
          </table:table-cell>
          <table:table-cell table:formula="of:=COS([.D269]) * SIN([.F269])" office:value-type="float" office:value="0.00506796905182406" calcext:value-type="float">
            <text:p>0.0050679691</text:p>
          </table:table-cell>
          <table:table-cell table:formula="of:=COS([.E269]) * COS([.F269])" office:value-type="float" office:value="0.877886549130441" calcext:value-type="float">
            <text:p>0.8778865491</text:p>
          </table:table-cell>
          <table:table-cell table:formula="of:=[.J269] * [.G269] + [.M269] * [.H269] + [.P269] * [.H269]" office:value-type="float" office:value="0.0366532213976345" calcext:value-type="float">
            <text:p>0.0366532214</text:p>
          </table:table-cell>
          <table:table-cell table:formula="of:=[.K269] * [.D269] + [.N269] * [.E269] + [.Q269] * [.H269]" office:value-type="float" office:value="0.0288895237029191" calcext:value-type="float">
            <text:p>0.0288895237</text:p>
          </table:table-cell>
          <table:table-cell table:formula="of:=[.L269] * [.G269] + [.O269] * [.H269] + [.R269] * [.H269]" office:value-type="float" office:value="8.69736315160784" calcext:value-type="float">
            <text:p>8.6973631516</text:p>
          </table:table-cell>
          <table:table-cell/>
          <table:table-cell table:formula="of:=[.B269]-[.S269]" office:value-type="float" office:value="0.295942778602365" calcext:value-type="float">
            <text:p>0.2959427786</text:p>
          </table:table-cell>
          <table:table-cell table:formula="of:=[.A269]-[.T269]" office:value-type="float" office:value="-0.0411118237029191" calcext:value-type="float">
            <text:p>-0.0411118237</text:p>
          </table:table-cell>
          <table:table-cell table:formula="of:=[.C269]-[.U269]" office:value-type="float" office:value="1.02086684839216" calcext:value-type="float">
            <text:p>1.0208668484</text:p>
          </table:table-cell>
        </table:table-row>
        <table:table-row table:style-name="ro1">
          <table:table-cell office:value-type="float" office:value="-0.0122223" calcext:value-type="float">
            <text:p>-0.0122223</text:p>
          </table:table-cell>
          <table:table-cell office:value-type="float" office:value="0.332596" calcext:value-type="float">
            <text:p>0.332596</text:p>
          </table:table-cell>
          <table:table-cell office:value-type="float" office:value="9.71823" calcext:value-type="float">
            <text:p>9.71823</text:p>
          </table:table-cell>
          <table:table-cell office:value-type="float" office:value="-0.0306359" calcext:value-type="float">
            <text:p>-0.0306359</text:p>
          </table:table-cell>
          <table:table-cell office:value-type="float" office:value="-0.499342" calcext:value-type="float">
            <text:p>-0.499342</text:p>
          </table:table-cell>
          <table:table-cell office:value-type="float" office:value="0.00507037" calcext:value-type="float">
            <text:p>0.0050703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70])*COS([.E270])" office:value-type="float" office:value="0.877485886932911" calcext:value-type="float">
            <text:p>0.8774858869</text:p>
          </table:table-cell>
          <table:table-cell table:formula="of:=COS([.D270]) * SIN([.E270]) * SIN([.F270]) - SIN([.E270]) * COS([.F270])" office:value-type="float" office:value="0.476415043507034" calcext:value-type="float">
            <text:p>0.4764150435</text:p>
          </table:table-cell>
          <table:table-cell table:formula="of:=COS([.D270]) * SIN([.E270]) * COS([.F270]) + SIN([.D270]) * SIN([.F270])" office:value-type="float" office:value="-0.478772447734852" calcext:value-type="float">
            <text:p>-0.4787724477</text:p>
          </table:table-cell>
          <table:table-cell table:formula="of:=SIN([.D270]) * COS([.E270])" office:value-type="float" office:value="-0.0268909833290857" calcext:value-type="float">
            <text:p>-0.0268909833</text:p>
          </table:table-cell>
          <table:table-cell table:formula="of:=SIN([.D270]) * SIN([.E270]) * SIN([.F270] + COS([.D270]) * COS([.F270]))" office:value-type="float" office:value="0.0123786290229533" calcext:value-type="float">
            <text:p>0.012378629</text:p>
          </table:table-cell>
          <table:table-cell table:formula="of:=SIN([.D270]) * SIN([.E270]) * COS([.F270])- COS([.D270]) * SIN([.F270])" office:value-type="float" office:value="0.00959948674790985" calcext:value-type="float">
            <text:p>0.0095994867</text:p>
          </table:table-cell>
          <table:table-cell table:formula="of:=-SIN([.D270])" office:value-type="float" office:value="0.0306311079614974" calcext:value-type="float">
            <text:p>0.030631108</text:p>
          </table:table-cell>
          <table:table-cell table:formula="of:=COS([.D270]) * SIN([.F270])" office:value-type="float" office:value="0.00506796905182406" calcext:value-type="float">
            <text:p>0.0050679691</text:p>
          </table:table-cell>
          <table:table-cell table:formula="of:=COS([.E270]) * COS([.F270])" office:value-type="float" office:value="0.877886549130441" calcext:value-type="float">
            <text:p>0.8778865491</text:p>
          </table:table-cell>
          <table:table-cell table:formula="of:=[.J270] * [.G270] + [.M270] * [.H270] + [.P270] * [.H270]" office:value-type="float" office:value="0.0366532213976345" calcext:value-type="float">
            <text:p>0.0366532214</text:p>
          </table:table-cell>
          <table:table-cell table:formula="of:=[.K270] * [.D270] + [.N270] * [.E270] + [.Q270] * [.H270]" office:value-type="float" office:value="0.0288895237029191" calcext:value-type="float">
            <text:p>0.0288895237</text:p>
          </table:table-cell>
          <table:table-cell table:formula="of:=[.L270] * [.G270] + [.O270] * [.H270] + [.R270] * [.H270]" office:value-type="float" office:value="8.69736315160784" calcext:value-type="float">
            <text:p>8.6973631516</text:p>
          </table:table-cell>
          <table:table-cell/>
          <table:table-cell table:formula="of:=[.B270]-[.S270]" office:value-type="float" office:value="0.295942778602365" calcext:value-type="float">
            <text:p>0.2959427786</text:p>
          </table:table-cell>
          <table:table-cell table:formula="of:=[.A270]-[.T270]" office:value-type="float" office:value="-0.0411118237029191" calcext:value-type="float">
            <text:p>-0.0411118237</text:p>
          </table:table-cell>
          <table:table-cell table:formula="of:=[.C270]-[.U270]" office:value-type="float" office:value="1.02086684839216" calcext:value-type="float">
            <text:p>1.0208668484</text:p>
          </table:table-cell>
        </table:table-row>
        <table:table-row table:style-name="ro1">
          <table:table-cell office:value-type="float" office:value="-0.0122223" calcext:value-type="float">
            <text:p>-0.0122223</text:p>
          </table:table-cell>
          <table:table-cell office:value-type="float" office:value="0.332596" calcext:value-type="float">
            <text:p>0.332596</text:p>
          </table:table-cell>
          <table:table-cell office:value-type="float" office:value="9.71823" calcext:value-type="float">
            <text:p>9.71823</text:p>
          </table:table-cell>
          <table:table-cell office:value-type="float" office:value="-0.0305957" calcext:value-type="float">
            <text:p>-0.0305957</text:p>
          </table:table-cell>
          <table:table-cell office:value-type="float" office:value="-0.499349" calcext:value-type="float">
            <text:p>-0.499349</text:p>
          </table:table-cell>
          <table:table-cell office:value-type="float" office:value="0.0050958" calcext:value-type="float">
            <text:p>0.0050958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71])*COS([.E271])" office:value-type="float" office:value="0.877483616852763" calcext:value-type="float">
            <text:p>0.8774836169</text:p>
          </table:table-cell>
          <table:table-cell table:formula="of:=COS([.D271]) * SIN([.E271]) * SIN([.F271]) - SIN([.E271]) * COS([.F271])" office:value-type="float" office:value="0.476408921267354" calcext:value-type="float">
            <text:p>0.4764089213</text:p>
          </table:table-cell>
          <table:table-cell table:formula="of:=COS([.D271]) * SIN([.E271]) * COS([.F271]) + SIN([.D271]) * SIN([.F271])" office:value-type="float" office:value="-0.478779691613853" calcext:value-type="float">
            <text:p>-0.4787796916</text:p>
          </table:table-cell>
          <table:table-cell table:formula="of:=SIN([.D271]) * COS([.E271])" office:value-type="float" office:value="-0.0268556058352284" calcext:value-type="float">
            <text:p>-0.0268556058</text:p>
          </table:table-cell>
          <table:table-cell table:formula="of:=SIN([.D271]) * SIN([.E271]) * SIN([.F271] + COS([.D271]) * COS([.F271]))" office:value-type="float" office:value="0.0123627581627508" calcext:value-type="float">
            <text:p>0.0123627582</text:p>
          </table:table-cell>
          <table:table-cell table:formula="of:=SIN([.D271]) * SIN([.E271]) * COS([.F271])- COS([.D271]) * SIN([.F271])" office:value-type="float" office:value="0.00955500841134856" calcext:value-type="float">
            <text:p>0.0095550084</text:p>
          </table:table-cell>
          <table:table-cell table:formula="of:=-SIN([.D271])" office:value-type="float" office:value="0.0305909268003055" calcext:value-type="float">
            <text:p>0.0305909268</text:p>
          </table:table-cell>
          <table:table-cell table:formula="of:=COS([.D271]) * SIN([.F271])" office:value-type="float" office:value="0.00509339306129018" calcext:value-type="float">
            <text:p>0.0050933931</text:p>
          </table:table-cell>
          <table:table-cell table:formula="of:=COS([.E271]) * COS([.F271])" office:value-type="float" office:value="0.877883083737466" calcext:value-type="float">
            <text:p>0.8778830837</text:p>
          </table:table-cell>
          <table:table-cell table:formula="of:=[.J271] * [.G271] + [.M271] * [.H271] + [.P271] * [.H271]" office:value-type="float" office:value="0.0366061454577551" calcext:value-type="float">
            <text:p>0.0366061455</text:p>
          </table:table-cell>
          <table:table-cell table:formula="of:=[.K271] * [.D271] + [.N271] * [.E271] + [.Q271] * [.H271]" office:value-type="float" office:value="0.0291658566424128" calcext:value-type="float">
            <text:p>0.0291658566</text:p>
          </table:table-cell>
          <table:table-cell table:formula="of:=[.L271] * [.G271] + [.O271] * [.H271] + [.R271] * [.H271]" office:value-type="float" office:value="8.69689330305838" calcext:value-type="float">
            <text:p>8.6968933031</text:p>
          </table:table-cell>
          <table:table-cell/>
          <table:table-cell table:formula="of:=[.B271]-[.S271]" office:value-type="float" office:value="0.295989854542245" calcext:value-type="float">
            <text:p>0.2959898545</text:p>
          </table:table-cell>
          <table:table-cell table:formula="of:=[.A271]-[.T271]" office:value-type="float" office:value="-0.0413881566424128" calcext:value-type="float">
            <text:p>-0.0413881566</text:p>
          </table:table-cell>
          <table:table-cell table:formula="of:=[.C271]-[.U271]" office:value-type="float" office:value="1.02133669694162" calcext:value-type="float">
            <text:p>1.0213366969</text:p>
          </table:table-cell>
        </table:table-row>
        <table:table-row table:style-name="ro1">
          <table:table-cell office:value-type="float" office:value="-0.0431671" calcext:value-type="float">
            <text:p>-0.0431671</text:p>
          </table:table-cell>
          <table:table-cell office:value-type="float" office:value="0.301651" calcext:value-type="float">
            <text:p>0.301651</text:p>
          </table:table-cell>
          <table:table-cell office:value-type="float" office:value="9.71585" calcext:value-type="float">
            <text:p>9.71585</text:p>
          </table:table-cell>
          <table:table-cell office:value-type="float" office:value="-0.0305957" calcext:value-type="float">
            <text:p>-0.0305957</text:p>
          </table:table-cell>
          <table:table-cell office:value-type="float" office:value="-0.499349" calcext:value-type="float">
            <text:p>-0.499349</text:p>
          </table:table-cell>
          <table:table-cell office:value-type="float" office:value="0.0050958" calcext:value-type="float">
            <text:p>0.0050958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72])*COS([.E272])" office:value-type="float" office:value="0.877483616852763" calcext:value-type="float">
            <text:p>0.8774836169</text:p>
          </table:table-cell>
          <table:table-cell table:formula="of:=COS([.D272]) * SIN([.E272]) * SIN([.F272]) - SIN([.E272]) * COS([.F272])" office:value-type="float" office:value="0.476408921267354" calcext:value-type="float">
            <text:p>0.4764089213</text:p>
          </table:table-cell>
          <table:table-cell table:formula="of:=COS([.D272]) * SIN([.E272]) * COS([.F272]) + SIN([.D272]) * SIN([.F272])" office:value-type="float" office:value="-0.478779691613853" calcext:value-type="float">
            <text:p>-0.4787796916</text:p>
          </table:table-cell>
          <table:table-cell table:formula="of:=SIN([.D272]) * COS([.E272])" office:value-type="float" office:value="-0.0268556058352284" calcext:value-type="float">
            <text:p>-0.0268556058</text:p>
          </table:table-cell>
          <table:table-cell table:formula="of:=SIN([.D272]) * SIN([.E272]) * SIN([.F272] + COS([.D272]) * COS([.F272]))" office:value-type="float" office:value="0.0123627581627508" calcext:value-type="float">
            <text:p>0.0123627582</text:p>
          </table:table-cell>
          <table:table-cell table:formula="of:=SIN([.D272]) * SIN([.E272]) * COS([.F272])- COS([.D272]) * SIN([.F272])" office:value-type="float" office:value="0.00955500841134856" calcext:value-type="float">
            <text:p>0.0095550084</text:p>
          </table:table-cell>
          <table:table-cell table:formula="of:=-SIN([.D272])" office:value-type="float" office:value="0.0305909268003055" calcext:value-type="float">
            <text:p>0.0305909268</text:p>
          </table:table-cell>
          <table:table-cell table:formula="of:=COS([.D272]) * SIN([.F272])" office:value-type="float" office:value="0.00509339306129018" calcext:value-type="float">
            <text:p>0.0050933931</text:p>
          </table:table-cell>
          <table:table-cell table:formula="of:=COS([.E272]) * COS([.F272])" office:value-type="float" office:value="0.877883083737466" calcext:value-type="float">
            <text:p>0.8778830837</text:p>
          </table:table-cell>
          <table:table-cell table:formula="of:=[.J272] * [.G272] + [.M272] * [.H272] + [.P272] * [.H272]" office:value-type="float" office:value="0.0366061454577551" calcext:value-type="float">
            <text:p>0.0366061455</text:p>
          </table:table-cell>
          <table:table-cell table:formula="of:=[.K272] * [.D272] + [.N272] * [.E272] + [.Q272] * [.H272]" office:value-type="float" office:value="0.0291658566424128" calcext:value-type="float">
            <text:p>0.0291658566</text:p>
          </table:table-cell>
          <table:table-cell table:formula="of:=[.L272] * [.G272] + [.O272] * [.H272] + [.R272] * [.H272]" office:value-type="float" office:value="8.69689330305838" calcext:value-type="float">
            <text:p>8.6968933031</text:p>
          </table:table-cell>
          <table:table-cell/>
          <table:table-cell table:formula="of:=[.B272]-[.S272]" office:value-type="float" office:value="0.265044854542245" calcext:value-type="float">
            <text:p>0.2650448545</text:p>
          </table:table-cell>
          <table:table-cell table:formula="of:=[.A272]-[.T272]" office:value-type="float" office:value="-0.0723329566424128" calcext:value-type="float">
            <text:p>-0.0723329566</text:p>
          </table:table-cell>
          <table:table-cell table:formula="of:=[.C272]-[.U272]" office:value-type="float" office:value="1.01895669694162" calcext:value-type="float">
            <text:p>1.0189566969</text:p>
          </table:table-cell>
        </table:table-row>
        <table:table-row table:style-name="ro1">
          <table:table-cell office:value-type="float" office:value="-0.0431671" calcext:value-type="float">
            <text:p>-0.0431671</text:p>
          </table:table-cell>
          <table:table-cell office:value-type="float" office:value="0.301651" calcext:value-type="float">
            <text:p>0.301651</text:p>
          </table:table-cell>
          <table:table-cell office:value-type="float" office:value="9.71585" calcext:value-type="float">
            <text:p>9.71585</text:p>
          </table:table-cell>
          <table:table-cell office:value-type="float" office:value="-0.0305957" calcext:value-type="float">
            <text:p>-0.0305957</text:p>
          </table:table-cell>
          <table:table-cell office:value-type="float" office:value="-0.499349" calcext:value-type="float">
            <text:p>-0.499349</text:p>
          </table:table-cell>
          <table:table-cell office:value-type="float" office:value="0.0050958" calcext:value-type="float">
            <text:p>0.0050958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73])*COS([.E273])" office:value-type="float" office:value="0.877483616852763" calcext:value-type="float">
            <text:p>0.8774836169</text:p>
          </table:table-cell>
          <table:table-cell table:formula="of:=COS([.D273]) * SIN([.E273]) * SIN([.F273]) - SIN([.E273]) * COS([.F273])" office:value-type="float" office:value="0.476408921267354" calcext:value-type="float">
            <text:p>0.4764089213</text:p>
          </table:table-cell>
          <table:table-cell table:formula="of:=COS([.D273]) * SIN([.E273]) * COS([.F273]) + SIN([.D273]) * SIN([.F273])" office:value-type="float" office:value="-0.478779691613853" calcext:value-type="float">
            <text:p>-0.4787796916</text:p>
          </table:table-cell>
          <table:table-cell table:formula="of:=SIN([.D273]) * COS([.E273])" office:value-type="float" office:value="-0.0268556058352284" calcext:value-type="float">
            <text:p>-0.0268556058</text:p>
          </table:table-cell>
          <table:table-cell table:formula="of:=SIN([.D273]) * SIN([.E273]) * SIN([.F273] + COS([.D273]) * COS([.F273]))" office:value-type="float" office:value="0.0123627581627508" calcext:value-type="float">
            <text:p>0.0123627582</text:p>
          </table:table-cell>
          <table:table-cell table:formula="of:=SIN([.D273]) * SIN([.E273]) * COS([.F273])- COS([.D273]) * SIN([.F273])" office:value-type="float" office:value="0.00955500841134856" calcext:value-type="float">
            <text:p>0.0095550084</text:p>
          </table:table-cell>
          <table:table-cell table:formula="of:=-SIN([.D273])" office:value-type="float" office:value="0.0305909268003055" calcext:value-type="float">
            <text:p>0.0305909268</text:p>
          </table:table-cell>
          <table:table-cell table:formula="of:=COS([.D273]) * SIN([.F273])" office:value-type="float" office:value="0.00509339306129018" calcext:value-type="float">
            <text:p>0.0050933931</text:p>
          </table:table-cell>
          <table:table-cell table:formula="of:=COS([.E273]) * COS([.F273])" office:value-type="float" office:value="0.877883083737466" calcext:value-type="float">
            <text:p>0.8778830837</text:p>
          </table:table-cell>
          <table:table-cell table:formula="of:=[.J273] * [.G273] + [.M273] * [.H273] + [.P273] * [.H273]" office:value-type="float" office:value="0.0366061454577551" calcext:value-type="float">
            <text:p>0.0366061455</text:p>
          </table:table-cell>
          <table:table-cell table:formula="of:=[.K273] * [.D273] + [.N273] * [.E273] + [.Q273] * [.H273]" office:value-type="float" office:value="0.0291658566424128" calcext:value-type="float">
            <text:p>0.0291658566</text:p>
          </table:table-cell>
          <table:table-cell table:formula="of:=[.L273] * [.G273] + [.O273] * [.H273] + [.R273] * [.H273]" office:value-type="float" office:value="8.69689330305838" calcext:value-type="float">
            <text:p>8.6968933031</text:p>
          </table:table-cell>
          <table:table-cell/>
          <table:table-cell table:formula="of:=[.B273]-[.S273]" office:value-type="float" office:value="0.265044854542245" calcext:value-type="float">
            <text:p>0.2650448545</text:p>
          </table:table-cell>
          <table:table-cell table:formula="of:=[.A273]-[.T273]" office:value-type="float" office:value="-0.0723329566424128" calcext:value-type="float">
            <text:p>-0.0723329566</text:p>
          </table:table-cell>
          <table:table-cell table:formula="of:=[.C273]-[.U273]" office:value-type="float" office:value="1.01895669694162" calcext:value-type="float">
            <text:p>1.0189566969</text:p>
          </table:table-cell>
        </table:table-row>
        <table:table-row table:style-name="ro1">
          <table:table-cell office:value-type="float" office:value="-0.0431671" calcext:value-type="float">
            <text:p>-0.0431671</text:p>
          </table:table-cell>
          <table:table-cell office:value-type="float" office:value="0.301651" calcext:value-type="float">
            <text:p>0.301651</text:p>
          </table:table-cell>
          <table:table-cell office:value-type="float" office:value="9.71585" calcext:value-type="float">
            <text:p>9.71585</text:p>
          </table:table-cell>
          <table:table-cell office:value-type="float" office:value="-0.0305957" calcext:value-type="float">
            <text:p>-0.0305957</text:p>
          </table:table-cell>
          <table:table-cell office:value-type="float" office:value="-0.499349" calcext:value-type="float">
            <text:p>-0.499349</text:p>
          </table:table-cell>
          <table:table-cell office:value-type="float" office:value="0.0050958" calcext:value-type="float">
            <text:p>0.0050958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74])*COS([.E274])" office:value-type="float" office:value="0.877483616852763" calcext:value-type="float">
            <text:p>0.8774836169</text:p>
          </table:table-cell>
          <table:table-cell table:formula="of:=COS([.D274]) * SIN([.E274]) * SIN([.F274]) - SIN([.E274]) * COS([.F274])" office:value-type="float" office:value="0.476408921267354" calcext:value-type="float">
            <text:p>0.4764089213</text:p>
          </table:table-cell>
          <table:table-cell table:formula="of:=COS([.D274]) * SIN([.E274]) * COS([.F274]) + SIN([.D274]) * SIN([.F274])" office:value-type="float" office:value="-0.478779691613853" calcext:value-type="float">
            <text:p>-0.4787796916</text:p>
          </table:table-cell>
          <table:table-cell table:formula="of:=SIN([.D274]) * COS([.E274])" office:value-type="float" office:value="-0.0268556058352284" calcext:value-type="float">
            <text:p>-0.0268556058</text:p>
          </table:table-cell>
          <table:table-cell table:formula="of:=SIN([.D274]) * SIN([.E274]) * SIN([.F274] + COS([.D274]) * COS([.F274]))" office:value-type="float" office:value="0.0123627581627508" calcext:value-type="float">
            <text:p>0.0123627582</text:p>
          </table:table-cell>
          <table:table-cell table:formula="of:=SIN([.D274]) * SIN([.E274]) * COS([.F274])- COS([.D274]) * SIN([.F274])" office:value-type="float" office:value="0.00955500841134856" calcext:value-type="float">
            <text:p>0.0095550084</text:p>
          </table:table-cell>
          <table:table-cell table:formula="of:=-SIN([.D274])" office:value-type="float" office:value="0.0305909268003055" calcext:value-type="float">
            <text:p>0.0305909268</text:p>
          </table:table-cell>
          <table:table-cell table:formula="of:=COS([.D274]) * SIN([.F274])" office:value-type="float" office:value="0.00509339306129018" calcext:value-type="float">
            <text:p>0.0050933931</text:p>
          </table:table-cell>
          <table:table-cell table:formula="of:=COS([.E274]) * COS([.F274])" office:value-type="float" office:value="0.877883083737466" calcext:value-type="float">
            <text:p>0.8778830837</text:p>
          </table:table-cell>
          <table:table-cell table:formula="of:=[.J274] * [.G274] + [.M274] * [.H274] + [.P274] * [.H274]" office:value-type="float" office:value="0.0366061454577551" calcext:value-type="float">
            <text:p>0.0366061455</text:p>
          </table:table-cell>
          <table:table-cell table:formula="of:=[.K274] * [.D274] + [.N274] * [.E274] + [.Q274] * [.H274]" office:value-type="float" office:value="0.0291658566424128" calcext:value-type="float">
            <text:p>0.0291658566</text:p>
          </table:table-cell>
          <table:table-cell table:formula="of:=[.L274] * [.G274] + [.O274] * [.H274] + [.R274] * [.H274]" office:value-type="float" office:value="8.69689330305838" calcext:value-type="float">
            <text:p>8.6968933031</text:p>
          </table:table-cell>
          <table:table-cell/>
          <table:table-cell table:formula="of:=[.B274]-[.S274]" office:value-type="float" office:value="0.265044854542245" calcext:value-type="float">
            <text:p>0.2650448545</text:p>
          </table:table-cell>
          <table:table-cell table:formula="of:=[.A274]-[.T274]" office:value-type="float" office:value="-0.0723329566424128" calcext:value-type="float">
            <text:p>-0.0723329566</text:p>
          </table:table-cell>
          <table:table-cell table:formula="of:=[.C274]-[.U274]" office:value-type="float" office:value="1.01895669694162" calcext:value-type="float">
            <text:p>1.0189566969</text:p>
          </table:table-cell>
        </table:table-row>
        <table:table-row table:style-name="ro1">
          <table:table-cell office:value-type="float" office:value="-0.0431671" calcext:value-type="float">
            <text:p>-0.0431671</text:p>
          </table:table-cell>
          <table:table-cell office:value-type="float" office:value="0.301651" calcext:value-type="float">
            <text:p>0.301651</text:p>
          </table:table-cell>
          <table:table-cell office:value-type="float" office:value="9.71585" calcext:value-type="float">
            <text:p>9.71585</text:p>
          </table:table-cell>
          <table:table-cell office:value-type="float" office:value="-0.0307372" calcext:value-type="float">
            <text:p>-0.0307372</text:p>
          </table:table-cell>
          <table:table-cell office:value-type="float" office:value="-0.499291" calcext:value-type="float">
            <text:p>-0.499291</text:p>
          </table:table-cell>
          <table:table-cell office:value-type="float" office:value="0.00498988" calcext:value-type="float">
            <text:p>0.00498988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75])*COS([.E275])" office:value-type="float" office:value="0.877507566944755" calcext:value-type="float">
            <text:p>0.8775075669</text:p>
          </table:table-cell>
          <table:table-cell table:formula="of:=COS([.D275]) * SIN([.E275]) * SIN([.F275]) - SIN([.E275]) * COS([.F275])" office:value-type="float" office:value="0.476409219159883" calcext:value-type="float">
            <text:p>0.4764092192</text:p>
          </table:table-cell>
          <table:table-cell table:formula="of:=COS([.D275]) * SIN([.E275]) * COS([.F275]) + SIN([.D275]) * SIN([.F275])" office:value-type="float" office:value="-0.478724441308661" calcext:value-type="float">
            <text:p>-0.4787244413</text:p>
          </table:table-cell>
          <table:table-cell table:formula="of:=SIN([.D275]) * COS([.E275])" office:value-type="float" office:value="-0.026980622998788" calcext:value-type="float">
            <text:p>-0.026980623</text:p>
          </table:table-cell>
          <table:table-cell table:formula="of:=SIN([.D275]) * SIN([.E275]) * SIN([.F275] + COS([.D275]) * COS([.F275]))" office:value-type="float" office:value="0.0124177290704442" calcext:value-type="float">
            <text:p>0.0124177291</text:p>
          </table:table-cell>
          <table:table-cell table:formula="of:=SIN([.D275]) * SIN([.E275]) * COS([.F275])- COS([.D275]) * SIN([.F275])" office:value-type="float" office:value="0.0097270672928685" calcext:value-type="float">
            <text:p>0.0097270673</text:p>
          </table:table-cell>
          <table:table-cell table:formula="of:=-SIN([.D275])" office:value-type="float" office:value="0.0307323602698974" calcext:value-type="float">
            <text:p>0.0307323603</text:p>
          </table:table-cell>
          <table:table-cell table:formula="of:=COS([.D275]) * SIN([.F275])" office:value-type="float" office:value="0.00498750233019807" calcext:value-type="float">
            <text:p>0.0049875023</text:p>
          </table:table-cell>
          <table:table-cell table:formula="of:=COS([.E275]) * COS([.F275])" office:value-type="float" office:value="0.877911324369148" calcext:value-type="float">
            <text:p>0.8779113244</text:p>
          </table:table-cell>
          <table:table-cell table:formula="of:=[.J275] * [.G275] + [.M275] * [.H275] + [.P275] * [.H275]" office:value-type="float" office:value="0.0367670252568719" calcext:value-type="float">
            <text:p>0.0367670253</text:p>
          </table:table-cell>
          <table:table-cell table:formula="of:=[.K275] * [.D275] + [.N275] * [.E275] + [.Q275] * [.H275]" office:value-type="float" office:value="0.0280339770194688" calcext:value-type="float">
            <text:p>0.028033977</text:p>
          </table:table-cell>
          <table:table-cell table:formula="of:=[.L275] * [.G275] + [.O275] * [.H275] + [.R275] * [.H275]" office:value-type="float" office:value="8.69885623828776" calcext:value-type="float">
            <text:p>8.6988562383</text:p>
          </table:table-cell>
          <table:table-cell/>
          <table:table-cell table:formula="of:=[.B275]-[.S275]" office:value-type="float" office:value="0.264883974743128" calcext:value-type="float">
            <text:p>0.2648839747</text:p>
          </table:table-cell>
          <table:table-cell table:formula="of:=[.A275]-[.T275]" office:value-type="float" office:value="-0.0712010770194688" calcext:value-type="float">
            <text:p>-0.071201077</text:p>
          </table:table-cell>
          <table:table-cell table:formula="of:=[.C275]-[.U275]" office:value-type="float" office:value="1.01699376171224" calcext:value-type="float">
            <text:p>1.0169937617</text:p>
          </table:table-cell>
        </table:table-row>
        <table:table-row table:style-name="ro1">
          <table:table-cell office:value-type="float" office:value="0.00920105" calcext:value-type="float">
            <text:p>0.00920105</text:p>
          </table:table-cell>
          <table:table-cell office:value-type="float" office:value="0.284988" calcext:value-type="float">
            <text:p>0.284988</text:p>
          </table:table-cell>
          <table:table-cell office:value-type="float" office:value="9.67776" calcext:value-type="float">
            <text:p>9.67776</text:p>
          </table:table-cell>
          <table:table-cell office:value-type="float" office:value="-0.030767" calcext:value-type="float">
            <text:p>-0.030767</text:p>
          </table:table-cell>
          <table:table-cell office:value-type="float" office:value="-0.499311" calcext:value-type="float">
            <text:p>-0.499311</text:p>
          </table:table-cell>
          <table:table-cell office:value-type="float" office:value="0.00498297" calcext:value-type="float">
            <text:p>0.0049829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76])*COS([.E276])" office:value-type="float" office:value="0.877497190824849" calcext:value-type="float">
            <text:p>0.8774971908</text:p>
          </table:table-cell>
          <table:table-cell table:formula="of:=COS([.D276]) * SIN([.E276]) * SIN([.F276]) - SIN([.E276]) * COS([.F276])" office:value-type="float" office:value="0.476430015450303" calcext:value-type="float">
            <text:p>0.4764300155</text:p>
          </table:table-cell>
          <table:table-cell table:formula="of:=COS([.D276]) * SIN([.E276]) * COS([.F276]) + SIN([.D276]) * SIN([.F276])" office:value-type="float" office:value="-0.478741504977217" calcext:value-type="float">
            <text:p>-0.478741505</text:p>
          </table:table-cell>
          <table:table-cell table:formula="of:=SIN([.D276]) * COS([.E276])" office:value-type="float" office:value="-0.0270064781266098" calcext:value-type="float">
            <text:p>-0.0270064781</text:p>
          </table:table-cell>
          <table:table-cell table:formula="of:=SIN([.D276]) * SIN([.E276]) * SIN([.F276] + COS([.D276]) * COS([.F276]))" office:value-type="float" office:value="0.0124301586173827" calcext:value-type="float">
            <text:p>0.0124301586</text:p>
          </table:table-cell>
          <table:table-cell table:formula="of:=SIN([.D276]) * SIN([.E276]) * COS([.F276])- COS([.D276]) * SIN([.F276])" office:value-type="float" office:value="0.00974878055406532" calcext:value-type="float">
            <text:p>0.0097487806</text:p>
          </table:table-cell>
          <table:table-cell table:formula="of:=-SIN([.D276])" office:value-type="float" office:value="0.030762146180201" calcext:value-type="float">
            <text:p>0.0307621462</text:p>
          </table:table-cell>
          <table:table-cell table:formula="of:=COS([.D276]) * SIN([.F276])" office:value-type="float" office:value="0.0049805911142884" calcext:value-type="float">
            <text:p>0.0049805911</text:p>
          </table:table-cell>
          <table:table-cell table:formula="of:=COS([.E276]) * COS([.F276])" office:value-type="float" office:value="0.877901778497947" calcext:value-type="float">
            <text:p>0.8779017785</text:p>
          </table:table-cell>
          <table:table-cell table:formula="of:=[.J276] * [.G276] + [.M276] * [.H276] + [.P276] * [.H276]" office:value-type="float" office:value="0.0368055469251947" calcext:value-type="float">
            <text:p>0.0368055469</text:p>
          </table:table-cell>
          <table:table-cell table:formula="of:=[.K276] * [.D276] + [.N276] * [.E276] + [.Q276] * [.H276]" office:value-type="float" office:value="0.0279449557052629" calcext:value-type="float">
            <text:p>0.0279449557</text:p>
          </table:table-cell>
          <table:table-cell table:formula="of:=[.L276] * [.G276] + [.O276] * [.H276] + [.R276] * [.H276]" office:value-type="float" office:value="8.69897547870972" calcext:value-type="float">
            <text:p>8.6989754787</text:p>
          </table:table-cell>
          <table:table-cell/>
          <table:table-cell table:formula="of:=[.B276]-[.S276]" office:value-type="float" office:value="0.248182453074805" calcext:value-type="float">
            <text:p>0.2481824531</text:p>
          </table:table-cell>
          <table:table-cell table:formula="of:=[.A276]-[.T276]" office:value-type="float" office:value="-0.0187439057052629" calcext:value-type="float">
            <text:p>-0.0187439057</text:p>
          </table:table-cell>
          <table:table-cell table:formula="of:=[.C276]-[.U276]" office:value-type="float" office:value="0.978784521290281" calcext:value-type="float">
            <text:p>0.9787845213</text:p>
          </table:table-cell>
        </table:table-row>
        <table:table-row table:style-name="ro1">
          <table:table-cell office:value-type="float" office:value="-0.00984192" calcext:value-type="float">
            <text:p>-0.00984192</text:p>
          </table:table-cell>
          <table:table-cell office:value-type="float" office:value="0.318314" calcext:value-type="float">
            <text:p>0.318314</text:p>
          </table:table-cell>
          <table:table-cell office:value-type="float" office:value="9.59445" calcext:value-type="float">
            <text:p>9.59445</text:p>
          </table:table-cell>
          <table:table-cell office:value-type="float" office:value="-0.030767" calcext:value-type="float">
            <text:p>-0.030767</text:p>
          </table:table-cell>
          <table:table-cell office:value-type="float" office:value="-0.499311" calcext:value-type="float">
            <text:p>-0.499311</text:p>
          </table:table-cell>
          <table:table-cell office:value-type="float" office:value="0.00498297" calcext:value-type="float">
            <text:p>0.0049829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77])*COS([.E277])" office:value-type="float" office:value="0.877497190824849" calcext:value-type="float">
            <text:p>0.8774971908</text:p>
          </table:table-cell>
          <table:table-cell table:formula="of:=COS([.D277]) * SIN([.E277]) * SIN([.F277]) - SIN([.E277]) * COS([.F277])" office:value-type="float" office:value="0.476430015450303" calcext:value-type="float">
            <text:p>0.4764300155</text:p>
          </table:table-cell>
          <table:table-cell table:formula="of:=COS([.D277]) * SIN([.E277]) * COS([.F277]) + SIN([.D277]) * SIN([.F277])" office:value-type="float" office:value="-0.478741504977217" calcext:value-type="float">
            <text:p>-0.478741505</text:p>
          </table:table-cell>
          <table:table-cell table:formula="of:=SIN([.D277]) * COS([.E277])" office:value-type="float" office:value="-0.0270064781266098" calcext:value-type="float">
            <text:p>-0.0270064781</text:p>
          </table:table-cell>
          <table:table-cell table:formula="of:=SIN([.D277]) * SIN([.E277]) * SIN([.F277] + COS([.D277]) * COS([.F277]))" office:value-type="float" office:value="0.0124301586173827" calcext:value-type="float">
            <text:p>0.0124301586</text:p>
          </table:table-cell>
          <table:table-cell table:formula="of:=SIN([.D277]) * SIN([.E277]) * COS([.F277])- COS([.D277]) * SIN([.F277])" office:value-type="float" office:value="0.00974878055406532" calcext:value-type="float">
            <text:p>0.0097487806</text:p>
          </table:table-cell>
          <table:table-cell table:formula="of:=-SIN([.D277])" office:value-type="float" office:value="0.030762146180201" calcext:value-type="float">
            <text:p>0.0307621462</text:p>
          </table:table-cell>
          <table:table-cell table:formula="of:=COS([.D277]) * SIN([.F277])" office:value-type="float" office:value="0.0049805911142884" calcext:value-type="float">
            <text:p>0.0049805911</text:p>
          </table:table-cell>
          <table:table-cell table:formula="of:=COS([.E277]) * COS([.F277])" office:value-type="float" office:value="0.877901778497947" calcext:value-type="float">
            <text:p>0.8779017785</text:p>
          </table:table-cell>
          <table:table-cell table:formula="of:=[.J277] * [.G277] + [.M277] * [.H277] + [.P277] * [.H277]" office:value-type="float" office:value="0.0368055469251947" calcext:value-type="float">
            <text:p>0.0368055469</text:p>
          </table:table-cell>
          <table:table-cell table:formula="of:=[.K277] * [.D277] + [.N277] * [.E277] + [.Q277] * [.H277]" office:value-type="float" office:value="0.0279449557052629" calcext:value-type="float">
            <text:p>0.0279449557</text:p>
          </table:table-cell>
          <table:table-cell table:formula="of:=[.L277] * [.G277] + [.O277] * [.H277] + [.R277] * [.H277]" office:value-type="float" office:value="8.69897547870972" calcext:value-type="float">
            <text:p>8.6989754787</text:p>
          </table:table-cell>
          <table:table-cell/>
          <table:table-cell table:formula="of:=[.B277]-[.S277]" office:value-type="float" office:value="0.281508453074805" calcext:value-type="float">
            <text:p>0.2815084531</text:p>
          </table:table-cell>
          <table:table-cell table:formula="of:=[.A277]-[.T277]" office:value-type="float" office:value="-0.0377868757052629" calcext:value-type="float">
            <text:p>-0.0377868757</text:p>
          </table:table-cell>
          <table:table-cell table:formula="of:=[.C277]-[.U277]" office:value-type="float" office:value="0.895474521290282" calcext:value-type="float">
            <text:p>0.8954745213</text:p>
          </table:table-cell>
        </table:table-row>
        <table:table-row table:style-name="ro1">
          <table:table-cell office:value-type="float" office:value="-0.00984192" calcext:value-type="float">
            <text:p>-0.00984192</text:p>
          </table:table-cell>
          <table:table-cell office:value-type="float" office:value="0.318314" calcext:value-type="float">
            <text:p>0.318314</text:p>
          </table:table-cell>
          <table:table-cell office:value-type="float" office:value="9.59445" calcext:value-type="float">
            <text:p>9.59445</text:p>
          </table:table-cell>
          <table:table-cell office:value-type="float" office:value="-0.030767" calcext:value-type="float">
            <text:p>-0.030767</text:p>
          </table:table-cell>
          <table:table-cell office:value-type="float" office:value="-0.499311" calcext:value-type="float">
            <text:p>-0.499311</text:p>
          </table:table-cell>
          <table:table-cell office:value-type="float" office:value="0.00498297" calcext:value-type="float">
            <text:p>0.0049829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78])*COS([.E278])" office:value-type="float" office:value="0.877497190824849" calcext:value-type="float">
            <text:p>0.8774971908</text:p>
          </table:table-cell>
          <table:table-cell table:formula="of:=COS([.D278]) * SIN([.E278]) * SIN([.F278]) - SIN([.E278]) * COS([.F278])" office:value-type="float" office:value="0.476430015450303" calcext:value-type="float">
            <text:p>0.4764300155</text:p>
          </table:table-cell>
          <table:table-cell table:formula="of:=COS([.D278]) * SIN([.E278]) * COS([.F278]) + SIN([.D278]) * SIN([.F278])" office:value-type="float" office:value="-0.478741504977217" calcext:value-type="float">
            <text:p>-0.478741505</text:p>
          </table:table-cell>
          <table:table-cell table:formula="of:=SIN([.D278]) * COS([.E278])" office:value-type="float" office:value="-0.0270064781266098" calcext:value-type="float">
            <text:p>-0.0270064781</text:p>
          </table:table-cell>
          <table:table-cell table:formula="of:=SIN([.D278]) * SIN([.E278]) * SIN([.F278] + COS([.D278]) * COS([.F278]))" office:value-type="float" office:value="0.0124301586173827" calcext:value-type="float">
            <text:p>0.0124301586</text:p>
          </table:table-cell>
          <table:table-cell table:formula="of:=SIN([.D278]) * SIN([.E278]) * COS([.F278])- COS([.D278]) * SIN([.F278])" office:value-type="float" office:value="0.00974878055406532" calcext:value-type="float">
            <text:p>0.0097487806</text:p>
          </table:table-cell>
          <table:table-cell table:formula="of:=-SIN([.D278])" office:value-type="float" office:value="0.030762146180201" calcext:value-type="float">
            <text:p>0.0307621462</text:p>
          </table:table-cell>
          <table:table-cell table:formula="of:=COS([.D278]) * SIN([.F278])" office:value-type="float" office:value="0.0049805911142884" calcext:value-type="float">
            <text:p>0.0049805911</text:p>
          </table:table-cell>
          <table:table-cell table:formula="of:=COS([.E278]) * COS([.F278])" office:value-type="float" office:value="0.877901778497947" calcext:value-type="float">
            <text:p>0.8779017785</text:p>
          </table:table-cell>
          <table:table-cell table:formula="of:=[.J278] * [.G278] + [.M278] * [.H278] + [.P278] * [.H278]" office:value-type="float" office:value="0.0368055469251947" calcext:value-type="float">
            <text:p>0.0368055469</text:p>
          </table:table-cell>
          <table:table-cell table:formula="of:=[.K278] * [.D278] + [.N278] * [.E278] + [.Q278] * [.H278]" office:value-type="float" office:value="0.0279449557052629" calcext:value-type="float">
            <text:p>0.0279449557</text:p>
          </table:table-cell>
          <table:table-cell table:formula="of:=[.L278] * [.G278] + [.O278] * [.H278] + [.R278] * [.H278]" office:value-type="float" office:value="8.69897547870972" calcext:value-type="float">
            <text:p>8.6989754787</text:p>
          </table:table-cell>
          <table:table-cell/>
          <table:table-cell table:formula="of:=[.B278]-[.S278]" office:value-type="float" office:value="0.281508453074805" calcext:value-type="float">
            <text:p>0.2815084531</text:p>
          </table:table-cell>
          <table:table-cell table:formula="of:=[.A278]-[.T278]" office:value-type="float" office:value="-0.0377868757052629" calcext:value-type="float">
            <text:p>-0.0377868757</text:p>
          </table:table-cell>
          <table:table-cell table:formula="of:=[.C278]-[.U278]" office:value-type="float" office:value="0.895474521290282" calcext:value-type="float">
            <text:p>0.8954745213</text:p>
          </table:table-cell>
        </table:table-row>
        <table:table-row table:style-name="ro1">
          <table:table-cell office:value-type="float" office:value="-0.00984192" calcext:value-type="float">
            <text:p>-0.00984192</text:p>
          </table:table-cell>
          <table:table-cell office:value-type="float" office:value="0.318314" calcext:value-type="float">
            <text:p>0.318314</text:p>
          </table:table-cell>
          <table:table-cell office:value-type="float" office:value="9.59445" calcext:value-type="float">
            <text:p>9.59445</text:p>
          </table:table-cell>
          <table:table-cell office:value-type="float" office:value="-0.030767" calcext:value-type="float">
            <text:p>-0.030767</text:p>
          </table:table-cell>
          <table:table-cell office:value-type="float" office:value="-0.499311" calcext:value-type="float">
            <text:p>-0.499311</text:p>
          </table:table-cell>
          <table:table-cell office:value-type="float" office:value="0.00498297" calcext:value-type="float">
            <text:p>0.0049829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79])*COS([.E279])" office:value-type="float" office:value="0.877497190824849" calcext:value-type="float">
            <text:p>0.8774971908</text:p>
          </table:table-cell>
          <table:table-cell table:formula="of:=COS([.D279]) * SIN([.E279]) * SIN([.F279]) - SIN([.E279]) * COS([.F279])" office:value-type="float" office:value="0.476430015450303" calcext:value-type="float">
            <text:p>0.4764300155</text:p>
          </table:table-cell>
          <table:table-cell table:formula="of:=COS([.D279]) * SIN([.E279]) * COS([.F279]) + SIN([.D279]) * SIN([.F279])" office:value-type="float" office:value="-0.478741504977217" calcext:value-type="float">
            <text:p>-0.478741505</text:p>
          </table:table-cell>
          <table:table-cell table:formula="of:=SIN([.D279]) * COS([.E279])" office:value-type="float" office:value="-0.0270064781266098" calcext:value-type="float">
            <text:p>-0.0270064781</text:p>
          </table:table-cell>
          <table:table-cell table:formula="of:=SIN([.D279]) * SIN([.E279]) * SIN([.F279] + COS([.D279]) * COS([.F279]))" office:value-type="float" office:value="0.0124301586173827" calcext:value-type="float">
            <text:p>0.0124301586</text:p>
          </table:table-cell>
          <table:table-cell table:formula="of:=SIN([.D279]) * SIN([.E279]) * COS([.F279])- COS([.D279]) * SIN([.F279])" office:value-type="float" office:value="0.00974878055406532" calcext:value-type="float">
            <text:p>0.0097487806</text:p>
          </table:table-cell>
          <table:table-cell table:formula="of:=-SIN([.D279])" office:value-type="float" office:value="0.030762146180201" calcext:value-type="float">
            <text:p>0.0307621462</text:p>
          </table:table-cell>
          <table:table-cell table:formula="of:=COS([.D279]) * SIN([.F279])" office:value-type="float" office:value="0.0049805911142884" calcext:value-type="float">
            <text:p>0.0049805911</text:p>
          </table:table-cell>
          <table:table-cell table:formula="of:=COS([.E279]) * COS([.F279])" office:value-type="float" office:value="0.877901778497947" calcext:value-type="float">
            <text:p>0.8779017785</text:p>
          </table:table-cell>
          <table:table-cell table:formula="of:=[.J279] * [.G279] + [.M279] * [.H279] + [.P279] * [.H279]" office:value-type="float" office:value="0.0368055469251947" calcext:value-type="float">
            <text:p>0.0368055469</text:p>
          </table:table-cell>
          <table:table-cell table:formula="of:=[.K279] * [.D279] + [.N279] * [.E279] + [.Q279] * [.H279]" office:value-type="float" office:value="0.0279449557052629" calcext:value-type="float">
            <text:p>0.0279449557</text:p>
          </table:table-cell>
          <table:table-cell table:formula="of:=[.L279] * [.G279] + [.O279] * [.H279] + [.R279] * [.H279]" office:value-type="float" office:value="8.69897547870972" calcext:value-type="float">
            <text:p>8.6989754787</text:p>
          </table:table-cell>
          <table:table-cell/>
          <table:table-cell table:formula="of:=[.B279]-[.S279]" office:value-type="float" office:value="0.281508453074805" calcext:value-type="float">
            <text:p>0.2815084531</text:p>
          </table:table-cell>
          <table:table-cell table:formula="of:=[.A279]-[.T279]" office:value-type="float" office:value="-0.0377868757052629" calcext:value-type="float">
            <text:p>-0.0377868757</text:p>
          </table:table-cell>
          <table:table-cell table:formula="of:=[.C279]-[.U279]" office:value-type="float" office:value="0.895474521290282" calcext:value-type="float">
            <text:p>0.8954745213</text:p>
          </table:table-cell>
        </table:table-row>
        <table:table-row table:style-name="ro1">
          <table:table-cell office:value-type="float" office:value="-0.00984192" calcext:value-type="float">
            <text:p>-0.00984192</text:p>
          </table:table-cell>
          <table:table-cell office:value-type="float" office:value="0.318314" calcext:value-type="float">
            <text:p>0.318314</text:p>
          </table:table-cell>
          <table:table-cell office:value-type="float" office:value="9.59445" calcext:value-type="float">
            <text:p>9.59445</text:p>
          </table:table-cell>
          <table:table-cell office:value-type="float" office:value="-0.0307434" calcext:value-type="float">
            <text:p>-0.0307434</text:p>
          </table:table-cell>
          <table:table-cell office:value-type="float" office:value="-0.49887" calcext:value-type="float">
            <text:p>-0.49887</text:p>
          </table:table-cell>
          <table:table-cell office:value-type="float" office:value="0.00478725" calcext:value-type="float">
            <text:p>0.0047872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80])*COS([.E280])" office:value-type="float" office:value="0.877708802776218" calcext:value-type="float">
            <text:p>0.8777088028</text:p>
          </table:table-cell>
          <table:table-cell table:formula="of:=COS([.D280]) * SIN([.E280]) * SIN([.F280]) - SIN([.E280]) * COS([.F280])" office:value-type="float" office:value="0.476138792090296" calcext:value-type="float">
            <text:p>0.4761387921</text:p>
          </table:table-cell>
          <table:table-cell table:formula="of:=COS([.D280]) * SIN([.E280]) * COS([.F280]) + SIN([.D280]) * SIN([.F280])" office:value-type="float" office:value="-0.478349157791929" calcext:value-type="float">
            <text:p>-0.4783491578</text:p>
          </table:table-cell>
          <table:table-cell table:formula="of:=SIN([.D280]) * COS([.E280])" office:value-type="float" office:value="-0.0269922573135991" calcext:value-type="float">
            <text:p>-0.0269922573</text:p>
          </table:table-cell>
          <table:table-cell table:formula="of:=SIN([.D280]) * SIN([.E280]) * SIN([.F280] + COS([.D280]) * COS([.F280]))" office:value-type="float" office:value="0.0124090516353243" calcext:value-type="float">
            <text:p>0.0124090516</text:p>
          </table:table-cell>
          <table:table-cell table:formula="of:=SIN([.D280]) * SIN([.E280]) * COS([.F280])- COS([.D280]) * SIN([.F280])" office:value-type="float" office:value="0.0099212194851487" calcext:value-type="float">
            <text:p>0.0099212195</text:p>
          </table:table-cell>
          <table:table-cell table:formula="of:=-SIN([.D280])" office:value-type="float" office:value="0.0307385573407333" calcext:value-type="float">
            <text:p>0.0307385573</text:p>
          </table:table-cell>
          <table:table-cell table:formula="of:=COS([.D280]) * SIN([.F280])" office:value-type="float" office:value="0.00478496955076488" calcext:value-type="float">
            <text:p>0.0047849696</text:p>
          </table:table-cell>
          <table:table-cell table:formula="of:=COS([.E280]) * COS([.F280])" office:value-type="float" office:value="0.878113690044564" calcext:value-type="float">
            <text:p>0.87811369</text:p>
          </table:table-cell>
          <table:table-cell table:formula="of:=[.J280] * [.G280] + [.M280] * [.H280] + [.P280] * [.H280]" office:value-type="float" office:value="0.0367137402659153" calcext:value-type="float">
            <text:p>0.0367137403</text:p>
          </table:table-cell>
          <table:table-cell table:formula="of:=[.K280] * [.D280] + [.N280] * [.E280] + [.Q280] * [.H280]" office:value-type="float" office:value="0.0260640726674328" calcext:value-type="float">
            <text:p>0.0260640727</text:p>
          </table:table-cell>
          <table:table-cell table:formula="of:=[.L280] * [.G280] + [.O280] * [.H280] + [.R280] * [.H280]" office:value-type="float" office:value="8.70274211339118" calcext:value-type="float">
            <text:p>8.7027421134</text:p>
          </table:table-cell>
          <table:table-cell/>
          <table:table-cell table:formula="of:=[.B280]-[.S280]" office:value-type="float" office:value="0.281600259734085" calcext:value-type="float">
            <text:p>0.2816002597</text:p>
          </table:table-cell>
          <table:table-cell table:formula="of:=[.A280]-[.T280]" office:value-type="float" office:value="-0.0359059926674328" calcext:value-type="float">
            <text:p>-0.0359059927</text:p>
          </table:table-cell>
          <table:table-cell table:formula="of:=[.C280]-[.U280]" office:value-type="float" office:value="0.891707886608819" calcext:value-type="float">
            <text:p>0.8917078866</text:p>
          </table:table-cell>
        </table:table-row>
        <table:table-row table:style-name="ro1">
          <table:table-cell office:value-type="float" office:value="-0.0288849" calcext:value-type="float">
            <text:p>-0.0288849</text:p>
          </table:table-cell>
          <table:table-cell office:value-type="float" office:value="0.258804" calcext:value-type="float">
            <text:p>0.258804</text:p>
          </table:table-cell>
          <table:table-cell office:value-type="float" office:value="9.63016" calcext:value-type="float">
            <text:p>9.63016</text:p>
          </table:table-cell>
          <table:table-cell office:value-type="float" office:value="-0.0307434" calcext:value-type="float">
            <text:p>-0.0307434</text:p>
          </table:table-cell>
          <table:table-cell office:value-type="float" office:value="-0.49887" calcext:value-type="float">
            <text:p>-0.49887</text:p>
          </table:table-cell>
          <table:table-cell office:value-type="float" office:value="0.00478725" calcext:value-type="float">
            <text:p>0.0047872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81])*COS([.E281])" office:value-type="float" office:value="0.877708802776218" calcext:value-type="float">
            <text:p>0.8777088028</text:p>
          </table:table-cell>
          <table:table-cell table:formula="of:=COS([.D281]) * SIN([.E281]) * SIN([.F281]) - SIN([.E281]) * COS([.F281])" office:value-type="float" office:value="0.476138792090296" calcext:value-type="float">
            <text:p>0.4761387921</text:p>
          </table:table-cell>
          <table:table-cell table:formula="of:=COS([.D281]) * SIN([.E281]) * COS([.F281]) + SIN([.D281]) * SIN([.F281])" office:value-type="float" office:value="-0.478349157791929" calcext:value-type="float">
            <text:p>-0.4783491578</text:p>
          </table:table-cell>
          <table:table-cell table:formula="of:=SIN([.D281]) * COS([.E281])" office:value-type="float" office:value="-0.0269922573135991" calcext:value-type="float">
            <text:p>-0.0269922573</text:p>
          </table:table-cell>
          <table:table-cell table:formula="of:=SIN([.D281]) * SIN([.E281]) * SIN([.F281] + COS([.D281]) * COS([.F281]))" office:value-type="float" office:value="0.0124090516353243" calcext:value-type="float">
            <text:p>0.0124090516</text:p>
          </table:table-cell>
          <table:table-cell table:formula="of:=SIN([.D281]) * SIN([.E281]) * COS([.F281])- COS([.D281]) * SIN([.F281])" office:value-type="float" office:value="0.0099212194851487" calcext:value-type="float">
            <text:p>0.0099212195</text:p>
          </table:table-cell>
          <table:table-cell table:formula="of:=-SIN([.D281])" office:value-type="float" office:value="0.0307385573407333" calcext:value-type="float">
            <text:p>0.0307385573</text:p>
          </table:table-cell>
          <table:table-cell table:formula="of:=COS([.D281]) * SIN([.F281])" office:value-type="float" office:value="0.00478496955076488" calcext:value-type="float">
            <text:p>0.0047849696</text:p>
          </table:table-cell>
          <table:table-cell table:formula="of:=COS([.E281]) * COS([.F281])" office:value-type="float" office:value="0.878113690044564" calcext:value-type="float">
            <text:p>0.87811369</text:p>
          </table:table-cell>
          <table:table-cell table:formula="of:=[.J281] * [.G281] + [.M281] * [.H281] + [.P281] * [.H281]" office:value-type="float" office:value="0.0367137402659153" calcext:value-type="float">
            <text:p>0.0367137403</text:p>
          </table:table-cell>
          <table:table-cell table:formula="of:=[.K281] * [.D281] + [.N281] * [.E281] + [.Q281] * [.H281]" office:value-type="float" office:value="0.0260640726674328" calcext:value-type="float">
            <text:p>0.0260640727</text:p>
          </table:table-cell>
          <table:table-cell table:formula="of:=[.L281] * [.G281] + [.O281] * [.H281] + [.R281] * [.H281]" office:value-type="float" office:value="8.70274211339118" calcext:value-type="float">
            <text:p>8.7027421134</text:p>
          </table:table-cell>
          <table:table-cell/>
          <table:table-cell table:formula="of:=[.B281]-[.S281]" office:value-type="float" office:value="0.222090259734085" calcext:value-type="float">
            <text:p>0.2220902597</text:p>
          </table:table-cell>
          <table:table-cell table:formula="of:=[.A281]-[.T281]" office:value-type="float" office:value="-0.0549489726674328" calcext:value-type="float">
            <text:p>-0.0549489727</text:p>
          </table:table-cell>
          <table:table-cell table:formula="of:=[.C281]-[.U281]" office:value-type="float" office:value="0.927417886608819" calcext:value-type="float">
            <text:p>0.9274178866</text:p>
          </table:table-cell>
        </table:table-row>
        <table:table-row table:style-name="ro1">
          <table:table-cell office:value-type="float" office:value="-0.0288849" calcext:value-type="float">
            <text:p>-0.0288849</text:p>
          </table:table-cell>
          <table:table-cell office:value-type="float" office:value="0.258804" calcext:value-type="float">
            <text:p>0.258804</text:p>
          </table:table-cell>
          <table:table-cell office:value-type="float" office:value="9.63016" calcext:value-type="float">
            <text:p>9.63016</text:p>
          </table:table-cell>
          <table:table-cell office:value-type="float" office:value="-0.0307434" calcext:value-type="float">
            <text:p>-0.0307434</text:p>
          </table:table-cell>
          <table:table-cell office:value-type="float" office:value="-0.49887" calcext:value-type="float">
            <text:p>-0.49887</text:p>
          </table:table-cell>
          <table:table-cell office:value-type="float" office:value="0.00478725" calcext:value-type="float">
            <text:p>0.0047872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82])*COS([.E282])" office:value-type="float" office:value="0.877708802776218" calcext:value-type="float">
            <text:p>0.8777088028</text:p>
          </table:table-cell>
          <table:table-cell table:formula="of:=COS([.D282]) * SIN([.E282]) * SIN([.F282]) - SIN([.E282]) * COS([.F282])" office:value-type="float" office:value="0.476138792090296" calcext:value-type="float">
            <text:p>0.4761387921</text:p>
          </table:table-cell>
          <table:table-cell table:formula="of:=COS([.D282]) * SIN([.E282]) * COS([.F282]) + SIN([.D282]) * SIN([.F282])" office:value-type="float" office:value="-0.478349157791929" calcext:value-type="float">
            <text:p>-0.4783491578</text:p>
          </table:table-cell>
          <table:table-cell table:formula="of:=SIN([.D282]) * COS([.E282])" office:value-type="float" office:value="-0.0269922573135991" calcext:value-type="float">
            <text:p>-0.0269922573</text:p>
          </table:table-cell>
          <table:table-cell table:formula="of:=SIN([.D282]) * SIN([.E282]) * SIN([.F282] + COS([.D282]) * COS([.F282]))" office:value-type="float" office:value="0.0124090516353243" calcext:value-type="float">
            <text:p>0.0124090516</text:p>
          </table:table-cell>
          <table:table-cell table:formula="of:=SIN([.D282]) * SIN([.E282]) * COS([.F282])- COS([.D282]) * SIN([.F282])" office:value-type="float" office:value="0.0099212194851487" calcext:value-type="float">
            <text:p>0.0099212195</text:p>
          </table:table-cell>
          <table:table-cell table:formula="of:=-SIN([.D282])" office:value-type="float" office:value="0.0307385573407333" calcext:value-type="float">
            <text:p>0.0307385573</text:p>
          </table:table-cell>
          <table:table-cell table:formula="of:=COS([.D282]) * SIN([.F282])" office:value-type="float" office:value="0.00478496955076488" calcext:value-type="float">
            <text:p>0.0047849696</text:p>
          </table:table-cell>
          <table:table-cell table:formula="of:=COS([.E282]) * COS([.F282])" office:value-type="float" office:value="0.878113690044564" calcext:value-type="float">
            <text:p>0.87811369</text:p>
          </table:table-cell>
          <table:table-cell table:formula="of:=[.J282] * [.G282] + [.M282] * [.H282] + [.P282] * [.H282]" office:value-type="float" office:value="0.0367137402659153" calcext:value-type="float">
            <text:p>0.0367137403</text:p>
          </table:table-cell>
          <table:table-cell table:formula="of:=[.K282] * [.D282] + [.N282] * [.E282] + [.Q282] * [.H282]" office:value-type="float" office:value="0.0260640726674328" calcext:value-type="float">
            <text:p>0.0260640727</text:p>
          </table:table-cell>
          <table:table-cell table:formula="of:=[.L282] * [.G282] + [.O282] * [.H282] + [.R282] * [.H282]" office:value-type="float" office:value="8.70274211339118" calcext:value-type="float">
            <text:p>8.7027421134</text:p>
          </table:table-cell>
          <table:table-cell/>
          <table:table-cell table:formula="of:=[.B282]-[.S282]" office:value-type="float" office:value="0.222090259734085" calcext:value-type="float">
            <text:p>0.2220902597</text:p>
          </table:table-cell>
          <table:table-cell table:formula="of:=[.A282]-[.T282]" office:value-type="float" office:value="-0.0549489726674328" calcext:value-type="float">
            <text:p>-0.0549489727</text:p>
          </table:table-cell>
          <table:table-cell table:formula="of:=[.C282]-[.U282]" office:value-type="float" office:value="0.927417886608819" calcext:value-type="float">
            <text:p>0.9274178866</text:p>
          </table:table-cell>
        </table:table-row>
        <table:table-row table:style-name="ro1">
          <table:table-cell office:value-type="float" office:value="-0.0288849" calcext:value-type="float">
            <text:p>-0.0288849</text:p>
          </table:table-cell>
          <table:table-cell office:value-type="float" office:value="0.258804" calcext:value-type="float">
            <text:p>0.258804</text:p>
          </table:table-cell>
          <table:table-cell office:value-type="float" office:value="9.63016" calcext:value-type="float">
            <text:p>9.63016</text:p>
          </table:table-cell>
          <table:table-cell office:value-type="float" office:value="-0.030823" calcext:value-type="float">
            <text:p>-0.030823</text:p>
          </table:table-cell>
          <table:table-cell office:value-type="float" office:value="-0.498683" calcext:value-type="float">
            <text:p>-0.498683</text:p>
          </table:table-cell>
          <table:table-cell office:value-type="float" office:value="0.00465489" calcext:value-type="float">
            <text:p>0.0046548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83])*COS([.E283])" office:value-type="float" office:value="0.87779606064559" calcext:value-type="float">
            <text:p>0.8777960606</text:p>
          </table:table-cell>
          <table:table-cell table:formula="of:=COS([.D283]) * SIN([.E283]) * SIN([.F283]) - SIN([.E283]) * COS([.F283])" office:value-type="float" office:value="0.476038939668393" calcext:value-type="float">
            <text:p>0.4760389397</text:p>
          </table:table-cell>
          <table:table-cell table:formula="of:=COS([.D283]) * SIN([.E283]) * COS([.F283]) + SIN([.D283]) * SIN([.F283])" office:value-type="float" office:value="-0.478180448601631" calcext:value-type="float">
            <text:p>-0.4781804486</text:p>
          </table:table-cell>
          <table:table-cell table:formula="of:=SIN([.D283]) * COS([.E283])" office:value-type="float" office:value="-0.0270648795825968" calcext:value-type="float">
            <text:p>-0.0270648796</text:p>
          </table:table-cell>
          <table:table-cell table:formula="of:=SIN([.D283]) * SIN([.E283]) * SIN([.F283] + COS([.D283]) * COS([.F283]))" office:value-type="float" office:value="0.0124358388017073" calcext:value-type="float">
            <text:p>0.0124358388</text:p>
          </table:table-cell>
          <table:table-cell table:formula="of:=SIN([.D283]) * SIN([.E283]) * COS([.F283])- COS([.D283]) * SIN([.F283])" office:value-type="float" office:value="0.0100865400959352" calcext:value-type="float">
            <text:p>0.0100865401</text:p>
          </table:table-cell>
          <table:table-cell table:formula="of:=-SIN([.D283])" office:value-type="float" office:value="0.0308181196289954" calcext:value-type="float">
            <text:p>0.0308181196</text:p>
          </table:table-cell>
          <table:table-cell table:formula="of:=COS([.D283]) * SIN([.F283])" office:value-type="float" office:value="0.00465266216652159" calcext:value-type="float">
            <text:p>0.0046526622</text:p>
          </table:table-cell>
          <table:table-cell table:formula="of:=COS([.E283]) * COS([.F283])" office:value-type="float" office:value="0.878203689518574" calcext:value-type="float">
            <text:p>0.8782036895</text:p>
          </table:table-cell>
          <table:table-cell table:formula="of:=[.J283] * [.G283] + [.M283] * [.H283] + [.P283] * [.H283]" office:value-type="float" office:value="0.036781752454706" calcext:value-type="float">
            <text:p>0.0367817525</text:p>
          </table:table-cell>
          <table:table-cell table:formula="of:=[.K283] * [.D283] + [.N283] * [.E283] + [.Q283] * [.H283]" office:value-type="float" office:value="0.0247215995933609" calcext:value-type="float">
            <text:p>0.0247215996</text:p>
          </table:table-cell>
          <table:table-cell table:formula="of:=[.L283] * [.G283] + [.O283] * [.H283] + [.R283] * [.H283]" office:value-type="float" office:value="8.70524425022219" calcext:value-type="float">
            <text:p>8.7052442502</text:p>
          </table:table-cell>
          <table:table-cell/>
          <table:table-cell table:formula="of:=[.B283]-[.S283]" office:value-type="float" office:value="0.222022247545294" calcext:value-type="float">
            <text:p>0.2220222475</text:p>
          </table:table-cell>
          <table:table-cell table:formula="of:=[.A283]-[.T283]" office:value-type="float" office:value="-0.0536064995933609" calcext:value-type="float">
            <text:p>-0.0536064996</text:p>
          </table:table-cell>
          <table:table-cell table:formula="of:=[.C283]-[.U283]" office:value-type="float" office:value="0.92491574977781" calcext:value-type="float">
            <text:p>0.9249157498</text:p>
          </table:table-cell>
        </table:table-row>
        <table:table-row table:style-name="ro1">
          <table:table-cell office:value-type="float" office:value="-0.0431671" calcext:value-type="float">
            <text:p>-0.0431671</text:p>
          </table:table-cell>
          <table:table-cell office:value-type="float" office:value="0.315933" calcext:value-type="float">
            <text:p>0.315933</text:p>
          </table:table-cell>
          <table:table-cell office:value-type="float" office:value="9.68491" calcext:value-type="float">
            <text:p>9.68491</text:p>
          </table:table-cell>
          <table:table-cell office:value-type="float" office:value="-0.030823" calcext:value-type="float">
            <text:p>-0.030823</text:p>
          </table:table-cell>
          <table:table-cell office:value-type="float" office:value="-0.498683" calcext:value-type="float">
            <text:p>-0.498683</text:p>
          </table:table-cell>
          <table:table-cell office:value-type="float" office:value="0.00465489" calcext:value-type="float">
            <text:p>0.0046548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84])*COS([.E284])" office:value-type="float" office:value="0.87779606064559" calcext:value-type="float">
            <text:p>0.8777960606</text:p>
          </table:table-cell>
          <table:table-cell table:formula="of:=COS([.D284]) * SIN([.E284]) * SIN([.F284]) - SIN([.E284]) * COS([.F284])" office:value-type="float" office:value="0.476038939668393" calcext:value-type="float">
            <text:p>0.4760389397</text:p>
          </table:table-cell>
          <table:table-cell table:formula="of:=COS([.D284]) * SIN([.E284]) * COS([.F284]) + SIN([.D284]) * SIN([.F284])" office:value-type="float" office:value="-0.478180448601631" calcext:value-type="float">
            <text:p>-0.4781804486</text:p>
          </table:table-cell>
          <table:table-cell table:formula="of:=SIN([.D284]) * COS([.E284])" office:value-type="float" office:value="-0.0270648795825968" calcext:value-type="float">
            <text:p>-0.0270648796</text:p>
          </table:table-cell>
          <table:table-cell table:formula="of:=SIN([.D284]) * SIN([.E284]) * SIN([.F284] + COS([.D284]) * COS([.F284]))" office:value-type="float" office:value="0.0124358388017073" calcext:value-type="float">
            <text:p>0.0124358388</text:p>
          </table:table-cell>
          <table:table-cell table:formula="of:=SIN([.D284]) * SIN([.E284]) * COS([.F284])- COS([.D284]) * SIN([.F284])" office:value-type="float" office:value="0.0100865400959352" calcext:value-type="float">
            <text:p>0.0100865401</text:p>
          </table:table-cell>
          <table:table-cell table:formula="of:=-SIN([.D284])" office:value-type="float" office:value="0.0308181196289954" calcext:value-type="float">
            <text:p>0.0308181196</text:p>
          </table:table-cell>
          <table:table-cell table:formula="of:=COS([.D284]) * SIN([.F284])" office:value-type="float" office:value="0.00465266216652159" calcext:value-type="float">
            <text:p>0.0046526622</text:p>
          </table:table-cell>
          <table:table-cell table:formula="of:=COS([.E284]) * COS([.F284])" office:value-type="float" office:value="0.878203689518574" calcext:value-type="float">
            <text:p>0.8782036895</text:p>
          </table:table-cell>
          <table:table-cell table:formula="of:=[.J284] * [.G284] + [.M284] * [.H284] + [.P284] * [.H284]" office:value-type="float" office:value="0.036781752454706" calcext:value-type="float">
            <text:p>0.0367817525</text:p>
          </table:table-cell>
          <table:table-cell table:formula="of:=[.K284] * [.D284] + [.N284] * [.E284] + [.Q284] * [.H284]" office:value-type="float" office:value="0.0247215995933609" calcext:value-type="float">
            <text:p>0.0247215996</text:p>
          </table:table-cell>
          <table:table-cell table:formula="of:=[.L284] * [.G284] + [.O284] * [.H284] + [.R284] * [.H284]" office:value-type="float" office:value="8.70524425022219" calcext:value-type="float">
            <text:p>8.7052442502</text:p>
          </table:table-cell>
          <table:table-cell/>
          <table:table-cell table:formula="of:=[.B284]-[.S284]" office:value-type="float" office:value="0.279151247545294" calcext:value-type="float">
            <text:p>0.2791512475</text:p>
          </table:table-cell>
          <table:table-cell table:formula="of:=[.A284]-[.T284]" office:value-type="float" office:value="-0.0678886995933609" calcext:value-type="float">
            <text:p>-0.0678886996</text:p>
          </table:table-cell>
          <table:table-cell table:formula="of:=[.C284]-[.U284]" office:value-type="float" office:value="0.97966574977781" calcext:value-type="float">
            <text:p>0.9796657498</text:p>
          </table:table-cell>
        </table:table-row>
        <table:table-row table:style-name="ro1">
          <table:table-cell office:value-type="float" office:value="-0.0431671" calcext:value-type="float">
            <text:p>-0.0431671</text:p>
          </table:table-cell>
          <table:table-cell office:value-type="float" office:value="0.315933" calcext:value-type="float">
            <text:p>0.315933</text:p>
          </table:table-cell>
          <table:table-cell office:value-type="float" office:value="9.68491" calcext:value-type="float">
            <text:p>9.68491</text:p>
          </table:table-cell>
          <table:table-cell office:value-type="float" office:value="-0.030823" calcext:value-type="float">
            <text:p>-0.030823</text:p>
          </table:table-cell>
          <table:table-cell office:value-type="float" office:value="-0.498683" calcext:value-type="float">
            <text:p>-0.498683</text:p>
          </table:table-cell>
          <table:table-cell office:value-type="float" office:value="0.00465489" calcext:value-type="float">
            <text:p>0.0046548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85])*COS([.E285])" office:value-type="float" office:value="0.87779606064559" calcext:value-type="float">
            <text:p>0.8777960606</text:p>
          </table:table-cell>
          <table:table-cell table:formula="of:=COS([.D285]) * SIN([.E285]) * SIN([.F285]) - SIN([.E285]) * COS([.F285])" office:value-type="float" office:value="0.476038939668393" calcext:value-type="float">
            <text:p>0.4760389397</text:p>
          </table:table-cell>
          <table:table-cell table:formula="of:=COS([.D285]) * SIN([.E285]) * COS([.F285]) + SIN([.D285]) * SIN([.F285])" office:value-type="float" office:value="-0.478180448601631" calcext:value-type="float">
            <text:p>-0.4781804486</text:p>
          </table:table-cell>
          <table:table-cell table:formula="of:=SIN([.D285]) * COS([.E285])" office:value-type="float" office:value="-0.0270648795825968" calcext:value-type="float">
            <text:p>-0.0270648796</text:p>
          </table:table-cell>
          <table:table-cell table:formula="of:=SIN([.D285]) * SIN([.E285]) * SIN([.F285] + COS([.D285]) * COS([.F285]))" office:value-type="float" office:value="0.0124358388017073" calcext:value-type="float">
            <text:p>0.0124358388</text:p>
          </table:table-cell>
          <table:table-cell table:formula="of:=SIN([.D285]) * SIN([.E285]) * COS([.F285])- COS([.D285]) * SIN([.F285])" office:value-type="float" office:value="0.0100865400959352" calcext:value-type="float">
            <text:p>0.0100865401</text:p>
          </table:table-cell>
          <table:table-cell table:formula="of:=-SIN([.D285])" office:value-type="float" office:value="0.0308181196289954" calcext:value-type="float">
            <text:p>0.0308181196</text:p>
          </table:table-cell>
          <table:table-cell table:formula="of:=COS([.D285]) * SIN([.F285])" office:value-type="float" office:value="0.00465266216652159" calcext:value-type="float">
            <text:p>0.0046526622</text:p>
          </table:table-cell>
          <table:table-cell table:formula="of:=COS([.E285]) * COS([.F285])" office:value-type="float" office:value="0.878203689518574" calcext:value-type="float">
            <text:p>0.8782036895</text:p>
          </table:table-cell>
          <table:table-cell table:formula="of:=[.J285] * [.G285] + [.M285] * [.H285] + [.P285] * [.H285]" office:value-type="float" office:value="0.036781752454706" calcext:value-type="float">
            <text:p>0.0367817525</text:p>
          </table:table-cell>
          <table:table-cell table:formula="of:=[.K285] * [.D285] + [.N285] * [.E285] + [.Q285] * [.H285]" office:value-type="float" office:value="0.0247215995933609" calcext:value-type="float">
            <text:p>0.0247215996</text:p>
          </table:table-cell>
          <table:table-cell table:formula="of:=[.L285] * [.G285] + [.O285] * [.H285] + [.R285] * [.H285]" office:value-type="float" office:value="8.70524425022219" calcext:value-type="float">
            <text:p>8.7052442502</text:p>
          </table:table-cell>
          <table:table-cell/>
          <table:table-cell table:formula="of:=[.B285]-[.S285]" office:value-type="float" office:value="0.279151247545294" calcext:value-type="float">
            <text:p>0.2791512475</text:p>
          </table:table-cell>
          <table:table-cell table:formula="of:=[.A285]-[.T285]" office:value-type="float" office:value="-0.0678886995933609" calcext:value-type="float">
            <text:p>-0.0678886996</text:p>
          </table:table-cell>
          <table:table-cell table:formula="of:=[.C285]-[.U285]" office:value-type="float" office:value="0.97966574977781" calcext:value-type="float">
            <text:p>0.9796657498</text:p>
          </table:table-cell>
        </table:table-row>
        <table:table-row table:style-name="ro1">
          <table:table-cell office:value-type="float" office:value="-0.0431671" calcext:value-type="float">
            <text:p>-0.0431671</text:p>
          </table:table-cell>
          <table:table-cell office:value-type="float" office:value="0.315933" calcext:value-type="float">
            <text:p>0.315933</text:p>
          </table:table-cell>
          <table:table-cell office:value-type="float" office:value="9.68491" calcext:value-type="float">
            <text:p>9.68491</text:p>
          </table:table-cell>
          <table:table-cell office:value-type="float" office:value="-0.0306814" calcext:value-type="float">
            <text:p>-0.0306814</text:p>
          </table:table-cell>
          <table:table-cell office:value-type="float" office:value="-0.498384" calcext:value-type="float">
            <text:p>-0.498384</text:p>
          </table:table-cell>
          <table:table-cell office:value-type="float" office:value="0.00459149" calcext:value-type="float">
            <text:p>0.0045914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86])*COS([.E286])" office:value-type="float" office:value="0.877942780224566" calcext:value-type="float">
            <text:p>0.8779427802</text:p>
          </table:table-cell>
          <table:table-cell table:formula="of:=COS([.D286]) * SIN([.E286]) * SIN([.F286]) - SIN([.E286]) * COS([.F286])" office:value-type="float" office:value="0.475807978673987" calcext:value-type="float">
            <text:p>0.4758079787</text:p>
          </table:table-cell>
          <table:table-cell table:formula="of:=COS([.D286]) * SIN([.E286]) * COS([.F286]) + SIN([.D286]) * SIN([.F286])" office:value-type="float" office:value="-0.47791758654269" calcext:value-type="float">
            <text:p>-0.4779175865</text:p>
          </table:table-cell>
          <table:table-cell table:formula="of:=SIN([.D286]) * COS([.E286])" office:value-type="float" office:value="-0.0269449690148066" calcext:value-type="float">
            <text:p>-0.026944969</text:p>
          </table:table-cell>
          <table:table-cell table:formula="of:=SIN([.D286]) * SIN([.E286]) * SIN([.F286] + COS([.D286]) * COS([.F286]))" office:value-type="float" office:value="0.0123714675054146" calcext:value-type="float">
            <text:p>0.0123714675</text:p>
          </table:table-cell>
          <table:table-cell table:formula="of:=SIN([.D286]) * SIN([.E286]) * COS([.F286])- COS([.D286]) * SIN([.F286])" office:value-type="float" office:value="0.0100741476230493" calcext:value-type="float">
            <text:p>0.0100741476</text:p>
          </table:table-cell>
          <table:table-cell table:formula="of:=-SIN([.D286])" office:value-type="float" office:value="0.0306765865792418" calcext:value-type="float">
            <text:p>0.0306765866</text:p>
          </table:table-cell>
          <table:table-cell table:formula="of:=COS([.D286]) * SIN([.F286])" office:value-type="float" office:value="0.00458931294866902" calcext:value-type="float">
            <text:p>0.0045893129</text:p>
          </table:table-cell>
          <table:table-cell table:formula="of:=COS([.E286]) * COS([.F286])" office:value-type="float" office:value="0.878346908700019" calcext:value-type="float">
            <text:p>0.8783469087</text:p>
          </table:table-cell>
          <table:table-cell table:formula="of:=[.J286] * [.G286] + [.M286] * [.H286] + [.P286] * [.H286]" office:value-type="float" office:value="0.0365698521314646" calcext:value-type="float">
            <text:p>0.0365698521</text:p>
          </table:table-cell>
          <table:table-cell table:formula="of:=[.K286] * [.D286] + [.N286] * [.E286] + [.Q286] * [.H286]" office:value-type="float" office:value="0.0242110705188498" calcext:value-type="float">
            <text:p>0.0242110705</text:p>
          </table:table-cell>
          <table:table-cell table:formula="of:=[.L286] * [.G286] + [.O286] * [.H286] + [.R286] * [.H286]" office:value-type="float" office:value="8.70652635196607" calcext:value-type="float">
            <text:p>8.706526352</text:p>
          </table:table-cell>
          <table:table-cell/>
          <table:table-cell table:formula="of:=[.B286]-[.S286]" office:value-type="float" office:value="0.279363147868535" calcext:value-type="float">
            <text:p>0.2793631479</text:p>
          </table:table-cell>
          <table:table-cell table:formula="of:=[.A286]-[.T286]" office:value-type="float" office:value="-0.0673781705188498" calcext:value-type="float">
            <text:p>-0.0673781705</text:p>
          </table:table-cell>
          <table:table-cell table:formula="of:=[.C286]-[.U286]" office:value-type="float" office:value="0.978383648033935" calcext:value-type="float">
            <text:p>0.978383648</text:p>
          </table:table-cell>
        </table:table-row>
        <table:table-row table:style-name="ro1">
          <table:table-cell office:value-type="float" office:value="-0.0741119" calcext:value-type="float">
            <text:p>-0.0741119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0306814" calcext:value-type="float">
            <text:p>-0.0306814</text:p>
          </table:table-cell>
          <table:table-cell office:value-type="float" office:value="-0.498384" calcext:value-type="float">
            <text:p>-0.498384</text:p>
          </table:table-cell>
          <table:table-cell office:value-type="float" office:value="0.00459149" calcext:value-type="float">
            <text:p>0.0045914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87])*COS([.E287])" office:value-type="float" office:value="0.877942780224566" calcext:value-type="float">
            <text:p>0.8779427802</text:p>
          </table:table-cell>
          <table:table-cell table:formula="of:=COS([.D287]) * SIN([.E287]) * SIN([.F287]) - SIN([.E287]) * COS([.F287])" office:value-type="float" office:value="0.475807978673987" calcext:value-type="float">
            <text:p>0.4758079787</text:p>
          </table:table-cell>
          <table:table-cell table:formula="of:=COS([.D287]) * SIN([.E287]) * COS([.F287]) + SIN([.D287]) * SIN([.F287])" office:value-type="float" office:value="-0.47791758654269" calcext:value-type="float">
            <text:p>-0.4779175865</text:p>
          </table:table-cell>
          <table:table-cell table:formula="of:=SIN([.D287]) * COS([.E287])" office:value-type="float" office:value="-0.0269449690148066" calcext:value-type="float">
            <text:p>-0.026944969</text:p>
          </table:table-cell>
          <table:table-cell table:formula="of:=SIN([.D287]) * SIN([.E287]) * SIN([.F287] + COS([.D287]) * COS([.F287]))" office:value-type="float" office:value="0.0123714675054146" calcext:value-type="float">
            <text:p>0.0123714675</text:p>
          </table:table-cell>
          <table:table-cell table:formula="of:=SIN([.D287]) * SIN([.E287]) * COS([.F287])- COS([.D287]) * SIN([.F287])" office:value-type="float" office:value="0.0100741476230493" calcext:value-type="float">
            <text:p>0.0100741476</text:p>
          </table:table-cell>
          <table:table-cell table:formula="of:=-SIN([.D287])" office:value-type="float" office:value="0.0306765865792418" calcext:value-type="float">
            <text:p>0.0306765866</text:p>
          </table:table-cell>
          <table:table-cell table:formula="of:=COS([.D287]) * SIN([.F287])" office:value-type="float" office:value="0.00458931294866902" calcext:value-type="float">
            <text:p>0.0045893129</text:p>
          </table:table-cell>
          <table:table-cell table:formula="of:=COS([.E287]) * COS([.F287])" office:value-type="float" office:value="0.878346908700019" calcext:value-type="float">
            <text:p>0.8783469087</text:p>
          </table:table-cell>
          <table:table-cell table:formula="of:=[.J287] * [.G287] + [.M287] * [.H287] + [.P287] * [.H287]" office:value-type="float" office:value="0.0365698521314646" calcext:value-type="float">
            <text:p>0.0365698521</text:p>
          </table:table-cell>
          <table:table-cell table:formula="of:=[.K287] * [.D287] + [.N287] * [.E287] + [.Q287] * [.H287]" office:value-type="float" office:value="0.0242110705188498" calcext:value-type="float">
            <text:p>0.0242110705</text:p>
          </table:table-cell>
          <table:table-cell table:formula="of:=[.L287] * [.G287] + [.O287] * [.H287] + [.R287] * [.H287]" office:value-type="float" office:value="8.70652635196607" calcext:value-type="float">
            <text:p>8.706526352</text:p>
          </table:table-cell>
          <table:table-cell/>
          <table:table-cell table:formula="of:=[.B287]-[.S287]" office:value-type="float" office:value="0.255560147868535" calcext:value-type="float">
            <text:p>0.2555601479</text:p>
          </table:table-cell>
          <table:table-cell table:formula="of:=[.A287]-[.T287]" office:value-type="float" office:value="-0.0983229705188498" calcext:value-type="float">
            <text:p>-0.0983229705</text:p>
          </table:table-cell>
          <table:table-cell table:formula="of:=[.C287]-[.U287]" office:value-type="float" office:value="0.997423648033935" calcext:value-type="float">
            <text:p>0.997423648</text:p>
          </table:table-cell>
        </table:table-row>
        <table:table-row table:style-name="ro1">
          <table:table-cell office:value-type="float" office:value="-0.0741119" calcext:value-type="float">
            <text:p>-0.0741119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0306814" calcext:value-type="float">
            <text:p>-0.0306814</text:p>
          </table:table-cell>
          <table:table-cell office:value-type="float" office:value="-0.498384" calcext:value-type="float">
            <text:p>-0.498384</text:p>
          </table:table-cell>
          <table:table-cell office:value-type="float" office:value="0.00459149" calcext:value-type="float">
            <text:p>0.0045914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88])*COS([.E288])" office:value-type="float" office:value="0.877942780224566" calcext:value-type="float">
            <text:p>0.8779427802</text:p>
          </table:table-cell>
          <table:table-cell table:formula="of:=COS([.D288]) * SIN([.E288]) * SIN([.F288]) - SIN([.E288]) * COS([.F288])" office:value-type="float" office:value="0.475807978673987" calcext:value-type="float">
            <text:p>0.4758079787</text:p>
          </table:table-cell>
          <table:table-cell table:formula="of:=COS([.D288]) * SIN([.E288]) * COS([.F288]) + SIN([.D288]) * SIN([.F288])" office:value-type="float" office:value="-0.47791758654269" calcext:value-type="float">
            <text:p>-0.4779175865</text:p>
          </table:table-cell>
          <table:table-cell table:formula="of:=SIN([.D288]) * COS([.E288])" office:value-type="float" office:value="-0.0269449690148066" calcext:value-type="float">
            <text:p>-0.026944969</text:p>
          </table:table-cell>
          <table:table-cell table:formula="of:=SIN([.D288]) * SIN([.E288]) * SIN([.F288] + COS([.D288]) * COS([.F288]))" office:value-type="float" office:value="0.0123714675054146" calcext:value-type="float">
            <text:p>0.0123714675</text:p>
          </table:table-cell>
          <table:table-cell table:formula="of:=SIN([.D288]) * SIN([.E288]) * COS([.F288])- COS([.D288]) * SIN([.F288])" office:value-type="float" office:value="0.0100741476230493" calcext:value-type="float">
            <text:p>0.0100741476</text:p>
          </table:table-cell>
          <table:table-cell table:formula="of:=-SIN([.D288])" office:value-type="float" office:value="0.0306765865792418" calcext:value-type="float">
            <text:p>0.0306765866</text:p>
          </table:table-cell>
          <table:table-cell table:formula="of:=COS([.D288]) * SIN([.F288])" office:value-type="float" office:value="0.00458931294866902" calcext:value-type="float">
            <text:p>0.0045893129</text:p>
          </table:table-cell>
          <table:table-cell table:formula="of:=COS([.E288]) * COS([.F288])" office:value-type="float" office:value="0.878346908700019" calcext:value-type="float">
            <text:p>0.8783469087</text:p>
          </table:table-cell>
          <table:table-cell table:formula="of:=[.J288] * [.G288] + [.M288] * [.H288] + [.P288] * [.H288]" office:value-type="float" office:value="0.0365698521314646" calcext:value-type="float">
            <text:p>0.0365698521</text:p>
          </table:table-cell>
          <table:table-cell table:formula="of:=[.K288] * [.D288] + [.N288] * [.E288] + [.Q288] * [.H288]" office:value-type="float" office:value="0.0242110705188498" calcext:value-type="float">
            <text:p>0.0242110705</text:p>
          </table:table-cell>
          <table:table-cell table:formula="of:=[.L288] * [.G288] + [.O288] * [.H288] + [.R288] * [.H288]" office:value-type="float" office:value="8.70652635196607" calcext:value-type="float">
            <text:p>8.706526352</text:p>
          </table:table-cell>
          <table:table-cell/>
          <table:table-cell table:formula="of:=[.B288]-[.S288]" office:value-type="float" office:value="0.255560147868535" calcext:value-type="float">
            <text:p>0.2555601479</text:p>
          </table:table-cell>
          <table:table-cell table:formula="of:=[.A288]-[.T288]" office:value-type="float" office:value="-0.0983229705188498" calcext:value-type="float">
            <text:p>-0.0983229705</text:p>
          </table:table-cell>
          <table:table-cell table:formula="of:=[.C288]-[.U288]" office:value-type="float" office:value="0.997423648033935" calcext:value-type="float">
            <text:p>0.997423648</text:p>
          </table:table-cell>
        </table:table-row>
        <table:table-row table:style-name="ro1">
          <table:table-cell office:value-type="float" office:value="-0.0741119" calcext:value-type="float">
            <text:p>-0.0741119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0306814" calcext:value-type="float">
            <text:p>-0.0306814</text:p>
          </table:table-cell>
          <table:table-cell office:value-type="float" office:value="-0.498384" calcext:value-type="float">
            <text:p>-0.498384</text:p>
          </table:table-cell>
          <table:table-cell office:value-type="float" office:value="0.00459149" calcext:value-type="float">
            <text:p>0.0045914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89])*COS([.E289])" office:value-type="float" office:value="0.877942780224566" calcext:value-type="float">
            <text:p>0.8779427802</text:p>
          </table:table-cell>
          <table:table-cell table:formula="of:=COS([.D289]) * SIN([.E289]) * SIN([.F289]) - SIN([.E289]) * COS([.F289])" office:value-type="float" office:value="0.475807978673987" calcext:value-type="float">
            <text:p>0.4758079787</text:p>
          </table:table-cell>
          <table:table-cell table:formula="of:=COS([.D289]) * SIN([.E289]) * COS([.F289]) + SIN([.D289]) * SIN([.F289])" office:value-type="float" office:value="-0.47791758654269" calcext:value-type="float">
            <text:p>-0.4779175865</text:p>
          </table:table-cell>
          <table:table-cell table:formula="of:=SIN([.D289]) * COS([.E289])" office:value-type="float" office:value="-0.0269449690148066" calcext:value-type="float">
            <text:p>-0.026944969</text:p>
          </table:table-cell>
          <table:table-cell table:formula="of:=SIN([.D289]) * SIN([.E289]) * SIN([.F289] + COS([.D289]) * COS([.F289]))" office:value-type="float" office:value="0.0123714675054146" calcext:value-type="float">
            <text:p>0.0123714675</text:p>
          </table:table-cell>
          <table:table-cell table:formula="of:=SIN([.D289]) * SIN([.E289]) * COS([.F289])- COS([.D289]) * SIN([.F289])" office:value-type="float" office:value="0.0100741476230493" calcext:value-type="float">
            <text:p>0.0100741476</text:p>
          </table:table-cell>
          <table:table-cell table:formula="of:=-SIN([.D289])" office:value-type="float" office:value="0.0306765865792418" calcext:value-type="float">
            <text:p>0.0306765866</text:p>
          </table:table-cell>
          <table:table-cell table:formula="of:=COS([.D289]) * SIN([.F289])" office:value-type="float" office:value="0.00458931294866902" calcext:value-type="float">
            <text:p>0.0045893129</text:p>
          </table:table-cell>
          <table:table-cell table:formula="of:=COS([.E289]) * COS([.F289])" office:value-type="float" office:value="0.878346908700019" calcext:value-type="float">
            <text:p>0.8783469087</text:p>
          </table:table-cell>
          <table:table-cell table:formula="of:=[.J289] * [.G289] + [.M289] * [.H289] + [.P289] * [.H289]" office:value-type="float" office:value="0.0365698521314646" calcext:value-type="float">
            <text:p>0.0365698521</text:p>
          </table:table-cell>
          <table:table-cell table:formula="of:=[.K289] * [.D289] + [.N289] * [.E289] + [.Q289] * [.H289]" office:value-type="float" office:value="0.0242110705188498" calcext:value-type="float">
            <text:p>0.0242110705</text:p>
          </table:table-cell>
          <table:table-cell table:formula="of:=[.L289] * [.G289] + [.O289] * [.H289] + [.R289] * [.H289]" office:value-type="float" office:value="8.70652635196607" calcext:value-type="float">
            <text:p>8.706526352</text:p>
          </table:table-cell>
          <table:table-cell/>
          <table:table-cell table:formula="of:=[.B289]-[.S289]" office:value-type="float" office:value="0.255560147868535" calcext:value-type="float">
            <text:p>0.2555601479</text:p>
          </table:table-cell>
          <table:table-cell table:formula="of:=[.A289]-[.T289]" office:value-type="float" office:value="-0.0983229705188498" calcext:value-type="float">
            <text:p>-0.0983229705</text:p>
          </table:table-cell>
          <table:table-cell table:formula="of:=[.C289]-[.U289]" office:value-type="float" office:value="0.997423648033935" calcext:value-type="float">
            <text:p>0.997423648</text:p>
          </table:table-cell>
        </table:table-row>
        <table:table-row table:style-name="ro1">
          <table:table-cell office:value-type="float" office:value="-0.0741119" calcext:value-type="float">
            <text:p>-0.0741119</text:p>
          </table:table-cell>
          <table:table-cell office:value-type="float" office:value="0.29213" calcext:value-type="float">
            <text:p>0.29213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0307557" calcext:value-type="float">
            <text:p>-0.0307557</text:p>
          </table:table-cell>
          <table:table-cell office:value-type="float" office:value="-0.498486" calcext:value-type="float">
            <text:p>-0.498486</text:p>
          </table:table-cell>
          <table:table-cell office:value-type="float" office:value="0.00459868" calcext:value-type="float">
            <text:p>0.00459868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90])*COS([.E290])" office:value-type="float" office:value="0.877892037593586" calcext:value-type="float">
            <text:p>0.8778920376</text:p>
          </table:table-cell>
          <table:table-cell table:formula="of:=COS([.D290]) * SIN([.E290]) * SIN([.F290]) - SIN([.E290]) * COS([.F290])" office:value-type="float" office:value="0.475893709779288" calcext:value-type="float">
            <text:p>0.4758937098</text:p>
          </table:table-cell>
          <table:table-cell table:formula="of:=COS([.D290]) * SIN([.E290]) * COS([.F290]) + SIN([.D290]) * SIN([.F290])" office:value-type="float" office:value="-0.478006588552156" calcext:value-type="float">
            <text:p>-0.4780065886</text:p>
          </table:table-cell>
          <table:table-cell table:formula="of:=SIN([.D290]) * COS([.E290])" office:value-type="float" office:value="-0.0270087006387811" calcext:value-type="float">
            <text:p>-0.0270087006</text:p>
          </table:table-cell>
          <table:table-cell table:formula="of:=SIN([.D290]) * SIN([.E290]) * SIN([.F290] + COS([.D290]) * COS([.F290]))" office:value-type="float" office:value="0.0124037803871082" calcext:value-type="float">
            <text:p>0.0124037804</text:p>
          </table:table-cell>
          <table:table-cell table:formula="of:=SIN([.D290]) * SIN([.E290]) * COS([.F290])- COS([.D290]) * SIN([.F290])" office:value-type="float" office:value="0.0101052247972222" calcext:value-type="float">
            <text:p>0.0101052248</text:p>
          </table:table-cell>
          <table:table-cell table:formula="of:=-SIN([.D290])" office:value-type="float" office:value="0.0307508515261522" calcext:value-type="float">
            <text:p>0.0307508515</text:p>
          </table:table-cell>
          <table:table-cell table:formula="of:=COS([.D290]) * SIN([.F290])" office:value-type="float" office:value="0.00459648899462981" calcext:value-type="float">
            <text:p>0.004596489</text:p>
          </table:table-cell>
          <table:table-cell table:formula="of:=COS([.E290]) * COS([.F290])" office:value-type="float" office:value="0.878298118939422" calcext:value-type="float">
            <text:p>0.8782981189</text:p>
          </table:table-cell>
          <table:table-cell table:formula="of:=[.J290] * [.G290] + [.M290] * [.H290] + [.P290] * [.H290]" office:value-type="float" office:value="0.0366730786962369" calcext:value-type="float">
            <text:p>0.0366730787</text:p>
          </table:table-cell>
          <table:table-cell table:formula="of:=[.K290] * [.D290] + [.N290] * [.E290] + [.Q290] * [.H290]" office:value-type="float" office:value="0.0242260371074652" calcext:value-type="float">
            <text:p>0.0242260371</text:p>
          </table:table-cell>
          <table:table-cell table:formula="of:=[.L290] * [.G290] + [.O290] * [.H290] + [.R290] * [.H290]" office:value-type="float" office:value="8.70635276861912" calcext:value-type="float">
            <text:p>8.7063527686</text:p>
          </table:table-cell>
          <table:table-cell/>
          <table:table-cell table:formula="of:=[.B290]-[.S290]" office:value-type="float" office:value="0.255456921303763" calcext:value-type="float">
            <text:p>0.2554569213</text:p>
          </table:table-cell>
          <table:table-cell table:formula="of:=[.A290]-[.T290]" office:value-type="float" office:value="-0.0983379371074652" calcext:value-type="float">
            <text:p>-0.0983379371</text:p>
          </table:table-cell>
          <table:table-cell table:formula="of:=[.C290]-[.U290]" office:value-type="float" office:value="0.997597231380885" calcext:value-type="float">
            <text:p>0.9975972314</text:p>
          </table:table-cell>
        </table:table-row>
        <table:table-row table:style-name="ro1">
          <table:table-cell office:value-type="float" office:value="-0.0384064" calcext:value-type="float">
            <text:p>-0.0384064</text:p>
          </table:table-cell>
          <table:table-cell office:value-type="float" office:value="0.339737" calcext:value-type="float">
            <text:p>0.339737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0307557" calcext:value-type="float">
            <text:p>-0.0307557</text:p>
          </table:table-cell>
          <table:table-cell office:value-type="float" office:value="-0.498486" calcext:value-type="float">
            <text:p>-0.498486</text:p>
          </table:table-cell>
          <table:table-cell office:value-type="float" office:value="0.00459868" calcext:value-type="float">
            <text:p>0.00459868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91])*COS([.E291])" office:value-type="float" office:value="0.877892037593586" calcext:value-type="float">
            <text:p>0.8778920376</text:p>
          </table:table-cell>
          <table:table-cell table:formula="of:=COS([.D291]) * SIN([.E291]) * SIN([.F291]) - SIN([.E291]) * COS([.F291])" office:value-type="float" office:value="0.475893709779288" calcext:value-type="float">
            <text:p>0.4758937098</text:p>
          </table:table-cell>
          <table:table-cell table:formula="of:=COS([.D291]) * SIN([.E291]) * COS([.F291]) + SIN([.D291]) * SIN([.F291])" office:value-type="float" office:value="-0.478006588552156" calcext:value-type="float">
            <text:p>-0.4780065886</text:p>
          </table:table-cell>
          <table:table-cell table:formula="of:=SIN([.D291]) * COS([.E291])" office:value-type="float" office:value="-0.0270087006387811" calcext:value-type="float">
            <text:p>-0.0270087006</text:p>
          </table:table-cell>
          <table:table-cell table:formula="of:=SIN([.D291]) * SIN([.E291]) * SIN([.F291] + COS([.D291]) * COS([.F291]))" office:value-type="float" office:value="0.0124037803871082" calcext:value-type="float">
            <text:p>0.0124037804</text:p>
          </table:table-cell>
          <table:table-cell table:formula="of:=SIN([.D291]) * SIN([.E291]) * COS([.F291])- COS([.D291]) * SIN([.F291])" office:value-type="float" office:value="0.0101052247972222" calcext:value-type="float">
            <text:p>0.0101052248</text:p>
          </table:table-cell>
          <table:table-cell table:formula="of:=-SIN([.D291])" office:value-type="float" office:value="0.0307508515261522" calcext:value-type="float">
            <text:p>0.0307508515</text:p>
          </table:table-cell>
          <table:table-cell table:formula="of:=COS([.D291]) * SIN([.F291])" office:value-type="float" office:value="0.00459648899462981" calcext:value-type="float">
            <text:p>0.004596489</text:p>
          </table:table-cell>
          <table:table-cell table:formula="of:=COS([.E291]) * COS([.F291])" office:value-type="float" office:value="0.878298118939422" calcext:value-type="float">
            <text:p>0.8782981189</text:p>
          </table:table-cell>
          <table:table-cell table:formula="of:=[.J291] * [.G291] + [.M291] * [.H291] + [.P291] * [.H291]" office:value-type="float" office:value="0.0366730786962369" calcext:value-type="float">
            <text:p>0.0366730787</text:p>
          </table:table-cell>
          <table:table-cell table:formula="of:=[.K291] * [.D291] + [.N291] * [.E291] + [.Q291] * [.H291]" office:value-type="float" office:value="0.0242260371074652" calcext:value-type="float">
            <text:p>0.0242260371</text:p>
          </table:table-cell>
          <table:table-cell table:formula="of:=[.L291] * [.G291] + [.O291] * [.H291] + [.R291] * [.H291]" office:value-type="float" office:value="8.70635276861912" calcext:value-type="float">
            <text:p>8.7063527686</text:p>
          </table:table-cell>
          <table:table-cell/>
          <table:table-cell table:formula="of:=[.B291]-[.S291]" office:value-type="float" office:value="0.303063921303763" calcext:value-type="float">
            <text:p>0.3030639213</text:p>
          </table:table-cell>
          <table:table-cell table:formula="of:=[.A291]-[.T291]" office:value-type="float" office:value="-0.0626324371074652" calcext:value-type="float">
            <text:p>-0.0626324371</text:p>
          </table:table-cell>
          <table:table-cell table:formula="of:=[.C291]-[.U291]" office:value-type="float" office:value="0.997597231380885" calcext:value-type="float">
            <text:p>0.9975972314</text:p>
          </table:table-cell>
        </table:table-row>
        <table:table-row table:style-name="ro1">
          <table:table-cell office:value-type="float" office:value="-0.0384064" calcext:value-type="float">
            <text:p>-0.0384064</text:p>
          </table:table-cell>
          <table:table-cell office:value-type="float" office:value="0.339737" calcext:value-type="float">
            <text:p>0.339737</text:p>
          </table:table-cell>
          <table:table-cell office:value-type="float" office:value="9.70395" calcext:value-type="float">
            <text:p>9.70395</text:p>
          </table:table-cell>
          <table:table-cell office:value-type="float" office:value="-0.0307554" calcext:value-type="float">
            <text:p>-0.0307554</text:p>
          </table:table-cell>
          <table:table-cell office:value-type="float" office:value="-0.498704" calcext:value-type="float">
            <text:p>-0.498704</text:p>
          </table:table-cell>
          <table:table-cell office:value-type="float" office:value="0.00470195" calcext:value-type="float">
            <text:p>0.0047019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92])*COS([.E292])" office:value-type="float" office:value="0.877787849125697" calcext:value-type="float">
            <text:p>0.8777878491</text:p>
          </table:table-cell>
          <table:table-cell table:formula="of:=COS([.D292]) * SIN([.E292]) * SIN([.F292]) - SIN([.E292]) * COS([.F292])" office:value-type="float" office:value="0.476034688765841" calcext:value-type="float">
            <text:p>0.4760346888</text:p>
          </table:table-cell>
          <table:table-cell table:formula="of:=COS([.D292]) * SIN([.E292]) * COS([.F292]) + SIN([.D292]) * SIN([.F292])" office:value-type="float" office:value="-0.478200904662074" calcext:value-type="float">
            <text:p>-0.4782009047</text:p>
          </table:table-cell>
          <table:table-cell table:formula="of:=SIN([.D292]) * COS([.E292])" office:value-type="float" office:value="-0.0270052316531762" calcext:value-type="float">
            <text:p>-0.0270052317</text:p>
          </table:table-cell>
          <table:table-cell table:formula="of:=SIN([.D292]) * SIN([.E292]) * SIN([.F292] + COS([.D292]) * COS([.F292]))" office:value-type="float" office:value="0.0124094382275554" calcext:value-type="float">
            <text:p>0.0124094382</text:p>
          </table:table-cell>
          <table:table-cell table:formula="of:=SIN([.D292]) * SIN([.E292]) * COS([.F292])- COS([.D292]) * SIN([.F292])" office:value-type="float" office:value="0.0100077417133619" calcext:value-type="float">
            <text:p>0.0100077417</text:p>
          </table:table-cell>
          <table:table-cell table:formula="of:=-SIN([.D292])" office:value-type="float" office:value="0.0307505516680266" calcext:value-type="float">
            <text:p>0.0307505517</text:p>
          </table:table-cell>
          <table:table-cell table:formula="of:=COS([.D292]) * SIN([.F292])" office:value-type="float" office:value="0.00469970908348919" calcext:value-type="float">
            <text:p>0.0046997091</text:p>
          </table:table-cell>
          <table:table-cell table:formula="of:=COS([.E292]) * COS([.F292])" office:value-type="float" office:value="0.878193452427296" calcext:value-type="float">
            <text:p>0.8781934524</text:p>
          </table:table-cell>
          <table:table-cell table:formula="of:=[.J292] * [.G292] + [.M292] * [.H292] + [.P292] * [.H292]" office:value-type="float" office:value="0.0367041361455346" calcext:value-type="float">
            <text:p>0.0367041361</text:p>
          </table:table-cell>
          <table:table-cell table:formula="of:=[.K292] * [.D292] + [.N292] * [.E292] + [.Q292] * [.H292]" office:value-type="float" office:value="0.0252278752694904" calcext:value-type="float">
            <text:p>0.0252278753</text:p>
          </table:table-cell>
          <table:table-cell table:formula="of:=[.L292] * [.G292] + [.O292] * [.H292] + [.R292] * [.H292]" office:value-type="float" office:value="8.70437170257844" calcext:value-type="float">
            <text:p>8.7043717026</text:p>
          </table:table-cell>
          <table:table-cell/>
          <table:table-cell table:formula="of:=[.B292]-[.S292]" office:value-type="float" office:value="0.303032863854465" calcext:value-type="float">
            <text:p>0.3030328639</text:p>
          </table:table-cell>
          <table:table-cell table:formula="of:=[.A292]-[.T292]" office:value-type="float" office:value="-0.0636342752694904" calcext:value-type="float">
            <text:p>-0.0636342753</text:p>
          </table:table-cell>
          <table:table-cell table:formula="of:=[.C292]-[.U292]" office:value-type="float" office:value="0.999578297421557" calcext:value-type="float">
            <text:p>0.9995782974</text:p>
          </table:table-cell>
        </table:table-row>
        <table:table-row table:style-name="ro1">
          <table:table-cell office:value-type="float" office:value="-0.0741119" calcext:value-type="float">
            <text:p>-0.0741119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73251" calcext:value-type="float">
            <text:p>9.73251</text:p>
          </table:table-cell>
          <table:table-cell office:value-type="float" office:value="-0.0307554" calcext:value-type="float">
            <text:p>-0.0307554</text:p>
          </table:table-cell>
          <table:table-cell office:value-type="float" office:value="-0.498704" calcext:value-type="float">
            <text:p>-0.498704</text:p>
          </table:table-cell>
          <table:table-cell office:value-type="float" office:value="0.00470195" calcext:value-type="float">
            <text:p>0.0047019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93])*COS([.E293])" office:value-type="float" office:value="0.877787849125697" calcext:value-type="float">
            <text:p>0.8777878491</text:p>
          </table:table-cell>
          <table:table-cell table:formula="of:=COS([.D293]) * SIN([.E293]) * SIN([.F293]) - SIN([.E293]) * COS([.F293])" office:value-type="float" office:value="0.476034688765841" calcext:value-type="float">
            <text:p>0.4760346888</text:p>
          </table:table-cell>
          <table:table-cell table:formula="of:=COS([.D293]) * SIN([.E293]) * COS([.F293]) + SIN([.D293]) * SIN([.F293])" office:value-type="float" office:value="-0.478200904662074" calcext:value-type="float">
            <text:p>-0.4782009047</text:p>
          </table:table-cell>
          <table:table-cell table:formula="of:=SIN([.D293]) * COS([.E293])" office:value-type="float" office:value="-0.0270052316531762" calcext:value-type="float">
            <text:p>-0.0270052317</text:p>
          </table:table-cell>
          <table:table-cell table:formula="of:=SIN([.D293]) * SIN([.E293]) * SIN([.F293] + COS([.D293]) * COS([.F293]))" office:value-type="float" office:value="0.0124094382275554" calcext:value-type="float">
            <text:p>0.0124094382</text:p>
          </table:table-cell>
          <table:table-cell table:formula="of:=SIN([.D293]) * SIN([.E293]) * COS([.F293])- COS([.D293]) * SIN([.F293])" office:value-type="float" office:value="0.0100077417133619" calcext:value-type="float">
            <text:p>0.0100077417</text:p>
          </table:table-cell>
          <table:table-cell table:formula="of:=-SIN([.D293])" office:value-type="float" office:value="0.0307505516680266" calcext:value-type="float">
            <text:p>0.0307505517</text:p>
          </table:table-cell>
          <table:table-cell table:formula="of:=COS([.D293]) * SIN([.F293])" office:value-type="float" office:value="0.00469970908348919" calcext:value-type="float">
            <text:p>0.0046997091</text:p>
          </table:table-cell>
          <table:table-cell table:formula="of:=COS([.E293]) * COS([.F293])" office:value-type="float" office:value="0.878193452427296" calcext:value-type="float">
            <text:p>0.8781934524</text:p>
          </table:table-cell>
          <table:table-cell table:formula="of:=[.J293] * [.G293] + [.M293] * [.H293] + [.P293] * [.H293]" office:value-type="float" office:value="0.0367041361455346" calcext:value-type="float">
            <text:p>0.0367041361</text:p>
          </table:table-cell>
          <table:table-cell table:formula="of:=[.K293] * [.D293] + [.N293] * [.E293] + [.Q293] * [.H293]" office:value-type="float" office:value="0.0252278752694904" calcext:value-type="float">
            <text:p>0.0252278753</text:p>
          </table:table-cell>
          <table:table-cell table:formula="of:=[.L293] * [.G293] + [.O293] * [.H293] + [.R293] * [.H293]" office:value-type="float" office:value="8.70437170257844" calcext:value-type="float">
            <text:p>8.7043717026</text:p>
          </table:table-cell>
          <table:table-cell/>
          <table:table-cell table:formula="of:=[.B293]-[.S293]" office:value-type="float" office:value="0.262566863854465" calcext:value-type="float">
            <text:p>0.2625668639</text:p>
          </table:table-cell>
          <table:table-cell table:formula="of:=[.A293]-[.T293]" office:value-type="float" office:value="-0.0993397752694904" calcext:value-type="float">
            <text:p>-0.0993397753</text:p>
          </table:table-cell>
          <table:table-cell table:formula="of:=[.C293]-[.U293]" office:value-type="float" office:value="1.02813829742156" calcext:value-type="float">
            <text:p>1.0281382974</text:p>
          </table:table-cell>
        </table:table-row>
        <table:table-row table:style-name="ro1">
          <table:table-cell office:value-type="float" office:value="-0.0741119" calcext:value-type="float">
            <text:p>-0.0741119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73251" calcext:value-type="float">
            <text:p>9.73251</text:p>
          </table:table-cell>
          <table:table-cell office:value-type="float" office:value="-0.0308873" calcext:value-type="float">
            <text:p>-0.0308873</text:p>
          </table:table-cell>
          <table:table-cell office:value-type="float" office:value="-0.498769" calcext:value-type="float">
            <text:p>-0.498769</text:p>
          </table:table-cell>
          <table:table-cell office:value-type="float" office:value="0.00465975" calcext:value-type="float">
            <text:p>0.0046597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94])*COS([.E294])" office:value-type="float" office:value="0.877753203767872" calcext:value-type="float">
            <text:p>0.8777532038</text:p>
          </table:table-cell>
          <table:table-cell table:formula="of:=COS([.D294]) * SIN([.E294]) * SIN([.F294]) - SIN([.E294]) * COS([.F294])" office:value-type="float" office:value="0.476111781994476" calcext:value-type="float">
            <text:p>0.476111782</text:p>
          </table:table-cell>
          <table:table-cell table:formula="of:=COS([.D294]) * SIN([.E294]) * COS([.F294]) + SIN([.D294]) * SIN([.F294])" office:value-type="float" office:value="-0.478255426039106" calcext:value-type="float">
            <text:p>-0.478255426</text:p>
          </table:table-cell>
          <table:table-cell table:formula="of:=SIN([.D294]) * COS([.E294])" office:value-type="float" office:value="-0.0271200514844121" calcext:value-type="float">
            <text:p>-0.0271200515</text:p>
          </table:table-cell>
          <table:table-cell table:formula="of:=SIN([.D294]) * SIN([.E294]) * SIN([.F294] + COS([.D294]) * COS([.F294]))" office:value-type="float" office:value="0.0124637635146918" calcext:value-type="float">
            <text:p>0.0124637635</text:p>
          </table:table-cell>
          <table:table-cell table:formula="of:=SIN([.D294]) * SIN([.E294]) * COS([.F294])- COS([.D294]) * SIN([.F294])" office:value-type="float" office:value="0.0101147614681057" calcext:value-type="float">
            <text:p>0.0101147615</text:p>
          </table:table-cell>
          <table:table-cell table:formula="of:=-SIN([.D294])" office:value-type="float" office:value="0.0308823890233176" calcext:value-type="float">
            <text:p>0.030882389</text:p>
          </table:table-cell>
          <table:table-cell table:formula="of:=COS([.D294]) * SIN([.F294])" office:value-type="float" office:value="0.00465751056200281" calcext:value-type="float">
            <text:p>0.0046575106</text:p>
          </table:table-cell>
          <table:table-cell table:formula="of:=COS([.E294]) * COS([.F294])" office:value-type="float" office:value="0.878162535675826" calcext:value-type="float">
            <text:p>0.8781625357</text:p>
          </table:table-cell>
          <table:table-cell table:formula="of:=[.J294] * [.G294] + [.M294] * [.H294] + [.P294] * [.H294]" office:value-type="float" office:value="0.0368709078812736" calcext:value-type="float">
            <text:p>0.0368709079</text:p>
          </table:table-cell>
          <table:table-cell table:formula="of:=[.K294] * [.D294] + [.N294] * [.E294] + [.Q294] * [.H294]" office:value-type="float" office:value="0.0247212571991703" calcext:value-type="float">
            <text:p>0.0247212572</text:p>
          </table:table-cell>
          <table:table-cell table:formula="of:=[.L294] * [.G294] + [.O294] * [.H294] + [.R294] * [.H294]" office:value-type="float" office:value="8.70511751201054" calcext:value-type="float">
            <text:p>8.705117512</text:p>
          </table:table-cell>
          <table:table-cell/>
          <table:table-cell table:formula="of:=[.B294]-[.S294]" office:value-type="float" office:value="0.262400092118726" calcext:value-type="float">
            <text:p>0.2624000921</text:p>
          </table:table-cell>
          <table:table-cell table:formula="of:=[.A294]-[.T294]" office:value-type="float" office:value="-0.0988331571991703" calcext:value-type="float">
            <text:p>-0.0988331572</text:p>
          </table:table-cell>
          <table:table-cell table:formula="of:=[.C294]-[.U294]" office:value-type="float" office:value="1.02739248798946" calcext:value-type="float">
            <text:p>1.027392488</text:p>
          </table:table-cell>
        </table:table-row>
        <table:table-row table:style-name="ro1">
          <table:table-cell office:value-type="float" office:value="-0.0526886" calcext:value-type="float">
            <text:p>-0.0526886</text:p>
          </table:table-cell>
          <table:table-cell office:value-type="float" office:value="0.289749" calcext:value-type="float">
            <text:p>0.289749</text:p>
          </table:table-cell>
          <table:table-cell office:value-type="float" office:value="9.73489" calcext:value-type="float">
            <text:p>9.73489</text:p>
          </table:table-cell>
          <table:table-cell office:value-type="float" office:value="-0.0308873" calcext:value-type="float">
            <text:p>-0.0308873</text:p>
          </table:table-cell>
          <table:table-cell office:value-type="float" office:value="-0.498769" calcext:value-type="float">
            <text:p>-0.498769</text:p>
          </table:table-cell>
          <table:table-cell office:value-type="float" office:value="0.00465975" calcext:value-type="float">
            <text:p>0.0046597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95])*COS([.E295])" office:value-type="float" office:value="0.877753203767872" calcext:value-type="float">
            <text:p>0.8777532038</text:p>
          </table:table-cell>
          <table:table-cell table:formula="of:=COS([.D295]) * SIN([.E295]) * SIN([.F295]) - SIN([.E295]) * COS([.F295])" office:value-type="float" office:value="0.476111781994476" calcext:value-type="float">
            <text:p>0.476111782</text:p>
          </table:table-cell>
          <table:table-cell table:formula="of:=COS([.D295]) * SIN([.E295]) * COS([.F295]) + SIN([.D295]) * SIN([.F295])" office:value-type="float" office:value="-0.478255426039106" calcext:value-type="float">
            <text:p>-0.478255426</text:p>
          </table:table-cell>
          <table:table-cell table:formula="of:=SIN([.D295]) * COS([.E295])" office:value-type="float" office:value="-0.0271200514844121" calcext:value-type="float">
            <text:p>-0.0271200515</text:p>
          </table:table-cell>
          <table:table-cell table:formula="of:=SIN([.D295]) * SIN([.E295]) * SIN([.F295] + COS([.D295]) * COS([.F295]))" office:value-type="float" office:value="0.0124637635146918" calcext:value-type="float">
            <text:p>0.0124637635</text:p>
          </table:table-cell>
          <table:table-cell table:formula="of:=SIN([.D295]) * SIN([.E295]) * COS([.F295])- COS([.D295]) * SIN([.F295])" office:value-type="float" office:value="0.0101147614681057" calcext:value-type="float">
            <text:p>0.0101147615</text:p>
          </table:table-cell>
          <table:table-cell table:formula="of:=-SIN([.D295])" office:value-type="float" office:value="0.0308823890233176" calcext:value-type="float">
            <text:p>0.030882389</text:p>
          </table:table-cell>
          <table:table-cell table:formula="of:=COS([.D295]) * SIN([.F295])" office:value-type="float" office:value="0.00465751056200281" calcext:value-type="float">
            <text:p>0.0046575106</text:p>
          </table:table-cell>
          <table:table-cell table:formula="of:=COS([.E295]) * COS([.F295])" office:value-type="float" office:value="0.878162535675826" calcext:value-type="float">
            <text:p>0.8781625357</text:p>
          </table:table-cell>
          <table:table-cell table:formula="of:=[.J295] * [.G295] + [.M295] * [.H295] + [.P295] * [.H295]" office:value-type="float" office:value="0.0368709078812736" calcext:value-type="float">
            <text:p>0.0368709079</text:p>
          </table:table-cell>
          <table:table-cell table:formula="of:=[.K295] * [.D295] + [.N295] * [.E295] + [.Q295] * [.H295]" office:value-type="float" office:value="0.0247212571991703" calcext:value-type="float">
            <text:p>0.0247212572</text:p>
          </table:table-cell>
          <table:table-cell table:formula="of:=[.L295] * [.G295] + [.O295] * [.H295] + [.R295] * [.H295]" office:value-type="float" office:value="8.70511751201054" calcext:value-type="float">
            <text:p>8.705117512</text:p>
          </table:table-cell>
          <table:table-cell/>
          <table:table-cell table:formula="of:=[.B295]-[.S295]" office:value-type="float" office:value="0.252878092118726" calcext:value-type="float">
            <text:p>0.2528780921</text:p>
          </table:table-cell>
          <table:table-cell table:formula="of:=[.A295]-[.T295]" office:value-type="float" office:value="-0.0774098571991703" calcext:value-type="float">
            <text:p>-0.0774098572</text:p>
          </table:table-cell>
          <table:table-cell table:formula="of:=[.C295]-[.U295]" office:value-type="float" office:value="1.02977248798947" calcext:value-type="float">
            <text:p>1.029772488</text:p>
          </table:table-cell>
        </table:table-row>
        <table:table-row table:style-name="ro1">
          <table:table-cell office:value-type="float" office:value="-0.0526886" calcext:value-type="float">
            <text:p>-0.0526886</text:p>
          </table:table-cell>
          <table:table-cell office:value-type="float" office:value="0.289749" calcext:value-type="float">
            <text:p>0.289749</text:p>
          </table:table-cell>
          <table:table-cell office:value-type="float" office:value="9.73489" calcext:value-type="float">
            <text:p>9.73489</text:p>
          </table:table-cell>
          <table:table-cell office:value-type="float" office:value="-0.0308615" calcext:value-type="float">
            <text:p>-0.0308615</text:p>
          </table:table-cell>
          <table:table-cell office:value-type="float" office:value="-0.498951" calcext:value-type="float">
            <text:p>-0.498951</text:p>
          </table:table-cell>
          <table:table-cell office:value-type="float" office:value="0.00476036" calcext:value-type="float">
            <text:p>0.0047603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96])*COS([.E296])" office:value-type="float" office:value="0.877666871325071" calcext:value-type="float">
            <text:p>0.8776668713</text:p>
          </table:table-cell>
          <table:table-cell table:formula="of:=COS([.D296]) * SIN([.E296]) * SIN([.F296]) - SIN([.E296]) * COS([.F296])" office:value-type="float" office:value="0.476222507865362" calcext:value-type="float">
            <text:p>0.4762225079</text:p>
          </table:table-cell>
          <table:table-cell table:formula="of:=COS([.D296]) * SIN([.E296]) * COS([.F296]) + SIN([.D296]) * SIN([.F296])" office:value-type="float" office:value="-0.478418306201313" calcext:value-type="float">
            <text:p>-0.4784183062</text:p>
          </table:table-cell>
          <table:table-cell table:formula="of:=SIN([.D296]) * COS([.E296])" office:value-type="float" office:value="-0.0270947186563063" calcext:value-type="float">
            <text:p>-0.0270947187</text:p>
          </table:table-cell>
          <table:table-cell table:formula="of:=SIN([.D296]) * SIN([.E296]) * SIN([.F296] + COS([.D296]) * COS([.F296]))" office:value-type="float" office:value="0.0124583165821488" calcext:value-type="float">
            <text:p>0.0124583166</text:p>
          </table:table-cell>
          <table:table-cell table:formula="of:=SIN([.D296]) * SIN([.E296]) * COS([.F296])- COS([.D296]) * SIN([.F296])" office:value-type="float" office:value="0.010006785931515" calcext:value-type="float">
            <text:p>0.0100067859</text:p>
          </table:table-cell>
          <table:table-cell table:formula="of:=-SIN([.D296])" office:value-type="float" office:value="0.0308566013189901" calcext:value-type="float">
            <text:p>0.0308566013</text:p>
          </table:table-cell>
          <table:table-cell table:formula="of:=COS([.D296]) * SIN([.F296])" office:value-type="float" office:value="0.00475807524936349" calcext:value-type="float">
            <text:p>0.0047580752</text:p>
          </table:table-cell>
          <table:table-cell table:formula="of:=COS([.E296]) * COS([.F296])" office:value-type="float" office:value="0.878075047206552" calcext:value-type="float">
            <text:p>0.8780750472</text:p>
          </table:table-cell>
          <table:table-cell table:formula="of:=[.J296] * [.G296] + [.M296] * [.H296] + [.P296] * [.H296]" office:value-type="float" office:value="0.0368664500943021" calcext:value-type="float">
            <text:p>0.0368664501</text:p>
          </table:table-cell>
          <table:table-cell table:formula="of:=[.K296] * [.D296] + [.N296] * [.E296] + [.Q296] * [.H296]" office:value-type="float" office:value="0.0257161070002956" calcext:value-type="float">
            <text:p>0.025716107</text:p>
          </table:table-cell>
          <table:table-cell table:formula="of:=[.L296] * [.G296] + [.O296] * [.H296] + [.R296] * [.H296]" office:value-type="float" office:value="8.70320196475305" calcext:value-type="float">
            <text:p>8.7032019648</text:p>
          </table:table-cell>
          <table:table-cell/>
          <table:table-cell table:formula="of:=[.B296]-[.S296]" office:value-type="float" office:value="0.252882549905698" calcext:value-type="float">
            <text:p>0.2528825499</text:p>
          </table:table-cell>
          <table:table-cell table:formula="of:=[.A296]-[.T296]" office:value-type="float" office:value="-0.0784047070002956" calcext:value-type="float">
            <text:p>-0.078404707</text:p>
          </table:table-cell>
          <table:table-cell table:formula="of:=[.C296]-[.U296]" office:value-type="float" office:value="1.03168803524695" calcext:value-type="float">
            <text:p>1.0316880352</text:p>
          </table:table-cell>
        </table:table-row>
        <table:table-row table:style-name="ro1">
          <table:table-cell office:value-type="float" office:value="-0.0764923" calcext:value-type="float">
            <text:p>-0.0764923</text:p>
          </table:table-cell>
          <table:table-cell office:value-type="float" office:value="0.270706" calcext:value-type="float">
            <text:p>0.270706</text:p>
          </table:table-cell>
          <table:table-cell office:value-type="float" office:value="9.64444" calcext:value-type="float">
            <text:p>9.64444</text:p>
          </table:table-cell>
          <table:table-cell office:value-type="float" office:value="-0.0308615" calcext:value-type="float">
            <text:p>-0.0308615</text:p>
          </table:table-cell>
          <table:table-cell office:value-type="float" office:value="-0.498951" calcext:value-type="float">
            <text:p>-0.498951</text:p>
          </table:table-cell>
          <table:table-cell office:value-type="float" office:value="0.00476036" calcext:value-type="float">
            <text:p>0.0047603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97])*COS([.E297])" office:value-type="float" office:value="0.877666871325071" calcext:value-type="float">
            <text:p>0.8776668713</text:p>
          </table:table-cell>
          <table:table-cell table:formula="of:=COS([.D297]) * SIN([.E297]) * SIN([.F297]) - SIN([.E297]) * COS([.F297])" office:value-type="float" office:value="0.476222507865362" calcext:value-type="float">
            <text:p>0.4762225079</text:p>
          </table:table-cell>
          <table:table-cell table:formula="of:=COS([.D297]) * SIN([.E297]) * COS([.F297]) + SIN([.D297]) * SIN([.F297])" office:value-type="float" office:value="-0.478418306201313" calcext:value-type="float">
            <text:p>-0.4784183062</text:p>
          </table:table-cell>
          <table:table-cell table:formula="of:=SIN([.D297]) * COS([.E297])" office:value-type="float" office:value="-0.0270947186563063" calcext:value-type="float">
            <text:p>-0.0270947187</text:p>
          </table:table-cell>
          <table:table-cell table:formula="of:=SIN([.D297]) * SIN([.E297]) * SIN([.F297] + COS([.D297]) * COS([.F297]))" office:value-type="float" office:value="0.0124583165821488" calcext:value-type="float">
            <text:p>0.0124583166</text:p>
          </table:table-cell>
          <table:table-cell table:formula="of:=SIN([.D297]) * SIN([.E297]) * COS([.F297])- COS([.D297]) * SIN([.F297])" office:value-type="float" office:value="0.010006785931515" calcext:value-type="float">
            <text:p>0.0100067859</text:p>
          </table:table-cell>
          <table:table-cell table:formula="of:=-SIN([.D297])" office:value-type="float" office:value="0.0308566013189901" calcext:value-type="float">
            <text:p>0.0308566013</text:p>
          </table:table-cell>
          <table:table-cell table:formula="of:=COS([.D297]) * SIN([.F297])" office:value-type="float" office:value="0.00475807524936349" calcext:value-type="float">
            <text:p>0.0047580752</text:p>
          </table:table-cell>
          <table:table-cell table:formula="of:=COS([.E297]) * COS([.F297])" office:value-type="float" office:value="0.878075047206552" calcext:value-type="float">
            <text:p>0.8780750472</text:p>
          </table:table-cell>
          <table:table-cell table:formula="of:=[.J297] * [.G297] + [.M297] * [.H297] + [.P297] * [.H297]" office:value-type="float" office:value="0.0368664500943021" calcext:value-type="float">
            <text:p>0.0368664501</text:p>
          </table:table-cell>
          <table:table-cell table:formula="of:=[.K297] * [.D297] + [.N297] * [.E297] + [.Q297] * [.H297]" office:value-type="float" office:value="0.0257161070002956" calcext:value-type="float">
            <text:p>0.025716107</text:p>
          </table:table-cell>
          <table:table-cell table:formula="of:=[.L297] * [.G297] + [.O297] * [.H297] + [.R297] * [.H297]" office:value-type="float" office:value="8.70320196475305" calcext:value-type="float">
            <text:p>8.7032019648</text:p>
          </table:table-cell>
          <table:table-cell/>
          <table:table-cell table:formula="of:=[.B297]-[.S297]" office:value-type="float" office:value="0.233839549905698" calcext:value-type="float">
            <text:p>0.2338395499</text:p>
          </table:table-cell>
          <table:table-cell table:formula="of:=[.A297]-[.T297]" office:value-type="float" office:value="-0.102208407000296" calcext:value-type="float">
            <text:p>-0.102208407</text:p>
          </table:table-cell>
          <table:table-cell table:formula="of:=[.C297]-[.U297]" office:value-type="float" office:value="0.941238035246945" calcext:value-type="float">
            <text:p>0.9412380352</text:p>
          </table:table-cell>
        </table:table-row>
        <table:table-row table:style-name="ro1">
          <table:table-cell office:value-type="float" office:value="-0.0764923" calcext:value-type="float">
            <text:p>-0.0764923</text:p>
          </table:table-cell>
          <table:table-cell office:value-type="float" office:value="0.270706" calcext:value-type="float">
            <text:p>0.270706</text:p>
          </table:table-cell>
          <table:table-cell office:value-type="float" office:value="9.64444" calcext:value-type="float">
            <text:p>9.64444</text:p>
          </table:table-cell>
          <table:table-cell office:value-type="float" office:value="-0.0308447" calcext:value-type="float">
            <text:p>-0.0308447</text:p>
          </table:table-cell>
          <table:table-cell office:value-type="float" office:value="-0.49896" calcext:value-type="float">
            <text:p>-0.49896</text:p>
          </table:table-cell>
          <table:table-cell office:value-type="float" office:value="0.00477362" calcext:value-type="float">
            <text:p>0.0047736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98])*COS([.E298])" office:value-type="float" office:value="0.877663021863174" calcext:value-type="float">
            <text:p>0.8776630219</text:p>
          </table:table-cell>
          <table:table-cell table:formula="of:=COS([.D298]) * SIN([.E298]) * SIN([.F298]) - SIN([.E298]) * COS([.F298])" office:value-type="float" office:value="0.476223999505399" calcext:value-type="float">
            <text:p>0.4762239995</text:p>
          </table:table-cell>
          <table:table-cell table:formula="of:=COS([.D298]) * SIN([.E298]) * COS([.F298]) + SIN([.D298]) * SIN([.F298])" office:value-type="float" office:value="-0.478426751843678" calcext:value-type="float">
            <text:p>-0.4784267518</text:p>
          </table:table-cell>
          <table:table-cell table:formula="of:=SIN([.D298]) * COS([.E298])" office:value-type="float" office:value="-0.0270798410350075" calcext:value-type="float">
            <text:p>-0.027079841</text:p>
          </table:table-cell>
          <table:table-cell table:formula="of:=SIN([.D298]) * SIN([.E298]) * SIN([.F298] + COS([.D298]) * COS([.F298]))" office:value-type="float" office:value="0.0124518510987896" calcext:value-type="float">
            <text:p>0.0124518511</text:p>
          </table:table-cell>
          <table:table-cell table:formula="of:=SIN([.D298]) * SIN([.E298]) * COS([.F298])- COS([.D298]) * SIN([.F298])" office:value-type="float" office:value="0.00998573774400068" calcext:value-type="float">
            <text:p>0.0099857377</text:p>
          </table:table-cell>
          <table:table-cell table:formula="of:=-SIN([.D298])" office:value-type="float" office:value="0.0308398093144318" calcext:value-type="float">
            <text:p>0.0308398093</text:p>
          </table:table-cell>
          <table:table-cell table:formula="of:=COS([.D298]) * SIN([.F298])" office:value-type="float" office:value="0.00477133125856827" calcext:value-type="float">
            <text:p>0.0047713313</text:p>
          </table:table-cell>
          <table:table-cell table:formula="of:=COS([.E298]) * COS([.F298])" office:value-type="float" office:value="0.878070685174044" calcext:value-type="float">
            <text:p>0.8780706852</text:p>
          </table:table-cell>
          <table:table-cell table:formula="of:=[.J298] * [.G298] + [.M298] * [.H298] + [.P298] * [.H298]" office:value-type="float" office:value="0.0368476891383579" calcext:value-type="float">
            <text:p>0.0368476891</text:p>
          </table:table-cell>
          <table:table-cell table:formula="of:=[.K298] * [.D298] + [.N298] * [.E298] + [.Q298] * [.H298]" office:value-type="float" office:value="0.0258570843121728" calcext:value-type="float">
            <text:p>0.0258570843</text:p>
          </table:table-cell>
          <table:table-cell table:formula="of:=[.L298] * [.G298] + [.O298] * [.H298] + [.R298] * [.H298]" office:value-type="float" office:value="8.70295294459684" calcext:value-type="float">
            <text:p>8.7029529446</text:p>
          </table:table-cell>
          <table:table-cell/>
          <table:table-cell table:formula="of:=[.B298]-[.S298]" office:value-type="float" office:value="0.233858310861642" calcext:value-type="float">
            <text:p>0.2338583109</text:p>
          </table:table-cell>
          <table:table-cell table:formula="of:=[.A298]-[.T298]" office:value-type="float" office:value="-0.102349384312173" calcext:value-type="float">
            <text:p>-0.1023493843</text:p>
          </table:table-cell>
          <table:table-cell table:formula="of:=[.C298]-[.U298]" office:value-type="float" office:value="0.941487055403158" calcext:value-type="float">
            <text:p>0.9414870554</text:p>
          </table:table-cell>
        </table:table-row>
        <table:table-row table:style-name="ro1">
          <table:table-cell office:value-type="float" office:value="-0.0764923" calcext:value-type="float">
            <text:p>-0.0764923</text:p>
          </table:table-cell>
          <table:table-cell office:value-type="float" office:value="0.270706" calcext:value-type="float">
            <text:p>0.270706</text:p>
          </table:table-cell>
          <table:table-cell office:value-type="float" office:value="9.64444" calcext:value-type="float">
            <text:p>9.64444</text:p>
          </table:table-cell>
          <table:table-cell office:value-type="float" office:value="-0.0308447" calcext:value-type="float">
            <text:p>-0.0308447</text:p>
          </table:table-cell>
          <table:table-cell office:value-type="float" office:value="-0.49896" calcext:value-type="float">
            <text:p>-0.49896</text:p>
          </table:table-cell>
          <table:table-cell office:value-type="float" office:value="0.00477362" calcext:value-type="float">
            <text:p>0.0047736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299])*COS([.E299])" office:value-type="float" office:value="0.877663021863174" calcext:value-type="float">
            <text:p>0.8776630219</text:p>
          </table:table-cell>
          <table:table-cell table:formula="of:=COS([.D299]) * SIN([.E299]) * SIN([.F299]) - SIN([.E299]) * COS([.F299])" office:value-type="float" office:value="0.476223999505399" calcext:value-type="float">
            <text:p>0.4762239995</text:p>
          </table:table-cell>
          <table:table-cell table:formula="of:=COS([.D299]) * SIN([.E299]) * COS([.F299]) + SIN([.D299]) * SIN([.F299])" office:value-type="float" office:value="-0.478426751843678" calcext:value-type="float">
            <text:p>-0.4784267518</text:p>
          </table:table-cell>
          <table:table-cell table:formula="of:=SIN([.D299]) * COS([.E299])" office:value-type="float" office:value="-0.0270798410350075" calcext:value-type="float">
            <text:p>-0.027079841</text:p>
          </table:table-cell>
          <table:table-cell table:formula="of:=SIN([.D299]) * SIN([.E299]) * SIN([.F299] + COS([.D299]) * COS([.F299]))" office:value-type="float" office:value="0.0124518510987896" calcext:value-type="float">
            <text:p>0.0124518511</text:p>
          </table:table-cell>
          <table:table-cell table:formula="of:=SIN([.D299]) * SIN([.E299]) * COS([.F299])- COS([.D299]) * SIN([.F299])" office:value-type="float" office:value="0.00998573774400068" calcext:value-type="float">
            <text:p>0.0099857377</text:p>
          </table:table-cell>
          <table:table-cell table:formula="of:=-SIN([.D299])" office:value-type="float" office:value="0.0308398093144318" calcext:value-type="float">
            <text:p>0.0308398093</text:p>
          </table:table-cell>
          <table:table-cell table:formula="of:=COS([.D299]) * SIN([.F299])" office:value-type="float" office:value="0.00477133125856827" calcext:value-type="float">
            <text:p>0.0047713313</text:p>
          </table:table-cell>
          <table:table-cell table:formula="of:=COS([.E299]) * COS([.F299])" office:value-type="float" office:value="0.878070685174044" calcext:value-type="float">
            <text:p>0.8780706852</text:p>
          </table:table-cell>
          <table:table-cell table:formula="of:=[.J299] * [.G299] + [.M299] * [.H299] + [.P299] * [.H299]" office:value-type="float" office:value="0.0368476891383579" calcext:value-type="float">
            <text:p>0.0368476891</text:p>
          </table:table-cell>
          <table:table-cell table:formula="of:=[.K299] * [.D299] + [.N299] * [.E299] + [.Q299] * [.H299]" office:value-type="float" office:value="0.0258570843121728" calcext:value-type="float">
            <text:p>0.0258570843</text:p>
          </table:table-cell>
          <table:table-cell table:formula="of:=[.L299] * [.G299] + [.O299] * [.H299] + [.R299] * [.H299]" office:value-type="float" office:value="8.70295294459684" calcext:value-type="float">
            <text:p>8.7029529446</text:p>
          </table:table-cell>
          <table:table-cell/>
          <table:table-cell table:formula="of:=[.B299]-[.S299]" office:value-type="float" office:value="0.233858310861642" calcext:value-type="float">
            <text:p>0.2338583109</text:p>
          </table:table-cell>
          <table:table-cell table:formula="of:=[.A299]-[.T299]" office:value-type="float" office:value="-0.102349384312173" calcext:value-type="float">
            <text:p>-0.1023493843</text:p>
          </table:table-cell>
          <table:table-cell table:formula="of:=[.C299]-[.U299]" office:value-type="float" office:value="0.941487055403158" calcext:value-type="float">
            <text:p>0.9414870554</text:p>
          </table:table-cell>
        </table:table-row>
        <table:table-row table:style-name="ro1">
          <table:table-cell office:value-type="float" office:value="-0.0431671" calcext:value-type="float">
            <text:p>-0.0431671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67776" calcext:value-type="float">
            <text:p>9.67776</text:p>
          </table:table-cell>
          <table:table-cell office:value-type="float" office:value="-0.0308447" calcext:value-type="float">
            <text:p>-0.0308447</text:p>
          </table:table-cell>
          <table:table-cell office:value-type="float" office:value="-0.49896" calcext:value-type="float">
            <text:p>-0.49896</text:p>
          </table:table-cell>
          <table:table-cell office:value-type="float" office:value="0.00477362" calcext:value-type="float">
            <text:p>0.0047736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00])*COS([.E300])" office:value-type="float" office:value="0.877663021863174" calcext:value-type="float">
            <text:p>0.8776630219</text:p>
          </table:table-cell>
          <table:table-cell table:formula="of:=COS([.D300]) * SIN([.E300]) * SIN([.F300]) - SIN([.E300]) * COS([.F300])" office:value-type="float" office:value="0.476223999505399" calcext:value-type="float">
            <text:p>0.4762239995</text:p>
          </table:table-cell>
          <table:table-cell table:formula="of:=COS([.D300]) * SIN([.E300]) * COS([.F300]) + SIN([.D300]) * SIN([.F300])" office:value-type="float" office:value="-0.478426751843678" calcext:value-type="float">
            <text:p>-0.4784267518</text:p>
          </table:table-cell>
          <table:table-cell table:formula="of:=SIN([.D300]) * COS([.E300])" office:value-type="float" office:value="-0.0270798410350075" calcext:value-type="float">
            <text:p>-0.027079841</text:p>
          </table:table-cell>
          <table:table-cell table:formula="of:=SIN([.D300]) * SIN([.E300]) * SIN([.F300] + COS([.D300]) * COS([.F300]))" office:value-type="float" office:value="0.0124518510987896" calcext:value-type="float">
            <text:p>0.0124518511</text:p>
          </table:table-cell>
          <table:table-cell table:formula="of:=SIN([.D300]) * SIN([.E300]) * COS([.F300])- COS([.D300]) * SIN([.F300])" office:value-type="float" office:value="0.00998573774400068" calcext:value-type="float">
            <text:p>0.0099857377</text:p>
          </table:table-cell>
          <table:table-cell table:formula="of:=-SIN([.D300])" office:value-type="float" office:value="0.0308398093144318" calcext:value-type="float">
            <text:p>0.0308398093</text:p>
          </table:table-cell>
          <table:table-cell table:formula="of:=COS([.D300]) * SIN([.F300])" office:value-type="float" office:value="0.00477133125856827" calcext:value-type="float">
            <text:p>0.0047713313</text:p>
          </table:table-cell>
          <table:table-cell table:formula="of:=COS([.E300]) * COS([.F300])" office:value-type="float" office:value="0.878070685174044" calcext:value-type="float">
            <text:p>0.8780706852</text:p>
          </table:table-cell>
          <table:table-cell table:formula="of:=[.J300] * [.G300] + [.M300] * [.H300] + [.P300] * [.H300]" office:value-type="float" office:value="0.0368476891383579" calcext:value-type="float">
            <text:p>0.0368476891</text:p>
          </table:table-cell>
          <table:table-cell table:formula="of:=[.K300] * [.D300] + [.N300] * [.E300] + [.Q300] * [.H300]" office:value-type="float" office:value="0.0258570843121728" calcext:value-type="float">
            <text:p>0.0258570843</text:p>
          </table:table-cell>
          <table:table-cell table:formula="of:=[.L300] * [.G300] + [.O300] * [.H300] + [.R300] * [.H300]" office:value-type="float" office:value="8.70295294459684" calcext:value-type="float">
            <text:p>8.7029529446</text:p>
          </table:table-cell>
          <table:table-cell/>
          <table:table-cell table:formula="of:=[.B300]-[.S300]" office:value-type="float" office:value="0.257662310861642" calcext:value-type="float">
            <text:p>0.2576623109</text:p>
          </table:table-cell>
          <table:table-cell table:formula="of:=[.A300]-[.T300]" office:value-type="float" office:value="-0.0690241843121728" calcext:value-type="float">
            <text:p>-0.0690241843</text:p>
          </table:table-cell>
          <table:table-cell table:formula="of:=[.C300]-[.U300]" office:value-type="float" office:value="0.974807055403158" calcext:value-type="float">
            <text:p>0.9748070554</text:p>
          </table:table-cell>
        </table:table-row>
        <table:table-row table:style-name="ro1">
          <table:table-cell office:value-type="float" office:value="-0.0431671" calcext:value-type="float">
            <text:p>-0.0431671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67776" calcext:value-type="float">
            <text:p>9.67776</text:p>
          </table:table-cell>
          <table:table-cell office:value-type="float" office:value="-0.0308447" calcext:value-type="float">
            <text:p>-0.0308447</text:p>
          </table:table-cell>
          <table:table-cell office:value-type="float" office:value="-0.49896" calcext:value-type="float">
            <text:p>-0.49896</text:p>
          </table:table-cell>
          <table:table-cell office:value-type="float" office:value="0.00477362" calcext:value-type="float">
            <text:p>0.0047736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01])*COS([.E301])" office:value-type="float" office:value="0.877663021863174" calcext:value-type="float">
            <text:p>0.8776630219</text:p>
          </table:table-cell>
          <table:table-cell table:formula="of:=COS([.D301]) * SIN([.E301]) * SIN([.F301]) - SIN([.E301]) * COS([.F301])" office:value-type="float" office:value="0.476223999505399" calcext:value-type="float">
            <text:p>0.4762239995</text:p>
          </table:table-cell>
          <table:table-cell table:formula="of:=COS([.D301]) * SIN([.E301]) * COS([.F301]) + SIN([.D301]) * SIN([.F301])" office:value-type="float" office:value="-0.478426751843678" calcext:value-type="float">
            <text:p>-0.4784267518</text:p>
          </table:table-cell>
          <table:table-cell table:formula="of:=SIN([.D301]) * COS([.E301])" office:value-type="float" office:value="-0.0270798410350075" calcext:value-type="float">
            <text:p>-0.027079841</text:p>
          </table:table-cell>
          <table:table-cell table:formula="of:=SIN([.D301]) * SIN([.E301]) * SIN([.F301] + COS([.D301]) * COS([.F301]))" office:value-type="float" office:value="0.0124518510987896" calcext:value-type="float">
            <text:p>0.0124518511</text:p>
          </table:table-cell>
          <table:table-cell table:formula="of:=SIN([.D301]) * SIN([.E301]) * COS([.F301])- COS([.D301]) * SIN([.F301])" office:value-type="float" office:value="0.00998573774400068" calcext:value-type="float">
            <text:p>0.0099857377</text:p>
          </table:table-cell>
          <table:table-cell table:formula="of:=-SIN([.D301])" office:value-type="float" office:value="0.0308398093144318" calcext:value-type="float">
            <text:p>0.0308398093</text:p>
          </table:table-cell>
          <table:table-cell table:formula="of:=COS([.D301]) * SIN([.F301])" office:value-type="float" office:value="0.00477133125856827" calcext:value-type="float">
            <text:p>0.0047713313</text:p>
          </table:table-cell>
          <table:table-cell table:formula="of:=COS([.E301]) * COS([.F301])" office:value-type="float" office:value="0.878070685174044" calcext:value-type="float">
            <text:p>0.8780706852</text:p>
          </table:table-cell>
          <table:table-cell table:formula="of:=[.J301] * [.G301] + [.M301] * [.H301] + [.P301] * [.H301]" office:value-type="float" office:value="0.0368476891383579" calcext:value-type="float">
            <text:p>0.0368476891</text:p>
          </table:table-cell>
          <table:table-cell table:formula="of:=[.K301] * [.D301] + [.N301] * [.E301] + [.Q301] * [.H301]" office:value-type="float" office:value="0.0258570843121728" calcext:value-type="float">
            <text:p>0.0258570843</text:p>
          </table:table-cell>
          <table:table-cell table:formula="of:=[.L301] * [.G301] + [.O301] * [.H301] + [.R301] * [.H301]" office:value-type="float" office:value="8.70295294459684" calcext:value-type="float">
            <text:p>8.7029529446</text:p>
          </table:table-cell>
          <table:table-cell/>
          <table:table-cell table:formula="of:=[.B301]-[.S301]" office:value-type="float" office:value="0.257662310861642" calcext:value-type="float">
            <text:p>0.2576623109</text:p>
          </table:table-cell>
          <table:table-cell table:formula="of:=[.A301]-[.T301]" office:value-type="float" office:value="-0.0690241843121728" calcext:value-type="float">
            <text:p>-0.0690241843</text:p>
          </table:table-cell>
          <table:table-cell table:formula="of:=[.C301]-[.U301]" office:value-type="float" office:value="0.974807055403158" calcext:value-type="float">
            <text:p>0.9748070554</text:p>
          </table:table-cell>
        </table:table-row>
        <table:table-row table:style-name="ro1">
          <table:table-cell office:value-type="float" office:value="-0.0431671" calcext:value-type="float">
            <text:p>-0.0431671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67776" calcext:value-type="float">
            <text:p>9.67776</text:p>
          </table:table-cell>
          <table:table-cell office:value-type="float" office:value="-0.0308447" calcext:value-type="float">
            <text:p>-0.0308447</text:p>
          </table:table-cell>
          <table:table-cell office:value-type="float" office:value="-0.49896" calcext:value-type="float">
            <text:p>-0.49896</text:p>
          </table:table-cell>
          <table:table-cell office:value-type="float" office:value="0.00477362" calcext:value-type="float">
            <text:p>0.0047736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02])*COS([.E302])" office:value-type="float" office:value="0.877663021863174" calcext:value-type="float">
            <text:p>0.8776630219</text:p>
          </table:table-cell>
          <table:table-cell table:formula="of:=COS([.D302]) * SIN([.E302]) * SIN([.F302]) - SIN([.E302]) * COS([.F302])" office:value-type="float" office:value="0.476223999505399" calcext:value-type="float">
            <text:p>0.4762239995</text:p>
          </table:table-cell>
          <table:table-cell table:formula="of:=COS([.D302]) * SIN([.E302]) * COS([.F302]) + SIN([.D302]) * SIN([.F302])" office:value-type="float" office:value="-0.478426751843678" calcext:value-type="float">
            <text:p>-0.4784267518</text:p>
          </table:table-cell>
          <table:table-cell table:formula="of:=SIN([.D302]) * COS([.E302])" office:value-type="float" office:value="-0.0270798410350075" calcext:value-type="float">
            <text:p>-0.027079841</text:p>
          </table:table-cell>
          <table:table-cell table:formula="of:=SIN([.D302]) * SIN([.E302]) * SIN([.F302] + COS([.D302]) * COS([.F302]))" office:value-type="float" office:value="0.0124518510987896" calcext:value-type="float">
            <text:p>0.0124518511</text:p>
          </table:table-cell>
          <table:table-cell table:formula="of:=SIN([.D302]) * SIN([.E302]) * COS([.F302])- COS([.D302]) * SIN([.F302])" office:value-type="float" office:value="0.00998573774400068" calcext:value-type="float">
            <text:p>0.0099857377</text:p>
          </table:table-cell>
          <table:table-cell table:formula="of:=-SIN([.D302])" office:value-type="float" office:value="0.0308398093144318" calcext:value-type="float">
            <text:p>0.0308398093</text:p>
          </table:table-cell>
          <table:table-cell table:formula="of:=COS([.D302]) * SIN([.F302])" office:value-type="float" office:value="0.00477133125856827" calcext:value-type="float">
            <text:p>0.0047713313</text:p>
          </table:table-cell>
          <table:table-cell table:formula="of:=COS([.E302]) * COS([.F302])" office:value-type="float" office:value="0.878070685174044" calcext:value-type="float">
            <text:p>0.8780706852</text:p>
          </table:table-cell>
          <table:table-cell table:formula="of:=[.J302] * [.G302] + [.M302] * [.H302] + [.P302] * [.H302]" office:value-type="float" office:value="0.0368476891383579" calcext:value-type="float">
            <text:p>0.0368476891</text:p>
          </table:table-cell>
          <table:table-cell table:formula="of:=[.K302] * [.D302] + [.N302] * [.E302] + [.Q302] * [.H302]" office:value-type="float" office:value="0.0258570843121728" calcext:value-type="float">
            <text:p>0.0258570843</text:p>
          </table:table-cell>
          <table:table-cell table:formula="of:=[.L302] * [.G302] + [.O302] * [.H302] + [.R302] * [.H302]" office:value-type="float" office:value="8.70295294459684" calcext:value-type="float">
            <text:p>8.7029529446</text:p>
          </table:table-cell>
          <table:table-cell/>
          <table:table-cell table:formula="of:=[.B302]-[.S302]" office:value-type="float" office:value="0.257662310861642" calcext:value-type="float">
            <text:p>0.2576623109</text:p>
          </table:table-cell>
          <table:table-cell table:formula="of:=[.A302]-[.T302]" office:value-type="float" office:value="-0.0690241843121728" calcext:value-type="float">
            <text:p>-0.0690241843</text:p>
          </table:table-cell>
          <table:table-cell table:formula="of:=[.C302]-[.U302]" office:value-type="float" office:value="0.974807055403158" calcext:value-type="float">
            <text:p>0.9748070554</text:p>
          </table:table-cell>
        </table:table-row>
        <table:table-row table:style-name="ro1">
          <table:table-cell office:value-type="float" office:value="-0.0431671" calcext:value-type="float">
            <text:p>-0.0431671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9.67776" calcext:value-type="float">
            <text:p>9.67776</text:p>
          </table:table-cell>
          <table:table-cell office:value-type="float" office:value="-0.030793" calcext:value-type="float">
            <text:p>-0.030793</text:p>
          </table:table-cell>
          <table:table-cell office:value-type="float" office:value="-0.49906" calcext:value-type="float">
            <text:p>-0.49906</text:p>
          </table:table-cell>
          <table:table-cell office:value-type="float" office:value="0.00484961" calcext:value-type="float">
            <text:p>0.0048496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03])*COS([.E303])" office:value-type="float" office:value="0.877616587755102" calcext:value-type="float">
            <text:p>0.8776165878</text:p>
          </table:table-cell>
          <table:table-cell table:formula="of:=COS([.D303]) * SIN([.E303]) * SIN([.F303]) - SIN([.E303]) * COS([.F303])" office:value-type="float" office:value="0.476274855417165" calcext:value-type="float">
            <text:p>0.4762748554</text:p>
          </table:table-cell>
          <table:table-cell table:formula="of:=COS([.D303]) * SIN([.E303]) * COS([.F303]) + SIN([.D303]) * SIN([.F303])" office:value-type="float" office:value="-0.478517195171433" calcext:value-type="float">
            <text:p>-0.4785171952</text:p>
          </table:table-cell>
          <table:table-cell table:formula="of:=SIN([.D303]) * COS([.E303])" office:value-type="float" office:value="-0.0270329924344579" calcext:value-type="float">
            <text:p>-0.0270329924</text:p>
          </table:table-cell>
          <table:table-cell table:formula="of:=SIN([.D303]) * SIN([.E303]) * SIN([.F303] + COS([.D303]) * COS([.F303]))" office:value-type="float" office:value="0.0124338783389138" calcext:value-type="float">
            <text:p>0.0124338783</text:p>
          </table:table-cell>
          <table:table-cell table:formula="of:=SIN([.D303]) * SIN([.E303]) * COS([.F303])- COS([.D303]) * SIN([.F303])" office:value-type="float" office:value="0.00988774792562086" calcext:value-type="float">
            <text:p>0.0098877479</text:p>
          </table:table-cell>
          <table:table-cell table:formula="of:=-SIN([.D303])" office:value-type="float" office:value="0.0307881338648635" calcext:value-type="float">
            <text:p>0.0307881339</text:p>
          </table:table-cell>
          <table:table-cell table:formula="of:=COS([.D303]) * SIN([.F303])" office:value-type="float" office:value="0.00484729195971445" calcext:value-type="float">
            <text:p>0.004847292</text:p>
          </table:table-cell>
          <table:table-cell table:formula="of:=COS([.E303]) * COS([.F303])" office:value-type="float" office:value="0.878022509031644" calcext:value-type="float">
            <text:p>0.878022509</text:p>
          </table:table-cell>
          <table:table-cell table:formula="of:=[.J303] * [.G303] + [.M303] * [.H303] + [.P303] * [.H303]" office:value-type="float" office:value="0.0368003860179741" calcext:value-type="float">
            <text:p>0.036800386</text:p>
          </table:table-cell>
          <table:table-cell table:formula="of:=[.K303] * [.D303] + [.N303] * [.E303] + [.Q303] * [.H303]" office:value-type="float" office:value="0.0266322782585225" calcext:value-type="float">
            <text:p>0.0266322783</text:p>
          </table:table-cell>
          <table:table-cell table:formula="of:=[.L303] * [.G303] + [.O303] * [.H303] + [.R303] * [.H303]" office:value-type="float" office:value="8.7015205181812" calcext:value-type="float">
            <text:p>8.7015205182</text:p>
          </table:table-cell>
          <table:table-cell/>
          <table:table-cell table:formula="of:=[.B303]-[.S303]" office:value-type="float" office:value="0.257709613982026" calcext:value-type="float">
            <text:p>0.257709614</text:p>
          </table:table-cell>
          <table:table-cell table:formula="of:=[.A303]-[.T303]" office:value-type="float" office:value="-0.0697993782585225" calcext:value-type="float">
            <text:p>-0.0697993783</text:p>
          </table:table-cell>
          <table:table-cell table:formula="of:=[.C303]-[.U303]" office:value-type="float" office:value="0.9762394818188" calcext:value-type="float">
            <text:p>0.9762394818</text:p>
          </table:table-cell>
        </table:table-row>
        <table:table-row table:style-name="ro1">
          <table:table-cell office:value-type="float" office:value="-0.055069" calcext:value-type="float">
            <text:p>-0.055069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72775" calcext:value-type="float">
            <text:p>9.72775</text:p>
          </table:table-cell>
          <table:table-cell office:value-type="float" office:value="-0.030793" calcext:value-type="float">
            <text:p>-0.030793</text:p>
          </table:table-cell>
          <table:table-cell office:value-type="float" office:value="-0.49906" calcext:value-type="float">
            <text:p>-0.49906</text:p>
          </table:table-cell>
          <table:table-cell office:value-type="float" office:value="0.00484961" calcext:value-type="float">
            <text:p>0.00484961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04])*COS([.E304])" office:value-type="float" office:value="0.877616587755102" calcext:value-type="float">
            <text:p>0.8776165878</text:p>
          </table:table-cell>
          <table:table-cell table:formula="of:=COS([.D304]) * SIN([.E304]) * SIN([.F304]) - SIN([.E304]) * COS([.F304])" office:value-type="float" office:value="0.476274855417165" calcext:value-type="float">
            <text:p>0.4762748554</text:p>
          </table:table-cell>
          <table:table-cell table:formula="of:=COS([.D304]) * SIN([.E304]) * COS([.F304]) + SIN([.D304]) * SIN([.F304])" office:value-type="float" office:value="-0.478517195171433" calcext:value-type="float">
            <text:p>-0.4785171952</text:p>
          </table:table-cell>
          <table:table-cell table:formula="of:=SIN([.D304]) * COS([.E304])" office:value-type="float" office:value="-0.0270329924344579" calcext:value-type="float">
            <text:p>-0.0270329924</text:p>
          </table:table-cell>
          <table:table-cell table:formula="of:=SIN([.D304]) * SIN([.E304]) * SIN([.F304] + COS([.D304]) * COS([.F304]))" office:value-type="float" office:value="0.0124338783389138" calcext:value-type="float">
            <text:p>0.0124338783</text:p>
          </table:table-cell>
          <table:table-cell table:formula="of:=SIN([.D304]) * SIN([.E304]) * COS([.F304])- COS([.D304]) * SIN([.F304])" office:value-type="float" office:value="0.00988774792562086" calcext:value-type="float">
            <text:p>0.0098877479</text:p>
          </table:table-cell>
          <table:table-cell table:formula="of:=-SIN([.D304])" office:value-type="float" office:value="0.0307881338648635" calcext:value-type="float">
            <text:p>0.0307881339</text:p>
          </table:table-cell>
          <table:table-cell table:formula="of:=COS([.D304]) * SIN([.F304])" office:value-type="float" office:value="0.00484729195971445" calcext:value-type="float">
            <text:p>0.004847292</text:p>
          </table:table-cell>
          <table:table-cell table:formula="of:=COS([.E304]) * COS([.F304])" office:value-type="float" office:value="0.878022509031644" calcext:value-type="float">
            <text:p>0.878022509</text:p>
          </table:table-cell>
          <table:table-cell table:formula="of:=[.J304] * [.G304] + [.M304] * [.H304] + [.P304] * [.H304]" office:value-type="float" office:value="0.0368003860179741" calcext:value-type="float">
            <text:p>0.036800386</text:p>
          </table:table-cell>
          <table:table-cell table:formula="of:=[.K304] * [.D304] + [.N304] * [.E304] + [.Q304] * [.H304]" office:value-type="float" office:value="0.0266322782585225" calcext:value-type="float">
            <text:p>0.0266322783</text:p>
          </table:table-cell>
          <table:table-cell table:formula="of:=[.L304] * [.G304] + [.O304] * [.H304] + [.R304] * [.H304]" office:value-type="float" office:value="8.7015205181812" calcext:value-type="float">
            <text:p>8.7015205182</text:p>
          </table:table-cell>
          <table:table-cell/>
          <table:table-cell table:formula="of:=[.B304]-[.S304]" office:value-type="float" office:value="0.262470613982026" calcext:value-type="float">
            <text:p>0.262470614</text:p>
          </table:table-cell>
          <table:table-cell table:formula="of:=[.A304]-[.T304]" office:value-type="float" office:value="-0.0817012782585225" calcext:value-type="float">
            <text:p>-0.0817012783</text:p>
          </table:table-cell>
          <table:table-cell table:formula="of:=[.C304]-[.U304]" office:value-type="float" office:value="1.0262294818188" calcext:value-type="float">
            <text:p>1.0262294818</text:p>
          </table:table-cell>
        </table:table-row>
        <table:table-row table:style-name="ro1">
          <table:table-cell office:value-type="float" office:value="-0.055069" calcext:value-type="float">
            <text:p>-0.055069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72775" calcext:value-type="float">
            <text:p>9.72775</text:p>
          </table:table-cell>
          <table:table-cell office:value-type="float" office:value="-0.0307804" calcext:value-type="float">
            <text:p>-0.0307804</text:p>
          </table:table-cell>
          <table:table-cell office:value-type="float" office:value="-0.498979" calcext:value-type="float">
            <text:p>-0.498979</text:p>
          </table:table-cell>
          <table:table-cell office:value-type="float" office:value="0.00481822" calcext:value-type="float">
            <text:p>0.0048182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05])*COS([.E305])" office:value-type="float" office:value="0.877655673691477" calcext:value-type="float">
            <text:p>0.8776556737</text:p>
          </table:table-cell>
          <table:table-cell table:formula="of:=COS([.D305]) * SIN([.E305]) * SIN([.F305]) - SIN([.E305]) * COS([.F305])" office:value-type="float" office:value="0.47621916422768" calcext:value-type="float">
            <text:p>0.4762191642</text:p>
          </table:table-cell>
          <table:table-cell table:formula="of:=COS([.D305]) * SIN([.E305]) * COS([.F305]) + SIN([.D305]) * SIN([.F305])" office:value-type="float" office:value="-0.478445338557423" calcext:value-type="float">
            <text:p>-0.4784453386</text:p>
          </table:table-cell>
          <table:table-cell table:formula="of:=SIN([.D305]) * COS([.E305])" office:value-type="float" office:value="-0.0270231274386979" calcext:value-type="float">
            <text:p>-0.0270231274</text:p>
          </table:table-cell>
          <table:table-cell table:formula="of:=SIN([.D305]) * SIN([.E305]) * SIN([.F305] + COS([.D305]) * COS([.F305]))" office:value-type="float" office:value="0.0124267014137512" calcext:value-type="float">
            <text:p>0.0124267014</text:p>
          </table:table-cell>
          <table:table-cell table:formula="of:=SIN([.D305]) * SIN([.E305]) * COS([.F305])- COS([.D305]) * SIN([.F305])" office:value-type="float" office:value="0.0099109068081684" calcext:value-type="float">
            <text:p>0.0099109068</text:p>
          </table:table-cell>
          <table:table-cell table:formula="of:=-SIN([.D305])" office:value-type="float" office:value="0.0307755398356636" calcext:value-type="float">
            <text:p>0.0307755398</text:p>
          </table:table-cell>
          <table:table-cell table:formula="of:=COS([.D305]) * SIN([.F305])" office:value-type="float" office:value="0.00481591907598894" calcext:value-type="float">
            <text:p>0.0048159191</text:p>
          </table:table-cell>
          <table:table-cell table:formula="of:=COS([.E305]) * COS([.F305])" office:value-type="float" office:value="0.878061405562796" calcext:value-type="float">
            <text:p>0.8780614056</text:p>
          </table:table-cell>
          <table:table-cell table:formula="of:=[.J305] * [.G305] + [.M305] * [.H305] + [.P305] * [.H305]" office:value-type="float" office:value="0.0367736414902637" calcext:value-type="float">
            <text:p>0.0367736415</text:p>
          </table:table-cell>
          <table:table-cell table:formula="of:=[.K305] * [.D305] + [.N305] * [.E305] + [.Q305] * [.H305]" office:value-type="float" office:value="0.0263371275373658" calcext:value-type="float">
            <text:p>0.0263371275</text:p>
          </table:table-cell>
          <table:table-cell table:formula="of:=[.L305] * [.G305] + [.O305] * [.H305] + [.R305] * [.H305]" office:value-type="float" office:value="8.70212866123545" calcext:value-type="float">
            <text:p>8.7021286612</text:p>
          </table:table-cell>
          <table:table-cell/>
          <table:table-cell table:formula="of:=[.B305]-[.S305]" office:value-type="float" office:value="0.262497358509736" calcext:value-type="float">
            <text:p>0.2624973585</text:p>
          </table:table-cell>
          <table:table-cell table:formula="of:=[.A305]-[.T305]" office:value-type="float" office:value="-0.0814061275373658" calcext:value-type="float">
            <text:p>-0.0814061275</text:p>
          </table:table-cell>
          <table:table-cell table:formula="of:=[.C305]-[.U305]" office:value-type="float" office:value="1.02562133876455" calcext:value-type="float">
            <text:p>1.0256213388</text:p>
          </table:table-cell>
        </table:table-row>
        <table:table-row table:style-name="ro1">
          <table:table-cell office:value-type="float" office:value="-0.055069" calcext:value-type="float">
            <text:p>-0.055069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72775" calcext:value-type="float">
            <text:p>9.72775</text:p>
          </table:table-cell>
          <table:table-cell office:value-type="float" office:value="-0.0307804" calcext:value-type="float">
            <text:p>-0.0307804</text:p>
          </table:table-cell>
          <table:table-cell office:value-type="float" office:value="-0.498979" calcext:value-type="float">
            <text:p>-0.498979</text:p>
          </table:table-cell>
          <table:table-cell office:value-type="float" office:value="0.00481822" calcext:value-type="float">
            <text:p>0.0048182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06])*COS([.E306])" office:value-type="float" office:value="0.877655673691477" calcext:value-type="float">
            <text:p>0.8776556737</text:p>
          </table:table-cell>
          <table:table-cell table:formula="of:=COS([.D306]) * SIN([.E306]) * SIN([.F306]) - SIN([.E306]) * COS([.F306])" office:value-type="float" office:value="0.47621916422768" calcext:value-type="float">
            <text:p>0.4762191642</text:p>
          </table:table-cell>
          <table:table-cell table:formula="of:=COS([.D306]) * SIN([.E306]) * COS([.F306]) + SIN([.D306]) * SIN([.F306])" office:value-type="float" office:value="-0.478445338557423" calcext:value-type="float">
            <text:p>-0.4784453386</text:p>
          </table:table-cell>
          <table:table-cell table:formula="of:=SIN([.D306]) * COS([.E306])" office:value-type="float" office:value="-0.0270231274386979" calcext:value-type="float">
            <text:p>-0.0270231274</text:p>
          </table:table-cell>
          <table:table-cell table:formula="of:=SIN([.D306]) * SIN([.E306]) * SIN([.F306] + COS([.D306]) * COS([.F306]))" office:value-type="float" office:value="0.0124267014137512" calcext:value-type="float">
            <text:p>0.0124267014</text:p>
          </table:table-cell>
          <table:table-cell table:formula="of:=SIN([.D306]) * SIN([.E306]) * COS([.F306])- COS([.D306]) * SIN([.F306])" office:value-type="float" office:value="0.0099109068081684" calcext:value-type="float">
            <text:p>0.0099109068</text:p>
          </table:table-cell>
          <table:table-cell table:formula="of:=-SIN([.D306])" office:value-type="float" office:value="0.0307755398356636" calcext:value-type="float">
            <text:p>0.0307755398</text:p>
          </table:table-cell>
          <table:table-cell table:formula="of:=COS([.D306]) * SIN([.F306])" office:value-type="float" office:value="0.00481591907598894" calcext:value-type="float">
            <text:p>0.0048159191</text:p>
          </table:table-cell>
          <table:table-cell table:formula="of:=COS([.E306]) * COS([.F306])" office:value-type="float" office:value="0.878061405562796" calcext:value-type="float">
            <text:p>0.8780614056</text:p>
          </table:table-cell>
          <table:table-cell table:formula="of:=[.J306] * [.G306] + [.M306] * [.H306] + [.P306] * [.H306]" office:value-type="float" office:value="0.0367736414902637" calcext:value-type="float">
            <text:p>0.0367736415</text:p>
          </table:table-cell>
          <table:table-cell table:formula="of:=[.K306] * [.D306] + [.N306] * [.E306] + [.Q306] * [.H306]" office:value-type="float" office:value="0.0263371275373658" calcext:value-type="float">
            <text:p>0.0263371275</text:p>
          </table:table-cell>
          <table:table-cell table:formula="of:=[.L306] * [.G306] + [.O306] * [.H306] + [.R306] * [.H306]" office:value-type="float" office:value="8.70212866123545" calcext:value-type="float">
            <text:p>8.7021286612</text:p>
          </table:table-cell>
          <table:table-cell/>
          <table:table-cell table:formula="of:=[.B306]-[.S306]" office:value-type="float" office:value="0.262497358509736" calcext:value-type="float">
            <text:p>0.2624973585</text:p>
          </table:table-cell>
          <table:table-cell table:formula="of:=[.A306]-[.T306]" office:value-type="float" office:value="-0.0814061275373658" calcext:value-type="float">
            <text:p>-0.0814061275</text:p>
          </table:table-cell>
          <table:table-cell table:formula="of:=[.C306]-[.U306]" office:value-type="float" office:value="1.02562133876455" calcext:value-type="float">
            <text:p>1.0256213388</text:p>
          </table:table-cell>
        </table:table-row>
        <table:table-row table:style-name="ro1">
          <table:table-cell office:value-type="float" office:value="-0.055069" calcext:value-type="float">
            <text:p>-0.055069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9.72775" calcext:value-type="float">
            <text:p>9.72775</text:p>
          </table:table-cell>
          <table:table-cell office:value-type="float" office:value="-0.0307804" calcext:value-type="float">
            <text:p>-0.0307804</text:p>
          </table:table-cell>
          <table:table-cell office:value-type="float" office:value="-0.498979" calcext:value-type="float">
            <text:p>-0.498979</text:p>
          </table:table-cell>
          <table:table-cell office:value-type="float" office:value="0.00481822" calcext:value-type="float">
            <text:p>0.0048182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07])*COS([.E307])" office:value-type="float" office:value="0.877655673691477" calcext:value-type="float">
            <text:p>0.8776556737</text:p>
          </table:table-cell>
          <table:table-cell table:formula="of:=COS([.D307]) * SIN([.E307]) * SIN([.F307]) - SIN([.E307]) * COS([.F307])" office:value-type="float" office:value="0.47621916422768" calcext:value-type="float">
            <text:p>0.4762191642</text:p>
          </table:table-cell>
          <table:table-cell table:formula="of:=COS([.D307]) * SIN([.E307]) * COS([.F307]) + SIN([.D307]) * SIN([.F307])" office:value-type="float" office:value="-0.478445338557423" calcext:value-type="float">
            <text:p>-0.4784453386</text:p>
          </table:table-cell>
          <table:table-cell table:formula="of:=SIN([.D307]) * COS([.E307])" office:value-type="float" office:value="-0.0270231274386979" calcext:value-type="float">
            <text:p>-0.0270231274</text:p>
          </table:table-cell>
          <table:table-cell table:formula="of:=SIN([.D307]) * SIN([.E307]) * SIN([.F307] + COS([.D307]) * COS([.F307]))" office:value-type="float" office:value="0.0124267014137512" calcext:value-type="float">
            <text:p>0.0124267014</text:p>
          </table:table-cell>
          <table:table-cell table:formula="of:=SIN([.D307]) * SIN([.E307]) * COS([.F307])- COS([.D307]) * SIN([.F307])" office:value-type="float" office:value="0.0099109068081684" calcext:value-type="float">
            <text:p>0.0099109068</text:p>
          </table:table-cell>
          <table:table-cell table:formula="of:=-SIN([.D307])" office:value-type="float" office:value="0.0307755398356636" calcext:value-type="float">
            <text:p>0.0307755398</text:p>
          </table:table-cell>
          <table:table-cell table:formula="of:=COS([.D307]) * SIN([.F307])" office:value-type="float" office:value="0.00481591907598894" calcext:value-type="float">
            <text:p>0.0048159191</text:p>
          </table:table-cell>
          <table:table-cell table:formula="of:=COS([.E307]) * COS([.F307])" office:value-type="float" office:value="0.878061405562796" calcext:value-type="float">
            <text:p>0.8780614056</text:p>
          </table:table-cell>
          <table:table-cell table:formula="of:=[.J307] * [.G307] + [.M307] * [.H307] + [.P307] * [.H307]" office:value-type="float" office:value="0.0367736414902637" calcext:value-type="float">
            <text:p>0.0367736415</text:p>
          </table:table-cell>
          <table:table-cell table:formula="of:=[.K307] * [.D307] + [.N307] * [.E307] + [.Q307] * [.H307]" office:value-type="float" office:value="0.0263371275373658" calcext:value-type="float">
            <text:p>0.0263371275</text:p>
          </table:table-cell>
          <table:table-cell table:formula="of:=[.L307] * [.G307] + [.O307] * [.H307] + [.R307] * [.H307]" office:value-type="float" office:value="8.70212866123545" calcext:value-type="float">
            <text:p>8.7021286612</text:p>
          </table:table-cell>
          <table:table-cell/>
          <table:table-cell table:formula="of:=[.B307]-[.S307]" office:value-type="float" office:value="0.262497358509736" calcext:value-type="float">
            <text:p>0.2624973585</text:p>
          </table:table-cell>
          <table:table-cell table:formula="of:=[.A307]-[.T307]" office:value-type="float" office:value="-0.0814061275373658" calcext:value-type="float">
            <text:p>-0.0814061275</text:p>
          </table:table-cell>
          <table:table-cell table:formula="of:=[.C307]-[.U307]" office:value-type="float" office:value="1.02562133876455" calcext:value-type="float">
            <text:p>1.0256213388</text:p>
          </table:table-cell>
        </table:table-row>
        <table:table-row table:style-name="ro1">
          <table:table-cell office:value-type="float" office:value="-0.055069" calcext:value-type="float">
            <text:p>-0.055069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9.73727" calcext:value-type="float">
            <text:p>9.73727</text:p>
          </table:table-cell>
          <table:table-cell office:value-type="float" office:value="-0.0307804" calcext:value-type="float">
            <text:p>-0.0307804</text:p>
          </table:table-cell>
          <table:table-cell office:value-type="float" office:value="-0.498979" calcext:value-type="float">
            <text:p>-0.498979</text:p>
          </table:table-cell>
          <table:table-cell office:value-type="float" office:value="0.00481822" calcext:value-type="float">
            <text:p>0.0048182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08])*COS([.E308])" office:value-type="float" office:value="0.877655673691477" calcext:value-type="float">
            <text:p>0.8776556737</text:p>
          </table:table-cell>
          <table:table-cell table:formula="of:=COS([.D308]) * SIN([.E308]) * SIN([.F308]) - SIN([.E308]) * COS([.F308])" office:value-type="float" office:value="0.47621916422768" calcext:value-type="float">
            <text:p>0.4762191642</text:p>
          </table:table-cell>
          <table:table-cell table:formula="of:=COS([.D308]) * SIN([.E308]) * COS([.F308]) + SIN([.D308]) * SIN([.F308])" office:value-type="float" office:value="-0.478445338557423" calcext:value-type="float">
            <text:p>-0.4784453386</text:p>
          </table:table-cell>
          <table:table-cell table:formula="of:=SIN([.D308]) * COS([.E308])" office:value-type="float" office:value="-0.0270231274386979" calcext:value-type="float">
            <text:p>-0.0270231274</text:p>
          </table:table-cell>
          <table:table-cell table:formula="of:=SIN([.D308]) * SIN([.E308]) * SIN([.F308] + COS([.D308]) * COS([.F308]))" office:value-type="float" office:value="0.0124267014137512" calcext:value-type="float">
            <text:p>0.0124267014</text:p>
          </table:table-cell>
          <table:table-cell table:formula="of:=SIN([.D308]) * SIN([.E308]) * COS([.F308])- COS([.D308]) * SIN([.F308])" office:value-type="float" office:value="0.0099109068081684" calcext:value-type="float">
            <text:p>0.0099109068</text:p>
          </table:table-cell>
          <table:table-cell table:formula="of:=-SIN([.D308])" office:value-type="float" office:value="0.0307755398356636" calcext:value-type="float">
            <text:p>0.0307755398</text:p>
          </table:table-cell>
          <table:table-cell table:formula="of:=COS([.D308]) * SIN([.F308])" office:value-type="float" office:value="0.00481591907598894" calcext:value-type="float">
            <text:p>0.0048159191</text:p>
          </table:table-cell>
          <table:table-cell table:formula="of:=COS([.E308]) * COS([.F308])" office:value-type="float" office:value="0.878061405562796" calcext:value-type="float">
            <text:p>0.8780614056</text:p>
          </table:table-cell>
          <table:table-cell table:formula="of:=[.J308] * [.G308] + [.M308] * [.H308] + [.P308] * [.H308]" office:value-type="float" office:value="0.0367736414902637" calcext:value-type="float">
            <text:p>0.0367736415</text:p>
          </table:table-cell>
          <table:table-cell table:formula="of:=[.K308] * [.D308] + [.N308] * [.E308] + [.Q308] * [.H308]" office:value-type="float" office:value="0.0263371275373658" calcext:value-type="float">
            <text:p>0.0263371275</text:p>
          </table:table-cell>
          <table:table-cell table:formula="of:=[.L308] * [.G308] + [.O308] * [.H308] + [.R308] * [.H308]" office:value-type="float" office:value="8.70212866123545" calcext:value-type="float">
            <text:p>8.7021286612</text:p>
          </table:table-cell>
          <table:table-cell/>
          <table:table-cell table:formula="of:=[.B308]-[.S308]" office:value-type="float" office:value="0.250595358509736" calcext:value-type="float">
            <text:p>0.2505953585</text:p>
          </table:table-cell>
          <table:table-cell table:formula="of:=[.A308]-[.T308]" office:value-type="float" office:value="-0.0814061275373658" calcext:value-type="float">
            <text:p>-0.0814061275</text:p>
          </table:table-cell>
          <table:table-cell table:formula="of:=[.C308]-[.U308]" office:value-type="float" office:value="1.03514133876455" calcext:value-type="float">
            <text:p>1.0351413388</text:p>
          </table:table-cell>
        </table:table-row>
        <table:table-row table:style-name="ro1">
          <table:table-cell office:value-type="float" office:value="-0.055069" calcext:value-type="float">
            <text:p>-0.055069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9.73727" calcext:value-type="float">
            <text:p>9.73727</text:p>
          </table:table-cell>
          <table:table-cell office:value-type="float" office:value="-0.0307804" calcext:value-type="float">
            <text:p>-0.0307804</text:p>
          </table:table-cell>
          <table:table-cell office:value-type="float" office:value="-0.498979" calcext:value-type="float">
            <text:p>-0.498979</text:p>
          </table:table-cell>
          <table:table-cell office:value-type="float" office:value="0.00481822" calcext:value-type="float">
            <text:p>0.0048182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09])*COS([.E309])" office:value-type="float" office:value="0.877655673691477" calcext:value-type="float">
            <text:p>0.8776556737</text:p>
          </table:table-cell>
          <table:table-cell table:formula="of:=COS([.D309]) * SIN([.E309]) * SIN([.F309]) - SIN([.E309]) * COS([.F309])" office:value-type="float" office:value="0.47621916422768" calcext:value-type="float">
            <text:p>0.4762191642</text:p>
          </table:table-cell>
          <table:table-cell table:formula="of:=COS([.D309]) * SIN([.E309]) * COS([.F309]) + SIN([.D309]) * SIN([.F309])" office:value-type="float" office:value="-0.478445338557423" calcext:value-type="float">
            <text:p>-0.4784453386</text:p>
          </table:table-cell>
          <table:table-cell table:formula="of:=SIN([.D309]) * COS([.E309])" office:value-type="float" office:value="-0.0270231274386979" calcext:value-type="float">
            <text:p>-0.0270231274</text:p>
          </table:table-cell>
          <table:table-cell table:formula="of:=SIN([.D309]) * SIN([.E309]) * SIN([.F309] + COS([.D309]) * COS([.F309]))" office:value-type="float" office:value="0.0124267014137512" calcext:value-type="float">
            <text:p>0.0124267014</text:p>
          </table:table-cell>
          <table:table-cell table:formula="of:=SIN([.D309]) * SIN([.E309]) * COS([.F309])- COS([.D309]) * SIN([.F309])" office:value-type="float" office:value="0.0099109068081684" calcext:value-type="float">
            <text:p>0.0099109068</text:p>
          </table:table-cell>
          <table:table-cell table:formula="of:=-SIN([.D309])" office:value-type="float" office:value="0.0307755398356636" calcext:value-type="float">
            <text:p>0.0307755398</text:p>
          </table:table-cell>
          <table:table-cell table:formula="of:=COS([.D309]) * SIN([.F309])" office:value-type="float" office:value="0.00481591907598894" calcext:value-type="float">
            <text:p>0.0048159191</text:p>
          </table:table-cell>
          <table:table-cell table:formula="of:=COS([.E309]) * COS([.F309])" office:value-type="float" office:value="0.878061405562796" calcext:value-type="float">
            <text:p>0.8780614056</text:p>
          </table:table-cell>
          <table:table-cell table:formula="of:=[.J309] * [.G309] + [.M309] * [.H309] + [.P309] * [.H309]" office:value-type="float" office:value="0.0367736414902637" calcext:value-type="float">
            <text:p>0.0367736415</text:p>
          </table:table-cell>
          <table:table-cell table:formula="of:=[.K309] * [.D309] + [.N309] * [.E309] + [.Q309] * [.H309]" office:value-type="float" office:value="0.0263371275373658" calcext:value-type="float">
            <text:p>0.0263371275</text:p>
          </table:table-cell>
          <table:table-cell table:formula="of:=[.L309] * [.G309] + [.O309] * [.H309] + [.R309] * [.H309]" office:value-type="float" office:value="8.70212866123545" calcext:value-type="float">
            <text:p>8.7021286612</text:p>
          </table:table-cell>
          <table:table-cell/>
          <table:table-cell table:formula="of:=[.B309]-[.S309]" office:value-type="float" office:value="0.250595358509736" calcext:value-type="float">
            <text:p>0.2505953585</text:p>
          </table:table-cell>
          <table:table-cell table:formula="of:=[.A309]-[.T309]" office:value-type="float" office:value="-0.0814061275373658" calcext:value-type="float">
            <text:p>-0.0814061275</text:p>
          </table:table-cell>
          <table:table-cell table:formula="of:=[.C309]-[.U309]" office:value-type="float" office:value="1.03514133876455" calcext:value-type="float">
            <text:p>1.0351413388</text:p>
          </table:table-cell>
        </table:table-row>
        <table:table-row table:style-name="ro1">
          <table:table-cell office:value-type="float" office:value="-0.055069" calcext:value-type="float">
            <text:p>-0.055069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9.73727" calcext:value-type="float">
            <text:p>9.73727</text:p>
          </table:table-cell>
          <table:table-cell office:value-type="float" office:value="-0.0307584" calcext:value-type="float">
            <text:p>-0.0307584</text:p>
          </table:table-cell>
          <table:table-cell office:value-type="float" office:value="-0.499017" calcext:value-type="float">
            <text:p>-0.499017</text:p>
          </table:table-cell>
          <table:table-cell office:value-type="float" office:value="0.00484844" calcext:value-type="float">
            <text:p>0.0048484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10])*COS([.E310])" office:value-type="float" office:value="0.877638091842822" calcext:value-type="float">
            <text:p>0.8776380918</text:p>
          </table:table-cell>
          <table:table-cell table:formula="of:=COS([.D310]) * SIN([.E310]) * SIN([.F310]) - SIN([.E310]) * COS([.F310])" office:value-type="float" office:value="0.47623784291147" calcext:value-type="float">
            <text:p>0.4762378429</text:p>
          </table:table-cell>
          <table:table-cell table:formula="of:=COS([.D310]) * SIN([.E310]) * COS([.F310]) + SIN([.D310]) * SIN([.F310])" office:value-type="float" office:value="-0.478479766181671" calcext:value-type="float">
            <text:p>-0.4784797662</text:p>
          </table:table-cell>
          <table:table-cell table:formula="of:=SIN([.D310]) * COS([.E310])" office:value-type="float" office:value="-0.0270032597618236" calcext:value-type="float">
            <text:p>-0.0270032598</text:p>
          </table:table-cell>
          <table:table-cell table:formula="of:=SIN([.D310]) * SIN([.E310]) * SIN([.F310] + COS([.D310]) * COS([.F310]))" office:value-type="float" office:value="0.0124189310742371" calcext:value-type="float">
            <text:p>0.0124189311</text:p>
          </table:table-cell>
          <table:table-cell table:formula="of:=SIN([.D310]) * SIN([.E310]) * COS([.F310])- COS([.D310]) * SIN([.F310])" office:value-type="float" office:value="0.00987119962817969" calcext:value-type="float">
            <text:p>0.0098711996</text:p>
          </table:table-cell>
          <table:table-cell table:formula="of:=-SIN([.D310])" office:value-type="float" office:value="0.0307535502491581" calcext:value-type="float">
            <text:p>0.0307535502</text:p>
          </table:table-cell>
          <table:table-cell table:formula="of:=COS([.D310]) * SIN([.F310])" office:value-type="float" office:value="0.00484612769009527" calcext:value-type="float">
            <text:p>0.0048461277</text:p>
          </table:table-cell>
          <table:table-cell table:formula="of:=COS([.E310]) * COS([.F310])" office:value-type="float" office:value="0.878043092776564" calcext:value-type="float">
            <text:p>0.8780430928</text:p>
          </table:table-cell>
          <table:table-cell table:formula="of:=[.J310] * [.G310] + [.M310] * [.H310] + [.P310] * [.H310]" office:value-type="float" office:value="0.0367528467758783" calcext:value-type="float">
            <text:p>0.0367528468</text:p>
          </table:table-cell>
          <table:table-cell table:formula="of:=[.K310] * [.D310] + [.N310] * [.E310] + [.Q310] * [.H310]" office:value-type="float" office:value="0.026646479567653" calcext:value-type="float">
            <text:p>0.0266464796</text:p>
          </table:table-cell>
          <table:table-cell table:formula="of:=[.L310] * [.G310] + [.O310] * [.H310] + [.R310] * [.H310]" office:value-type="float" office:value="8.70156006556649" calcext:value-type="float">
            <text:p>8.7015600656</text:p>
          </table:table-cell>
          <table:table-cell/>
          <table:table-cell table:formula="of:=[.B310]-[.S310]" office:value-type="float" office:value="0.250616153224122" calcext:value-type="float">
            <text:p>0.2506161532</text:p>
          </table:table-cell>
          <table:table-cell table:formula="of:=[.A310]-[.T310]" office:value-type="float" office:value="-0.081715479567653" calcext:value-type="float">
            <text:p>-0.0817154796</text:p>
          </table:table-cell>
          <table:table-cell table:formula="of:=[.C310]-[.U310]" office:value-type="float" office:value="1.03570993443351" calcext:value-type="float">
            <text:p>1.0357099344</text:p>
          </table:table-cell>
        </table:table-row>
        <table:table-row table:style-name="ro1">
          <table:table-cell office:value-type="float" office:value="-0.036026" calcext:value-type="float">
            <text:p>-0.036026</text:p>
          </table:table-cell>
          <table:table-cell office:value-type="float" office:value="0.273087" calcext:value-type="float">
            <text:p>0.273087</text:p>
          </table:table-cell>
          <table:table-cell office:value-type="float" office:value="9.69919" calcext:value-type="float">
            <text:p>9.69919</text:p>
          </table:table-cell>
          <table:table-cell office:value-type="float" office:value="-0.0307584" calcext:value-type="float">
            <text:p>-0.0307584</text:p>
          </table:table-cell>
          <table:table-cell office:value-type="float" office:value="-0.499017" calcext:value-type="float">
            <text:p>-0.499017</text:p>
          </table:table-cell>
          <table:table-cell office:value-type="float" office:value="0.00484844" calcext:value-type="float">
            <text:p>0.0048484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11])*COS([.E311])" office:value-type="float" office:value="0.877638091842822" calcext:value-type="float">
            <text:p>0.8776380918</text:p>
          </table:table-cell>
          <table:table-cell table:formula="of:=COS([.D311]) * SIN([.E311]) * SIN([.F311]) - SIN([.E311]) * COS([.F311])" office:value-type="float" office:value="0.47623784291147" calcext:value-type="float">
            <text:p>0.4762378429</text:p>
          </table:table-cell>
          <table:table-cell table:formula="of:=COS([.D311]) * SIN([.E311]) * COS([.F311]) + SIN([.D311]) * SIN([.F311])" office:value-type="float" office:value="-0.478479766181671" calcext:value-type="float">
            <text:p>-0.4784797662</text:p>
          </table:table-cell>
          <table:table-cell table:formula="of:=SIN([.D311]) * COS([.E311])" office:value-type="float" office:value="-0.0270032597618236" calcext:value-type="float">
            <text:p>-0.0270032598</text:p>
          </table:table-cell>
          <table:table-cell table:formula="of:=SIN([.D311]) * SIN([.E311]) * SIN([.F311] + COS([.D311]) * COS([.F311]))" office:value-type="float" office:value="0.0124189310742371" calcext:value-type="float">
            <text:p>0.0124189311</text:p>
          </table:table-cell>
          <table:table-cell table:formula="of:=SIN([.D311]) * SIN([.E311]) * COS([.F311])- COS([.D311]) * SIN([.F311])" office:value-type="float" office:value="0.00987119962817969" calcext:value-type="float">
            <text:p>0.0098711996</text:p>
          </table:table-cell>
          <table:table-cell table:formula="of:=-SIN([.D311])" office:value-type="float" office:value="0.0307535502491581" calcext:value-type="float">
            <text:p>0.0307535502</text:p>
          </table:table-cell>
          <table:table-cell table:formula="of:=COS([.D311]) * SIN([.F311])" office:value-type="float" office:value="0.00484612769009527" calcext:value-type="float">
            <text:p>0.0048461277</text:p>
          </table:table-cell>
          <table:table-cell table:formula="of:=COS([.E311]) * COS([.F311])" office:value-type="float" office:value="0.878043092776564" calcext:value-type="float">
            <text:p>0.8780430928</text:p>
          </table:table-cell>
          <table:table-cell table:formula="of:=[.J311] * [.G311] + [.M311] * [.H311] + [.P311] * [.H311]" office:value-type="float" office:value="0.0367528467758783" calcext:value-type="float">
            <text:p>0.0367528468</text:p>
          </table:table-cell>
          <table:table-cell table:formula="of:=[.K311] * [.D311] + [.N311] * [.E311] + [.Q311] * [.H311]" office:value-type="float" office:value="0.026646479567653" calcext:value-type="float">
            <text:p>0.0266464796</text:p>
          </table:table-cell>
          <table:table-cell table:formula="of:=[.L311] * [.G311] + [.O311] * [.H311] + [.R311] * [.H311]" office:value-type="float" office:value="8.70156006556649" calcext:value-type="float">
            <text:p>8.7015600656</text:p>
          </table:table-cell>
          <table:table-cell/>
          <table:table-cell table:formula="of:=[.B311]-[.S311]" office:value-type="float" office:value="0.236334153224122" calcext:value-type="float">
            <text:p>0.2363341532</text:p>
          </table:table-cell>
          <table:table-cell table:formula="of:=[.A311]-[.T311]" office:value-type="float" office:value="-0.062672479567653" calcext:value-type="float">
            <text:p>-0.0626724796</text:p>
          </table:table-cell>
          <table:table-cell table:formula="of:=[.C311]-[.U311]" office:value-type="float" office:value="0.997629934433508" calcext:value-type="float">
            <text:p>0.9976299344</text:p>
          </table:table-cell>
        </table:table-row>
        <table:table-row table:style-name="ro1">
          <table:table-cell office:value-type="float" office:value="-0.036026" calcext:value-type="float">
            <text:p>-0.036026</text:p>
          </table:table-cell>
          <table:table-cell office:value-type="float" office:value="0.273087" calcext:value-type="float">
            <text:p>0.273087</text:p>
          </table:table-cell>
          <table:table-cell office:value-type="float" office:value="9.69919" calcext:value-type="float">
            <text:p>9.69919</text:p>
          </table:table-cell>
          <table:table-cell office:value-type="float" office:value="-0.0307584" calcext:value-type="float">
            <text:p>-0.0307584</text:p>
          </table:table-cell>
          <table:table-cell office:value-type="float" office:value="-0.499017" calcext:value-type="float">
            <text:p>-0.499017</text:p>
          </table:table-cell>
          <table:table-cell office:value-type="float" office:value="0.00484844" calcext:value-type="float">
            <text:p>0.0048484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12])*COS([.E312])" office:value-type="float" office:value="0.877638091842822" calcext:value-type="float">
            <text:p>0.8776380918</text:p>
          </table:table-cell>
          <table:table-cell table:formula="of:=COS([.D312]) * SIN([.E312]) * SIN([.F312]) - SIN([.E312]) * COS([.F312])" office:value-type="float" office:value="0.47623784291147" calcext:value-type="float">
            <text:p>0.4762378429</text:p>
          </table:table-cell>
          <table:table-cell table:formula="of:=COS([.D312]) * SIN([.E312]) * COS([.F312]) + SIN([.D312]) * SIN([.F312])" office:value-type="float" office:value="-0.478479766181671" calcext:value-type="float">
            <text:p>-0.4784797662</text:p>
          </table:table-cell>
          <table:table-cell table:formula="of:=SIN([.D312]) * COS([.E312])" office:value-type="float" office:value="-0.0270032597618236" calcext:value-type="float">
            <text:p>-0.0270032598</text:p>
          </table:table-cell>
          <table:table-cell table:formula="of:=SIN([.D312]) * SIN([.E312]) * SIN([.F312] + COS([.D312]) * COS([.F312]))" office:value-type="float" office:value="0.0124189310742371" calcext:value-type="float">
            <text:p>0.0124189311</text:p>
          </table:table-cell>
          <table:table-cell table:formula="of:=SIN([.D312]) * SIN([.E312]) * COS([.F312])- COS([.D312]) * SIN([.F312])" office:value-type="float" office:value="0.00987119962817969" calcext:value-type="float">
            <text:p>0.0098711996</text:p>
          </table:table-cell>
          <table:table-cell table:formula="of:=-SIN([.D312])" office:value-type="float" office:value="0.0307535502491581" calcext:value-type="float">
            <text:p>0.0307535502</text:p>
          </table:table-cell>
          <table:table-cell table:formula="of:=COS([.D312]) * SIN([.F312])" office:value-type="float" office:value="0.00484612769009527" calcext:value-type="float">
            <text:p>0.0048461277</text:p>
          </table:table-cell>
          <table:table-cell table:formula="of:=COS([.E312]) * COS([.F312])" office:value-type="float" office:value="0.878043092776564" calcext:value-type="float">
            <text:p>0.8780430928</text:p>
          </table:table-cell>
          <table:table-cell table:formula="of:=[.J312] * [.G312] + [.M312] * [.H312] + [.P312] * [.H312]" office:value-type="float" office:value="0.0367528467758783" calcext:value-type="float">
            <text:p>0.0367528468</text:p>
          </table:table-cell>
          <table:table-cell table:formula="of:=[.K312] * [.D312] + [.N312] * [.E312] + [.Q312] * [.H312]" office:value-type="float" office:value="0.026646479567653" calcext:value-type="float">
            <text:p>0.0266464796</text:p>
          </table:table-cell>
          <table:table-cell table:formula="of:=[.L312] * [.G312] + [.O312] * [.H312] + [.R312] * [.H312]" office:value-type="float" office:value="8.70156006556649" calcext:value-type="float">
            <text:p>8.7015600656</text:p>
          </table:table-cell>
          <table:table-cell/>
          <table:table-cell table:formula="of:=[.B312]-[.S312]" office:value-type="float" office:value="0.236334153224122" calcext:value-type="float">
            <text:p>0.2363341532</text:p>
          </table:table-cell>
          <table:table-cell table:formula="of:=[.A312]-[.T312]" office:value-type="float" office:value="-0.062672479567653" calcext:value-type="float">
            <text:p>-0.0626724796</text:p>
          </table:table-cell>
          <table:table-cell table:formula="of:=[.C312]-[.U312]" office:value-type="float" office:value="0.997629934433508" calcext:value-type="float">
            <text:p>0.9976299344</text:p>
          </table:table-cell>
        </table:table-row>
        <table:table-row table:style-name="ro1">
          <table:table-cell office:value-type="float" office:value="-0.036026" calcext:value-type="float">
            <text:p>-0.036026</text:p>
          </table:table-cell>
          <table:table-cell office:value-type="float" office:value="0.273087" calcext:value-type="float">
            <text:p>0.273087</text:p>
          </table:table-cell>
          <table:table-cell office:value-type="float" office:value="9.69919" calcext:value-type="float">
            <text:p>9.69919</text:p>
          </table:table-cell>
          <table:table-cell office:value-type="float" office:value="-0.0307584" calcext:value-type="float">
            <text:p>-0.0307584</text:p>
          </table:table-cell>
          <table:table-cell office:value-type="float" office:value="-0.499017" calcext:value-type="float">
            <text:p>-0.499017</text:p>
          </table:table-cell>
          <table:table-cell office:value-type="float" office:value="0.00484844" calcext:value-type="float">
            <text:p>0.0048484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13])*COS([.E313])" office:value-type="float" office:value="0.877638091842822" calcext:value-type="float">
            <text:p>0.8776380918</text:p>
          </table:table-cell>
          <table:table-cell table:formula="of:=COS([.D313]) * SIN([.E313]) * SIN([.F313]) - SIN([.E313]) * COS([.F313])" office:value-type="float" office:value="0.47623784291147" calcext:value-type="float">
            <text:p>0.4762378429</text:p>
          </table:table-cell>
          <table:table-cell table:formula="of:=COS([.D313]) * SIN([.E313]) * COS([.F313]) + SIN([.D313]) * SIN([.F313])" office:value-type="float" office:value="-0.478479766181671" calcext:value-type="float">
            <text:p>-0.4784797662</text:p>
          </table:table-cell>
          <table:table-cell table:formula="of:=SIN([.D313]) * COS([.E313])" office:value-type="float" office:value="-0.0270032597618236" calcext:value-type="float">
            <text:p>-0.0270032598</text:p>
          </table:table-cell>
          <table:table-cell table:formula="of:=SIN([.D313]) * SIN([.E313]) * SIN([.F313] + COS([.D313]) * COS([.F313]))" office:value-type="float" office:value="0.0124189310742371" calcext:value-type="float">
            <text:p>0.0124189311</text:p>
          </table:table-cell>
          <table:table-cell table:formula="of:=SIN([.D313]) * SIN([.E313]) * COS([.F313])- COS([.D313]) * SIN([.F313])" office:value-type="float" office:value="0.00987119962817969" calcext:value-type="float">
            <text:p>0.0098711996</text:p>
          </table:table-cell>
          <table:table-cell table:formula="of:=-SIN([.D313])" office:value-type="float" office:value="0.0307535502491581" calcext:value-type="float">
            <text:p>0.0307535502</text:p>
          </table:table-cell>
          <table:table-cell table:formula="of:=COS([.D313]) * SIN([.F313])" office:value-type="float" office:value="0.00484612769009527" calcext:value-type="float">
            <text:p>0.0048461277</text:p>
          </table:table-cell>
          <table:table-cell table:formula="of:=COS([.E313]) * COS([.F313])" office:value-type="float" office:value="0.878043092776564" calcext:value-type="float">
            <text:p>0.8780430928</text:p>
          </table:table-cell>
          <table:table-cell table:formula="of:=[.J313] * [.G313] + [.M313] * [.H313] + [.P313] * [.H313]" office:value-type="float" office:value="0.0367528467758783" calcext:value-type="float">
            <text:p>0.0367528468</text:p>
          </table:table-cell>
          <table:table-cell table:formula="of:=[.K313] * [.D313] + [.N313] * [.E313] + [.Q313] * [.H313]" office:value-type="float" office:value="0.026646479567653" calcext:value-type="float">
            <text:p>0.0266464796</text:p>
          </table:table-cell>
          <table:table-cell table:formula="of:=[.L313] * [.G313] + [.O313] * [.H313] + [.R313] * [.H313]" office:value-type="float" office:value="8.70156006556649" calcext:value-type="float">
            <text:p>8.7015600656</text:p>
          </table:table-cell>
          <table:table-cell/>
          <table:table-cell table:formula="of:=[.B313]-[.S313]" office:value-type="float" office:value="0.236334153224122" calcext:value-type="float">
            <text:p>0.2363341532</text:p>
          </table:table-cell>
          <table:table-cell table:formula="of:=[.A313]-[.T313]" office:value-type="float" office:value="-0.062672479567653" calcext:value-type="float">
            <text:p>-0.0626724796</text:p>
          </table:table-cell>
          <table:table-cell table:formula="of:=[.C313]-[.U313]" office:value-type="float" office:value="0.997629934433508" calcext:value-type="float">
            <text:p>0.9976299344</text:p>
          </table:table-cell>
        </table:table-row>
        <table:table-row table:style-name="ro1">
          <table:table-cell office:value-type="float" office:value="-0.036026" calcext:value-type="float">
            <text:p>-0.036026</text:p>
          </table:table-cell>
          <table:table-cell office:value-type="float" office:value="0.273087" calcext:value-type="float">
            <text:p>0.273087</text:p>
          </table:table-cell>
          <table:table-cell office:value-type="float" office:value="9.69919" calcext:value-type="float">
            <text:p>9.69919</text:p>
          </table:table-cell>
          <table:table-cell office:value-type="float" office:value="-0.0307161" calcext:value-type="float">
            <text:p>-0.0307161</text:p>
          </table:table-cell>
          <table:table-cell office:value-type="float" office:value="-0.499072" calcext:value-type="float">
            <text:p>-0.499072</text:p>
          </table:table-cell>
          <table:table-cell office:value-type="float" office:value="0.00489806" calcext:value-type="float">
            <text:p>0.0048980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14])*COS([.E314])" office:value-type="float" office:value="0.87761292343838" calcext:value-type="float">
            <text:p>0.8776129234</text:p>
          </table:table-cell>
          <table:table-cell table:formula="of:=COS([.D314]) * SIN([.E314]) * SIN([.F314]) - SIN([.E314]) * COS([.F314])" office:value-type="float" office:value="0.476262044587654" calcext:value-type="float">
            <text:p>0.4762620446</text:p>
          </table:table-cell>
          <table:table-cell table:formula="of:=COS([.D314]) * SIN([.E314]) * COS([.F314]) + SIN([.D314]) * SIN([.F314])" office:value-type="float" office:value="-0.478529860369279" calcext:value-type="float">
            <text:p>-0.4785298604</text:p>
          </table:table-cell>
          <table:table-cell table:formula="of:=SIN([.D314]) * COS([.E314])" office:value-type="float" office:value="-0.026965327255939" calcext:value-type="float">
            <text:p>-0.0269653273</text:p>
          </table:table-cell>
          <table:table-cell table:formula="of:=SIN([.D314]) * SIN([.E314]) * SIN([.F314] + COS([.D314]) * COS([.F314]))" office:value-type="float" office:value="0.0124035087155925" calcext:value-type="float">
            <text:p>0.0124035087</text:p>
          </table:table-cell>
          <table:table-cell table:formula="of:=SIN([.D314]) * SIN([.E314]) * COS([.F314])- COS([.D314]) * SIN([.F314])" office:value-type="float" office:value="0.00980284346353937" calcext:value-type="float">
            <text:p>0.0098028435</text:p>
          </table:table-cell>
          <table:table-cell table:formula="of:=-SIN([.D314])" office:value-type="float" office:value="0.0307112702296542" calcext:value-type="float">
            <text:p>0.0307112702</text:p>
          </table:table-cell>
          <table:table-cell table:formula="of:=COS([.D314]) * SIN([.F314])" office:value-type="float" office:value="0.00489572999815365" calcext:value-type="float">
            <text:p>0.00489573</text:p>
          </table:table-cell>
          <table:table-cell table:formula="of:=COS([.E314]) * COS([.F314])" office:value-type="float" office:value="0.878016558497041" calcext:value-type="float">
            <text:p>0.8780165585</text:p>
          </table:table-cell>
          <table:table-cell table:formula="of:=[.J314] * [.G314] + [.M314] * [.H314] + [.P314] * [.H314]" office:value-type="float" office:value="0.0367102411424092" calcext:value-type="float">
            <text:p>0.0367102411</text:p>
          </table:table-cell>
          <table:table-cell table:formula="of:=[.K314] * [.D314] + [.N314] * [.E314] + [.Q314] * [.H314]" office:value-type="float" office:value="0.0271589974924388" calcext:value-type="float">
            <text:p>0.0271589975</text:p>
          </table:table-cell>
          <table:table-cell table:formula="of:=[.L314] * [.G314] + [.O314] * [.H314] + [.R314] * [.H314]" office:value-type="float" office:value="8.70063013921369" calcext:value-type="float">
            <text:p>8.7006301392</text:p>
          </table:table-cell>
          <table:table-cell/>
          <table:table-cell table:formula="of:=[.B314]-[.S314]" office:value-type="float" office:value="0.236376758857591" calcext:value-type="float">
            <text:p>0.2363767589</text:p>
          </table:table-cell>
          <table:table-cell table:formula="of:=[.A314]-[.T314]" office:value-type="float" office:value="-0.0631849974924388" calcext:value-type="float">
            <text:p>-0.0631849975</text:p>
          </table:table-cell>
          <table:table-cell table:formula="of:=[.C314]-[.U314]" office:value-type="float" office:value="0.998559860786314" calcext:value-type="float">
            <text:p>0.9985598608</text:p>
          </table:table-cell>
        </table:table-row>
        <table:table-row table:style-name="ro1">
          <table:table-cell office:value-type="float" office:value="-0.0146027" calcext:value-type="float">
            <text:p>-0.0146027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9.69205" calcext:value-type="float">
            <text:p>9.69205</text:p>
          </table:table-cell>
          <table:table-cell office:value-type="float" office:value="-0.0307161" calcext:value-type="float">
            <text:p>-0.0307161</text:p>
          </table:table-cell>
          <table:table-cell office:value-type="float" office:value="-0.499072" calcext:value-type="float">
            <text:p>-0.499072</text:p>
          </table:table-cell>
          <table:table-cell office:value-type="float" office:value="0.00489806" calcext:value-type="float">
            <text:p>0.0048980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15])*COS([.E315])" office:value-type="float" office:value="0.87761292343838" calcext:value-type="float">
            <text:p>0.8776129234</text:p>
          </table:table-cell>
          <table:table-cell table:formula="of:=COS([.D315]) * SIN([.E315]) * SIN([.F315]) - SIN([.E315]) * COS([.F315])" office:value-type="float" office:value="0.476262044587654" calcext:value-type="float">
            <text:p>0.4762620446</text:p>
          </table:table-cell>
          <table:table-cell table:formula="of:=COS([.D315]) * SIN([.E315]) * COS([.F315]) + SIN([.D315]) * SIN([.F315])" office:value-type="float" office:value="-0.478529860369279" calcext:value-type="float">
            <text:p>-0.4785298604</text:p>
          </table:table-cell>
          <table:table-cell table:formula="of:=SIN([.D315]) * COS([.E315])" office:value-type="float" office:value="-0.026965327255939" calcext:value-type="float">
            <text:p>-0.0269653273</text:p>
          </table:table-cell>
          <table:table-cell table:formula="of:=SIN([.D315]) * SIN([.E315]) * SIN([.F315] + COS([.D315]) * COS([.F315]))" office:value-type="float" office:value="0.0124035087155925" calcext:value-type="float">
            <text:p>0.0124035087</text:p>
          </table:table-cell>
          <table:table-cell table:formula="of:=SIN([.D315]) * SIN([.E315]) * COS([.F315])- COS([.D315]) * SIN([.F315])" office:value-type="float" office:value="0.00980284346353937" calcext:value-type="float">
            <text:p>0.0098028435</text:p>
          </table:table-cell>
          <table:table-cell table:formula="of:=-SIN([.D315])" office:value-type="float" office:value="0.0307112702296542" calcext:value-type="float">
            <text:p>0.0307112702</text:p>
          </table:table-cell>
          <table:table-cell table:formula="of:=COS([.D315]) * SIN([.F315])" office:value-type="float" office:value="0.00489572999815365" calcext:value-type="float">
            <text:p>0.00489573</text:p>
          </table:table-cell>
          <table:table-cell table:formula="of:=COS([.E315]) * COS([.F315])" office:value-type="float" office:value="0.878016558497041" calcext:value-type="float">
            <text:p>0.8780165585</text:p>
          </table:table-cell>
          <table:table-cell table:formula="of:=[.J315] * [.G315] + [.M315] * [.H315] + [.P315] * [.H315]" office:value-type="float" office:value="0.0367102411424092" calcext:value-type="float">
            <text:p>0.0367102411</text:p>
          </table:table-cell>
          <table:table-cell table:formula="of:=[.K315] * [.D315] + [.N315] * [.E315] + [.Q315] * [.H315]" office:value-type="float" office:value="0.0271589974924388" calcext:value-type="float">
            <text:p>0.0271589975</text:p>
          </table:table-cell>
          <table:table-cell table:formula="of:=[.L315] * [.G315] + [.O315] * [.H315] + [.R315] * [.H315]" office:value-type="float" office:value="8.70063013921369" calcext:value-type="float">
            <text:p>8.7006301392</text:p>
          </table:table-cell>
          <table:table-cell/>
          <table:table-cell table:formula="of:=[.B315]-[.S315]" office:value-type="float" office:value="0.250658758857591" calcext:value-type="float">
            <text:p>0.2506587589</text:p>
          </table:table-cell>
          <table:table-cell table:formula="of:=[.A315]-[.T315]" office:value-type="float" office:value="-0.0417616974924388" calcext:value-type="float">
            <text:p>-0.0417616975</text:p>
          </table:table-cell>
          <table:table-cell table:formula="of:=[.C315]-[.U315]" office:value-type="float" office:value="0.991419860786314" calcext:value-type="float">
            <text:p>0.9914198608</text:p>
          </table:table-cell>
        </table:table-row>
        <table:table-row table:style-name="ro1">
          <table:table-cell office:value-type="float" office:value="-0.0146027" calcext:value-type="float">
            <text:p>-0.0146027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9.69205" calcext:value-type="float">
            <text:p>9.69205</text:p>
          </table:table-cell>
          <table:table-cell office:value-type="float" office:value="-0.0307161" calcext:value-type="float">
            <text:p>-0.0307161</text:p>
          </table:table-cell>
          <table:table-cell office:value-type="float" office:value="-0.499072" calcext:value-type="float">
            <text:p>-0.499072</text:p>
          </table:table-cell>
          <table:table-cell office:value-type="float" office:value="0.00489806" calcext:value-type="float">
            <text:p>0.00489806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16])*COS([.E316])" office:value-type="float" office:value="0.87761292343838" calcext:value-type="float">
            <text:p>0.8776129234</text:p>
          </table:table-cell>
          <table:table-cell table:formula="of:=COS([.D316]) * SIN([.E316]) * SIN([.F316]) - SIN([.E316]) * COS([.F316])" office:value-type="float" office:value="0.476262044587654" calcext:value-type="float">
            <text:p>0.4762620446</text:p>
          </table:table-cell>
          <table:table-cell table:formula="of:=COS([.D316]) * SIN([.E316]) * COS([.F316]) + SIN([.D316]) * SIN([.F316])" office:value-type="float" office:value="-0.478529860369279" calcext:value-type="float">
            <text:p>-0.4785298604</text:p>
          </table:table-cell>
          <table:table-cell table:formula="of:=SIN([.D316]) * COS([.E316])" office:value-type="float" office:value="-0.026965327255939" calcext:value-type="float">
            <text:p>-0.0269653273</text:p>
          </table:table-cell>
          <table:table-cell table:formula="of:=SIN([.D316]) * SIN([.E316]) * SIN([.F316] + COS([.D316]) * COS([.F316]))" office:value-type="float" office:value="0.0124035087155925" calcext:value-type="float">
            <text:p>0.0124035087</text:p>
          </table:table-cell>
          <table:table-cell table:formula="of:=SIN([.D316]) * SIN([.E316]) * COS([.F316])- COS([.D316]) * SIN([.F316])" office:value-type="float" office:value="0.00980284346353937" calcext:value-type="float">
            <text:p>0.0098028435</text:p>
          </table:table-cell>
          <table:table-cell table:formula="of:=-SIN([.D316])" office:value-type="float" office:value="0.0307112702296542" calcext:value-type="float">
            <text:p>0.0307112702</text:p>
          </table:table-cell>
          <table:table-cell table:formula="of:=COS([.D316]) * SIN([.F316])" office:value-type="float" office:value="0.00489572999815365" calcext:value-type="float">
            <text:p>0.00489573</text:p>
          </table:table-cell>
          <table:table-cell table:formula="of:=COS([.E316]) * COS([.F316])" office:value-type="float" office:value="0.878016558497041" calcext:value-type="float">
            <text:p>0.8780165585</text:p>
          </table:table-cell>
          <table:table-cell table:formula="of:=[.J316] * [.G316] + [.M316] * [.H316] + [.P316] * [.H316]" office:value-type="float" office:value="0.0367102411424092" calcext:value-type="float">
            <text:p>0.0367102411</text:p>
          </table:table-cell>
          <table:table-cell table:formula="of:=[.K316] * [.D316] + [.N316] * [.E316] + [.Q316] * [.H316]" office:value-type="float" office:value="0.0271589974924388" calcext:value-type="float">
            <text:p>0.0271589975</text:p>
          </table:table-cell>
          <table:table-cell table:formula="of:=[.L316] * [.G316] + [.O316] * [.H316] + [.R316] * [.H316]" office:value-type="float" office:value="8.70063013921369" calcext:value-type="float">
            <text:p>8.7006301392</text:p>
          </table:table-cell>
          <table:table-cell/>
          <table:table-cell table:formula="of:=[.B316]-[.S316]" office:value-type="float" office:value="0.250658758857591" calcext:value-type="float">
            <text:p>0.2506587589</text:p>
          </table:table-cell>
          <table:table-cell table:formula="of:=[.A316]-[.T316]" office:value-type="float" office:value="-0.0417616974924388" calcext:value-type="float">
            <text:p>-0.0417616975</text:p>
          </table:table-cell>
          <table:table-cell table:formula="of:=[.C316]-[.U316]" office:value-type="float" office:value="0.991419860786314" calcext:value-type="float">
            <text:p>0.9914198608</text:p>
          </table:table-cell>
        </table:table-row>
        <table:table-row table:style-name="ro1">
          <table:table-cell office:value-type="float" office:value="-0.0146027" calcext:value-type="float">
            <text:p>-0.0146027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9.69205" calcext:value-type="float">
            <text:p>9.69205</text:p>
          </table:table-cell>
          <table:table-cell office:value-type="float" office:value="-0.0306097" calcext:value-type="float">
            <text:p>-0.0306097</text:p>
          </table:table-cell>
          <table:table-cell office:value-type="float" office:value="-0.498913" calcext:value-type="float">
            <text:p>-0.498913</text:p>
          </table:table-cell>
          <table:table-cell office:value-type="float" office:value="0.00488132" calcext:value-type="float">
            <text:p>0.0048813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COS([.D317])*COS([.E317])" office:value-type="float" office:value="0.87769183997853" calcext:value-type="float">
            <text:p>0.87769184</text:p>
          </table:table-cell>
          <table:table-cell table:formula="of:=COS([.D317]) * SIN([.E317]) * SIN([.F317]) - SIN([.E317]) * COS([.F317])" office:value-type="float" office:value="0.47613115469183" calcext:value-type="float">
            <text:p>0.4761311547</text:p>
          </table:table-cell>
          <table:table-cell table:formula="of:=COS([.D317]) * SIN([.E317]) * COS([.F317]) + SIN([.D317]) * SIN([.F317])" office:value-type="float" office:value="-0.478390882226127" calcext:value-type="float">
            <text:p>-0.4783908822</text:p>
          </table:table-cell>
          <table:table-cell table:formula="of:=SIN([.D317]) * COS([.E317])" office:value-type="float" office:value="-0.0268742777568127" calcext:value-type="float">
            <text:p>-0.0268742778</text:p>
          </table:table-cell>
          <table:table-cell table:formula="of:=SIN([.D317]) * SIN([.E317]) * SIN([.F317] + COS([.D317]) * COS([.F317]))" office:value-type="float" office:value="0.0123568457588943" calcext:value-type="float">
            <text:p>0.0123568458</text:p>
          </table:table-cell>
          <table:table-cell table:formula="of:=SIN([.D317]) * SIN([.E317]) * COS([.F317])- COS([.D317]) * SIN([.F317])" office:value-type="float" office:value="0.00976438821412122" calcext:value-type="float">
            <text:p>0.0097643882</text:p>
          </table:table-cell>
          <table:table-cell table:formula="of:=-SIN([.D317])" office:value-type="float" office:value="0.0306049202451402" calcext:value-type="float">
            <text:p>0.0306049202</text:p>
          </table:table-cell>
          <table:table-cell table:formula="of:=COS([.D317]) * SIN([.F317])" office:value-type="float" office:value="0.0048790140173814" calcext:value-type="float">
            <text:p>0.004879014</text:p>
          </table:table-cell>
          <table:table-cell table:formula="of:=COS([.E317]) * COS([.F317])" office:value-type="float" office:value="0.878092717499531" calcext:value-type="float">
            <text:p>0.8780927175</text:p>
          </table:table-cell>
          <table:table-cell table:formula="of:=[.J317] * [.G317] + [.M317] * [.H317] + [.P317] * [.H317]" office:value-type="float" office:value="0.0365602963856094" calcext:value-type="float">
            <text:p>0.0365602964</text:p>
          </table:table-cell>
          <table:table-cell table:formula="of:=[.K317] * [.D317] + [.N317] * [.E317] + [.Q317] * [.H317]" office:value-type="float" office:value="0.02707511457646" calcext:value-type="float">
            <text:p>0.0270751146</text:p>
          </table:table-cell>
          <table:table-cell table:formula="of:=[.L317] * [.G317] + [.O317] * [.H317] + [.R317] * [.H317]" office:value-type="float" office:value="8.7009996359938" calcext:value-type="float">
            <text:p>8.700999636</text:p>
          </table:table-cell>
          <table:table-cell/>
          <table:table-cell table:formula="of:=[.B317]-[.S317]" office:value-type="float" office:value="0.250808703614391" calcext:value-type="float">
            <text:p>0.2508087036</text:p>
          </table:table-cell>
          <table:table-cell table:formula="of:=[.A317]-[.T317]" office:value-type="float" office:value="-0.04167781457646" calcext:value-type="float">
            <text:p>-0.0416778146</text:p>
          </table:table-cell>
          <table:table-cell table:formula="of:=[.C317]-[.U317]" office:value-type="float" office:value="0.991050364006204" calcext:value-type="float">
            <text:p>0.991050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2T18:37:41.655000000</dc:date>
    <meta:document-statistic meta:table-count="1" meta:cell-count="7590" meta:object-count="0"/>
    <meta:generator>LibreOffice/4.2.4.2$Windows_x86 LibreOffice_project/63150712c6d317d27ce2db16eb94c2f3d7b699f8</meta:generator>
  </office:meta>
</office:document-meta>
</file>